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, Arial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US" style:language-asian="en" style:country-asian="US" style:font-name-complex="DejaVu Sans" style:font-size-complex="6.80000019073486pt" style:language-complex="en" style:country-complex="US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75in" svg:height="3.5453in" svg:x="5.4839in" svg:y="1.715in">
            <draw:object draw:notify-on-update-of-ranges="Sheet1.B2:Sheet1.B1307 Sheet1.A2:Sheet1.A130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75in" svg:height="3.5453in" svg:x="12.561in" svg:y="5.0303in">
            <draw:object draw:notify-on-update-of-ranges="Sheet1.D2:Sheet1.D1307 Sheet1.B2:Sheet1.B130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Adj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 office:value-type="float" office:value="-317" calcext:value-type="float">
            <text:p>-317</text:p>
          </table:table-cell>
          <table:table-cell office:value-type="float" office:value="-232" calcext:value-type="float">
            <text:p>-232</text:p>
          </table:table-cell>
          <table:table-cell office:value-type="float" office:value="-747" calcext:value-type="float">
            <text:p>-747</text:p>
          </table:table-cell>
          <table:table-cell table:formula="of:=[.A2]+300" office:value-type="float" office:value="-17" calcext:value-type="float">
            <text:p>-17</text:p>
          </table:table-cell>
          <table:table-cell table:formula="of:=ATAN2([.B2];[.D2])" office:value-type="float" office:value="-3.06844751859135" calcext:value-type="float">
            <text:p>-3.0684475186</text:p>
          </table:table-cell>
          <table:table-cell table:formula="of:=[.E2]*(180/PI())" office:value-type="float" office:value="-175.809092472675" calcext:value-type="float">
            <text:p>-175.8090924727</text:p>
          </table:table-cell>
          <table:table-cell table:number-columns-repeated="16"/>
        </table:table-row>
        <table:table-row table:style-name="ro1">
          <table:table-cell office:value-type="float" office:value="-317" calcext:value-type="float">
            <text:p>-317</text:p>
          </table:table-cell>
          <table:table-cell office:value-type="float" office:value="-228" calcext:value-type="float">
            <text:p>-228</text:p>
          </table:table-cell>
          <table:table-cell office:value-type="float" office:value="-751" calcext:value-type="float">
            <text:p>-751</text:p>
          </table:table-cell>
          <table:table-cell table:formula="of:=[.A3]+300" office:value-type="float" office:value="-17" calcext:value-type="float">
            <text:p>-17</text:p>
          </table:table-cell>
          <table:table-cell table:formula="of:=ATAN2([.B3];[.D3])" office:value-type="float" office:value="-3.06716896330421" calcext:value-type="float">
            <text:p>-3.0671689633</text:p>
          </table:table-cell>
          <table:table-cell table:formula="of:=[.E3]*(180/PI())" office:value-type="float" office:value="-175.735836650847" calcext:value-type="float">
            <text:p>-175.7358366508</text:p>
          </table:table-cell>
          <table:table-cell table:number-columns-repeated="16"/>
        </table:table-row>
        <table:table-row table:style-name="ro1">
          <table:table-cell office:value-type="float" office:value="-315" calcext:value-type="float">
            <text:p>-315</text:p>
          </table:table-cell>
          <table:table-cell office:value-type="float" office:value="-227" calcext:value-type="float">
            <text:p>-227</text:p>
          </table:table-cell>
          <table:table-cell office:value-type="float" office:value="-750" calcext:value-type="float">
            <text:p>-750</text:p>
          </table:table-cell>
          <table:table-cell table:formula="of:=[.A4]+300" office:value-type="float" office:value="-15" calcext:value-type="float">
            <text:p>-15</text:p>
          </table:table-cell>
          <table:table-cell table:formula="of:=ATAN2([.B4];[.D4])" office:value-type="float" office:value="-3.07560928506894" calcext:value-type="float">
            <text:p>-3.0756092851</text:p>
          </table:table-cell>
          <table:table-cell table:formula="of:=[.E4]*(180/PI())" office:value-type="float" office:value="-176.219431465699" calcext:value-type="float">
            <text:p>-176.2194314657</text:p>
          </table:table-cell>
          <table:table-cell table:number-columns-repeated="16"/>
        </table:table-row>
        <table:table-row table:style-name="ro1">
          <table:table-cell office:value-type="float" office:value="-314" calcext:value-type="float">
            <text:p>-314</text:p>
          </table:table-cell>
          <table:table-cell office:value-type="float" office:value="-231" calcext:value-type="float">
            <text:p>-231</text:p>
          </table:table-cell>
          <table:table-cell office:value-type="float" office:value="-748" calcext:value-type="float">
            <text:p>-748</text:p>
          </table:table-cell>
          <table:table-cell table:formula="of:=[.A5]+300" office:value-type="float" office:value="-14" calcext:value-type="float">
            <text:p>-14</text:p>
          </table:table-cell>
          <table:table-cell table:formula="of:=ATAN2([.B5];[.D5])" office:value-type="float" office:value="-3.08106063380769" calcext:value-type="float">
            <text:p>-3.0810606338</text:p>
          </table:table-cell>
          <table:table-cell table:formula="of:=[.E5]*(180/PI())" office:value-type="float" office:value="-176.531770741083" calcext:value-type="float">
            <text:p>-176.5317707411</text:p>
          </table:table-cell>
          <table:table-cell table:number-columns-repeated="16"/>
        </table:table-row>
        <table:table-row table:style-name="ro1">
          <table:table-cell office:value-type="float" office:value="-316" calcext:value-type="float">
            <text:p>-316</text:p>
          </table:table-cell>
          <table:table-cell office:value-type="float" office:value="-231" calcext:value-type="float">
            <text:p>-231</text:p>
          </table:table-cell>
          <table:table-cell office:value-type="float" office:value="-751" calcext:value-type="float">
            <text:p>-751</text:p>
          </table:table-cell>
          <table:table-cell table:formula="of:=[.A6]+300" office:value-type="float" office:value="-16" calcext:value-type="float">
            <text:p>-16</text:p>
          </table:table-cell>
          <table:table-cell table:formula="of:=ATAN2([.B6];[.D6])" office:value-type="float" office:value="-3.07243903162776" calcext:value-type="float">
            <text:p>-3.0724390316</text:p>
          </table:table-cell>
          <table:table-cell table:formula="of:=[.E6]*(180/PI())" office:value-type="float" office:value="-176.037789323532" calcext:value-type="float">
            <text:p>-176.0377893235</text:p>
          </table:table-cell>
          <table:table-cell table:number-columns-repeated="16"/>
        </table:table-row>
        <table:table-row table:style-name="ro1">
          <table:table-cell office:value-type="float" office:value="-318" calcext:value-type="float">
            <text:p>-318</text:p>
          </table:table-cell>
          <table:table-cell office:value-type="float" office:value="-229" calcext:value-type="float">
            <text:p>-229</text:p>
          </table:table-cell>
          <table:table-cell office:value-type="float" office:value="-748" calcext:value-type="float">
            <text:p>-748</text:p>
          </table:table-cell>
          <table:table-cell table:formula="of:=[.A7]+300" office:value-type="float" office:value="-18" calcext:value-type="float">
            <text:p>-18</text:p>
          </table:table-cell>
          <table:table-cell table:formula="of:=ATAN2([.B7];[.D7])" office:value-type="float" office:value="-3.06315131478916" calcext:value-type="float">
            <text:p>-3.0631513148</text:p>
          </table:table-cell>
          <table:table-cell table:formula="of:=[.E7]*(180/PI())" office:value-type="float" office:value="-175.505642347368" calcext:value-type="float">
            <text:p>-175.5056423474</text:p>
          </table:table-cell>
          <table:table-cell table:number-columns-repeated="16"/>
        </table:table-row>
        <table:table-row table:style-name="ro1">
          <table:table-cell office:value-type="float" office:value="-318" calcext:value-type="float">
            <text:p>-318</text:p>
          </table:table-cell>
          <table:table-cell office:value-type="float" office:value="-230" calcext:value-type="float">
            <text:p>-230</text:p>
          </table:table-cell>
          <table:table-cell office:value-type="float" office:value="-747" calcext:value-type="float">
            <text:p>-747</text:p>
          </table:table-cell>
          <table:table-cell table:formula="of:=[.A8]+300" office:value-type="float" office:value="-18" calcext:value-type="float">
            <text:p>-18</text:p>
          </table:table-cell>
          <table:table-cell table:formula="of:=ATAN2([.B8];[.D8])" office:value-type="float" office:value="-3.06349097586981" calcext:value-type="float">
            <text:p>-3.0634909759</text:p>
          </table:table-cell>
          <table:table-cell table:formula="of:=[.E8]*(180/PI())" office:value-type="float" office:value="-175.525103493754" calcext:value-type="float">
            <text:p>-175.5251034938</text:p>
          </table:table-cell>
          <table:table-cell table:number-columns-repeated="16"/>
        </table:table-row>
        <table:table-row table:style-name="ro1">
          <table:table-cell office:value-type="float" office:value="-317" calcext:value-type="float">
            <text:p>-317</text:p>
          </table:table-cell>
          <table:table-cell office:value-type="float" office:value="-229" calcext:value-type="float">
            <text:p>-229</text:p>
          </table:table-cell>
          <table:table-cell office:value-type="float" office:value="-749" calcext:value-type="float">
            <text:p>-749</text:p>
          </table:table-cell>
          <table:table-cell table:formula="of:=[.A9]+300" office:value-type="float" office:value="-17" calcext:value-type="float">
            <text:p>-17</text:p>
          </table:table-cell>
          <table:table-cell table:formula="of:=ATAN2([.B9];[.D9])" office:value-type="float" office:value="-3.06749276664902" calcext:value-type="float">
            <text:p>-3.0674927666</text:p>
          </table:table-cell>
          <table:table-cell table:formula="of:=[.E9]*(180/PI())" office:value-type="float" office:value="-175.754389215897" calcext:value-type="float">
            <text:p>-175.7543892159</text:p>
          </table:table-cell>
          <table:table-cell table:number-columns-repeated="16"/>
        </table:table-row>
        <table:table-row table:style-name="ro1">
          <table:table-cell office:value-type="float" office:value="-315" calcext:value-type="float">
            <text:p>-315</text:p>
          </table:table-cell>
          <table:table-cell office:value-type="float" office:value="-227" calcext:value-type="float">
            <text:p>-227</text:p>
          </table:table-cell>
          <table:table-cell office:value-type="float" office:value="-749" calcext:value-type="float">
            <text:p>-749</text:p>
          </table:table-cell>
          <table:table-cell table:formula="of:=[.A10]+300" office:value-type="float" office:value="-15" calcext:value-type="float">
            <text:p>-15</text:p>
          </table:table-cell>
          <table:table-cell table:formula="of:=ATAN2([.B10];[.D10])" office:value-type="float" office:value="-3.07560928506894" calcext:value-type="float">
            <text:p>-3.0756092851</text:p>
          </table:table-cell>
          <table:table-cell table:formula="of:=[.E10]*(180/PI())" office:value-type="float" office:value="-176.219431465699" calcext:value-type="float">
            <text:p>-176.2194314657</text:p>
          </table:table-cell>
          <table:table-cell table:number-columns-repeated="16"/>
        </table:table-row>
        <table:table-row table:style-name="ro1">
          <table:table-cell office:value-type="float" office:value="-315" calcext:value-type="float">
            <text:p>-315</text:p>
          </table:table-cell>
          <table:table-cell office:value-type="float" office:value="-229" calcext:value-type="float">
            <text:p>-229</text:p>
          </table:table-cell>
          <table:table-cell office:value-type="float" office:value="-749" calcext:value-type="float">
            <text:p>-749</text:p>
          </table:table-cell>
          <table:table-cell table:formula="of:=[.A11]+300" office:value-type="float" office:value="-15" calcext:value-type="float">
            <text:p>-15</text:p>
          </table:table-cell>
          <table:table-cell table:formula="of:=ATAN2([.B11];[.D11])" office:value-type="float" office:value="-3.07618390958431" calcext:value-type="float">
            <text:p>-3.0761839096</text:p>
          </table:table-cell>
          <table:table-cell table:formula="of:=[.E11]*(180/PI())" office:value-type="float" office:value="-176.252355025234" calcext:value-type="float">
            <text:p>-176.2523550252</text:p>
          </table:table-cell>
          <table:table-cell table:number-columns-repeated="16"/>
        </table:table-row>
        <table:table-row table:style-name="ro1">
          <table:table-cell office:value-type="float" office:value="-316" calcext:value-type="float">
            <text:p>-316</text:p>
          </table:table-cell>
          <table:table-cell office:value-type="float" office:value="-227" calcext:value-type="float">
            <text:p>-227</text:p>
          </table:table-cell>
          <table:table-cell office:value-type="float" office:value="-746" calcext:value-type="float">
            <text:p>-746</text:p>
          </table:table-cell>
          <table:table-cell table:formula="of:=[.A12]+300" office:value-type="float" office:value="-16" calcext:value-type="float">
            <text:p>-16</text:p>
          </table:table-cell>
          <table:table-cell table:formula="of:=ATAN2([.B12];[.D12])" office:value-type="float" office:value="-3.07122444964288" calcext:value-type="float">
            <text:p>-3.0712244496</text:p>
          </table:table-cell>
          <table:table-cell table:formula="of:=[.E12]*(180/PI())" office:value-type="float" office:value="-175.968198901926" calcext:value-type="float">
            <text:p>-175.9681989019</text:p>
          </table:table-cell>
          <table:table-cell table:number-columns-repeated="16"/>
        </table:table-row>
        <table:table-row table:style-name="ro1">
          <table:table-cell office:value-type="float" office:value="-317" calcext:value-type="float">
            <text:p>-317</text:p>
          </table:table-cell>
          <table:table-cell office:value-type="float" office:value="-230" calcext:value-type="float">
            <text:p>-230</text:p>
          </table:table-cell>
          <table:table-cell office:value-type="float" office:value="-746" calcext:value-type="float">
            <text:p>-746</text:p>
          </table:table-cell>
          <table:table-cell table:formula="of:=[.A13]+300" office:value-type="float" office:value="-17" calcext:value-type="float">
            <text:p>-17</text:p>
          </table:table-cell>
          <table:table-cell table:formula="of:=ATAN2([.B13];[.D13])" office:value-type="float" office:value="-3.06781376967808" calcext:value-type="float">
            <text:p>-3.0678137697</text:p>
          </table:table-cell>
          <table:table-cell table:formula="of:=[.E13]*(180/PI())" office:value-type="float" office:value="-175.772781334673" calcext:value-type="float">
            <text:p>-175.7727813347</text:p>
          </table:table-cell>
          <table:table-cell table:number-columns-repeated="16"/>
        </table:table-row>
        <table:table-row table:style-name="ro1">
          <table:table-cell office:value-type="float" office:value="-317" calcext:value-type="float">
            <text:p>-317</text:p>
          </table:table-cell>
          <table:table-cell office:value-type="float" office:value="-229" calcext:value-type="float">
            <text:p>-229</text:p>
          </table:table-cell>
          <table:table-cell office:value-type="float" office:value="-750" calcext:value-type="float">
            <text:p>-750</text:p>
          </table:table-cell>
          <table:table-cell table:formula="of:=[.A14]+300" office:value-type="float" office:value="-17" calcext:value-type="float">
            <text:p>-17</text:p>
          </table:table-cell>
          <table:table-cell table:formula="of:=ATAN2([.B14];[.D14])" office:value-type="float" office:value="-3.06749276664902" calcext:value-type="float">
            <text:p>-3.0674927666</text:p>
          </table:table-cell>
          <table:table-cell table:formula="of:=[.E14]*(180/PI())" office:value-type="float" office:value="-175.754389215897" calcext:value-type="float">
            <text:p>-175.7543892159</text:p>
          </table:table-cell>
          <table:table-cell table:number-columns-repeated="16"/>
        </table:table-row>
        <table:table-row table:style-name="ro1">
          <table:table-cell office:value-type="float" office:value="-319" calcext:value-type="float">
            <text:p>-319</text:p>
          </table:table-cell>
          <table:table-cell office:value-type="float" office:value="-230" calcext:value-type="float">
            <text:p>-230</text:p>
          </table:table-cell>
          <table:table-cell office:value-type="float" office:value="-750" calcext:value-type="float">
            <text:p>-750</text:p>
          </table:table-cell>
          <table:table-cell table:formula="of:=[.A15]+300" office:value-type="float" office:value="-19" calcext:value-type="float">
            <text:p>-19</text:p>
          </table:table-cell>
          <table:table-cell table:formula="of:=ATAN2([.B15];[.D15])" office:value-type="float" office:value="-3.05917110491643" calcext:value-type="float">
            <text:p>-3.0591711049</text:p>
          </table:table-cell>
          <table:table-cell table:formula="of:=[.E15]*(180/PI())" office:value-type="float" office:value="-175.277593120084" calcext:value-type="float">
            <text:p>-175.2775931201</text:p>
          </table:table-cell>
          <table:table-cell table:number-columns-repeated="16"/>
        </table:table-row>
        <table:table-row table:style-name="ro1">
          <table:table-cell office:value-type="float" office:value="-316" calcext:value-type="float">
            <text:p>-316</text:p>
          </table:table-cell>
          <table:table-cell office:value-type="float" office:value="-230" calcext:value-type="float">
            <text:p>-230</text:p>
          </table:table-cell>
          <table:table-cell office:value-type="float" office:value="-746" calcext:value-type="float">
            <text:p>-746</text:p>
          </table:table-cell>
          <table:table-cell table:formula="of:=[.A16]+300" office:value-type="float" office:value="-16" calcext:value-type="float">
            <text:p>-16</text:p>
          </table:table-cell>
          <table:table-cell table:formula="of:=ATAN2([.B16];[.D16])" office:value-type="float" office:value="-3.07213932759447" calcext:value-type="float">
            <text:p>-3.0721393276</text:p>
          </table:table-cell>
          <table:table-cell table:formula="of:=[.E16]*(180/PI())" office:value-type="float" office:value="-176.020617547322" calcext:value-type="float">
            <text:p>-176.0206175473</text:p>
          </table:table-cell>
          <table:table-cell table:number-columns-repeated="16"/>
        </table:table-row>
        <table:table-row table:style-name="ro1">
          <table:table-cell office:value-type="float" office:value="-315" calcext:value-type="float">
            <text:p>-315</text:p>
          </table:table-cell>
          <table:table-cell office:value-type="float" office:value="-227" calcext:value-type="float">
            <text:p>-227</text:p>
          </table:table-cell>
          <table:table-cell office:value-type="float" office:value="-749" calcext:value-type="float">
            <text:p>-749</text:p>
          </table:table-cell>
          <table:table-cell table:formula="of:=[.A17]+300" office:value-type="float" office:value="-15" calcext:value-type="float">
            <text:p>-15</text:p>
          </table:table-cell>
          <table:table-cell table:formula="of:=ATAN2([.B17];[.D17])" office:value-type="float" office:value="-3.07560928506894" calcext:value-type="float">
            <text:p>-3.0756092851</text:p>
          </table:table-cell>
          <table:table-cell table:formula="of:=[.E17]*(180/PI())" office:value-type="float" office:value="-176.219431465699" calcext:value-type="float">
            <text:p>-176.2194314657</text:p>
          </table:table-cell>
          <table:table-cell table:number-columns-repeated="16"/>
        </table:table-row>
        <table:table-row table:style-name="ro1">
          <table:table-cell office:value-type="float" office:value="-313" calcext:value-type="float">
            <text:p>-313</text:p>
          </table:table-cell>
          <table:table-cell office:value-type="float" office:value="-229" calcext:value-type="float">
            <text:p>-229</text:p>
          </table:table-cell>
          <table:table-cell office:value-type="float" office:value="-747" calcext:value-type="float">
            <text:p>-747</text:p>
          </table:table-cell>
          <table:table-cell table:formula="of:=[.A18]+300" office:value-type="float" office:value="-13" calcext:value-type="float">
            <text:p>-13</text:p>
          </table:table-cell>
          <table:table-cell table:formula="of:=ATAN2([.B18];[.D18])" office:value-type="float" office:value="-3.08488495909061" calcext:value-type="float">
            <text:p>-3.0848849591</text:p>
          </table:table-cell>
          <table:table-cell table:formula="of:=[.E18]*(180/PI())" office:value-type="float" office:value="-176.750888439279" calcext:value-type="float">
            <text:p>-176.7508884393</text:p>
          </table:table-cell>
          <table:table-cell table:number-columns-repeated="16"/>
        </table:table-row>
        <table:table-row table:style-name="ro1">
          <table:table-cell office:value-type="float" office:value="-314" calcext:value-type="float">
            <text:p>-314</text:p>
          </table:table-cell>
          <table:table-cell office:value-type="float" office:value="-226" calcext:value-type="float">
            <text:p>-226</text:p>
          </table:table-cell>
          <table:table-cell office:value-type="float" office:value="-747" calcext:value-type="float">
            <text:p>-747</text:p>
          </table:table-cell>
          <table:table-cell table:formula="of:=[.A19]+300" office:value-type="float" office:value="-14" calcext:value-type="float">
            <text:p>-14</text:p>
          </table:table-cell>
          <table:table-cell table:formula="of:=ATAN2([.B19];[.D19])" office:value-type="float" office:value="-3.07972480772541" calcext:value-type="float">
            <text:p>-3.0797248077</text:p>
          </table:table-cell>
          <table:table-cell table:formula="of:=[.E19]*(180/PI())" office:value-type="float" office:value="-176.455233544405" calcext:value-type="float">
            <text:p>-176.4552335444</text:p>
          </table:table-cell>
          <table:table-cell table:number-columns-repeated="16"/>
        </table:table-row>
        <table:table-row table:style-name="ro1">
          <table:table-cell office:value-type="float" office:value="-319" calcext:value-type="float">
            <text:p>-319</text:p>
          </table:table-cell>
          <table:table-cell office:value-type="float" office:value="-232" calcext:value-type="float">
            <text:p>-232</text:p>
          </table:table-cell>
          <table:table-cell office:value-type="float" office:value="-750" calcext:value-type="float">
            <text:p>-750</text:p>
          </table:table-cell>
          <table:table-cell table:formula="of:=[.A20]+300" office:value-type="float" office:value="-19" calcext:value-type="float">
            <text:p>-19</text:p>
          </table:table-cell>
          <table:table-cell table:formula="of:=ATAN2([.B20];[.D20])" office:value-type="float" office:value="-3.05987846318717" calcext:value-type="float">
            <text:p>-3.0598784632</text:p>
          </table:table-cell>
          <table:table-cell table:formula="of:=[.E20]*(180/PI())" office:value-type="float" office:value="-175.318121763601" calcext:value-type="float">
            <text:p>-175.3181217636</text:p>
          </table:table-cell>
          <table:table-cell table:number-columns-repeated="16"/>
        </table:table-row>
        <table:table-row table:style-name="ro1">
          <table:table-cell office:value-type="float" office:value="-317" calcext:value-type="float">
            <text:p>-317</text:p>
          </table:table-cell>
          <table:table-cell office:value-type="float" office:value="-231" calcext:value-type="float">
            <text:p>-231</text:p>
          </table:table-cell>
          <table:table-cell office:value-type="float" office:value="-749" calcext:value-type="float">
            <text:p>-749</text:p>
          </table:table-cell>
          <table:table-cell table:formula="of:=[.A21]+300" office:value-type="float" office:value="-17" calcext:value-type="float">
            <text:p>-17</text:p>
          </table:table-cell>
          <table:table-cell table:formula="of:=ATAN2([.B21];[.D21])" office:value-type="float" office:value="-3.06813200849622" calcext:value-type="float">
            <text:p>-3.0681320085</text:p>
          </table:table-cell>
          <table:table-cell table:formula="of:=[.E21]*(180/PI())" office:value-type="float" office:value="-175.79101507583" calcext:value-type="float">
            <text:p>-175.7910150758</text:p>
          </table:table-cell>
          <table:table-cell table:number-columns-repeated="16"/>
        </table:table-row>
        <table:table-row table:style-name="ro1">
          <table:table-cell office:value-type="float" office:value="-316" calcext:value-type="float">
            <text:p>-316</text:p>
          </table:table-cell>
          <table:table-cell office:value-type="float" office:value="-228" calcext:value-type="float">
            <text:p>-228</text:p>
          </table:table-cell>
          <table:table-cell office:value-type="float" office:value="-751" calcext:value-type="float">
            <text:p>-751</text:p>
          </table:table-cell>
          <table:table-cell table:formula="of:=[.A22]+300" office:value-type="float" office:value="-16" calcext:value-type="float">
            <text:p>-16</text:p>
          </table:table-cell>
          <table:table-cell table:formula="of:=ATAN2([.B22];[.D22])" office:value-type="float" office:value="-3.07153207095134" calcext:value-type="float">
            <text:p>-3.071532071</text:p>
          </table:table-cell>
          <table:table-cell table:formula="of:=[.E22]*(180/PI())" office:value-type="float" office:value="-175.985824304589" calcext:value-type="float">
            <text:p>-175.9858243046</text:p>
          </table:table-cell>
          <table:table-cell table:number-columns-repeated="16"/>
        </table:table-row>
        <table:table-row table:style-name="ro1">
          <table:table-cell office:value-type="float" office:value="-316" calcext:value-type="float">
            <text:p>-316</text:p>
          </table:table-cell>
          <table:table-cell office:value-type="float" office:value="-229" calcext:value-type="float">
            <text:p>-229</text:p>
          </table:table-cell>
          <table:table-cell office:value-type="float" office:value="-751" calcext:value-type="float">
            <text:p>-751</text:p>
          </table:table-cell>
          <table:table-cell table:formula="of:=[.A23]+300" office:value-type="float" office:value="-16" calcext:value-type="float">
            <text:p>-16</text:p>
          </table:table-cell>
          <table:table-cell table:formula="of:=ATAN2([.B23];[.D23])" office:value-type="float" office:value="-3.07183701871958" calcext:value-type="float">
            <text:p>-3.0718370187</text:p>
          </table:table-cell>
          <table:table-cell table:formula="of:=[.E23]*(180/PI())" office:value-type="float" office:value="-176.003296524681" calcext:value-type="float">
            <text:p>-176.0032965247</text:p>
          </table:table-cell>
          <table:table-cell table:number-columns-repeated="13"/>
          <table:table-cell office:value-type="string" calcext:value-type="string">
            <text:p>Min x</text:p>
          </table:table-cell>
          <table:table-cell office:value-type="float" office:value="-531" calcext:value-type="float">
            <text:p>-531</text:p>
          </table:table-cell>
          <table:table-cell table:formula="of:=[.U24]-[.U23]"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-320" calcext:value-type="float">
            <text:p>-320</text:p>
          </table:table-cell>
          <table:table-cell office:value-type="float" office:value="-229" calcext:value-type="float">
            <text:p>-229</text:p>
          </table:table-cell>
          <table:table-cell office:value-type="float" office:value="-750" calcext:value-type="float">
            <text:p>-750</text:p>
          </table:table-cell>
          <table:table-cell table:formula="of:=[.A24]+300" office:value-type="float" office:value="-20" calcext:value-type="float">
            <text:p>-20</text:p>
          </table:table-cell>
          <table:table-cell table:formula="of:=ATAN2([.B24];[.D24])" office:value-type="float" office:value="-3.0544774541817" calcext:value-type="float">
            <text:p>-3.0544774542</text:p>
          </table:table-cell>
          <table:table-cell table:formula="of:=[.E24]*(180/PI())" office:value-type="float" office:value="-175.008666742475" calcext:value-type="float">
            <text:p>-175.0086667425</text:p>
          </table:table-cell>
          <table:table-cell table:number-columns-repeated="13"/>
          <table:table-cell office:value-type="string" calcext:value-type="string">
            <text:p>Max x</text:p>
          </table:table-cell>
          <table:table-cell office:value-type="float" office:value="-57" calcext:value-type="float">
            <text:p>-57</text:p>
          </table:table-cell>
          <table:table-cell/>
        </table:table-row>
        <table:table-row table:style-name="ro1">
          <table:table-cell office:value-type="float" office:value="-318" calcext:value-type="float">
            <text:p>-318</text:p>
          </table:table-cell>
          <table:table-cell office:value-type="float" office:value="-227" calcext:value-type="float">
            <text:p>-227</text:p>
          </table:table-cell>
          <table:table-cell office:value-type="float" office:value="-749" calcext:value-type="float">
            <text:p>-749</text:p>
          </table:table-cell>
          <table:table-cell table:formula="of:=[.A25]+300" office:value-type="float" office:value="-18" calcext:value-type="float">
            <text:p>-18</text:p>
          </table:table-cell>
          <table:table-cell table:formula="of:=ATAN2([.B25];[.D25])" office:value-type="float" office:value="-3.0624630704946" calcext:value-type="float">
            <text:p>-3.0624630705</text:p>
          </table:table-cell>
          <table:table-cell table:formula="of:=[.E25]*(180/PI())" office:value-type="float" office:value="-175.466208854015" calcext:value-type="float">
            <text:p>-175.466208854</text:p>
          </table:table-cell>
          <table:table-cell table:number-columns-repeated="16"/>
        </table:table-row>
        <table:table-row table:style-name="ro1">
          <table:table-cell office:value-type="float" office:value="-314" calcext:value-type="float">
            <text:p>-314</text:p>
          </table:table-cell>
          <table:table-cell office:value-type="float" office:value="-231" calcext:value-type="float">
            <text:p>-231</text:p>
          </table:table-cell>
          <table:table-cell office:value-type="float" office:value="-748" calcext:value-type="float">
            <text:p>-748</text:p>
          </table:table-cell>
          <table:table-cell table:formula="of:=[.A26]+300" office:value-type="float" office:value="-14" calcext:value-type="float">
            <text:p>-14</text:p>
          </table:table-cell>
          <table:table-cell table:formula="of:=ATAN2([.B26];[.D26])" office:value-type="float" office:value="-3.08106063380769" calcext:value-type="float">
            <text:p>-3.0810606338</text:p>
          </table:table-cell>
          <table:table-cell table:formula="of:=[.E26]*(180/PI())" office:value-type="float" office:value="-176.531770741083" calcext:value-type="float">
            <text:p>-176.5317707411</text:p>
          </table:table-cell>
          <table:table-cell table:number-columns-repeated="13"/>
          <table:table-cell office:value-type="string" calcext:value-type="string">
            <text:p>MIN Y</text:p>
          </table:table-cell>
          <table:table-cell office:value-type="float" office:value="-235" calcext:value-type="float">
            <text:p>-235</text:p>
          </table:table-cell>
          <table:table-cell table:formula="of:=[.U27]-[.U26]"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-317" calcext:value-type="float">
            <text:p>-317</text:p>
          </table:table-cell>
          <table:table-cell office:value-type="float" office:value="-230" calcext:value-type="float">
            <text:p>-230</text:p>
          </table:table-cell>
          <table:table-cell office:value-type="float" office:value="-750" calcext:value-type="float">
            <text:p>-750</text:p>
          </table:table-cell>
          <table:table-cell table:formula="of:=[.A27]+300" office:value-type="float" office:value="-17" calcext:value-type="float">
            <text:p>-17</text:p>
          </table:table-cell>
          <table:table-cell table:formula="of:=ATAN2([.B27];[.D27])" office:value-type="float" office:value="-3.06781376967808" calcext:value-type="float">
            <text:p>-3.0678137697</text:p>
          </table:table-cell>
          <table:table-cell table:formula="of:=[.E27]*(180/PI())" office:value-type="float" office:value="-175.772781334673" calcext:value-type="float">
            <text:p>-175.7727813347</text:p>
          </table:table-cell>
          <table:table-cell table:number-columns-repeated="13"/>
          <table:table-cell office:value-type="string" calcext:value-type="string">
            <text:p>MAX y</text:p>
          </table:table-cell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-316" calcext:value-type="float">
            <text:p>-316</text:p>
          </table:table-cell>
          <table:table-cell office:value-type="float" office:value="-228" calcext:value-type="float">
            <text:p>-228</text:p>
          </table:table-cell>
          <table:table-cell office:value-type="float" office:value="-749" calcext:value-type="float">
            <text:p>-749</text:p>
          </table:table-cell>
          <table:table-cell table:formula="of:=[.A28]+300" office:value-type="float" office:value="-16" calcext:value-type="float">
            <text:p>-16</text:p>
          </table:table-cell>
          <table:table-cell table:formula="of:=ATAN2([.B28];[.D28])" office:value-type="float" office:value="-3.07153207095134" calcext:value-type="float">
            <text:p>-3.071532071</text:p>
          </table:table-cell>
          <table:table-cell table:formula="of:=[.E28]*(180/PI())" office:value-type="float" office:value="-175.985824304589" calcext:value-type="float">
            <text:p>-175.9858243046</text:p>
          </table:table-cell>
          <table:table-cell table:number-columns-repeated="16"/>
        </table:table-row>
        <table:table-row table:style-name="ro1">
          <table:table-cell office:value-type="float" office:value="-316" calcext:value-type="float">
            <text:p>-316</text:p>
          </table:table-cell>
          <table:table-cell office:value-type="float" office:value="-234" calcext:value-type="float">
            <text:p>-234</text:p>
          </table:table-cell>
          <table:table-cell office:value-type="float" office:value="-750" calcext:value-type="float">
            <text:p>-750</text:p>
          </table:table-cell>
          <table:table-cell table:formula="of:=[.A29]+300" office:value-type="float" office:value="-16" calcext:value-type="float">
            <text:p>-16</text:p>
          </table:table-cell>
          <table:table-cell table:formula="of:=ATAN2([.B29];[.D29])" office:value-type="float" office:value="-3.07332284653297" calcext:value-type="float">
            <text:p>-3.0733228465</text:p>
          </table:table-cell>
          <table:table-cell table:formula="of:=[.E29]*(180/PI())" office:value-type="float" office:value="-176.088428187471" calcext:value-type="float">
            <text:p>-176.0884281875</text:p>
          </table:table-cell>
          <table:table-cell table:number-columns-repeated="16"/>
        </table:table-row>
        <table:table-row table:style-name="ro1">
          <table:table-cell office:value-type="float" office:value="-315" calcext:value-type="float">
            <text:p>-315</text:p>
          </table:table-cell>
          <table:table-cell office:value-type="float" office:value="-234" calcext:value-type="float">
            <text:p>-234</text:p>
          </table:table-cell>
          <table:table-cell office:value-type="float" office:value="-748" calcext:value-type="float">
            <text:p>-748</text:p>
          </table:table-cell>
          <table:table-cell table:formula="of:=[.A30]+300" office:value-type="float" office:value="-15" calcext:value-type="float">
            <text:p>-15</text:p>
          </table:table-cell>
          <table:table-cell table:formula="of:=ATAN2([.B30];[.D30])" office:value-type="float" office:value="-3.07757767575545" calcext:value-type="float">
            <text:p>-3.0775776758</text:p>
          </table:table-cell>
          <table:table-cell table:formula="of:=[.E30]*(180/PI())" office:value-type="float" office:value="-176.332211944469" calcext:value-type="float">
            <text:p>-176.3322119445</text:p>
          </table:table-cell>
          <table:table-cell table:number-columns-repeated="16"/>
        </table:table-row>
        <table:table-row table:style-name="ro1">
          <table:table-cell office:value-type="float" office:value="-317" calcext:value-type="float">
            <text:p>-317</text:p>
          </table:table-cell>
          <table:table-cell office:value-type="float" office:value="-230" calcext:value-type="float">
            <text:p>-230</text:p>
          </table:table-cell>
          <table:table-cell office:value-type="float" office:value="-750" calcext:value-type="float">
            <text:p>-750</text:p>
          </table:table-cell>
          <table:table-cell table:formula="of:=[.A31]+300" office:value-type="float" office:value="-17" calcext:value-type="float">
            <text:p>-17</text:p>
          </table:table-cell>
          <table:table-cell table:formula="of:=ATAN2([.B31];[.D31])" office:value-type="float" office:value="-3.06781376967808" calcext:value-type="float">
            <text:p>-3.0678137697</text:p>
          </table:table-cell>
          <table:table-cell table:formula="of:=[.E31]*(180/PI())" office:value-type="float" office:value="-175.772781334673" calcext:value-type="float">
            <text:p>-175.7727813347</text:p>
          </table:table-cell>
          <table:table-cell table:number-columns-repeated="16"/>
        </table:table-row>
        <table:table-row table:style-name="ro1">
          <table:table-cell office:value-type="float" office:value="-317" calcext:value-type="float">
            <text:p>-317</text:p>
          </table:table-cell>
          <table:table-cell office:value-type="float" office:value="-228" calcext:value-type="float">
            <text:p>-228</text:p>
          </table:table-cell>
          <table:table-cell office:value-type="float" office:value="-750" calcext:value-type="float">
            <text:p>-750</text:p>
          </table:table-cell>
          <table:table-cell table:formula="of:=[.A32]+300" office:value-type="float" office:value="-17" calcext:value-type="float">
            <text:p>-17</text:p>
          </table:table-cell>
          <table:table-cell table:formula="of:=ATAN2([.B32];[.D32])" office:value-type="float" office:value="-3.06716896330421" calcext:value-type="float">
            <text:p>-3.0671689633</text:p>
          </table:table-cell>
          <table:table-cell table:formula="of:=[.E32]*(180/PI())" office:value-type="float" office:value="-175.735836650847" calcext:value-type="float">
            <text:p>-175.7358366508</text:p>
          </table:table-cell>
          <table:table-cell table:number-columns-repeated="16"/>
        </table:table-row>
        <table:table-row table:style-name="ro1">
          <table:table-cell office:value-type="float" office:value="-316" calcext:value-type="float">
            <text:p>-316</text:p>
          </table:table-cell>
          <table:table-cell office:value-type="float" office:value="-231" calcext:value-type="float">
            <text:p>-231</text:p>
          </table:table-cell>
          <table:table-cell office:value-type="float" office:value="-748" calcext:value-type="float">
            <text:p>-748</text:p>
          </table:table-cell>
          <table:table-cell table:formula="of:=[.A33]+300" office:value-type="float" office:value="-16" calcext:value-type="float">
            <text:p>-16</text:p>
          </table:table-cell>
          <table:table-cell table:formula="of:=ATAN2([.B33];[.D33])" office:value-type="float" office:value="-3.07243903162776" calcext:value-type="float">
            <text:p>-3.0724390316</text:p>
          </table:table-cell>
          <table:table-cell table:formula="of:=[.E33]*(180/PI())" office:value-type="float" office:value="-176.037789323532" calcext:value-type="float">
            <text:p>-176.0377893235</text:p>
          </table:table-cell>
          <table:table-cell table:number-columns-repeated="16"/>
        </table:table-row>
        <table:table-row table:style-name="ro1">
          <table:table-cell office:value-type="float" office:value="-315" calcext:value-type="float">
            <text:p>-315</text:p>
          </table:table-cell>
          <table:table-cell office:value-type="float" office:value="-229" calcext:value-type="float">
            <text:p>-229</text:p>
          </table:table-cell>
          <table:table-cell office:value-type="float" office:value="-749" calcext:value-type="float">
            <text:p>-749</text:p>
          </table:table-cell>
          <table:table-cell table:formula="of:=[.A34]+300" office:value-type="float" office:value="-15" calcext:value-type="float">
            <text:p>-15</text:p>
          </table:table-cell>
          <table:table-cell table:formula="of:=ATAN2([.B34];[.D34])" office:value-type="float" office:value="-3.07618390958431" calcext:value-type="float">
            <text:p>-3.0761839096</text:p>
          </table:table-cell>
          <table:table-cell table:formula="of:=[.E34]*(180/PI())" office:value-type="float" office:value="-176.252355025234" calcext:value-type="float">
            <text:p>-176.2523550252</text:p>
          </table:table-cell>
          <table:table-cell table:number-columns-repeated="16"/>
        </table:table-row>
        <table:table-row table:style-name="ro1">
          <table:table-cell office:value-type="float" office:value="-317" calcext:value-type="float">
            <text:p>-317</text:p>
          </table:table-cell>
          <table:table-cell office:value-type="float" office:value="-230" calcext:value-type="float">
            <text:p>-230</text:p>
          </table:table-cell>
          <table:table-cell office:value-type="float" office:value="-750" calcext:value-type="float">
            <text:p>-750</text:p>
          </table:table-cell>
          <table:table-cell table:formula="of:=[.A35]+300" office:value-type="float" office:value="-17" calcext:value-type="float">
            <text:p>-17</text:p>
          </table:table-cell>
          <table:table-cell table:formula="of:=ATAN2([.B35];[.D35])" office:value-type="float" office:value="-3.06781376967808" calcext:value-type="float">
            <text:p>-3.0678137697</text:p>
          </table:table-cell>
          <table:table-cell table:formula="of:=[.E35]*(180/PI())" office:value-type="float" office:value="-175.772781334673" calcext:value-type="float">
            <text:p>-175.7727813347</text:p>
          </table:table-cell>
          <table:table-cell table:number-columns-repeated="16"/>
        </table:table-row>
        <table:table-row table:style-name="ro1">
          <table:table-cell office:value-type="float" office:value="-318" calcext:value-type="float">
            <text:p>-318</text:p>
          </table:table-cell>
          <table:table-cell office:value-type="float" office:value="-230" calcext:value-type="float">
            <text:p>-230</text:p>
          </table:table-cell>
          <table:table-cell office:value-type="float" office:value="-753" calcext:value-type="float">
            <text:p>-753</text:p>
          </table:table-cell>
          <table:table-cell table:formula="of:=[.A36]+300" office:value-type="float" office:value="-18" calcext:value-type="float">
            <text:p>-18</text:p>
          </table:table-cell>
          <table:table-cell table:formula="of:=ATAN2([.B36];[.D36])" office:value-type="float" office:value="-3.06349097586981" calcext:value-type="float">
            <text:p>-3.0634909759</text:p>
          </table:table-cell>
          <table:table-cell table:formula="of:=[.E36]*(180/PI())" office:value-type="float" office:value="-175.525103493754" calcext:value-type="float">
            <text:p>-175.5251034938</text:p>
          </table:table-cell>
          <table:table-cell table:number-columns-repeated="16"/>
        </table:table-row>
        <table:table-row table:style-name="ro1">
          <table:table-cell office:value-type="float" office:value="-320" calcext:value-type="float">
            <text:p>-320</text:p>
          </table:table-cell>
          <table:table-cell office:value-type="float" office:value="-227" calcext:value-type="float">
            <text:p>-227</text:p>
          </table:table-cell>
          <table:table-cell office:value-type="float" office:value="-748" calcext:value-type="float">
            <text:p>-748</text:p>
          </table:table-cell>
          <table:table-cell table:formula="of:=[.A37]+300" office:value-type="float" office:value="-20" calcext:value-type="float">
            <text:p>-20</text:p>
          </table:table-cell>
          <table:table-cell table:formula="of:=ATAN2([.B37];[.D37])" office:value-type="float" office:value="-3.05371384781655" calcext:value-type="float">
            <text:p>-3.0537138478</text:p>
          </table:table-cell>
          <table:table-cell table:formula="of:=[.E37]*(180/PI())" office:value-type="float" office:value="-174.964915320543" calcext:value-type="float">
            <text:p>-174.9649153205</text:p>
          </table:table-cell>
          <table:table-cell table:number-columns-repeated="16"/>
        </table:table-row>
        <table:table-row table:style-name="ro1">
          <table:table-cell office:value-type="float" office:value="-322" calcext:value-type="float">
            <text:p>-322</text:p>
          </table:table-cell>
          <table:table-cell office:value-type="float" office:value="-230" calcext:value-type="float">
            <text:p>-230</text:p>
          </table:table-cell>
          <table:table-cell office:value-type="float" office:value="-753" calcext:value-type="float">
            <text:p>-753</text:p>
          </table:table-cell>
          <table:table-cell table:formula="of:=[.A38]+300" office:value-type="float" office:value="-22" calcext:value-type="float">
            <text:p>-22</text:p>
          </table:table-cell>
          <table:table-cell table:formula="of:=ATAN2([.B38];[.D38])" office:value-type="float" office:value="-3.04623060668738" calcext:value-type="float">
            <text:p>-3.0462306067</text:p>
          </table:table-cell>
          <table:table-cell table:formula="of:=[.E38]*(180/PI())" office:value-type="float" office:value="-174.536157186763" calcext:value-type="float">
            <text:p>-174.5361571868</text:p>
          </table:table-cell>
          <table:table-cell table:number-columns-repeated="16"/>
        </table:table-row>
        <table:table-row table:style-name="ro1">
          <table:table-cell office:value-type="float" office:value="-325" calcext:value-type="float">
            <text:p>-325</text:p>
          </table:table-cell>
          <table:table-cell office:value-type="float" office:value="-226" calcext:value-type="float">
            <text:p>-226</text:p>
          </table:table-cell>
          <table:table-cell office:value-type="float" office:value="-752" calcext:value-type="float">
            <text:p>-752</text:p>
          </table:table-cell>
          <table:table-cell table:formula="of:=[.A39]+300" office:value-type="float" office:value="-25" calcext:value-type="float">
            <text:p>-25</text:p>
          </table:table-cell>
          <table:table-cell table:formula="of:=ATAN2([.B39];[.D39])" office:value-type="float" office:value="-3.03142110503434" calcext:value-type="float">
            <text:p>-3.031421105</text:p>
          </table:table-cell>
          <table:table-cell table:formula="of:=[.E39]*(180/PI())" office:value-type="float" office:value="-173.687635245352" calcext:value-type="float">
            <text:p>-173.6876352454</text:p>
          </table:table-cell>
          <table:table-cell table:number-columns-repeated="16"/>
        </table:table-row>
        <table:table-row table:style-name="ro1">
          <table:table-cell office:value-type="float" office:value="-330" calcext:value-type="float">
            <text:p>-330</text:p>
          </table:table-cell>
          <table:table-cell office:value-type="float" office:value="-227" calcext:value-type="float">
            <text:p>-227</text:p>
          </table:table-cell>
          <table:table-cell office:value-type="float" office:value="-749" calcext:value-type="float">
            <text:p>-749</text:p>
          </table:table-cell>
          <table:table-cell table:formula="of:=[.A40]+300" office:value-type="float" office:value="-30" calcext:value-type="float">
            <text:p>-30</text:p>
          </table:table-cell>
          <table:table-cell table:formula="of:=ATAN2([.B40];[.D40])" office:value-type="float" office:value="-3.01019552193472" calcext:value-type="float">
            <text:p>-3.0101955219</text:p>
          </table:table-cell>
          <table:table-cell table:formula="of:=[.E40]*(180/PI())" office:value-type="float" office:value="-172.471498916039" calcext:value-type="float">
            <text:p>-172.471498916</text:p>
          </table:table-cell>
          <table:table-cell table:number-columns-repeated="16"/>
        </table:table-row>
        <table:table-row table:style-name="ro1">
          <table:table-cell office:value-type="float" office:value="-333" calcext:value-type="float">
            <text:p>-333</text:p>
          </table:table-cell>
          <table:table-cell office:value-type="float" office:value="-228" calcext:value-type="float">
            <text:p>-228</text:p>
          </table:table-cell>
          <table:table-cell office:value-type="float" office:value="-753" calcext:value-type="float">
            <text:p>-753</text:p>
          </table:table-cell>
          <table:table-cell table:formula="of:=[.A41]+300" office:value-type="float" office:value="-33" calcext:value-type="float">
            <text:p>-33</text:p>
          </table:table-cell>
          <table:table-cell table:formula="of:=ATAN2([.B41];[.D41])" office:value-type="float" office:value="-2.99785398044147" calcext:value-type="float">
            <text:p>-2.9978539804</text:p>
          </table:table-cell>
          <table:table-cell table:formula="of:=[.E41]*(180/PI())" office:value-type="float" office:value="-171.764380675791" calcext:value-type="float">
            <text:p>-171.7643806758</text:p>
          </table:table-cell>
          <table:table-cell table:number-columns-repeated="16"/>
        </table:table-row>
        <table:table-row table:style-name="ro1">
          <table:table-cell office:value-type="float" office:value="-337" calcext:value-type="float">
            <text:p>-337</text:p>
          </table:table-cell>
          <table:table-cell office:value-type="float" office:value="-225" calcext:value-type="float">
            <text:p>-225</text:p>
          </table:table-cell>
          <table:table-cell office:value-type="float" office:value="-747" calcext:value-type="float">
            <text:p>-747</text:p>
          </table:table-cell>
          <table:table-cell table:formula="of:=[.A42]+300" office:value-type="float" office:value="-37" calcext:value-type="float">
            <text:p>-37</text:p>
          </table:table-cell>
          <table:table-cell table:formula="of:=ATAN2([.B42];[.D42])" office:value-type="float" office:value="-2.97860691440278" calcext:value-type="float">
            <text:p>-2.9786069144</text:p>
          </table:table-cell>
          <table:table-cell table:formula="of:=[.E42]*(180/PI())" office:value-type="float" office:value="-170.661605023764" calcext:value-type="float">
            <text:p>-170.6616050238</text:p>
          </table:table-cell>
          <table:table-cell table:number-columns-repeated="16"/>
        </table:table-row>
        <table:table-row table:style-name="ro1">
          <table:table-cell office:value-type="float" office:value="-342" calcext:value-type="float">
            <text:p>-342</text:p>
          </table:table-cell>
          <table:table-cell office:value-type="float" office:value="-223" calcext:value-type="float">
            <text:p>-223</text:p>
          </table:table-cell>
          <table:table-cell office:value-type="float" office:value="-750" calcext:value-type="float">
            <text:p>-750</text:p>
          </table:table-cell>
          <table:table-cell table:formula="of:=[.A43]+300" office:value-type="float" office:value="-42" calcext:value-type="float">
            <text:p>-42</text:p>
          </table:table-cell>
          <table:table-cell table:formula="of:=ATAN2([.B43];[.D43])" office:value-type="float" office:value="-2.95543257599788" calcext:value-type="float">
            <text:p>-2.955432576</text:p>
          </table:table-cell>
          <table:table-cell table:formula="of:=[.E43]*(180/PI())" office:value-type="float" office:value="-169.333813240155" calcext:value-type="float">
            <text:p>-169.3338132402</text:p>
          </table:table-cell>
          <table:table-cell table:number-columns-repeated="16"/>
        </table:table-row>
        <table:table-row table:style-name="ro1">
          <table:table-cell office:value-type="float" office:value="-345" calcext:value-type="float">
            <text:p>-345</text:p>
          </table:table-cell>
          <table:table-cell office:value-type="float" office:value="-223" calcext:value-type="float">
            <text:p>-223</text:p>
          </table:table-cell>
          <table:table-cell office:value-type="float" office:value="-752" calcext:value-type="float">
            <text:p>-752</text:p>
          </table:table-cell>
          <table:table-cell table:formula="of:=[.A44]+300" office:value-type="float" office:value="-45" calcext:value-type="float">
            <text:p>-45</text:p>
          </table:table-cell>
          <table:table-cell table:formula="of:=ATAN2([.B44];[.D44])" office:value-type="float" office:value="-2.9424729575173" calcext:value-type="float">
            <text:p>-2.9424729575</text:p>
          </table:table-cell>
          <table:table-cell table:formula="of:=[.E44]*(180/PI())" office:value-type="float" office:value="-168.591281797118" calcext:value-type="float">
            <text:p>-168.5912817971</text:p>
          </table:table-cell>
          <table:table-cell table:number-columns-repeated="16"/>
        </table:table-row>
        <table:table-row table:style-name="ro1">
          <table:table-cell office:value-type="float" office:value="-351" calcext:value-type="float">
            <text:p>-351</text:p>
          </table:table-cell>
          <table:table-cell office:value-type="float" office:value="-222" calcext:value-type="float">
            <text:p>-222</text:p>
          </table:table-cell>
          <table:table-cell office:value-type="float" office:value="-754" calcext:value-type="float">
            <text:p>-754</text:p>
          </table:table-cell>
          <table:table-cell table:formula="of:=[.A45]+300" office:value-type="float" office:value="-51" calcext:value-type="float">
            <text:p>-51</text:p>
          </table:table-cell>
          <table:table-cell table:formula="of:=ATAN2([.B45];[.D45])" office:value-type="float" office:value="-2.91578097204644" calcext:value-type="float">
            <text:p>-2.915780972</text:p>
          </table:table-cell>
          <table:table-cell table:formula="of:=[.E45]*(180/PI())" office:value-type="float" office:value="-167.061943682814" calcext:value-type="float">
            <text:p>-167.0619436828</text:p>
          </table:table-cell>
          <table:table-cell table:number-columns-repeated="16"/>
        </table:table-row>
        <table:table-row table:style-name="ro1">
          <table:table-cell office:value-type="float" office:value="-352" calcext:value-type="float">
            <text:p>-352</text:p>
          </table:table-cell>
          <table:table-cell office:value-type="float" office:value="-219" calcext:value-type="float">
            <text:p>-219</text:p>
          </table:table-cell>
          <table:table-cell office:value-type="float" office:value="-754" calcext:value-type="float">
            <text:p>-754</text:p>
          </table:table-cell>
          <table:table-cell table:formula="of:=[.A46]+300" office:value-type="float" office:value="-52" calcext:value-type="float">
            <text:p>-52</text:p>
          </table:table-cell>
          <table:table-cell table:formula="of:=ATAN2([.B46];[.D46])" office:value-type="float" office:value="-2.90846688363236" calcext:value-type="float">
            <text:p>-2.9084668836</text:p>
          </table:table-cell>
          <table:table-cell table:formula="of:=[.E46]*(180/PI())" office:value-type="float" office:value="-166.642877285701" calcext:value-type="float">
            <text:p>-166.6428772857</text:p>
          </table:table-cell>
          <table:table-cell table:number-columns-repeated="16"/>
        </table:table-row>
        <table:table-row table:style-name="ro1">
          <table:table-cell office:value-type="float" office:value="-362" calcext:value-type="float">
            <text:p>-362</text:p>
          </table:table-cell>
          <table:table-cell office:value-type="float" office:value="-219" calcext:value-type="float">
            <text:p>-219</text:p>
          </table:table-cell>
          <table:table-cell office:value-type="float" office:value="-751" calcext:value-type="float">
            <text:p>-751</text:p>
          </table:table-cell>
          <table:table-cell table:formula="of:=[.A47]+300" office:value-type="float" office:value="-62" calcext:value-type="float">
            <text:p>-62</text:p>
          </table:table-cell>
          <table:table-cell table:formula="of:=ATAN2([.B47];[.D47])" office:value-type="float" office:value="-2.86570699110258" calcext:value-type="float">
            <text:p>-2.8657069911</text:p>
          </table:table-cell>
          <table:table-cell table:formula="of:=[.E47]*(180/PI())" office:value-type="float" office:value="-164.192915911312" calcext:value-type="float">
            <text:p>-164.1929159113</text:p>
          </table:table-cell>
          <table:table-cell table:number-columns-repeated="16"/>
        </table:table-row>
        <table:table-row table:style-name="ro1">
          <table:table-cell office:value-type="float" office:value="-371" calcext:value-type="float">
            <text:p>-371</text:p>
          </table:table-cell>
          <table:table-cell office:value-type="float" office:value="-218" calcext:value-type="float">
            <text:p>-218</text:p>
          </table:table-cell>
          <table:table-cell office:value-type="float" office:value="-751" calcext:value-type="float">
            <text:p>-751</text:p>
          </table:table-cell>
          <table:table-cell table:formula="of:=[.A48]+300" office:value-type="float" office:value="-71" calcext:value-type="float">
            <text:p>-71</text:p>
          </table:table-cell>
          <table:table-cell table:formula="of:=ATAN2([.B48];[.D48])" office:value-type="float" office:value="-2.8267385415815" calcext:value-type="float">
            <text:p>-2.8267385416</text:p>
          </table:table-cell>
          <table:table-cell table:formula="of:=[.E48]*(180/PI())" office:value-type="float" office:value="-161.960188219585" calcext:value-type="float">
            <text:p>-161.9601882196</text:p>
          </table:table-cell>
          <table:table-cell table:number-columns-repeated="16"/>
        </table:table-row>
        <table:table-row table:style-name="ro1">
          <table:table-cell office:value-type="float" office:value="-372" calcext:value-type="float">
            <text:p>-372</text:p>
          </table:table-cell>
          <table:table-cell office:value-type="float" office:value="-216" calcext:value-type="float">
            <text:p>-216</text:p>
          </table:table-cell>
          <table:table-cell office:value-type="float" office:value="-749" calcext:value-type="float">
            <text:p>-749</text:p>
          </table:table-cell>
          <table:table-cell table:formula="of:=[.A49]+300" office:value-type="float" office:value="-72" calcext:value-type="float">
            <text:p>-72</text:p>
          </table:table-cell>
          <table:table-cell table:formula="of:=ATAN2([.B49];[.D49])" office:value-type="float" office:value="-2.81984209919315" calcext:value-type="float">
            <text:p>-2.8198420992</text:p>
          </table:table-cell>
          <table:table-cell table:formula="of:=[.E49]*(180/PI())" office:value-type="float" office:value="-161.565051177078" calcext:value-type="float">
            <text:p>-161.5650511771</text:p>
          </table:table-cell>
          <table:table-cell table:number-columns-repeated="16"/>
        </table:table-row>
        <table:table-row table:style-name="ro1">
          <table:table-cell office:value-type="float" office:value="-372" calcext:value-type="float">
            <text:p>-372</text:p>
          </table:table-cell>
          <table:table-cell office:value-type="float" office:value="-216" calcext:value-type="float">
            <text:p>-216</text:p>
          </table:table-cell>
          <table:table-cell office:value-type="float" office:value="-750" calcext:value-type="float">
            <text:p>-750</text:p>
          </table:table-cell>
          <table:table-cell table:formula="of:=[.A50]+300" office:value-type="float" office:value="-72" calcext:value-type="float">
            <text:p>-72</text:p>
          </table:table-cell>
          <table:table-cell table:formula="of:=ATAN2([.B50];[.D50])" office:value-type="float" office:value="-2.81984209919315" calcext:value-type="float">
            <text:p>-2.8198420992</text:p>
          </table:table-cell>
          <table:table-cell table:formula="of:=[.E50]*(180/PI())" office:value-type="float" office:value="-161.565051177078" calcext:value-type="float">
            <text:p>-161.5650511771</text:p>
          </table:table-cell>
          <table:table-cell table:number-columns-repeated="16"/>
        </table:table-row>
        <table:table-row table:style-name="ro1">
          <table:table-cell office:value-type="float" office:value="-378" calcext:value-type="float">
            <text:p>-378</text:p>
          </table:table-cell>
          <table:table-cell office:value-type="float" office:value="-215" calcext:value-type="float">
            <text:p>-215</text:p>
          </table:table-cell>
          <table:table-cell office:value-type="float" office:value="-749" calcext:value-type="float">
            <text:p>-749</text:p>
          </table:table-cell>
          <table:table-cell table:formula="of:=[.A51]+300" office:value-type="float" office:value="-78" calcext:value-type="float">
            <text:p>-78</text:p>
          </table:table-cell>
          <table:table-cell table:formula="of:=ATAN2([.B51];[.D51])" office:value-type="float" office:value="-2.79356875483513" calcext:value-type="float">
            <text:p>-2.7935687548</text:p>
          </table:table-cell>
          <table:table-cell table:formula="of:=[.E51]*(180/PI())" office:value-type="float" office:value="-160.05969943167" calcext:value-type="float">
            <text:p>-160.0596994317</text:p>
          </table:table-cell>
          <table:table-cell table:number-columns-repeated="16"/>
        </table:table-row>
        <table:table-row table:style-name="ro1">
          <table:table-cell office:value-type="float" office:value="-389" calcext:value-type="float">
            <text:p>-389</text:p>
          </table:table-cell>
          <table:table-cell office:value-type="float" office:value="-212" calcext:value-type="float">
            <text:p>-212</text:p>
          </table:table-cell>
          <table:table-cell office:value-type="float" office:value="-754" calcext:value-type="float">
            <text:p>-754</text:p>
          </table:table-cell>
          <table:table-cell table:formula="of:=[.A52]+300" office:value-type="float" office:value="-89" calcext:value-type="float">
            <text:p>-89</text:p>
          </table:table-cell>
          <table:table-cell table:formula="of:=ATAN2([.B52];[.D52])" office:value-type="float" office:value="-2.7441250598528" calcext:value-type="float">
            <text:p>-2.7441250599</text:p>
          </table:table-cell>
          <table:table-cell table:formula="of:=[.E52]*(180/PI())" office:value-type="float" office:value="-157.22678438565" calcext:value-type="float">
            <text:p>-157.2267843857</text:p>
          </table:table-cell>
          <table:table-cell table:number-columns-repeated="16"/>
        </table:table-row>
        <table:table-row table:style-name="ro1">
          <table:table-cell office:value-type="float" office:value="-396" calcext:value-type="float">
            <text:p>-396</text:p>
          </table:table-cell>
          <table:table-cell office:value-type="float" office:value="-208" calcext:value-type="float">
            <text:p>-208</text:p>
          </table:table-cell>
          <table:table-cell office:value-type="float" office:value="-752" calcext:value-type="float">
            <text:p>-752</text:p>
          </table:table-cell>
          <table:table-cell table:formula="of:=[.A53]+300" office:value-type="float" office:value="-96" calcext:value-type="float">
            <text:p>-96</text:p>
          </table:table-cell>
          <table:table-cell table:formula="of:=ATAN2([.B53];[.D53])" office:value-type="float" office:value="-2.70918487801926" calcext:value-type="float">
            <text:p>-2.709184878</text:p>
          </table:table-cell>
          <table:table-cell table:formula="of:=[.E53]*(180/PI())" office:value-type="float" office:value="-155.224859431168" calcext:value-type="float">
            <text:p>-155.2248594312</text:p>
          </table:table-cell>
          <table:table-cell table:number-columns-repeated="16"/>
        </table:table-row>
        <table:table-row table:style-name="ro1">
          <table:table-cell office:value-type="float" office:value="-403" calcext:value-type="float">
            <text:p>-403</text:p>
          </table:table-cell>
          <table:table-cell office:value-type="float" office:value="-203" calcext:value-type="float">
            <text:p>-203</text:p>
          </table:table-cell>
          <table:table-cell office:value-type="float" office:value="-752" calcext:value-type="float">
            <text:p>-752</text:p>
          </table:table-cell>
          <table:table-cell table:formula="of:=[.A54]+300" office:value-type="float" office:value="-103" calcext:value-type="float">
            <text:p>-103</text:p>
          </table:table-cell>
          <table:table-cell table:formula="of:=ATAN2([.B54];[.D54])" office:value-type="float" office:value="-2.67205120320873" calcext:value-type="float">
            <text:p>-2.6720512032</text:p>
          </table:table-cell>
          <table:table-cell table:formula="of:=[.E54]*(180/PI())" office:value-type="float" office:value="-153.097256586713" calcext:value-type="float">
            <text:p>-153.0972565867</text:p>
          </table:table-cell>
          <table:table-cell table:number-columns-repeated="16"/>
        </table:table-row>
        <table:table-row table:style-name="ro1">
          <table:table-cell office:value-type="float" office:value="-411" calcext:value-type="float">
            <text:p>-411</text:p>
          </table:table-cell>
          <table:table-cell office:value-type="float" office:value="-197" calcext:value-type="float">
            <text:p>-197</text:p>
          </table:table-cell>
          <table:table-cell office:value-type="float" office:value="-750" calcext:value-type="float">
            <text:p>-750</text:p>
          </table:table-cell>
          <table:table-cell table:formula="of:=[.A55]+300" office:value-type="float" office:value="-111" calcext:value-type="float">
            <text:p>-111</text:p>
          </table:table-cell>
          <table:table-cell table:formula="of:=ATAN2([.B55];[.D55])" office:value-type="float" office:value="-2.6284804759874" calcext:value-type="float">
            <text:p>-2.628480476</text:p>
          </table:table-cell>
          <table:table-cell table:formula="of:=[.E55]*(180/PI())" office:value-type="float" office:value="-150.600837806616" calcext:value-type="float">
            <text:p>-150.6008378066</text:p>
          </table:table-cell>
          <table:table-cell table:number-columns-repeated="16"/>
        </table:table-row>
        <table:table-row table:style-name="ro1">
          <table:table-cell office:value-type="float" office:value="-414" calcext:value-type="float">
            <text:p>-414</text:p>
          </table:table-cell>
          <table:table-cell office:value-type="float" office:value="-191" calcext:value-type="float">
            <text:p>-191</text:p>
          </table:table-cell>
          <table:table-cell office:value-type="float" office:value="-748" calcext:value-type="float">
            <text:p>-748</text:p>
          </table:table-cell>
          <table:table-cell table:formula="of:=[.A56]+300" office:value-type="float" office:value="-114" calcext:value-type="float">
            <text:p>-114</text:p>
          </table:table-cell>
          <table:table-cell table:formula="of:=ATAN2([.B56];[.D56])" office:value-type="float" office:value="-2.60348617926363" calcext:value-type="float">
            <text:p>-2.6034861793</text:p>
          </table:table-cell>
          <table:table-cell table:formula="of:=[.E56]*(180/PI())" office:value-type="float" office:value="-149.168770092446" calcext:value-type="float">
            <text:p>-149.1687700924</text:p>
          </table:table-cell>
          <table:table-cell table:number-columns-repeated="16"/>
        </table:table-row>
        <table:table-row table:style-name="ro1">
          <table:table-cell office:value-type="float" office:value="-420" calcext:value-type="float">
            <text:p>-420</text:p>
          </table:table-cell>
          <table:table-cell office:value-type="float" office:value="-194" calcext:value-type="float">
            <text:p>-194</text:p>
          </table:table-cell>
          <table:table-cell office:value-type="float" office:value="-751" calcext:value-type="float">
            <text:p>-751</text:p>
          </table:table-cell>
          <table:table-cell table:formula="of:=[.A57]+300" office:value-type="float" office:value="-120" calcext:value-type="float">
            <text:p>-120</text:p>
          </table:table-cell>
          <table:table-cell table:formula="of:=ATAN2([.B57];[.D57])" office:value-type="float" office:value="-2.58764014494877" calcext:value-type="float">
            <text:p>-2.5876401449</text:p>
          </table:table-cell>
          <table:table-cell table:formula="of:=[.E57]*(180/PI())" office:value-type="float" office:value="-148.260859204185" calcext:value-type="float">
            <text:p>-148.2608592042</text:p>
          </table:table-cell>
          <table:table-cell table:number-columns-repeated="16"/>
        </table:table-row>
        <table:table-row table:style-name="ro1">
          <table:table-cell office:value-type="float" office:value="-432" calcext:value-type="float">
            <text:p>-432</text:p>
          </table:table-cell>
          <table:table-cell office:value-type="float" office:value="-186" calcext:value-type="float">
            <text:p>-186</text:p>
          </table:table-cell>
          <table:table-cell office:value-type="float" office:value="-753" calcext:value-type="float">
            <text:p>-753</text:p>
          </table:table-cell>
          <table:table-cell table:formula="of:=[.A58]+300" office:value-type="float" office:value="-132" calcext:value-type="float">
            <text:p>-132</text:p>
          </table:table-cell>
          <table:table-cell table:formula="of:=ATAN2([.B58];[.D58])" office:value-type="float" office:value="-2.52440126204943" calcext:value-type="float">
            <text:p>-2.524401262</text:p>
          </table:table-cell>
          <table:table-cell table:formula="of:=[.E58]*(180/PI())" office:value-type="float" office:value="-144.637538112931" calcext:value-type="float">
            <text:p>-144.6375381129</text:p>
          </table:table-cell>
          <table:table-cell table:number-columns-repeated="16"/>
        </table:table-row>
        <table:table-row table:style-name="ro1">
          <table:table-cell office:value-type="float" office:value="-435" calcext:value-type="float">
            <text:p>-435</text:p>
          </table:table-cell>
          <table:table-cell office:value-type="float" office:value="-180" calcext:value-type="float">
            <text:p>-180</text:p>
          </table:table-cell>
          <table:table-cell office:value-type="float" office:value="-749" calcext:value-type="float">
            <text:p>-749</text:p>
          </table:table-cell>
          <table:table-cell table:formula="of:=[.A59]+300" office:value-type="float" office:value="-135" calcext:value-type="float">
            <text:p>-135</text:p>
          </table:table-cell>
          <table:table-cell table:formula="of:=ATAN2([.B59];[.D59])" office:value-type="float" office:value="-2.49809154479651" calcext:value-type="float">
            <text:p>-2.4980915448</text:p>
          </table:table-cell>
          <table:table-cell table:formula="of:=[.E59]*(180/PI())" office:value-type="float" office:value="-143.130102354156" calcext:value-type="float">
            <text:p>-143.1301023542</text:p>
          </table:table-cell>
          <table:table-cell table:number-columns-repeated="16"/>
        </table:table-row>
        <table:table-row table:style-name="ro1">
          <table:table-cell office:value-type="float" office:value="-447" calcext:value-type="float">
            <text:p>-447</text:p>
          </table:table-cell>
          <table:table-cell office:value-type="float" office:value="-177" calcext:value-type="float">
            <text:p>-177</text:p>
          </table:table-cell>
          <table:table-cell office:value-type="float" office:value="-749" calcext:value-type="float">
            <text:p>-749</text:p>
          </table:table-cell>
          <table:table-cell table:formula="of:=[.A60]+300" office:value-type="float" office:value="-147" calcext:value-type="float">
            <text:p>-147</text:p>
          </table:table-cell>
          <table:table-cell table:formula="of:=ATAN2([.B60];[.D60])" office:value-type="float" office:value="-2.44852382492394" calcext:value-type="float">
            <text:p>-2.4485238249</text:p>
          </table:table-cell>
          <table:table-cell table:formula="of:=[.E60]*(180/PI())" office:value-type="float" office:value="-140.290081205371" calcext:value-type="float">
            <text:p>-140.2900812054</text:p>
          </table:table-cell>
          <table:table-cell table:number-columns-repeated="16"/>
        </table:table-row>
        <table:table-row table:style-name="ro1">
          <table:table-cell office:value-type="float" office:value="-449" calcext:value-type="float">
            <text:p>-449</text:p>
          </table:table-cell>
          <table:table-cell office:value-type="float" office:value="-172" calcext:value-type="float">
            <text:p>-172</text:p>
          </table:table-cell>
          <table:table-cell office:value-type="float" office:value="-751" calcext:value-type="float">
            <text:p>-751</text:p>
          </table:table-cell>
          <table:table-cell table:formula="of:=[.A61]+300" office:value-type="float" office:value="-149" calcext:value-type="float">
            <text:p>-149</text:p>
          </table:table-cell>
          <table:table-cell table:formula="of:=ATAN2([.B61];[.D61])" office:value-type="float" office:value="-2.4277233408496" calcext:value-type="float">
            <text:p>-2.4277233408</text:p>
          </table:table-cell>
          <table:table-cell table:formula="of:=[.E61]*(180/PI())" office:value-type="float" office:value="-139.098301256082" calcext:value-type="float">
            <text:p>-139.0983012561</text:p>
          </table:table-cell>
          <table:table-cell table:number-columns-repeated="16"/>
        </table:table-row>
        <table:table-row table:style-name="ro1">
          <table:table-cell office:value-type="float" office:value="-457" calcext:value-type="float">
            <text:p>-457</text:p>
          </table:table-cell>
          <table:table-cell office:value-type="float" office:value="-164" calcext:value-type="float">
            <text:p>-164</text:p>
          </table:table-cell>
          <table:table-cell office:value-type="float" office:value="-750" calcext:value-type="float">
            <text:p>-750</text:p>
          </table:table-cell>
          <table:table-cell table:formula="of:=[.A62]+300" office:value-type="float" office:value="-157" calcext:value-type="float">
            <text:p>-157</text:p>
          </table:table-cell>
          <table:table-cell table:formula="of:=ATAN2([.B62];[.D62])" office:value-type="float" office:value="-2.37799788809205" calcext:value-type="float">
            <text:p>-2.3779978881</text:p>
          </table:table-cell>
          <table:table-cell table:formula="of:=[.E62]*(180/PI())" office:value-type="float" office:value="-136.249242678697" calcext:value-type="float">
            <text:p>-136.2492426787</text:p>
          </table:table-cell>
          <table:table-cell table:number-columns-repeated="16"/>
        </table:table-row>
        <table:table-row table:style-name="ro1">
          <table:table-cell office:value-type="float" office:value="-467" calcext:value-type="float">
            <text:p>-467</text:p>
          </table:table-cell>
          <table:table-cell office:value-type="float" office:value="-156" calcext:value-type="float">
            <text:p>-156</text:p>
          </table:table-cell>
          <table:table-cell office:value-type="float" office:value="-749" calcext:value-type="float">
            <text:p>-749</text:p>
          </table:table-cell>
          <table:table-cell table:formula="of:=[.A63]+300" office:value-type="float" office:value="-167" calcext:value-type="float">
            <text:p>-167</text:p>
          </table:table-cell>
          <table:table-cell table:formula="of:=ATAN2([.B63];[.D63])" office:value-type="float" office:value="-2.32215191934398" calcext:value-type="float">
            <text:p>-2.3221519193</text:p>
          </table:table-cell>
          <table:table-cell table:formula="of:=[.E63]*(180/PI())" office:value-type="float" office:value="-133.049504366614" calcext:value-type="float">
            <text:p>-133.0495043666</text:p>
          </table:table-cell>
          <table:table-cell table:number-columns-repeated="16"/>
        </table:table-row>
        <table:table-row table:style-name="ro1">
          <table:table-cell office:value-type="float" office:value="-472" calcext:value-type="float">
            <text:p>-472</text:p>
          </table:table-cell>
          <table:table-cell office:value-type="float" office:value="-150" calcext:value-type="float">
            <text:p>-150</text:p>
          </table:table-cell>
          <table:table-cell office:value-type="float" office:value="-749" calcext:value-type="float">
            <text:p>-749</text:p>
          </table:table-cell>
          <table:table-cell table:formula="of:=[.A64]+300" office:value-type="float" office:value="-172" calcext:value-type="float">
            <text:p>-172</text:p>
          </table:table-cell>
          <table:table-cell table:formula="of:=ATAN2([.B64];[.D64])" office:value-type="float" office:value="-2.28797752329399" calcext:value-type="float">
            <text:p>-2.2879775233</text:p>
          </table:table-cell>
          <table:table-cell table:formula="of:=[.E64]*(180/PI())" office:value-type="float" office:value="-131.091455705541" calcext:value-type="float">
            <text:p>-131.0914557055</text:p>
          </table:table-cell>
          <table:table-cell table:number-columns-repeated="16"/>
        </table:table-row>
        <table:table-row table:style-name="ro1">
          <table:table-cell office:value-type="float" office:value="-480" calcext:value-type="float">
            <text:p>-480</text:p>
          </table:table-cell>
          <table:table-cell office:value-type="float" office:value="-143" calcext:value-type="float">
            <text:p>-143</text:p>
          </table:table-cell>
          <table:table-cell office:value-type="float" office:value="-752" calcext:value-type="float">
            <text:p>-752</text:p>
          </table:table-cell>
          <table:table-cell table:formula="of:=[.A65]+300" office:value-type="float" office:value="-180" calcext:value-type="float">
            <text:p>-180</text:p>
          </table:table-cell>
          <table:table-cell table:formula="of:=ATAN2([.B65];[.D65])" office:value-type="float" office:value="-2.2421405429516" calcext:value-type="float">
            <text:p>-2.242140543</text:p>
          </table:table-cell>
          <table:table-cell table:formula="of:=[.E65]*(180/PI())" office:value-type="float" office:value="-128.465190186297" calcext:value-type="float">
            <text:p>-128.4651901863</text:p>
          </table:table-cell>
          <table:table-cell table:number-columns-repeated="16"/>
        </table:table-row>
        <table:table-row table:style-name="ro1">
          <table:table-cell office:value-type="float" office:value="-480" calcext:value-type="float">
            <text:p>-480</text:p>
          </table:table-cell>
          <table:table-cell office:value-type="float" office:value="-133" calcext:value-type="float">
            <text:p>-133</text:p>
          </table:table-cell>
          <table:table-cell office:value-type="float" office:value="-749" calcext:value-type="float">
            <text:p>-749</text:p>
          </table:table-cell>
          <table:table-cell table:formula="of:=[.A66]+300" office:value-type="float" office:value="-180" calcext:value-type="float">
            <text:p>-180</text:p>
          </table:table-cell>
          <table:table-cell table:formula="of:=ATAN2([.B66];[.D66])" office:value-type="float" office:value="-2.20714831699437" calcext:value-type="float">
            <text:p>-2.207148317</text:p>
          </table:table-cell>
          <table:table-cell table:formula="of:=[.E66]*(180/PI())" office:value-type="float" office:value="-126.46028332318" calcext:value-type="float">
            <text:p>-126.4602833232</text:p>
          </table:table-cell>
          <table:table-cell table:number-columns-repeated="16"/>
        </table:table-row>
        <table:table-row table:style-name="ro1">
          <table:table-cell office:value-type="float" office:value="-483" calcext:value-type="float">
            <text:p>-483</text:p>
          </table:table-cell>
          <table:table-cell office:value-type="float" office:value="-131" calcext:value-type="float">
            <text:p>-131</text:p>
          </table:table-cell>
          <table:table-cell office:value-type="float" office:value="-751" calcext:value-type="float">
            <text:p>-751</text:p>
          </table:table-cell>
          <table:table-cell table:formula="of:=[.A67]+300" office:value-type="float" office:value="-183" calcext:value-type="float">
            <text:p>-183</text:p>
          </table:table-cell>
          <table:table-cell table:formula="of:=ATAN2([.B67];[.D67])" office:value-type="float" office:value="-2.19207887026146" calcext:value-type="float">
            <text:p>-2.1920788703</text:p>
          </table:table-cell>
          <table:table-cell table:formula="of:=[.E67]*(180/PI())" office:value-type="float" office:value="-125.596867625787" calcext:value-type="float">
            <text:p>-125.5968676258</text:p>
          </table:table-cell>
          <table:table-cell table:number-columns-repeated="16"/>
        </table:table-row>
        <table:table-row table:style-name="ro1">
          <table:table-cell office:value-type="float" office:value="-491" calcext:value-type="float">
            <text:p>-491</text:p>
          </table:table-cell>
          <table:table-cell office:value-type="float" office:value="-123" calcext:value-type="float">
            <text:p>-123</text:p>
          </table:table-cell>
          <table:table-cell office:value-type="float" office:value="-749" calcext:value-type="float">
            <text:p>-749</text:p>
          </table:table-cell>
          <table:table-cell table:formula="of:=[.A68]+300" office:value-type="float" office:value="-191" calcext:value-type="float">
            <text:p>-191</text:p>
          </table:table-cell>
          <table:table-cell table:formula="of:=ATAN2([.B68];[.D68])" office:value-type="float" office:value="-2.14292724735067" calcext:value-type="float">
            <text:p>-2.1429272474</text:p>
          </table:table-cell>
          <table:table-cell table:formula="of:=[.E68]*(180/PI())" office:value-type="float" office:value="-122.780687076781" calcext:value-type="float">
            <text:p>-122.7806870768</text:p>
          </table:table-cell>
          <table:table-cell table:number-columns-repeated="16"/>
        </table:table-row>
        <table:table-row table:style-name="ro1">
          <table:table-cell office:value-type="float" office:value="-492" calcext:value-type="float">
            <text:p>-492</text:p>
          </table:table-cell>
          <table:table-cell office:value-type="float" office:value="-119" calcext:value-type="float">
            <text:p>-119</text:p>
          </table:table-cell>
          <table:table-cell office:value-type="float" office:value="-751" calcext:value-type="float">
            <text:p>-751</text:p>
          </table:table-cell>
          <table:table-cell table:formula="of:=[.A69]+300" office:value-type="float" office:value="-192" calcext:value-type="float">
            <text:p>-192</text:p>
          </table:table-cell>
          <table:table-cell table:formula="of:=ATAN2([.B69];[.D69])" office:value-type="float" office:value="-2.12564155372074" calcext:value-type="float">
            <text:p>-2.1256415537</text:p>
          </table:table-cell>
          <table:table-cell table:formula="of:=[.E69]*(180/PI())" office:value-type="float" office:value="-121.790289785829" calcext:value-type="float">
            <text:p>-121.7902897858</text:p>
          </table:table-cell>
          <table:table-cell table:number-columns-repeated="16"/>
        </table:table-row>
        <table:table-row table:style-name="ro1">
          <table:table-cell office:value-type="float" office:value="-497" calcext:value-type="float">
            <text:p>-497</text:p>
          </table:table-cell>
          <table:table-cell office:value-type="float" office:value="-107" calcext:value-type="float">
            <text:p>-107</text:p>
          </table:table-cell>
          <table:table-cell office:value-type="float" office:value="-749" calcext:value-type="float">
            <text:p>-749</text:p>
          </table:table-cell>
          <table:table-cell table:formula="of:=[.A70]+300" office:value-type="float" office:value="-197" calcext:value-type="float">
            <text:p>-197</text:p>
          </table:table-cell>
          <table:table-cell table:formula="of:=ATAN2([.B70];[.D70])" office:value-type="float" office:value="-2.06836305747489" calcext:value-type="float">
            <text:p>-2.0683630575</text:p>
          </table:table-cell>
          <table:table-cell table:formula="of:=[.E70]*(180/PI())" office:value-type="float" office:value="-118.508473694086" calcext:value-type="float">
            <text:p>-118.5084736941</text:p>
          </table:table-cell>
          <table:table-cell table:number-columns-repeated="16"/>
        </table:table-row>
        <table:table-row table:style-name="ro1">
          <table:table-cell office:value-type="float" office:value="-499" calcext:value-type="float">
            <text:p>-499</text:p>
          </table:table-cell>
          <table:table-cell office:value-type="float" office:value="-107" calcext:value-type="float">
            <text:p>-107</text:p>
          </table:table-cell>
          <table:table-cell office:value-type="float" office:value="-748" calcext:value-type="float">
            <text:p>-748</text:p>
          </table:table-cell>
          <table:table-cell table:formula="of:=[.A71]+300" office:value-type="float" office:value="-199" calcext:value-type="float">
            <text:p>-199</text:p>
          </table:table-cell>
          <table:table-cell table:formula="of:=ATAN2([.B71];[.D71])" office:value-type="float" office:value="-2.06413817540261" calcext:value-type="float">
            <text:p>-2.0641381754</text:p>
          </table:table-cell>
          <table:table-cell table:formula="of:=[.E71]*(180/PI())" office:value-type="float" office:value="-118.266405782404" calcext:value-type="float">
            <text:p>-118.2664057824</text:p>
          </table:table-cell>
          <table:table-cell table:number-columns-repeated="16"/>
        </table:table-row>
        <table:table-row table:style-name="ro1">
          <table:table-cell office:value-type="float" office:value="-504" calcext:value-type="float">
            <text:p>-504</text:p>
          </table:table-cell>
          <table:table-cell office:value-type="float" office:value="-98" calcext:value-type="float">
            <text:p>-98</text:p>
          </table:table-cell>
          <table:table-cell office:value-type="float" office:value="-751" calcext:value-type="float">
            <text:p>-751</text:p>
          </table:table-cell>
          <table:table-cell table:formula="of:=[.A72]+300" office:value-type="float" office:value="-204" calcext:value-type="float">
            <text:p>-204</text:p>
          </table:table-cell>
          <table:table-cell table:formula="of:=ATAN2([.B72];[.D72])" office:value-type="float" office:value="-2.01863497625613" calcext:value-type="float">
            <text:p>-2.0186349763</text:p>
          </table:table-cell>
          <table:table-cell table:formula="of:=[.E72]*(180/PI())" office:value-type="float" office:value="-115.659264516967" calcext:value-type="float">
            <text:p>-115.659264517</text:p>
          </table:table-cell>
          <table:table-cell table:number-columns-repeated="16"/>
        </table:table-row>
        <table:table-row table:style-name="ro1">
          <table:table-cell office:value-type="float" office:value="-510" calcext:value-type="float">
            <text:p>-510</text:p>
          </table:table-cell>
          <table:table-cell office:value-type="float" office:value="-84" calcext:value-type="float">
            <text:p>-84</text:p>
          </table:table-cell>
          <table:table-cell office:value-type="float" office:value="-751" calcext:value-type="float">
            <text:p>-751</text:p>
          </table:table-cell>
          <table:table-cell table:formula="of:=[.A73]+300" office:value-type="float" office:value="-210" calcext:value-type="float">
            <text:p>-210</text:p>
          </table:table-cell>
          <table:table-cell table:formula="of:=ATAN2([.B73];[.D73])" office:value-type="float" office:value="-1.95130270390726" calcext:value-type="float">
            <text:p>-1.9513027039</text:p>
          </table:table-cell>
          <table:table-cell table:formula="of:=[.E73]*(180/PI())" office:value-type="float" office:value="-111.801409486352" calcext:value-type="float">
            <text:p>-111.8014094864</text:p>
          </table:table-cell>
          <table:table-cell table:number-columns-repeated="16"/>
        </table:table-row>
        <table:table-row table:style-name="ro1">
          <table:table-cell office:value-type="float" office:value="-510" calcext:value-type="float">
            <text:p>-510</text:p>
          </table:table-cell>
          <table:table-cell office:value-type="float" office:value="-82" calcext:value-type="float">
            <text:p>-82</text:p>
          </table:table-cell>
          <table:table-cell office:value-type="float" office:value="-748" calcext:value-type="float">
            <text:p>-748</text:p>
          </table:table-cell>
          <table:table-cell table:formula="of:=[.A74]+300" office:value-type="float" office:value="-210" calcext:value-type="float">
            <text:p>-210</text:p>
          </table:table-cell>
          <table:table-cell table:formula="of:=ATAN2([.B74];[.D74])" office:value-type="float" office:value="-1.94306565791394" calcext:value-type="float">
            <text:p>-1.9430656579</text:p>
          </table:table-cell>
          <table:table-cell table:formula="of:=[.E74]*(180/PI())" office:value-type="float" office:value="-111.32946151528" calcext:value-type="float">
            <text:p>-111.3294615153</text:p>
          </table:table-cell>
          <table:table-cell table:number-columns-repeated="16"/>
        </table:table-row>
        <table:table-row table:style-name="ro1">
          <table:table-cell office:value-type="float" office:value="-519" calcext:value-type="float">
            <text:p>-519</text:p>
          </table:table-cell>
          <table:table-cell office:value-type="float" office:value="-67" calcext:value-type="float">
            <text:p>-67</text:p>
          </table:table-cell>
          <table:table-cell office:value-type="float" office:value="-751" calcext:value-type="float">
            <text:p>-751</text:p>
          </table:table-cell>
          <table:table-cell table:formula="of:=[.A75]+300" office:value-type="float" office:value="-219" calcext:value-type="float">
            <text:p>-219</text:p>
          </table:table-cell>
          <table:table-cell table:formula="of:=ATAN2([.B75];[.D75])" office:value-type="float" office:value="-1.867690123323" calcext:value-type="float">
            <text:p>-1.8676901233</text:p>
          </table:table-cell>
          <table:table-cell table:formula="of:=[.E75]*(180/PI())" office:value-type="float" office:value="-107.010761504676" calcext:value-type="float">
            <text:p>-107.0107615047</text:p>
          </table:table-cell>
          <table:table-cell table:number-columns-repeated="16"/>
        </table:table-row>
        <table:table-row table:style-name="ro1">
          <table:table-cell office:value-type="float" office:value="-521" calcext:value-type="float">
            <text:p>-521</text:p>
          </table:table-cell>
          <table:table-cell office:value-type="float" office:value="-58" calcext:value-type="float">
            <text:p>-58</text:p>
          </table:table-cell>
          <table:table-cell office:value-type="float" office:value="-750" calcext:value-type="float">
            <text:p>-750</text:p>
          </table:table-cell>
          <table:table-cell table:formula="of:=[.A76]+300" office:value-type="float" office:value="-221" calcext:value-type="float">
            <text:p>-221</text:p>
          </table:table-cell>
          <table:table-cell table:formula="of:=ATAN2([.B76];[.D76])" office:value-type="float" office:value="-1.82745174157588" calcext:value-type="float">
            <text:p>-1.8274517416</text:p>
          </table:table-cell>
          <table:table-cell table:formula="of:=[.E76]*(180/PI())" office:value-type="float" office:value="-104.70527205613" calcext:value-type="float">
            <text:p>-104.7052720561</text:p>
          </table:table-cell>
          <table:table-cell table:number-columns-repeated="16"/>
        </table:table-row>
        <table:table-row table:style-name="ro1">
          <table:table-cell office:value-type="float" office:value="-521" calcext:value-type="float">
            <text:p>-521</text:p>
          </table:table-cell>
          <table:table-cell office:value-type="float" office:value="-48" calcext:value-type="float">
            <text:p>-48</text:p>
          </table:table-cell>
          <table:table-cell office:value-type="float" office:value="-747" calcext:value-type="float">
            <text:p>-747</text:p>
          </table:table-cell>
          <table:table-cell table:formula="of:=[.A77]+300" office:value-type="float" office:value="-221" calcext:value-type="float">
            <text:p>-221</text:p>
          </table:table-cell>
          <table:table-cell table:formula="of:=ATAN2([.B77];[.D77])" office:value-type="float" office:value="-1.78466914637445" calcext:value-type="float">
            <text:p>-1.7846691464</text:p>
          </table:table-cell>
          <table:table-cell table:formula="of:=[.E77]*(180/PI())" office:value-type="float" office:value="-102.254009914472" calcext:value-type="float">
            <text:p>-102.2540099145</text:p>
          </table:table-cell>
          <table:table-cell table:number-columns-repeated="16"/>
        </table:table-row>
        <table:table-row table:style-name="ro1">
          <table:table-cell office:value-type="float" office:value="-520" calcext:value-type="float">
            <text:p>-520</text:p>
          </table:table-cell>
          <table:table-cell office:value-type="float" office:value="-42" calcext:value-type="float">
            <text:p>-42</text:p>
          </table:table-cell>
          <table:table-cell office:value-type="float" office:value="-748" calcext:value-type="float">
            <text:p>-748</text:p>
          </table:table-cell>
          <table:table-cell table:formula="of:=[.A78]+300" office:value-type="float" office:value="-220" calcext:value-type="float">
            <text:p>-220</text:p>
          </table:table-cell>
          <table:table-cell table:formula="of:=ATAN2([.B78];[.D78])" office:value-type="float" office:value="-1.7594355430194" calcext:value-type="float">
            <text:p>-1.759435543</text:p>
          </table:table-cell>
          <table:table-cell table:formula="of:=[.E78]*(180/PI())" office:value-type="float" office:value="-100.80823094032" calcext:value-type="float">
            <text:p>-100.8082309403</text:p>
          </table:table-cell>
          <table:table-cell table:number-columns-repeated="16"/>
        </table:table-row>
        <table:table-row table:style-name="ro1">
          <table:table-cell office:value-type="float" office:value="-520" calcext:value-type="float">
            <text:p>-520</text:p>
          </table:table-cell>
          <table:table-cell office:value-type="float" office:value="-42" calcext:value-type="float">
            <text:p>-42</text:p>
          </table:table-cell>
          <table:table-cell office:value-type="float" office:value="-748" calcext:value-type="float">
            <text:p>-748</text:p>
          </table:table-cell>
          <table:table-cell table:formula="of:=[.A79]+300" office:value-type="float" office:value="-220" calcext:value-type="float">
            <text:p>-220</text:p>
          </table:table-cell>
          <table:table-cell table:formula="of:=ATAN2([.B79];[.D79])" office:value-type="float" office:value="-1.7594355430194" calcext:value-type="float">
            <text:p>-1.759435543</text:p>
          </table:table-cell>
          <table:table-cell table:formula="of:=[.E79]*(180/PI())" office:value-type="float" office:value="-100.80823094032" calcext:value-type="float">
            <text:p>-100.8082309403</text:p>
          </table:table-cell>
          <table:table-cell table:number-columns-repeated="16"/>
        </table:table-row>
        <table:table-row table:style-name="ro1">
          <table:table-cell office:value-type="float" office:value="-524" calcext:value-type="float">
            <text:p>-524</text:p>
          </table:table-cell>
          <table:table-cell office:value-type="float" office:value="-34" calcext:value-type="float">
            <text:p>-34</text:p>
          </table:table-cell>
          <table:table-cell office:value-type="float" office:value="-748" calcext:value-type="float">
            <text:p>-748</text:p>
          </table:table-cell>
          <table:table-cell table:formula="of:=[.A80]+300" office:value-type="float" office:value="-224" calcext:value-type="float">
            <text:p>-224</text:p>
          </table:table-cell>
          <table:table-cell table:formula="of:=ATAN2([.B80];[.D80])" office:value-type="float" office:value="-1.72143223509208" calcext:value-type="float">
            <text:p>-1.7214322351</text:p>
          </table:table-cell>
          <table:table-cell table:formula="of:=[.E80]*(180/PI())" office:value-type="float" office:value="-98.6308017885484" calcext:value-type="float">
            <text:p>-98.6308017885</text:p>
          </table:table-cell>
          <table:table-cell table:number-columns-repeated="16"/>
        </table:table-row>
        <table:table-row table:style-name="ro1">
          <table:table-cell office:value-type="float" office:value="-526" calcext:value-type="float">
            <text:p>-526</text:p>
          </table:table-cell>
          <table:table-cell office:value-type="float" office:value="-15" calcext:value-type="float">
            <text:p>-15</text:p>
          </table:table-cell>
          <table:table-cell office:value-type="float" office:value="-752" calcext:value-type="float">
            <text:p>-752</text:p>
          </table:table-cell>
          <table:table-cell table:formula="of:=[.A81]+300" office:value-type="float" office:value="-226" calcext:value-type="float">
            <text:p>-226</text:p>
          </table:table-cell>
          <table:table-cell table:formula="of:=ATAN2([.B81];[.D81])" office:value-type="float" office:value="-1.63707080482292" calcext:value-type="float">
            <text:p>-1.6370708048</text:p>
          </table:table-cell>
          <table:table-cell table:formula="of:=[.E81]*(180/PI())" office:value-type="float" office:value="-93.7972478804384" calcext:value-type="float">
            <text:p>-93.7972478804</text:p>
          </table:table-cell>
          <table:table-cell table:number-columns-repeated="16"/>
        </table:table-row>
        <table:table-row table:style-name="ro1">
          <table:table-cell office:value-type="float" office:value="-528" calcext:value-type="float">
            <text:p>-528</text:p>
          </table:table-cell>
          <table:table-cell office:value-type="float" office:value="-14" calcext:value-type="float">
            <text:p>-14</text:p>
          </table:table-cell>
          <table:table-cell office:value-type="float" office:value="-749" calcext:value-type="float">
            <text:p>-749</text:p>
          </table:table-cell>
          <table:table-cell table:formula="of:=[.A82]+300" office:value-type="float" office:value="-228" calcext:value-type="float">
            <text:p>-228</text:p>
          </table:table-cell>
          <table:table-cell table:formula="of:=ATAN2([.B82];[.D82])" office:value-type="float" office:value="-1.63212283793526" calcext:value-type="float">
            <text:p>-1.6321228379</text:p>
          </table:table-cell>
          <table:table-cell table:formula="of:=[.E82]*(180/PI())" office:value-type="float" office:value="-93.513750260605" calcext:value-type="float">
            <text:p>-93.5137502606</text:p>
          </table:table-cell>
          <table:table-cell table:number-columns-repeated="16"/>
        </table:table-row>
        <table:table-row table:style-name="ro1">
          <table:table-cell office:value-type="float" office:value="-528" calcext:value-type="float">
            <text:p>-528</text:p>
          </table:table-cell>
          <table:table-cell office:value-type="float" office:value="-7" calcext:value-type="float">
            <text:p>-7</text:p>
          </table:table-cell>
          <table:table-cell office:value-type="float" office:value="-749" calcext:value-type="float">
            <text:p>-749</text:p>
          </table:table-cell>
          <table:table-cell table:formula="of:=[.A83]+300" office:value-type="float" office:value="-228" calcext:value-type="float">
            <text:p>-228</text:p>
          </table:table-cell>
          <table:table-cell table:formula="of:=ATAN2([.B83];[.D83])" office:value-type="float" office:value="-1.60148844016492" calcext:value-type="float">
            <text:p>-1.6014884402</text:p>
          </table:table-cell>
          <table:table-cell table:formula="of:=[.E83]*(180/PI())" office:value-type="float" office:value="-91.7585285604391" calcext:value-type="float">
            <text:p>-91.7585285604</text:p>
          </table:table-cell>
          <table:table-cell table:number-columns-repeated="16"/>
        </table:table-row>
        <table:table-row table:style-name="ro1">
          <table:table-cell office:value-type="float" office:value="-531" calcext:value-type="float">
            <text:p>-531</text:p>
          </table:table-cell>
          <table:table-cell office:value-type="float" office:value="0" calcext:value-type="float">
            <text:p>0</text:p>
          </table:table-cell>
          <table:table-cell office:value-type="float" office:value="-749" calcext:value-type="float">
            <text:p>-749</text:p>
          </table:table-cell>
          <table:table-cell table:formula="of:=[.A84]+300" office:value-type="float" office:value="-231" calcext:value-type="float">
            <text:p>-231</text:p>
          </table:table-cell>
          <table:table-cell table:formula="of:=ATAN2([.B84];[.D84])" office:value-type="float" office:value="-1.5707963267949" calcext:value-type="float">
            <text:p>-1.5707963268</text:p>
          </table:table-cell>
          <table:table-cell table:formula="of:=[.E84]*(180/PI())" office:value-type="float" office:value="-90" calcext:value-type="float">
            <text:p>-90</text:p>
          </table:table-cell>
          <table:table-cell table:number-columns-repeated="16"/>
        </table:table-row>
        <table:table-row table:style-name="ro1">
          <table:table-cell office:value-type="float" office:value="-530" calcext:value-type="float">
            <text:p>-530</text:p>
          </table:table-cell>
          <table:table-cell office:value-type="float" office:value="15" calcext:value-type="float">
            <text:p>15</text:p>
          </table:table-cell>
          <table:table-cell office:value-type="float" office:value="-743" calcext:value-type="float">
            <text:p>-743</text:p>
          </table:table-cell>
          <table:table-cell table:formula="of:=[.A85]+300" office:value-type="float" office:value="-230" calcext:value-type="float">
            <text:p>-230</text:p>
          </table:table-cell>
          <table:table-cell table:formula="of:=ATAN2([.B85];[.D85])" office:value-type="float" office:value="-1.50567116346051" calcext:value-type="float">
            <text:p>-1.5056711635</text:p>
          </table:table-cell>
          <table:table-cell table:formula="of:=[.E85]*(180/PI())" office:value-type="float" office:value="-86.2686030008396" calcext:value-type="float">
            <text:p>-86.2686030008</text:p>
          </table:table-cell>
          <table:table-cell table:number-columns-repeated="16"/>
        </table:table-row>
        <table:table-row table:style-name="ro1">
          <table:table-cell office:value-type="float" office:value="-527" calcext:value-type="float">
            <text:p>-527</text:p>
          </table:table-cell>
          <table:table-cell office:value-type="float" office:value="29" calcext:value-type="float">
            <text:p>29</text:p>
          </table:table-cell>
          <table:table-cell office:value-type="float" office:value="-752" calcext:value-type="float">
            <text:p>-752</text:p>
          </table:table-cell>
          <table:table-cell table:formula="of:=[.A86]+300" office:value-type="float" office:value="-227" calcext:value-type="float">
            <text:p>-227</text:p>
          </table:table-cell>
          <table:table-cell table:formula="of:=ATAN2([.B86];[.D86])" office:value-type="float" office:value="-1.4437313117822" calcext:value-type="float">
            <text:p>-1.4437313118</text:p>
          </table:table-cell>
          <table:table-cell table:formula="of:=[.E86]*(180/PI())" office:value-type="float" office:value="-82.7197109160063" calcext:value-type="float">
            <text:p>-82.719710916</text:p>
          </table:table-cell>
          <table:table-cell table:number-columns-repeated="16"/>
        </table:table-row>
        <table:table-row table:style-name="ro1">
          <table:table-cell office:value-type="float" office:value="-527" calcext:value-type="float">
            <text:p>-527</text:p>
          </table:table-cell>
          <table:table-cell office:value-type="float" office:value="29" calcext:value-type="float">
            <text:p>29</text:p>
          </table:table-cell>
          <table:table-cell office:value-type="float" office:value="-752" calcext:value-type="float">
            <text:p>-752</text:p>
          </table:table-cell>
          <table:table-cell table:formula="of:=[.A87]+300" office:value-type="float" office:value="-227" calcext:value-type="float">
            <text:p>-227</text:p>
          </table:table-cell>
          <table:table-cell table:formula="of:=ATAN2([.B87];[.D87])" office:value-type="float" office:value="-1.4437313117822" calcext:value-type="float">
            <text:p>-1.4437313118</text:p>
          </table:table-cell>
          <table:table-cell table:formula="of:=[.E87]*(180/PI())" office:value-type="float" office:value="-82.7197109160063" calcext:value-type="float">
            <text:p>-82.719710916</text:p>
          </table:table-cell>
          <table:table-cell table:number-columns-repeated="16"/>
        </table:table-row>
        <table:table-row table:style-name="ro1">
          <table:table-cell office:value-type="float" office:value="-526" calcext:value-type="float">
            <text:p>-526</text:p>
          </table:table-cell>
          <table:table-cell office:value-type="float" office:value="39" calcext:value-type="float">
            <text:p>39</text:p>
          </table:table-cell>
          <table:table-cell office:value-type="float" office:value="-749" calcext:value-type="float">
            <text:p>-749</text:p>
          </table:table-cell>
          <table:table-cell table:formula="of:=[.A88]+300" office:value-type="float" office:value="-226" calcext:value-type="float">
            <text:p>-226</text:p>
          </table:table-cell>
          <table:table-cell table:formula="of:=ATAN2([.B88];[.D88])" office:value-type="float" office:value="-1.39991294522142" calcext:value-type="float">
            <text:p>-1.3999129452</text:p>
          </table:table-cell>
          <table:table-cell table:formula="of:=[.E88]*(180/PI())" office:value-type="float" office:value="-80.2091034469164" calcext:value-type="float">
            <text:p>-80.2091034469</text:p>
          </table:table-cell>
          <table:table-cell table:number-columns-repeated="16"/>
        </table:table-row>
        <table:table-row table:style-name="ro1">
          <table:table-cell office:value-type="float" office:value="-529" calcext:value-type="float">
            <text:p>-529</text:p>
          </table:table-cell>
          <table:table-cell office:value-type="float" office:value="46" calcext:value-type="float">
            <text:p>46</text:p>
          </table:table-cell>
          <table:table-cell office:value-type="float" office:value="-745" calcext:value-type="float">
            <text:p>-745</text:p>
          </table:table-cell>
          <table:table-cell table:formula="of:=[.A89]+300" office:value-type="float" office:value="-229" calcext:value-type="float">
            <text:p>-229</text:p>
          </table:table-cell>
          <table:table-cell table:formula="of:=ATAN2([.B89];[.D89])" office:value-type="float" office:value="-1.37256113657977" calcext:value-type="float">
            <text:p>-1.3725611366</text:p>
          </table:table-cell>
          <table:table-cell table:formula="of:=[.E89]*(180/PI())" office:value-type="float" office:value="-78.6419602497002" calcext:value-type="float">
            <text:p>-78.6419602497</text:p>
          </table:table-cell>
          <table:table-cell table:number-columns-repeated="16"/>
        </table:table-row>
        <table:table-row table:style-name="ro1">
          <table:table-cell office:value-type="float" office:value="-524" calcext:value-type="float">
            <text:p>-524</text:p>
          </table:table-cell>
          <table:table-cell office:value-type="float" office:value="61" calcext:value-type="float">
            <text:p>61</text:p>
          </table:table-cell>
          <table:table-cell office:value-type="float" office:value="-746" calcext:value-type="float">
            <text:p>-746</text:p>
          </table:table-cell>
          <table:table-cell table:formula="of:=[.A90]+300" office:value-type="float" office:value="-224" calcext:value-type="float">
            <text:p>-224</text:p>
          </table:table-cell>
          <table:table-cell table:formula="of:=ATAN2([.B90];[.D90])" office:value-type="float" office:value="-1.30492206379902" calcext:value-type="float">
            <text:p>-1.3049220638</text:p>
          </table:table-cell>
          <table:table-cell table:formula="of:=[.E90]*(180/PI())" office:value-type="float" office:value="-74.7665268491853" calcext:value-type="float">
            <text:p>-74.7665268492</text:p>
          </table:table-cell>
          <table:table-cell table:number-columns-repeated="16"/>
        </table:table-row>
        <table:table-row table:style-name="ro1">
          <table:table-cell office:value-type="float" office:value="-521" calcext:value-type="float">
            <text:p>-521</text:p>
          </table:table-cell>
          <table:table-cell office:value-type="float" office:value="71" calcext:value-type="float">
            <text:p>71</text:p>
          </table:table-cell>
          <table:table-cell office:value-type="float" office:value="-749" calcext:value-type="float">
            <text:p>-749</text:p>
          </table:table-cell>
          <table:table-cell table:formula="of:=[.A91]+300" office:value-type="float" office:value="-221" calcext:value-type="float">
            <text:p>-221</text:p>
          </table:table-cell>
          <table:table-cell table:formula="of:=ATAN2([.B91];[.D91])" office:value-type="float" office:value="-1.2599445234111" calcext:value-type="float">
            <text:p>-1.2599445234</text:p>
          </table:table-cell>
          <table:table-cell table:formula="of:=[.E91]*(180/PI())" office:value-type="float" office:value="-72.189503612078" calcext:value-type="float">
            <text:p>-72.1895036121</text:p>
          </table:table-cell>
          <table:table-cell table:number-columns-repeated="16"/>
        </table:table-row>
        <table:table-row table:style-name="ro1">
          <table:table-cell office:value-type="float" office:value="-520" calcext:value-type="float">
            <text:p>-520</text:p>
          </table:table-cell>
          <table:table-cell office:value-type="float" office:value="77" calcext:value-type="float">
            <text:p>77</text:p>
          </table:table-cell>
          <table:table-cell office:value-type="float" office:value="-748" calcext:value-type="float">
            <text:p>-748</text:p>
          </table:table-cell>
          <table:table-cell table:formula="of:=[.A92]+300" office:value-type="float" office:value="-220" calcext:value-type="float">
            <text:p>-220</text:p>
          </table:table-cell>
          <table:table-cell table:formula="of:=ATAN2([.B92];[.D92])" office:value-type="float" office:value="-1.23412150740817" calcext:value-type="float">
            <text:p>-1.2341215074</text:p>
          </table:table-cell>
          <table:table-cell table:formula="of:=[.E92]*(180/PI())" office:value-type="float" office:value="-70.7099537808113" calcext:value-type="float">
            <text:p>-70.7099537808</text:p>
          </table:table-cell>
          <table:table-cell table:number-columns-repeated="16"/>
        </table:table-row>
        <table:table-row table:style-name="ro1">
          <table:table-cell office:value-type="float" office:value="-517" calcext:value-type="float">
            <text:p>-517</text:p>
          </table:table-cell>
          <table:table-cell office:value-type="float" office:value="90" calcext:value-type="float">
            <text:p>90</text:p>
          </table:table-cell>
          <table:table-cell office:value-type="float" office:value="-747" calcext:value-type="float">
            <text:p>-747</text:p>
          </table:table-cell>
          <table:table-cell table:formula="of:=[.A93]+300" office:value-type="float" office:value="-217" calcext:value-type="float">
            <text:p>-217</text:p>
          </table:table-cell>
          <table:table-cell table:formula="of:=ATAN2([.B93];[.D93])" office:value-type="float" office:value="-1.17764240275088" calcext:value-type="float">
            <text:p>-1.1776424028</text:p>
          </table:table-cell>
          <table:table-cell table:formula="of:=[.E93]*(180/PI())" office:value-type="float" office:value="-67.473939453271" calcext:value-type="float">
            <text:p>-67.4739394533</text:p>
          </table:table-cell>
          <table:table-cell table:number-columns-repeated="16"/>
        </table:table-row>
        <table:table-row table:style-name="ro1">
          <table:table-cell office:value-type="float" office:value="-512" calcext:value-type="float">
            <text:p>-512</text:p>
          </table:table-cell>
          <table:table-cell office:value-type="float" office:value="98" calcext:value-type="float">
            <text:p>98</text:p>
          </table:table-cell>
          <table:table-cell office:value-type="float" office:value="-746" calcext:value-type="float">
            <text:p>-746</text:p>
          </table:table-cell>
          <table:table-cell table:formula="of:=[.A94]+300" office:value-type="float" office:value="-212" calcext:value-type="float">
            <text:p>-212</text:p>
          </table:table-cell>
          <table:table-cell table:formula="of:=ATAN2([.B94];[.D94])" office:value-type="float" office:value="-1.13779046517127" calcext:value-type="float">
            <text:p>-1.1377904652</text:p>
          </table:table-cell>
          <table:table-cell table:formula="of:=[.E94]*(180/PI())" office:value-type="float" office:value="-65.1905916245405" calcext:value-type="float">
            <text:p>-65.1905916245</text:p>
          </table:table-cell>
          <table:table-cell table:number-columns-repeated="16"/>
        </table:table-row>
        <table:table-row table:style-name="ro1">
          <table:table-cell office:value-type="float" office:value="-507" calcext:value-type="float">
            <text:p>-507</text:p>
          </table:table-cell>
          <table:table-cell office:value-type="float" office:value="102" calcext:value-type="float">
            <text:p>102</text:p>
          </table:table-cell>
          <table:table-cell office:value-type="float" office:value="-749" calcext:value-type="float">
            <text:p>-749</text:p>
          </table:table-cell>
          <table:table-cell table:formula="of:=[.A95]+300" office:value-type="float" office:value="-207" calcext:value-type="float">
            <text:p>-207</text:p>
          </table:table-cell>
          <table:table-cell table:formula="of:=ATAN2([.B95];[.D95])" office:value-type="float" office:value="-1.11296260577593" calcext:value-type="float">
            <text:p>-1.1129626058</text:p>
          </table:table-cell>
          <table:table-cell table:formula="of:=[.E95]*(180/PI())" office:value-type="float" office:value="-63.7680600668434" calcext:value-type="float">
            <text:p>-63.7680600668</text:p>
          </table:table-cell>
          <table:table-cell table:number-columns-repeated="16"/>
        </table:table-row>
        <table:table-row table:style-name="ro1">
          <table:table-cell office:value-type="float" office:value="-501" calcext:value-type="float">
            <text:p>-501</text:p>
          </table:table-cell>
          <table:table-cell office:value-type="float" office:value="115" calcext:value-type="float">
            <text:p>115</text:p>
          </table:table-cell>
          <table:table-cell office:value-type="float" office:value="-747" calcext:value-type="float">
            <text:p>-747</text:p>
          </table:table-cell>
          <table:table-cell table:formula="of:=[.A96]+300" office:value-type="float" office:value="-201" calcext:value-type="float">
            <text:p>-201</text:p>
          </table:table-cell>
          <table:table-cell table:formula="of:=ATAN2([.B96];[.D96])" office:value-type="float" office:value="-1.05111459396007" calcext:value-type="float">
            <text:p>-1.051114594</text:p>
          </table:table-cell>
          <table:table-cell table:formula="of:=[.E96]*(180/PI())" office:value-type="float" office:value="-60.224430018519" calcext:value-type="float">
            <text:p>-60.2244300185</text:p>
          </table:table-cell>
          <table:table-cell table:number-columns-repeated="16"/>
        </table:table-row>
        <table:table-row table:style-name="ro1">
          <table:table-cell office:value-type="float" office:value="-502" calcext:value-type="float">
            <text:p>-502</text:p>
          </table:table-cell>
          <table:table-cell office:value-type="float" office:value="119" calcext:value-type="float">
            <text:p>119</text:p>
          </table:table-cell>
          <table:table-cell office:value-type="float" office:value="-748" calcext:value-type="float">
            <text:p>-748</text:p>
          </table:table-cell>
          <table:table-cell table:formula="of:=[.A97]+300" office:value-type="float" office:value="-202" calcext:value-type="float">
            <text:p>-202</text:p>
          </table:table-cell>
          <table:table-cell table:formula="of:=ATAN2([.B97];[.D97])" office:value-type="float" office:value="-1.03842347069979" calcext:value-type="float">
            <text:p>-1.0384234707</text:p>
          </table:table-cell>
          <table:table-cell table:formula="of:=[.E97]*(180/PI())" office:value-type="float" office:value="-59.4972822184247" calcext:value-type="float">
            <text:p>-59.4972822184</text:p>
          </table:table-cell>
          <table:table-cell table:number-columns-repeated="16"/>
        </table:table-row>
        <table:table-row table:style-name="ro1">
          <table:table-cell office:value-type="float" office:value="-494" calcext:value-type="float">
            <text:p>-494</text:p>
          </table:table-cell>
          <table:table-cell office:value-type="float" office:value="132" calcext:value-type="float">
            <text:p>132</text:p>
          </table:table-cell>
          <table:table-cell office:value-type="float" office:value="-750" calcext:value-type="float">
            <text:p>-750</text:p>
          </table:table-cell>
          <table:table-cell table:formula="of:=[.A98]+300" office:value-type="float" office:value="-194" calcext:value-type="float">
            <text:p>-194</text:p>
          </table:table-cell>
          <table:table-cell table:formula="of:=ATAN2([.B98];[.D98])" office:value-type="float" office:value="-0.9733377403195" calcext:value-type="float">
            <text:p>-0.9733377403</text:p>
          </table:table-cell>
          <table:table-cell table:formula="of:=[.E98]*(180/PI())" office:value-type="float" office:value="-55.7681445611078" calcext:value-type="float">
            <text:p>-55.7681445611</text:p>
          </table:table-cell>
          <table:table-cell table:number-columns-repeated="16"/>
        </table:table-row>
        <table:table-row table:style-name="ro1">
          <table:table-cell office:value-type="float" office:value="-482" calcext:value-type="float">
            <text:p>-482</text:p>
          </table:table-cell>
          <table:table-cell office:value-type="float" office:value="135" calcext:value-type="float">
            <text:p>135</text:p>
          </table:table-cell>
          <table:table-cell office:value-type="float" office:value="-752" calcext:value-type="float">
            <text:p>-752</text:p>
          </table:table-cell>
          <table:table-cell table:formula="of:=[.A99]+300" office:value-type="float" office:value="-182" calcext:value-type="float">
            <text:p>-182</text:p>
          </table:table-cell>
          <table:table-cell table:formula="of:=ATAN2([.B99];[.D99])" office:value-type="float" office:value="-0.932590843696751" calcext:value-type="float">
            <text:p>-0.9325908437</text:p>
          </table:table-cell>
          <table:table-cell table:formula="of:=[.E99]*(180/PI())" office:value-type="float" office:value="-53.4335193563685" calcext:value-type="float">
            <text:p>-53.4335193564</text:p>
          </table:table-cell>
          <table:table-cell table:number-columns-repeated="16"/>
        </table:table-row>
        <table:table-row table:style-name="ro1">
          <table:table-cell office:value-type="float" office:value="-475" calcext:value-type="float">
            <text:p>-475</text:p>
          </table:table-cell>
          <table:table-cell office:value-type="float" office:value="145" calcext:value-type="float">
            <text:p>145</text:p>
          </table:table-cell>
          <table:table-cell office:value-type="float" office:value="-750" calcext:value-type="float">
            <text:p>-750</text:p>
          </table:table-cell>
          <table:table-cell table:formula="of:=[.A100]+300" office:value-type="float" office:value="-175" calcext:value-type="float">
            <text:p>-175</text:p>
          </table:table-cell>
          <table:table-cell table:formula="of:=ATAN2([.B100];[.D100])" office:value-type="float" office:value="-0.878874944556038" calcext:value-type="float">
            <text:p>-0.8788749446</text:p>
          </table:table-cell>
          <table:table-cell table:formula="of:=[.E100]*(180/PI())" office:value-type="float" office:value="-50.3558250428552" calcext:value-type="float">
            <text:p>-50.3558250429</text:p>
          </table:table-cell>
          <table:table-cell table:number-columns-repeated="16"/>
        </table:table-row>
        <table:table-row table:style-name="ro1">
          <table:table-cell office:value-type="float" office:value="-467" calcext:value-type="float">
            <text:p>-467</text:p>
          </table:table-cell>
          <table:table-cell office:value-type="float" office:value="155" calcext:value-type="float">
            <text:p>155</text:p>
          </table:table-cell>
          <table:table-cell office:value-type="float" office:value="-751" calcext:value-type="float">
            <text:p>-751</text:p>
          </table:table-cell>
          <table:table-cell table:formula="of:=[.A101]+300" office:value-type="float" office:value="-167" calcext:value-type="float">
            <text:p>-167</text:p>
          </table:table-cell>
          <table:table-cell table:formula="of:=ATAN2([.B101];[.D101])" office:value-type="float" office:value="-0.822648005892653" calcext:value-type="float">
            <text:p>-0.8226480059</text:p>
          </table:table-cell>
          <table:table-cell table:formula="of:=[.E101]*(180/PI())" office:value-type="float" office:value="-47.1342587625023" calcext:value-type="float">
            <text:p>-47.1342587625</text:p>
          </table:table-cell>
          <table:table-cell table:number-columns-repeated="16"/>
        </table:table-row>
        <table:table-row table:style-name="ro1">
          <table:table-cell office:value-type="float" office:value="-467" calcext:value-type="float">
            <text:p>-467</text:p>
          </table:table-cell>
          <table:table-cell office:value-type="float" office:value="155" calcext:value-type="float">
            <text:p>155</text:p>
          </table:table-cell>
          <table:table-cell office:value-type="float" office:value="-751" calcext:value-type="float">
            <text:p>-751</text:p>
          </table:table-cell>
          <table:table-cell table:formula="of:=[.A102]+300" office:value-type="float" office:value="-167" calcext:value-type="float">
            <text:p>-167</text:p>
          </table:table-cell>
          <table:table-cell table:formula="of:=ATAN2([.B102];[.D102])" office:value-type="float" office:value="-0.822648005892653" calcext:value-type="float">
            <text:p>-0.8226480059</text:p>
          </table:table-cell>
          <table:table-cell table:formula="of:=[.E102]*(180/PI())" office:value-type="float" office:value="-47.1342587625023" calcext:value-type="float">
            <text:p>-47.1342587625</text:p>
          </table:table-cell>
          <table:table-cell table:number-columns-repeated="16"/>
        </table:table-row>
        <table:table-row table:style-name="ro1">
          <table:table-cell office:value-type="float" office:value="-460" calcext:value-type="float">
            <text:p>-460</text:p>
          </table:table-cell>
          <table:table-cell office:value-type="float" office:value="156" calcext:value-type="float">
            <text:p>156</text:p>
          </table:table-cell>
          <table:table-cell office:value-type="float" office:value="-749" calcext:value-type="float">
            <text:p>-749</text:p>
          </table:table-cell>
          <table:table-cell table:formula="of:=[.A103]+300" office:value-type="float" office:value="-160" calcext:value-type="float">
            <text:p>-160</text:p>
          </table:table-cell>
          <table:table-cell table:formula="of:=ATAN2([.B103];[.D103])" office:value-type="float" office:value="-0.7980557152315" calcext:value-type="float">
            <text:p>-0.7980557152</text:p>
          </table:table-cell>
          <table:table-cell table:formula="of:=[.E103]*(180/PI())" office:value-type="float" office:value="-45.7252242990593" calcext:value-type="float">
            <text:p>-45.7252242991</text:p>
          </table:table-cell>
          <table:table-cell table:number-columns-repeated="16"/>
        </table:table-row>
        <table:table-row table:style-name="ro1">
          <table:table-cell office:value-type="float" office:value="-456" calcext:value-type="float">
            <text:p>-456</text:p>
          </table:table-cell>
          <table:table-cell office:value-type="float" office:value="160" calcext:value-type="float">
            <text:p>160</text:p>
          </table:table-cell>
          <table:table-cell office:value-type="float" office:value="-754" calcext:value-type="float">
            <text:p>-754</text:p>
          </table:table-cell>
          <table:table-cell table:formula="of:=[.A104]+300" office:value-type="float" office:value="-156" calcext:value-type="float">
            <text:p>-156</text:p>
          </table:table-cell>
          <table:table-cell table:formula="of:=ATAN2([.B104];[.D104])" office:value-type="float" office:value="-0.772740611563396" calcext:value-type="float">
            <text:p>-0.7727406116</text:p>
          </table:table-cell>
          <table:table-cell table:formula="of:=[.E104]*(180/PI())" office:value-type="float" office:value="-44.2747757009408" calcext:value-type="float">
            <text:p>-44.2747757009</text:p>
          </table:table-cell>
          <table:table-cell table:number-columns-repeated="16"/>
        </table:table-row>
        <table:table-row table:style-name="ro1">
          <table:table-cell office:value-type="float" office:value="-451" calcext:value-type="float">
            <text:p>-451</text:p>
          </table:table-cell>
          <table:table-cell office:value-type="float" office:value="170" calcext:value-type="float">
            <text:p>170</text:p>
          </table:table-cell>
          <table:table-cell office:value-type="float" office:value="-751" calcext:value-type="float">
            <text:p>-751</text:p>
          </table:table-cell>
          <table:table-cell table:formula="of:=[.A105]+300" office:value-type="float" office:value="-151" calcext:value-type="float">
            <text:p>-151</text:p>
          </table:table-cell>
          <table:table-cell table:formula="of:=ATAN2([.B105];[.D105])" office:value-type="float" office:value="-0.726277110603006" calcext:value-type="float">
            <text:p>-0.7262771106</text:p>
          </table:table-cell>
          <table:table-cell table:formula="of:=[.E105]*(180/PI())" office:value-type="float" office:value="-41.6126131945083" calcext:value-type="float">
            <text:p>-41.6126131945</text:p>
          </table:table-cell>
          <table:table-cell table:number-columns-repeated="16"/>
        </table:table-row>
        <table:table-row table:style-name="ro1">
          <table:table-cell office:value-type="float" office:value="-437" calcext:value-type="float">
            <text:p>-437</text:p>
          </table:table-cell>
          <table:table-cell office:value-type="float" office:value="176" calcext:value-type="float">
            <text:p>176</text:p>
          </table:table-cell>
          <table:table-cell office:value-type="float" office:value="-751" calcext:value-type="float">
            <text:p>-751</text:p>
          </table:table-cell>
          <table:table-cell table:formula="of:=[.A106]+300" office:value-type="float" office:value="-137" calcext:value-type="float">
            <text:p>-137</text:p>
          </table:table-cell>
          <table:table-cell table:formula="of:=ATAN2([.B106];[.D106])" office:value-type="float" office:value="-0.661436405165455" calcext:value-type="float">
            <text:p>-0.6614364052</text:p>
          </table:table-cell>
          <table:table-cell table:formula="of:=[.E106]*(180/PI())" office:value-type="float" office:value="-37.8975144322857" calcext:value-type="float">
            <text:p>-37.8975144323</text:p>
          </table:table-cell>
          <table:table-cell table:number-columns-repeated="16"/>
        </table:table-row>
        <table:table-row table:style-name="ro1">
          <table:table-cell office:value-type="float" office:value="-433" calcext:value-type="float">
            <text:p>-433</text:p>
          </table:table-cell>
          <table:table-cell office:value-type="float" office:value="178" calcext:value-type="float">
            <text:p>178</text:p>
          </table:table-cell>
          <table:table-cell office:value-type="float" office:value="-750" calcext:value-type="float">
            <text:p>-750</text:p>
          </table:table-cell>
          <table:table-cell table:formula="of:=[.A107]+300" office:value-type="float" office:value="-133" calcext:value-type="float">
            <text:p>-133</text:p>
          </table:table-cell>
          <table:table-cell table:formula="of:=ATAN2([.B107];[.D107])" office:value-type="float" office:value="-0.641700930719862" calcext:value-type="float">
            <text:p>-0.6417009307</text:p>
          </table:table-cell>
          <table:table-cell table:formula="of:=[.E107]*(180/PI())" office:value-type="float" office:value="-36.7667550398649" calcext:value-type="float">
            <text:p>-36.7667550399</text:p>
          </table:table-cell>
          <table:table-cell table:number-columns-repeated="16"/>
        </table:table-row>
        <table:table-row table:style-name="ro1">
          <table:table-cell office:value-type="float" office:value="-428" calcext:value-type="float">
            <text:p>-428</text:p>
          </table:table-cell>
          <table:table-cell office:value-type="float" office:value="190" calcext:value-type="float">
            <text:p>190</text:p>
          </table:table-cell>
          <table:table-cell office:value-type="float" office:value="-751" calcext:value-type="float">
            <text:p>-751</text:p>
          </table:table-cell>
          <table:table-cell table:formula="of:=[.A108]+300" office:value-type="float" office:value="-128" calcext:value-type="float">
            <text:p>-128</text:p>
          </table:table-cell>
          <table:table-cell table:formula="of:=ATAN2([.B108];[.D108])" office:value-type="float" office:value="-0.592845180705614" calcext:value-type="float">
            <text:p>-0.5928451807</text:p>
          </table:table-cell>
          <table:table-cell table:formula="of:=[.E108]*(180/PI())" office:value-type="float" office:value="-33.9675267591023" calcext:value-type="float">
            <text:p>-33.9675267591</text:p>
          </table:table-cell>
          <table:table-cell table:number-columns-repeated="16"/>
        </table:table-row>
        <table:table-row table:style-name="ro1">
          <table:table-cell office:value-type="float" office:value="-420" calcext:value-type="float">
            <text:p>-420</text:p>
          </table:table-cell>
          <table:table-cell office:value-type="float" office:value="192" calcext:value-type="float">
            <text:p>192</text:p>
          </table:table-cell>
          <table:table-cell office:value-type="float" office:value="-750" calcext:value-type="float">
            <text:p>-750</text:p>
          </table:table-cell>
          <table:table-cell table:formula="of:=[.A109]+300" office:value-type="float" office:value="-120" calcext:value-type="float">
            <text:p>-120</text:p>
          </table:table-cell>
          <table:table-cell table:formula="of:=ATAN2([.B109];[.D109])" office:value-type="float" office:value="-0.558599315343562" calcext:value-type="float">
            <text:p>-0.5585993153</text:p>
          </table:table-cell>
          <table:table-cell table:formula="of:=[.E109]*(180/PI())" office:value-type="float" office:value="-32.0053832080835" calcext:value-type="float">
            <text:p>-32.0053832081</text:p>
          </table:table-cell>
          <table:table-cell table:number-columns-repeated="16"/>
        </table:table-row>
        <table:table-row table:style-name="ro1">
          <table:table-cell office:value-type="float" office:value="-414" calcext:value-type="float">
            <text:p>-414</text:p>
          </table:table-cell>
          <table:table-cell office:value-type="float" office:value="195" calcext:value-type="float">
            <text:p>195</text:p>
          </table:table-cell>
          <table:table-cell office:value-type="float" office:value="-754" calcext:value-type="float">
            <text:p>-754</text:p>
          </table:table-cell>
          <table:table-cell table:formula="of:=[.A110]+300" office:value-type="float" office:value="-114" calcext:value-type="float">
            <text:p>-114</text:p>
          </table:table-cell>
          <table:table-cell table:formula="of:=ATAN2([.B110];[.D110])" office:value-type="float" office:value="-0.529030471079649" calcext:value-type="float">
            <text:p>-0.5290304711</text:p>
          </table:table-cell>
          <table:table-cell table:formula="of:=[.E110]*(180/PI())" office:value-type="float" office:value="-30.3112132266816" calcext:value-type="float">
            <text:p>-30.3112132267</text:p>
          </table:table-cell>
          <table:table-cell table:number-columns-repeated="16"/>
        </table:table-row>
        <table:table-row table:style-name="ro1">
          <table:table-cell office:value-type="float" office:value="-404" calcext:value-type="float">
            <text:p>-404</text:p>
          </table:table-cell>
          <table:table-cell office:value-type="float" office:value="200" calcext:value-type="float">
            <text:p>200</text:p>
          </table:table-cell>
          <table:table-cell office:value-type="float" office:value="-754" calcext:value-type="float">
            <text:p>-754</text:p>
          </table:table-cell>
          <table:table-cell table:formula="of:=[.A111]+300" office:value-type="float" office:value="-104" calcext:value-type="float">
            <text:p>-104</text:p>
          </table:table-cell>
          <table:table-cell table:formula="of:=ATAN2([.B111];[.D111])" office:value-type="float" office:value="-0.479519291992596" calcext:value-type="float">
            <text:p>-0.479519292</text:p>
          </table:table-cell>
          <table:table-cell table:formula="of:=[.E111]*(180/PI())" office:value-type="float" office:value="-27.4744316262771" calcext:value-type="float">
            <text:p>-27.4744316263</text:p>
          </table:table-cell>
          <table:table-cell table:number-columns-repeated="16"/>
        </table:table-row>
        <table:table-row table:style-name="ro1">
          <table:table-cell office:value-type="float" office:value="-397" calcext:value-type="float">
            <text:p>-397</text:p>
          </table:table-cell>
          <table:table-cell office:value-type="float" office:value="203" calcext:value-type="float">
            <text:p>203</text:p>
          </table:table-cell>
          <table:table-cell office:value-type="float" office:value="-754" calcext:value-type="float">
            <text:p>-754</text:p>
          </table:table-cell>
          <table:table-cell table:formula="of:=[.A112]+300" office:value-type="float" office:value="-97" calcext:value-type="float">
            <text:p>-97</text:p>
          </table:table-cell>
          <table:table-cell table:formula="of:=ATAN2([.B112];[.D112])" office:value-type="float" office:value="-0.445756873922666" calcext:value-type="float">
            <text:p>-0.4457568739</text:p>
          </table:table-cell>
          <table:table-cell table:formula="of:=[.E112]*(180/PI())" office:value-type="float" office:value="-25.5399875647139" calcext:value-type="float">
            <text:p>-25.5399875647</text:p>
          </table:table-cell>
          <table:table-cell table:number-columns-repeated="16"/>
        </table:table-row>
        <table:table-row table:style-name="ro1">
          <table:table-cell office:value-type="float" office:value="-384" calcext:value-type="float">
            <text:p>-384</text:p>
          </table:table-cell>
          <table:table-cell office:value-type="float" office:value="207" calcext:value-type="float">
            <text:p>207</text:p>
          </table:table-cell>
          <table:table-cell office:value-type="float" office:value="-755" calcext:value-type="float">
            <text:p>-755</text:p>
          </table:table-cell>
          <table:table-cell table:formula="of:=[.A113]+300" office:value-type="float" office:value="-84" calcext:value-type="float">
            <text:p>-84</text:p>
          </table:table-cell>
          <table:table-cell table:formula="of:=ATAN2([.B113];[.D113])" office:value-type="float" office:value="-0.385493866929329" calcext:value-type="float">
            <text:p>-0.3854938669</text:p>
          </table:table-cell>
          <table:table-cell table:formula="of:=[.E113]*(180/PI())" office:value-type="float" office:value="-22.0871716032283" calcext:value-type="float">
            <text:p>-22.0871716032</text:p>
          </table:table-cell>
          <table:table-cell table:number-columns-repeated="16"/>
        </table:table-row>
        <table:table-row table:style-name="ro1">
          <table:table-cell office:value-type="float" office:value="-383" calcext:value-type="float">
            <text:p>-383</text:p>
          </table:table-cell>
          <table:table-cell office:value-type="float" office:value="213" calcext:value-type="float">
            <text:p>213</text:p>
          </table:table-cell>
          <table:table-cell office:value-type="float" office:value="-756" calcext:value-type="float">
            <text:p>-756</text:p>
          </table:table-cell>
          <table:table-cell table:formula="of:=[.A114]+300" office:value-type="float" office:value="-83" calcext:value-type="float">
            <text:p>-83</text:p>
          </table:table-cell>
          <table:table-cell table:formula="of:=ATAN2([.B114];[.D114])" office:value-type="float" office:value="-0.371570790406836" calcext:value-type="float">
            <text:p>-0.3715707904</text:p>
          </table:table-cell>
          <table:table-cell table:formula="of:=[.E114]*(180/PI())" office:value-type="float" office:value="-21.2894380806518" calcext:value-type="float">
            <text:p>-21.2894380807</text:p>
          </table:table-cell>
          <table:table-cell table:number-columns-repeated="16"/>
        </table:table-row>
        <table:table-row table:style-name="ro1">
          <table:table-cell office:value-type="float" office:value="-371" calcext:value-type="float">
            <text:p>-371</text:p>
          </table:table-cell>
          <table:table-cell office:value-type="float" office:value="215" calcext:value-type="float">
            <text:p>215</text:p>
          </table:table-cell>
          <table:table-cell office:value-type="float" office:value="-754" calcext:value-type="float">
            <text:p>-754</text:p>
          </table:table-cell>
          <table:table-cell table:formula="of:=[.A115]+300" office:value-type="float" office:value="-71" calcext:value-type="float">
            <text:p>-71</text:p>
          </table:table-cell>
          <table:table-cell table:formula="of:=ATAN2([.B115];[.D115])" office:value-type="float" office:value="-0.318957265572123" calcext:value-type="float">
            <text:p>-0.3189572656</text:p>
          </table:table-cell>
          <table:table-cell table:formula="of:=[.E115]*(180/PI())" office:value-type="float" office:value="-18.274905162316" calcext:value-type="float">
            <text:p>-18.2749051623</text:p>
          </table:table-cell>
          <table:table-cell table:number-columns-repeated="16"/>
        </table:table-row>
        <table:table-row table:style-name="ro1">
          <table:table-cell office:value-type="float" office:value="-367" calcext:value-type="float">
            <text:p>-367</text:p>
          </table:table-cell>
          <table:table-cell office:value-type="float" office:value="219" calcext:value-type="float">
            <text:p>219</text:p>
          </table:table-cell>
          <table:table-cell office:value-type="float" office:value="-754" calcext:value-type="float">
            <text:p>-754</text:p>
          </table:table-cell>
          <table:table-cell table:formula="of:=[.A116]+300" office:value-type="float" office:value="-67" calcext:value-type="float">
            <text:p>-67</text:p>
          </table:table-cell>
          <table:table-cell table:formula="of:=ATAN2([.B116];[.D116])" office:value-type="float" office:value="-0.296893796528105" calcext:value-type="float">
            <text:p>-0.2968937965</text:p>
          </table:table-cell>
          <table:table-cell table:formula="of:=[.E116]*(180/PI())" office:value-type="float" office:value="-17.0107615046762" calcext:value-type="float">
            <text:p>-17.0107615047</text:p>
          </table:table-cell>
          <table:table-cell table:number-columns-repeated="16"/>
        </table:table-row>
        <table:table-row table:style-name="ro1">
          <table:table-cell office:value-type="float" office:value="-358" calcext:value-type="float">
            <text:p>-358</text:p>
          </table:table-cell>
          <table:table-cell office:value-type="float" office:value="220" calcext:value-type="float">
            <text:p>220</text:p>
          </table:table-cell>
          <table:table-cell office:value-type="float" office:value="-753" calcext:value-type="float">
            <text:p>-753</text:p>
          </table:table-cell>
          <table:table-cell table:formula="of:=[.A117]+300" office:value-type="float" office:value="-58" calcext:value-type="float">
            <text:p>-58</text:p>
          </table:table-cell>
          <table:table-cell table:formula="of:=ATAN2([.B117];[.D117])" office:value-type="float" office:value="-0.257771142234297" calcext:value-type="float">
            <text:p>-0.2577711422</text:p>
          </table:table-cell>
          <table:table-cell table:formula="of:=[.E117]*(180/PI())" office:value-type="float" office:value="-14.7691985302916" calcext:value-type="float">
            <text:p>-14.7691985303</text:p>
          </table:table-cell>
          <table:table-cell table:number-columns-repeated="16"/>
        </table:table-row>
        <table:table-row table:style-name="ro1">
          <table:table-cell office:value-type="float" office:value="-344" calcext:value-type="float">
            <text:p>-344</text:p>
          </table:table-cell>
          <table:table-cell office:value-type="float" office:value="222" calcext:value-type="float">
            <text:p>222</text:p>
          </table:table-cell>
          <table:table-cell office:value-type="float" office:value="-753" calcext:value-type="float">
            <text:p>-753</text:p>
          </table:table-cell>
          <table:table-cell table:formula="of:=[.A118]+300" office:value-type="float" office:value="-44" calcext:value-type="float">
            <text:p>-44</text:p>
          </table:table-cell>
          <table:table-cell table:formula="of:=ATAN2([.B118];[.D118])" office:value-type="float" office:value="-0.195662459332052" calcext:value-type="float">
            <text:p>-0.1956624593</text:p>
          </table:table-cell>
          <table:table-cell table:formula="of:=[.E118]*(180/PI())" office:value-type="float" office:value="-11.2106331288767" calcext:value-type="float">
            <text:p>-11.2106331289</text:p>
          </table:table-cell>
          <table:table-cell table:number-columns-repeated="16"/>
        </table:table-row>
        <table:table-row table:style-name="ro1">
          <table:table-cell office:value-type="float" office:value="-335" calcext:value-type="float">
            <text:p>-335</text:p>
          </table:table-cell>
          <table:table-cell office:value-type="float" office:value="222" calcext:value-type="float">
            <text:p>222</text:p>
          </table:table-cell>
          <table:table-cell office:value-type="float" office:value="-757" calcext:value-type="float">
            <text:p>-757</text:p>
          </table:table-cell>
          <table:table-cell table:formula="of:=[.A119]+300" office:value-type="float" office:value="-35" calcext:value-type="float">
            <text:p>-35</text:p>
          </table:table-cell>
          <table:table-cell table:formula="of:=ATAN2([.B119];[.D119])" office:value-type="float" office:value="-0.156370556144133" calcext:value-type="float">
            <text:p>-0.1563705561</text:p>
          </table:table-cell>
          <table:table-cell table:formula="of:=[.E119]*(180/PI())" office:value-type="float" office:value="-8.95937290717233" calcext:value-type="float">
            <text:p>-8.9593729072</text:p>
          </table:table-cell>
          <table:table-cell table:number-columns-repeated="16"/>
        </table:table-row>
        <table:table-row table:style-name="ro1">
          <table:table-cell office:value-type="float" office:value="-332" calcext:value-type="float">
            <text:p>-332</text:p>
          </table:table-cell>
          <table:table-cell office:value-type="float" office:value="222" calcext:value-type="float">
            <text:p>222</text:p>
          </table:table-cell>
          <table:table-cell office:value-type="float" office:value="-759" calcext:value-type="float">
            <text:p>-759</text:p>
          </table:table-cell>
          <table:table-cell table:formula="of:=[.A120]+300" office:value-type="float" office:value="-32" calcext:value-type="float">
            <text:p>-32</text:p>
          </table:table-cell>
          <table:table-cell table:formula="of:=ATAN2([.B120];[.D120])" office:value-type="float" office:value="-0.143158087983649" calcext:value-type="float">
            <text:p>-0.143158088</text:p>
          </table:table-cell>
          <table:table-cell table:formula="of:=[.E120]*(180/PI())" office:value-type="float" office:value="-8.20235424462558" calcext:value-type="float">
            <text:p>-8.2023542446</text:p>
          </table:table-cell>
          <table:table-cell table:number-columns-repeated="16"/>
        </table:table-row>
        <table:table-row table:style-name="ro1">
          <table:table-cell office:value-type="float" office:value="-319" calcext:value-type="float">
            <text:p>-319</text:p>
          </table:table-cell>
          <table:table-cell office:value-type="float" office:value="223" calcext:value-type="float">
            <text:p>223</text:p>
          </table:table-cell>
          <table:table-cell office:value-type="float" office:value="-754" calcext:value-type="float">
            <text:p>-754</text:p>
          </table:table-cell>
          <table:table-cell table:formula="of:=[.A121]+300" office:value-type="float" office:value="-19" calcext:value-type="float">
            <text:p>-19</text:p>
          </table:table-cell>
          <table:table-cell table:formula="of:=ATAN2([.B121];[.D121])" office:value-type="float" office:value="-0.0849965173293288" calcext:value-type="float">
            <text:p>-0.0849965173</text:p>
          </table:table-cell>
          <table:table-cell table:formula="of:=[.E121]*(180/PI())" office:value-type="float" office:value="-4.8699417162811" calcext:value-type="float">
            <text:p>-4.8699417163</text:p>
          </table:table-cell>
          <table:table-cell table:number-columns-repeated="16"/>
        </table:table-row>
        <table:table-row table:style-name="ro1">
          <table:table-cell office:value-type="float" office:value="-312" calcext:value-type="float">
            <text:p>-312</text:p>
          </table:table-cell>
          <table:table-cell office:value-type="float" office:value="224" calcext:value-type="float">
            <text:p>224</text:p>
          </table:table-cell>
          <table:table-cell office:value-type="float" office:value="-759" calcext:value-type="float">
            <text:p>-759</text:p>
          </table:table-cell>
          <table:table-cell table:formula="of:=[.A122]+300" office:value-type="float" office:value="-12" calcext:value-type="float">
            <text:p>-12</text:p>
          </table:table-cell>
          <table:table-cell table:formula="of:=ATAN2([.B122];[.D122])" office:value-type="float" office:value="-0.0535202684593151" calcext:value-type="float">
            <text:p>-0.0535202685</text:p>
          </table:table-cell>
          <table:table-cell table:formula="of:=[.E122]*(180/PI())" office:value-type="float" office:value="-3.06648550112589" calcext:value-type="float">
            <text:p>-3.0664855011</text:p>
          </table:table-cell>
          <table:table-cell table:number-columns-repeated="16"/>
        </table:table-row>
        <table:table-row table:style-name="ro1">
          <table:table-cell office:value-type="float" office:value="-299" calcext:value-type="float">
            <text:p>-299</text:p>
          </table:table-cell>
          <table:table-cell office:value-type="float" office:value="222" calcext:value-type="float">
            <text:p>222</text:p>
          </table:table-cell>
          <table:table-cell office:value-type="float" office:value="-757" calcext:value-type="float">
            <text:p>-757</text:p>
          </table:table-cell>
          <table:table-cell table:formula="of:=[.A123]+300" office:value-type="float" office:value="1" calcext:value-type="float">
            <text:p>1</text:p>
          </table:table-cell>
          <table:table-cell table:formula="of:=ATAN2([.B123];[.D123])" office:value-type="float" office:value="0.00450447403856785" calcext:value-type="float">
            <text:p>0.004504474</text:p>
          </table:table-cell>
          <table:table-cell table:formula="of:=[.E123]*(180/PI())" office:value-type="float" office:value="0.258087351336187" calcext:value-type="float">
            <text:p>0.2580873513</text:p>
          </table:table-cell>
          <table:table-cell table:number-columns-repeated="16"/>
        </table:table-row>
        <table:table-row table:style-name="ro1">
          <table:table-cell office:value-type="float" office:value="-296" calcext:value-type="float">
            <text:p>-296</text:p>
          </table:table-cell>
          <table:table-cell office:value-type="float" office:value="226" calcext:value-type="float">
            <text:p>226</text:p>
          </table:table-cell>
          <table:table-cell office:value-type="float" office:value="-756" calcext:value-type="float">
            <text:p>-756</text:p>
          </table:table-cell>
          <table:table-cell table:formula="of:=[.A124]+300" office:value-type="float" office:value="4" calcext:value-type="float">
            <text:p>4</text:p>
          </table:table-cell>
          <table:table-cell table:formula="of:=ATAN2([.B124];[.D124])" office:value-type="float" office:value="0.0176972672577704" calcext:value-type="float">
            <text:p>0.0176972673</text:p>
          </table:table-cell>
          <table:table-cell table:formula="of:=[.E124]*(180/PI())" office:value-type="float" office:value="1.0139787227853" calcext:value-type="float">
            <text:p>1.0139787228</text:p>
          </table:table-cell>
          <table:table-cell table:number-columns-repeated="16"/>
        </table:table-row>
        <table:table-row table:style-name="ro1">
          <table:table-cell office:value-type="float" office:value="-286" calcext:value-type="float">
            <text:p>-286</text:p>
          </table:table-cell>
          <table:table-cell office:value-type="float" office:value="225" calcext:value-type="float">
            <text:p>225</text:p>
          </table:table-cell>
          <table:table-cell office:value-type="float" office:value="-756" calcext:value-type="float">
            <text:p>-756</text:p>
          </table:table-cell>
          <table:table-cell table:formula="of:=[.A125]+300" office:value-type="float" office:value="14" calcext:value-type="float">
            <text:p>14</text:p>
          </table:table-cell>
          <table:table-cell table:formula="of:=ATAN2([.B125];[.D125])" office:value-type="float" office:value="0.0621421082874685" calcext:value-type="float">
            <text:p>0.0621421083</text:p>
          </table:table-cell>
          <table:table-cell table:formula="of:=[.E125]*(180/PI())" office:value-type="float" office:value="3.56048053491688" calcext:value-type="float">
            <text:p>3.5604805349</text:p>
          </table:table-cell>
          <table:table-cell table:number-columns-repeated="16"/>
        </table:table-row>
        <table:table-row table:style-name="ro1">
          <table:table-cell office:value-type="float" office:value="-278" calcext:value-type="float">
            <text:p>-278</text:p>
          </table:table-cell>
          <table:table-cell office:value-type="float" office:value="226" calcext:value-type="float">
            <text:p>226</text:p>
          </table:table-cell>
          <table:table-cell office:value-type="float" office:value="-760" calcext:value-type="float">
            <text:p>-760</text:p>
          </table:table-cell>
          <table:table-cell table:formula="of:=[.A126]+300" office:value-type="float" office:value="22" calcext:value-type="float">
            <text:p>22</text:p>
          </table:table-cell>
          <table:table-cell table:formula="of:=ATAN2([.B126];[.D126])" office:value-type="float" office:value="0.0970393859819995" calcext:value-type="float">
            <text:p>0.097039386</text:p>
          </table:table-cell>
          <table:table-cell table:formula="of:=[.E126]*(180/PI())" office:value-type="float" office:value="5.55994726330954" calcext:value-type="float">
            <text:p>5.5599472633</text:p>
          </table:table-cell>
          <table:table-cell table:number-columns-repeated="16"/>
        </table:table-row>
        <table:table-row table:style-name="ro1">
          <table:table-cell office:value-type="float" office:value="-269" calcext:value-type="float">
            <text:p>-269</text:p>
          </table:table-cell>
          <table:table-cell office:value-type="float" office:value="227" calcext:value-type="float">
            <text:p>227</text:p>
          </table:table-cell>
          <table:table-cell office:value-type="float" office:value="-757" calcext:value-type="float">
            <text:p>-757</text:p>
          </table:table-cell>
          <table:table-cell table:formula="of:=[.A127]+300" office:value-type="float" office:value="31" calcext:value-type="float">
            <text:p>31</text:p>
          </table:table-cell>
          <table:table-cell table:formula="of:=ATAN2([.B127];[.D127])" office:value-type="float" office:value="0.135724293499383" calcext:value-type="float">
            <text:p>0.1357242935</text:p>
          </table:table-cell>
          <table:table-cell table:formula="of:=[.E127]*(180/PI())" office:value-type="float" office:value="7.77642919490952" calcext:value-type="float">
            <text:p>7.7764291949</text:p>
          </table:table-cell>
          <table:table-cell table:number-columns-repeated="16"/>
        </table:table-row>
        <table:table-row table:style-name="ro1">
          <table:table-cell office:value-type="float" office:value="-258" calcext:value-type="float">
            <text:p>-258</text:p>
          </table:table-cell>
          <table:table-cell office:value-type="float" office:value="225" calcext:value-type="float">
            <text:p>225</text:p>
          </table:table-cell>
          <table:table-cell office:value-type="float" office:value="-756" calcext:value-type="float">
            <text:p>-756</text:p>
          </table:table-cell>
          <table:table-cell table:formula="of:=[.A128]+300" office:value-type="float" office:value="42" calcext:value-type="float">
            <text:p>42</text:p>
          </table:table-cell>
          <table:table-cell table:formula="of:=ATAN2([.B128];[.D128])" office:value-type="float" office:value="0.184542797190615" calcext:value-type="float">
            <text:p>0.1845427972</text:p>
          </table:table-cell>
          <table:table-cell table:formula="of:=[.E128]*(180/PI())" office:value-type="float" office:value="10.5735234185609" calcext:value-type="float">
            <text:p>10.5735234186</text:p>
          </table:table-cell>
          <table:table-cell table:number-columns-repeated="16"/>
        </table:table-row>
        <table:table-row table:style-name="ro1">
          <table:table-cell office:value-type="float" office:value="-248" calcext:value-type="float">
            <text:p>-248</text:p>
          </table:table-cell>
          <table:table-cell office:value-type="float" office:value="218" calcext:value-type="float">
            <text:p>218</text:p>
          </table:table-cell>
          <table:table-cell office:value-type="float" office:value="-757" calcext:value-type="float">
            <text:p>-757</text:p>
          </table:table-cell>
          <table:table-cell table:formula="of:=[.A129]+300" office:value-type="float" office:value="52" calcext:value-type="float">
            <text:p>52</text:p>
          </table:table-cell>
          <table:table-cell table:formula="of:=ATAN2([.B129];[.D129])" office:value-type="float" office:value="0.234156574809801" calcext:value-type="float">
            <text:p>0.2341565748</text:p>
          </table:table-cell>
          <table:table-cell table:formula="of:=[.E129]*(180/PI())" office:value-type="float" office:value="13.4161834818409" calcext:value-type="float">
            <text:p>13.4161834818</text:p>
          </table:table-cell>
          <table:table-cell table:number-columns-repeated="16"/>
        </table:table-row>
        <table:table-row table:style-name="ro1">
          <table:table-cell office:value-type="float" office:value="-239" calcext:value-type="float">
            <text:p>-239</text:p>
          </table:table-cell>
          <table:table-cell office:value-type="float" office:value="212" calcext:value-type="float">
            <text:p>212</text:p>
          </table:table-cell>
          <table:table-cell office:value-type="float" office:value="-756" calcext:value-type="float">
            <text:p>-756</text:p>
          </table:table-cell>
          <table:table-cell table:formula="of:=[.A130]+300" office:value-type="float" office:value="61" calcext:value-type="float">
            <text:p>61</text:p>
          </table:table-cell>
          <table:table-cell table:formula="of:=ATAN2([.B130];[.D130])" office:value-type="float" office:value="0.280167651851065" calcext:value-type="float">
            <text:p>0.2801676519</text:p>
          </table:table-cell>
          <table:table-cell table:formula="of:=[.E130]*(180/PI())" office:value-type="float" office:value="16.0524240071566" calcext:value-type="float">
            <text:p>16.0524240072</text:p>
          </table:table-cell>
          <table:table-cell table:number-columns-repeated="16"/>
        </table:table-row>
        <table:table-row table:style-name="ro1">
          <table:table-cell office:value-type="float" office:value="-235" calcext:value-type="float">
            <text:p>-235</text:p>
          </table:table-cell>
          <table:table-cell office:value-type="float" office:value="210" calcext:value-type="float">
            <text:p>210</text:p>
          </table:table-cell>
          <table:table-cell office:value-type="float" office:value="-761" calcext:value-type="float">
            <text:p>-761</text:p>
          </table:table-cell>
          <table:table-cell table:formula="of:=[.A131]+300" office:value-type="float" office:value="65" calcext:value-type="float">
            <text:p>65</text:p>
          </table:table-cell>
          <table:table-cell table:formula="of:=ATAN2([.B131];[.D131])" office:value-type="float" office:value="0.300171170830112" calcext:value-type="float">
            <text:p>0.3001711708</text:p>
          </table:table-cell>
          <table:table-cell table:formula="of:=[.E131]*(180/PI())" office:value-type="float" office:value="17.1985412200659" calcext:value-type="float">
            <text:p>17.1985412201</text:p>
          </table:table-cell>
          <table:table-cell table:number-columns-repeated="16"/>
        </table:table-row>
        <table:table-row table:style-name="ro1">
          <table:table-cell office:value-type="float" office:value="-230" calcext:value-type="float">
            <text:p>-230</text:p>
          </table:table-cell>
          <table:table-cell office:value-type="float" office:value="209" calcext:value-type="float">
            <text:p>209</text:p>
          </table:table-cell>
          <table:table-cell office:value-type="float" office:value="-761" calcext:value-type="float">
            <text:p>-761</text:p>
          </table:table-cell>
          <table:table-cell table:formula="of:=[.A132]+300" office:value-type="float" office:value="70" calcext:value-type="float">
            <text:p>70</text:p>
          </table:table-cell>
          <table:table-cell table:formula="of:=ATAN2([.B132];[.D132])" office:value-type="float" office:value="0.323185273641779" calcext:value-type="float">
            <text:p>0.3231852736</text:p>
          </table:table-cell>
          <table:table-cell table:formula="of:=[.E132]*(180/PI())" office:value-type="float" office:value="18.5171521804545" calcext:value-type="float">
            <text:p>18.5171521805</text:p>
          </table:table-cell>
          <table:table-cell table:number-columns-repeated="16"/>
        </table:table-row>
        <table:table-row table:style-name="ro1">
          <table:table-cell office:value-type="float" office:value="-222" calcext:value-type="float">
            <text:p>-222</text:p>
          </table:table-cell>
          <table:table-cell office:value-type="float" office:value="207" calcext:value-type="float">
            <text:p>207</text:p>
          </table:table-cell>
          <table:table-cell office:value-type="float" office:value="-758" calcext:value-type="float">
            <text:p>-758</text:p>
          </table:table-cell>
          <table:table-cell table:formula="of:=[.A133]+300" office:value-type="float" office:value="78" calcext:value-type="float">
            <text:p>78</text:p>
          </table:table-cell>
          <table:table-cell table:formula="of:=ATAN2([.B133];[.D133])" office:value-type="float" office:value="0.360357970524793" calcext:value-type="float">
            <text:p>0.3603579705</text:p>
          </table:table-cell>
          <table:table-cell table:formula="of:=[.E133]*(180/PI())" office:value-type="float" office:value="20.6469908249704" calcext:value-type="float">
            <text:p>20.646990825</text:p>
          </table:table-cell>
          <table:table-cell table:number-columns-repeated="16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202" calcext:value-type="float">
            <text:p>202</text:p>
          </table:table-cell>
          <table:table-cell office:value-type="float" office:value="-761" calcext:value-type="float">
            <text:p>-761</text:p>
          </table:table-cell>
          <table:table-cell table:formula="of:=[.A134]+300" office:value-type="float" office:value="90" calcext:value-type="float">
            <text:p>90</text:p>
          </table:table-cell>
          <table:table-cell table:formula="of:=ATAN2([.B134];[.D134])" office:value-type="float" office:value="0.419142602966671" calcext:value-type="float">
            <text:p>0.419142603</text:p>
          </table:table-cell>
          <table:table-cell table:formula="of:=[.E134]*(180/PI())" office:value-type="float" office:value="24.0151021641178" calcext:value-type="float">
            <text:p>24.0151021641</text:p>
          </table:table-cell>
          <table:table-cell table:number-columns-repeated="16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200" calcext:value-type="float">
            <text:p>200</text:p>
          </table:table-cell>
          <table:table-cell office:value-type="float" office:value="-757" calcext:value-type="float">
            <text:p>-757</text:p>
          </table:table-cell>
          <table:table-cell table:formula="of:=[.A135]+300" office:value-type="float" office:value="95" calcext:value-type="float">
            <text:p>95</text:p>
          </table:table-cell>
          <table:table-cell table:formula="of:=ATAN2([.B135];[.D135])" office:value-type="float" office:value="0.443448336419738" calcext:value-type="float">
            <text:p>0.4434483364</text:p>
          </table:table-cell>
          <table:table-cell table:formula="of:=[.E135]*(180/PI())" office:value-type="float" office:value="25.4077181089485" calcext:value-type="float">
            <text:p>25.4077181089</text:p>
          </table:table-cell>
          <table:table-cell table:number-columns-repeated="16"/>
        </table:table-row>
        <table:table-row table:style-name="ro1">
          <table:table-cell office:value-type="float" office:value="-191" calcext:value-type="float">
            <text:p>-191</text:p>
          </table:table-cell>
          <table:table-cell office:value-type="float" office:value="193" calcext:value-type="float">
            <text:p>193</text:p>
          </table:table-cell>
          <table:table-cell office:value-type="float" office:value="-759" calcext:value-type="float">
            <text:p>-759</text:p>
          </table:table-cell>
          <table:table-cell table:formula="of:=[.A136]+300" office:value-type="float" office:value="109" calcext:value-type="float">
            <text:p>109</text:p>
          </table:table-cell>
          <table:table-cell table:formula="of:=ATAN2([.B136];[.D136])" office:value-type="float" office:value="0.514109783017662" calcext:value-type="float">
            <text:p>0.514109783</text:p>
          </table:table-cell>
          <table:table-cell table:formula="of:=[.E136]*(180/PI())" office:value-type="float" office:value="29.4563207732986" calcext:value-type="float">
            <text:p>29.4563207733</text:p>
          </table:table-cell>
          <table:table-cell table:number-columns-repeated="16"/>
        </table:table-row>
        <table:table-row table:style-name="ro1">
          <table:table-cell office:value-type="float" office:value="-186" calcext:value-type="float">
            <text:p>-186</text:p>
          </table:table-cell>
          <table:table-cell office:value-type="float" office:value="187" calcext:value-type="float">
            <text:p>187</text:p>
          </table:table-cell>
          <table:table-cell office:value-type="float" office:value="-764" calcext:value-type="float">
            <text:p>-764</text:p>
          </table:table-cell>
          <table:table-cell table:formula="of:=[.A137]+300" office:value-type="float" office:value="114" calcext:value-type="float">
            <text:p>114</text:p>
          </table:table-cell>
          <table:table-cell table:formula="of:=ATAN2([.B137];[.D137])" office:value-type="float" office:value="0.547467151790812" calcext:value-type="float">
            <text:p>0.5474671518</text:p>
          </table:table-cell>
          <table:table-cell table:formula="of:=[.E137]*(180/PI())" office:value-type="float" office:value="31.3675572196615" calcext:value-type="float">
            <text:p>31.3675572197</text:p>
          </table:table-cell>
          <table:table-cell table:number-columns-repeated="16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187" calcext:value-type="float">
            <text:p>187</text:p>
          </table:table-cell>
          <table:table-cell office:value-type="float" office:value="-763" calcext:value-type="float">
            <text:p>-763</text:p>
          </table:table-cell>
          <table:table-cell table:formula="of:=[.A138]+300" office:value-type="float" office:value="125" calcext:value-type="float">
            <text:p>125</text:p>
          </table:table-cell>
          <table:table-cell table:formula="of:=ATAN2([.B138];[.D138])" office:value-type="float" office:value="0.589235648545348" calcext:value-type="float">
            <text:p>0.5892356485</text:p>
          </table:table-cell>
          <table:table-cell table:formula="of:=[.E138]*(180/PI())" office:value-type="float" office:value="33.7607158003023" calcext:value-type="float">
            <text:p>33.7607158003</text:p>
          </table:table-cell>
          <table:table-cell table:number-columns-repeated="16"/>
        </table:table-row>
        <table:table-row table:style-name="ro1">
          <table:table-cell office:value-type="float" office:value="-168" calcext:value-type="float">
            <text:p>-168</text:p>
          </table:table-cell>
          <table:table-cell office:value-type="float" office:value="183" calcext:value-type="float">
            <text:p>183</text:p>
          </table:table-cell>
          <table:table-cell office:value-type="float" office:value="-758" calcext:value-type="float">
            <text:p>-758</text:p>
          </table:table-cell>
          <table:table-cell table:formula="of:=[.A139]+300" office:value-type="float" office:value="132" calcext:value-type="float">
            <text:p>132</text:p>
          </table:table-cell>
          <table:table-cell table:formula="of:=ATAN2([.B139];[.D139])" office:value-type="float" office:value="0.624886237915589" calcext:value-type="float">
            <text:p>0.6248862379</text:p>
          </table:table-cell>
          <table:table-cell table:formula="of:=[.E139]*(180/PI())" office:value-type="float" office:value="35.8033441083711" calcext:value-type="float">
            <text:p>35.8033441084</text:p>
          </table:table-cell>
          <table:table-cell table:number-columns-repeated="16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177" calcext:value-type="float">
            <text:p>177</text:p>
          </table:table-cell>
          <table:table-cell office:value-type="float" office:value="-759" calcext:value-type="float">
            <text:p>-759</text:p>
          </table:table-cell>
          <table:table-cell table:formula="of:=[.A140]+300" office:value-type="float" office:value="135" calcext:value-type="float">
            <text:p>135</text:p>
          </table:table-cell>
          <table:table-cell table:formula="of:=ATAN2([.B140];[.D140])" office:value-type="float" office:value="0.651587185922858" calcext:value-type="float">
            <text:p>0.6515871859</text:p>
          </table:table-cell>
          <table:table-cell table:formula="of:=[.E140]*(180/PI())" office:value-type="float" office:value="37.3331957381858" calcext:value-type="float">
            <text:p>37.3331957382</text:p>
          </table:table-cell>
          <table:table-cell table:number-columns-repeated="16"/>
        </table:table-row>
        <table:table-row table:style-name="ro1">
          <table:table-cell office:value-type="float" office:value="-154" calcext:value-type="float">
            <text:p>-154</text:p>
          </table:table-cell>
          <table:table-cell office:value-type="float" office:value="166" calcext:value-type="float">
            <text:p>166</text:p>
          </table:table-cell>
          <table:table-cell office:value-type="float" office:value="-762" calcext:value-type="float">
            <text:p>-762</text:p>
          </table:table-cell>
          <table:table-cell table:formula="of:=[.A141]+300" office:value-type="float" office:value="146" calcext:value-type="float">
            <text:p>146</text:p>
          </table:table-cell>
          <table:table-cell table:formula="of:=ATAN2([.B141];[.D141])" office:value-type="float" office:value="0.721383185563104" calcext:value-type="float">
            <text:p>0.7213831856</text:p>
          </table:table-cell>
          <table:table-cell table:formula="of:=[.E141]*(180/PI())" office:value-type="float" office:value="41.3322119444686" calcext:value-type="float">
            <text:p>41.3322119445</text:p>
          </table:table-cell>
          <table:table-cell table:number-columns-repeated="16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162" calcext:value-type="float">
            <text:p>162</text:p>
          </table:table-cell>
          <table:table-cell office:value-type="float" office:value="-760" calcext:value-type="float">
            <text:p>-760</text:p>
          </table:table-cell>
          <table:table-cell table:formula="of:=[.A142]+300" office:value-type="float" office:value="155" calcext:value-type="float">
            <text:p>155</text:p>
          </table:table-cell>
          <table:table-cell table:formula="of:=ATAN2([.B142];[.D142])" office:value-type="float" office:value="0.76331973259896" calcext:value-type="float">
            <text:p>0.7633197326</text:p>
          </table:table-cell>
          <table:table-cell table:formula="of:=[.E142]*(180/PI())" office:value-type="float" office:value="43.734999096975" calcext:value-type="float">
            <text:p>43.734999097</text:p>
          </table:table-cell>
          <table:table-cell table:number-columns-repeated="16"/>
        </table:table-row>
        <table:table-row table:style-name="ro1">
          <table:table-cell office:value-type="float" office:value="-139" calcext:value-type="float">
            <text:p>-139</text:p>
          </table:table-cell>
          <table:table-cell office:value-type="float" office:value="151" calcext:value-type="float">
            <text:p>151</text:p>
          </table:table-cell>
          <table:table-cell office:value-type="float" office:value="-760" calcext:value-type="float">
            <text:p>-760</text:p>
          </table:table-cell>
          <table:table-cell table:formula="of:=[.A143]+300" office:value-type="float" office:value="161" calcext:value-type="float">
            <text:p>161</text:p>
          </table:table-cell>
          <table:table-cell table:formula="of:=ATAN2([.B143];[.D143])" office:value-type="float" office:value="0.817438476944915" calcext:value-type="float">
            <text:p>0.8174384769</text:p>
          </table:table-cell>
          <table:table-cell table:formula="of:=[.E143]*(180/PI())" office:value-type="float" office:value="46.8357747405457" calcext:value-type="float">
            <text:p>46.8357747405</text:p>
          </table:table-cell>
          <table:table-cell table:number-columns-repeated="16"/>
        </table:table-row>
        <table:table-row table:style-name="ro1">
          <table:table-cell office:value-type="float" office:value="-126" calcext:value-type="float">
            <text:p>-126</text:p>
          </table:table-cell>
          <table:table-cell office:value-type="float" office:value="142" calcext:value-type="float">
            <text:p>142</text:p>
          </table:table-cell>
          <table:table-cell office:value-type="float" office:value="-761" calcext:value-type="float">
            <text:p>-761</text:p>
          </table:table-cell>
          <table:table-cell table:formula="of:=[.A144]+300" office:value-type="float" office:value="174" calcext:value-type="float">
            <text:p>174</text:p>
          </table:table-cell>
          <table:table-cell table:formula="of:=ATAN2([.B144];[.D144])" office:value-type="float" office:value="0.886319948064742" calcext:value-type="float">
            <text:p>0.8863199481</text:p>
          </table:table-cell>
          <table:table-cell table:formula="of:=[.E144]*(180/PI())" office:value-type="float" office:value="50.782392322364" calcext:value-type="float">
            <text:p>50.7823923224</text:p>
          </table:table-cell>
          <table:table-cell table:number-columns-repeated="16"/>
        </table:table-row>
        <table:table-row table:style-name="ro1">
          <table:table-cell office:value-type="float" office:value="-123" calcext:value-type="float">
            <text:p>-123</text:p>
          </table:table-cell>
          <table:table-cell office:value-type="float" office:value="138" calcext:value-type="float">
            <text:p>138</text:p>
          </table:table-cell>
          <table:table-cell office:value-type="float" office:value="-758" calcext:value-type="float">
            <text:p>-758</text:p>
          </table:table-cell>
          <table:table-cell table:formula="of:=[.A145]+300" office:value-type="float" office:value="177" calcext:value-type="float">
            <text:p>177</text:p>
          </table:table-cell>
          <table:table-cell table:formula="of:=ATAN2([.B145];[.D145])" office:value-type="float" office:value="0.908580825538725" calcext:value-type="float">
            <text:p>0.9085808255</text:p>
          </table:table-cell>
          <table:table-cell table:formula="of:=[.E145]*(180/PI())" office:value-type="float" office:value="52.0578466498811" calcext:value-type="float">
            <text:p>52.0578466499</text:p>
          </table:table-cell>
          <table:table-cell table:number-columns-repeated="16"/>
        </table:table-row>
        <table:table-row table:style-name="ro1">
          <table:table-cell office:value-type="float" office:value="-118" calcext:value-type="float">
            <text:p>-118</text:p>
          </table:table-cell>
          <table:table-cell office:value-type="float" office:value="131" calcext:value-type="float">
            <text:p>131</text:p>
          </table:table-cell>
          <table:table-cell office:value-type="float" office:value="-759" calcext:value-type="float">
            <text:p>-759</text:p>
          </table:table-cell>
          <table:table-cell table:formula="of:=[.A146]+300" office:value-type="float" office:value="182" calcext:value-type="float">
            <text:p>182</text:p>
          </table:table-cell>
          <table:table-cell table:formula="of:=ATAN2([.B146];[.D146])" office:value-type="float" office:value="0.946918033516028" calcext:value-type="float">
            <text:p>0.9469180335</text:p>
          </table:table-cell>
          <table:table-cell table:formula="of:=[.E146]*(180/PI())" office:value-type="float" office:value="54.2544068652959" calcext:value-type="float">
            <text:p>54.2544068653</text:p>
          </table:table-cell>
          <table:table-cell table:number-columns-repeated="16"/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127" calcext:value-type="float">
            <text:p>127</text:p>
          </table:table-cell>
          <table:table-cell office:value-type="float" office:value="-763" calcext:value-type="float">
            <text:p>-763</text:p>
          </table:table-cell>
          <table:table-cell table:formula="of:=[.A147]+300" office:value-type="float" office:value="186" calcext:value-type="float">
            <text:p>186</text:p>
          </table:table-cell>
          <table:table-cell table:formula="of:=ATAN2([.B147];[.D147])" office:value-type="float" office:value="0.971710433248523" calcext:value-type="float">
            <text:p>0.9717104332</text:p>
          </table:table-cell>
          <table:table-cell table:formula="of:=[.E147]*(180/PI())" office:value-type="float" office:value="55.6749067339691" calcext:value-type="float">
            <text:p>55.674906734</text:p>
          </table:table-cell>
          <table:table-cell table:number-columns-repeated="16"/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121" calcext:value-type="float">
            <text:p>121</text:p>
          </table:table-cell>
          <table:table-cell office:value-type="float" office:value="-759" calcext:value-type="float">
            <text:p>-759</text:p>
          </table:table-cell>
          <table:table-cell table:formula="of:=[.A148]+300" office:value-type="float" office:value="189" calcext:value-type="float">
            <text:p>189</text:p>
          </table:table-cell>
          <table:table-cell table:formula="of:=ATAN2([.B148];[.D148])" office:value-type="float" office:value="1.0013330080869" calcext:value-type="float">
            <text:p>1.0013330081</text:p>
          </table:table-cell>
          <table:table-cell table:formula="of:=[.E148]*(180/PI())" office:value-type="float" office:value="57.3721552505182" calcext:value-type="float">
            <text:p>57.3721552505</text:p>
          </table:table-cell>
          <table:table-cell table:number-columns-repeated="16"/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110" calcext:value-type="float">
            <text:p>110</text:p>
          </table:table-cell>
          <table:table-cell office:value-type="float" office:value="-760" calcext:value-type="float">
            <text:p>-760</text:p>
          </table:table-cell>
          <table:table-cell table:formula="of:=[.A149]+300" office:value-type="float" office:value="199" calcext:value-type="float">
            <text:p>199</text:p>
          </table:table-cell>
          <table:table-cell table:formula="of:=ATAN2([.B149];[.D149])" office:value-type="float" office:value="1.06583365853968" calcext:value-type="float">
            <text:p>1.0658336585</text:p>
          </table:table-cell>
          <table:table-cell table:formula="of:=[.E149]*(180/PI())" office:value-type="float" office:value="61.0677702973115" calcext:value-type="float">
            <text:p>61.0677702973</text:p>
          </table:table-cell>
          <table:table-cell table:number-columns-repeated="16"/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102" calcext:value-type="float">
            <text:p>102</text:p>
          </table:table-cell>
          <table:table-cell office:value-type="float" office:value="-763" calcext:value-type="float">
            <text:p>-763</text:p>
          </table:table-cell>
          <table:table-cell table:formula="of:=[.A150]+300" office:value-type="float" office:value="196" calcext:value-type="float">
            <text:p>196</text:p>
          </table:table-cell>
          <table:table-cell table:formula="of:=ATAN2([.B150];[.D150])" office:value-type="float" office:value="1.09095580127657" calcext:value-type="float">
            <text:p>1.0909558013</text:p>
          </table:table-cell>
          <table:table-cell table:formula="of:=[.E150]*(180/PI())" office:value-type="float" office:value="62.5071630484603" calcext:value-type="float">
            <text:p>62.5071630485</text:p>
          </table:table-cell>
          <table:table-cell table:number-columns-repeated="16"/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90" calcext:value-type="float">
            <text:p>90</text:p>
          </table:table-cell>
          <table:table-cell office:value-type="float" office:value="-758" calcext:value-type="float">
            <text:p>-758</text:p>
          </table:table-cell>
          <table:table-cell table:formula="of:=[.A151]+300" office:value-type="float" office:value="204" calcext:value-type="float">
            <text:p>204</text:p>
          </table:table-cell>
          <table:table-cell table:formula="of:=ATAN2([.B151];[.D151])" office:value-type="float" office:value="1.15530423085401" calcext:value-type="float">
            <text:p>1.1553042309</text:p>
          </table:table-cell>
          <table:table-cell table:formula="of:=[.E151]*(180/PI())" office:value-type="float" office:value="66.1940564815423" calcext:value-type="float">
            <text:p>66.1940564815</text:p>
          </table:table-cell>
          <table:table-cell table:number-columns-repeated="16"/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85" calcext:value-type="float">
            <text:p>85</text:p>
          </table:table-cell>
          <table:table-cell office:value-type="float" office:value="-758" calcext:value-type="float">
            <text:p>-758</text:p>
          </table:table-cell>
          <table:table-cell table:formula="of:=[.A152]+300" office:value-type="float" office:value="209" calcext:value-type="float">
            <text:p>209</text:p>
          </table:table-cell>
          <table:table-cell table:formula="of:=ATAN2([.B152];[.D152])" office:value-type="float" office:value="1.18452869655353" calcext:value-type="float">
            <text:p>1.1845286966</text:p>
          </table:table-cell>
          <table:table-cell table:formula="of:=[.E152]*(180/PI())" office:value-type="float" office:value="67.8684950246497" calcext:value-type="float">
            <text:p>67.8684950246</text:p>
          </table:table-cell>
          <table:table-cell table:number-columns-repeated="16"/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70" calcext:value-type="float">
            <text:p>70</text:p>
          </table:table-cell>
          <table:table-cell office:value-type="float" office:value="-760" calcext:value-type="float">
            <text:p>-760</text:p>
          </table:table-cell>
          <table:table-cell table:formula="of:=[.A153]+300" office:value-type="float" office:value="212" calcext:value-type="float">
            <text:p>212</text:p>
          </table:table-cell>
          <table:table-cell table:formula="of:=ATAN2([.B153];[.D153])" office:value-type="float" office:value="1.25187862601009" calcext:value-type="float">
            <text:p>1.251878626</text:p>
          </table:table-cell>
          <table:table-cell table:formula="of:=[.E153]*(180/PI())" office:value-type="float" office:value="71.7273617330147" calcext:value-type="float">
            <text:p>71.727361733</text:p>
          </table:table-cell>
          <table:table-cell table:number-columns-repeated="16"/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66" calcext:value-type="float">
            <text:p>66</text:p>
          </table:table-cell>
          <table:table-cell office:value-type="float" office:value="-758" calcext:value-type="float">
            <text:p>-758</text:p>
          </table:table-cell>
          <table:table-cell table:formula="of:=[.A154]+300" office:value-type="float" office:value="219" calcext:value-type="float">
            <text:p>219</text:p>
          </table:table-cell>
          <table:table-cell table:formula="of:=ATAN2([.B154];[.D154])" office:value-type="float" office:value="1.2780832515709" calcext:value-type="float">
            <text:p>1.2780832516</text:p>
          </table:table-cell>
          <table:table-cell table:formula="of:=[.E154]*(180/PI())" office:value-type="float" office:value="73.2287761813696" calcext:value-type="float">
            <text:p>73.2287761814</text:p>
          </table:table-cell>
          <table:table-cell table:number-columns-repeated="16"/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64" calcext:value-type="float">
            <text:p>64</text:p>
          </table:table-cell>
          <table:table-cell office:value-type="float" office:value="-761" calcext:value-type="float">
            <text:p>-761</text:p>
          </table:table-cell>
          <table:table-cell table:formula="of:=[.A155]+300" office:value-type="float" office:value="221" calcext:value-type="float">
            <text:p>221</text:p>
          </table:table-cell>
          <table:table-cell table:formula="of:=ATAN2([.B155];[.D155])" office:value-type="float" office:value="1.28891459355846" calcext:value-type="float">
            <text:p>1.2889145936</text:p>
          </table:table-cell>
          <table:table-cell table:formula="of:=[.E155]*(180/PI())" office:value-type="float" office:value="73.8493663637198" calcext:value-type="float">
            <text:p>73.8493663637</text:p>
          </table:table-cell>
          <table:table-cell table:number-columns-repeated="16"/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54" calcext:value-type="float">
            <text:p>54</text:p>
          </table:table-cell>
          <table:table-cell office:value-type="float" office:value="-758" calcext:value-type="float">
            <text:p>-758</text:p>
          </table:table-cell>
          <table:table-cell table:formula="of:=[.A156]+300" office:value-type="float" office:value="223" calcext:value-type="float">
            <text:p>223</text:p>
          </table:table-cell>
          <table:table-cell table:formula="of:=ATAN2([.B156];[.D156])" office:value-type="float" office:value="1.33321710578797" calcext:value-type="float">
            <text:p>1.3332171058</text:p>
          </table:table-cell>
          <table:table-cell table:formula="of:=[.E156]*(180/PI())" office:value-type="float" office:value="76.3877133362975" calcext:value-type="float">
            <text:p>76.3877133363</text:p>
          </table:table-cell>
          <table:table-cell table:number-columns-repeated="16"/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45" calcext:value-type="float">
            <text:p>45</text:p>
          </table:table-cell>
          <table:table-cell office:value-type="float" office:value="-757" calcext:value-type="float">
            <text:p>-757</text:p>
          </table:table-cell>
          <table:table-cell table:formula="of:=[.A157]+300" office:value-type="float" office:value="227" calcext:value-type="float">
            <text:p>227</text:p>
          </table:table-cell>
          <table:table-cell table:formula="of:=ATAN2([.B157];[.D157])" office:value-type="float" office:value="1.37509568057624" calcext:value-type="float">
            <text:p>1.3750956806</text:p>
          </table:table-cell>
          <table:table-cell table:formula="of:=[.E157]*(180/PI())" office:value-type="float" office:value="78.7871789236881" calcext:value-type="float">
            <text:p>78.7871789237</text:p>
          </table:table-cell>
          <table:table-cell table:number-columns-repeated="16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33" calcext:value-type="float">
            <text:p>33</text:p>
          </table:table-cell>
          <table:table-cell office:value-type="float" office:value="-761" calcext:value-type="float">
            <text:p>-761</text:p>
          </table:table-cell>
          <table:table-cell table:formula="of:=[.A158]+300" office:value-type="float" office:value="230" calcext:value-type="float">
            <text:p>230</text:p>
          </table:table-cell>
          <table:table-cell table:formula="of:=ATAN2([.B158];[.D158])" office:value-type="float" office:value="1.42829062953917" calcext:value-type="float">
            <text:p>1.4282906295</text:p>
          </table:table-cell>
          <table:table-cell table:formula="of:=[.E158]*(180/PI())" office:value-type="float" office:value="81.8350249906778" calcext:value-type="float">
            <text:p>81.8350249907</text:p>
          </table:table-cell>
          <table:table-cell table:number-columns-repeated="16"/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23" calcext:value-type="float">
            <text:p>23</text:p>
          </table:table-cell>
          <table:table-cell office:value-type="float" office:value="-756" calcext:value-type="float">
            <text:p>-756</text:p>
          </table:table-cell>
          <table:table-cell table:formula="of:=[.A159]+300" office:value-type="float" office:value="231" calcext:value-type="float">
            <text:p>231</text:p>
          </table:table-cell>
          <table:table-cell table:formula="of:=ATAN2([.B159];[.D159])" office:value-type="float" office:value="1.47155630693929" calcext:value-type="float">
            <text:p>1.4715563069</text:p>
          </table:table-cell>
          <table:table-cell table:formula="of:=[.E159]*(180/PI())" office:value-type="float" office:value="84.3139657034794" calcext:value-type="float">
            <text:p>84.3139657035</text:p>
          </table:table-cell>
          <table:table-cell table:number-columns-repeated="16"/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18" calcext:value-type="float">
            <text:p>18</text:p>
          </table:table-cell>
          <table:table-cell office:value-type="float" office:value="-756" calcext:value-type="float">
            <text:p>-756</text:p>
          </table:table-cell>
          <table:table-cell table:formula="of:=[.A160]+300" office:value-type="float" office:value="231" calcext:value-type="float">
            <text:p>231</text:p>
          </table:table-cell>
          <table:table-cell table:formula="of:=ATAN2([.B160];[.D160])" office:value-type="float" office:value="1.49303138719216" calcext:value-type="float">
            <text:p>1.4930313872</text:p>
          </table:table-cell>
          <table:table-cell table:formula="of:=[.E160]*(180/PI())" office:value-type="float" office:value="85.5443971666737" calcext:value-type="float">
            <text:p>85.5443971667</text:p>
          </table:table-cell>
          <table:table-cell table:number-columns-repeated="16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9" calcext:value-type="float">
            <text:p>9</text:p>
          </table:table-cell>
          <table:table-cell office:value-type="float" office:value="-756" calcext:value-type="float">
            <text:p>-756</text:p>
          </table:table-cell>
          <table:table-cell table:formula="of:=[.A161]+300" office:value-type="float" office:value="232" calcext:value-type="float">
            <text:p>232</text:p>
          </table:table-cell>
          <table:table-cell table:formula="of:=ATAN2([.B161];[.D161])" office:value-type="float" office:value="1.53202266577107" calcext:value-type="float">
            <text:p>1.5320226658</text:p>
          </table:table-cell>
          <table:table-cell table:formula="of:=[.E161]*(180/PI())" office:value-type="float" office:value="87.778432867064" calcext:value-type="float">
            <text:p>87.7784328671</text:p>
          </table:table-cell>
          <table:table-cell table:number-columns-repeated="16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9" calcext:value-type="float">
            <text:p>9</text:p>
          </table:table-cell>
          <table:table-cell office:value-type="float" office:value="-756" calcext:value-type="float">
            <text:p>-756</text:p>
          </table:table-cell>
          <table:table-cell table:formula="of:=[.A162]+300" office:value-type="float" office:value="232" calcext:value-type="float">
            <text:p>232</text:p>
          </table:table-cell>
          <table:table-cell table:formula="of:=ATAN2([.B162];[.D162])" office:value-type="float" office:value="1.53202266577107" calcext:value-type="float">
            <text:p>1.5320226658</text:p>
          </table:table-cell>
          <table:table-cell table:formula="of:=[.E162]*(180/PI())" office:value-type="float" office:value="87.778432867064" calcext:value-type="float">
            <text:p>87.7784328671</text:p>
          </table:table-cell>
          <table:table-cell table:number-columns-repeated="16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7" calcext:value-type="float">
            <text:p>-7</text:p>
          </table:table-cell>
          <table:table-cell office:value-type="float" office:value="-751" calcext:value-type="float">
            <text:p>-751</text:p>
          </table:table-cell>
          <table:table-cell table:formula="of:=[.A163]+300" office:value-type="float" office:value="235" calcext:value-type="float">
            <text:p>235</text:p>
          </table:table-cell>
          <table:table-cell table:formula="of:=ATAN2([.B163];[.D163])" office:value-type="float" office:value="1.60057475565906" calcext:value-type="float">
            <text:p>1.6005747557</text:p>
          </table:table-cell>
          <table:table-cell table:formula="of:=[.E163]*(180/PI())" office:value-type="float" office:value="91.706178294447" calcext:value-type="float">
            <text:p>91.7061782944</text:p>
          </table:table-cell>
          <table:table-cell table:number-columns-repeated="16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-15" calcext:value-type="float">
            <text:p>-15</text:p>
          </table:table-cell>
          <table:table-cell office:value-type="float" office:value="-756" calcext:value-type="float">
            <text:p>-756</text:p>
          </table:table-cell>
          <table:table-cell table:formula="of:=[.A164]+300" office:value-type="float" office:value="232" calcext:value-type="float">
            <text:p>232</text:p>
          </table:table-cell>
          <table:table-cell table:formula="of:=ATAN2([.B164];[.D164])" office:value-type="float" office:value="1.63536163201851" calcext:value-type="float">
            <text:p>1.635361632</text:p>
          </table:table-cell>
          <table:table-cell table:formula="of:=[.E164]*(180/PI())" office:value-type="float" office:value="93.6993194922872" calcext:value-type="float">
            <text:p>93.6993194923</text:p>
          </table:table-cell>
          <table:table-cell table:number-columns-repeated="16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21" calcext:value-type="float">
            <text:p>-21</text:p>
          </table:table-cell>
          <table:table-cell office:value-type="float" office:value="-757" calcext:value-type="float">
            <text:p>-757</text:p>
          </table:table-cell>
          <table:table-cell table:formula="of:=[.A165]+300" office:value-type="float" office:value="235" calcext:value-type="float">
            <text:p>235</text:p>
          </table:table-cell>
          <table:table-cell table:formula="of:=ATAN2([.B165];[.D165])" office:value-type="float" office:value="1.65992129578432" calcext:value-type="float">
            <text:p>1.6599212958</text:p>
          </table:table-cell>
          <table:table-cell table:formula="of:=[.E165]*(180/PI())" office:value-type="float" office:value="95.1064845723284" calcext:value-type="float">
            <text:p>95.1064845723</text:p>
          </table:table-cell>
          <table:table-cell table:number-columns-repeated="16"/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-37" calcext:value-type="float">
            <text:p>-37</text:p>
          </table:table-cell>
          <table:table-cell office:value-type="float" office:value="-755" calcext:value-type="float">
            <text:p>-755</text:p>
          </table:table-cell>
          <table:table-cell table:formula="of:=[.A166]+300" office:value-type="float" office:value="234" calcext:value-type="float">
            <text:p>234</text:p>
          </table:table-cell>
          <table:table-cell table:formula="of:=ATAN2([.B166];[.D166])" office:value-type="float" office:value="1.72761764638915" calcext:value-type="float">
            <text:p>1.7276176464</text:p>
          </table:table-cell>
          <table:table-cell table:formula="of:=[.E166]*(180/PI())" office:value-type="float" office:value="98.9851997504227" calcext:value-type="float">
            <text:p>98.9851997504</text:p>
          </table:table-cell>
          <table:table-cell table:number-columns-repeated="16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-42" calcext:value-type="float">
            <text:p>-42</text:p>
          </table:table-cell>
          <table:table-cell office:value-type="float" office:value="-755" calcext:value-type="float">
            <text:p>-755</text:p>
          </table:table-cell>
          <table:table-cell table:formula="of:=[.A167]+300" office:value-type="float" office:value="232" calcext:value-type="float">
            <text:p>232</text:p>
          </table:table-cell>
          <table:table-cell table:formula="of:=ATAN2([.B167];[.D167])" office:value-type="float" office:value="1.74989110139154" calcext:value-type="float">
            <text:p>1.7498911014</text:p>
          </table:table-cell>
          <table:table-cell table:formula="of:=[.E167]*(180/PI())" office:value-type="float" office:value="100.261374717234" calcext:value-type="float">
            <text:p>100.2613747172</text:p>
          </table:table-cell>
          <table:table-cell table:number-columns-repeated="16"/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-52" calcext:value-type="float">
            <text:p>-52</text:p>
          </table:table-cell>
          <table:table-cell office:value-type="float" office:value="-754" calcext:value-type="float">
            <text:p>-754</text:p>
          </table:table-cell>
          <table:table-cell table:formula="of:=[.A168]+300" office:value-type="float" office:value="229" calcext:value-type="float">
            <text:p>229</text:p>
          </table:table-cell>
          <table:table-cell table:formula="of:=ATAN2([.B168];[.D168])" office:value-type="float" office:value="1.79408417746589" calcext:value-type="float">
            <text:p>1.7940841775</text:p>
          </table:table-cell>
          <table:table-cell table:formula="of:=[.E168]*(180/PI())" office:value-type="float" office:value="102.793451459996" calcext:value-type="float">
            <text:p>102.79345146</text:p>
          </table:table-cell>
          <table:table-cell table:number-columns-repeated="16"/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-60" calcext:value-type="float">
            <text:p>-60</text:p>
          </table:table-cell>
          <table:table-cell office:value-type="float" office:value="-756" calcext:value-type="float">
            <text:p>-756</text:p>
          </table:table-cell>
          <table:table-cell table:formula="of:=[.A169]+300" office:value-type="float" office:value="233" calcext:value-type="float">
            <text:p>233</text:p>
          </table:table-cell>
          <table:table-cell table:formula="of:=ATAN2([.B169];[.D169])" office:value-type="float" office:value="1.82283132441633" calcext:value-type="float">
            <text:p>1.8228313244</text:p>
          </table:table-cell>
          <table:table-cell table:formula="of:=[.E169]*(180/PI())" office:value-type="float" office:value="104.440541653298" calcext:value-type="float">
            <text:p>104.4405416533</text:p>
          </table:table-cell>
          <table:table-cell table:number-columns-repeated="16"/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-66" calcext:value-type="float">
            <text:p>-66</text:p>
          </table:table-cell>
          <table:table-cell office:value-type="float" office:value="-755" calcext:value-type="float">
            <text:p>-755</text:p>
          </table:table-cell>
          <table:table-cell table:formula="of:=[.A170]+300" office:value-type="float" office:value="228" calcext:value-type="float">
            <text:p>228</text:p>
          </table:table-cell>
          <table:table-cell table:formula="of:=ATAN2([.B170];[.D170])" office:value-type="float" office:value="1.85256819406825" calcext:value-type="float">
            <text:p>1.8525681941</text:p>
          </table:table-cell>
          <table:table-cell table:formula="of:=[.E170]*(180/PI())" office:value-type="float" office:value="106.144338780283" calcext:value-type="float">
            <text:p>106.1443387803</text:p>
          </table:table-cell>
          <table:table-cell table:number-columns-repeated="16"/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53" calcext:value-type="float">
            <text:p>-753</text:p>
          </table:table-cell>
          <table:table-cell table:formula="of:=[.A171]+300" office:value-type="float" office:value="226" calcext:value-type="float">
            <text:p>226</text:p>
          </table:table-cell>
          <table:table-cell table:formula="of:=ATAN2([.B171];[.D171])" office:value-type="float" office:value="1.89519939486454" calcext:value-type="float">
            <text:p>1.8951993949</text:p>
          </table:table-cell>
          <table:table-cell table:formula="of:=[.E171]*(180/PI())" office:value-type="float" office:value="108.586926661486" calcext:value-type="float">
            <text:p>108.5869266615</text:p>
          </table:table-cell>
          <table:table-cell table:number-columns-repeated="16"/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-81" calcext:value-type="float">
            <text:p>-81</text:p>
          </table:table-cell>
          <table:table-cell office:value-type="float" office:value="-752" calcext:value-type="float">
            <text:p>-752</text:p>
          </table:table-cell>
          <table:table-cell table:formula="of:=[.A172]+300" office:value-type="float" office:value="226" calcext:value-type="float">
            <text:p>226</text:p>
          </table:table-cell>
          <table:table-cell table:formula="of:=ATAN2([.B172];[.D172])" office:value-type="float" office:value="1.91494102886457" calcext:value-type="float">
            <text:p>1.9149410289</text:p>
          </table:table-cell>
          <table:table-cell table:formula="of:=[.E172]*(180/PI())" office:value-type="float" office:value="109.71803897038" calcext:value-type="float">
            <text:p>109.7180389704</text:p>
          </table:table-cell>
          <table:table-cell table:number-columns-repeated="16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89" calcext:value-type="float">
            <text:p>-89</text:p>
          </table:table-cell>
          <table:table-cell office:value-type="float" office:value="-754" calcext:value-type="float">
            <text:p>-754</text:p>
          </table:table-cell>
          <table:table-cell table:formula="of:=[.A173]+300" office:value-type="float" office:value="220" calcext:value-type="float">
            <text:p>220</text:p>
          </table:table-cell>
          <table:table-cell table:formula="of:=ATAN2([.B173];[.D173])" office:value-type="float" office:value="1.9552150470131" calcext:value-type="float">
            <text:p>1.955215047</text:p>
          </table:table-cell>
          <table:table-cell table:formula="of:=[.E173]*(180/PI())" office:value-type="float" office:value="112.025570234323" calcext:value-type="float">
            <text:p>112.0255702343</text:p>
          </table:table-cell>
          <table:table-cell table:number-columns-repeated="16"/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-102" calcext:value-type="float">
            <text:p>-102</text:p>
          </table:table-cell>
          <table:table-cell office:value-type="float" office:value="-751" calcext:value-type="float">
            <text:p>-751</text:p>
          </table:table-cell>
          <table:table-cell table:formula="of:=[.A174]+300" office:value-type="float" office:value="213" calcext:value-type="float">
            <text:p>213</text:p>
          </table:table-cell>
          <table:table-cell table:formula="of:=ATAN2([.B174];[.D174])" office:value-type="float" office:value="2.01740013180071" calcext:value-type="float">
            <text:p>2.0174001318</text:p>
          </table:table-cell>
          <table:table-cell table:formula="of:=[.E174]*(180/PI())" office:value-type="float" office:value="115.588513141316" calcext:value-type="float">
            <text:p>115.5885131413</text:p>
          </table:table-cell>
          <table:table-cell table:number-columns-repeated="16"/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-112" calcext:value-type="float">
            <text:p>-112</text:p>
          </table:table-cell>
          <table:table-cell office:value-type="float" office:value="-756" calcext:value-type="float">
            <text:p>-756</text:p>
          </table:table-cell>
          <table:table-cell table:formula="of:=[.A175]+300" office:value-type="float" office:value="208" calcext:value-type="float">
            <text:p>208</text:p>
          </table:table-cell>
          <table:table-cell table:formula="of:=ATAN2([.B175];[.D175])" office:value-type="float" office:value="2.06473769571448" calcext:value-type="float">
            <text:p>2.0647376957</text:p>
          </table:table-cell>
          <table:table-cell table:formula="of:=[.E175]*(180/PI())" office:value-type="float" office:value="118.300755766006" calcext:value-type="float">
            <text:p>118.300755766</text:p>
          </table:table-cell>
          <table:table-cell table:number-columns-repeated="16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119" calcext:value-type="float">
            <text:p>-119</text:p>
          </table:table-cell>
          <table:table-cell office:value-type="float" office:value="-754" calcext:value-type="float">
            <text:p>-754</text:p>
          </table:table-cell>
          <table:table-cell table:formula="of:=[.A176]+300" office:value-type="float" office:value="200" calcext:value-type="float">
            <text:p>200</text:p>
          </table:table-cell>
          <table:table-cell table:formula="of:=ATAN2([.B176];[.D176])" office:value-type="float" office:value="2.10753124536093" calcext:value-type="float">
            <text:p>2.1075312454</text:p>
          </table:table-cell>
          <table:table-cell table:formula="of:=[.E176]*(180/PI())" office:value-type="float" office:value="120.752645551132" calcext:value-type="float">
            <text:p>120.7526455511</text:p>
          </table:table-cell>
          <table:table-cell table:number-columns-repeated="16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119" calcext:value-type="float">
            <text:p>-119</text:p>
          </table:table-cell>
          <table:table-cell office:value-type="float" office:value="-754" calcext:value-type="float">
            <text:p>-754</text:p>
          </table:table-cell>
          <table:table-cell table:formula="of:=[.A177]+300" office:value-type="float" office:value="200" calcext:value-type="float">
            <text:p>200</text:p>
          </table:table-cell>
          <table:table-cell table:formula="of:=ATAN2([.B177];[.D177])" office:value-type="float" office:value="2.10753124536093" calcext:value-type="float">
            <text:p>2.1075312454</text:p>
          </table:table-cell>
          <table:table-cell table:formula="of:=[.E177]*(180/PI())" office:value-type="float" office:value="120.752645551132" calcext:value-type="float">
            <text:p>120.7526455511</text:p>
          </table:table-cell>
          <table:table-cell table:number-columns-repeated="16"/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-129" calcext:value-type="float">
            <text:p>-129</text:p>
          </table:table-cell>
          <table:table-cell office:value-type="float" office:value="-755" calcext:value-type="float">
            <text:p>-755</text:p>
          </table:table-cell>
          <table:table-cell table:formula="of:=[.A178]+300" office:value-type="float" office:value="196" calcext:value-type="float">
            <text:p>196</text:p>
          </table:table-cell>
          <table:table-cell table:formula="of:=ATAN2([.B178];[.D178])" office:value-type="float" office:value="2.15288883367053" calcext:value-type="float">
            <text:p>2.1528888337</text:p>
          </table:table-cell>
          <table:table-cell table:formula="of:=[.E178]*(180/PI())" office:value-type="float" office:value="123.351443930163" calcext:value-type="float">
            <text:p>123.3514439302</text:p>
          </table:table-cell>
          <table:table-cell table:number-columns-repeated="16"/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-139" calcext:value-type="float">
            <text:p>-139</text:p>
          </table:table-cell>
          <table:table-cell office:value-type="float" office:value="-756" calcext:value-type="float">
            <text:p>-756</text:p>
          </table:table-cell>
          <table:table-cell table:formula="of:=[.A179]+300" office:value-type="float" office:value="186" calcext:value-type="float">
            <text:p>186</text:p>
          </table:table-cell>
          <table:table-cell table:formula="of:=ATAN2([.B179];[.D179])" office:value-type="float" office:value="2.21257478440674" calcext:value-type="float">
            <text:p>2.2125747844</text:p>
          </table:table-cell>
          <table:table-cell table:formula="of:=[.E179]*(180/PI())" office:value-type="float" office:value="126.771197003574" calcext:value-type="float">
            <text:p>126.7711970036</text:p>
          </table:table-cell>
          <table:table-cell table:number-columns-repeated="16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146" calcext:value-type="float">
            <text:p>-146</text:p>
          </table:table-cell>
          <table:table-cell office:value-type="float" office:value="-753" calcext:value-type="float">
            <text:p>-753</text:p>
          </table:table-cell>
          <table:table-cell table:formula="of:=[.A180]+300" office:value-type="float" office:value="180" calcext:value-type="float">
            <text:p>180</text:p>
          </table:table-cell>
          <table:table-cell table:formula="of:=ATAN2([.B180];[.D180])" office:value-type="float" office:value="2.25227571150105" calcext:value-type="float">
            <text:p>2.2522757115</text:p>
          </table:table-cell>
          <table:table-cell table:formula="of:=[.E180]*(180/PI())" office:value-type="float" office:value="129.045892568835" calcext:value-type="float">
            <text:p>129.0458925688</text:p>
          </table:table-cell>
          <table:table-cell table:number-columns-repeated="16"/>
        </table:table-row>
        <table:table-row table:style-name="ro1">
          <table:table-cell office:value-type="float" office:value="-126" calcext:value-type="float">
            <text:p>-126</text:p>
          </table:table-cell>
          <table:table-cell office:value-type="float" office:value="-162" calcext:value-type="float">
            <text:p>-162</text:p>
          </table:table-cell>
          <table:table-cell office:value-type="float" office:value="-753" calcext:value-type="float">
            <text:p>-753</text:p>
          </table:table-cell>
          <table:table-cell table:formula="of:=[.A181]+300" office:value-type="float" office:value="174" calcext:value-type="float">
            <text:p>174</text:p>
          </table:table-cell>
          <table:table-cell table:formula="of:=ATAN2([.B181];[.D181])" office:value-type="float" office:value="2.32049537751302" calcext:value-type="float">
            <text:p>2.3204953775</text:p>
          </table:table-cell>
          <table:table-cell table:formula="of:=[.E181]*(180/PI())" office:value-type="float" office:value="132.954591511113" calcext:value-type="float">
            <text:p>132.9545915111</text:p>
          </table:table-cell>
          <table:table-cell table:number-columns-repeated="16"/>
        </table:table-row>
        <table:table-row table:style-name="ro1">
          <table:table-cell office:value-type="float" office:value="-131" calcext:value-type="float">
            <text:p>-131</text:p>
          </table:table-cell>
          <table:table-cell office:value-type="float" office:value="-162" calcext:value-type="float">
            <text:p>-162</text:p>
          </table:table-cell>
          <table:table-cell office:value-type="float" office:value="-755" calcext:value-type="float">
            <text:p>-755</text:p>
          </table:table-cell>
          <table:table-cell table:formula="of:=[.A182]+300" office:value-type="float" office:value="169" calcext:value-type="float">
            <text:p>169</text:p>
          </table:table-cell>
          <table:table-cell table:formula="of:=ATAN2([.B182];[.D182])" office:value-type="float" office:value="2.3350496058381" calcext:value-type="float">
            <text:p>2.3350496058</text:p>
          </table:table-cell>
          <table:table-cell table:formula="of:=[.E182]*(180/PI())" office:value-type="float" office:value="133.788487368209" calcext:value-type="float">
            <text:p>133.7884873682</text:p>
          </table:table-cell>
          <table:table-cell table:number-columns-repeated="16"/>
        </table:table-row>
        <table:table-row table:style-name="ro1">
          <table:table-cell office:value-type="float" office:value="-141" calcext:value-type="float">
            <text:p>-141</text:p>
          </table:table-cell>
          <table:table-cell office:value-type="float" office:value="-175" calcext:value-type="float">
            <text:p>-175</text:p>
          </table:table-cell>
          <table:table-cell office:value-type="float" office:value="-754" calcext:value-type="float">
            <text:p>-754</text:p>
          </table:table-cell>
          <table:table-cell table:formula="of:=[.A183]+300" office:value-type="float" office:value="159" calcext:value-type="float">
            <text:p>159</text:p>
          </table:table-cell>
          <table:table-cell table:formula="of:=ATAN2([.B183];[.D183])" office:value-type="float" office:value="2.40406208848299" calcext:value-type="float">
            <text:p>2.4040620885</text:p>
          </table:table-cell>
          <table:table-cell table:formula="of:=[.E183]*(180/PI())" office:value-type="float" office:value="137.742611357482" calcext:value-type="float">
            <text:p>137.7426113575</text:p>
          </table:table-cell>
          <table:table-cell table:number-columns-repeated="16"/>
        </table:table-row>
        <table:table-row table:style-name="ro1">
          <table:table-cell office:value-type="float" office:value="-144" calcext:value-type="float">
            <text:p>-144</text:p>
          </table:table-cell>
          <table:table-cell office:value-type="float" office:value="-181" calcext:value-type="float">
            <text:p>-181</text:p>
          </table:table-cell>
          <table:table-cell office:value-type="float" office:value="-754" calcext:value-type="float">
            <text:p>-754</text:p>
          </table:table-cell>
          <table:table-cell table:formula="of:=[.A184]+300" office:value-type="float" office:value="156" calcext:value-type="float">
            <text:p>156</text:p>
          </table:table-cell>
          <table:table-cell table:formula="of:=ATAN2([.B184];[.D184])" office:value-type="float" office:value="2.43024282941286" calcext:value-type="float">
            <text:p>2.4302428294</text:p>
          </table:table-cell>
          <table:table-cell table:formula="of:=[.E184]*(180/PI())" office:value-type="float" office:value="139.242657317289" calcext:value-type="float">
            <text:p>139.2426573173</text:p>
          </table:table-cell>
          <table:table-cell table:number-columns-repeated="16"/>
        </table:table-row>
        <table:table-row table:style-name="ro1">
          <table:table-cell office:value-type="float" office:value="-147" calcext:value-type="float">
            <text:p>-147</text:p>
          </table:table-cell>
          <table:table-cell office:value-type="float" office:value="-186" calcext:value-type="float">
            <text:p>-186</text:p>
          </table:table-cell>
          <table:table-cell office:value-type="float" office:value="-753" calcext:value-type="float">
            <text:p>-753</text:p>
          </table:table-cell>
          <table:table-cell table:formula="of:=[.A185]+300" office:value-type="float" office:value="153" calcext:value-type="float">
            <text:p>153</text:p>
          </table:table-cell>
          <table:table-cell table:formula="of:=ATAN2([.B185];[.D185])" office:value-type="float" office:value="2.45323387617434" calcext:value-type="float">
            <text:p>2.4532338762</text:p>
          </table:table-cell>
          <table:table-cell table:formula="of:=[.E185]*(180/PI())" office:value-type="float" office:value="140.55994726331" calcext:value-type="float">
            <text:p>140.5599472633</text:p>
          </table:table-cell>
          <table:table-cell table:number-columns-repeated="16"/>
        </table:table-row>
        <table:table-row table:style-name="ro1">
          <table:table-cell office:value-type="float" office:value="-156" calcext:value-type="float">
            <text:p>-156</text:p>
          </table:table-cell>
          <table:table-cell office:value-type="float" office:value="-194" calcext:value-type="float">
            <text:p>-194</text:p>
          </table:table-cell>
          <table:table-cell office:value-type="float" office:value="-750" calcext:value-type="float">
            <text:p>-750</text:p>
          </table:table-cell>
          <table:table-cell table:formula="of:=[.A186]+300" office:value-type="float" office:value="144" calcext:value-type="float">
            <text:p>144</text:p>
          </table:table-cell>
          <table:table-cell table:formula="of:=ATAN2([.B186];[.D186])" office:value-type="float" office:value="2.50305839137001" calcext:value-type="float">
            <text:p>2.5030583914</text:p>
          </table:table-cell>
          <table:table-cell table:formula="of:=[.E186]*(180/PI())" office:value-type="float" office:value="143.414681700307" calcext:value-type="float">
            <text:p>143.4146817003</text:p>
          </table:table-cell>
          <table:table-cell table:number-columns-repeated="16"/>
        </table:table-row>
        <table:table-row table:style-name="ro1">
          <table:table-cell office:value-type="float" office:value="-163" calcext:value-type="float">
            <text:p>-163</text:p>
          </table:table-cell>
          <table:table-cell office:value-type="float" office:value="-198" calcext:value-type="float">
            <text:p>-198</text:p>
          </table:table-cell>
          <table:table-cell office:value-type="float" office:value="-749" calcext:value-type="float">
            <text:p>-749</text:p>
          </table:table-cell>
          <table:table-cell table:formula="of:=[.A187]+300" office:value-type="float" office:value="137" calcext:value-type="float">
            <text:p>137</text:p>
          </table:table-cell>
          <table:table-cell table:formula="of:=ATAN2([.B187];[.D187])" office:value-type="float" office:value="2.53631066400032" calcext:value-type="float">
            <text:p>2.536310664</text:p>
          </table:table-cell>
          <table:table-cell table:formula="of:=[.E187]*(180/PI())" office:value-type="float" office:value="145.319896581242" calcext:value-type="float">
            <text:p>145.3198965812</text:p>
          </table:table-cell>
          <table:table-cell table:number-columns-repeated="16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207" calcext:value-type="float">
            <text:p>-207</text:p>
          </table:table-cell>
          <table:table-cell office:value-type="float" office:value="-750" calcext:value-type="float">
            <text:p>-750</text:p>
          </table:table-cell>
          <table:table-cell table:formula="of:=[.A188]+300" office:value-type="float" office:value="125" calcext:value-type="float">
            <text:p>125</text:p>
          </table:table-cell>
          <table:table-cell table:formula="of:=ATAN2([.B188];[.D188])" office:value-type="float" office:value="2.59833628149684" calcext:value-type="float">
            <text:p>2.5983362815</text:p>
          </table:table-cell>
          <table:table-cell table:formula="of:=[.E188]*(180/PI())" office:value-type="float" office:value="148.873702685485" calcext:value-type="float">
            <text:p>148.8737026855</text:p>
          </table:table-cell>
          <table:table-cell table:number-columns-repeated="16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211" calcext:value-type="float">
            <text:p>-211</text:p>
          </table:table-cell>
          <table:table-cell office:value-type="float" office:value="-752" calcext:value-type="float">
            <text:p>-752</text:p>
          </table:table-cell>
          <table:table-cell table:formula="of:=[.A189]+300" office:value-type="float" office:value="115" calcext:value-type="float">
            <text:p>115</text:p>
          </table:table-cell>
          <table:table-cell table:formula="of:=ATAN2([.B189];[.D189])" office:value-type="float" office:value="2.64257804747367" calcext:value-type="float">
            <text:p>2.6425780475</text:p>
          </table:table-cell>
          <table:table-cell table:formula="of:=[.E189]*(180/PI())" office:value-type="float" office:value="151.408569154163" calcext:value-type="float">
            <text:p>151.4085691542</text:p>
          </table:table-cell>
          <table:table-cell table:number-columns-repeated="16"/>
        </table:table-row>
        <table:table-row table:style-name="ro1">
          <table:table-cell office:value-type="float" office:value="-193" calcext:value-type="float">
            <text:p>-193</text:p>
          </table:table-cell>
          <table:table-cell office:value-type="float" office:value="-214" calcext:value-type="float">
            <text:p>-214</text:p>
          </table:table-cell>
          <table:table-cell office:value-type="float" office:value="-751" calcext:value-type="float">
            <text:p>-751</text:p>
          </table:table-cell>
          <table:table-cell table:formula="of:=[.A190]+300" office:value-type="float" office:value="107" calcext:value-type="float">
            <text:p>107</text:p>
          </table:table-cell>
          <table:table-cell table:formula="of:=ATAN2([.B190];[.D190])" office:value-type="float" office:value="2.67794504458899" calcext:value-type="float">
            <text:p>2.6779450446</text:p>
          </table:table-cell>
          <table:table-cell table:formula="of:=[.E190]*(180/PI())" office:value-type="float" office:value="153.434948822922" calcext:value-type="float">
            <text:p>153.4349488229</text:p>
          </table:table-cell>
          <table:table-cell table:number-columns-repeated="16"/>
        </table:table-row>
        <table:table-row table:style-name="ro1">
          <table:table-cell office:value-type="float" office:value="-204" calcext:value-type="float">
            <text:p>-204</text:p>
          </table:table-cell>
          <table:table-cell office:value-type="float" office:value="-217" calcext:value-type="float">
            <text:p>-217</text:p>
          </table:table-cell>
          <table:table-cell office:value-type="float" office:value="-752" calcext:value-type="float">
            <text:p>-752</text:p>
          </table:table-cell>
          <table:table-cell table:formula="of:=[.A191]+300" office:value-type="float" office:value="96" calcext:value-type="float">
            <text:p>96</text:p>
          </table:table-cell>
          <table:table-cell table:formula="of:=ATAN2([.B191];[.D191])" office:value-type="float" office:value="2.72507991840249" calcext:value-type="float">
            <text:p>2.7250799184</text:p>
          </table:table-cell>
          <table:table-cell table:formula="of:=[.E191]*(180/PI())" office:value-type="float" office:value="156.135578160317" calcext:value-type="float">
            <text:p>156.1355781603</text:p>
          </table:table-cell>
          <table:table-cell table:number-columns-repeated="16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215" calcext:value-type="float">
            <text:p>-215</text:p>
          </table:table-cell>
          <table:table-cell office:value-type="float" office:value="-751" calcext:value-type="float">
            <text:p>-751</text:p>
          </table:table-cell>
          <table:table-cell table:formula="of:=[.A192]+300" office:value-type="float" office:value="90" calcext:value-type="float">
            <text:p>90</text:p>
          </table:table-cell>
          <table:table-cell table:formula="of:=ATAN2([.B192];[.D192])" office:value-type="float" office:value="2.74515137037135" calcext:value-type="float">
            <text:p>2.7451513704</text:p>
          </table:table-cell>
          <table:table-cell table:formula="of:=[.E192]*(180/PI())" office:value-type="float" office:value="157.285587646833" calcext:value-type="float">
            <text:p>157.2855876468</text:p>
          </table:table-cell>
          <table:table-cell table:number-columns-repeated="16"/>
        </table:table-row>
        <table:table-row table:style-name="ro1">
          <table:table-cell office:value-type="float" office:value="-212" calcext:value-type="float">
            <text:p>-212</text:p>
          </table:table-cell>
          <table:table-cell office:value-type="float" office:value="-217" calcext:value-type="float">
            <text:p>-217</text:p>
          </table:table-cell>
          <table:table-cell office:value-type="float" office:value="-753" calcext:value-type="float">
            <text:p>-753</text:p>
          </table:table-cell>
          <table:table-cell table:formula="of:=[.A193]+300" office:value-type="float" office:value="88" calcext:value-type="float">
            <text:p>88</text:p>
          </table:table-cell>
          <table:table-cell table:formula="of:=ATAN2([.B193];[.D193])" office:value-type="float" office:value="2.75632818391514" calcext:value-type="float">
            <text:p>2.7563281839</text:p>
          </table:table-cell>
          <table:table-cell table:formula="of:=[.E193]*(180/PI())" office:value-type="float" office:value="157.925971891297" calcext:value-type="float">
            <text:p>157.9259718913</text:p>
          </table:table-cell>
          <table:table-cell table:number-columns-repeated="16"/>
        </table:table-row>
        <table:table-row table:style-name="ro1">
          <table:table-cell office:value-type="float" office:value="-222" calcext:value-type="float">
            <text:p>-222</text:p>
          </table:table-cell>
          <table:table-cell office:value-type="float" office:value="-219" calcext:value-type="float">
            <text:p>-219</text:p>
          </table:table-cell>
          <table:table-cell office:value-type="float" office:value="-752" calcext:value-type="float">
            <text:p>-752</text:p>
          </table:table-cell>
          <table:table-cell table:formula="of:=[.A194]+300" office:value-type="float" office:value="78" calcext:value-type="float">
            <text:p>78</text:p>
          </table:table-cell>
          <table:table-cell table:formula="of:=ATAN2([.B194];[.D194])" office:value-type="float" office:value="2.79943676850661" calcext:value-type="float">
            <text:p>2.7994367685</text:p>
          </table:table-cell>
          <table:table-cell table:formula="of:=[.E194]*(180/PI())" office:value-type="float" office:value="160.395911849171" calcext:value-type="float">
            <text:p>160.3959118492</text:p>
          </table:table-cell>
          <table:table-cell table:number-columns-repeated="16"/>
        </table:table-row>
        <table:table-row table:style-name="ro1">
          <table:table-cell office:value-type="float" office:value="-233" calcext:value-type="float">
            <text:p>-233</text:p>
          </table:table-cell>
          <table:table-cell office:value-type="float" office:value="-220" calcext:value-type="float">
            <text:p>-220</text:p>
          </table:table-cell>
          <table:table-cell office:value-type="float" office:value="-753" calcext:value-type="float">
            <text:p>-753</text:p>
          </table:table-cell>
          <table:table-cell table:formula="of:=[.A195]+300" office:value-type="float" office:value="67" calcext:value-type="float">
            <text:p>67</text:p>
          </table:table-cell>
          <table:table-cell table:formula="of:=ATAN2([.B195];[.D195])" office:value-type="float" office:value="2.84597095191558" calcext:value-type="float">
            <text:p>2.8459709519</text:p>
          </table:table-cell>
          <table:table-cell table:formula="of:=[.E195]*(180/PI())" office:value-type="float" office:value="163.062124161592" calcext:value-type="float">
            <text:p>163.0621241616</text:p>
          </table:table-cell>
          <table:table-cell table:number-columns-repeated="16"/>
        </table:table-row>
        <table:table-row table:style-name="ro1">
          <table:table-cell office:value-type="float" office:value="-243" calcext:value-type="float">
            <text:p>-243</text:p>
          </table:table-cell>
          <table:table-cell office:value-type="float" office:value="-223" calcext:value-type="float">
            <text:p>-223</text:p>
          </table:table-cell>
          <table:table-cell office:value-type="float" office:value="-753" calcext:value-type="float">
            <text:p>-753</text:p>
          </table:table-cell>
          <table:table-cell table:formula="of:=[.A196]+300" office:value-type="float" office:value="57" calcext:value-type="float">
            <text:p>57</text:p>
          </table:table-cell>
          <table:table-cell table:formula="of:=ATAN2([.B196];[.D196])" office:value-type="float" office:value="2.89134533531502" calcext:value-type="float">
            <text:p>2.8913453353</text:p>
          </table:table-cell>
          <table:table-cell table:formula="of:=[.E196]*(180/PI())" office:value-type="float" office:value="165.661884828388" calcext:value-type="float">
            <text:p>165.6618848284</text:p>
          </table:table-cell>
          <table:table-cell table:number-columns-repeated="16"/>
        </table:table-row>
        <table:table-row table:style-name="ro1">
          <table:table-cell office:value-type="float" office:value="-245" calcext:value-type="float">
            <text:p>-245</text:p>
          </table:table-cell>
          <table:table-cell office:value-type="float" office:value="-227" calcext:value-type="float">
            <text:p>-227</text:p>
          </table:table-cell>
          <table:table-cell office:value-type="float" office:value="-753" calcext:value-type="float">
            <text:p>-753</text:p>
          </table:table-cell>
          <table:table-cell table:formula="of:=[.A197]+300" office:value-type="float" office:value="55" calcext:value-type="float">
            <text:p>55</text:p>
          </table:table-cell>
          <table:table-cell table:formula="of:=ATAN2([.B197];[.D197])" office:value-type="float" office:value="2.9038828136364" calcext:value-type="float">
            <text:p>2.9038828136</text:p>
          </table:table-cell>
          <table:table-cell table:formula="of:=[.E197]*(180/PI())" office:value-type="float" office:value="166.38022942194" calcext:value-type="float">
            <text:p>166.3802294219</text:p>
          </table:table-cell>
          <table:table-cell table:number-columns-repeated="16"/>
        </table:table-row>
        <table:table-row table:style-name="ro1">
          <table:table-cell office:value-type="float" office:value="-260" calcext:value-type="float">
            <text:p>-260</text:p>
          </table:table-cell>
          <table:table-cell office:value-type="float" office:value="-226" calcext:value-type="float">
            <text:p>-226</text:p>
          </table:table-cell>
          <table:table-cell office:value-type="float" office:value="-752" calcext:value-type="float">
            <text:p>-752</text:p>
          </table:table-cell>
          <table:table-cell table:formula="of:=[.A198]+300" office:value-type="float" office:value="40" calcext:value-type="float">
            <text:p>40</text:p>
          </table:table-cell>
          <table:table-cell table:formula="of:=ATAN2([.B198];[.D198])" office:value-type="float" office:value="2.96641565906663" calcext:value-type="float">
            <text:p>2.9664156591</text:p>
          </table:table-cell>
          <table:table-cell table:formula="of:=[.E198]*(180/PI())" office:value-type="float" office:value="169.963097546037" calcext:value-type="float">
            <text:p>169.963097546</text:p>
          </table:table-cell>
          <table:table-cell table:number-columns-repeated="16"/>
        </table:table-row>
        <table:table-row table:style-name="ro1">
          <table:table-cell office:value-type="float" office:value="-263" calcext:value-type="float">
            <text:p>-263</text:p>
          </table:table-cell>
          <table:table-cell office:value-type="float" office:value="-228" calcext:value-type="float">
            <text:p>-228</text:p>
          </table:table-cell>
          <table:table-cell office:value-type="float" office:value="-754" calcext:value-type="float">
            <text:p>-754</text:p>
          </table:table-cell>
          <table:table-cell table:formula="of:=[.A199]+300" office:value-type="float" office:value="37" calcext:value-type="float">
            <text:p>37</text:p>
          </table:table-cell>
          <table:table-cell table:formula="of:=ATAN2([.B199];[.D199])" office:value-type="float" office:value="2.98071441284897" calcext:value-type="float">
            <text:p>2.9807144128</text:p>
          </table:table-cell>
          <table:table-cell table:formula="of:=[.E199]*(180/PI())" office:value-type="float" office:value="170.782355790061" calcext:value-type="float">
            <text:p>170.7823557901</text:p>
          </table:table-cell>
          <table:table-cell table:number-columns-repeated="16"/>
        </table:table-row>
        <table:table-row table:style-name="ro1">
          <table:table-cell office:value-type="float" office:value="-265" calcext:value-type="float">
            <text:p>-265</text:p>
          </table:table-cell>
          <table:table-cell office:value-type="float" office:value="-230" calcext:value-type="float">
            <text:p>-230</text:p>
          </table:table-cell>
          <table:table-cell office:value-type="float" office:value="-753" calcext:value-type="float">
            <text:p>-753</text:p>
          </table:table-cell>
          <table:table-cell table:formula="of:=[.A200]+300" office:value-type="float" office:value="35" calcext:value-type="float">
            <text:p>35</text:p>
          </table:table-cell>
          <table:table-cell table:formula="of:=ATAN2([.B200];[.D200])" office:value-type="float" office:value="2.99057731066843" calcext:value-type="float">
            <text:p>2.9905773107</text:p>
          </table:table-cell>
          <table:table-cell table:formula="of:=[.E200]*(180/PI())" office:value-type="float" office:value="171.347458208885" calcext:value-type="float">
            <text:p>171.3474582089</text:p>
          </table:table-cell>
          <table:table-cell table:number-columns-repeated="16"/>
        </table:table-row>
        <table:table-row table:style-name="ro1">
          <table:table-cell office:value-type="float" office:value="-274" calcext:value-type="float">
            <text:p>-274</text:p>
          </table:table-cell>
          <table:table-cell office:value-type="float" office:value="-230" calcext:value-type="float">
            <text:p>-230</text:p>
          </table:table-cell>
          <table:table-cell office:value-type="float" office:value="-751" calcext:value-type="float">
            <text:p>-751</text:p>
          </table:table-cell>
          <table:table-cell table:formula="of:=[.A201]+300" office:value-type="float" office:value="26" calcext:value-type="float">
            <text:p>26</text:p>
          </table:table-cell>
          <table:table-cell table:formula="of:=ATAN2([.B201];[.D201])" office:value-type="float" office:value="3.02902703778611" calcext:value-type="float">
            <text:p>3.0290270378</text:p>
          </table:table-cell>
          <table:table-cell table:formula="of:=[.E201]*(180/PI())" office:value-type="float" office:value="173.550465296158" calcext:value-type="float">
            <text:p>173.5504652962</text:p>
          </table:table-cell>
          <table:table-cell table:number-columns-repeated="16"/>
        </table:table-row>
        <table:table-row table:style-name="ro1">
          <table:table-cell office:value-type="float" office:value="-282" calcext:value-type="float">
            <text:p>-282</text:p>
          </table:table-cell>
          <table:table-cell office:value-type="float" office:value="-230" calcext:value-type="float">
            <text:p>-230</text:p>
          </table:table-cell>
          <table:table-cell office:value-type="float" office:value="-753" calcext:value-type="float">
            <text:p>-753</text:p>
          </table:table-cell>
          <table:table-cell table:formula="of:=[.A202]+300" office:value-type="float" office:value="18" calcext:value-type="float">
            <text:p>18</text:p>
          </table:table-cell>
          <table:table-cell table:formula="of:=ATAN2([.B202];[.D202])" office:value-type="float" office:value="3.06349097586981" calcext:value-type="float">
            <text:p>3.0634909759</text:p>
          </table:table-cell>
          <table:table-cell table:formula="of:=[.E202]*(180/PI())" office:value-type="float" office:value="175.525103493754" calcext:value-type="float">
            <text:p>175.5251034938</text:p>
          </table:table-cell>
          <table:table-cell table:number-columns-repeated="16"/>
        </table:table-row>
        <table:table-row table:style-name="ro1">
          <table:table-cell office:value-type="float" office:value="-279" calcext:value-type="float">
            <text:p>-279</text:p>
          </table:table-cell>
          <table:table-cell office:value-type="float" office:value="-226" calcext:value-type="float">
            <text:p>-226</text:p>
          </table:table-cell>
          <table:table-cell office:value-type="float" office:value="-751" calcext:value-type="float">
            <text:p>-751</text:p>
          </table:table-cell>
          <table:table-cell table:formula="of:=[.A203]+300" office:value-type="float" office:value="21" calcext:value-type="float">
            <text:p>21</text:p>
          </table:table-cell>
          <table:table-cell table:formula="of:=ATAN2([.B203];[.D203])" office:value-type="float" office:value="3.04893835339721" calcext:value-type="float">
            <text:p>3.0489383534</text:p>
          </table:table-cell>
          <table:table-cell table:formula="of:=[.E203]*(180/PI())" office:value-type="float" office:value="174.691299645227" calcext:value-type="float">
            <text:p>174.6912996452</text:p>
          </table:table-cell>
          <table:table-cell table:number-columns-repeated="16"/>
        </table:table-row>
        <table:table-row table:style-name="ro1">
          <table:table-cell office:value-type="float" office:value="-288" calcext:value-type="float">
            <text:p>-288</text:p>
          </table:table-cell>
          <table:table-cell office:value-type="float" office:value="-224" calcext:value-type="float">
            <text:p>-224</text:p>
          </table:table-cell>
          <table:table-cell office:value-type="float" office:value="-751" calcext:value-type="float">
            <text:p>-751</text:p>
          </table:table-cell>
          <table:table-cell table:formula="of:=[.A204]+300" office:value-type="float" office:value="12" calcext:value-type="float">
            <text:p>12</text:p>
          </table:table-cell>
          <table:table-cell table:formula="of:=ATAN2([.B204];[.D204])" office:value-type="float" office:value="3.08807238513048" calcext:value-type="float">
            <text:p>3.0880723851</text:p>
          </table:table-cell>
          <table:table-cell table:formula="of:=[.E204]*(180/PI())" office:value-type="float" office:value="176.933514498874" calcext:value-type="float">
            <text:p>176.9335144989</text:p>
          </table:table-cell>
          <table:table-cell table:number-columns-repeated="16"/>
        </table:table-row>
        <table:table-row table:style-name="ro1">
          <table:table-cell office:value-type="float" office:value="-291" calcext:value-type="float">
            <text:p>-291</text:p>
          </table:table-cell>
          <table:table-cell office:value-type="float" office:value="-226" calcext:value-type="float">
            <text:p>-226</text:p>
          </table:table-cell>
          <table:table-cell office:value-type="float" office:value="-753" calcext:value-type="float">
            <text:p>-753</text:p>
          </table:table-cell>
          <table:table-cell table:formula="of:=[.A205]+300" office:value-type="float" office:value="9" calcext:value-type="float">
            <text:p>9</text:p>
          </table:table-cell>
          <table:table-cell table:formula="of:=ATAN2([.B205];[.D205])" office:value-type="float" office:value="3.10179067613068" calcext:value-type="float">
            <text:p>3.1017906761</text:p>
          </table:table-cell>
          <table:table-cell table:formula="of:=[.E205]*(180/PI())" office:value-type="float" office:value="177.719514675318" calcext:value-type="float">
            <text:p>177.7195146753</text:p>
          </table:table-cell>
          <table:table-cell table:number-columns-repeated="16"/>
        </table:table-row>
        <table:table-row table:style-name="ro1">
          <table:table-cell office:value-type="float" office:value="-295" calcext:value-type="float">
            <text:p>-295</text:p>
          </table:table-cell>
          <table:table-cell office:value-type="float" office:value="-227" calcext:value-type="float">
            <text:p>-227</text:p>
          </table:table-cell>
          <table:table-cell office:value-type="float" office:value="-754" calcext:value-type="float">
            <text:p>-754</text:p>
          </table:table-cell>
          <table:table-cell table:formula="of:=[.A206]+300" office:value-type="float" office:value="5" calcext:value-type="float">
            <text:p>5</text:p>
          </table:table-cell>
          <table:table-cell table:formula="of:=ATAN2([.B206];[.D206])" office:value-type="float" office:value="3.11956978297682" calcext:value-type="float">
            <text:p>3.119569783</text:p>
          </table:table-cell>
          <table:table-cell table:formula="of:=[.E206]*(180/PI())" office:value-type="float" office:value="178.738182461114" calcext:value-type="float">
            <text:p>178.7381824611</text:p>
          </table:table-cell>
          <table:table-cell table:number-columns-repeated="16"/>
        </table:table-row>
        <table:table-row table:style-name="ro1">
          <table:table-cell office:value-type="float" office:value="-296" calcext:value-type="float">
            <text:p>-296</text:p>
          </table:table-cell>
          <table:table-cell office:value-type="float" office:value="-223" calcext:value-type="float">
            <text:p>-223</text:p>
          </table:table-cell>
          <table:table-cell office:value-type="float" office:value="-751" calcext:value-type="float">
            <text:p>-751</text:p>
          </table:table-cell>
          <table:table-cell table:formula="of:=[.A207]+300" office:value-type="float" office:value="4" calcext:value-type="float">
            <text:p>4</text:p>
          </table:table-cell>
          <table:table-cell table:formula="of:=ATAN2([.B207];[.D207])" office:value-type="float" office:value="3.12365735721762" calcext:value-type="float">
            <text:p>3.1236573572</text:p>
          </table:table-cell>
          <table:table-cell table:formula="of:=[.E207]*(180/PI())" office:value-type="float" office:value="178.972383213558" calcext:value-type="float">
            <text:p>178.9723832136</text:p>
          </table:table-cell>
          <table:table-cell table:number-columns-repeated="16"/>
        </table:table-row>
        <table:table-row table:style-name="ro1">
          <table:table-cell office:value-type="float" office:value="-302" calcext:value-type="float">
            <text:p>-302</text:p>
          </table:table-cell>
          <table:table-cell office:value-type="float" office:value="-227" calcext:value-type="float">
            <text:p>-227</text:p>
          </table:table-cell>
          <table:table-cell office:value-type="float" office:value="-753" calcext:value-type="float">
            <text:p>-753</text:p>
          </table:table-cell>
          <table:table-cell table:formula="of:=[.A208]+300" office:value-type="float" office:value="-2" calcext:value-type="float">
            <text:p>-2</text:p>
          </table:table-cell>
          <table:table-cell table:formula="of:=ATAN2([.B208];[.D208])" office:value-type="float" office:value="-3.13278230886902" calcext:value-type="float">
            <text:p>-3.1327823089</text:p>
          </table:table-cell>
          <table:table-cell table:formula="of:=[.E208]*(180/PI())" office:value-type="float" office:value="-179.495204431444" calcext:value-type="float">
            <text:p>-179.4952044314</text:p>
          </table:table-cell>
          <table:table-cell table:number-columns-repeated="16"/>
        </table:table-row>
        <table:table-row table:style-name="ro1">
          <table:table-cell office:value-type="float" office:value="-302" calcext:value-type="float">
            <text:p>-302</text:p>
          </table:table-cell>
          <table:table-cell office:value-type="float" office:value="-225" calcext:value-type="float">
            <text:p>-225</text:p>
          </table:table-cell>
          <table:table-cell office:value-type="float" office:value="-753" calcext:value-type="float">
            <text:p>-753</text:p>
          </table:table-cell>
          <table:table-cell table:formula="of:=[.A209]+300" office:value-type="float" office:value="-2" calcext:value-type="float">
            <text:p>-2</text:p>
          </table:table-cell>
          <table:table-cell table:formula="of:=ATAN2([.B209];[.D209])" office:value-type="float" office:value="-3.13270399880046" calcext:value-type="float">
            <text:p>-3.1327039988</text:p>
          </table:table-cell>
          <table:table-cell table:formula="of:=[.E209]*(180/PI())" office:value-type="float" office:value="-179.490717595022" calcext:value-type="float">
            <text:p>-179.490717595</text:p>
          </table:table-cell>
          <table:table-cell table:number-columns-repeated="16"/>
        </table:table-row>
        <table:table-row table:style-name="ro1">
          <table:table-cell office:value-type="float" office:value="-303" calcext:value-type="float">
            <text:p>-303</text:p>
          </table:table-cell>
          <table:table-cell office:value-type="float" office:value="-225" calcext:value-type="float">
            <text:p>-225</text:p>
          </table:table-cell>
          <table:table-cell office:value-type="float" office:value="-754" calcext:value-type="float">
            <text:p>-754</text:p>
          </table:table-cell>
          <table:table-cell table:formula="of:=[.A210]+300" office:value-type="float" office:value="-3" calcext:value-type="float">
            <text:p>-3</text:p>
          </table:table-cell>
          <table:table-cell table:formula="of:=ATAN2([.B210];[.D210])" office:value-type="float" office:value="-3.12826011029565" calcext:value-type="float">
            <text:p>-3.1282601103</text:p>
          </table:table-cell>
          <table:table-cell table:formula="of:=[.E210]*(180/PI())" office:value-type="float" office:value="-179.23610153907" calcext:value-type="float">
            <text:p>-179.2361015391</text:p>
          </table:table-cell>
          <table:table-cell table:number-columns-repeated="16"/>
        </table:table-row>
        <table:table-row table:style-name="ro1">
          <table:table-cell office:value-type="float" office:value="-301" calcext:value-type="float">
            <text:p>-301</text:p>
          </table:table-cell>
          <table:table-cell office:value-type="float" office:value="-225" calcext:value-type="float">
            <text:p>-225</text:p>
          </table:table-cell>
          <table:table-cell office:value-type="float" office:value="-753" calcext:value-type="float">
            <text:p>-753</text:p>
          </table:table-cell>
          <table:table-cell table:formula="of:=[.A211]+300" office:value-type="float" office:value="-1" calcext:value-type="float">
            <text:p>-1</text:p>
          </table:table-cell>
          <table:table-cell table:formula="of:=ATAN2([.B211];[.D211])" office:value-type="float" office:value="-3.13714823840883" calcext:value-type="float">
            <text:p>-3.1371482384</text:p>
          </table:table-cell>
          <table:table-cell table:formula="of:=[.E211]*(180/PI())" office:value-type="float" office:value="-179.745353767727" calcext:value-type="float">
            <text:p>-179.7453537677</text:p>
          </table:table-cell>
          <table:table-cell table:number-columns-repeated="16"/>
        </table:table-row>
        <table:table-row table:style-name="ro1">
          <table:table-cell office:value-type="float" office:value="-303" calcext:value-type="float">
            <text:p>-303</text:p>
          </table:table-cell>
          <table:table-cell office:value-type="float" office:value="-225" calcext:value-type="float">
            <text:p>-225</text:p>
          </table:table-cell>
          <table:table-cell office:value-type="float" office:value="-749" calcext:value-type="float">
            <text:p>-749</text:p>
          </table:table-cell>
          <table:table-cell table:formula="of:=[.A212]+300" office:value-type="float" office:value="-3" calcext:value-type="float">
            <text:p>-3</text:p>
          </table:table-cell>
          <table:table-cell table:formula="of:=ATAN2([.B212];[.D212])" office:value-type="float" office:value="-3.12826011029565" calcext:value-type="float">
            <text:p>-3.1282601103</text:p>
          </table:table-cell>
          <table:table-cell table:formula="of:=[.E212]*(180/PI())" office:value-type="float" office:value="-179.23610153907" calcext:value-type="float">
            <text:p>-179.2361015391</text:p>
          </table:table-cell>
          <table:table-cell table:number-columns-repeated="16"/>
        </table:table-row>
        <table:table-row table:style-name="ro1">
          <table:table-cell office:value-type="float" office:value="-305" calcext:value-type="float">
            <text:p>-305</text:p>
          </table:table-cell>
          <table:table-cell office:value-type="float" office:value="-226" calcext:value-type="float">
            <text:p>-226</text:p>
          </table:table-cell>
          <table:table-cell office:value-type="float" office:value="-755" calcext:value-type="float">
            <text:p>-755</text:p>
          </table:table-cell>
          <table:table-cell table:formula="of:=[.A213]+300" office:value-type="float" office:value="-5" calcext:value-type="float">
            <text:p>-5</text:p>
          </table:table-cell>
          <table:table-cell table:formula="of:=ATAN2([.B213];[.D213])" office:value-type="float" office:value="-3.11947236836104" calcext:value-type="float">
            <text:p>-3.1194723684</text:p>
          </table:table-cell>
          <table:table-cell table:formula="of:=[.E213]*(180/PI())" office:value-type="float" office:value="-178.732601014767" calcext:value-type="float">
            <text:p>-178.7326010148</text:p>
          </table:table-cell>
          <table:table-cell table:number-columns-repeated="16"/>
        </table:table-row>
        <table:table-row table:style-name="ro1">
          <table:table-cell office:value-type="float" office:value="-302" calcext:value-type="float">
            <text:p>-302</text:p>
          </table:table-cell>
          <table:table-cell office:value-type="float" office:value="-222" calcext:value-type="float">
            <text:p>-222</text:p>
          </table:table-cell>
          <table:table-cell office:value-type="float" office:value="-751" calcext:value-type="float">
            <text:p>-751</text:p>
          </table:table-cell>
          <table:table-cell table:formula="of:=[.A214]+300" office:value-type="float" office:value="-2" calcext:value-type="float">
            <text:p>-2</text:p>
          </table:table-cell>
          <table:table-cell table:formula="of:=ATAN2([.B214];[.D214])" office:value-type="float" office:value="-3.13258388829938" calcext:value-type="float">
            <text:p>-3.1325838883</text:p>
          </table:table-cell>
          <table:table-cell table:formula="of:=[.E214]*(180/PI())" office:value-type="float" office:value="-179.483835770235" calcext:value-type="float">
            <text:p>-179.4838357702</text:p>
          </table:table-cell>
          <table:table-cell table:number-columns-repeated="16"/>
        </table:table-row>
        <table:table-row table:style-name="ro1">
          <table:table-cell office:value-type="float" office:value="-301" calcext:value-type="float">
            <text:p>-301</text:p>
          </table:table-cell>
          <table:table-cell office:value-type="float" office:value="-228" calcext:value-type="float">
            <text:p>-228</text:p>
          </table:table-cell>
          <table:table-cell office:value-type="float" office:value="-749" calcext:value-type="float">
            <text:p>-749</text:p>
          </table:table-cell>
          <table:table-cell table:formula="of:=[.A215]+300" office:value-type="float" office:value="-1" calcext:value-type="float">
            <text:p>-1</text:p>
          </table:table-cell>
          <table:table-cell table:formula="of:=ATAN2([.B215];[.D215])" office:value-type="float" office:value="-3.137206716801" calcext:value-type="float">
            <text:p>-3.1372067168</text:p>
          </table:table-cell>
          <table:table-cell table:formula="of:=[.E215]*(180/PI())" office:value-type="float" office:value="-179.748704332791" calcext:value-type="float">
            <text:p>-179.7487043328</text:p>
          </table:table-cell>
          <table:table-cell table:number-columns-repeated="16"/>
        </table:table-row>
        <table:table-row table:style-name="ro1">
          <table:table-cell office:value-type="float" office:value="-304" calcext:value-type="float">
            <text:p>-304</text:p>
          </table:table-cell>
          <table:table-cell office:value-type="float" office:value="-226" calcext:value-type="float">
            <text:p>-226</text:p>
          </table:table-cell>
          <table:table-cell office:value-type="float" office:value="-750" calcext:value-type="float">
            <text:p>-750</text:p>
          </table:table-cell>
          <table:table-cell table:formula="of:=[.A216]+300" office:value-type="float" office:value="-4" calcext:value-type="float">
            <text:p>-4</text:p>
          </table:table-cell>
          <table:table-cell table:formula="of:=ATAN2([.B216];[.D216])" office:value-type="float" office:value="-3.12389538633202" calcext:value-type="float">
            <text:p>-3.1238953863</text:p>
          </table:table-cell>
          <table:table-cell table:formula="of:=[.E216]*(180/PI())" office:value-type="float" office:value="-178.986021277215" calcext:value-type="float">
            <text:p>-178.9860212772</text:p>
          </table:table-cell>
          <table:table-cell table:number-columns-repeated="16"/>
        </table:table-row>
        <table:table-row table:style-name="ro1">
          <table:table-cell office:value-type="float" office:value="-302" calcext:value-type="float">
            <text:p>-302</text:p>
          </table:table-cell>
          <table:table-cell office:value-type="float" office:value="-222" calcext:value-type="float">
            <text:p>-222</text:p>
          </table:table-cell>
          <table:table-cell office:value-type="float" office:value="-753" calcext:value-type="float">
            <text:p>-753</text:p>
          </table:table-cell>
          <table:table-cell table:formula="of:=[.A217]+300" office:value-type="float" office:value="-2" calcext:value-type="float">
            <text:p>-2</text:p>
          </table:table-cell>
          <table:table-cell table:formula="of:=ATAN2([.B217];[.D217])" office:value-type="float" office:value="-3.13258388829938" calcext:value-type="float">
            <text:p>-3.1325838883</text:p>
          </table:table-cell>
          <table:table-cell table:formula="of:=[.E217]*(180/PI())" office:value-type="float" office:value="-179.483835770235" calcext:value-type="float">
            <text:p>-179.4838357702</text:p>
          </table:table-cell>
          <table:table-cell table:number-columns-repeated="16"/>
        </table:table-row>
        <table:table-row table:style-name="ro1">
          <table:table-cell office:value-type="float" office:value="-303" calcext:value-type="float">
            <text:p>-303</text:p>
          </table:table-cell>
          <table:table-cell office:value-type="float" office:value="-224" calcext:value-type="float">
            <text:p>-224</text:p>
          </table:table-cell>
          <table:table-cell office:value-type="float" office:value="-749" calcext:value-type="float">
            <text:p>-749</text:p>
          </table:table-cell>
          <table:table-cell table:formula="of:=[.A218]+300" office:value-type="float" office:value="-3" calcext:value-type="float">
            <text:p>-3</text:p>
          </table:table-cell>
          <table:table-cell table:formula="of:=ATAN2([.B218];[.D218])" office:value-type="float" office:value="-3.12820059711355" calcext:value-type="float">
            <text:p>-3.1282005971</text:p>
          </table:table-cell>
          <table:table-cell table:formula="of:=[.E218]*(180/PI())" office:value-type="float" office:value="-179.23269168491" calcext:value-type="float">
            <text:p>-179.2326916849</text:p>
          </table:table-cell>
          <table:table-cell table:number-columns-repeated="16"/>
        </table:table-row>
        <table:table-row table:style-name="ro1">
          <table:table-cell office:value-type="float" office:value="-304" calcext:value-type="float">
            <text:p>-304</text:p>
          </table:table-cell>
          <table:table-cell office:value-type="float" office:value="-224" calcext:value-type="float">
            <text:p>-224</text:p>
          </table:table-cell>
          <table:table-cell office:value-type="float" office:value="-750" calcext:value-type="float">
            <text:p>-750</text:p>
          </table:table-cell>
          <table:table-cell table:formula="of:=[.A219]+300" office:value-type="float" office:value="-4" calcext:value-type="float">
            <text:p>-4</text:p>
          </table:table-cell>
          <table:table-cell table:formula="of:=ATAN2([.B219];[.D219])" office:value-type="float" office:value="-3.12373740845024" calcext:value-type="float">
            <text:p>-3.1237374085</text:p>
          </table:table-cell>
          <table:table-cell table:formula="of:=[.E219]*(180/PI())" office:value-type="float" office:value="-178.976969811332" calcext:value-type="float">
            <text:p>-178.9769698113</text:p>
          </table:table-cell>
          <table:table-cell table:number-columns-repeated="16"/>
        </table:table-row>
        <table:table-row table:style-name="ro1">
          <table:table-cell office:value-type="float" office:value="-302" calcext:value-type="float">
            <text:p>-302</text:p>
          </table:table-cell>
          <table:table-cell office:value-type="float" office:value="-227" calcext:value-type="float">
            <text:p>-227</text:p>
          </table:table-cell>
          <table:table-cell office:value-type="float" office:value="-750" calcext:value-type="float">
            <text:p>-750</text:p>
          </table:table-cell>
          <table:table-cell table:formula="of:=[.A220]+300" office:value-type="float" office:value="-2" calcext:value-type="float">
            <text:p>-2</text:p>
          </table:table-cell>
          <table:table-cell table:formula="of:=ATAN2([.B220];[.D220])" office:value-type="float" office:value="-3.13278230886902" calcext:value-type="float">
            <text:p>-3.1327823089</text:p>
          </table:table-cell>
          <table:table-cell table:formula="of:=[.E220]*(180/PI())" office:value-type="float" office:value="-179.495204431444" calcext:value-type="float">
            <text:p>-179.4952044314</text:p>
          </table:table-cell>
          <table:table-cell table:number-columns-repeated="16"/>
        </table:table-row>
        <table:table-row table:style-name="ro1">
          <table:table-cell office:value-type="float" office:value="-301" calcext:value-type="float">
            <text:p>-301</text:p>
          </table:table-cell>
          <table:table-cell office:value-type="float" office:value="-223" calcext:value-type="float">
            <text:p>-223</text:p>
          </table:table-cell>
          <table:table-cell office:value-type="float" office:value="-749" calcext:value-type="float">
            <text:p>-749</text:p>
          </table:table-cell>
          <table:table-cell table:formula="of:=[.A221]+300" office:value-type="float" office:value="-1" calcext:value-type="float">
            <text:p>-1</text:p>
          </table:table-cell>
          <table:table-cell table:formula="of:=ATAN2([.B221];[.D221])" office:value-type="float" office:value="-3.13710837871498" calcext:value-type="float">
            <text:p>-3.1371083787</text:p>
          </table:table-cell>
          <table:table-cell table:formula="of:=[.E221]*(180/PI())" office:value-type="float" office:value="-179.743069975497" calcext:value-type="float">
            <text:p>-179.7430699755</text:p>
          </table:table-cell>
          <table:table-cell table:number-columns-repeated="16"/>
        </table:table-row>
        <table:table-row table:style-name="ro1">
          <table:table-cell office:value-type="float" office:value="-303" calcext:value-type="float">
            <text:p>-303</text:p>
          </table:table-cell>
          <table:table-cell office:value-type="float" office:value="-225" calcext:value-type="float">
            <text:p>-225</text:p>
          </table:table-cell>
          <table:table-cell office:value-type="float" office:value="-751" calcext:value-type="float">
            <text:p>-751</text:p>
          </table:table-cell>
          <table:table-cell table:formula="of:=[.A222]+300" office:value-type="float" office:value="-3" calcext:value-type="float">
            <text:p>-3</text:p>
          </table:table-cell>
          <table:table-cell table:formula="of:=ATAN2([.B222];[.D222])" office:value-type="float" office:value="-3.12826011029565" calcext:value-type="float">
            <text:p>-3.1282601103</text:p>
          </table:table-cell>
          <table:table-cell table:formula="of:=[.E222]*(180/PI())" office:value-type="float" office:value="-179.23610153907" calcext:value-type="float">
            <text:p>-179.2361015391</text:p>
          </table:table-cell>
          <table:table-cell table:number-columns-repeated="16"/>
        </table:table-row>
        <table:table-row table:style-name="ro1">
          <table:table-cell office:value-type="float" office:value="-301" calcext:value-type="float">
            <text:p>-301</text:p>
          </table:table-cell>
          <table:table-cell office:value-type="float" office:value="-226" calcext:value-type="float">
            <text:p>-226</text:p>
          </table:table-cell>
          <table:table-cell office:value-type="float" office:value="-750" calcext:value-type="float">
            <text:p>-750</text:p>
          </table:table-cell>
          <table:table-cell table:formula="of:=[.A223]+300" office:value-type="float" office:value="-1" calcext:value-type="float">
            <text:p>-1</text:p>
          </table:table-cell>
          <table:table-cell table:formula="of:=ATAN2([.B223];[.D223])" office:value-type="float" office:value="-3.13716790370548" calcext:value-type="float">
            <text:p>-3.1371679037</text:p>
          </table:table-cell>
          <table:table-cell table:formula="of:=[.E223]*(180/PI())" office:value-type="float" office:value="-179.746480506228" calcext:value-type="float">
            <text:p>-179.7464805062</text:p>
          </table:table-cell>
          <table:table-cell table:number-columns-repeated="16"/>
        </table:table-row>
        <table:table-row table:style-name="ro1">
          <table:table-cell office:value-type="float" office:value="-301" calcext:value-type="float">
            <text:p>-301</text:p>
          </table:table-cell>
          <table:table-cell office:value-type="float" office:value="-226" calcext:value-type="float">
            <text:p>-226</text:p>
          </table:table-cell>
          <table:table-cell office:value-type="float" office:value="-752" calcext:value-type="float">
            <text:p>-752</text:p>
          </table:table-cell>
          <table:table-cell table:formula="of:=[.A224]+300" office:value-type="float" office:value="-1" calcext:value-type="float">
            <text:p>-1</text:p>
          </table:table-cell>
          <table:table-cell table:formula="of:=ATAN2([.B224];[.D224])" office:value-type="float" office:value="-3.13716790370548" calcext:value-type="float">
            <text:p>-3.1371679037</text:p>
          </table:table-cell>
          <table:table-cell table:formula="of:=[.E224]*(180/PI())" office:value-type="float" office:value="-179.746480506228" calcext:value-type="float">
            <text:p>-179.7464805062</text:p>
          </table:table-cell>
          <table:table-cell table:number-columns-repeated="16"/>
        </table:table-row>
        <table:table-row table:style-name="ro1">
          <table:table-cell office:value-type="float" office:value="-303" calcext:value-type="float">
            <text:p>-303</text:p>
          </table:table-cell>
          <table:table-cell office:value-type="float" office:value="-226" calcext:value-type="float">
            <text:p>-226</text:p>
          </table:table-cell>
          <table:table-cell office:value-type="float" office:value="-751" calcext:value-type="float">
            <text:p>-751</text:p>
          </table:table-cell>
          <table:table-cell table:formula="of:=[.A225]+300" office:value-type="float" office:value="-3" calcext:value-type="float">
            <text:p>-3</text:p>
          </table:table-cell>
          <table:table-cell table:formula="of:=ATAN2([.B225];[.D225])" office:value-type="float" office:value="-3.12831909690562" calcext:value-type="float">
            <text:p>-3.1283190969</text:p>
          </table:table-cell>
          <table:table-cell table:formula="of:=[.E225]*(180/PI())" office:value-type="float" office:value="-179.239481222869" calcext:value-type="float">
            <text:p>-179.2394812229</text:p>
          </table:table-cell>
          <table:table-cell table:number-columns-repeated="16"/>
        </table:table-row>
        <table:table-row table:style-name="ro1">
          <table:table-cell office:value-type="float" office:value="-301" calcext:value-type="float">
            <text:p>-301</text:p>
          </table:table-cell>
          <table:table-cell office:value-type="float" office:value="-224" calcext:value-type="float">
            <text:p>-224</text:p>
          </table:table-cell>
          <table:table-cell office:value-type="float" office:value="-749" calcext:value-type="float">
            <text:p>-749</text:p>
          </table:table-cell>
          <table:table-cell table:formula="of:=[.A226]+300" office:value-type="float" office:value="-1" calcext:value-type="float">
            <text:p>-1</text:p>
          </table:table-cell>
          <table:table-cell table:formula="of:=ATAN2([.B226];[.D226])" office:value-type="float" office:value="-3.13712839753266" calcext:value-type="float">
            <text:p>-3.1371283975</text:p>
          </table:table-cell>
          <table:table-cell table:formula="of:=[.E226]*(180/PI())" office:value-type="float" office:value="-179.744216969261" calcext:value-type="float">
            <text:p>-179.7442169693</text:p>
          </table:table-cell>
          <table:table-cell table:number-columns-repeated="16"/>
        </table:table-row>
        <table:table-row table:style-name="ro1">
          <table:table-cell office:value-type="float" office:value="-302" calcext:value-type="float">
            <text:p>-302</text:p>
          </table:table-cell>
          <table:table-cell office:value-type="float" office:value="-223" calcext:value-type="float">
            <text:p>-223</text:p>
          </table:table-cell>
          <table:table-cell office:value-type="float" office:value="-750" calcext:value-type="float">
            <text:p>-750</text:p>
          </table:table-cell>
          <table:table-cell table:formula="of:=[.A227]+300" office:value-type="float" office:value="-2" calcext:value-type="float">
            <text:p>-2</text:p>
          </table:table-cell>
          <table:table-cell table:formula="of:=ATAN2([.B227];[.D227])" office:value-type="float" office:value="-3.13262428417897" calcext:value-type="float">
            <text:p>-3.1326242842</text:p>
          </table:table-cell>
          <table:table-cell table:formula="of:=[.E227]*(180/PI())" office:value-type="float" office:value="-179.486150283646" calcext:value-type="float">
            <text:p>-179.4861502836</text:p>
          </table:table-cell>
          <table:table-cell table:number-columns-repeated="16"/>
        </table:table-row>
        <table:table-row table:style-name="ro1">
          <table:table-cell office:value-type="float" office:value="-305" calcext:value-type="float">
            <text:p>-305</text:p>
          </table:table-cell>
          <table:table-cell office:value-type="float" office:value="-224" calcext:value-type="float">
            <text:p>-224</text:p>
          </table:table-cell>
          <table:table-cell office:value-type="float" office:value="-750" calcext:value-type="float">
            <text:p>-750</text:p>
          </table:table-cell>
          <table:table-cell table:formula="of:=[.A228]+300" office:value-type="float" office:value="-5" calcext:value-type="float">
            <text:p>-5</text:p>
          </table:table-cell>
          <table:table-cell table:formula="of:=ATAN2([.B228];[.D228])" office:value-type="float" office:value="-3.11927493109929" calcext:value-type="float">
            <text:p>-3.1192749311</text:p>
          </table:table-cell>
          <table:table-cell table:formula="of:=[.E228]*(180/PI())" office:value-type="float" office:value="-178.72128869295" calcext:value-type="float">
            <text:p>-178.721288693</text:p>
          </table:table-cell>
          <table:table-cell table:number-columns-repeated="16"/>
        </table:table-row>
        <table:table-row table:style-name="ro1">
          <table:table-cell office:value-type="float" office:value="-301" calcext:value-type="float">
            <text:p>-301</text:p>
          </table:table-cell>
          <table:table-cell office:value-type="float" office:value="-223" calcext:value-type="float">
            <text:p>-223</text:p>
          </table:table-cell>
          <table:table-cell office:value-type="float" office:value="-750" calcext:value-type="float">
            <text:p>-750</text:p>
          </table:table-cell>
          <table:table-cell table:formula="of:=[.A229]+300" office:value-type="float" office:value="-1" calcext:value-type="float">
            <text:p>-1</text:p>
          </table:table-cell>
          <table:table-cell table:formula="of:=ATAN2([.B229];[.D229])" office:value-type="float" office:value="-3.13710837871498" calcext:value-type="float">
            <text:p>-3.1371083787</text:p>
          </table:table-cell>
          <table:table-cell table:formula="of:=[.E229]*(180/PI())" office:value-type="float" office:value="-179.743069975497" calcext:value-type="float">
            <text:p>-179.7430699755</text:p>
          </table:table-cell>
          <table:table-cell table:number-columns-repeated="16"/>
        </table:table-row>
        <table:table-row table:style-name="ro1">
          <table:table-cell office:value-type="float" office:value="-301" calcext:value-type="float">
            <text:p>-301</text:p>
          </table:table-cell>
          <table:table-cell office:value-type="float" office:value="-223" calcext:value-type="float">
            <text:p>-223</text:p>
          </table:table-cell>
          <table:table-cell office:value-type="float" office:value="-750" calcext:value-type="float">
            <text:p>-750</text:p>
          </table:table-cell>
          <table:table-cell table:formula="of:=[.A230]+300" office:value-type="float" office:value="-1" calcext:value-type="float">
            <text:p>-1</text:p>
          </table:table-cell>
          <table:table-cell table:formula="of:=ATAN2([.B230];[.D230])" office:value-type="float" office:value="-3.13710837871498" calcext:value-type="float">
            <text:p>-3.1371083787</text:p>
          </table:table-cell>
          <table:table-cell table:formula="of:=[.E230]*(180/PI())" office:value-type="float" office:value="-179.743069975497" calcext:value-type="float">
            <text:p>-179.7430699755</text:p>
          </table:table-cell>
          <table:table-cell table:number-columns-repeated="16"/>
        </table:table-row>
        <table:table-row table:style-name="ro1">
          <table:table-cell office:value-type="float" office:value="-303" calcext:value-type="float">
            <text:p>-303</text:p>
          </table:table-cell>
          <table:table-cell office:value-type="float" office:value="-224" calcext:value-type="float">
            <text:p>-224</text:p>
          </table:table-cell>
          <table:table-cell office:value-type="float" office:value="-748" calcext:value-type="float">
            <text:p>-748</text:p>
          </table:table-cell>
          <table:table-cell table:formula="of:=[.A231]+300" office:value-type="float" office:value="-3" calcext:value-type="float">
            <text:p>-3</text:p>
          </table:table-cell>
          <table:table-cell table:formula="of:=ATAN2([.B231];[.D231])" office:value-type="float" office:value="-3.12820059711355" calcext:value-type="float">
            <text:p>-3.1282005971</text:p>
          </table:table-cell>
          <table:table-cell table:formula="of:=[.E231]*(180/PI())" office:value-type="float" office:value="-179.23269168491" calcext:value-type="float">
            <text:p>-179.2326916849</text:p>
          </table:table-cell>
          <table:table-cell table:number-columns-repeated="16"/>
        </table:table-row>
        <table:table-row table:style-name="ro1">
          <table:table-cell office:value-type="float" office:value="-301" calcext:value-type="float">
            <text:p>-301</text:p>
          </table:table-cell>
          <table:table-cell office:value-type="float" office:value="-224" calcext:value-type="float">
            <text:p>-224</text:p>
          </table:table-cell>
          <table:table-cell office:value-type="float" office:value="-753" calcext:value-type="float">
            <text:p>-753</text:p>
          </table:table-cell>
          <table:table-cell table:formula="of:=[.A232]+300" office:value-type="float" office:value="-1" calcext:value-type="float">
            <text:p>-1</text:p>
          </table:table-cell>
          <table:table-cell table:formula="of:=ATAN2([.B232];[.D232])" office:value-type="float" office:value="-3.13712839753266" calcext:value-type="float">
            <text:p>-3.1371283975</text:p>
          </table:table-cell>
          <table:table-cell table:formula="of:=[.E232]*(180/PI())" office:value-type="float" office:value="-179.744216969261" calcext:value-type="float">
            <text:p>-179.7442169693</text:p>
          </table:table-cell>
          <table:table-cell table:number-columns-repeated="16"/>
        </table:table-row>
        <table:table-row table:style-name="ro1">
          <table:table-cell office:value-type="float" office:value="-300" calcext:value-type="float">
            <text:p>-300</text:p>
          </table:table-cell>
          <table:table-cell office:value-type="float" office:value="-224" calcext:value-type="float">
            <text:p>-224</text:p>
          </table:table-cell>
          <table:table-cell office:value-type="float" office:value="-750" calcext:value-type="float">
            <text:p>-750</text:p>
          </table:table-cell>
          <table:table-cell table:formula="of:=[.A233]+300" office:value-type="float" office:value="0" calcext:value-type="float">
            <text:p>0</text:p>
          </table:table-cell>
          <table:table-cell table:formula="of:=ATAN2([.B233];[.D233])" office:value-type="float" office:value="3.14159265358979" calcext:value-type="float">
            <text:p>3.1415926536</text:p>
          </table:table-cell>
          <table:table-cell table:formula="of:=[.E233]*(180/PI())" office:value-type="float" office:value="180" calcext:value-type="float">
            <text:p>180</text:p>
          </table:table-cell>
          <table:table-cell table:number-columns-repeated="16"/>
        </table:table-row>
        <table:table-row table:style-name="ro1">
          <table:table-cell office:value-type="float" office:value="-302" calcext:value-type="float">
            <text:p>-302</text:p>
          </table:table-cell>
          <table:table-cell office:value-type="float" office:value="-224" calcext:value-type="float">
            <text:p>-224</text:p>
          </table:table-cell>
          <table:table-cell office:value-type="float" office:value="-751" calcext:value-type="float">
            <text:p>-751</text:p>
          </table:table-cell>
          <table:table-cell table:formula="of:=[.A234]+300" office:value-type="float" office:value="-2" calcext:value-type="float">
            <text:p>-2</text:p>
          </table:table-cell>
          <table:table-cell table:formula="of:=ATAN2([.B234];[.D234])" office:value-type="float" office:value="-3.13266431940996" calcext:value-type="float">
            <text:p>-3.1326643194</text:p>
          </table:table-cell>
          <table:table-cell table:formula="of:=[.E234]*(180/PI())" office:value-type="float" office:value="-179.488444133413" calcext:value-type="float">
            <text:p>-179.4884441334</text:p>
          </table:table-cell>
          <table:table-cell table:number-columns-repeated="16"/>
        </table:table-row>
        <table:table-row table:style-name="ro1">
          <table:table-cell office:value-type="float" office:value="-301" calcext:value-type="float">
            <text:p>-301</text:p>
          </table:table-cell>
          <table:table-cell office:value-type="float" office:value="-222" calcext:value-type="float">
            <text:p>-222</text:p>
          </table:table-cell>
          <table:table-cell office:value-type="float" office:value="-750" calcext:value-type="float">
            <text:p>-750</text:p>
          </table:table-cell>
          <table:table-cell table:formula="of:=[.A235]+300" office:value-type="float" office:value="-1" calcext:value-type="float">
            <text:p>-1</text:p>
          </table:table-cell>
          <table:table-cell table:formula="of:=ATAN2([.B235];[.D235])" office:value-type="float" office:value="-3.13708817955123" calcext:value-type="float">
            <text:p>-3.1370881796</text:p>
          </table:table-cell>
          <table:table-cell table:formula="of:=[.E235]*(180/PI())" office:value-type="float" office:value="-179.741912648664" calcext:value-type="float">
            <text:p>-179.7419126487</text:p>
          </table:table-cell>
          <table:table-cell table:number-columns-repeated="16"/>
        </table:table-row>
        <table:table-row table:style-name="ro1">
          <table:table-cell office:value-type="float" office:value="-303" calcext:value-type="float">
            <text:p>-303</text:p>
          </table:table-cell>
          <table:table-cell office:value-type="float" office:value="-222" calcext:value-type="float">
            <text:p>-222</text:p>
          </table:table-cell>
          <table:table-cell office:value-type="float" office:value="-747" calcext:value-type="float">
            <text:p>-747</text:p>
          </table:table-cell>
          <table:table-cell table:formula="of:=[.A236]+300" office:value-type="float" office:value="-3" calcext:value-type="float">
            <text:p>-3</text:p>
          </table:table-cell>
          <table:table-cell table:formula="of:=ATAN2([.B236];[.D236])" office:value-type="float" office:value="-3.12807996257646" calcext:value-type="float">
            <text:p>-3.1280799626</text:p>
          </table:table-cell>
          <table:table-cell table:formula="of:=[.E236]*(180/PI())" office:value-type="float" office:value="-179.225779835072" calcext:value-type="float">
            <text:p>-179.2257798351</text:p>
          </table:table-cell>
          <table:table-cell table:number-columns-repeated="16"/>
        </table:table-row>
        <table:table-row table:style-name="ro1">
          <table:table-cell office:value-type="float" office:value="-303" calcext:value-type="float">
            <text:p>-303</text:p>
          </table:table-cell>
          <table:table-cell office:value-type="float" office:value="-223" calcext:value-type="float">
            <text:p>-223</text:p>
          </table:table-cell>
          <table:table-cell office:value-type="float" office:value="-747" calcext:value-type="float">
            <text:p>-747</text:p>
          </table:table-cell>
          <table:table-cell table:formula="of:=[.A237]+300" office:value-type="float" office:value="-3" calcext:value-type="float">
            <text:p>-3</text:p>
          </table:table-cell>
          <table:table-cell table:formula="of:=ATAN2([.B237];[.D237])" office:value-type="float" office:value="-3.12814055027709" calcext:value-type="float">
            <text:p>-3.1281405503</text:p>
          </table:table-cell>
          <table:table-cell table:formula="of:=[.E237]*(180/PI())" office:value-type="float" office:value="-179.229251254608" calcext:value-type="float">
            <text:p>-179.2292512546</text:p>
          </table:table-cell>
          <table:table-cell table:number-columns-repeated="16"/>
        </table:table-row>
        <table:table-row table:style-name="ro1">
          <table:table-cell office:value-type="float" office:value="-304" calcext:value-type="float">
            <text:p>-304</text:p>
          </table:table-cell>
          <table:table-cell office:value-type="float" office:value="-224" calcext:value-type="float">
            <text:p>-224</text:p>
          </table:table-cell>
          <table:table-cell office:value-type="float" office:value="-751" calcext:value-type="float">
            <text:p>-751</text:p>
          </table:table-cell>
          <table:table-cell table:formula="of:=[.A238]+300" office:value-type="float" office:value="-4" calcext:value-type="float">
            <text:p>-4</text:p>
          </table:table-cell>
          <table:table-cell table:formula="of:=ATAN2([.B238];[.D238])" office:value-type="float" office:value="-3.12373740845024" calcext:value-type="float">
            <text:p>-3.1237374085</text:p>
          </table:table-cell>
          <table:table-cell table:formula="of:=[.E238]*(180/PI())" office:value-type="float" office:value="-178.976969811332" calcext:value-type="float">
            <text:p>-178.9769698113</text:p>
          </table:table-cell>
          <table:table-cell table:number-columns-repeated="16"/>
        </table:table-row>
        <table:table-row table:style-name="ro1">
          <table:table-cell office:value-type="float" office:value="-304" calcext:value-type="float">
            <text:p>-304</text:p>
          </table:table-cell>
          <table:table-cell office:value-type="float" office:value="-224" calcext:value-type="float">
            <text:p>-224</text:p>
          </table:table-cell>
          <table:table-cell office:value-type="float" office:value="-751" calcext:value-type="float">
            <text:p>-751</text:p>
          </table:table-cell>
          <table:table-cell table:formula="of:=[.A239]+300" office:value-type="float" office:value="-4" calcext:value-type="float">
            <text:p>-4</text:p>
          </table:table-cell>
          <table:table-cell table:formula="of:=ATAN2([.B239];[.D239])" office:value-type="float" office:value="-3.12373740845024" calcext:value-type="float">
            <text:p>-3.1237374085</text:p>
          </table:table-cell>
          <table:table-cell table:formula="of:=[.E239]*(180/PI())" office:value-type="float" office:value="-178.976969811332" calcext:value-type="float">
            <text:p>-178.9769698113</text:p>
          </table:table-cell>
          <table:table-cell table:number-columns-repeated="16"/>
        </table:table-row>
        <table:table-row table:style-name="ro1">
          <table:table-cell office:value-type="float" office:value="-304" calcext:value-type="float">
            <text:p>-304</text:p>
          </table:table-cell>
          <table:table-cell office:value-type="float" office:value="-223" calcext:value-type="float">
            <text:p>-223</text:p>
          </table:table-cell>
          <table:table-cell office:value-type="float" office:value="-749" calcext:value-type="float">
            <text:p>-749</text:p>
          </table:table-cell>
          <table:table-cell table:formula="of:=[.A240]+300" office:value-type="float" office:value="-4" calcext:value-type="float">
            <text:p>-4</text:p>
          </table:table-cell>
          <table:table-cell table:formula="of:=ATAN2([.B240];[.D240])" office:value-type="float" office:value="-3.12365735721762" calcext:value-type="float">
            <text:p>-3.1236573572</text:p>
          </table:table-cell>
          <table:table-cell table:formula="of:=[.E240]*(180/PI())" office:value-type="float" office:value="-178.972383213558" calcext:value-type="float">
            <text:p>-178.9723832136</text:p>
          </table:table-cell>
          <table:table-cell table:number-columns-repeated="16"/>
        </table:table-row>
        <table:table-row table:style-name="ro1">
          <table:table-cell office:value-type="float" office:value="-307" calcext:value-type="float">
            <text:p>-307</text:p>
          </table:table-cell>
          <table:table-cell office:value-type="float" office:value="-225" calcext:value-type="float">
            <text:p>-225</text:p>
          </table:table-cell>
          <table:table-cell office:value-type="float" office:value="-750" calcext:value-type="float">
            <text:p>-750</text:p>
          </table:table-cell>
          <table:table-cell table:formula="of:=[.A241]+300" office:value-type="float" office:value="-7" calcext:value-type="float">
            <text:p>-7</text:p>
          </table:table-cell>
          <table:table-cell table:formula="of:=ATAN2([.B241];[.D241])" office:value-type="float" office:value="-3.11049157414781" calcext:value-type="float">
            <text:p>-3.1104915741</text:p>
          </table:table-cell>
          <table:table-cell table:formula="of:=[.E241]*(180/PI())" office:value-type="float" office:value="-178.218039409673" calcext:value-type="float">
            <text:p>-178.2180394097</text:p>
          </table:table-cell>
          <table:table-cell table:number-columns-repeated="16"/>
        </table:table-row>
        <table:table-row table:style-name="ro1">
          <table:table-cell office:value-type="float" office:value="-311" calcext:value-type="float">
            <text:p>-311</text:p>
          </table:table-cell>
          <table:table-cell office:value-type="float" office:value="-224" calcext:value-type="float">
            <text:p>-224</text:p>
          </table:table-cell>
          <table:table-cell office:value-type="float" office:value="-749" calcext:value-type="float">
            <text:p>-749</text:p>
          </table:table-cell>
          <table:table-cell table:formula="of:=[.A242]+300" office:value-type="float" office:value="-11" calcext:value-type="float">
            <text:p>-11</text:p>
          </table:table-cell>
          <table:table-cell table:formula="of:=ATAN2([.B242];[.D242])" office:value-type="float" office:value="-3.09252492786168" calcext:value-type="float">
            <text:p>-3.0925249279</text:p>
          </table:table-cell>
          <table:table-cell table:formula="of:=[.E242]*(180/PI())" office:value-type="float" office:value="-177.188626405473" calcext:value-type="float">
            <text:p>-177.1886264055</text:p>
          </table:table-cell>
          <table:table-cell table:number-columns-repeated="16"/>
        </table:table-row>
        <table:table-row table:style-name="ro1">
          <table:table-cell office:value-type="float" office:value="-311" calcext:value-type="float">
            <text:p>-311</text:p>
          </table:table-cell>
          <table:table-cell office:value-type="float" office:value="-222" calcext:value-type="float">
            <text:p>-222</text:p>
          </table:table-cell>
          <table:table-cell office:value-type="float" office:value="-751" calcext:value-type="float">
            <text:p>-751</text:p>
          </table:table-cell>
          <table:table-cell table:formula="of:=[.A243]+300" office:value-type="float" office:value="-11" calcext:value-type="float">
            <text:p>-11</text:p>
          </table:table-cell>
          <table:table-cell table:formula="of:=ATAN2([.B243];[.D243])" office:value-type="float" office:value="-3.0920835950652" calcext:value-type="float">
            <text:p>-3.0920835951</text:p>
          </table:table-cell>
          <table:table-cell table:formula="of:=[.E243]*(180/PI())" office:value-type="float" office:value="-177.163339898875" calcext:value-type="float">
            <text:p>-177.1633398989</text:p>
          </table:table-cell>
          <table:table-cell table:number-columns-repeated="16"/>
        </table:table-row>
        <table:table-row table:style-name="ro1">
          <table:table-cell office:value-type="float" office:value="-308" calcext:value-type="float">
            <text:p>-308</text:p>
          </table:table-cell>
          <table:table-cell office:value-type="float" office:value="-224" calcext:value-type="float">
            <text:p>-224</text:p>
          </table:table-cell>
          <table:table-cell office:value-type="float" office:value="-749" calcext:value-type="float">
            <text:p>-749</text:p>
          </table:table-cell>
          <table:table-cell table:formula="of:=[.A244]+300" office:value-type="float" office:value="-8" calcext:value-type="float">
            <text:p>-8</text:p>
          </table:table-cell>
          <table:table-cell table:formula="of:=ATAN2([.B244];[.D244])" office:value-type="float" office:value="-3.10589354091047" calcext:value-type="float">
            <text:p>-3.1058935409</text:p>
          </table:table-cell>
          <table:table-cell table:formula="of:=[.E244]*(180/PI())" office:value-type="float" office:value="-177.954591511113" calcext:value-type="float">
            <text:p>-177.9545915111</text:p>
          </table:table-cell>
          <table:table-cell table:number-columns-repeated="16"/>
        </table:table-row>
        <table:table-row table:style-name="ro1">
          <table:table-cell office:value-type="float" office:value="-308" calcext:value-type="float">
            <text:p>-308</text:p>
          </table:table-cell>
          <table:table-cell office:value-type="float" office:value="-224" calcext:value-type="float">
            <text:p>-224</text:p>
          </table:table-cell>
          <table:table-cell office:value-type="float" office:value="-749" calcext:value-type="float">
            <text:p>-749</text:p>
          </table:table-cell>
          <table:table-cell table:formula="of:=[.A245]+300" office:value-type="float" office:value="-8" calcext:value-type="float">
            <text:p>-8</text:p>
          </table:table-cell>
          <table:table-cell table:formula="of:=ATAN2([.B245];[.D245])" office:value-type="float" office:value="-3.10589354091047" calcext:value-type="float">
            <text:p>-3.1058935409</text:p>
          </table:table-cell>
          <table:table-cell table:formula="of:=[.E245]*(180/PI())" office:value-type="float" office:value="-177.954591511113" calcext:value-type="float">
            <text:p>-177.9545915111</text:p>
          </table:table-cell>
          <table:table-cell table:number-columns-repeated="16"/>
        </table:table-row>
        <table:table-row table:style-name="ro1">
          <table:table-cell office:value-type="float" office:value="-312" calcext:value-type="float">
            <text:p>-312</text:p>
          </table:table-cell>
          <table:table-cell office:value-type="float" office:value="-222" calcext:value-type="float">
            <text:p>-222</text:p>
          </table:table-cell>
          <table:table-cell office:value-type="float" office:value="-746" calcext:value-type="float">
            <text:p>-746</text:p>
          </table:table-cell>
          <table:table-cell table:formula="of:=[.A246]+300" office:value-type="float" office:value="-12" calcext:value-type="float">
            <text:p>-12</text:p>
          </table:table-cell>
          <table:table-cell table:formula="of:=ATAN2([.B246];[.D246])" office:value-type="float" office:value="-3.08759115321382" calcext:value-type="float">
            <text:p>-3.0875911532</text:p>
          </table:table-cell>
          <table:table-cell table:formula="of:=[.E246]*(180/PI())" office:value-type="float" office:value="-176.905941941083" calcext:value-type="float">
            <text:p>-176.9059419411</text:p>
          </table:table-cell>
          <table:table-cell table:number-columns-repeated="16"/>
        </table:table-row>
        <table:table-row table:style-name="ro1">
          <table:table-cell office:value-type="float" office:value="-308" calcext:value-type="float">
            <text:p>-308</text:p>
          </table:table-cell>
          <table:table-cell office:value-type="float" office:value="-225" calcext:value-type="float">
            <text:p>-225</text:p>
          </table:table-cell>
          <table:table-cell office:value-type="float" office:value="-747" calcext:value-type="float">
            <text:p>-747</text:p>
          </table:table-cell>
          <table:table-cell table:formula="of:=[.A247]+300" office:value-type="float" office:value="-8" calcext:value-type="float">
            <text:p>-8</text:p>
          </table:table-cell>
          <table:table-cell table:formula="of:=ATAN2([.B247];[.D247])" office:value-type="float" office:value="-3.10605206976139" calcext:value-type="float">
            <text:p>-3.1060520698</text:p>
          </table:table-cell>
          <table:table-cell table:formula="of:=[.E247]*(180/PI())" office:value-type="float" office:value="-177.963674545202" calcext:value-type="float">
            <text:p>-177.9636745452</text:p>
          </table:table-cell>
          <table:table-cell table:number-columns-repeated="16"/>
        </table:table-row>
        <table:table-row table:style-name="ro1">
          <table:table-cell office:value-type="float" office:value="-308" calcext:value-type="float">
            <text:p>-308</text:p>
          </table:table-cell>
          <table:table-cell office:value-type="float" office:value="-222" calcext:value-type="float">
            <text:p>-222</text:p>
          </table:table-cell>
          <table:table-cell office:value-type="float" office:value="-744" calcext:value-type="float">
            <text:p>-744</text:p>
          </table:table-cell>
          <table:table-cell table:formula="of:=[.A248]+300" office:value-type="float" office:value="-8" calcext:value-type="float">
            <text:p>-8</text:p>
          </table:table-cell>
          <table:table-cell table:formula="of:=ATAN2([.B248];[.D248])" office:value-type="float" office:value="-3.1055722041606" calcext:value-type="float">
            <text:p>-3.1055722042</text:p>
          </table:table-cell>
          <table:table-cell table:formula="of:=[.E248]*(180/PI())" office:value-type="float" office:value="-177.936180271543" calcext:value-type="float">
            <text:p>-177.9361802715</text:p>
          </table:table-cell>
          <table:table-cell table:number-columns-repeated="16"/>
        </table:table-row>
        <table:table-row table:style-name="ro1">
          <table:table-cell office:value-type="float" office:value="-307" calcext:value-type="float">
            <text:p>-307</text:p>
          </table:table-cell>
          <table:table-cell office:value-type="float" office:value="-225" calcext:value-type="float">
            <text:p>-225</text:p>
          </table:table-cell>
          <table:table-cell office:value-type="float" office:value="-747" calcext:value-type="float">
            <text:p>-747</text:p>
          </table:table-cell>
          <table:table-cell table:formula="of:=[.A249]+300" office:value-type="float" office:value="-7" calcext:value-type="float">
            <text:p>-7</text:p>
          </table:table-cell>
          <table:table-cell table:formula="of:=ATAN2([.B249];[.D249])" office:value-type="float" office:value="-3.11049157414781" calcext:value-type="float">
            <text:p>-3.1104915741</text:p>
          </table:table-cell>
          <table:table-cell table:formula="of:=[.E249]*(180/PI())" office:value-type="float" office:value="-178.218039409673" calcext:value-type="float">
            <text:p>-178.2180394097</text:p>
          </table:table-cell>
          <table:table-cell table:number-columns-repeated="16"/>
        </table:table-row>
        <table:table-row table:style-name="ro1">
          <table:table-cell office:value-type="float" office:value="-304" calcext:value-type="float">
            <text:p>-304</text:p>
          </table:table-cell>
          <table:table-cell office:value-type="float" office:value="-225" calcext:value-type="float">
            <text:p>-225</text:p>
          </table:table-cell>
          <table:table-cell office:value-type="float" office:value="-744" calcext:value-type="float">
            <text:p>-744</text:p>
          </table:table-cell>
          <table:table-cell table:formula="of:=[.A250]+300" office:value-type="float" office:value="-4" calcext:value-type="float">
            <text:p>-4</text:p>
          </table:table-cell>
          <table:table-cell table:formula="of:=ATAN2([.B250];[.D250])" office:value-type="float" office:value="-3.12381674834217" calcext:value-type="float">
            <text:p>-3.1238167483</text:p>
          </table:table-cell>
          <table:table-cell table:formula="of:=[.E250]*(180/PI())" office:value-type="float" office:value="-178.981515652287" calcext:value-type="float">
            <text:p>-178.9815156523</text:p>
          </table:table-cell>
          <table:table-cell table:number-columns-repeated="16"/>
        </table:table-row>
        <table:table-row table:style-name="ro1">
          <table:table-cell office:value-type="float" office:value="-304" calcext:value-type="float">
            <text:p>-304</text:p>
          </table:table-cell>
          <table:table-cell office:value-type="float" office:value="-224" calcext:value-type="float">
            <text:p>-224</text:p>
          </table:table-cell>
          <table:table-cell office:value-type="float" office:value="-747" calcext:value-type="float">
            <text:p>-747</text:p>
          </table:table-cell>
          <table:table-cell table:formula="of:=[.A251]+300" office:value-type="float" office:value="-4" calcext:value-type="float">
            <text:p>-4</text:p>
          </table:table-cell>
          <table:table-cell table:formula="of:=ATAN2([.B251];[.D251])" office:value-type="float" office:value="-3.12373740845024" calcext:value-type="float">
            <text:p>-3.1237374085</text:p>
          </table:table-cell>
          <table:table-cell table:formula="of:=[.E251]*(180/PI())" office:value-type="float" office:value="-178.976969811332" calcext:value-type="float">
            <text:p>-178.9769698113</text:p>
          </table:table-cell>
          <table:table-cell table:number-columns-repeated="16"/>
        </table:table-row>
        <table:table-row table:style-name="ro1">
          <table:table-cell office:value-type="float" office:value="-302" calcext:value-type="float">
            <text:p>-302</text:p>
          </table:table-cell>
          <table:table-cell office:value-type="float" office:value="-223" calcext:value-type="float">
            <text:p>-223</text:p>
          </table:table-cell>
          <table:table-cell office:value-type="float" office:value="-750" calcext:value-type="float">
            <text:p>-750</text:p>
          </table:table-cell>
          <table:table-cell table:formula="of:=[.A252]+300" office:value-type="float" office:value="-2" calcext:value-type="float">
            <text:p>-2</text:p>
          </table:table-cell>
          <table:table-cell table:formula="of:=ATAN2([.B252];[.D252])" office:value-type="float" office:value="-3.13262428417897" calcext:value-type="float">
            <text:p>-3.1326242842</text:p>
          </table:table-cell>
          <table:table-cell table:formula="of:=[.E252]*(180/PI())" office:value-type="float" office:value="-179.486150283646" calcext:value-type="float">
            <text:p>-179.4861502836</text:p>
          </table:table-cell>
          <table:table-cell table:number-columns-repeated="16"/>
        </table:table-row>
        <table:table-row table:style-name="ro1">
          <table:table-cell office:value-type="float" office:value="-297" calcext:value-type="float">
            <text:p>-297</text:p>
          </table:table-cell>
          <table:table-cell office:value-type="float" office:value="-227" calcext:value-type="float">
            <text:p>-227</text:p>
          </table:table-cell>
          <table:table-cell office:value-type="float" office:value="-743" calcext:value-type="float">
            <text:p>-743</text:p>
          </table:table-cell>
          <table:table-cell table:formula="of:=[.A253]+300" office:value-type="float" office:value="3" calcext:value-type="float">
            <text:p>3</text:p>
          </table:table-cell>
          <table:table-cell table:formula="of:=ATAN2([.B253];[.D253])" office:value-type="float" office:value="3.12837756390093" calcext:value-type="float">
            <text:p>3.1283775639</text:p>
          </table:table-cell>
          <table:table-cell table:formula="of:=[.E253]*(180/PI())" office:value-type="float" office:value="179.242831134941" calcext:value-type="float">
            <text:p>179.2428311349</text:p>
          </table:table-cell>
          <table:table-cell table:number-columns-repeated="16"/>
        </table:table-row>
        <table:table-row table:style-name="ro1">
          <table:table-cell office:value-type="float" office:value="-295" calcext:value-type="float">
            <text:p>-295</text:p>
          </table:table-cell>
          <table:table-cell office:value-type="float" office:value="-224" calcext:value-type="float">
            <text:p>-224</text:p>
          </table:table-cell>
          <table:table-cell office:value-type="float" office:value="-748" calcext:value-type="float">
            <text:p>-748</text:p>
          </table:table-cell>
          <table:table-cell table:formula="of:=[.A254]+300" office:value-type="float" office:value="5" calcext:value-type="float">
            <text:p>5</text:p>
          </table:table-cell>
          <table:table-cell table:formula="of:=ATAN2([.B254];[.D254])" office:value-type="float" office:value="3.11927493109929" calcext:value-type="float">
            <text:p>3.1192749311</text:p>
          </table:table-cell>
          <table:table-cell table:formula="of:=[.E254]*(180/PI())" office:value-type="float" office:value="178.72128869295" calcext:value-type="float">
            <text:p>178.721288693</text:p>
          </table:table-cell>
          <table:table-cell table:number-columns-repeated="16"/>
        </table:table-row>
        <table:table-row table:style-name="ro1">
          <table:table-cell office:value-type="float" office:value="-291" calcext:value-type="float">
            <text:p>-291</text:p>
          </table:table-cell>
          <table:table-cell office:value-type="float" office:value="-226" calcext:value-type="float">
            <text:p>-226</text:p>
          </table:table-cell>
          <table:table-cell office:value-type="float" office:value="-747" calcext:value-type="float">
            <text:p>-747</text:p>
          </table:table-cell>
          <table:table-cell table:formula="of:=[.A255]+300" office:value-type="float" office:value="9" calcext:value-type="float">
            <text:p>9</text:p>
          </table:table-cell>
          <table:table-cell table:formula="of:=ATAN2([.B255];[.D255])" office:value-type="float" office:value="3.10179067613068" calcext:value-type="float">
            <text:p>3.1017906761</text:p>
          </table:table-cell>
          <table:table-cell table:formula="of:=[.E255]*(180/PI())" office:value-type="float" office:value="177.719514675318" calcext:value-type="float">
            <text:p>177.7195146753</text:p>
          </table:table-cell>
          <table:table-cell table:number-columns-repeated="16"/>
        </table:table-row>
        <table:table-row table:style-name="ro1">
          <table:table-cell office:value-type="float" office:value="-290" calcext:value-type="float">
            <text:p>-290</text:p>
          </table:table-cell>
          <table:table-cell office:value-type="float" office:value="-227" calcext:value-type="float">
            <text:p>-227</text:p>
          </table:table-cell>
          <table:table-cell office:value-type="float" office:value="-748" calcext:value-type="float">
            <text:p>-748</text:p>
          </table:table-cell>
          <table:table-cell table:formula="of:=[.A256]+300" office:value-type="float" office:value="10" calcext:value-type="float">
            <text:p>10</text:p>
          </table:table-cell>
          <table:table-cell table:formula="of:=ATAN2([.B256];[.D256])" office:value-type="float" office:value="3.09756825415103" calcext:value-type="float">
            <text:p>3.0975682542</text:p>
          </table:table-cell>
          <table:table-cell table:formula="of:=[.E256]*(180/PI())" office:value-type="float" office:value="177.477587716561" calcext:value-type="float">
            <text:p>177.4775877166</text:p>
          </table:table-cell>
          <table:table-cell table:number-columns-repeated="16"/>
        </table:table-row>
        <table:table-row table:style-name="ro1">
          <table:table-cell office:value-type="float" office:value="-288" calcext:value-type="float">
            <text:p>-288</text:p>
          </table:table-cell>
          <table:table-cell office:value-type="float" office:value="-230" calcext:value-type="float">
            <text:p>-230</text:p>
          </table:table-cell>
          <table:table-cell office:value-type="float" office:value="-744" calcext:value-type="float">
            <text:p>-744</text:p>
          </table:table-cell>
          <table:table-cell table:formula="of:=[.A257]+300" office:value-type="float" office:value="12" calcext:value-type="float">
            <text:p>12</text:p>
          </table:table-cell>
          <table:table-cell table:formula="of:=ATAN2([.B257];[.D257])" office:value-type="float" office:value="3.08946600454415" calcext:value-type="float">
            <text:p>3.0894660045</text:p>
          </table:table-cell>
          <table:table-cell table:formula="of:=[.E257]*(180/PI())" office:value-type="float" office:value="177.013363009525" calcext:value-type="float">
            <text:p>177.0133630095</text:p>
          </table:table-cell>
          <table:table-cell table:number-columns-repeated="16"/>
        </table:table-row>
        <table:table-row table:style-name="ro1">
          <table:table-cell office:value-type="float" office:value="-286" calcext:value-type="float">
            <text:p>-286</text:p>
          </table:table-cell>
          <table:table-cell office:value-type="float" office:value="-227" calcext:value-type="float">
            <text:p>-227</text:p>
          </table:table-cell>
          <table:table-cell office:value-type="float" office:value="-745" calcext:value-type="float">
            <text:p>-745</text:p>
          </table:table-cell>
          <table:table-cell table:formula="of:=[.A258]+300" office:value-type="float" office:value="14" calcext:value-type="float">
            <text:p>14</text:p>
          </table:table-cell>
          <table:table-cell table:formula="of:=ATAN2([.B258];[.D258])" office:value-type="float" office:value="3.07999666293639" calcext:value-type="float">
            <text:p>3.0799966629</text:p>
          </table:table-cell>
          <table:table-cell table:formula="of:=[.E258]*(180/PI())" office:value-type="float" office:value="176.470809700633" calcext:value-type="float">
            <text:p>176.4708097006</text:p>
          </table:table-cell>
          <table:table-cell table:number-columns-repeated="16"/>
        </table:table-row>
        <table:table-row table:style-name="ro1">
          <table:table-cell office:value-type="float" office:value="-283" calcext:value-type="float">
            <text:p>-283</text:p>
          </table:table-cell>
          <table:table-cell office:value-type="float" office:value="-227" calcext:value-type="float">
            <text:p>-227</text:p>
          </table:table-cell>
          <table:table-cell office:value-type="float" office:value="-748" calcext:value-type="float">
            <text:p>-748</text:p>
          </table:table-cell>
          <table:table-cell table:formula="of:=[.A259]+300" office:value-type="float" office:value="17" calcext:value-type="float">
            <text:p>17</text:p>
          </table:table-cell>
          <table:table-cell table:formula="of:=ATAN2([.B259];[.D259])" office:value-type="float" office:value="3.06684232290849" calcext:value-type="float">
            <text:p>3.0668423229</text:p>
          </table:table-cell>
          <table:table-cell table:formula="of:=[.E259]*(180/PI())" office:value-type="float" office:value="175.717121534754" calcext:value-type="float">
            <text:p>175.7171215348</text:p>
          </table:table-cell>
          <table:table-cell table:number-columns-repeated="16"/>
        </table:table-row>
        <table:table-row table:style-name="ro1">
          <table:table-cell office:value-type="float" office:value="-283" calcext:value-type="float">
            <text:p>-283</text:p>
          </table:table-cell>
          <table:table-cell office:value-type="float" office:value="-227" calcext:value-type="float">
            <text:p>-227</text:p>
          </table:table-cell>
          <table:table-cell office:value-type="float" office:value="-748" calcext:value-type="float">
            <text:p>-748</text:p>
          </table:table-cell>
          <table:table-cell table:formula="of:=[.A260]+300" office:value-type="float" office:value="17" calcext:value-type="float">
            <text:p>17</text:p>
          </table:table-cell>
          <table:table-cell table:formula="of:=ATAN2([.B260];[.D260])" office:value-type="float" office:value="3.06684232290849" calcext:value-type="float">
            <text:p>3.0668423229</text:p>
          </table:table-cell>
          <table:table-cell table:formula="of:=[.E260]*(180/PI())" office:value-type="float" office:value="175.717121534754" calcext:value-type="float">
            <text:p>175.7171215348</text:p>
          </table:table-cell>
          <table:table-cell table:number-columns-repeated="16"/>
        </table:table-row>
        <table:table-row table:style-name="ro1">
          <table:table-cell office:value-type="float" office:value="-279" calcext:value-type="float">
            <text:p>-279</text:p>
          </table:table-cell>
          <table:table-cell office:value-type="float" office:value="-225" calcext:value-type="float">
            <text:p>-225</text:p>
          </table:table-cell>
          <table:table-cell office:value-type="float" office:value="-743" calcext:value-type="float">
            <text:p>-743</text:p>
          </table:table-cell>
          <table:table-cell table:formula="of:=[.A261]+300" office:value-type="float" office:value="21" calcext:value-type="float">
            <text:p>21</text:p>
          </table:table-cell>
          <table:table-cell table:formula="of:=ATAN2([.B261];[.D261])" office:value-type="float" office:value="3.04852892486537" calcext:value-type="float">
            <text:p>3.0485289249</text:p>
          </table:table-cell>
          <table:table-cell table:formula="of:=[.E261]*(180/PI())" office:value-type="float" office:value="174.66784111834" calcext:value-type="float">
            <text:p>174.6678411183</text:p>
          </table:table-cell>
          <table:table-cell table:number-columns-repeated="16"/>
        </table:table-row>
        <table:table-row table:style-name="ro1">
          <table:table-cell office:value-type="float" office:value="-277" calcext:value-type="float">
            <text:p>-277</text:p>
          </table:table-cell>
          <table:table-cell office:value-type="float" office:value="-224" calcext:value-type="float">
            <text:p>-224</text:p>
          </table:table-cell>
          <table:table-cell office:value-type="float" office:value="-746" calcext:value-type="float">
            <text:p>-746</text:p>
          </table:table-cell>
          <table:table-cell table:formula="of:=[.A262]+300" office:value-type="float" office:value="23" calcext:value-type="float">
            <text:p>23</text:p>
          </table:table-cell>
          <table:table-cell table:formula="of:=ATAN2([.B262];[.D262])" office:value-type="float" office:value="3.03927265954283" calcext:value-type="float">
            <text:p>3.0392726595</text:p>
          </table:table-cell>
          <table:table-cell table:formula="of:=[.E262]*(180/PI())" office:value-type="float" office:value="174.137496181306" calcext:value-type="float">
            <text:p>174.1374961813</text:p>
          </table:table-cell>
          <table:table-cell table:number-columns-repeated="16"/>
        </table:table-row>
        <table:table-row table:style-name="ro1">
          <table:table-cell office:value-type="float" office:value="-274" calcext:value-type="float">
            <text:p>-274</text:p>
          </table:table-cell>
          <table:table-cell office:value-type="float" office:value="-227" calcext:value-type="float">
            <text:p>-227</text:p>
          </table:table-cell>
          <table:table-cell office:value-type="float" office:value="-748" calcext:value-type="float">
            <text:p>-748</text:p>
          </table:table-cell>
          <table:table-cell table:formula="of:=[.A263]+300" office:value-type="float" office:value="26" calcext:value-type="float">
            <text:p>26</text:p>
          </table:table-cell>
          <table:table-cell table:formula="of:=ATAN2([.B263];[.D263])" office:value-type="float" office:value="3.02755216837939" calcext:value-type="float">
            <text:p>3.0275521684</text:p>
          </table:table-cell>
          <table:table-cell table:formula="of:=[.E263]*(180/PI())" office:value-type="float" office:value="173.46596150382" calcext:value-type="float">
            <text:p>173.4659615038</text:p>
          </table:table-cell>
          <table:table-cell table:number-columns-repeated="16"/>
        </table:table-row>
        <table:table-row table:style-name="ro1">
          <table:table-cell office:value-type="float" office:value="-271" calcext:value-type="float">
            <text:p>-271</text:p>
          </table:table-cell>
          <table:table-cell office:value-type="float" office:value="-228" calcext:value-type="float">
            <text:p>-228</text:p>
          </table:table-cell>
          <table:table-cell office:value-type="float" office:value="-744" calcext:value-type="float">
            <text:p>-744</text:p>
          </table:table-cell>
          <table:table-cell table:formula="of:=[.A264]+300" office:value-type="float" office:value="29" calcext:value-type="float">
            <text:p>29</text:p>
          </table:table-cell>
          <table:table-cell table:formula="of:=ATAN2([.B264];[.D264])" office:value-type="float" office:value="3.01507900076622" calcext:value-type="float">
            <text:p>3.0150790008</text:p>
          </table:table-cell>
          <table:table-cell table:formula="of:=[.E264]*(180/PI())" office:value-type="float" office:value="172.751301642426" calcext:value-type="float">
            <text:p>172.7513016424</text:p>
          </table:table-cell>
          <table:table-cell table:number-columns-repeated="16"/>
        </table:table-row>
        <table:table-row table:style-name="ro1">
          <table:table-cell office:value-type="float" office:value="-269" calcext:value-type="float">
            <text:p>-269</text:p>
          </table:table-cell>
          <table:table-cell office:value-type="float" office:value="-227" calcext:value-type="float">
            <text:p>-227</text:p>
          </table:table-cell>
          <table:table-cell office:value-type="float" office:value="-745" calcext:value-type="float">
            <text:p>-745</text:p>
          </table:table-cell>
          <table:table-cell table:formula="of:=[.A265]+300" office:value-type="float" office:value="31" calcext:value-type="float">
            <text:p>31</text:p>
          </table:table-cell>
          <table:table-cell table:formula="of:=ATAN2([.B265];[.D265])" office:value-type="float" office:value="3.00586836009041" calcext:value-type="float">
            <text:p>3.0058683601</text:p>
          </table:table-cell>
          <table:table-cell table:formula="of:=[.E265]*(180/PI())" office:value-type="float" office:value="172.223570805091" calcext:value-type="float">
            <text:p>172.2235708051</text:p>
          </table:table-cell>
          <table:table-cell table:number-columns-repeated="16"/>
        </table:table-row>
        <table:table-row table:style-name="ro1">
          <table:table-cell office:value-type="float" office:value="-265" calcext:value-type="float">
            <text:p>-265</text:p>
          </table:table-cell>
          <table:table-cell office:value-type="float" office:value="-225" calcext:value-type="float">
            <text:p>-225</text:p>
          </table:table-cell>
          <table:table-cell office:value-type="float" office:value="-746" calcext:value-type="float">
            <text:p>-746</text:p>
          </table:table-cell>
          <table:table-cell table:formula="of:=[.A266]+300" office:value-type="float" office:value="35" calcext:value-type="float">
            <text:p>35</text:p>
          </table:table-cell>
          <table:table-cell table:formula="of:=ATAN2([.B266];[.D266])" office:value-type="float" office:value="2.98727387766367" calcext:value-type="float">
            <text:p>2.9872738777</text:p>
          </table:table-cell>
          <table:table-cell table:formula="of:=[.E266]*(180/PI())" office:value-type="float" office:value="171.158185439808" calcext:value-type="float">
            <text:p>171.1581854398</text:p>
          </table:table-cell>
          <table:table-cell table:number-columns-repeated="16"/>
        </table:table-row>
        <table:table-row table:style-name="ro1">
          <table:table-cell office:value-type="float" office:value="-265" calcext:value-type="float">
            <text:p>-265</text:p>
          </table:table-cell>
          <table:table-cell office:value-type="float" office:value="-225" calcext:value-type="float">
            <text:p>-225</text:p>
          </table:table-cell>
          <table:table-cell office:value-type="float" office:value="-745" calcext:value-type="float">
            <text:p>-745</text:p>
          </table:table-cell>
          <table:table-cell table:formula="of:=[.A267]+300" office:value-type="float" office:value="35" calcext:value-type="float">
            <text:p>35</text:p>
          </table:table-cell>
          <table:table-cell table:formula="of:=ATAN2([.B267];[.D267])" office:value-type="float" office:value="2.98727387766367" calcext:value-type="float">
            <text:p>2.9872738777</text:p>
          </table:table-cell>
          <table:table-cell table:formula="of:=[.E267]*(180/PI())" office:value-type="float" office:value="171.158185439808" calcext:value-type="float">
            <text:p>171.1581854398</text:p>
          </table:table-cell>
          <table:table-cell table:number-columns-repeated="16"/>
        </table:table-row>
        <table:table-row table:style-name="ro1">
          <table:table-cell office:value-type="float" office:value="-262" calcext:value-type="float">
            <text:p>-262</text:p>
          </table:table-cell>
          <table:table-cell office:value-type="float" office:value="-223" calcext:value-type="float">
            <text:p>-223</text:p>
          </table:table-cell>
          <table:table-cell office:value-type="float" office:value="-744" calcext:value-type="float">
            <text:p>-744</text:p>
          </table:table-cell>
          <table:table-cell table:formula="of:=[.A268]+300" office:value-type="float" office:value="38" calcext:value-type="float">
            <text:p>38</text:p>
          </table:table-cell>
          <table:table-cell table:formula="of:=ATAN2([.B268];[.D268])" office:value-type="float" office:value="2.97281027123794" calcext:value-type="float">
            <text:p>2.9728102712</text:p>
          </table:table-cell>
          <table:table-cell table:formula="of:=[.E268]*(180/PI())" office:value-type="float" office:value="170.329481835075" calcext:value-type="float">
            <text:p>170.3294818351</text:p>
          </table:table-cell>
          <table:table-cell table:number-columns-repeated="16"/>
        </table:table-row>
        <table:table-row table:style-name="ro1">
          <table:table-cell office:value-type="float" office:value="-264" calcext:value-type="float">
            <text:p>-264</text:p>
          </table:table-cell>
          <table:table-cell office:value-type="float" office:value="-225" calcext:value-type="float">
            <text:p>-225</text:p>
          </table:table-cell>
          <table:table-cell office:value-type="float" office:value="-748" calcext:value-type="float">
            <text:p>-748</text:p>
          </table:table-cell>
          <table:table-cell table:formula="of:=[.A269]+300" office:value-type="float" office:value="36" calcext:value-type="float">
            <text:p>36</text:p>
          </table:table-cell>
          <table:table-cell table:formula="of:=ATAN2([.B269];[.D269])" office:value-type="float" office:value="2.98293739140339" calcext:value-type="float">
            <text:p>2.9829373914</text:p>
          </table:table-cell>
          <table:table-cell table:formula="of:=[.E269]*(180/PI())" office:value-type="float" office:value="170.909723079178" calcext:value-type="float">
            <text:p>170.9097230792</text:p>
          </table:table-cell>
          <table:table-cell table:number-columns-repeated="16"/>
        </table:table-row>
        <table:table-row table:style-name="ro1">
          <table:table-cell office:value-type="float" office:value="-259" calcext:value-type="float">
            <text:p>-259</text:p>
          </table:table-cell>
          <table:table-cell office:value-type="float" office:value="-223" calcext:value-type="float">
            <text:p>-223</text:p>
          </table:table-cell>
          <table:table-cell office:value-type="float" office:value="-745" calcext:value-type="float">
            <text:p>-745</text:p>
          </table:table-cell>
          <table:table-cell table:formula="of:=[.A270]+300" office:value-type="float" office:value="41" calcext:value-type="float">
            <text:p>41</text:p>
          </table:table-cell>
          <table:table-cell table:formula="of:=ATAN2([.B270];[.D270])" office:value-type="float" office:value="2.95976676976727" calcext:value-type="float">
            <text:p>2.9597667698</text:p>
          </table:table-cell>
          <table:table-cell table:formula="of:=[.E270]*(180/PI())" office:value-type="float" office:value="169.582144250733" calcext:value-type="float">
            <text:p>169.5821442507</text:p>
          </table:table-cell>
          <table:table-cell table:number-columns-repeated="16"/>
        </table:table-row>
        <table:table-row table:style-name="ro1">
          <table:table-cell office:value-type="float" office:value="-258" calcext:value-type="float">
            <text:p>-258</text:p>
          </table:table-cell>
          <table:table-cell office:value-type="float" office:value="-227" calcext:value-type="float">
            <text:p>-227</text:p>
          </table:table-cell>
          <table:table-cell office:value-type="float" office:value="-745" calcext:value-type="float">
            <text:p>-745</text:p>
          </table:table-cell>
          <table:table-cell table:formula="of:=[.A271]+300" office:value-type="float" office:value="42" calcext:value-type="float">
            <text:p>42</text:p>
          </table:table-cell>
          <table:table-cell table:formula="of:=ATAN2([.B271];[.D271])" office:value-type="float" office:value="2.95863958991489" calcext:value-type="float">
            <text:p>2.9586395899</text:p>
          </table:table-cell>
          <table:table-cell table:formula="of:=[.E271]*(180/PI())" office:value-type="float" office:value="169.51756160244" calcext:value-type="float">
            <text:p>169.5175616024</text:p>
          </table:table-cell>
          <table:table-cell table:number-columns-repeated="16"/>
        </table:table-row>
        <table:table-row table:style-name="ro1">
          <table:table-cell office:value-type="float" office:value="-253" calcext:value-type="float">
            <text:p>-253</text:p>
          </table:table-cell>
          <table:table-cell office:value-type="float" office:value="-227" calcext:value-type="float">
            <text:p>-227</text:p>
          </table:table-cell>
          <table:table-cell office:value-type="float" office:value="-745" calcext:value-type="float">
            <text:p>-745</text:p>
          </table:table-cell>
          <table:table-cell table:formula="of:=[.A272]+300" office:value-type="float" office:value="47" calcext:value-type="float">
            <text:p>47</text:p>
          </table:table-cell>
          <table:table-cell table:formula="of:=ATAN2([.B272];[.D272])" office:value-type="float" office:value="2.93742900757439" calcext:value-type="float">
            <text:p>2.9374290076</text:p>
          </table:table-cell>
          <table:table-cell table:formula="of:=[.E272]*(180/PI())" office:value-type="float" office:value="168.302284753314" calcext:value-type="float">
            <text:p>168.3022847533</text:p>
          </table:table-cell>
          <table:table-cell table:number-columns-repeated="16"/>
        </table:table-row>
        <table:table-row table:style-name="ro1">
          <table:table-cell office:value-type="float" office:value="-252" calcext:value-type="float">
            <text:p>-252</text:p>
          </table:table-cell>
          <table:table-cell office:value-type="float" office:value="-221" calcext:value-type="float">
            <text:p>-221</text:p>
          </table:table-cell>
          <table:table-cell office:value-type="float" office:value="-744" calcext:value-type="float">
            <text:p>-744</text:p>
          </table:table-cell>
          <table:table-cell table:formula="of:=[.A273]+300" office:value-type="float" office:value="48" calcext:value-type="float">
            <text:p>48</text:p>
          </table:table-cell>
          <table:table-cell table:formula="of:=ATAN2([.B273];[.D273])" office:value-type="float" office:value="2.92771983401024" calcext:value-type="float">
            <text:p>2.927719834</text:p>
          </table:table-cell>
          <table:table-cell table:formula="of:=[.E273]*(180/PI())" office:value-type="float" office:value="167.745990085528" calcext:value-type="float">
            <text:p>167.7459900855</text:p>
          </table:table-cell>
          <table:table-cell table:number-columns-repeated="16"/>
        </table:table-row>
        <table:table-row table:style-name="ro1">
          <table:table-cell office:value-type="float" office:value="-249" calcext:value-type="float">
            <text:p>-249</text:p>
          </table:table-cell>
          <table:table-cell office:value-type="float" office:value="-223" calcext:value-type="float">
            <text:p>-223</text:p>
          </table:table-cell>
          <table:table-cell office:value-type="float" office:value="-749" calcext:value-type="float">
            <text:p>-749</text:p>
          </table:table-cell>
          <table:table-cell table:formula="of:=[.A274]+300" office:value-type="float" office:value="51" calcext:value-type="float">
            <text:p>51</text:p>
          </table:table-cell>
          <table:table-cell table:formula="of:=ATAN2([.B274];[.D274])" office:value-type="float" office:value="2.91675972698751" calcext:value-type="float">
            <text:p>2.916759727</text:p>
          </table:table-cell>
          <table:table-cell table:formula="of:=[.E274]*(180/PI())" office:value-type="float" office:value="167.118022210115" calcext:value-type="float">
            <text:p>167.1180222101</text:p>
          </table:table-cell>
          <table:table-cell table:number-columns-repeated="16"/>
        </table:table-row>
        <table:table-row table:style-name="ro1">
          <table:table-cell office:value-type="float" office:value="-249" calcext:value-type="float">
            <text:p>-249</text:p>
          </table:table-cell>
          <table:table-cell office:value-type="float" office:value="-223" calcext:value-type="float">
            <text:p>-223</text:p>
          </table:table-cell>
          <table:table-cell office:value-type="float" office:value="-749" calcext:value-type="float">
            <text:p>-749</text:p>
          </table:table-cell>
          <table:table-cell table:formula="of:=[.A275]+300" office:value-type="float" office:value="51" calcext:value-type="float">
            <text:p>51</text:p>
          </table:table-cell>
          <table:table-cell table:formula="of:=ATAN2([.B275];[.D275])" office:value-type="float" office:value="2.91675972698751" calcext:value-type="float">
            <text:p>2.916759727</text:p>
          </table:table-cell>
          <table:table-cell table:formula="of:=[.E275]*(180/PI())" office:value-type="float" office:value="167.118022210115" calcext:value-type="float">
            <text:p>167.1180222101</text:p>
          </table:table-cell>
          <table:table-cell table:number-columns-repeated="16"/>
        </table:table-row>
        <table:table-row table:style-name="ro1">
          <table:table-cell office:value-type="float" office:value="-246" calcext:value-type="float">
            <text:p>-246</text:p>
          </table:table-cell>
          <table:table-cell office:value-type="float" office:value="-224" calcext:value-type="float">
            <text:p>-224</text:p>
          </table:table-cell>
          <table:table-cell office:value-type="float" office:value="-746" calcext:value-type="float">
            <text:p>-746</text:p>
          </table:table-cell>
          <table:table-cell table:formula="of:=[.A276]+300" office:value-type="float" office:value="54" calcext:value-type="float">
            <text:p>54</text:p>
          </table:table-cell>
          <table:table-cell table:formula="of:=ATAN2([.B276];[.D276])" office:value-type="float" office:value="2.90503484404578" calcext:value-type="float">
            <text:p>2.905034844</text:p>
          </table:table-cell>
          <table:table-cell table:formula="of:=[.E276]*(180/PI())" office:value-type="float" office:value="166.446235902268" calcext:value-type="float">
            <text:p>166.4462359023</text:p>
          </table:table-cell>
          <table:table-cell table:number-columns-repeated="16"/>
        </table:table-row>
        <table:table-row table:style-name="ro1">
          <table:table-cell office:value-type="float" office:value="-241" calcext:value-type="float">
            <text:p>-241</text:p>
          </table:table-cell>
          <table:table-cell office:value-type="float" office:value="-225" calcext:value-type="float">
            <text:p>-225</text:p>
          </table:table-cell>
          <table:table-cell office:value-type="float" office:value="-746" calcext:value-type="float">
            <text:p>-746</text:p>
          </table:table-cell>
          <table:table-cell table:formula="of:=[.A277]+300" office:value-type="float" office:value="59" calcext:value-type="float">
            <text:p>59</text:p>
          </table:table-cell>
          <table:table-cell table:formula="of:=ATAN2([.B277];[.D277])" office:value-type="float" office:value="2.88514421191816" calcext:value-type="float">
            <text:p>2.8851442119</text:p>
          </table:table-cell>
          <table:table-cell table:formula="of:=[.E277]*(180/PI())" office:value-type="float" office:value="165.306586629509" calcext:value-type="float">
            <text:p>165.3065866295</text:p>
          </table:table-cell>
          <table:table-cell table:number-columns-repeated="16"/>
        </table:table-row>
        <table:table-row table:style-name="ro1">
          <table:table-cell office:value-type="float" office:value="-239" calcext:value-type="float">
            <text:p>-239</text:p>
          </table:table-cell>
          <table:table-cell office:value-type="float" office:value="-221" calcext:value-type="float">
            <text:p>-221</text:p>
          </table:table-cell>
          <table:table-cell office:value-type="float" office:value="-745" calcext:value-type="float">
            <text:p>-745</text:p>
          </table:table-cell>
          <table:table-cell table:formula="of:=[.A278]+300" office:value-type="float" office:value="61" calcext:value-type="float">
            <text:p>61</text:p>
          </table:table-cell>
          <table:table-cell table:formula="of:=ATAN2([.B278];[.D278])" office:value-type="float" office:value="2.8722801702295" calcext:value-type="float">
            <text:p>2.8722801702</text:p>
          </table:table-cell>
          <table:table-cell table:formula="of:=[.E278]*(180/PI())" office:value-type="float" office:value="164.569531333268" calcext:value-type="float">
            <text:p>164.5695313333</text:p>
          </table:table-cell>
          <table:table-cell table:number-columns-repeated="16"/>
        </table:table-row>
        <table:table-row table:style-name="ro1">
          <table:table-cell office:value-type="float" office:value="-235" calcext:value-type="float">
            <text:p>-235</text:p>
          </table:table-cell>
          <table:table-cell office:value-type="float" office:value="-223" calcext:value-type="float">
            <text:p>-223</text:p>
          </table:table-cell>
          <table:table-cell office:value-type="float" office:value="-743" calcext:value-type="float">
            <text:p>-743</text:p>
          </table:table-cell>
          <table:table-cell table:formula="of:=[.A279]+300" office:value-type="float" office:value="65" calcext:value-type="float">
            <text:p>65</text:p>
          </table:table-cell>
          <table:table-cell table:formula="of:=ATAN2([.B279];[.D279])" office:value-type="float" office:value="2.85797075033809" calcext:value-type="float">
            <text:p>2.8579707503</text:p>
          </table:table-cell>
          <table:table-cell table:formula="of:=[.E279]*(180/PI())" office:value-type="float" office:value="163.74966196621" calcext:value-type="float">
            <text:p>163.7496619662</text:p>
          </table:table-cell>
          <table:table-cell table:number-columns-repeated="16"/>
        </table:table-row>
        <table:table-row table:style-name="ro1">
          <table:table-cell office:value-type="float" office:value="-233" calcext:value-type="float">
            <text:p>-233</text:p>
          </table:table-cell>
          <table:table-cell office:value-type="float" office:value="-221" calcext:value-type="float">
            <text:p>-221</text:p>
          </table:table-cell>
          <table:table-cell office:value-type="float" office:value="-746" calcext:value-type="float">
            <text:p>-746</text:p>
          </table:table-cell>
          <table:table-cell table:formula="of:=[.A280]+300" office:value-type="float" office:value="67" calcext:value-type="float">
            <text:p>67</text:p>
          </table:table-cell>
          <table:table-cell table:formula="of:=ATAN2([.B280];[.D280])" office:value-type="float" office:value="2.84723250766801" calcext:value-type="float">
            <text:p>2.8472325077</text:p>
          </table:table-cell>
          <table:table-cell table:formula="of:=[.E280]*(180/PI())" office:value-type="float" office:value="163.134405981827" calcext:value-type="float">
            <text:p>163.1344059818</text:p>
          </table:table-cell>
          <table:table-cell table:number-columns-repeated="16"/>
        </table:table-row>
        <table:table-row table:style-name="ro1">
          <table:table-cell office:value-type="float" office:value="-231" calcext:value-type="float">
            <text:p>-231</text:p>
          </table:table-cell>
          <table:table-cell office:value-type="float" office:value="-220" calcext:value-type="float">
            <text:p>-220</text:p>
          </table:table-cell>
          <table:table-cell office:value-type="float" office:value="-746" calcext:value-type="float">
            <text:p>-746</text:p>
          </table:table-cell>
          <table:table-cell table:formula="of:=[.A281]+300" office:value-type="float" office:value="69" calcext:value-type="float">
            <text:p>69</text:p>
          </table:table-cell>
          <table:table-cell table:formula="of:=ATAN2([.B281];[.D281])" office:value-type="float" office:value="2.83767285673568" calcext:value-type="float">
            <text:p>2.8376728567</text:p>
          </table:table-cell>
          <table:table-cell table:formula="of:=[.E281]*(180/PI())" office:value-type="float" office:value="162.586678329786" calcext:value-type="float">
            <text:p>162.5866783298</text:p>
          </table:table-cell>
          <table:table-cell table:number-columns-repeated="16"/>
        </table:table-row>
        <table:table-row table:style-name="ro1">
          <table:table-cell office:value-type="float" office:value="-224" calcext:value-type="float">
            <text:p>-224</text:p>
          </table:table-cell>
          <table:table-cell office:value-type="float" office:value="-223" calcext:value-type="float">
            <text:p>-223</text:p>
          </table:table-cell>
          <table:table-cell office:value-type="float" office:value="-745" calcext:value-type="float">
            <text:p>-745</text:p>
          </table:table-cell>
          <table:table-cell table:formula="of:=[.A282]+300" office:value-type="float" office:value="76" calcext:value-type="float">
            <text:p>76</text:p>
          </table:table-cell>
          <table:table-cell table:formula="of:=ATAN2([.B282];[.D282])" office:value-type="float" office:value="2.81313079056183" calcext:value-type="float">
            <text:p>2.8131307906</text:p>
          </table:table-cell>
          <table:table-cell table:formula="of:=[.E282]*(180/PI())" office:value-type="float" office:value="161.180521517494" calcext:value-type="float">
            <text:p>161.1805215175</text:p>
          </table:table-cell>
          <table:table-cell table:number-columns-repeated="16"/>
        </table:table-row>
        <table:table-row table:style-name="ro1">
          <table:table-cell office:value-type="float" office:value="-224" calcext:value-type="float">
            <text:p>-224</text:p>
          </table:table-cell>
          <table:table-cell office:value-type="float" office:value="-223" calcext:value-type="float">
            <text:p>-223</text:p>
          </table:table-cell>
          <table:table-cell office:value-type="float" office:value="-746" calcext:value-type="float">
            <text:p>-746</text:p>
          </table:table-cell>
          <table:table-cell table:formula="of:=[.A283]+300" office:value-type="float" office:value="76" calcext:value-type="float">
            <text:p>76</text:p>
          </table:table-cell>
          <table:table-cell table:formula="of:=ATAN2([.B283];[.D283])" office:value-type="float" office:value="2.81313079056183" calcext:value-type="float">
            <text:p>2.8131307906</text:p>
          </table:table-cell>
          <table:table-cell table:formula="of:=[.E283]*(180/PI())" office:value-type="float" office:value="161.180521517494" calcext:value-type="float">
            <text:p>161.1805215175</text:p>
          </table:table-cell>
          <table:table-cell table:number-columns-repeated="16"/>
        </table:table-row>
        <table:table-row table:style-name="ro1">
          <table:table-cell office:value-type="float" office:value="-219" calcext:value-type="float">
            <text:p>-219</text:p>
          </table:table-cell>
          <table:table-cell office:value-type="float" office:value="-217" calcext:value-type="float">
            <text:p>-217</text:p>
          </table:table-cell>
          <table:table-cell office:value-type="float" office:value="-744" calcext:value-type="float">
            <text:p>-744</text:p>
          </table:table-cell>
          <table:table-cell table:formula="of:=[.A284]+300" office:value-type="float" office:value="81" calcext:value-type="float">
            <text:p>81</text:p>
          </table:table-cell>
          <table:table-cell table:formula="of:=ATAN2([.B284];[.D284])" office:value-type="float" office:value="2.78433789928789" calcext:value-type="float">
            <text:p>2.7843378993</text:p>
          </table:table-cell>
          <table:table-cell table:formula="of:=[.E284]*(180/PI())" office:value-type="float" office:value="159.530810367518" calcext:value-type="float">
            <text:p>159.5308103675</text:p>
          </table:table-cell>
          <table:table-cell table:number-columns-repeated="16"/>
        </table:table-row>
        <table:table-row table:style-name="ro1">
          <table:table-cell office:value-type="float" office:value="-216" calcext:value-type="float">
            <text:p>-216</text:p>
          </table:table-cell>
          <table:table-cell office:value-type="float" office:value="-220" calcext:value-type="float">
            <text:p>-220</text:p>
          </table:table-cell>
          <table:table-cell office:value-type="float" office:value="-743" calcext:value-type="float">
            <text:p>-743</text:p>
          </table:table-cell>
          <table:table-cell table:formula="of:=[.A285]+300" office:value-type="float" office:value="84" calcext:value-type="float">
            <text:p>84</text:p>
          </table:table-cell>
          <table:table-cell table:formula="of:=ATAN2([.B285];[.D285])" office:value-type="float" office:value="2.77685783932538" calcext:value-type="float">
            <text:p>2.7768578393</text:p>
          </table:table-cell>
          <table:table-cell table:formula="of:=[.E285]*(180/PI())" office:value-type="float" office:value="159.102234501161" calcext:value-type="float">
            <text:p>159.1022345012</text:p>
          </table:table-cell>
          <table:table-cell table:number-columns-repeated="16"/>
        </table:table-row>
        <table:table-row table:style-name="ro1">
          <table:table-cell office:value-type="float" office:value="-215" calcext:value-type="float">
            <text:p>-215</text:p>
          </table:table-cell>
          <table:table-cell office:value-type="float" office:value="-219" calcext:value-type="float">
            <text:p>-219</text:p>
          </table:table-cell>
          <table:table-cell office:value-type="float" office:value="-745" calcext:value-type="float">
            <text:p>-745</text:p>
          </table:table-cell>
          <table:table-cell table:formula="of:=[.A286]+300" office:value-type="float" office:value="85" calcext:value-type="float">
            <text:p>85</text:p>
          </table:table-cell>
          <table:table-cell table:formula="of:=ATAN2([.B286];[.D286])" office:value-type="float" office:value="2.77136259456835" calcext:value-type="float">
            <text:p>2.7713625946</text:p>
          </table:table-cell>
          <table:table-cell table:formula="of:=[.E286]*(180/PI())" office:value-type="float" office:value="158.787380169192" calcext:value-type="float">
            <text:p>158.7873801692</text:p>
          </table:table-cell>
          <table:table-cell table:number-columns-repeated="16"/>
        </table:table-row>
        <table:table-row table:style-name="ro1">
          <table:table-cell office:value-type="float" office:value="-209" calcext:value-type="float">
            <text:p>-209</text:p>
          </table:table-cell>
          <table:table-cell office:value-type="float" office:value="-215" calcext:value-type="float">
            <text:p>-215</text:p>
          </table:table-cell>
          <table:table-cell office:value-type="float" office:value="-743" calcext:value-type="float">
            <text:p>-743</text:p>
          </table:table-cell>
          <table:table-cell table:formula="of:=[.A287]+300" office:value-type="float" office:value="91" calcext:value-type="float">
            <text:p>91</text:p>
          </table:table-cell>
          <table:table-cell table:formula="of:=ATAN2([.B287];[.D287])" office:value-type="float" office:value="2.74120027451177" calcext:value-type="float">
            <text:p>2.7412002745</text:p>
          </table:table-cell>
          <table:table-cell table:formula="of:=[.E287]*(180/PI())" office:value-type="float" office:value="157.059206529627" calcext:value-type="float">
            <text:p>157.0592065296</text:p>
          </table:table-cell>
          <table:table-cell table:number-columns-repeated="16"/>
        </table:table-row>
        <table:table-row table:style-name="ro1">
          <table:table-cell office:value-type="float" office:value="-208" calcext:value-type="float">
            <text:p>-208</text:p>
          </table:table-cell>
          <table:table-cell office:value-type="float" office:value="-216" calcext:value-type="float">
            <text:p>-216</text:p>
          </table:table-cell>
          <table:table-cell office:value-type="float" office:value="-743" calcext:value-type="float">
            <text:p>-743</text:p>
          </table:table-cell>
          <table:table-cell table:formula="of:=[.A288]+300" office:value-type="float" office:value="92" calcext:value-type="float">
            <text:p>92</text:p>
          </table:table-cell>
          <table:table-cell table:formula="of:=ATAN2([.B288];[.D288])" office:value-type="float" office:value="2.73893800003792" calcext:value-type="float">
            <text:p>2.738938</text:p>
          </table:table-cell>
          <table:table-cell table:formula="of:=[.E288]*(180/PI())" office:value-type="float" office:value="156.929587750175" calcext:value-type="float">
            <text:p>156.9295877502</text:p>
          </table:table-cell>
          <table:table-cell table:number-columns-repeated="16"/>
        </table:table-row>
        <table:table-row table:style-name="ro1">
          <table:table-cell office:value-type="float" office:value="-207" calcext:value-type="float">
            <text:p>-207</text:p>
          </table:table-cell>
          <table:table-cell office:value-type="float" office:value="-215" calcext:value-type="float">
            <text:p>-215</text:p>
          </table:table-cell>
          <table:table-cell office:value-type="float" office:value="-742" calcext:value-type="float">
            <text:p>-742</text:p>
          </table:table-cell>
          <table:table-cell table:formula="of:=[.A289]+300" office:value-type="float" office:value="93" calcext:value-type="float">
            <text:p>93</text:p>
          </table:table-cell>
          <table:table-cell table:formula="of:=ATAN2([.B289];[.D289])" office:value-type="float" office:value="2.73333765128591" calcext:value-type="float">
            <text:p>2.7333376513</text:p>
          </table:table-cell>
          <table:table-cell table:formula="of:=[.E289]*(180/PI())" office:value-type="float" office:value="156.608711402884" calcext:value-type="float">
            <text:p>156.6087114029</text:p>
          </table:table-cell>
          <table:table-cell table:number-columns-repeated="16"/>
        </table:table-row>
        <table:table-row table:style-name="ro1">
          <table:table-cell office:value-type="float" office:value="-207" calcext:value-type="float">
            <text:p>-207</text:p>
          </table:table-cell>
          <table:table-cell office:value-type="float" office:value="-215" calcext:value-type="float">
            <text:p>-215</text:p>
          </table:table-cell>
          <table:table-cell office:value-type="float" office:value="-742" calcext:value-type="float">
            <text:p>-742</text:p>
          </table:table-cell>
          <table:table-cell table:formula="of:=[.A290]+300" office:value-type="float" office:value="93" calcext:value-type="float">
            <text:p>93</text:p>
          </table:table-cell>
          <table:table-cell table:formula="of:=ATAN2([.B290];[.D290])" office:value-type="float" office:value="2.73333765128591" calcext:value-type="float">
            <text:p>2.7333376513</text:p>
          </table:table-cell>
          <table:table-cell table:formula="of:=[.E290]*(180/PI())" office:value-type="float" office:value="156.608711402884" calcext:value-type="float">
            <text:p>156.6087114029</text:p>
          </table:table-cell>
          <table:table-cell table:number-columns-repeated="16"/>
        </table:table-row>
        <table:table-row table:style-name="ro1">
          <table:table-cell office:value-type="float" office:value="-199" calcext:value-type="float">
            <text:p>-199</text:p>
          </table:table-cell>
          <table:table-cell office:value-type="float" office:value="-215" calcext:value-type="float">
            <text:p>-215</text:p>
          </table:table-cell>
          <table:table-cell office:value-type="float" office:value="-744" calcext:value-type="float">
            <text:p>-744</text:p>
          </table:table-cell>
          <table:table-cell table:formula="of:=[.A291]+300" office:value-type="float" office:value="101" calcext:value-type="float">
            <text:p>101</text:p>
          </table:table-cell>
          <table:table-cell table:formula="of:=ATAN2([.B291];[.D291])" office:value-type="float" office:value="2.70242226426457" calcext:value-type="float">
            <text:p>2.7024222643</text:p>
          </table:table-cell>
          <table:table-cell table:formula="of:=[.E291]*(180/PI())" office:value-type="float" office:value="154.837390204547" calcext:value-type="float">
            <text:p>154.8373902045</text:p>
          </table:table-cell>
          <table:table-cell table:number-columns-repeated="16"/>
        </table:table-row>
        <table:table-row table:style-name="ro1">
          <table:table-cell office:value-type="float" office:value="-193" calcext:value-type="float">
            <text:p>-193</text:p>
          </table:table-cell>
          <table:table-cell office:value-type="float" office:value="-210" calcext:value-type="float">
            <text:p>-210</text:p>
          </table:table-cell>
          <table:table-cell office:value-type="float" office:value="-744" calcext:value-type="float">
            <text:p>-744</text:p>
          </table:table-cell>
          <table:table-cell table:formula="of:=[.A292]+300" office:value-type="float" office:value="107" calcext:value-type="float">
            <text:p>107</text:p>
          </table:table-cell>
          <table:table-cell table:formula="of:=ATAN2([.B292];[.D292])" office:value-type="float" office:value="2.67035505751277" calcext:value-type="float">
            <text:p>2.6703550575</text:p>
          </table:table-cell>
          <table:table-cell table:formula="of:=[.E292]*(180/PI())" office:value-type="float" office:value="153.000074596896" calcext:value-type="float">
            <text:p>153.0000745969</text:p>
          </table:table-cell>
          <table:table-cell table:number-columns-repeated="16"/>
        </table:table-row>
        <table:table-row table:style-name="ro1">
          <table:table-cell office:value-type="float" office:value="-192" calcext:value-type="float">
            <text:p>-192</text:p>
          </table:table-cell>
          <table:table-cell office:value-type="float" office:value="-208" calcext:value-type="float">
            <text:p>-208</text:p>
          </table:table-cell>
          <table:table-cell office:value-type="float" office:value="-745" calcext:value-type="float">
            <text:p>-745</text:p>
          </table:table-cell>
          <table:table-cell table:formula="of:=[.A293]+300" office:value-type="float" office:value="108" calcext:value-type="float">
            <text:p>108</text:p>
          </table:table-cell>
          <table:table-cell table:formula="of:=ATAN2([.B293];[.D293])" office:value-type="float" office:value="2.66267905504221" calcext:value-type="float">
            <text:p>2.662679055</text:p>
          </table:table-cell>
          <table:table-cell table:formula="of:=[.E293]*(180/PI())" office:value-type="float" office:value="152.560272051801" calcext:value-type="float">
            <text:p>152.5602720518</text:p>
          </table:table-cell>
          <table:table-cell table:number-columns-repeated="16"/>
        </table:table-row>
        <table:table-row table:style-name="ro1">
          <table:table-cell office:value-type="float" office:value="-188" calcext:value-type="float">
            <text:p>-188</text:p>
          </table:table-cell>
          <table:table-cell office:value-type="float" office:value="-206" calcext:value-type="float">
            <text:p>-206</text:p>
          </table:table-cell>
          <table:table-cell office:value-type="float" office:value="-743" calcext:value-type="float">
            <text:p>-743</text:p>
          </table:table-cell>
          <table:table-cell table:formula="of:=[.A294]+300" office:value-type="float" office:value="112" calcext:value-type="float">
            <text:p>112</text:p>
          </table:table-cell>
          <table:table-cell table:formula="of:=ATAN2([.B294];[.D294])" office:value-type="float" office:value="2.64360740145648" calcext:value-type="float">
            <text:p>2.6436074015</text:p>
          </table:table-cell>
          <table:table-cell table:formula="of:=[.E294]*(180/PI())" office:value-type="float" office:value="151.467546793003" calcext:value-type="float">
            <text:p>151.467546793</text:p>
          </table:table-cell>
          <table:table-cell table:number-columns-repeated="16"/>
        </table:table-row>
        <table:table-row table:style-name="ro1">
          <table:table-cell office:value-type="float" office:value="-188" calcext:value-type="float">
            <text:p>-188</text:p>
          </table:table-cell>
          <table:table-cell office:value-type="float" office:value="-203" calcext:value-type="float">
            <text:p>-203</text:p>
          </table:table-cell>
          <table:table-cell office:value-type="float" office:value="-743" calcext:value-type="float">
            <text:p>-743</text:p>
          </table:table-cell>
          <table:table-cell table:formula="of:=[.A295]+300" office:value-type="float" office:value="112" calcext:value-type="float">
            <text:p>112</text:p>
          </table:table-cell>
          <table:table-cell table:formula="of:=ATAN2([.B295];[.D295])" office:value-type="float" office:value="2.63742669211064" calcext:value-type="float">
            <text:p>2.6374266921</text:p>
          </table:table-cell>
          <table:table-cell table:formula="of:=[.E295]*(180/PI())" office:value-type="float" office:value="151.113418233089" calcext:value-type="float">
            <text:p>151.1134182331</text:p>
          </table:table-cell>
          <table:table-cell table:number-columns-repeated="16"/>
        </table:table-row>
        <table:table-row table:style-name="ro1">
          <table:table-cell office:value-type="float" office:value="-183" calcext:value-type="float">
            <text:p>-183</text:p>
          </table:table-cell>
          <table:table-cell office:value-type="float" office:value="-206" calcext:value-type="float">
            <text:p>-206</text:p>
          </table:table-cell>
          <table:table-cell office:value-type="float" office:value="-744" calcext:value-type="float">
            <text:p>-744</text:p>
          </table:table-cell>
          <table:table-cell table:formula="of:=[.A296]+300" office:value-type="float" office:value="117" calcext:value-type="float">
            <text:p>117</text:p>
          </table:table-cell>
          <table:table-cell table:formula="of:=ATAN2([.B296];[.D296])" office:value-type="float" office:value="2.62506433441059" calcext:value-type="float">
            <text:p>2.6250643344</text:p>
          </table:table-cell>
          <table:table-cell table:formula="of:=[.E296]*(180/PI())" office:value-type="float" office:value="150.405107312045" calcext:value-type="float">
            <text:p>150.405107312</text:p>
          </table:table-cell>
          <table:table-cell table:number-columns-repeated="16"/>
        </table:table-row>
        <table:table-row table:style-name="ro1">
          <table:table-cell office:value-type="float" office:value="-183" calcext:value-type="float">
            <text:p>-183</text:p>
          </table:table-cell>
          <table:table-cell office:value-type="float" office:value="-201" calcext:value-type="float">
            <text:p>-201</text:p>
          </table:table-cell>
          <table:table-cell office:value-type="float" office:value="-747" calcext:value-type="float">
            <text:p>-747</text:p>
          </table:table-cell>
          <table:table-cell table:formula="of:=[.A297]+300" office:value-type="float" office:value="117" calcext:value-type="float">
            <text:p>117</text:p>
          </table:table-cell>
          <table:table-cell table:formula="of:=ATAN2([.B297];[.D297])" office:value-type="float" office:value="2.61444671000338" calcext:value-type="float">
            <text:p>2.61444671</text:p>
          </table:table-cell>
          <table:table-cell table:formula="of:=[.E297]*(180/PI())" office:value-type="float" office:value="149.796762245057" calcext:value-type="float">
            <text:p>149.7967622451</text:p>
          </table:table-cell>
          <table:table-cell table:number-columns-repeated="16"/>
        </table:table-row>
        <table:table-row table:style-name="ro1">
          <table:table-cell office:value-type="float" office:value="-183" calcext:value-type="float">
            <text:p>-183</text:p>
          </table:table-cell>
          <table:table-cell office:value-type="float" office:value="-202" calcext:value-type="float">
            <text:p>-202</text:p>
          </table:table-cell>
          <table:table-cell office:value-type="float" office:value="-741" calcext:value-type="float">
            <text:p>-741</text:p>
          </table:table-cell>
          <table:table-cell table:formula="of:=[.A298]+300" office:value-type="float" office:value="117" calcext:value-type="float">
            <text:p>117</text:p>
          </table:table-cell>
          <table:table-cell table:formula="of:=ATAN2([.B298];[.D298])" office:value-type="float" office:value="2.61660175999094" calcext:value-type="float">
            <text:p>2.61660176</text:p>
          </table:table-cell>
          <table:table-cell table:formula="of:=[.E298]*(180/PI())" office:value-type="float" office:value="149.920237513984" calcext:value-type="float">
            <text:p>149.920237514</text:p>
          </table:table-cell>
          <table:table-cell table:number-columns-repeated="16"/>
        </table:table-row>
        <table:table-row table:style-name="ro1">
          <table:table-cell office:value-type="float" office:value="-176" calcext:value-type="float">
            <text:p>-176</text:p>
          </table:table-cell>
          <table:table-cell office:value-type="float" office:value="-201" calcext:value-type="float">
            <text:p>-201</text:p>
          </table:table-cell>
          <table:table-cell office:value-type="float" office:value="-742" calcext:value-type="float">
            <text:p>-742</text:p>
          </table:table-cell>
          <table:table-cell table:formula="of:=[.A299]+300" office:value-type="float" office:value="124" calcext:value-type="float">
            <text:p>124</text:p>
          </table:table-cell>
          <table:table-cell table:formula="of:=ATAN2([.B299];[.D299])" office:value-type="float" office:value="2.58882810147498" calcext:value-type="float">
            <text:p>2.5888281015</text:p>
          </table:table-cell>
          <table:table-cell table:formula="of:=[.E299]*(180/PI())" office:value-type="float" office:value="148.328924099382" calcext:value-type="float">
            <text:p>148.3289240994</text:p>
          </table:table-cell>
          <table:table-cell table:number-columns-repeated="16"/>
        </table:table-row>
        <table:table-row table:style-name="ro1">
          <table:table-cell office:value-type="float" office:value="-174" calcext:value-type="float">
            <text:p>-174</text:p>
          </table:table-cell>
          <table:table-cell office:value-type="float" office:value="-199" calcext:value-type="float">
            <text:p>-199</text:p>
          </table:table-cell>
          <table:table-cell office:value-type="float" office:value="-743" calcext:value-type="float">
            <text:p>-743</text:p>
          </table:table-cell>
          <table:table-cell table:formula="of:=[.A300]+300" office:value-type="float" office:value="126" calcext:value-type="float">
            <text:p>126</text:p>
          </table:table-cell>
          <table:table-cell table:formula="of:=ATAN2([.B300];[.D300])" office:value-type="float" office:value="2.57714281994025" calcext:value-type="float">
            <text:p>2.5771428199</text:p>
          </table:table-cell>
          <table:table-cell table:formula="of:=[.E300]*(180/PI())" office:value-type="float" office:value="147.65940678502" calcext:value-type="float">
            <text:p>147.659406785</text:p>
          </table:table-cell>
          <table:table-cell table:number-columns-repeated="16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198" calcext:value-type="float">
            <text:p>-198</text:p>
          </table:table-cell>
          <table:table-cell office:value-type="float" office:value="-742" calcext:value-type="float">
            <text:p>-742</text:p>
          </table:table-cell>
          <table:table-cell table:formula="of:=[.A301]+300" office:value-type="float" office:value="130" calcext:value-type="float">
            <text:p>130</text:p>
          </table:table-cell>
          <table:table-cell table:formula="of:=ATAN2([.B301];[.D301])" office:value-type="float" office:value="2.56061569556949" calcext:value-type="float">
            <text:p>2.5606156956</text:p>
          </table:table-cell>
          <table:table-cell table:formula="of:=[.E301]*(180/PI())" office:value-type="float" office:value="146.712472311088" calcext:value-type="float">
            <text:p>146.7124723111</text:p>
          </table:table-cell>
          <table:table-cell table:number-columns-repeated="16"/>
        </table:table-row>
        <table:table-row table:style-name="ro1">
          <table:table-cell office:value-type="float" office:value="-168" calcext:value-type="float">
            <text:p>-168</text:p>
          </table:table-cell>
          <table:table-cell office:value-type="float" office:value="-197" calcext:value-type="float">
            <text:p>-197</text:p>
          </table:table-cell>
          <table:table-cell office:value-type="float" office:value="-744" calcext:value-type="float">
            <text:p>-744</text:p>
          </table:table-cell>
          <table:table-cell table:formula="of:=[.A302]+300" office:value-type="float" office:value="132" calcext:value-type="float">
            <text:p>132</text:p>
          </table:table-cell>
          <table:table-cell table:formula="of:=ATAN2([.B302];[.D302])" office:value-type="float" office:value="2.55125087302215" calcext:value-type="float">
            <text:p>2.551250873</text:p>
          </table:table-cell>
          <table:table-cell table:formula="of:=[.E302]*(180/PI())" office:value-type="float" office:value="146.175907503236" calcext:value-type="float">
            <text:p>146.1759075032</text:p>
          </table:table-cell>
          <table:table-cell table:number-columns-repeated="16"/>
        </table:table-row>
        <table:table-row table:style-name="ro1">
          <table:table-cell office:value-type="float" office:value="-169" calcext:value-type="float">
            <text:p>-169</text:p>
          </table:table-cell>
          <table:table-cell office:value-type="float" office:value="-196" calcext:value-type="float">
            <text:p>-196</text:p>
          </table:table-cell>
          <table:table-cell office:value-type="float" office:value="-745" calcext:value-type="float">
            <text:p>-745</text:p>
          </table:table-cell>
          <table:table-cell table:formula="of:=[.A303]+300" office:value-type="float" office:value="131" calcext:value-type="float">
            <text:p>131</text:p>
          </table:table-cell>
          <table:table-cell table:formula="of:=ATAN2([.B303];[.D303])" office:value-type="float" office:value="2.55241357999677" calcext:value-type="float">
            <text:p>2.55241358</text:p>
          </table:table-cell>
          <table:table-cell table:formula="of:=[.E303]*(180/PI())" office:value-type="float" office:value="146.242525705692" calcext:value-type="float">
            <text:p>146.2425257057</text:p>
          </table:table-cell>
          <table:table-cell table:number-columns-repeated="16"/>
        </table:table-row>
        <table:table-row table:style-name="ro1">
          <table:table-cell office:value-type="float" office:value="-166" calcext:value-type="float">
            <text:p>-166</text:p>
          </table:table-cell>
          <table:table-cell office:value-type="float" office:value="-198" calcext:value-type="float">
            <text:p>-198</text:p>
          </table:table-cell>
          <table:table-cell office:value-type="float" office:value="-743" calcext:value-type="float">
            <text:p>-743</text:p>
          </table:table-cell>
          <table:table-cell table:formula="of:=[.A304]+300" office:value-type="float" office:value="134" calcext:value-type="float">
            <text:p>134</text:p>
          </table:table-cell>
          <table:table-cell table:formula="of:=ATAN2([.B304];[.D304])" office:value-type="float" office:value="2.5466296056059" calcext:value-type="float">
            <text:p>2.5466296056</text:p>
          </table:table-cell>
          <table:table-cell table:formula="of:=[.E304]*(180/PI())" office:value-type="float" office:value="145.911128384283" calcext:value-type="float">
            <text:p>145.9111283843</text:p>
          </table:table-cell>
          <table:table-cell table:number-columns-repeated="16"/>
        </table:table-row>
        <table:table-row table:style-name="ro1">
          <table:table-cell office:value-type="float" office:value="-164" calcext:value-type="float">
            <text:p>-164</text:p>
          </table:table-cell>
          <table:table-cell office:value-type="float" office:value="-195" calcext:value-type="float">
            <text:p>-195</text:p>
          </table:table-cell>
          <table:table-cell office:value-type="float" office:value="-742" calcext:value-type="float">
            <text:p>-742</text:p>
          </table:table-cell>
          <table:table-cell table:formula="of:=[.A305]+300" office:value-type="float" office:value="136" calcext:value-type="float">
            <text:p>136</text:p>
          </table:table-cell>
          <table:table-cell table:formula="of:=ATAN2([.B305];[.D305])" office:value-type="float" office:value="2.53258963718557" calcext:value-type="float">
            <text:p>2.5325896372</text:p>
          </table:table-cell>
          <table:table-cell table:formula="of:=[.E305]*(180/PI())" office:value-type="float" office:value="145.106697449301" calcext:value-type="float">
            <text:p>145.1066974493</text:p>
          </table:table-cell>
          <table:table-cell table:number-columns-repeated="16"/>
        </table:table-row>
        <table:table-row table:style-name="ro1">
          <table:table-cell office:value-type="float" office:value="-161" calcext:value-type="float">
            <text:p>-161</text:p>
          </table:table-cell>
          <table:table-cell office:value-type="float" office:value="-197" calcext:value-type="float">
            <text:p>-197</text:p>
          </table:table-cell>
          <table:table-cell office:value-type="float" office:value="-741" calcext:value-type="float">
            <text:p>-741</text:p>
          </table:table-cell>
          <table:table-cell table:formula="of:=[.A306]+300" office:value-type="float" office:value="139" calcext:value-type="float">
            <text:p>139</text:p>
          </table:table-cell>
          <table:table-cell table:formula="of:=ATAN2([.B306];[.D306])" office:value-type="float" office:value="2.52712902396915" calcext:value-type="float">
            <text:p>2.527129024</text:p>
          </table:table-cell>
          <table:table-cell table:formula="of:=[.E306]*(180/PI())" office:value-type="float" office:value="144.793827358448" calcext:value-type="float">
            <text:p>144.7938273584</text:p>
          </table:table-cell>
          <table:table-cell table:number-columns-repeated="16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192" calcext:value-type="float">
            <text:p>-192</text:p>
          </table:table-cell>
          <table:table-cell office:value-type="float" office:value="-742" calcext:value-type="float">
            <text:p>-742</text:p>
          </table:table-cell>
          <table:table-cell table:formula="of:=[.A307]+300" office:value-type="float" office:value="140" calcext:value-type="float">
            <text:p>140</text:p>
          </table:table-cell>
          <table:table-cell table:formula="of:=ATAN2([.B307];[.D307])" office:value-type="float" office:value="2.51155874404388" calcext:value-type="float">
            <text:p>2.511558744</text:p>
          </table:table-cell>
          <table:table-cell table:formula="of:=[.E307]*(180/PI())" office:value-type="float" office:value="143.901716032892" calcext:value-type="float">
            <text:p>143.9017160329</text:p>
          </table:table-cell>
          <table:table-cell table:number-columns-repeated="16"/>
        </table:table-row>
        <table:table-row table:style-name="ro1">
          <table:table-cell office:value-type="float" office:value="-156" calcext:value-type="float">
            <text:p>-156</text:p>
          </table:table-cell>
          <table:table-cell office:value-type="float" office:value="-192" calcext:value-type="float">
            <text:p>-192</text:p>
          </table:table-cell>
          <table:table-cell office:value-type="float" office:value="-743" calcext:value-type="float">
            <text:p>-743</text:p>
          </table:table-cell>
          <table:table-cell table:formula="of:=[.A308]+300" office:value-type="float" office:value="144" calcext:value-type="float">
            <text:p>144</text:p>
          </table:table-cell>
          <table:table-cell table:formula="of:=ATAN2([.B308];[.D308])" office:value-type="float" office:value="2.49809154479651" calcext:value-type="float">
            <text:p>2.4980915448</text:p>
          </table:table-cell>
          <table:table-cell table:formula="of:=[.E308]*(180/PI())" office:value-type="float" office:value="143.130102354156" calcext:value-type="float">
            <text:p>143.1301023542</text:p>
          </table:table-cell>
          <table:table-cell table:number-columns-repeated="16"/>
        </table:table-row>
        <table:table-row table:style-name="ro1">
          <table:table-cell office:value-type="float" office:value="-153" calcext:value-type="float">
            <text:p>-153</text:p>
          </table:table-cell>
          <table:table-cell office:value-type="float" office:value="-187" calcext:value-type="float">
            <text:p>-187</text:p>
          </table:table-cell>
          <table:table-cell office:value-type="float" office:value="-745" calcext:value-type="float">
            <text:p>-745</text:p>
          </table:table-cell>
          <table:table-cell table:formula="of:=[.A309]+300" office:value-type="float" office:value="147" calcext:value-type="float">
            <text:p>147</text:p>
          </table:table-cell>
          <table:table-cell table:formula="of:=ATAN2([.B309];[.D309])" office:value-type="float" office:value="2.47538728870622" calcext:value-type="float">
            <text:p>2.4753872887</text:p>
          </table:table-cell>
          <table:table-cell table:formula="of:=[.E309]*(180/PI())" office:value-type="float" office:value="141.829244303198" calcext:value-type="float">
            <text:p>141.8292443032</text:p>
          </table:table-cell>
          <table:table-cell table:number-columns-repeated="16"/>
        </table:table-row>
        <table:table-row table:style-name="ro1">
          <table:table-cell office:value-type="float" office:value="-153" calcext:value-type="float">
            <text:p>-153</text:p>
          </table:table-cell>
          <table:table-cell office:value-type="float" office:value="-187" calcext:value-type="float">
            <text:p>-187</text:p>
          </table:table-cell>
          <table:table-cell office:value-type="float" office:value="-743" calcext:value-type="float">
            <text:p>-743</text:p>
          </table:table-cell>
          <table:table-cell table:formula="of:=[.A310]+300" office:value-type="float" office:value="147" calcext:value-type="float">
            <text:p>147</text:p>
          </table:table-cell>
          <table:table-cell table:formula="of:=ATAN2([.B310];[.D310])" office:value-type="float" office:value="2.47538728870622" calcext:value-type="float">
            <text:p>2.4753872887</text:p>
          </table:table-cell>
          <table:table-cell table:formula="of:=[.E310]*(180/PI())" office:value-type="float" office:value="141.829244303198" calcext:value-type="float">
            <text:p>141.8292443032</text:p>
          </table:table-cell>
          <table:table-cell table:number-columns-repeated="16"/>
        </table:table-row>
        <table:table-row table:style-name="ro1">
          <table:table-cell office:value-type="float" office:value="-151" calcext:value-type="float">
            <text:p>-151</text:p>
          </table:table-cell>
          <table:table-cell office:value-type="float" office:value="-183" calcext:value-type="float">
            <text:p>-183</text:p>
          </table:table-cell>
          <table:table-cell office:value-type="float" office:value="-741" calcext:value-type="float">
            <text:p>-741</text:p>
          </table:table-cell>
          <table:table-cell table:formula="of:=[.A311]+300" office:value-type="float" office:value="149" calcext:value-type="float">
            <text:p>149</text:p>
          </table:table-cell>
          <table:table-cell table:formula="of:=ATAN2([.B311];[.D311])" office:value-type="float" office:value="2.45824834984772" calcext:value-type="float">
            <text:p>2.4582483498</text:p>
          </table:table-cell>
          <table:table-cell table:formula="of:=[.E311]*(180/PI())" office:value-type="float" office:value="140.847255441273" calcext:value-type="float">
            <text:p>140.8472554413</text:p>
          </table:table-cell>
          <table:table-cell table:number-columns-repeated="16"/>
        </table:table-row>
        <table:table-row table:style-name="ro1">
          <table:table-cell office:value-type="float" office:value="-149" calcext:value-type="float">
            <text:p>-149</text:p>
          </table:table-cell>
          <table:table-cell office:value-type="float" office:value="-182" calcext:value-type="float">
            <text:p>-182</text:p>
          </table:table-cell>
          <table:table-cell office:value-type="float" office:value="-747" calcext:value-type="float">
            <text:p>-747</text:p>
          </table:table-cell>
          <table:table-cell table:formula="of:=[.A312]+300" office:value-type="float" office:value="151" calcext:value-type="float">
            <text:p>151</text:p>
          </table:table-cell>
          <table:table-cell table:formula="of:=ATAN2([.B312];[.D312])" office:value-type="float" office:value="2.44902004807338" calcext:value-type="float">
            <text:p>2.4490200481</text:p>
          </table:table-cell>
          <table:table-cell table:formula="of:=[.E312]*(180/PI())" office:value-type="float" office:value="140.318512697531" calcext:value-type="float">
            <text:p>140.3185126975</text:p>
          </table:table-cell>
          <table:table-cell table:number-columns-repeated="16"/>
        </table:table-row>
        <table:table-row table:style-name="ro1">
          <table:table-cell office:value-type="float" office:value="-143" calcext:value-type="float">
            <text:p>-143</text:p>
          </table:table-cell>
          <table:table-cell office:value-type="float" office:value="-181" calcext:value-type="float">
            <text:p>-181</text:p>
          </table:table-cell>
          <table:table-cell office:value-type="float" office:value="-741" calcext:value-type="float">
            <text:p>-741</text:p>
          </table:table-cell>
          <table:table-cell table:formula="of:=[.A313]+300" office:value-type="float" office:value="157" calcext:value-type="float">
            <text:p>157</text:p>
          </table:table-cell>
          <table:table-cell table:formula="of:=ATAN2([.B313];[.D313])" office:value-type="float" office:value="2.42708143355583" calcext:value-type="float">
            <text:p>2.4270814336</text:p>
          </table:table-cell>
          <table:table-cell table:formula="of:=[.E313]*(180/PI())" office:value-type="float" office:value="139.061522677311" calcext:value-type="float">
            <text:p>139.0615226773</text:p>
          </table:table-cell>
          <table:table-cell table:number-columns-repeated="16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178" calcext:value-type="float">
            <text:p>-178</text:p>
          </table:table-cell>
          <table:table-cell office:value-type="float" office:value="-744" calcext:value-type="float">
            <text:p>-744</text:p>
          </table:table-cell>
          <table:table-cell table:formula="of:=[.A314]+300" office:value-type="float" office:value="160" calcext:value-type="float">
            <text:p>160</text:p>
          </table:table-cell>
          <table:table-cell table:formula="of:=ATAN2([.B314];[.D314])" office:value-type="float" office:value="2.40939866973584" calcext:value-type="float">
            <text:p>2.4093986697</text:p>
          </table:table-cell>
          <table:table-cell table:formula="of:=[.E314]*(180/PI())" office:value-type="float" office:value="138.048374940298" calcext:value-type="float">
            <text:p>138.0483749403</text:p>
          </table:table-cell>
          <table:table-cell table:number-columns-repeated="16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176" calcext:value-type="float">
            <text:p>-176</text:p>
          </table:table-cell>
          <table:table-cell office:value-type="float" office:value="-748" calcext:value-type="float">
            <text:p>-748</text:p>
          </table:table-cell>
          <table:table-cell table:formula="of:=[.A315]+300" office:value-type="float" office:value="160" calcext:value-type="float">
            <text:p>160</text:p>
          </table:table-cell>
          <table:table-cell table:formula="of:=ATAN2([.B315];[.D315])" office:value-type="float" office:value="2.40377759346933" calcext:value-type="float">
            <text:p>2.4037775935</text:p>
          </table:table-cell>
          <table:table-cell table:formula="of:=[.E315]*(180/PI())" office:value-type="float" office:value="137.726310993906" calcext:value-type="float">
            <text:p>137.7263109939</text:p>
          </table:table-cell>
          <table:table-cell table:number-columns-repeated="16"/>
        </table:table-row>
        <table:table-row table:style-name="ro1">
          <table:table-cell office:value-type="float" office:value="-138" calcext:value-type="float">
            <text:p>-138</text:p>
          </table:table-cell>
          <table:table-cell office:value-type="float" office:value="-174" calcext:value-type="float">
            <text:p>-174</text:p>
          </table:table-cell>
          <table:table-cell office:value-type="float" office:value="-746" calcext:value-type="float">
            <text:p>-746</text:p>
          </table:table-cell>
          <table:table-cell table:formula="of:=[.A316]+300" office:value-type="float" office:value="162" calcext:value-type="float">
            <text:p>162</text:p>
          </table:table-cell>
          <table:table-cell table:formula="of:=ATAN2([.B316];[.D316])" office:value-type="float" office:value="2.39189360287167" calcext:value-type="float">
            <text:p>2.3918936029</text:p>
          </table:table-cell>
          <table:table-cell table:formula="of:=[.E316]*(180/PI())" office:value-type="float" office:value="137.045408488887" calcext:value-type="float">
            <text:p>137.0454084889</text:p>
          </table:table-cell>
          <table:table-cell table:number-columns-repeated="16"/>
        </table:table-row>
        <table:table-row table:style-name="ro1">
          <table:table-cell office:value-type="float" office:value="-134" calcext:value-type="float">
            <text:p>-134</text:p>
          </table:table-cell>
          <table:table-cell office:value-type="float" office:value="-169" calcext:value-type="float">
            <text:p>-169</text:p>
          </table:table-cell>
          <table:table-cell office:value-type="float" office:value="-745" calcext:value-type="float">
            <text:p>-745</text:p>
          </table:table-cell>
          <table:table-cell table:formula="of:=[.A317]+300" office:value-type="float" office:value="166" calcext:value-type="float">
            <text:p>166</text:p>
          </table:table-cell>
          <table:table-cell table:formula="of:=ATAN2([.B317];[.D317])" office:value-type="float" office:value="2.36514947469331" calcext:value-type="float">
            <text:p>2.3651494747</text:p>
          </table:table-cell>
          <table:table-cell table:formula="of:=[.E317]*(180/PI())" office:value-type="float" office:value="135.51308281751" calcext:value-type="float">
            <text:p>135.5130828175</text:p>
          </table:table-cell>
          <table:table-cell table:number-columns-repeated="16"/>
        </table:table-row>
        <table:table-row table:style-name="ro1">
          <table:table-cell office:value-type="float" office:value="-129" calcext:value-type="float">
            <text:p>-129</text:p>
          </table:table-cell>
          <table:table-cell office:value-type="float" office:value="-168" calcext:value-type="float">
            <text:p>-168</text:p>
          </table:table-cell>
          <table:table-cell office:value-type="float" office:value="-743" calcext:value-type="float">
            <text:p>-743</text:p>
          </table:table-cell>
          <table:table-cell table:formula="of:=[.A318]+300" office:value-type="float" office:value="171" calcext:value-type="float">
            <text:p>171</text:p>
          </table:table-cell>
          <table:table-cell table:formula="of:=ATAN2([.B318];[.D318])" office:value-type="float" office:value="2.34734516367609" calcext:value-type="float">
            <text:p>2.3473451637</text:p>
          </table:table-cell>
          <table:table-cell table:formula="of:=[.E318]*(180/PI())" office:value-type="float" office:value="134.492970939085" calcext:value-type="float">
            <text:p>134.4929709391</text:p>
          </table:table-cell>
          <table:table-cell table:number-columns-repeated="16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166" calcext:value-type="float">
            <text:p>-166</text:p>
          </table:table-cell>
          <table:table-cell office:value-type="float" office:value="-746" calcext:value-type="float">
            <text:p>-746</text:p>
          </table:table-cell>
          <table:table-cell table:formula="of:=[.A319]+300" office:value-type="float" office:value="175" calcext:value-type="float">
            <text:p>175</text:p>
          </table:table-cell>
          <table:table-cell table:formula="of:=ATAN2([.B319];[.D319])" office:value-type="float" office:value="2.32980765409944" calcext:value-type="float">
            <text:p>2.3298076541</text:p>
          </table:table-cell>
          <table:table-cell table:formula="of:=[.E319]*(180/PI())" office:value-type="float" office:value="133.488145657173" calcext:value-type="float">
            <text:p>133.4881456572</text:p>
          </table:table-cell>
          <table:table-cell table:number-columns-repeated="16"/>
        </table:table-row>
        <table:table-row table:style-name="ro1">
          <table:table-cell office:value-type="float" office:value="-127" calcext:value-type="float">
            <text:p>-127</text:p>
          </table:table-cell>
          <table:table-cell office:value-type="float" office:value="-161" calcext:value-type="float">
            <text:p>-161</text:p>
          </table:table-cell>
          <table:table-cell office:value-type="float" office:value="-748" calcext:value-type="float">
            <text:p>-748</text:p>
          </table:table-cell>
          <table:table-cell table:formula="of:=[.A320]+300" office:value-type="float" office:value="173" calcext:value-type="float">
            <text:p>173</text:p>
          </table:table-cell>
          <table:table-cell table:formula="of:=ATAN2([.B320];[.D320])" office:value-type="float" office:value="2.32028179357778" calcext:value-type="float">
            <text:p>2.3202817936</text:p>
          </table:table-cell>
          <table:table-cell table:formula="of:=[.E320]*(180/PI())" office:value-type="float" office:value="132.942354053052" calcext:value-type="float">
            <text:p>132.9423540531</text:p>
          </table:table-cell>
          <table:table-cell table:number-columns-repeated="16"/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-161" calcext:value-type="float">
            <text:p>-161</text:p>
          </table:table-cell>
          <table:table-cell office:value-type="float" office:value="-747" calcext:value-type="float">
            <text:p>-747</text:p>
          </table:table-cell>
          <table:table-cell table:formula="of:=[.A321]+300" office:value-type="float" office:value="176" calcext:value-type="float">
            <text:p>176</text:p>
          </table:table-cell>
          <table:table-cell table:formula="of:=ATAN2([.B321];[.D321])" office:value-type="float" office:value="2.31171346382345" calcext:value-type="float">
            <text:p>2.3117134638</text:p>
          </table:table-cell>
          <table:table-cell table:formula="of:=[.E321]*(180/PI())" office:value-type="float" office:value="132.451424920652" calcext:value-type="float">
            <text:p>132.4514249207</text:p>
          </table:table-cell>
          <table:table-cell table:number-columns-repeated="16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154" calcext:value-type="float">
            <text:p>-154</text:p>
          </table:table-cell>
          <table:table-cell office:value-type="float" office:value="-744" calcext:value-type="float">
            <text:p>-744</text:p>
          </table:table-cell>
          <table:table-cell table:formula="of:=[.A322]+300" office:value-type="float" office:value="180" calcext:value-type="float">
            <text:p>180</text:p>
          </table:table-cell>
          <table:table-cell table:formula="of:=ATAN2([.B322];[.D322])" office:value-type="float" office:value="2.2785068482628" calcext:value-type="float">
            <text:p>2.2785068483</text:p>
          </table:table-cell>
          <table:table-cell table:formula="of:=[.E322]*(180/PI())" office:value-type="float" office:value="130.548825997113" calcext:value-type="float">
            <text:p>130.5488259971</text:p>
          </table:table-cell>
          <table:table-cell table:number-columns-repeated="16"/>
        </table:table-row>
        <table:table-row table:style-name="ro1">
          <table:table-cell office:value-type="float" office:value="-121" calcext:value-type="float">
            <text:p>-121</text:p>
          </table:table-cell>
          <table:table-cell office:value-type="float" office:value="-152" calcext:value-type="float">
            <text:p>-152</text:p>
          </table:table-cell>
          <table:table-cell office:value-type="float" office:value="-744" calcext:value-type="float">
            <text:p>-744</text:p>
          </table:table-cell>
          <table:table-cell table:formula="of:=[.A323]+300" office:value-type="float" office:value="179" calcext:value-type="float">
            <text:p>179</text:p>
          </table:table-cell>
          <table:table-cell table:formula="of:=ATAN2([.B323];[.D323])" office:value-type="float" office:value="2.27480369412551" calcext:value-type="float">
            <text:p>2.2748036941</text:p>
          </table:table-cell>
          <table:table-cell table:formula="of:=[.E323]*(180/PI())" office:value-type="float" office:value="130.33665089416" calcext:value-type="float">
            <text:p>130.3366508942</text:p>
          </table:table-cell>
          <table:table-cell table:number-columns-repeated="16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148" calcext:value-type="float">
            <text:p>-148</text:p>
          </table:table-cell>
          <table:table-cell office:value-type="float" office:value="-744" calcext:value-type="float">
            <text:p>-744</text:p>
          </table:table-cell>
          <table:table-cell table:formula="of:=[.A324]+300" office:value-type="float" office:value="185" calcext:value-type="float">
            <text:p>185</text:p>
          </table:table-cell>
          <table:table-cell table:formula="of:=ATAN2([.B324];[.D324])" office:value-type="float" office:value="2.24553726901845" calcext:value-type="float">
            <text:p>2.245537269</text:p>
          </table:table-cell>
          <table:table-cell table:formula="of:=[.E324]*(180/PI())" office:value-type="float" office:value="128.65980825409" calcext:value-type="float">
            <text:p>128.6598082541</text:p>
          </table:table-cell>
          <table:table-cell table:number-columns-repeated="16"/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-141" calcext:value-type="float">
            <text:p>-141</text:p>
          </table:table-cell>
          <table:table-cell office:value-type="float" office:value="-748" calcext:value-type="float">
            <text:p>-748</text:p>
          </table:table-cell>
          <table:table-cell table:formula="of:=[.A325]+300" office:value-type="float" office:value="187" calcext:value-type="float">
            <text:p>187</text:p>
          </table:table-cell>
          <table:table-cell table:formula="of:=ATAN2([.B325];[.D325])" office:value-type="float" office:value="2.21685934287821" calcext:value-type="float">
            <text:p>2.2168593429</text:p>
          </table:table-cell>
          <table:table-cell table:formula="of:=[.E325]*(180/PI())" office:value-type="float" office:value="127.016684121067" calcext:value-type="float">
            <text:p>127.0166841211</text:p>
          </table:table-cell>
          <table:table-cell table:number-columns-repeated="16"/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-140" calcext:value-type="float">
            <text:p>-140</text:p>
          </table:table-cell>
          <table:table-cell office:value-type="float" office:value="-745" calcext:value-type="float">
            <text:p>-745</text:p>
          </table:table-cell>
          <table:table-cell table:formula="of:=[.A326]+300" office:value-type="float" office:value="187" calcext:value-type="float">
            <text:p>187</text:p>
          </table:table-cell>
          <table:table-cell table:formula="of:=ATAN2([.B326];[.D326])" office:value-type="float" office:value="2.21344127141381" calcext:value-type="float">
            <text:p>2.2134412714</text:p>
          </table:table-cell>
          <table:table-cell table:formula="of:=[.E326]*(180/PI())" office:value-type="float" office:value="126.820843052082" calcext:value-type="float">
            <text:p>126.8208430521</text:p>
          </table:table-cell>
          <table:table-cell table:number-columns-repeated="16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136" calcext:value-type="float">
            <text:p>-136</text:p>
          </table:table-cell>
          <table:table-cell office:value-type="float" office:value="-745" calcext:value-type="float">
            <text:p>-745</text:p>
          </table:table-cell>
          <table:table-cell table:formula="of:=[.A327]+300" office:value-type="float" office:value="190" calcext:value-type="float">
            <text:p>190</text:p>
          </table:table-cell>
          <table:table-cell table:formula="of:=ATAN2([.B327];[.D327])" office:value-type="float" office:value="2.19204083732496" calcext:value-type="float">
            <text:p>2.1920408373</text:p>
          </table:table-cell>
          <table:table-cell table:formula="of:=[.E327]*(180/PI())" office:value-type="float" office:value="125.594688499043" calcext:value-type="float">
            <text:p>125.594688499</text:p>
          </table:table-cell>
          <table:table-cell table:number-columns-repeated="16"/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-129" calcext:value-type="float">
            <text:p>-129</text:p>
          </table:table-cell>
          <table:table-cell office:value-type="float" office:value="-743" calcext:value-type="float">
            <text:p>-743</text:p>
          </table:table-cell>
          <table:table-cell table:formula="of:=[.A328]+300" office:value-type="float" office:value="193" calcext:value-type="float">
            <text:p>193</text:p>
          </table:table-cell>
          <table:table-cell table:formula="of:=ATAN2([.B328];[.D328])" office:value-type="float" office:value="2.15999367290423" calcext:value-type="float">
            <text:p>2.1599936729</text:p>
          </table:table-cell>
          <table:table-cell table:formula="of:=[.E328]*(180/PI())" office:value-type="float" office:value="123.758521232374" calcext:value-type="float">
            <text:p>123.7585212324</text:p>
          </table:table-cell>
          <table:table-cell table:number-columns-repeated="16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129" calcext:value-type="float">
            <text:p>-129</text:p>
          </table:table-cell>
          <table:table-cell office:value-type="float" office:value="-746" calcext:value-type="float">
            <text:p>-746</text:p>
          </table:table-cell>
          <table:table-cell table:formula="of:=[.A329]+300" office:value-type="float" office:value="195" calcext:value-type="float">
            <text:p>195</text:p>
          </table:table-cell>
          <table:table-cell table:formula="of:=ATAN2([.B329];[.D329])" office:value-type="float" office:value="2.15524022650425" calcext:value-type="float">
            <text:p>2.1552402265</text:p>
          </table:table-cell>
          <table:table-cell table:formula="of:=[.E329]*(180/PI())" office:value-type="float" office:value="123.486168815513" calcext:value-type="float">
            <text:p>123.4861688155</text:p>
          </table:table-cell>
          <table:table-cell table:number-columns-repeated="16"/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-126" calcext:value-type="float">
            <text:p>-126</text:p>
          </table:table-cell>
          <table:table-cell office:value-type="float" office:value="-745" calcext:value-type="float">
            <text:p>-745</text:p>
          </table:table-cell>
          <table:table-cell table:formula="of:=[.A330]+300" office:value-type="float" office:value="199" calcext:value-type="float">
            <text:p>199</text:p>
          </table:table-cell>
          <table:table-cell table:formula="of:=ATAN2([.B330];[.D330])" office:value-type="float" office:value="2.13524616044444" calcext:value-type="float">
            <text:p>2.1352461604</text:p>
          </table:table-cell>
          <table:table-cell table:formula="of:=[.E330]*(180/PI())" office:value-type="float" office:value="122.34059321498" calcext:value-type="float">
            <text:p>122.340593215</text:p>
          </table:table-cell>
          <table:table-cell table:number-columns-repeated="16"/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-117" calcext:value-type="float">
            <text:p>-117</text:p>
          </table:table-cell>
          <table:table-cell office:value-type="float" office:value="-746" calcext:value-type="float">
            <text:p>-746</text:p>
          </table:table-cell>
          <table:table-cell table:formula="of:=[.A331]+300" office:value-type="float" office:value="203" calcext:value-type="float">
            <text:p>203</text:p>
          </table:table-cell>
          <table:table-cell table:formula="of:=ATAN2([.B331];[.D331])" office:value-type="float" office:value="2.09364808845225" calcext:value-type="float">
            <text:p>2.0936480885</text:p>
          </table:table-cell>
          <table:table-cell table:formula="of:=[.E331]*(180/PI())" office:value-type="float" office:value="119.957199253946" calcext:value-type="float">
            <text:p>119.9571992539</text:p>
          </table:table-cell>
          <table:table-cell table:number-columns-repeated="16"/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-115" calcext:value-type="float">
            <text:p>-115</text:p>
          </table:table-cell>
          <table:table-cell office:value-type="float" office:value="-746" calcext:value-type="float">
            <text:p>-746</text:p>
          </table:table-cell>
          <table:table-cell table:formula="of:=[.A332]+300" office:value-type="float" office:value="204" calcext:value-type="float">
            <text:p>204</text:p>
          </table:table-cell>
          <table:table-cell table:formula="of:=ATAN2([.B332];[.D332])" office:value-type="float" office:value="2.08411623577874" calcext:value-type="float">
            <text:p>2.0841162358</text:p>
          </table:table-cell>
          <table:table-cell table:formula="of:=[.E332]*(180/PI())" office:value-type="float" office:value="119.411064324814" calcext:value-type="float">
            <text:p>119.4110643248</text:p>
          </table:table-cell>
          <table:table-cell table:number-columns-repeated="16"/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-113" calcext:value-type="float">
            <text:p>-113</text:p>
          </table:table-cell>
          <table:table-cell office:value-type="float" office:value="-749" calcext:value-type="float">
            <text:p>-749</text:p>
          </table:table-cell>
          <table:table-cell table:formula="of:=[.A333]+300" office:value-type="float" office:value="206" calcext:value-type="float">
            <text:p>206</text:p>
          </table:table-cell>
          <table:table-cell table:formula="of:=ATAN2([.B333];[.D333])" office:value-type="float" office:value="2.07252076138551" calcext:value-type="float">
            <text:p>2.0725207614</text:p>
          </table:table-cell>
          <table:table-cell table:formula="of:=[.E333]*(180/PI())" office:value-type="float" office:value="118.746692580629" calcext:value-type="float">
            <text:p>118.7466925806</text:p>
          </table:table-cell>
          <table:table-cell table:number-columns-repeated="16"/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-107" calcext:value-type="float">
            <text:p>-107</text:p>
          </table:table-cell>
          <table:table-cell office:value-type="float" office:value="-748" calcext:value-type="float">
            <text:p>-748</text:p>
          </table:table-cell>
          <table:table-cell table:formula="of:=[.A334]+300" office:value-type="float" office:value="208" calcext:value-type="float">
            <text:p>208</text:p>
          </table:table-cell>
          <table:table-cell table:formula="of:=ATAN2([.B334];[.D334])" office:value-type="float" office:value="2.04591570786947" calcext:value-type="float">
            <text:p>2.0459157079</text:p>
          </table:table-cell>
          <table:table-cell table:formula="of:=[.E334]*(180/PI())" office:value-type="float" office:value="117.222335300441" calcext:value-type="float">
            <text:p>117.2223353004</text:p>
          </table:table-cell>
          <table:table-cell table:number-columns-repeated="16"/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-105" calcext:value-type="float">
            <text:p>-105</text:p>
          </table:table-cell>
          <table:table-cell office:value-type="float" office:value="-746" calcext:value-type="float">
            <text:p>-746</text:p>
          </table:table-cell>
          <table:table-cell table:formula="of:=[.A335]+300" office:value-type="float" office:value="212" calcext:value-type="float">
            <text:p>212</text:p>
          </table:table-cell>
          <table:table-cell table:formula="of:=ATAN2([.B335];[.D335])" office:value-type="float" office:value="2.03066323547271" calcext:value-type="float">
            <text:p>2.0306632355</text:p>
          </table:table-cell>
          <table:table-cell table:formula="of:=[.E335]*(180/PI())" office:value-type="float" office:value="116.348433004967" calcext:value-type="float">
            <text:p>116.348433005</text:p>
          </table:table-cell>
          <table:table-cell table:number-columns-repeated="16"/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-105" calcext:value-type="float">
            <text:p>-105</text:p>
          </table:table-cell>
          <table:table-cell office:value-type="float" office:value="-749" calcext:value-type="float">
            <text:p>-749</text:p>
          </table:table-cell>
          <table:table-cell table:formula="of:=[.A336]+300" office:value-type="float" office:value="213" calcext:value-type="float">
            <text:p>213</text:p>
          </table:table-cell>
          <table:table-cell table:formula="of:=ATAN2([.B336];[.D336])" office:value-type="float" office:value="2.02879427839212" calcext:value-type="float">
            <text:p>2.0287942784</text:p>
          </table:table-cell>
          <table:table-cell table:formula="of:=[.E336]*(180/PI())" office:value-type="float" office:value="116.241349652158" calcext:value-type="float">
            <text:p>116.2413496522</text:p>
          </table:table-cell>
          <table:table-cell table:number-columns-repeated="16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103" calcext:value-type="float">
            <text:p>-103</text:p>
          </table:table-cell>
          <table:table-cell office:value-type="float" office:value="-748" calcext:value-type="float">
            <text:p>-748</text:p>
          </table:table-cell>
          <table:table-cell table:formula="of:=[.A337]+300" office:value-type="float" office:value="215" calcext:value-type="float">
            <text:p>215</text:p>
          </table:table-cell>
          <table:table-cell table:formula="of:=ATAN2([.B337];[.D337])" office:value-type="float" office:value="2.01755998686408" calcext:value-type="float">
            <text:p>2.0175599869</text:p>
          </table:table-cell>
          <table:table-cell table:formula="of:=[.E337]*(180/PI())" office:value-type="float" office:value="115.597672161782" calcext:value-type="float">
            <text:p>115.5976721618</text:p>
          </table:table-cell>
          <table:table-cell table:number-columns-repeated="16"/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-100" calcext:value-type="float">
            <text:p>-100</text:p>
          </table:table-cell>
          <table:table-cell office:value-type="float" office:value="-748" calcext:value-type="float">
            <text:p>-748</text:p>
          </table:table-cell>
          <table:table-cell table:formula="of:=[.A338]+300" office:value-type="float" office:value="218" calcext:value-type="float">
            <text:p>218</text:p>
          </table:table-cell>
          <table:table-cell table:formula="of:=ATAN2([.B338];[.D338])" office:value-type="float" office:value="2.00087446185076" calcext:value-type="float">
            <text:p>2.0008744619</text:p>
          </table:table-cell>
          <table:table-cell table:formula="of:=[.E338]*(180/PI())" office:value-type="float" office:value="114.641661999558" calcext:value-type="float">
            <text:p>114.6416619996</text:p>
          </table:table-cell>
          <table:table-cell table:number-columns-repeated="16"/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-95" calcext:value-type="float">
            <text:p>-95</text:p>
          </table:table-cell>
          <table:table-cell office:value-type="float" office:value="-745" calcext:value-type="float">
            <text:p>-745</text:p>
          </table:table-cell>
          <table:table-cell table:formula="of:=[.A339]+300" office:value-type="float" office:value="217" calcext:value-type="float">
            <text:p>217</text:p>
          </table:table-cell>
          <table:table-cell table:formula="of:=ATAN2([.B339];[.D339])" office:value-type="float" office:value="1.98344848944148" calcext:value-type="float">
            <text:p>1.9834484894</text:p>
          </table:table-cell>
          <table:table-cell table:formula="of:=[.E339]*(180/PI())" office:value-type="float" office:value="113.643227326595" calcext:value-type="float">
            <text:p>113.6432273266</text:p>
          </table:table-cell>
          <table:table-cell table:number-columns-repeated="16"/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-91" calcext:value-type="float">
            <text:p>-91</text:p>
          </table:table-cell>
          <table:table-cell office:value-type="float" office:value="-745" calcext:value-type="float">
            <text:p>-745</text:p>
          </table:table-cell>
          <table:table-cell table:formula="of:=[.A340]+300" office:value-type="float" office:value="218" calcext:value-type="float">
            <text:p>218</text:p>
          </table:table-cell>
          <table:table-cell table:formula="of:=ATAN2([.B340];[.D340])" office:value-type="float" office:value="1.96623870006589" calcext:value-type="float">
            <text:p>1.9662387001</text:p>
          </table:table-cell>
          <table:table-cell table:formula="of:=[.E340]*(180/PI())" office:value-type="float" office:value="112.657179029065" calcext:value-type="float">
            <text:p>112.6571790291</text:p>
          </table:table-cell>
          <table:table-cell table:number-columns-repeated="16"/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-90" calcext:value-type="float">
            <text:p>-90</text:p>
          </table:table-cell>
          <table:table-cell office:value-type="float" office:value="-750" calcext:value-type="float">
            <text:p>-750</text:p>
          </table:table-cell>
          <table:table-cell table:formula="of:=[.A341]+300" office:value-type="float" office:value="221" calcext:value-type="float">
            <text:p>221</text:p>
          </table:table-cell>
          <table:table-cell table:formula="of:=ATAN2([.B341];[.D341])" office:value-type="float" office:value="1.95752830440905" calcext:value-type="float">
            <text:p>1.9575283044</text:p>
          </table:table-cell>
          <table:table-cell table:formula="of:=[.E341]*(180/PI())" office:value-type="float" office:value="112.158110120039" calcext:value-type="float">
            <text:p>112.15811012</text:p>
          </table:table-cell>
          <table:table-cell table:number-columns-repeated="16"/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-84" calcext:value-type="float">
            <text:p>-84</text:p>
          </table:table-cell>
          <table:table-cell office:value-type="float" office:value="-747" calcext:value-type="float">
            <text:p>-747</text:p>
          </table:table-cell>
          <table:table-cell table:formula="of:=[.A342]+300" office:value-type="float" office:value="224" calcext:value-type="float">
            <text:p>224</text:p>
          </table:table-cell>
          <table:table-cell table:formula="of:=ATAN2([.B342];[.D342])" office:value-type="float" office:value="1.92956699706547" calcext:value-type="float">
            <text:p>1.9295669971</text:p>
          </table:table-cell>
          <table:table-cell table:formula="of:=[.E342]*(180/PI())" office:value-type="float" office:value="110.556045219583" calcext:value-type="float">
            <text:p>110.5560452196</text:p>
          </table:table-cell>
          <table:table-cell table:number-columns-repeated="16"/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-82" calcext:value-type="float">
            <text:p>-82</text:p>
          </table:table-cell>
          <table:table-cell office:value-type="float" office:value="-746" calcext:value-type="float">
            <text:p>-746</text:p>
          </table:table-cell>
          <table:table-cell table:formula="of:=[.A343]+300" office:value-type="float" office:value="223" calcext:value-type="float">
            <text:p>223</text:p>
          </table:table-cell>
          <table:table-cell table:formula="of:=ATAN2([.B343];[.D343])" office:value-type="float" office:value="1.92316314371947" calcext:value-type="float">
            <text:p>1.9231631437</text:p>
          </table:table-cell>
          <table:table-cell table:formula="of:=[.E343]*(180/PI())" office:value-type="float" office:value="110.189131450237" calcext:value-type="float">
            <text:p>110.1891314502</text:p>
          </table:table-cell>
          <table:table-cell table:number-columns-repeated="16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81" calcext:value-type="float">
            <text:p>-81</text:p>
          </table:table-cell>
          <table:table-cell office:value-type="float" office:value="-744" calcext:value-type="float">
            <text:p>-744</text:p>
          </table:table-cell>
          <table:table-cell table:formula="of:=[.A344]+300" office:value-type="float" office:value="230" calcext:value-type="float">
            <text:p>230</text:p>
          </table:table-cell>
          <table:table-cell table:formula="of:=ATAN2([.B344];[.D344])" office:value-type="float" office:value="1.90940650277436" calcext:value-type="float">
            <text:p>1.9094065028</text:p>
          </table:table-cell>
          <table:table-cell table:formula="of:=[.E344]*(180/PI())" office:value-type="float" office:value="109.400933983805" calcext:value-type="float">
            <text:p>109.4009339838</text:p>
          </table:table-cell>
          <table:table-cell table:number-columns-repeated="16"/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-83" calcext:value-type="float">
            <text:p>-83</text:p>
          </table:table-cell>
          <table:table-cell office:value-type="float" office:value="-745" calcext:value-type="float">
            <text:p>-745</text:p>
          </table:table-cell>
          <table:table-cell table:formula="of:=[.A345]+300" office:value-type="float" office:value="228" calcext:value-type="float">
            <text:p>228</text:p>
          </table:table-cell>
          <table:table-cell table:formula="of:=ATAN2([.B345];[.D345])" office:value-type="float" office:value="1.91991944304031" calcext:value-type="float">
            <text:p>1.919919443</text:p>
          </table:table-cell>
          <table:table-cell table:formula="of:=[.E345]*(180/PI())" office:value-type="float" office:value="110.003281091317" calcext:value-type="float">
            <text:p>110.0032810913</text:p>
          </table:table-cell>
          <table:table-cell table:number-columns-repeated="16"/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-79" calcext:value-type="float">
            <text:p>-79</text:p>
          </table:table-cell>
          <table:table-cell office:value-type="float" office:value="-748" calcext:value-type="float">
            <text:p>-748</text:p>
          </table:table-cell>
          <table:table-cell table:formula="of:=[.A346]+300" office:value-type="float" office:value="229" calcext:value-type="float">
            <text:p>229</text:p>
          </table:table-cell>
          <table:table-cell table:formula="of:=ATAN2([.B346];[.D346])" office:value-type="float" office:value="1.90299036572709" calcext:value-type="float">
            <text:p>1.9029903657</text:p>
          </table:table-cell>
          <table:table-cell table:formula="of:=[.E346]*(180/PI())" office:value-type="float" office:value="109.033316410219" calcext:value-type="float">
            <text:p>109.0333164102</text:p>
          </table:table-cell>
          <table:table-cell table:number-columns-repeated="16"/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748" calcext:value-type="float">
            <text:p>-748</text:p>
          </table:table-cell>
          <table:table-cell table:formula="of:=[.A347]+300" office:value-type="float" office:value="231" calcext:value-type="float">
            <text:p>231</text:p>
          </table:table-cell>
          <table:table-cell table:formula="of:=ATAN2([.B347];[.D347])" office:value-type="float" office:value="1.86503089190608" calcext:value-type="float">
            <text:p>1.8650308919</text:p>
          </table:table-cell>
          <table:table-cell table:formula="of:=[.E347]*(180/PI())" office:value-type="float" office:value="106.858398767738" calcext:value-type="float">
            <text:p>106.8583987677</text:p>
          </table:table-cell>
          <table:table-cell table:number-columns-repeated="16"/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office:value-type="float" office:value="-748" calcext:value-type="float">
            <text:p>-748</text:p>
          </table:table-cell>
          <table:table-cell table:formula="of:=[.A348]+300" office:value-type="float" office:value="229" calcext:value-type="float">
            <text:p>229</text:p>
          </table:table-cell>
          <table:table-cell table:formula="of:=ATAN2([.B348];[.D348])" office:value-type="float" office:value="1.86345456242476" calcext:value-type="float">
            <text:p>1.8634545624</text:p>
          </table:table-cell>
          <table:table-cell table:formula="of:=[.E348]*(180/PI())" office:value-type="float" office:value="106.768081741336" calcext:value-type="float">
            <text:p>106.7680817413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-68" calcext:value-type="float">
            <text:p>-68</text:p>
          </table:table-cell>
          <table:table-cell office:value-type="float" office:value="-743" calcext:value-type="float">
            <text:p>-743</text:p>
          </table:table-cell>
          <table:table-cell table:formula="of:=[.A349]+300" office:value-type="float" office:value="232" calcext:value-type="float">
            <text:p>232</text:p>
          </table:table-cell>
          <table:table-cell table:formula="of:=ATAN2([.B349];[.D349])" office:value-type="float" office:value="1.85591406196749" calcext:value-type="float">
            <text:p>1.855914062</text:p>
          </table:table-cell>
          <table:table-cell table:formula="of:=[.E349]*(180/PI())" office:value-type="float" office:value="106.336042889718" calcext:value-type="float">
            <text:p>106.3360428897</text:p>
          </table:table-cell>
          <table:table-cell table:number-columns-repeated="16"/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-62" calcext:value-type="float">
            <text:p>-62</text:p>
          </table:table-cell>
          <table:table-cell office:value-type="float" office:value="-746" calcext:value-type="float">
            <text:p>-746</text:p>
          </table:table-cell>
          <table:table-cell table:formula="of:=[.A350]+300" office:value-type="float" office:value="233" calcext:value-type="float">
            <text:p>233</text:p>
          </table:table-cell>
          <table:table-cell table:formula="of:=ATAN2([.B350];[.D350])" office:value-type="float" office:value="1.83086438784236" calcext:value-type="float">
            <text:p>1.8308643878</text:p>
          </table:table-cell>
          <table:table-cell table:formula="of:=[.E350]*(180/PI())" office:value-type="float" office:value="104.90080228417" calcext:value-type="float">
            <text:p>104.9008022842</text:p>
          </table:table-cell>
          <table:table-cell table:number-columns-repeated="16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-59" calcext:value-type="float">
            <text:p>-59</text:p>
          </table:table-cell>
          <table:table-cell office:value-type="float" office:value="-745" calcext:value-type="float">
            <text:p>-745</text:p>
          </table:table-cell>
          <table:table-cell table:formula="of:=[.A351]+300" office:value-type="float" office:value="232" calcext:value-type="float">
            <text:p>232</text:p>
          </table:table-cell>
          <table:table-cell table:formula="of:=ATAN2([.B351];[.D351])" office:value-type="float" office:value="1.81982765263828" calcext:value-type="float">
            <text:p>1.8198276526</text:p>
          </table:table-cell>
          <table:table-cell table:formula="of:=[.E351]*(180/PI())" office:value-type="float" office:value="104.268443937373" calcext:value-type="float">
            <text:p>104.2684439374</text:p>
          </table:table-cell>
          <table:table-cell table:number-columns-repeated="16"/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-55" calcext:value-type="float">
            <text:p>-55</text:p>
          </table:table-cell>
          <table:table-cell office:value-type="float" office:value="-749" calcext:value-type="float">
            <text:p>-749</text:p>
          </table:table-cell>
          <table:table-cell table:formula="of:=[.A352]+300" office:value-type="float" office:value="233" calcext:value-type="float">
            <text:p>233</text:p>
          </table:table-cell>
          <table:table-cell table:formula="of:=ATAN2([.B352];[.D352])" office:value-type="float" office:value="1.80260452555864" calcext:value-type="float">
            <text:p>1.8026045256</text:p>
          </table:table-cell>
          <table:table-cell table:formula="of:=[.E352]*(180/PI())" office:value-type="float" office:value="103.281631445692" calcext:value-type="float">
            <text:p>103.2816314457</text:p>
          </table:table-cell>
          <table:table-cell table:number-columns-repeated="16"/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-54" calcext:value-type="float">
            <text:p>-54</text:p>
          </table:table-cell>
          <table:table-cell office:value-type="float" office:value="-748" calcext:value-type="float">
            <text:p>-748</text:p>
          </table:table-cell>
          <table:table-cell table:formula="of:=[.A353]+300" office:value-type="float" office:value="233" calcext:value-type="float">
            <text:p>233</text:p>
          </table:table-cell>
          <table:table-cell table:formula="of:=ATAN2([.B353];[.D353])" office:value-type="float" office:value="1.79853531872723" calcext:value-type="float">
            <text:p>1.7985353187</text:p>
          </table:table-cell>
          <table:table-cell table:formula="of:=[.E353]*(180/PI())" office:value-type="float" office:value="103.048483068287" calcext:value-type="float">
            <text:p>103.0484830683</text:p>
          </table:table-cell>
          <table:table-cell table:number-columns-repeated="16"/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-51" calcext:value-type="float">
            <text:p>-51</text:p>
          </table:table-cell>
          <table:table-cell office:value-type="float" office:value="-746" calcext:value-type="float">
            <text:p>-746</text:p>
          </table:table-cell>
          <table:table-cell table:formula="of:=[.A354]+300" office:value-type="float" office:value="234" calcext:value-type="float">
            <text:p>234</text:p>
          </table:table-cell>
          <table:table-cell table:formula="of:=ATAN2([.B354];[.D354])" office:value-type="float" office:value="1.78538920828612" calcext:value-type="float">
            <text:p>1.7853892083</text:p>
          </table:table-cell>
          <table:table-cell table:formula="of:=[.E354]*(180/PI())" office:value-type="float" office:value="102.295266422998" calcext:value-type="float">
            <text:p>102.295266423</text:p>
          </table:table-cell>
          <table:table-cell table:number-columns-repeated="16"/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-47" calcext:value-type="float">
            <text:p>-47</text:p>
          </table:table-cell>
          <table:table-cell office:value-type="float" office:value="-747" calcext:value-type="float">
            <text:p>-747</text:p>
          </table:table-cell>
          <table:table-cell table:formula="of:=[.A355]+300" office:value-type="float" office:value="237" calcext:value-type="float">
            <text:p>237</text:p>
          </table:table-cell>
          <table:table-cell table:formula="of:=ATAN2([.B355];[.D355])" office:value-type="float" office:value="1.76656851144745" calcext:value-type="float">
            <text:p>1.7665685114</text:p>
          </table:table-cell>
          <table:table-cell table:formula="of:=[.E355]*(180/PI())" office:value-type="float" office:value="101.216919926647" calcext:value-type="float">
            <text:p>101.2169199266</text:p>
          </table:table-cell>
          <table:table-cell table:number-columns-repeated="16"/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-40" calcext:value-type="float">
            <text:p>-40</text:p>
          </table:table-cell>
          <table:table-cell office:value-type="float" office:value="-747" calcext:value-type="float">
            <text:p>-747</text:p>
          </table:table-cell>
          <table:table-cell table:formula="of:=[.A356]+300" office:value-type="float" office:value="234" calcext:value-type="float">
            <text:p>234</text:p>
          </table:table-cell>
          <table:table-cell table:formula="of:=ATAN2([.B356];[.D356])" office:value-type="float" office:value="1.74010010495068" calcext:value-type="float">
            <text:p>1.740100105</text:p>
          </table:table-cell>
          <table:table-cell table:formula="of:=[.E356]*(180/PI())" office:value-type="float" office:value="99.7003919439458" calcext:value-type="float">
            <text:p>99.7003919439</text:p>
          </table:table-cell>
          <table:table-cell table:number-columns-repeated="16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43" calcext:value-type="float">
            <text:p>-43</text:p>
          </table:table-cell>
          <table:table-cell office:value-type="float" office:value="-747" calcext:value-type="float">
            <text:p>-747</text:p>
          </table:table-cell>
          <table:table-cell table:formula="of:=[.A357]+300" office:value-type="float" office:value="236" calcext:value-type="float">
            <text:p>236</text:p>
          </table:table-cell>
          <table:table-cell table:formula="of:=ATAN2([.B357];[.D357])" office:value-type="float" office:value="1.75102268264765" calcext:value-type="float">
            <text:p>1.7510226826</text:p>
          </table:table-cell>
          <table:table-cell table:formula="of:=[.E357]*(180/PI())" office:value-type="float" office:value="100.326209547386" calcext:value-type="float">
            <text:p>100.3262095474</text:p>
          </table:table-cell>
          <table:table-cell table:number-columns-repeated="16"/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-38" calcext:value-type="float">
            <text:p>-38</text:p>
          </table:table-cell>
          <table:table-cell office:value-type="float" office:value="-747" calcext:value-type="float">
            <text:p>-747</text:p>
          </table:table-cell>
          <table:table-cell table:formula="of:=[.A358]+300" office:value-type="float" office:value="238" calcext:value-type="float">
            <text:p>238</text:p>
          </table:table-cell>
          <table:table-cell table:formula="of:=ATAN2([.B358];[.D358])" office:value-type="float" office:value="1.72912382760333" calcext:value-type="float">
            <text:p>1.7291238276</text:p>
          </table:table-cell>
          <table:table-cell table:formula="of:=[.E358]*(180/PI())" office:value-type="float" office:value="99.0714975771772" calcext:value-type="float">
            <text:p>99.0714975772</text:p>
          </table:table-cell>
          <table:table-cell table:number-columns-repeated="16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33" calcext:value-type="float">
            <text:p>-33</text:p>
          </table:table-cell>
          <table:table-cell office:value-type="float" office:value="-746" calcext:value-type="float">
            <text:p>-746</text:p>
          </table:table-cell>
          <table:table-cell table:formula="of:=[.A359]+300" office:value-type="float" office:value="240" calcext:value-type="float">
            <text:p>240</text:p>
          </table:table-cell>
          <table:table-cell table:formula="of:=ATAN2([.B359];[.D359])" office:value-type="float" office:value="1.70743948928598" calcext:value-type="float">
            <text:p>1.7074394893</text:p>
          </table:table-cell>
          <table:table-cell table:formula="of:=[.E359]*(180/PI())" office:value-type="float" office:value="97.8290765100596" calcext:value-type="float">
            <text:p>97.8290765101</text:p>
          </table:table-cell>
          <table:table-cell table:number-columns-repeated="16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33" calcext:value-type="float">
            <text:p>-33</text:p>
          </table:table-cell>
          <table:table-cell office:value-type="float" office:value="-746" calcext:value-type="float">
            <text:p>-746</text:p>
          </table:table-cell>
          <table:table-cell table:formula="of:=[.A360]+300" office:value-type="float" office:value="240" calcext:value-type="float">
            <text:p>240</text:p>
          </table:table-cell>
          <table:table-cell table:formula="of:=ATAN2([.B360];[.D360])" office:value-type="float" office:value="1.70743948928598" calcext:value-type="float">
            <text:p>1.7074394893</text:p>
          </table:table-cell>
          <table:table-cell table:formula="of:=[.E360]*(180/PI())" office:value-type="float" office:value="97.8290765100596" calcext:value-type="float">
            <text:p>97.8290765101</text:p>
          </table:table-cell>
          <table:table-cell table:number-columns-repeated="16"/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-26" calcext:value-type="float">
            <text:p>-26</text:p>
          </table:table-cell>
          <table:table-cell office:value-type="float" office:value="-747" calcext:value-type="float">
            <text:p>-747</text:p>
          </table:table-cell>
          <table:table-cell table:formula="of:=[.A361]+300" office:value-type="float" office:value="238" calcext:value-type="float">
            <text:p>238</text:p>
          </table:table-cell>
          <table:table-cell table:formula="of:=ATAN2([.B361];[.D361])" office:value-type="float" office:value="1.67960853161214" calcext:value-type="float">
            <text:p>1.6796085316</text:p>
          </table:table-cell>
          <table:table-cell table:formula="of:=[.E361]*(180/PI())" office:value-type="float" office:value="96.2344800955412" calcext:value-type="float">
            <text:p>96.2344800955</text:p>
          </table:table-cell>
          <table:table-cell table:number-columns-repeated="16"/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-25" calcext:value-type="float">
            <text:p>-25</text:p>
          </table:table-cell>
          <table:table-cell office:value-type="float" office:value="-749" calcext:value-type="float">
            <text:p>-749</text:p>
          </table:table-cell>
          <table:table-cell table:formula="of:=[.A362]+300" office:value-type="float" office:value="238" calcext:value-type="float">
            <text:p>238</text:p>
          </table:table-cell>
          <table:table-cell table:formula="of:=ATAN2([.B362];[.D362])" office:value-type="float" office:value="1.67545454286895" calcext:value-type="float">
            <text:p>1.6754545429</text:p>
          </table:table-cell>
          <table:table-cell table:formula="of:=[.E362]*(180/PI())" office:value-type="float" office:value="95.9964740724115" calcext:value-type="float">
            <text:p>95.9964740724</text:p>
          </table:table-cell>
          <table:table-cell table:number-columns-repeated="16"/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-19" calcext:value-type="float">
            <text:p>-19</text:p>
          </table:table-cell>
          <table:table-cell office:value-type="float" office:value="-747" calcext:value-type="float">
            <text:p>-747</text:p>
          </table:table-cell>
          <table:table-cell table:formula="of:=[.A363]+300" office:value-type="float" office:value="237" calcext:value-type="float">
            <text:p>237</text:p>
          </table:table-cell>
          <table:table-cell table:formula="of:=ATAN2([.B363];[.D363])" office:value-type="float" office:value="1.6507940133273" calcext:value-type="float">
            <text:p>1.6507940133</text:p>
          </table:table-cell>
          <table:table-cell table:formula="of:=[.E363]*(180/PI())" office:value-type="float" office:value="94.583529809117" calcext:value-type="float">
            <text:p>94.5835298091</text:p>
          </table:table-cell>
          <table:table-cell table:number-columns-repeated="16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16" calcext:value-type="float">
            <text:p>-16</text:p>
          </table:table-cell>
          <table:table-cell office:value-type="float" office:value="-748" calcext:value-type="float">
            <text:p>-748</text:p>
          </table:table-cell>
          <table:table-cell table:formula="of:=[.A364]+300" office:value-type="float" office:value="239" calcext:value-type="float">
            <text:p>239</text:p>
          </table:table-cell>
          <table:table-cell table:formula="of:=ATAN2([.B364];[.D364])" office:value-type="float" office:value="1.63764219120229" calcext:value-type="float">
            <text:p>1.6376421912</text:p>
          </table:table-cell>
          <table:table-cell table:formula="of:=[.E364]*(180/PI())" office:value-type="float" office:value="93.8299859084476" calcext:value-type="float">
            <text:p>93.8299859084</text:p>
          </table:table-cell>
          <table:table-cell table:number-columns-repeated="16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12" calcext:value-type="float">
            <text:p>-12</text:p>
          </table:table-cell>
          <table:table-cell office:value-type="float" office:value="-748" calcext:value-type="float">
            <text:p>-748</text:p>
          </table:table-cell>
          <table:table-cell table:formula="of:=[.A365]+300" office:value-type="float" office:value="240" calcext:value-type="float">
            <text:p>240</text:p>
          </table:table-cell>
          <table:table-cell table:formula="of:=ATAN2([.B365];[.D365])" office:value-type="float" office:value="1.62075472251684" calcext:value-type="float">
            <text:p>1.6207547225</text:p>
          </table:table-cell>
          <table:table-cell table:formula="of:=[.E365]*(180/PI())" office:value-type="float" office:value="92.8624052261118" calcext:value-type="float">
            <text:p>92.8624052261</text:p>
          </table:table-cell>
          <table:table-cell table:number-columns-repeated="16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9" calcext:value-type="float">
            <text:p>-9</text:p>
          </table:table-cell>
          <table:table-cell office:value-type="float" office:value="-747" calcext:value-type="float">
            <text:p>-747</text:p>
          </table:table-cell>
          <table:table-cell table:formula="of:=[.A366]+300" office:value-type="float" office:value="236" calcext:value-type="float">
            <text:p>236</text:p>
          </table:table-cell>
          <table:table-cell table:formula="of:=ATAN2([.B366];[.D366])" office:value-type="float" office:value="1.60891344896753" calcext:value-type="float">
            <text:p>1.608913449</text:p>
          </table:table-cell>
          <table:table-cell table:formula="of:=[.E366]*(180/PI())" office:value-type="float" office:value="92.1839502276763" calcext:value-type="float">
            <text:p>92.1839502277</text:p>
          </table:table-cell>
          <table:table-cell table:number-columns-repeated="16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10" calcext:value-type="float">
            <text:p>-10</text:p>
          </table:table-cell>
          <table:table-cell office:value-type="float" office:value="-745" calcext:value-type="float">
            <text:p>-745</text:p>
          </table:table-cell>
          <table:table-cell table:formula="of:=[.A367]+300" office:value-type="float" office:value="236" calcext:value-type="float">
            <text:p>236</text:p>
          </table:table-cell>
          <table:table-cell table:formula="of:=ATAN2([.B367];[.D367])" office:value-type="float" office:value="1.61314387581547" calcext:value-type="float">
            <text:p>1.6131438758</text:p>
          </table:table-cell>
          <table:table-cell table:formula="of:=[.E367]*(180/PI())" office:value-type="float" office:value="92.4263358316024" calcext:value-type="float">
            <text:p>92.4263358316</text:p>
          </table:table-cell>
          <table:table-cell table:number-columns-repeated="16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6" calcext:value-type="float">
            <text:p>-6</text:p>
          </table:table-cell>
          <table:table-cell office:value-type="float" office:value="-747" calcext:value-type="float">
            <text:p>-747</text:p>
          </table:table-cell>
          <table:table-cell table:formula="of:=[.A368]+300" office:value-type="float" office:value="240" calcext:value-type="float">
            <text:p>240</text:p>
          </table:table-cell>
          <table:table-cell table:formula="of:=ATAN2([.B368];[.D368])" office:value-type="float" office:value="1.59579112041382" calcext:value-type="float">
            <text:p>1.5957911204</text:p>
          </table:table-cell>
          <table:table-cell table:formula="of:=[.E368]*(180/PI())" office:value-type="float" office:value="91.4320961841647" calcext:value-type="float">
            <text:p>91.4320961842</text:p>
          </table:table-cell>
          <table:table-cell table:number-columns-repeated="16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2" calcext:value-type="float">
            <text:p>-2</text:p>
          </table:table-cell>
          <table:table-cell office:value-type="float" office:value="-747" calcext:value-type="float">
            <text:p>-747</text:p>
          </table:table-cell>
          <table:table-cell table:formula="of:=[.A369]+300" office:value-type="float" office:value="239" calcext:value-type="float">
            <text:p>239</text:p>
          </table:table-cell>
          <table:table-cell table:formula="of:=ATAN2([.B369];[.D369])" office:value-type="float" office:value="1.57916433230719" calcext:value-type="float">
            <text:p>1.5791643323</text:p>
          </table:table-cell>
          <table:table-cell table:formula="of:=[.E369]*(180/PI())" office:value-type="float" office:value="90.4794513987966" calcext:value-type="float">
            <text:p>90.4794513988</text:p>
          </table:table-cell>
          <table:table-cell table:number-columns-repeated="16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1" calcext:value-type="float">
            <text:p>1</text:p>
          </table:table-cell>
          <table:table-cell office:value-type="float" office:value="-747" calcext:value-type="float">
            <text:p>-747</text:p>
          </table:table-cell>
          <table:table-cell table:formula="of:=[.A370]+300" office:value-type="float" office:value="239" calcext:value-type="float">
            <text:p>239</text:p>
          </table:table-cell>
          <table:table-cell table:formula="of:=ATAN2([.B370];[.D370])" office:value-type="float" office:value="1.56661225079282" calcext:value-type="float">
            <text:p>1.5666122508</text:p>
          </table:table-cell>
          <table:table-cell table:formula="of:=[.E370]*(180/PI())" office:value-type="float" office:value="89.7602701039192" calcext:value-type="float">
            <text:p>89.7602701039</text:p>
          </table:table-cell>
          <table:table-cell table:number-columns-repeated="16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6" calcext:value-type="float">
            <text:p>6</text:p>
          </table:table-cell>
          <table:table-cell office:value-type="float" office:value="-749" calcext:value-type="float">
            <text:p>-749</text:p>
          </table:table-cell>
          <table:table-cell table:formula="of:=[.A371]+300" office:value-type="float" office:value="236" calcext:value-type="float">
            <text:p>236</text:p>
          </table:table-cell>
          <table:table-cell table:formula="of:=ATAN2([.B371];[.D371])" office:value-type="float" office:value="1.54537807353582" calcext:value-type="float">
            <text:p>1.5453780735</text:p>
          </table:table-cell>
          <table:table-cell table:formula="of:=[.E371]*(180/PI())" office:value-type="float" office:value="88.5436413656603" calcext:value-type="float">
            <text:p>88.5436413657</text:p>
          </table:table-cell>
          <table:table-cell table:number-columns-repeated="16"/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11" calcext:value-type="float">
            <text:p>11</text:p>
          </table:table-cell>
          <table:table-cell office:value-type="float" office:value="-746" calcext:value-type="float">
            <text:p>-746</text:p>
          </table:table-cell>
          <table:table-cell table:formula="of:=[.A372]+300" office:value-type="float" office:value="237" calcext:value-type="float">
            <text:p>237</text:p>
          </table:table-cell>
          <table:table-cell table:formula="of:=ATAN2([.B372];[.D372])" office:value-type="float" office:value="1.52441610986638" calcext:value-type="float">
            <text:p>1.5244161099</text:p>
          </table:table-cell>
          <table:table-cell table:formula="of:=[.E372]*(180/PI())" office:value-type="float" office:value="87.3426093170945" calcext:value-type="float">
            <text:p>87.3426093171</text:p>
          </table:table-cell>
          <table:table-cell table:number-columns-repeated="16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13" calcext:value-type="float">
            <text:p>13</text:p>
          </table:table-cell>
          <table:table-cell office:value-type="float" office:value="-747" calcext:value-type="float">
            <text:p>-747</text:p>
          </table:table-cell>
          <table:table-cell table:formula="of:=[.A373]+300" office:value-type="float" office:value="236" calcext:value-type="float">
            <text:p>236</text:p>
          </table:table-cell>
          <table:table-cell table:formula="of:=ATAN2([.B373];[.D373])" office:value-type="float" office:value="1.51576719490124" calcext:value-type="float">
            <text:p>1.5157671949</text:p>
          </table:table-cell>
          <table:table-cell table:formula="of:=[.E373]*(180/PI())" office:value-type="float" office:value="86.8470629922247" calcext:value-type="float">
            <text:p>86.8470629922</text:p>
          </table:table-cell>
          <table:table-cell table:number-columns-repeated="16"/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19" calcext:value-type="float">
            <text:p>19</text:p>
          </table:table-cell>
          <table:table-cell office:value-type="float" office:value="-747" calcext:value-type="float">
            <text:p>-747</text:p>
          </table:table-cell>
          <table:table-cell table:formula="of:=[.A374]+300" office:value-type="float" office:value="241" calcext:value-type="float">
            <text:p>241</text:p>
          </table:table-cell>
          <table:table-cell table:formula="of:=ATAN2([.B374];[.D374])" office:value-type="float" office:value="1.49212088452481" calcext:value-type="float">
            <text:p>1.4921208845</text:p>
          </table:table-cell>
          <table:table-cell table:formula="of:=[.E374]*(180/PI())" office:value-type="float" office:value="85.4922292065987" calcext:value-type="float">
            <text:p>85.4922292066</text:p>
          </table:table-cell>
          <table:table-cell table:number-columns-repeated="16"/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21" calcext:value-type="float">
            <text:p>21</text:p>
          </table:table-cell>
          <table:table-cell office:value-type="float" office:value="-748" calcext:value-type="float">
            <text:p>-748</text:p>
          </table:table-cell>
          <table:table-cell table:formula="of:=[.A375]+300" office:value-type="float" office:value="237" calcext:value-type="float">
            <text:p>237</text:p>
          </table:table-cell>
          <table:table-cell table:formula="of:=ATAN2([.B375];[.D375])" office:value-type="float" office:value="1.48241954065005" calcext:value-type="float">
            <text:p>1.4824195407</text:p>
          </table:table-cell>
          <table:table-cell table:formula="of:=[.E375]*(180/PI())" office:value-type="float" office:value="84.9363831469699" calcext:value-type="float">
            <text:p>84.936383147</text:p>
          </table:table-cell>
          <table:table-cell table:number-columns-repeated="16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22" calcext:value-type="float">
            <text:p>22</text:p>
          </table:table-cell>
          <table:table-cell office:value-type="float" office:value="-747" calcext:value-type="float">
            <text:p>-747</text:p>
          </table:table-cell>
          <table:table-cell table:formula="of:=[.A376]+300" office:value-type="float" office:value="239" calcext:value-type="float">
            <text:p>239</text:p>
          </table:table-cell>
          <table:table-cell table:formula="of:=ATAN2([.B376];[.D376])" office:value-type="float" office:value="1.47900479164267" calcext:value-type="float">
            <text:p>1.4790047916</text:p>
          </table:table-cell>
          <table:table-cell table:formula="of:=[.E376]*(180/PI())" office:value-type="float" office:value="84.7407324407508" calcext:value-type="float">
            <text:p>84.7407324408</text:p>
          </table:table-cell>
          <table:table-cell table:number-columns-repeated="16"/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22" calcext:value-type="float">
            <text:p>22</text:p>
          </table:table-cell>
          <table:table-cell office:value-type="float" office:value="-745" calcext:value-type="float">
            <text:p>-745</text:p>
          </table:table-cell>
          <table:table-cell table:formula="of:=[.A377]+300" office:value-type="float" office:value="237" calcext:value-type="float">
            <text:p>237</text:p>
          </table:table-cell>
          <table:table-cell table:formula="of:=ATAN2([.B377];[.D377])" office:value-type="float" office:value="1.47823457806067" calcext:value-type="float">
            <text:p>1.4782345781</text:p>
          </table:table-cell>
          <table:table-cell table:formula="of:=[.E377]*(180/PI())" office:value-type="float" office:value="84.6966024531782" calcext:value-type="float">
            <text:p>84.6966024532</text:p>
          </table:table-cell>
          <table:table-cell table:number-columns-repeated="16"/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29" calcext:value-type="float">
            <text:p>29</text:p>
          </table:table-cell>
          <table:table-cell office:value-type="float" office:value="-747" calcext:value-type="float">
            <text:p>-747</text:p>
          </table:table-cell>
          <table:table-cell table:formula="of:=[.A378]+300" office:value-type="float" office:value="238" calcext:value-type="float">
            <text:p>238</text:p>
          </table:table-cell>
          <table:table-cell table:formula="of:=ATAN2([.B378];[.D378])" office:value-type="float" office:value="1.44954530572495" calcext:value-type="float">
            <text:p>1.4495453057</text:p>
          </table:table-cell>
          <table:table-cell table:formula="of:=[.E378]*(180/PI())" office:value-type="float" office:value="83.0528282310403" calcext:value-type="float">
            <text:p>83.052828231</text:p>
          </table:table-cell>
          <table:table-cell table:number-columns-repeated="16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32" calcext:value-type="float">
            <text:p>32</text:p>
          </table:table-cell>
          <table:table-cell office:value-type="float" office:value="-746" calcext:value-type="float">
            <text:p>-746</text:p>
          </table:table-cell>
          <table:table-cell table:formula="of:=[.A379]+300" office:value-type="float" office:value="236" calcext:value-type="float">
            <text:p>236</text:p>
          </table:table-cell>
          <table:table-cell table:formula="of:=ATAN2([.B379];[.D379])" office:value-type="float" office:value="1.43602504231717" calcext:value-type="float">
            <text:p>1.4360250423</text:p>
          </table:table-cell>
          <table:table-cell table:formula="of:=[.E379]*(180/PI())" office:value-type="float" office:value="82.278174199869" calcext:value-type="float">
            <text:p>82.2781741999</text:p>
          </table:table-cell>
          <table:table-cell table:number-columns-repeated="16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33" calcext:value-type="float">
            <text:p>33</text:p>
          </table:table-cell>
          <table:table-cell office:value-type="float" office:value="-748" calcext:value-type="float">
            <text:p>-748</text:p>
          </table:table-cell>
          <table:table-cell table:formula="of:=[.A380]+300" office:value-type="float" office:value="236" calcext:value-type="float">
            <text:p>236</text:p>
          </table:table-cell>
          <table:table-cell table:formula="of:=ATAN2([.B380];[.D380])" office:value-type="float" office:value="1.43186662253181" calcext:value-type="float">
            <text:p>1.4318666225</text:p>
          </table:table-cell>
          <table:table-cell table:formula="of:=[.E380]*(180/PI())" office:value-type="float" office:value="82.0399142967243" calcext:value-type="float">
            <text:p>82.0399142967</text:p>
          </table:table-cell>
          <table:table-cell table:number-columns-repeated="16"/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35" calcext:value-type="float">
            <text:p>35</text:p>
          </table:table-cell>
          <table:table-cell office:value-type="float" office:value="-746" calcext:value-type="float">
            <text:p>-746</text:p>
          </table:table-cell>
          <table:table-cell table:formula="of:=[.A381]+300" office:value-type="float" office:value="237" calcext:value-type="float">
            <text:p>237</text:p>
          </table:table-cell>
          <table:table-cell table:formula="of:=ATAN2([.B381];[.D381])" office:value-type="float" office:value="1.42417675712136" calcext:value-type="float">
            <text:p>1.4241767571</text:p>
          </table:table-cell>
          <table:table-cell table:formula="of:=[.E381]*(180/PI())" office:value-type="float" office:value="81.5993174636821" calcext:value-type="float">
            <text:p>81.5993174637</text:p>
          </table:table-cell>
          <table:table-cell table:number-columns-repeated="16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39" calcext:value-type="float">
            <text:p>39</text:p>
          </table:table-cell>
          <table:table-cell office:value-type="float" office:value="-747" calcext:value-type="float">
            <text:p>-747</text:p>
          </table:table-cell>
          <table:table-cell table:formula="of:=[.A382]+300" office:value-type="float" office:value="235" calcext:value-type="float">
            <text:p>235</text:p>
          </table:table-cell>
          <table:table-cell table:formula="of:=ATAN2([.B382];[.D382])" office:value-type="float" office:value="1.40633778039562" calcext:value-type="float">
            <text:p>1.4063377804</text:p>
          </table:table-cell>
          <table:table-cell table:formula="of:=[.E382]*(180/PI())" office:value-type="float" office:value="80.5772193864649" calcext:value-type="float">
            <text:p>80.5772193865</text:p>
          </table:table-cell>
          <table:table-cell table:number-columns-repeated="16"/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39" calcext:value-type="float">
            <text:p>39</text:p>
          </table:table-cell>
          <table:table-cell office:value-type="float" office:value="-749" calcext:value-type="float">
            <text:p>-749</text:p>
          </table:table-cell>
          <table:table-cell table:formula="of:=[.A383]+300" office:value-type="float" office:value="233" calcext:value-type="float">
            <text:p>233</text:p>
          </table:table-cell>
          <table:table-cell table:formula="of:=ATAN2([.B383];[.D383])" office:value-type="float" office:value="1.40495175526853" calcext:value-type="float">
            <text:p>1.4049517553</text:p>
          </table:table-cell>
          <table:table-cell table:formula="of:=[.E383]*(180/PI())" office:value-type="float" office:value="80.4978059963834" calcext:value-type="float">
            <text:p>80.4978059964</text:p>
          </table:table-cell>
          <table:table-cell table:number-columns-repeated="16"/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42" calcext:value-type="float">
            <text:p>42</text:p>
          </table:table-cell>
          <table:table-cell office:value-type="float" office:value="-747" calcext:value-type="float">
            <text:p>-747</text:p>
          </table:table-cell>
          <table:table-cell table:formula="of:=[.A384]+300" office:value-type="float" office:value="231" calcext:value-type="float">
            <text:p>231</text:p>
          </table:table-cell>
          <table:table-cell table:formula="of:=ATAN2([.B384];[.D384])" office:value-type="float" office:value="1.39094282700242" calcext:value-type="float">
            <text:p>1.390942827</text:p>
          </table:table-cell>
          <table:table-cell table:formula="of:=[.E384]*(180/PI())" office:value-type="float" office:value="79.695153531234" calcext:value-type="float">
            <text:p>79.6951535312</text:p>
          </table:table-cell>
          <table:table-cell table:number-columns-repeated="16"/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45" calcext:value-type="float">
            <text:p>45</text:p>
          </table:table-cell>
          <table:table-cell office:value-type="float" office:value="-746" calcext:value-type="float">
            <text:p>-746</text:p>
          </table:table-cell>
          <table:table-cell table:formula="of:=[.A385]+300" office:value-type="float" office:value="234" calcext:value-type="float">
            <text:p>234</text:p>
          </table:table-cell>
          <table:table-cell table:formula="of:=ATAN2([.B385];[.D385])" office:value-type="float" office:value="1.38080803887618" calcext:value-type="float">
            <text:p>1.3808080389</text:p>
          </table:table-cell>
          <table:table-cell table:formula="of:=[.E385]*(180/PI())" office:value-type="float" office:value="79.1144729453413" calcext:value-type="float">
            <text:p>79.1144729453</text:p>
          </table:table-cell>
          <table:table-cell table:number-columns-repeated="16"/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46" calcext:value-type="float">
            <text:p>46</text:p>
          </table:table-cell>
          <table:table-cell office:value-type="float" office:value="-749" calcext:value-type="float">
            <text:p>-749</text:p>
          </table:table-cell>
          <table:table-cell table:formula="of:=[.A386]+300" office:value-type="float" office:value="234" calcext:value-type="float">
            <text:p>234</text:p>
          </table:table-cell>
          <table:table-cell table:formula="of:=ATAN2([.B386];[.D386])" office:value-type="float" office:value="1.37669022876457" calcext:value-type="float">
            <text:p>1.3766902288</text:p>
          </table:table-cell>
          <table:table-cell table:formula="of:=[.E386]*(180/PI())" office:value-type="float" office:value="78.8785398051097" calcext:value-type="float">
            <text:p>78.8785398051</text:p>
          </table:table-cell>
          <table:table-cell table:number-columns-repeated="16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52" calcext:value-type="float">
            <text:p>52</text:p>
          </table:table-cell>
          <table:table-cell office:value-type="float" office:value="-747" calcext:value-type="float">
            <text:p>-747</text:p>
          </table:table-cell>
          <table:table-cell table:formula="of:=[.A387]+300" office:value-type="float" office:value="230" calcext:value-type="float">
            <text:p>230</text:p>
          </table:table-cell>
          <table:table-cell table:formula="of:=ATAN2([.B387];[.D387])" office:value-type="float" office:value="1.34844754472495" calcext:value-type="float">
            <text:p>1.3484475447</text:p>
          </table:table-cell>
          <table:table-cell table:formula="of:=[.E387]*(180/PI())" office:value-type="float" office:value="77.2603532075179" calcext:value-type="float">
            <text:p>77.2603532075</text:p>
          </table:table-cell>
          <table:table-cell table:number-columns-repeated="16"/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54" calcext:value-type="float">
            <text:p>54</text:p>
          </table:table-cell>
          <table:table-cell office:value-type="float" office:value="-747" calcext:value-type="float">
            <text:p>-747</text:p>
          </table:table-cell>
          <table:table-cell table:formula="of:=[.A388]+300" office:value-type="float" office:value="229" calcext:value-type="float">
            <text:p>229</text:p>
          </table:table-cell>
          <table:table-cell table:formula="of:=ATAN2([.B388];[.D388])" office:value-type="float" office:value="1.33921892320522" calcext:value-type="float">
            <text:p>1.3392189232</text:p>
          </table:table-cell>
          <table:table-cell table:formula="of:=[.E388]*(180/PI())" office:value-type="float" office:value="76.7315921437136" calcext:value-type="float">
            <text:p>76.7315921437</text:p>
          </table:table-cell>
          <table:table-cell table:number-columns-repeated="16"/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56" calcext:value-type="float">
            <text:p>56</text:p>
          </table:table-cell>
          <table:table-cell office:value-type="float" office:value="-748" calcext:value-type="float">
            <text:p>-748</text:p>
          </table:table-cell>
          <table:table-cell table:formula="of:=[.A389]+300" office:value-type="float" office:value="229" calcext:value-type="float">
            <text:p>229</text:p>
          </table:table-cell>
          <table:table-cell table:formula="of:=ATAN2([.B389];[.D389])" office:value-type="float" office:value="1.33096165121835" calcext:value-type="float">
            <text:p>1.3309616512</text:p>
          </table:table-cell>
          <table:table-cell table:formula="of:=[.E389]*(180/PI())" office:value-type="float" office:value="76.2584853085746" calcext:value-type="float">
            <text:p>76.2584853086</text:p>
          </table:table-cell>
          <table:table-cell table:number-columns-repeated="16"/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60" calcext:value-type="float">
            <text:p>60</text:p>
          </table:table-cell>
          <table:table-cell office:value-type="float" office:value="-753" calcext:value-type="float">
            <text:p>-753</text:p>
          </table:table-cell>
          <table:table-cell table:formula="of:=[.A390]+300" office:value-type="float" office:value="227" calcext:value-type="float">
            <text:p>227</text:p>
          </table:table-cell>
          <table:table-cell table:formula="of:=ATAN2([.B390];[.D390])" office:value-type="float" office:value="1.31238871890337" calcext:value-type="float">
            <text:p>1.3123887189</text:p>
          </table:table-cell>
          <table:table-cell table:formula="of:=[.E390]*(180/PI())" office:value-type="float" office:value="75.1943346737443" calcext:value-type="float">
            <text:p>75.1943346737</text:p>
          </table:table-cell>
          <table:table-cell table:number-columns-repeated="16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62" calcext:value-type="float">
            <text:p>62</text:p>
          </table:table-cell>
          <table:table-cell office:value-type="float" office:value="-749" calcext:value-type="float">
            <text:p>-749</text:p>
          </table:table-cell>
          <table:table-cell table:formula="of:=[.A391]+300" office:value-type="float" office:value="225" calcext:value-type="float">
            <text:p>225</text:p>
          </table:table-cell>
          <table:table-cell table:formula="of:=ATAN2([.B391];[.D391])" office:value-type="float" office:value="1.30191369370809" calcext:value-type="float">
            <text:p>1.3019136937</text:p>
          </table:table-cell>
          <table:table-cell table:formula="of:=[.E391]*(180/PI())" office:value-type="float" office:value="74.5941599397611" calcext:value-type="float">
            <text:p>74.5941599398</text:p>
          </table:table-cell>
          <table:table-cell table:number-columns-repeated="16"/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65" calcext:value-type="float">
            <text:p>65</text:p>
          </table:table-cell>
          <table:table-cell office:value-type="float" office:value="-750" calcext:value-type="float">
            <text:p>-750</text:p>
          </table:table-cell>
          <table:table-cell table:formula="of:=[.A392]+300" office:value-type="float" office:value="229" calcext:value-type="float">
            <text:p>229</text:p>
          </table:table-cell>
          <table:table-cell table:formula="of:=ATAN2([.B392];[.D392])" office:value-type="float" office:value="1.29422776819561" calcext:value-type="float">
            <text:p>1.2942277682</text:p>
          </table:table-cell>
          <table:table-cell table:formula="of:=[.E392]*(180/PI())" office:value-type="float" office:value="74.1537888462442" calcext:value-type="float">
            <text:p>74.1537888462</text:p>
          </table:table-cell>
          <table:table-cell table:number-columns-repeated="16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68" calcext:value-type="float">
            <text:p>68</text:p>
          </table:table-cell>
          <table:table-cell office:value-type="float" office:value="-749" calcext:value-type="float">
            <text:p>-749</text:p>
          </table:table-cell>
          <table:table-cell table:formula="of:=[.A393]+300" office:value-type="float" office:value="225" calcext:value-type="float">
            <text:p>225</text:p>
          </table:table-cell>
          <table:table-cell table:formula="of:=ATAN2([.B393];[.D393])" office:value-type="float" office:value="1.27730204532393" calcext:value-type="float">
            <text:p>1.2773020453</text:p>
          </table:table-cell>
          <table:table-cell table:formula="of:=[.E393]*(180/PI())" office:value-type="float" office:value="73.1840163604888" calcext:value-type="float">
            <text:p>73.1840163605</text:p>
          </table:table-cell>
          <table:table-cell table:number-columns-repeated="16"/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77" calcext:value-type="float">
            <text:p>77</text:p>
          </table:table-cell>
          <table:table-cell office:value-type="float" office:value="-746" calcext:value-type="float">
            <text:p>-746</text:p>
          </table:table-cell>
          <table:table-cell table:formula="of:=[.A394]+300" office:value-type="float" office:value="222" calcext:value-type="float">
            <text:p>222</text:p>
          </table:table-cell>
          <table:table-cell table:formula="of:=ATAN2([.B394];[.D394])" office:value-type="float" office:value="1.23693330959821" calcext:value-type="float">
            <text:p>1.2369333096</text:p>
          </table:table-cell>
          <table:table-cell table:formula="of:=[.E394]*(180/PI())" office:value-type="float" office:value="70.8710581791265" calcext:value-type="float">
            <text:p>70.8710581791</text:p>
          </table:table-cell>
          <table:table-cell table:number-columns-repeated="16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78" calcext:value-type="float">
            <text:p>78</text:p>
          </table:table-cell>
          <table:table-cell office:value-type="float" office:value="-748" calcext:value-type="float">
            <text:p>-748</text:p>
          </table:table-cell>
          <table:table-cell table:formula="of:=[.A395]+300" office:value-type="float" office:value="220" calcext:value-type="float">
            <text:p>220</text:p>
          </table:table-cell>
          <table:table-cell table:formula="of:=ATAN2([.B395];[.D395])" office:value-type="float" office:value="1.23007785779383" calcext:value-type="float">
            <text:p>1.2300778578</text:p>
          </table:table-cell>
          <table:table-cell table:formula="of:=[.E395]*(180/PI())" office:value-type="float" office:value="70.4782697240798" calcext:value-type="float">
            <text:p>70.4782697241</text:p>
          </table:table-cell>
          <table:table-cell table:number-columns-repeated="16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82" calcext:value-type="float">
            <text:p>82</text:p>
          </table:table-cell>
          <table:table-cell office:value-type="float" office:value="-749" calcext:value-type="float">
            <text:p>-749</text:p>
          </table:table-cell>
          <table:table-cell table:formula="of:=[.A396]+300" office:value-type="float" office:value="215" calcext:value-type="float">
            <text:p>215</text:p>
          </table:table-cell>
          <table:table-cell table:formula="of:=ATAN2([.B396];[.D396])" office:value-type="float" office:value="1.20643059792009" calcext:value-type="float">
            <text:p>1.2064305979</text:p>
          </table:table-cell>
          <table:table-cell table:formula="of:=[.E396]*(180/PI())" office:value-type="float" office:value="69.1233815362654" calcext:value-type="float">
            <text:p>69.1233815363</text:p>
          </table:table-cell>
          <table:table-cell table:number-columns-repeated="16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82" calcext:value-type="float">
            <text:p>82</text:p>
          </table:table-cell>
          <table:table-cell office:value-type="float" office:value="-751" calcext:value-type="float">
            <text:p>-751</text:p>
          </table:table-cell>
          <table:table-cell table:formula="of:=[.A397]+300" office:value-type="float" office:value="215" calcext:value-type="float">
            <text:p>215</text:p>
          </table:table-cell>
          <table:table-cell table:formula="of:=ATAN2([.B397];[.D397])" office:value-type="float" office:value="1.20643059792009" calcext:value-type="float">
            <text:p>1.2064305979</text:p>
          </table:table-cell>
          <table:table-cell table:formula="of:=[.E397]*(180/PI())" office:value-type="float" office:value="69.1233815362654" calcext:value-type="float">
            <text:p>69.1233815363</text:p>
          </table:table-cell>
          <table:table-cell table:number-columns-repeated="16"/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83" calcext:value-type="float">
            <text:p>83</text:p>
          </table:table-cell>
          <table:table-cell office:value-type="float" office:value="-750" calcext:value-type="float">
            <text:p>-750</text:p>
          </table:table-cell>
          <table:table-cell table:formula="of:=[.A398]+300" office:value-type="float" office:value="213" calcext:value-type="float">
            <text:p>213</text:p>
          </table:table-cell>
          <table:table-cell table:formula="of:=ATAN2([.B398];[.D398])" office:value-type="float" office:value="1.19922553638806" calcext:value-type="float">
            <text:p>1.1992255364</text:p>
          </table:table-cell>
          <table:table-cell table:formula="of:=[.E398]*(180/PI())" office:value-type="float" office:value="68.7105619193482" calcext:value-type="float">
            <text:p>68.7105619193</text:p>
          </table:table-cell>
          <table:table-cell table:number-columns-repeated="16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85" calcext:value-type="float">
            <text:p>85</text:p>
          </table:table-cell>
          <table:table-cell office:value-type="float" office:value="-749" calcext:value-type="float">
            <text:p>-749</text:p>
          </table:table-cell>
          <table:table-cell table:formula="of:=[.A399]+300" office:value-type="float" office:value="215" calcext:value-type="float">
            <text:p>215</text:p>
          </table:table-cell>
          <table:table-cell table:formula="of:=ATAN2([.B399];[.D399])" office:value-type="float" office:value="1.19430599234837" calcext:value-type="float">
            <text:p>1.1943059923</text:p>
          </table:table-cell>
          <table:table-cell table:formula="of:=[.E399]*(180/PI())" office:value-type="float" office:value="68.4286928087454" calcext:value-type="float">
            <text:p>68.4286928087</text:p>
          </table:table-cell>
          <table:table-cell table:number-columns-repeated="16"/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88" calcext:value-type="float">
            <text:p>88</text:p>
          </table:table-cell>
          <table:table-cell office:value-type="float" office:value="-752" calcext:value-type="float">
            <text:p>-752</text:p>
          </table:table-cell>
          <table:table-cell table:formula="of:=[.A400]+300" office:value-type="float" office:value="212" calcext:value-type="float">
            <text:p>212</text:p>
          </table:table-cell>
          <table:table-cell table:formula="of:=ATAN2([.B400];[.D400])" office:value-type="float" office:value="1.17734568886596" calcext:value-type="float">
            <text:p>1.1773456889</text:p>
          </table:table-cell>
          <table:table-cell table:formula="of:=[.E400]*(180/PI())" office:value-type="float" office:value="67.4569389999421" calcext:value-type="float">
            <text:p>67.4569389999</text:p>
          </table:table-cell>
          <table:table-cell table:number-columns-repeated="16"/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95" calcext:value-type="float">
            <text:p>95</text:p>
          </table:table-cell>
          <table:table-cell office:value-type="float" office:value="-750" calcext:value-type="float">
            <text:p>-750</text:p>
          </table:table-cell>
          <table:table-cell table:formula="of:=[.A401]+300" office:value-type="float" office:value="211" calcext:value-type="float">
            <text:p>211</text:p>
          </table:table-cell>
          <table:table-cell table:formula="of:=ATAN2([.B401];[.D401])" office:value-type="float" office:value="1.14774535632953" calcext:value-type="float">
            <text:p>1.1477453563</text:p>
          </table:table-cell>
          <table:table-cell table:formula="of:=[.E401]*(180/PI())" office:value-type="float" office:value="65.7609648734209" calcext:value-type="float">
            <text:p>65.7609648734</text:p>
          </table:table-cell>
          <table:table-cell table:number-columns-repeated="16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102" calcext:value-type="float">
            <text:p>102</text:p>
          </table:table-cell>
          <table:table-cell office:value-type="float" office:value="-751" calcext:value-type="float">
            <text:p>-751</text:p>
          </table:table-cell>
          <table:table-cell table:formula="of:=[.A402]+300" office:value-type="float" office:value="205" calcext:value-type="float">
            <text:p>205</text:p>
          </table:table-cell>
          <table:table-cell table:formula="of:=ATAN2([.B402];[.D402])" office:value-type="float" office:value="1.10910184031057" calcext:value-type="float">
            <text:p>1.1091018403</text:p>
          </table:table-cell>
          <table:table-cell table:formula="of:=[.E402]*(180/PI())" office:value-type="float" office:value="63.5468544999882" calcext:value-type="float">
            <text:p>63.5468545</text:p>
          </table:table-cell>
          <table:table-cell table:number-columns-repeated="16"/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03" calcext:value-type="float">
            <text:p>103</text:p>
          </table:table-cell>
          <table:table-cell office:value-type="float" office:value="-751" calcext:value-type="float">
            <text:p>-751</text:p>
          </table:table-cell>
          <table:table-cell table:formula="of:=[.A403]+300" office:value-type="float" office:value="202" calcext:value-type="float">
            <text:p>202</text:p>
          </table:table-cell>
          <table:table-cell table:formula="of:=ATAN2([.B403];[.D403])" office:value-type="float" office:value="1.09925933513168" calcext:value-type="float">
            <text:p>1.0992593351</text:p>
          </table:table-cell>
          <table:table-cell table:formula="of:=[.E403]*(180/PI())" office:value-type="float" office:value="62.982920493402" calcext:value-type="float">
            <text:p>62.9829204934</text:p>
          </table:table-cell>
          <table:table-cell table:number-columns-repeated="16"/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06" calcext:value-type="float">
            <text:p>106</text:p>
          </table:table-cell>
          <table:table-cell office:value-type="float" office:value="-752" calcext:value-type="float">
            <text:p>-752</text:p>
          </table:table-cell>
          <table:table-cell table:formula="of:=[.A404]+300" office:value-type="float" office:value="202" calcext:value-type="float">
            <text:p>202</text:p>
          </table:table-cell>
          <table:table-cell table:formula="of:=ATAN2([.B404];[.D404])" office:value-type="float" office:value="1.08754338693689" calcext:value-type="float">
            <text:p>1.0875433869</text:p>
          </table:table-cell>
          <table:table-cell table:formula="of:=[.E404]*(180/PI())" office:value-type="float" office:value="62.3116461088466" calcext:value-type="float">
            <text:p>62.3116461088</text:p>
          </table:table-cell>
          <table:table-cell table:number-columns-repeated="16"/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109" calcext:value-type="float">
            <text:p>109</text:p>
          </table:table-cell>
          <table:table-cell office:value-type="float" office:value="-749" calcext:value-type="float">
            <text:p>-749</text:p>
          </table:table-cell>
          <table:table-cell table:formula="of:=[.A405]+300" office:value-type="float" office:value="196" calcext:value-type="float">
            <text:p>196</text:p>
          </table:table-cell>
          <table:table-cell table:formula="of:=ATAN2([.B405];[.D405])" office:value-type="float" office:value="1.06326473451279" calcext:value-type="float">
            <text:p>1.0632647345</text:p>
          </table:table-cell>
          <table:table-cell table:formula="of:=[.E405]*(180/PI())" office:value-type="float" office:value="60.9205817926808" calcext:value-type="float">
            <text:p>60.9205817927</text:p>
          </table:table-cell>
          <table:table-cell table:number-columns-repeated="16"/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119" calcext:value-type="float">
            <text:p>119</text:p>
          </table:table-cell>
          <table:table-cell office:value-type="float" office:value="-750" calcext:value-type="float">
            <text:p>-750</text:p>
          </table:table-cell>
          <table:table-cell table:formula="of:=[.A406]+300" office:value-type="float" office:value="194" calcext:value-type="float">
            <text:p>194</text:p>
          </table:table-cell>
          <table:table-cell table:formula="of:=ATAN2([.B406];[.D406])" office:value-type="float" office:value="1.02058060636984" calcext:value-type="float">
            <text:p>1.0205806064</text:p>
          </table:table-cell>
          <table:table-cell table:formula="of:=[.E406]*(180/PI())" office:value-type="float" office:value="58.4749613978945" calcext:value-type="float">
            <text:p>58.4749613979</text:p>
          </table:table-cell>
          <table:table-cell table:number-columns-repeated="16"/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119" calcext:value-type="float">
            <text:p>119</text:p>
          </table:table-cell>
          <table:table-cell office:value-type="float" office:value="-750" calcext:value-type="float">
            <text:p>-750</text:p>
          </table:table-cell>
          <table:table-cell table:formula="of:=[.A407]+300" office:value-type="float" office:value="194" calcext:value-type="float">
            <text:p>194</text:p>
          </table:table-cell>
          <table:table-cell table:formula="of:=ATAN2([.B407];[.D407])" office:value-type="float" office:value="1.02058060636984" calcext:value-type="float">
            <text:p>1.0205806064</text:p>
          </table:table-cell>
          <table:table-cell table:formula="of:=[.E407]*(180/PI())" office:value-type="float" office:value="58.4749613978945" calcext:value-type="float">
            <text:p>58.4749613979</text:p>
          </table:table-cell>
          <table:table-cell table:number-columns-repeated="16"/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122" calcext:value-type="float">
            <text:p>122</text:p>
          </table:table-cell>
          <table:table-cell office:value-type="float" office:value="-751" calcext:value-type="float">
            <text:p>-751</text:p>
          </table:table-cell>
          <table:table-cell table:formula="of:=[.A408]+300" office:value-type="float" office:value="191" calcext:value-type="float">
            <text:p>191</text:p>
          </table:table-cell>
          <table:table-cell table:formula="of:=ATAN2([.B408];[.D408])" office:value-type="float" office:value="1.00237506350885" calcext:value-type="float">
            <text:p>1.0023750635</text:p>
          </table:table-cell>
          <table:table-cell table:formula="of:=[.E408]*(180/PI())" office:value-type="float" office:value="57.4318606282151" calcext:value-type="float">
            <text:p>57.4318606282</text:p>
          </table:table-cell>
          <table:table-cell table:number-columns-repeated="16"/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125" calcext:value-type="float">
            <text:p>125</text:p>
          </table:table-cell>
          <table:table-cell office:value-type="float" office:value="-751" calcext:value-type="float">
            <text:p>-751</text:p>
          </table:table-cell>
          <table:table-cell table:formula="of:=[.A409]+300" office:value-type="float" office:value="189" calcext:value-type="float">
            <text:p>189</text:p>
          </table:table-cell>
          <table:table-cell table:formula="of:=ATAN2([.B409];[.D409])" office:value-type="float" office:value="0.986465677368187" calcext:value-type="float">
            <text:p>0.9864656774</text:p>
          </table:table-cell>
          <table:table-cell table:formula="of:=[.E409]*(180/PI())" office:value-type="float" office:value="56.520319947711" calcext:value-type="float">
            <text:p>56.5203199477</text:p>
          </table:table-cell>
          <table:table-cell table:number-columns-repeated="16"/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132" calcext:value-type="float">
            <text:p>132</text:p>
          </table:table-cell>
          <table:table-cell office:value-type="float" office:value="-749" calcext:value-type="float">
            <text:p>-749</text:p>
          </table:table-cell>
          <table:table-cell table:formula="of:=[.A410]+300" office:value-type="float" office:value="183" calcext:value-type="float">
            <text:p>183</text:p>
          </table:table-cell>
          <table:table-cell table:formula="of:=ATAN2([.B410];[.D410])" office:value-type="float" office:value="0.945910088879307" calcext:value-type="float">
            <text:p>0.9459100889</text:p>
          </table:table-cell>
          <table:table-cell table:formula="of:=[.E410]*(180/PI())" office:value-type="float" office:value="54.1966558916289" calcext:value-type="float">
            <text:p>54.1966558916</text:p>
          </table:table-cell>
          <table:table-cell table:number-columns-repeated="16"/>
        </table:table-row>
        <table:table-row table:style-name="ro1">
          <table:table-cell office:value-type="float" office:value="-123" calcext:value-type="float">
            <text:p>-123</text:p>
          </table:table-cell>
          <table:table-cell office:value-type="float" office:value="135" calcext:value-type="float">
            <text:p>135</text:p>
          </table:table-cell>
          <table:table-cell office:value-type="float" office:value="-749" calcext:value-type="float">
            <text:p>-749</text:p>
          </table:table-cell>
          <table:table-cell table:formula="of:=[.A411]+300" office:value-type="float" office:value="177" calcext:value-type="float">
            <text:p>177</text:p>
          </table:table-cell>
          <table:table-cell table:formula="of:=ATAN2([.B411];[.D411])" office:value-type="float" office:value="0.919209140872039" calcext:value-type="float">
            <text:p>0.9192091409</text:p>
          </table:table-cell>
          <table:table-cell table:formula="of:=[.E411]*(180/PI())" office:value-type="float" office:value="52.6668042618142" calcext:value-type="float">
            <text:p>52.6668042618</text:p>
          </table:table-cell>
          <table:table-cell table:number-columns-repeated="16"/>
        </table:table-row>
        <table:table-row table:style-name="ro1">
          <table:table-cell office:value-type="float" office:value="-122" calcext:value-type="float">
            <text:p>-122</text:p>
          </table:table-cell>
          <table:table-cell office:value-type="float" office:value="136" calcext:value-type="float">
            <text:p>136</text:p>
          </table:table-cell>
          <table:table-cell office:value-type="float" office:value="-754" calcext:value-type="float">
            <text:p>-754</text:p>
          </table:table-cell>
          <table:table-cell table:formula="of:=[.A412]+300" office:value-type="float" office:value="178" calcext:value-type="float">
            <text:p>178</text:p>
          </table:table-cell>
          <table:table-cell table:formula="of:=ATAN2([.B412];[.D412])" office:value-type="float" office:value="0.918366883821776" calcext:value-type="float">
            <text:p>0.9183668838</text:p>
          </table:table-cell>
          <table:table-cell table:formula="of:=[.E412]*(180/PI())" office:value-type="float" office:value="52.6185464875689" calcext:value-type="float">
            <text:p>52.6185464876</text:p>
          </table:table-cell>
          <table:table-cell table:number-columns-repeated="16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143" calcext:value-type="float">
            <text:p>143</text:p>
          </table:table-cell>
          <table:table-cell office:value-type="float" office:value="-750" calcext:value-type="float">
            <text:p>-750</text:p>
          </table:table-cell>
          <table:table-cell table:formula="of:=[.A413]+300" office:value-type="float" office:value="175" calcext:value-type="float">
            <text:p>175</text:p>
          </table:table-cell>
          <table:table-cell table:formula="of:=ATAN2([.B413];[.D413])" office:value-type="float" office:value="0.885689480814365" calcext:value-type="float">
            <text:p>0.8856894808</text:p>
          </table:table-cell>
          <table:table-cell table:formula="of:=[.E413]*(180/PI())" office:value-type="float" office:value="50.7462692097962" calcext:value-type="float">
            <text:p>50.7462692098</text:p>
          </table:table-cell>
          <table:table-cell table:number-columns-repeated="16"/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140" calcext:value-type="float">
            <text:p>140</text:p>
          </table:table-cell>
          <table:table-cell office:value-type="float" office:value="-753" calcext:value-type="float">
            <text:p>-753</text:p>
          </table:table-cell>
          <table:table-cell table:formula="of:=[.A414]+300" office:value-type="float" office:value="176" calcext:value-type="float">
            <text:p>176</text:p>
          </table:table-cell>
          <table:table-cell table:formula="of:=ATAN2([.B414];[.D414])" office:value-type="float" office:value="0.898833155204665" calcext:value-type="float">
            <text:p>0.8988331552</text:p>
          </table:table-cell>
          <table:table-cell table:formula="of:=[.E414]*(180/PI())" office:value-type="float" office:value="51.4993462796546" calcext:value-type="float">
            <text:p>51.4993462797</text:p>
          </table:table-cell>
          <table:table-cell table:number-columns-repeated="16"/>
        </table:table-row>
        <table:table-row table:style-name="ro1">
          <table:table-cell office:value-type="float" office:value="-131" calcext:value-type="float">
            <text:p>-131</text:p>
          </table:table-cell>
          <table:table-cell office:value-type="float" office:value="142" calcext:value-type="float">
            <text:p>142</text:p>
          </table:table-cell>
          <table:table-cell office:value-type="float" office:value="-750" calcext:value-type="float">
            <text:p>-750</text:p>
          </table:table-cell>
          <table:table-cell table:formula="of:=[.A415]+300" office:value-type="float" office:value="169" calcext:value-type="float">
            <text:p>169</text:p>
          </table:table-cell>
          <table:table-cell table:formula="of:=ATAN2([.B415];[.D415])" office:value-type="float" office:value="0.871997748085147" calcext:value-type="float">
            <text:p>0.8719977481</text:p>
          </table:table-cell>
          <table:table-cell table:formula="of:=[.E415]*(180/PI())" office:value-type="float" office:value="49.9617907101909" calcext:value-type="float">
            <text:p>49.9617907102</text:p>
          </table:table-cell>
          <table:table-cell table:number-columns-repeated="16"/>
        </table:table-row>
        <table:table-row table:style-name="ro1">
          <table:table-cell office:value-type="float" office:value="-137" calcext:value-type="float">
            <text:p>-137</text:p>
          </table:table-cell>
          <table:table-cell office:value-type="float" office:value="147" calcext:value-type="float">
            <text:p>147</text:p>
          </table:table-cell>
          <table:table-cell office:value-type="float" office:value="-749" calcext:value-type="float">
            <text:p>-749</text:p>
          </table:table-cell>
          <table:table-cell table:formula="of:=[.A416]+300" office:value-type="float" office:value="163" calcext:value-type="float">
            <text:p>163</text:p>
          </table:table-cell>
          <table:table-cell table:formula="of:=ATAN2([.B416];[.D416])" office:value-type="float" office:value="0.836965309340285" calcext:value-type="float">
            <text:p>0.8369653093</text:p>
          </table:table-cell>
          <table:table-cell table:formula="of:=[.E416]*(180/PI())" office:value-type="float" office:value="47.9545798240597" calcext:value-type="float">
            <text:p>47.9545798241</text:p>
          </table:table-cell>
          <table:table-cell table:number-columns-repeated="16"/>
        </table:table-row>
        <table:table-row table:style-name="ro1">
          <table:table-cell office:value-type="float" office:value="-137" calcext:value-type="float">
            <text:p>-137</text:p>
          </table:table-cell>
          <table:table-cell office:value-type="float" office:value="150" calcext:value-type="float">
            <text:p>150</text:p>
          </table:table-cell>
          <table:table-cell office:value-type="float" office:value="-749" calcext:value-type="float">
            <text:p>-749</text:p>
          </table:table-cell>
          <table:table-cell table:formula="of:=[.A417]+300" office:value-type="float" office:value="163" calcext:value-type="float">
            <text:p>163</text:p>
          </table:table-cell>
          <table:table-cell table:formula="of:=ATAN2([.B417];[.D417])" office:value-type="float" office:value="0.826907852131371" calcext:value-type="float">
            <text:p>0.8269078521</text:p>
          </table:table-cell>
          <table:table-cell table:formula="of:=[.E417]*(180/PI())" office:value-type="float" office:value="47.3783299733555" calcext:value-type="float">
            <text:p>47.3783299734</text:p>
          </table:table-cell>
          <table:table-cell table:number-columns-repeated="16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151" calcext:value-type="float">
            <text:p>151</text:p>
          </table:table-cell>
          <table:table-cell office:value-type="float" office:value="-755" calcext:value-type="float">
            <text:p>-755</text:p>
          </table:table-cell>
          <table:table-cell table:formula="of:=[.A418]+300" office:value-type="float" office:value="160" calcext:value-type="float">
            <text:p>160</text:p>
          </table:table-cell>
          <table:table-cell table:formula="of:=ATAN2([.B418];[.D418])" office:value-type="float" office:value="0.814328995811226" calcext:value-type="float">
            <text:p>0.8143289958</text:p>
          </table:table-cell>
          <table:table-cell table:formula="of:=[.E418]*(180/PI())" office:value-type="float" office:value="46.6576145951098" calcext:value-type="float">
            <text:p>46.6576145951</text:p>
          </table:table-cell>
          <table:table-cell table:number-columns-repeated="16"/>
        </table:table-row>
        <table:table-row table:style-name="ro1">
          <table:table-cell office:value-type="float" office:value="-143" calcext:value-type="float">
            <text:p>-143</text:p>
          </table:table-cell>
          <table:table-cell office:value-type="float" office:value="156" calcext:value-type="float">
            <text:p>156</text:p>
          </table:table-cell>
          <table:table-cell office:value-type="float" office:value="-752" calcext:value-type="float">
            <text:p>-752</text:p>
          </table:table-cell>
          <table:table-cell table:formula="of:=[.A419]+300" office:value-type="float" office:value="157" calcext:value-type="float">
            <text:p>157</text:p>
          </table:table-cell>
          <table:table-cell table:formula="of:=ATAN2([.B419];[.D419])" office:value-type="float" office:value="0.788593040706023" calcext:value-type="float">
            <text:p>0.7885930407</text:p>
          </table:table-cell>
          <table:table-cell table:formula="of:=[.E419]*(180/PI())" office:value-type="float" office:value="45.1830529858435" calcext:value-type="float">
            <text:p>45.1830529858</text:p>
          </table:table-cell>
          <table:table-cell table:number-columns-repeated="16"/>
        </table:table-row>
        <table:table-row table:style-name="ro1">
          <table:table-cell office:value-type="float" office:value="-144" calcext:value-type="float">
            <text:p>-144</text:p>
          </table:table-cell>
          <table:table-cell office:value-type="float" office:value="159" calcext:value-type="float">
            <text:p>159</text:p>
          </table:table-cell>
          <table:table-cell office:value-type="float" office:value="-750" calcext:value-type="float">
            <text:p>-750</text:p>
          </table:table-cell>
          <table:table-cell table:formula="of:=[.A420]+300" office:value-type="float" office:value="156" calcext:value-type="float">
            <text:p>156</text:p>
          </table:table-cell>
          <table:table-cell table:formula="of:=ATAN2([.B420];[.D420])" office:value-type="float" office:value="0.775874641803835" calcext:value-type="float">
            <text:p>0.7758746418</text:p>
          </table:table-cell>
          <table:table-cell table:formula="of:=[.E420]*(180/PI())" office:value-type="float" office:value="44.4543424065843" calcext:value-type="float">
            <text:p>44.4543424066</text:p>
          </table:table-cell>
          <table:table-cell table:number-columns-repeated="16"/>
        </table:table-row>
        <table:table-row table:style-name="ro1">
          <table:table-cell office:value-type="float" office:value="-147" calcext:value-type="float">
            <text:p>-147</text:p>
          </table:table-cell>
          <table:table-cell office:value-type="float" office:value="164" calcext:value-type="float">
            <text:p>164</text:p>
          </table:table-cell>
          <table:table-cell office:value-type="float" office:value="-750" calcext:value-type="float">
            <text:p>-750</text:p>
          </table:table-cell>
          <table:table-cell table:formula="of:=[.A421]+300" office:value-type="float" office:value="153" calcext:value-type="float">
            <text:p>153</text:p>
          </table:table-cell>
          <table:table-cell table:formula="of:=ATAN2([.B421];[.D421])" office:value-type="float" office:value="0.750711765573894" calcext:value-type="float">
            <text:p>0.7507117656</text:p>
          </table:table-cell>
          <table:table-cell table:formula="of:=[.E421]*(180/PI())" office:value-type="float" office:value="43.0126157981986" calcext:value-type="float">
            <text:p>43.0126157982</text:p>
          </table:table-cell>
          <table:table-cell table:number-columns-repeated="16"/>
        </table:table-row>
        <table:table-row table:style-name="ro1">
          <table:table-cell office:value-type="float" office:value="-147" calcext:value-type="float">
            <text:p>-147</text:p>
          </table:table-cell>
          <table:table-cell office:value-type="float" office:value="164" calcext:value-type="float">
            <text:p>164</text:p>
          </table:table-cell>
          <table:table-cell office:value-type="float" office:value="-750" calcext:value-type="float">
            <text:p>-750</text:p>
          </table:table-cell>
          <table:table-cell table:formula="of:=[.A422]+300" office:value-type="float" office:value="153" calcext:value-type="float">
            <text:p>153</text:p>
          </table:table-cell>
          <table:table-cell table:formula="of:=ATAN2([.B422];[.D422])" office:value-type="float" office:value="0.750711765573894" calcext:value-type="float">
            <text:p>0.7507117656</text:p>
          </table:table-cell>
          <table:table-cell table:formula="of:=[.E422]*(180/PI())" office:value-type="float" office:value="43.0126157981986" calcext:value-type="float">
            <text:p>43.0126157982</text:p>
          </table:table-cell>
          <table:table-cell table:number-columns-repeated="16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164" calcext:value-type="float">
            <text:p>164</text:p>
          </table:table-cell>
          <table:table-cell office:value-type="float" office:value="-753" calcext:value-type="float">
            <text:p>-753</text:p>
          </table:table-cell>
          <table:table-cell table:formula="of:=[.A423]+300" office:value-type="float" office:value="145" calcext:value-type="float">
            <text:p>145</text:p>
          </table:table-cell>
          <table:table-cell table:formula="of:=ATAN2([.B423];[.D423])" office:value-type="float" office:value="0.723986808228892" calcext:value-type="float">
            <text:p>0.7239868082</text:p>
          </table:table-cell>
          <table:table-cell table:formula="of:=[.E423]*(180/PI())" office:value-type="float" office:value="41.4813885346628" calcext:value-type="float">
            <text:p>41.4813885347</text:p>
          </table:table-cell>
          <table:table-cell table:number-columns-repeated="16"/>
        </table:table-row>
        <table:table-row table:style-name="ro1">
          <table:table-cell office:value-type="float" office:value="-158" calcext:value-type="float">
            <text:p>-158</text:p>
          </table:table-cell>
          <table:table-cell office:value-type="float" office:value="168" calcext:value-type="float">
            <text:p>168</text:p>
          </table:table-cell>
          <table:table-cell office:value-type="float" office:value="-752" calcext:value-type="float">
            <text:p>-752</text:p>
          </table:table-cell>
          <table:table-cell table:formula="of:=[.A424]+300" office:value-type="float" office:value="142" calcext:value-type="float">
            <text:p>142</text:p>
          </table:table-cell>
          <table:table-cell table:formula="of:=ATAN2([.B424];[.D424])" office:value-type="float" office:value="0.701723028730052" calcext:value-type="float">
            <text:p>0.7017230287</text:p>
          </table:table-cell>
          <table:table-cell table:formula="of:=[.E424]*(180/PI())" office:value-type="float" office:value="40.2057679333694" calcext:value-type="float">
            <text:p>40.2057679334</text:p>
          </table:table-cell>
          <table:table-cell table:number-columns-repeated="16"/>
        </table:table-row>
        <table:table-row table:style-name="ro1">
          <table:table-cell office:value-type="float" office:value="-158" calcext:value-type="float">
            <text:p>-158</text:p>
          </table:table-cell>
          <table:table-cell office:value-type="float" office:value="174" calcext:value-type="float">
            <text:p>174</text:p>
          </table:table-cell>
          <table:table-cell office:value-type="float" office:value="-748" calcext:value-type="float">
            <text:p>-748</text:p>
          </table:table-cell>
          <table:table-cell table:formula="of:=[.A425]+300" office:value-type="float" office:value="142" calcext:value-type="float">
            <text:p>142</text:p>
          </table:table-cell>
          <table:table-cell table:formula="of:=ATAN2([.B425];[.D425])" office:value-type="float" office:value="0.684476378730154" calcext:value-type="float">
            <text:p>0.6844763787</text:p>
          </table:table-cell>
          <table:table-cell table:formula="of:=[.E425]*(180/PI())" office:value-type="float" office:value="39.217607677636" calcext:value-type="float">
            <text:p>39.2176076776</text:p>
          </table:table-cell>
          <table:table-cell table:number-columns-repeated="16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178" calcext:value-type="float">
            <text:p>178</text:p>
          </table:table-cell>
          <table:table-cell office:value-type="float" office:value="-748" calcext:value-type="float">
            <text:p>-748</text:p>
          </table:table-cell>
          <table:table-cell table:formula="of:=[.A426]+300" office:value-type="float" office:value="140" calcext:value-type="float">
            <text:p>140</text:p>
          </table:table-cell>
          <table:table-cell table:formula="of:=ATAN2([.B426];[.D426])" office:value-type="float" office:value="0.666465269084459" calcext:value-type="float">
            <text:p>0.6664652691</text:p>
          </table:table-cell>
          <table:table-cell table:formula="of:=[.E426]*(180/PI())" office:value-type="float" office:value="38.1856471105903" calcext:value-type="float">
            <text:p>38.1856471106</text:p>
          </table:table-cell>
          <table:table-cell table:number-columns-repeated="16"/>
        </table:table-row>
        <table:table-row table:style-name="ro1">
          <table:table-cell office:value-type="float" office:value="-161" calcext:value-type="float">
            <text:p>-161</text:p>
          </table:table-cell>
          <table:table-cell office:value-type="float" office:value="176" calcext:value-type="float">
            <text:p>176</text:p>
          </table:table-cell>
          <table:table-cell office:value-type="float" office:value="-752" calcext:value-type="float">
            <text:p>-752</text:p>
          </table:table-cell>
          <table:table-cell table:formula="of:=[.A427]+300" office:value-type="float" office:value="139" calcext:value-type="float">
            <text:p>139</text:p>
          </table:table-cell>
          <table:table-cell table:formula="of:=ATAN2([.B427];[.D427])" office:value-type="float" office:value="0.668473614813028" calcext:value-type="float">
            <text:p>0.6684736148</text:p>
          </table:table-cell>
          <table:table-cell table:formula="of:=[.E427]*(180/PI())" office:value-type="float" office:value="38.3007168446404" calcext:value-type="float">
            <text:p>38.3007168446</text:p>
          </table:table-cell>
          <table:table-cell table:number-columns-repeated="16"/>
        </table:table-row>
        <table:table-row table:style-name="ro1">
          <table:table-cell office:value-type="float" office:value="-168" calcext:value-type="float">
            <text:p>-168</text:p>
          </table:table-cell>
          <table:table-cell office:value-type="float" office:value="180" calcext:value-type="float">
            <text:p>180</text:p>
          </table:table-cell>
          <table:table-cell office:value-type="float" office:value="-751" calcext:value-type="float">
            <text:p>-751</text:p>
          </table:table-cell>
          <table:table-cell table:formula="of:=[.A428]+300" office:value-type="float" office:value="132" calcext:value-type="float">
            <text:p>132</text:p>
          </table:table-cell>
          <table:table-cell table:formula="of:=ATAN2([.B428];[.D428])" office:value-type="float" office:value="0.632748835002183" calcext:value-type="float">
            <text:p>0.632748835</text:p>
          </table:table-cell>
          <table:table-cell table:formula="of:=[.E428]*(180/PI())" office:value-type="float" office:value="36.2538377374448" calcext:value-type="float">
            <text:p>36.2538377374</text:p>
          </table:table-cell>
          <table:table-cell table:number-columns-repeated="16"/>
        </table:table-row>
        <table:table-row table:style-name="ro1">
          <table:table-cell office:value-type="float" office:value="-166" calcext:value-type="float">
            <text:p>-166</text:p>
          </table:table-cell>
          <table:table-cell office:value-type="float" office:value="181" calcext:value-type="float">
            <text:p>181</text:p>
          </table:table-cell>
          <table:table-cell office:value-type="float" office:value="-751" calcext:value-type="float">
            <text:p>-751</text:p>
          </table:table-cell>
          <table:table-cell table:formula="of:=[.A429]+300" office:value-type="float" office:value="134" calcext:value-type="float">
            <text:p>134</text:p>
          </table:table-cell>
          <table:table-cell table:formula="of:=ATAN2([.B429];[.D429])" office:value-type="float" office:value="0.637284492607646" calcext:value-type="float">
            <text:p>0.6372844926</text:p>
          </table:table-cell>
          <table:table-cell table:formula="of:=[.E429]*(180/PI())" office:value-type="float" office:value="36.5137117755542" calcext:value-type="float">
            <text:p>36.5137117756</text:p>
          </table:table-cell>
          <table:table-cell table:number-columns-repeated="16"/>
        </table:table-row>
        <table:table-row table:style-name="ro1">
          <table:table-cell office:value-type="float" office:value="-173" calcext:value-type="float">
            <text:p>-173</text:p>
          </table:table-cell>
          <table:table-cell office:value-type="float" office:value="182" calcext:value-type="float">
            <text:p>182</text:p>
          </table:table-cell>
          <table:table-cell office:value-type="float" office:value="-754" calcext:value-type="float">
            <text:p>-754</text:p>
          </table:table-cell>
          <table:table-cell table:formula="of:=[.A430]+300" office:value-type="float" office:value="127" calcext:value-type="float">
            <text:p>127</text:p>
          </table:table-cell>
          <table:table-cell table:formula="of:=ATAN2([.B430];[.D430])" office:value-type="float" office:value="0.609249405846192" calcext:value-type="float">
            <text:p>0.6092494058</text:p>
          </table:table-cell>
          <table:table-cell table:formula="of:=[.E430]*(180/PI())" office:value-type="float" office:value="34.9074196258398" calcext:value-type="float">
            <text:p>34.9074196258</text:p>
          </table:table-cell>
          <table:table-cell table:number-columns-repeated="16"/>
        </table:table-row>
        <table:table-row table:style-name="ro1">
          <table:table-cell office:value-type="float" office:value="-172" calcext:value-type="float">
            <text:p>-172</text:p>
          </table:table-cell>
          <table:table-cell office:value-type="float" office:value="186" calcext:value-type="float">
            <text:p>186</text:p>
          </table:table-cell>
          <table:table-cell office:value-type="float" office:value="-749" calcext:value-type="float">
            <text:p>-749</text:p>
          </table:table-cell>
          <table:table-cell table:formula="of:=[.A431]+300" office:value-type="float" office:value="128" calcext:value-type="float">
            <text:p>128</text:p>
          </table:table-cell>
          <table:table-cell table:formula="of:=ATAN2([.B431];[.D431])" office:value-type="float" office:value="0.602743550482877" calcext:value-type="float">
            <text:p>0.6027435505</text:p>
          </table:table-cell>
          <table:table-cell table:formula="of:=[.E431]*(180/PI())" office:value-type="float" office:value="34.5346615713993" calcext:value-type="float">
            <text:p>34.5346615714</text:p>
          </table:table-cell>
          <table:table-cell table:number-columns-repeated="16"/>
        </table:table-row>
        <table:table-row table:style-name="ro1">
          <table:table-cell office:value-type="float" office:value="-176" calcext:value-type="float">
            <text:p>-176</text:p>
          </table:table-cell>
          <table:table-cell office:value-type="float" office:value="190" calcext:value-type="float">
            <text:p>190</text:p>
          </table:table-cell>
          <table:table-cell office:value-type="float" office:value="-749" calcext:value-type="float">
            <text:p>-749</text:p>
          </table:table-cell>
          <table:table-cell table:formula="of:=[.A432]+300" office:value-type="float" office:value="124" calcext:value-type="float">
            <text:p>124</text:p>
          </table:table-cell>
          <table:table-cell table:formula="of:=ATAN2([.B432];[.D432])" office:value-type="float" office:value="0.578222964238537" calcext:value-type="float">
            <text:p>0.5782229642</text:p>
          </table:table-cell>
          <table:table-cell table:formula="of:=[.E432]*(180/PI())" office:value-type="float" office:value="33.1297354684121" calcext:value-type="float">
            <text:p>33.1297354684</text:p>
          </table:table-cell>
          <table:table-cell table:number-columns-repeated="16"/>
        </table:table-row>
        <table:table-row table:style-name="ro1">
          <table:table-cell office:value-type="float" office:value="-181" calcext:value-type="float">
            <text:p>-181</text:p>
          </table:table-cell>
          <table:table-cell office:value-type="float" office:value="190" calcext:value-type="float">
            <text:p>190</text:p>
          </table:table-cell>
          <table:table-cell office:value-type="float" office:value="-750" calcext:value-type="float">
            <text:p>-750</text:p>
          </table:table-cell>
          <table:table-cell table:formula="of:=[.A433]+300" office:value-type="float" office:value="119" calcext:value-type="float">
            <text:p>119</text:p>
          </table:table-cell>
          <table:table-cell table:formula="of:=ATAN2([.B433];[.D433])" office:value-type="float" office:value="0.559544941539241" calcext:value-type="float">
            <text:p>0.5595449415</text:p>
          </table:table-cell>
          <table:table-cell table:formula="of:=[.E433]*(180/PI())" office:value-type="float" office:value="32.0595635980929" calcext:value-type="float">
            <text:p>32.0595635981</text:p>
          </table:table-cell>
          <table:table-cell table:number-columns-repeated="16"/>
        </table:table-row>
        <table:table-row table:style-name="ro1">
          <table:table-cell office:value-type="float" office:value="-183" calcext:value-type="float">
            <text:p>-183</text:p>
          </table:table-cell>
          <table:table-cell office:value-type="float" office:value="192" calcext:value-type="float">
            <text:p>192</text:p>
          </table:table-cell>
          <table:table-cell office:value-type="float" office:value="-750" calcext:value-type="float">
            <text:p>-750</text:p>
          </table:table-cell>
          <table:table-cell table:formula="of:=[.A434]+300" office:value-type="float" office:value="117" calcext:value-type="float">
            <text:p>117</text:p>
          </table:table-cell>
          <table:table-cell table:formula="of:=ATAN2([.B434];[.D434])" office:value-type="float" office:value="0.547284380987437" calcext:value-type="float">
            <text:p>0.547284381</text:p>
          </table:table-cell>
          <table:table-cell table:formula="of:=[.E434]*(180/PI())" office:value-type="float" office:value="31.3570852240099" calcext:value-type="float">
            <text:p>31.357085224</text:p>
          </table:table-cell>
          <table:table-cell table:number-columns-repeated="16"/>
        </table:table-row>
        <table:table-row table:style-name="ro1">
          <table:table-cell office:value-type="float" office:value="-183" calcext:value-type="float">
            <text:p>-183</text:p>
          </table:table-cell>
          <table:table-cell office:value-type="float" office:value="193" calcext:value-type="float">
            <text:p>193</text:p>
          </table:table-cell>
          <table:table-cell office:value-type="float" office:value="-748" calcext:value-type="float">
            <text:p>-748</text:p>
          </table:table-cell>
          <table:table-cell table:formula="of:=[.A435]+300" office:value-type="float" office:value="117" calcext:value-type="float">
            <text:p>117</text:p>
          </table:table-cell>
          <table:table-cell table:formula="of:=ATAN2([.B435];[.D435])" office:value-type="float" office:value="0.54497873919659" calcext:value-type="float">
            <text:p>0.5449787392</text:p>
          </table:table-cell>
          <table:table-cell table:formula="of:=[.E435]*(180/PI())" office:value-type="float" office:value="31.2249816803254" calcext:value-type="float">
            <text:p>31.2249816803</text:p>
          </table:table-cell>
          <table:table-cell table:number-columns-repeated="16"/>
        </table:table-row>
        <table:table-row table:style-name="ro1">
          <table:table-cell office:value-type="float" office:value="-188" calcext:value-type="float">
            <text:p>-188</text:p>
          </table:table-cell>
          <table:table-cell office:value-type="float" office:value="194" calcext:value-type="float">
            <text:p>194</text:p>
          </table:table-cell>
          <table:table-cell office:value-type="float" office:value="-748" calcext:value-type="float">
            <text:p>-748</text:p>
          </table:table-cell>
          <table:table-cell table:formula="of:=[.A436]+300" office:value-type="float" office:value="112" calcext:value-type="float">
            <text:p>112</text:p>
          </table:table-cell>
          <table:table-cell table:formula="of:=ATAN2([.B436];[.D436])" office:value-type="float" office:value="0.523575764122014" calcext:value-type="float">
            <text:p>0.5235757641</text:p>
          </table:table-cell>
          <table:table-cell table:formula="of:=[.E436]*(180/PI())" office:value-type="float" office:value="29.9986815395285" calcext:value-type="float">
            <text:p>29.9986815395</text:p>
          </table:table-cell>
          <table:table-cell table:number-columns-repeated="16"/>
        </table:table-row>
        <table:table-row table:style-name="ro1">
          <table:table-cell office:value-type="float" office:value="-188" calcext:value-type="float">
            <text:p>-188</text:p>
          </table:table-cell>
          <table:table-cell office:value-type="float" office:value="194" calcext:value-type="float">
            <text:p>194</text:p>
          </table:table-cell>
          <table:table-cell office:value-type="float" office:value="-748" calcext:value-type="float">
            <text:p>-748</text:p>
          </table:table-cell>
          <table:table-cell table:formula="of:=[.A437]+300" office:value-type="float" office:value="112" calcext:value-type="float">
            <text:p>112</text:p>
          </table:table-cell>
          <table:table-cell table:formula="of:=ATAN2([.B437];[.D437])" office:value-type="float" office:value="0.523575764122014" calcext:value-type="float">
            <text:p>0.5235757641</text:p>
          </table:table-cell>
          <table:table-cell table:formula="of:=[.E437]*(180/PI())" office:value-type="float" office:value="29.9986815395285" calcext:value-type="float">
            <text:p>29.9986815395</text:p>
          </table:table-cell>
          <table:table-cell table:number-columns-repeated="16"/>
        </table:table-row>
        <table:table-row table:style-name="ro1">
          <table:table-cell office:value-type="float" office:value="-191" calcext:value-type="float">
            <text:p>-191</text:p>
          </table:table-cell>
          <table:table-cell office:value-type="float" office:value="193" calcext:value-type="float">
            <text:p>193</text:p>
          </table:table-cell>
          <table:table-cell office:value-type="float" office:value="-749" calcext:value-type="float">
            <text:p>-749</text:p>
          </table:table-cell>
          <table:table-cell table:formula="of:=[.A438]+300" office:value-type="float" office:value="109" calcext:value-type="float">
            <text:p>109</text:p>
          </table:table-cell>
          <table:table-cell table:formula="of:=ATAN2([.B438];[.D438])" office:value-type="float" office:value="0.514109783017662" calcext:value-type="float">
            <text:p>0.514109783</text:p>
          </table:table-cell>
          <table:table-cell table:formula="of:=[.E438]*(180/PI())" office:value-type="float" office:value="29.4563207732986" calcext:value-type="float">
            <text:p>29.4563207733</text:p>
          </table:table-cell>
          <table:table-cell table:number-columns-repeated="16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196" calcext:value-type="float">
            <text:p>196</text:p>
          </table:table-cell>
          <table:table-cell office:value-type="float" office:value="-749" calcext:value-type="float">
            <text:p>-749</text:p>
          </table:table-cell>
          <table:table-cell table:formula="of:=[.A439]+300" office:value-type="float" office:value="105" calcext:value-type="float">
            <text:p>105</text:p>
          </table:table-cell>
          <table:table-cell table:formula="of:=ATAN2([.B439];[.D439])" office:value-type="float" office:value="0.491809175988699" calcext:value-type="float">
            <text:p>0.491809176</text:p>
          </table:table-cell>
          <table:table-cell table:formula="of:=[.E439]*(180/PI())" office:value-type="float" office:value="28.1785901099592" calcext:value-type="float">
            <text:p>28.17859011</text:p>
          </table:table-cell>
          <table:table-cell table:number-columns-repeated="16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200" calcext:value-type="float">
            <text:p>200</text:p>
          </table:table-cell>
          <table:table-cell office:value-type="float" office:value="-747" calcext:value-type="float">
            <text:p>-747</text:p>
          </table:table-cell>
          <table:table-cell table:formula="of:=[.A440]+300" office:value-type="float" office:value="100" calcext:value-type="float">
            <text:p>100</text:p>
          </table:table-cell>
          <table:table-cell table:formula="of:=ATAN2([.B440];[.D440])" office:value-type="float" office:value="0.463647609000806" calcext:value-type="float">
            <text:p>0.463647609</text:p>
          </table:table-cell>
          <table:table-cell table:formula="of:=[.E440]*(180/PI())" office:value-type="float" office:value="26.565051177078" calcext:value-type="float">
            <text:p>26.5650511771</text:p>
          </table:table-cell>
          <table:table-cell table:number-columns-repeated="16"/>
        </table:table-row>
        <table:table-row table:style-name="ro1">
          <table:table-cell office:value-type="float" office:value="-203" calcext:value-type="float">
            <text:p>-203</text:p>
          </table:table-cell>
          <table:table-cell office:value-type="float" office:value="203" calcext:value-type="float">
            <text:p>203</text:p>
          </table:table-cell>
          <table:table-cell office:value-type="float" office:value="-749" calcext:value-type="float">
            <text:p>-749</text:p>
          </table:table-cell>
          <table:table-cell table:formula="of:=[.A441]+300" office:value-type="float" office:value="97" calcext:value-type="float">
            <text:p>97</text:p>
          </table:table-cell>
          <table:table-cell table:formula="of:=ATAN2([.B441];[.D441])" office:value-type="float" office:value="0.445756873922666" calcext:value-type="float">
            <text:p>0.4457568739</text:p>
          </table:table-cell>
          <table:table-cell table:formula="of:=[.E441]*(180/PI())" office:value-type="float" office:value="25.5399875647139" calcext:value-type="float">
            <text:p>25.5399875647</text:p>
          </table:table-cell>
          <table:table-cell table:number-columns-repeated="16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201" calcext:value-type="float">
            <text:p>201</text:p>
          </table:table-cell>
          <table:table-cell office:value-type="float" office:value="-748" calcext:value-type="float">
            <text:p>-748</text:p>
          </table:table-cell>
          <table:table-cell table:formula="of:=[.A442]+300" office:value-type="float" office:value="95" calcext:value-type="float">
            <text:p>95</text:p>
          </table:table-cell>
          <table:table-cell table:formula="of:=ATAN2([.B442];[.D442])" office:value-type="float" office:value="0.441518425154006" calcext:value-type="float">
            <text:p>0.4415184252</text:p>
          </table:table-cell>
          <table:table-cell table:formula="of:=[.E442]*(180/PI())" office:value-type="float" office:value="25.2971423385873" calcext:value-type="float">
            <text:p>25.2971423386</text:p>
          </table:table-cell>
          <table:table-cell table:number-columns-repeated="16"/>
        </table:table-row>
        <table:table-row table:style-name="ro1">
          <table:table-cell office:value-type="float" office:value="-211" calcext:value-type="float">
            <text:p>-211</text:p>
          </table:table-cell>
          <table:table-cell office:value-type="float" office:value="203" calcext:value-type="float">
            <text:p>203</text:p>
          </table:table-cell>
          <table:table-cell office:value-type="float" office:value="-750" calcext:value-type="float">
            <text:p>-750</text:p>
          </table:table-cell>
          <table:table-cell table:formula="of:=[.A443]+300" office:value-type="float" office:value="89" calcext:value-type="float">
            <text:p>89</text:p>
          </table:table-cell>
          <table:table-cell table:formula="of:=ATAN2([.B443];[.D443])" office:value-type="float" office:value="0.41318543498395" calcext:value-type="float">
            <text:p>0.413185435</text:p>
          </table:table-cell>
          <table:table-cell table:formula="of:=[.E443]*(180/PI())" office:value-type="float" office:value="23.6737815808574" calcext:value-type="float">
            <text:p>23.6737815809</text:p>
          </table:table-cell>
          <table:table-cell table:number-columns-repeated="16"/>
        </table:table-row>
        <table:table-row table:style-name="ro1">
          <table:table-cell office:value-type="float" office:value="-215" calcext:value-type="float">
            <text:p>-215</text:p>
          </table:table-cell>
          <table:table-cell office:value-type="float" office:value="208" calcext:value-type="float">
            <text:p>208</text:p>
          </table:table-cell>
          <table:table-cell office:value-type="float" office:value="-748" calcext:value-type="float">
            <text:p>-748</text:p>
          </table:table-cell>
          <table:table-cell table:formula="of:=[.A444]+300" office:value-type="float" office:value="85" calcext:value-type="float">
            <text:p>85</text:p>
          </table:table-cell>
          <table:table-cell table:formula="of:=ATAN2([.B444];[.D444])" office:value-type="float" office:value="0.387944256478678" calcext:value-type="float">
            <text:p>0.3879442565</text:p>
          </table:table-cell>
          <table:table-cell table:formula="of:=[.E444]*(180/PI())" office:value-type="float" office:value="22.227568582569" calcext:value-type="float">
            <text:p>22.2275685826</text:p>
          </table:table-cell>
          <table:table-cell table:number-columns-repeated="16"/>
        </table:table-row>
        <table:table-row table:style-name="ro1">
          <table:table-cell office:value-type="float" office:value="-216" calcext:value-type="float">
            <text:p>-216</text:p>
          </table:table-cell>
          <table:table-cell office:value-type="float" office:value="207" calcext:value-type="float">
            <text:p>207</text:p>
          </table:table-cell>
          <table:table-cell office:value-type="float" office:value="-750" calcext:value-type="float">
            <text:p>-750</text:p>
          </table:table-cell>
          <table:table-cell table:formula="of:=[.A445]+300" office:value-type="float" office:value="84" calcext:value-type="float">
            <text:p>84</text:p>
          </table:table-cell>
          <table:table-cell table:formula="of:=ATAN2([.B445];[.D445])" office:value-type="float" office:value="0.385493866929329" calcext:value-type="float">
            <text:p>0.3854938669</text:p>
          </table:table-cell>
          <table:table-cell table:formula="of:=[.E445]*(180/PI())" office:value-type="float" office:value="22.0871716032283" calcext:value-type="float">
            <text:p>22.0871716032</text:p>
          </table:table-cell>
          <table:table-cell table:number-columns-repeated="16"/>
        </table:table-row>
        <table:table-row table:style-name="ro1">
          <table:table-cell office:value-type="float" office:value="-220" calcext:value-type="float">
            <text:p>-220</text:p>
          </table:table-cell>
          <table:table-cell office:value-type="float" office:value="211" calcext:value-type="float">
            <text:p>211</text:p>
          </table:table-cell>
          <table:table-cell office:value-type="float" office:value="-751" calcext:value-type="float">
            <text:p>-751</text:p>
          </table:table-cell>
          <table:table-cell table:formula="of:=[.A446]+300" office:value-type="float" office:value="80" calcext:value-type="float">
            <text:p>80</text:p>
          </table:table-cell>
          <table:table-cell table:formula="of:=ATAN2([.B446];[.D446])" office:value-type="float" office:value="0.362401359711544" calcext:value-type="float">
            <text:p>0.3624013597</text:p>
          </table:table-cell>
          <table:table-cell table:formula="of:=[.E446]*(180/PI())" office:value-type="float" office:value="20.7640684012738" calcext:value-type="float">
            <text:p>20.7640684013</text:p>
          </table:table-cell>
          <table:table-cell table:number-columns-repeated="16"/>
        </table:table-row>
        <table:table-row table:style-name="ro1">
          <table:table-cell office:value-type="float" office:value="-225" calcext:value-type="float">
            <text:p>-225</text:p>
          </table:table-cell>
          <table:table-cell office:value-type="float" office:value="210" calcext:value-type="float">
            <text:p>210</text:p>
          </table:table-cell>
          <table:table-cell office:value-type="float" office:value="-749" calcext:value-type="float">
            <text:p>-749</text:p>
          </table:table-cell>
          <table:table-cell table:formula="of:=[.A447]+300" office:value-type="float" office:value="75" calcext:value-type="float">
            <text:p>75</text:p>
          </table:table-cell>
          <table:table-cell table:formula="of:=ATAN2([.B447];[.D447])" office:value-type="float" office:value="0.343023940420703" calcext:value-type="float">
            <text:p>0.3430239404</text:p>
          </table:table-cell>
          <table:table-cell table:formula="of:=[.E447]*(180/PI())" office:value-type="float" office:value="19.6538240580533" calcext:value-type="float">
            <text:p>19.6538240581</text:p>
          </table:table-cell>
          <table:table-cell table:number-columns-repeated="16"/>
        </table:table-row>
        <table:table-row table:style-name="ro1">
          <table:table-cell office:value-type="float" office:value="-229" calcext:value-type="float">
            <text:p>-229</text:p>
          </table:table-cell>
          <table:table-cell office:value-type="float" office:value="212" calcext:value-type="float">
            <text:p>212</text:p>
          </table:table-cell>
          <table:table-cell office:value-type="float" office:value="-748" calcext:value-type="float">
            <text:p>-748</text:p>
          </table:table-cell>
          <table:table-cell table:formula="of:=[.A448]+300" office:value-type="float" office:value="71" calcext:value-type="float">
            <text:p>71</text:p>
          </table:table-cell>
          <table:table-cell table:formula="of:=ATAN2([.B448];[.D448])" office:value-type="float" office:value="0.323164980610408" calcext:value-type="float">
            <text:p>0.3231649806</text:p>
          </table:table-cell>
          <table:table-cell table:formula="of:=[.E448]*(180/PI())" office:value-type="float" office:value="18.5159894754035" calcext:value-type="float">
            <text:p>18.5159894754</text:p>
          </table:table-cell>
          <table:table-cell table:number-columns-repeated="16"/>
        </table:table-row>
        <table:table-row table:style-name="ro1">
          <table:table-cell office:value-type="float" office:value="-234" calcext:value-type="float">
            <text:p>-234</text:p>
          </table:table-cell>
          <table:table-cell office:value-type="float" office:value="215" calcext:value-type="float">
            <text:p>215</text:p>
          </table:table-cell>
          <table:table-cell office:value-type="float" office:value="-750" calcext:value-type="float">
            <text:p>-750</text:p>
          </table:table-cell>
          <table:table-cell table:formula="of:=[.A449]+300" office:value-type="float" office:value="66" calcext:value-type="float">
            <text:p>66</text:p>
          </table:table-cell>
          <table:table-cell table:formula="of:=ATAN2([.B449];[.D449])" office:value-type="float" office:value="0.297845123245211" calcext:value-type="float">
            <text:p>0.2978451232</text:p>
          </table:table-cell>
          <table:table-cell table:formula="of:=[.E449]*(180/PI())" office:value-type="float" office:value="17.0652685105044" calcext:value-type="float">
            <text:p>17.0652685105</text:p>
          </table:table-cell>
          <table:table-cell table:number-columns-repeated="16"/>
        </table:table-row>
        <table:table-row table:style-name="ro1">
          <table:table-cell office:value-type="float" office:value="-239" calcext:value-type="float">
            <text:p>-239</text:p>
          </table:table-cell>
          <table:table-cell office:value-type="float" office:value="214" calcext:value-type="float">
            <text:p>214</text:p>
          </table:table-cell>
          <table:table-cell office:value-type="float" office:value="-749" calcext:value-type="float">
            <text:p>-749</text:p>
          </table:table-cell>
          <table:table-cell table:formula="of:=[.A450]+300" office:value-type="float" office:value="61" calcext:value-type="float">
            <text:p>61</text:p>
          </table:table-cell>
          <table:table-cell table:formula="of:=ATAN2([.B450];[.D450])" office:value-type="float" office:value="0.277682375132897" calcext:value-type="float">
            <text:p>0.2776823751</text:p>
          </table:table-cell>
          <table:table-cell table:formula="of:=[.E450]*(180/PI())" office:value-type="float" office:value="15.9100281402835" calcext:value-type="float">
            <text:p>15.9100281403</text:p>
          </table:table-cell>
          <table:table-cell table:number-columns-repeated="16"/>
        </table:table-row>
        <table:table-row table:style-name="ro1">
          <table:table-cell office:value-type="float" office:value="-244" calcext:value-type="float">
            <text:p>-244</text:p>
          </table:table-cell>
          <table:table-cell office:value-type="float" office:value="217" calcext:value-type="float">
            <text:p>217</text:p>
          </table:table-cell>
          <table:table-cell office:value-type="float" office:value="-747" calcext:value-type="float">
            <text:p>-747</text:p>
          </table:table-cell>
          <table:table-cell table:formula="of:=[.A451]+300" office:value-type="float" office:value="56" calcext:value-type="float">
            <text:p>56</text:p>
          </table:table-cell>
          <table:table-cell table:formula="of:=ATAN2([.B451];[.D451])" office:value-type="float" office:value="0.25255427577806" calcext:value-type="float">
            <text:p>0.2525542758</text:p>
          </table:table-cell>
          <table:table-cell table:formula="of:=[.E451]*(180/PI())" office:value-type="float" office:value="14.4702941000659" calcext:value-type="float">
            <text:p>14.4702941001</text:p>
          </table:table-cell>
          <table:table-cell table:number-columns-repeated="16"/>
        </table:table-row>
        <table:table-row table:style-name="ro1">
          <table:table-cell office:value-type="float" office:value="-244" calcext:value-type="float">
            <text:p>-244</text:p>
          </table:table-cell>
          <table:table-cell office:value-type="float" office:value="214" calcext:value-type="float">
            <text:p>214</text:p>
          </table:table-cell>
          <table:table-cell office:value-type="float" office:value="-747" calcext:value-type="float">
            <text:p>-747</text:p>
          </table:table-cell>
          <table:table-cell table:formula="of:=[.A452]+300" office:value-type="float" office:value="56" calcext:value-type="float">
            <text:p>56</text:p>
          </table:table-cell>
          <table:table-cell table:formula="of:=ATAN2([.B452];[.D452])" office:value-type="float" office:value="0.255943136004682" calcext:value-type="float">
            <text:p>0.255943136</text:p>
          </table:table-cell>
          <table:table-cell table:formula="of:=[.E452]*(180/PI())" office:value-type="float" office:value="14.6644614884111" calcext:value-type="float">
            <text:p>14.6644614884</text:p>
          </table:table-cell>
          <table:table-cell table:number-columns-repeated="16"/>
        </table:table-row>
        <table:table-row table:style-name="ro1">
          <table:table-cell office:value-type="float" office:value="-246" calcext:value-type="float">
            <text:p>-246</text:p>
          </table:table-cell>
          <table:table-cell office:value-type="float" office:value="216" calcext:value-type="float">
            <text:p>216</text:p>
          </table:table-cell>
          <table:table-cell office:value-type="float" office:value="-749" calcext:value-type="float">
            <text:p>-749</text:p>
          </table:table-cell>
          <table:table-cell table:formula="of:=[.A453]+300" office:value-type="float" office:value="54" calcext:value-type="float">
            <text:p>54</text:p>
          </table:table-cell>
          <table:table-cell table:formula="of:=ATAN2([.B453];[.D453])" office:value-type="float" office:value="0.244978663126864" calcext:value-type="float">
            <text:p>0.2449786631</text:p>
          </table:table-cell>
          <table:table-cell table:formula="of:=[.E453]*(180/PI())" office:value-type="float" office:value="14.0362434679265" calcext:value-type="float">
            <text:p>14.0362434679</text:p>
          </table:table-cell>
          <table:table-cell table:number-columns-repeated="16"/>
        </table:table-row>
        <table:table-row table:style-name="ro1">
          <table:table-cell office:value-type="float" office:value="-248" calcext:value-type="float">
            <text:p>-248</text:p>
          </table:table-cell>
          <table:table-cell office:value-type="float" office:value="219" calcext:value-type="float">
            <text:p>219</text:p>
          </table:table-cell>
          <table:table-cell office:value-type="float" office:value="-747" calcext:value-type="float">
            <text:p>-747</text:p>
          </table:table-cell>
          <table:table-cell table:formula="of:=[.A454]+300" office:value-type="float" office:value="52" calcext:value-type="float">
            <text:p>52</text:p>
          </table:table-cell>
          <table:table-cell table:formula="of:=ATAN2([.B454];[.D454])" office:value-type="float" office:value="0.233125769957437" calcext:value-type="float">
            <text:p>0.23312577</text:p>
          </table:table-cell>
          <table:table-cell table:formula="of:=[.E454]*(180/PI())" office:value-type="float" office:value="13.3571227142989" calcext:value-type="float">
            <text:p>13.3571227143</text:p>
          </table:table-cell>
          <table:table-cell table:number-columns-repeated="16"/>
        </table:table-row>
        <table:table-row table:style-name="ro1">
          <table:table-cell office:value-type="float" office:value="-255" calcext:value-type="float">
            <text:p>-255</text:p>
          </table:table-cell>
          <table:table-cell office:value-type="float" office:value="221" calcext:value-type="float">
            <text:p>221</text:p>
          </table:table-cell>
          <table:table-cell office:value-type="float" office:value="-746" calcext:value-type="float">
            <text:p>-746</text:p>
          </table:table-cell>
          <table:table-cell table:formula="of:=[.A455]+300" office:value-type="float" office:value="45" calcext:value-type="float">
            <text:p>45</text:p>
          </table:table-cell>
          <table:table-cell table:formula="of:=ATAN2([.B455];[.D455])" office:value-type="float" office:value="0.200873806692535" calcext:value-type="float">
            <text:p>0.2008738067</text:p>
          </table:table-cell>
          <table:table-cell table:formula="of:=[.E455]*(180/PI())" office:value-type="float" office:value="11.509221338209" calcext:value-type="float">
            <text:p>11.5092213382</text:p>
          </table:table-cell>
          <table:table-cell table:number-columns-repeated="16"/>
        </table:table-row>
        <table:table-row table:style-name="ro1">
          <table:table-cell office:value-type="float" office:value="-258" calcext:value-type="float">
            <text:p>-258</text:p>
          </table:table-cell>
          <table:table-cell office:value-type="float" office:value="221" calcext:value-type="float">
            <text:p>221</text:p>
          </table:table-cell>
          <table:table-cell office:value-type="float" office:value="-748" calcext:value-type="float">
            <text:p>-748</text:p>
          </table:table-cell>
          <table:table-cell table:formula="of:=[.A456]+300" office:value-type="float" office:value="42" calcext:value-type="float">
            <text:p>42</text:p>
          </table:table-cell>
          <table:table-cell table:formula="of:=ATAN2([.B456];[.D456])" office:value-type="float" office:value="0.187805618449979" calcext:value-type="float">
            <text:p>0.1878056184</text:p>
          </table:table-cell>
          <table:table-cell table:formula="of:=[.E456]*(180/PI())" office:value-type="float" office:value="10.7604693060281" calcext:value-type="float">
            <text:p>10.760469306</text:p>
          </table:table-cell>
          <table:table-cell table:number-columns-repeated="16"/>
        </table:table-row>
        <table:table-row table:style-name="ro1">
          <table:table-cell office:value-type="float" office:value="-263" calcext:value-type="float">
            <text:p>-263</text:p>
          </table:table-cell>
          <table:table-cell office:value-type="float" office:value="221" calcext:value-type="float">
            <text:p>221</text:p>
          </table:table-cell>
          <table:table-cell office:value-type="float" office:value="-747" calcext:value-type="float">
            <text:p>-747</text:p>
          </table:table-cell>
          <table:table-cell table:formula="of:=[.A457]+300" office:value-type="float" office:value="37" calcext:value-type="float">
            <text:p>37</text:p>
          </table:table-cell>
          <table:table-cell table:formula="of:=ATAN2([.B457];[.D457])" office:value-type="float" office:value="0.16588235299832" calcext:value-type="float">
            <text:p>0.165882353</text:p>
          </table:table-cell>
          <table:table-cell table:formula="of:=[.E457]*(180/PI())" office:value-type="float" office:value="9.50435872250302" calcext:value-type="float">
            <text:p>9.5043587225</text:p>
          </table:table-cell>
          <table:table-cell table:number-columns-repeated="16"/>
        </table:table-row>
        <table:table-row table:style-name="ro1">
          <table:table-cell office:value-type="float" office:value="-267" calcext:value-type="float">
            <text:p>-267</text:p>
          </table:table-cell>
          <table:table-cell office:value-type="float" office:value="220" calcext:value-type="float">
            <text:p>220</text:p>
          </table:table-cell>
          <table:table-cell office:value-type="float" office:value="-752" calcext:value-type="float">
            <text:p>-752</text:p>
          </table:table-cell>
          <table:table-cell table:formula="of:=[.A458]+300" office:value-type="float" office:value="33" calcext:value-type="float">
            <text:p>33</text:p>
          </table:table-cell>
          <table:table-cell table:formula="of:=ATAN2([.B458];[.D458])" office:value-type="float" office:value="0.148889947609497" calcext:value-type="float">
            <text:p>0.1488899476</text:p>
          </table:table-cell>
          <table:table-cell table:formula="of:=[.E458]*(180/PI())" office:value-type="float" office:value="8.53076560994813" calcext:value-type="float">
            <text:p>8.5307656099</text:p>
          </table:table-cell>
          <table:table-cell table:number-columns-repeated="16"/>
        </table:table-row>
        <table:table-row table:style-name="ro1">
          <table:table-cell office:value-type="float" office:value="-274" calcext:value-type="float">
            <text:p>-274</text:p>
          </table:table-cell>
          <table:table-cell office:value-type="float" office:value="223" calcext:value-type="float">
            <text:p>223</text:p>
          </table:table-cell>
          <table:table-cell office:value-type="float" office:value="-750" calcext:value-type="float">
            <text:p>-750</text:p>
          </table:table-cell>
          <table:table-cell table:formula="of:=[.A459]+300" office:value-type="float" office:value="26" calcext:value-type="float">
            <text:p>26</text:p>
          </table:table-cell>
          <table:table-cell table:formula="of:=ATAN2([.B459];[.D459])" office:value-type="float" office:value="0.116067891442873" calcext:value-type="float">
            <text:p>0.1160678914</text:p>
          </table:table-cell>
          <table:table-cell table:formula="of:=[.E459]*(180/PI())" office:value-type="float" office:value="6.65020031665921" calcext:value-type="float">
            <text:p>6.6502003167</text:p>
          </table:table-cell>
          <table:table-cell table:number-columns-repeated="16"/>
        </table:table-row>
        <table:table-row table:style-name="ro1">
          <table:table-cell office:value-type="float" office:value="-275" calcext:value-type="float">
            <text:p>-275</text:p>
          </table:table-cell>
          <table:table-cell office:value-type="float" office:value="225" calcext:value-type="float">
            <text:p>225</text:p>
          </table:table-cell>
          <table:table-cell office:value-type="float" office:value="-750" calcext:value-type="float">
            <text:p>-750</text:p>
          </table:table-cell>
          <table:table-cell table:formula="of:=[.A460]+300" office:value-type="float" office:value="25" calcext:value-type="float">
            <text:p>25</text:p>
          </table:table-cell>
          <table:table-cell table:formula="of:=ATAN2([.B460];[.D460])" office:value-type="float" office:value="0.110657221173896" calcext:value-type="float">
            <text:p>0.1106572212</text:p>
          </table:table-cell>
          <table:table-cell table:formula="of:=[.E460]*(180/PI())" office:value-type="float" office:value="6.34019174590991" calcext:value-type="float">
            <text:p>6.3401917459</text:p>
          </table:table-cell>
          <table:table-cell table:number-columns-repeated="16"/>
        </table:table-row>
        <table:table-row table:style-name="ro1">
          <table:table-cell office:value-type="float" office:value="-282" calcext:value-type="float">
            <text:p>-282</text:p>
          </table:table-cell>
          <table:table-cell office:value-type="float" office:value="224" calcext:value-type="float">
            <text:p>224</text:p>
          </table:table-cell>
          <table:table-cell office:value-type="float" office:value="-747" calcext:value-type="float">
            <text:p>-747</text:p>
          </table:table-cell>
          <table:table-cell table:formula="of:=[.A461]+300" office:value-type="float" office:value="18" calcext:value-type="float">
            <text:p>18</text:p>
          </table:table-cell>
          <table:table-cell table:formula="of:=ATAN2([.B461];[.D461])" office:value-type="float" office:value="0.0801848473013162" calcext:value-type="float">
            <text:p>0.0801848473</text:p>
          </table:table-cell>
          <table:table-cell table:formula="of:=[.E461]*(180/PI())" office:value-type="float" office:value="4.59425333126639" calcext:value-type="float">
            <text:p>4.5942533313</text:p>
          </table:table-cell>
          <table:table-cell table:number-columns-repeated="16"/>
        </table:table-row>
        <table:table-row table:style-name="ro1">
          <table:table-cell office:value-type="float" office:value="-283" calcext:value-type="float">
            <text:p>-283</text:p>
          </table:table-cell>
          <table:table-cell office:value-type="float" office:value="222" calcext:value-type="float">
            <text:p>222</text:p>
          </table:table-cell>
          <table:table-cell office:value-type="float" office:value="-751" calcext:value-type="float">
            <text:p>-751</text:p>
          </table:table-cell>
          <table:table-cell table:formula="of:=[.A462]+300" office:value-type="float" office:value="17" calcext:value-type="float">
            <text:p>17</text:p>
          </table:table-cell>
          <table:table-cell table:formula="of:=ATAN2([.B462];[.D462])" office:value-type="float" office:value="0.0764274200467513" calcext:value-type="float">
            <text:p>0.07642742</text:p>
          </table:table-cell>
          <table:table-cell table:formula="of:=[.E462]*(180/PI())" office:value-type="float" office:value="4.37896860775239" calcext:value-type="float">
            <text:p>4.3789686078</text:p>
          </table:table-cell>
          <table:table-cell table:number-columns-repeated="16"/>
        </table:table-row>
        <table:table-row table:style-name="ro1">
          <table:table-cell office:value-type="float" office:value="-287" calcext:value-type="float">
            <text:p>-287</text:p>
          </table:table-cell>
          <table:table-cell office:value-type="float" office:value="225" calcext:value-type="float">
            <text:p>225</text:p>
          </table:table-cell>
          <table:table-cell office:value-type="float" office:value="-749" calcext:value-type="float">
            <text:p>-749</text:p>
          </table:table-cell>
          <table:table-cell table:formula="of:=[.A463]+300" office:value-type="float" office:value="13" calcext:value-type="float">
            <text:p>13</text:p>
          </table:table-cell>
          <table:table-cell table:formula="of:=ATAN2([.B463];[.D463])" office:value-type="float" office:value="0.0577136136089657" calcext:value-type="float">
            <text:p>0.0577136136</text:p>
          </table:table-cell>
          <table:table-cell table:formula="of:=[.E463]*(180/PI())" office:value-type="float" office:value="3.30674648024252" calcext:value-type="float">
            <text:p>3.3067464802</text:p>
          </table:table-cell>
          <table:table-cell table:number-columns-repeated="16"/>
        </table:table-row>
        <table:table-row table:style-name="ro1">
          <table:table-cell office:value-type="float" office:value="-291" calcext:value-type="float">
            <text:p>-291</text:p>
          </table:table-cell>
          <table:table-cell office:value-type="float" office:value="227" calcext:value-type="float">
            <text:p>227</text:p>
          </table:table-cell>
          <table:table-cell office:value-type="float" office:value="-749" calcext:value-type="float">
            <text:p>-749</text:p>
          </table:table-cell>
          <table:table-cell table:formula="of:=[.A464]+300" office:value-type="float" office:value="9" calcext:value-type="float">
            <text:p>9</text:p>
          </table:table-cell>
          <table:table-cell table:formula="of:=ATAN2([.B464];[.D464])" office:value-type="float" office:value="0.0396268222539268" calcext:value-type="float">
            <text:p>0.0396268223</text:p>
          </table:table-cell>
          <table:table-cell table:formula="of:=[.E464]*(180/PI())" office:value-type="float" office:value="2.27044967066509" calcext:value-type="float">
            <text:p>2.2704496707</text:p>
          </table:table-cell>
          <table:table-cell table:number-columns-repeated="16"/>
        </table:table-row>
        <table:table-row table:style-name="ro1">
          <table:table-cell office:value-type="float" office:value="-295" calcext:value-type="float">
            <text:p>-295</text:p>
          </table:table-cell>
          <table:table-cell office:value-type="float" office:value="227" calcext:value-type="float">
            <text:p>227</text:p>
          </table:table-cell>
          <table:table-cell office:value-type="float" office:value="-746" calcext:value-type="float">
            <text:p>-746</text:p>
          </table:table-cell>
          <table:table-cell table:formula="of:=[.A465]+300" office:value-type="float" office:value="5" calcext:value-type="float">
            <text:p>5</text:p>
          </table:table-cell>
          <table:table-cell table:formula="of:=ATAN2([.B465];[.D465])" office:value-type="float" office:value="0.0220228706129745" calcext:value-type="float">
            <text:p>0.0220228706</text:p>
          </table:table-cell>
          <table:table-cell table:formula="of:=[.E465]*(180/PI())" office:value-type="float" office:value="1.26181753888613" calcext:value-type="float">
            <text:p>1.2618175389</text:p>
          </table:table-cell>
          <table:table-cell table:number-columns-repeated="16"/>
        </table:table-row>
        <table:table-row table:style-name="ro1">
          <table:table-cell office:value-type="float" office:value="-303" calcext:value-type="float">
            <text:p>-303</text:p>
          </table:table-cell>
          <table:table-cell office:value-type="float" office:value="225" calcext:value-type="float">
            <text:p>225</text:p>
          </table:table-cell>
          <table:table-cell office:value-type="float" office:value="-748" calcext:value-type="float">
            <text:p>-748</text:p>
          </table:table-cell>
          <table:table-cell table:formula="of:=[.A466]+300" office:value-type="float" office:value="-3" calcext:value-type="float">
            <text:p>-3</text:p>
          </table:table-cell>
          <table:table-cell table:formula="of:=ATAN2([.B466];[.D466])" office:value-type="float" office:value="-0.0133325432941457" calcext:value-type="float">
            <text:p>-0.0133325433</text:p>
          </table:table-cell>
          <table:table-cell table:formula="of:=[.E466]*(180/PI())" office:value-type="float" office:value="-0.763898460929995" calcext:value-type="float">
            <text:p>-0.7638984609</text:p>
          </table:table-cell>
          <table:table-cell table:number-columns-repeated="16"/>
        </table:table-row>
        <table:table-row table:style-name="ro1">
          <table:table-cell office:value-type="float" office:value="-304" calcext:value-type="float">
            <text:p>-304</text:p>
          </table:table-cell>
          <table:table-cell office:value-type="float" office:value="226" calcext:value-type="float">
            <text:p>226</text:p>
          </table:table-cell>
          <table:table-cell office:value-type="float" office:value="-745" calcext:value-type="float">
            <text:p>-745</text:p>
          </table:table-cell>
          <table:table-cell table:formula="of:=[.A467]+300" office:value-type="float" office:value="-4" calcext:value-type="float">
            <text:p>-4</text:p>
          </table:table-cell>
          <table:table-cell table:formula="of:=ATAN2([.B467];[.D467])" office:value-type="float" office:value="-0.0176972672577704" calcext:value-type="float">
            <text:p>-0.0176972673</text:p>
          </table:table-cell>
          <table:table-cell table:formula="of:=[.E467]*(180/PI())" office:value-type="float" office:value="-1.0139787227853" calcext:value-type="float">
            <text:p>-1.0139787228</text:p>
          </table:table-cell>
          <table:table-cell table:number-columns-repeated="16"/>
        </table:table-row>
        <table:table-row table:style-name="ro1">
          <table:table-cell office:value-type="float" office:value="-306" calcext:value-type="float">
            <text:p>-306</text:p>
          </table:table-cell>
          <table:table-cell office:value-type="float" office:value="228" calcext:value-type="float">
            <text:p>228</text:p>
          </table:table-cell>
          <table:table-cell office:value-type="float" office:value="-749" calcext:value-type="float">
            <text:p>-749</text:p>
          </table:table-cell>
          <table:table-cell table:formula="of:=[.A468]+300" office:value-type="float" office:value="-6" calcext:value-type="float">
            <text:p>-6</text:p>
          </table:table-cell>
          <table:table-cell table:formula="of:=ATAN2([.B468];[.D468])" office:value-type="float" office:value="-0.0263097172529222" calcext:value-type="float">
            <text:p>-0.0263097173</text:p>
          </table:table-cell>
          <table:table-cell table:formula="of:=[.E468]*(180/PI())" office:value-type="float" office:value="-1.50743575877497" calcext:value-type="float">
            <text:p>-1.5074357588</text:p>
          </table:table-cell>
          <table:table-cell table:number-columns-repeated="16"/>
        </table:table-row>
        <table:table-row table:style-name="ro1">
          <table:table-cell office:value-type="float" office:value="-311" calcext:value-type="float">
            <text:p>-311</text:p>
          </table:table-cell>
          <table:table-cell office:value-type="float" office:value="224" calcext:value-type="float">
            <text:p>224</text:p>
          </table:table-cell>
          <table:table-cell office:value-type="float" office:value="-748" calcext:value-type="float">
            <text:p>-748</text:p>
          </table:table-cell>
          <table:table-cell table:formula="of:=[.A469]+300" office:value-type="float" office:value="-11" calcext:value-type="float">
            <text:p>-11</text:p>
          </table:table-cell>
          <table:table-cell table:formula="of:=ATAN2([.B469];[.D469])" office:value-type="float" office:value="-0.049067725728116" calcext:value-type="float">
            <text:p>-0.0490677257</text:p>
          </table:table-cell>
          <table:table-cell table:formula="of:=[.E469]*(180/PI())" office:value-type="float" office:value="-2.81137359452653" calcext:value-type="float">
            <text:p>-2.8113735945</text:p>
          </table:table-cell>
          <table:table-cell table:number-columns-repeated="16"/>
        </table:table-row>
        <table:table-row table:style-name="ro1">
          <table:table-cell office:value-type="float" office:value="-317" calcext:value-type="float">
            <text:p>-317</text:p>
          </table:table-cell>
          <table:table-cell office:value-type="float" office:value="223" calcext:value-type="float">
            <text:p>223</text:p>
          </table:table-cell>
          <table:table-cell office:value-type="float" office:value="-746" calcext:value-type="float">
            <text:p>-746</text:p>
          </table:table-cell>
          <table:table-cell table:formula="of:=[.A470]+300" office:value-type="float" office:value="-17" calcext:value-type="float">
            <text:p>-17</text:p>
          </table:table-cell>
          <table:table-cell table:formula="of:=ATAN2([.B470];[.D470])" office:value-type="float" office:value="-0.0760860203210855" calcext:value-type="float">
            <text:p>-0.0760860203</text:p>
          </table:table-cell>
          <table:table-cell table:formula="of:=[.E470]*(180/PI())" office:value-type="float" office:value="-4.35940784434482" calcext:value-type="float">
            <text:p>-4.3594078443</text:p>
          </table:table-cell>
          <table:table-cell table:number-columns-repeated="16"/>
        </table:table-row>
        <table:table-row table:style-name="ro1">
          <table:table-cell office:value-type="float" office:value="-321" calcext:value-type="float">
            <text:p>-321</text:p>
          </table:table-cell>
          <table:table-cell office:value-type="float" office:value="220" calcext:value-type="float">
            <text:p>220</text:p>
          </table:table-cell>
          <table:table-cell office:value-type="float" office:value="-748" calcext:value-type="float">
            <text:p>-748</text:p>
          </table:table-cell>
          <table:table-cell table:formula="of:=[.A471]+300" office:value-type="float" office:value="-21" calcext:value-type="float">
            <text:p>-21</text:p>
          </table:table-cell>
          <table:table-cell table:formula="of:=ATAN2([.B471];[.D471])" office:value-type="float" office:value="-0.0951662065539668" calcext:value-type="float">
            <text:p>-0.0951662066</text:p>
          </table:table-cell>
          <table:table-cell table:formula="of:=[.E471]*(180/PI())" office:value-type="float" office:value="-5.45262198781253" calcext:value-type="float">
            <text:p>-5.4526219878</text:p>
          </table:table-cell>
          <table:table-cell table:number-columns-repeated="16"/>
        </table:table-row>
        <table:table-row table:style-name="ro1">
          <table:table-cell office:value-type="float" office:value="-327" calcext:value-type="float">
            <text:p>-327</text:p>
          </table:table-cell>
          <table:table-cell office:value-type="float" office:value="224" calcext:value-type="float">
            <text:p>224</text:p>
          </table:table-cell>
          <table:table-cell office:value-type="float" office:value="-746" calcext:value-type="float">
            <text:p>-746</text:p>
          </table:table-cell>
          <table:table-cell table:formula="of:=[.A472]+300" office:value-type="float" office:value="-27" calcext:value-type="float">
            <text:p>-27</text:p>
          </table:table-cell>
          <table:table-cell table:formula="of:=ATAN2([.B472];[.D472])" office:value-type="float" office:value="-0.119957002012201" calcext:value-type="float">
            <text:p>-0.119957002</text:p>
          </table:table-cell>
          <table:table-cell table:formula="of:=[.E472]*(180/PI())" office:value-type="float" office:value="-6.87302993834147" calcext:value-type="float">
            <text:p>-6.8730299383</text:p>
          </table:table-cell>
          <table:table-cell table:number-columns-repeated="16"/>
        </table:table-row>
        <table:table-row table:style-name="ro1">
          <table:table-cell office:value-type="float" office:value="-328" calcext:value-type="float">
            <text:p>-328</text:p>
          </table:table-cell>
          <table:table-cell office:value-type="float" office:value="223" calcext:value-type="float">
            <text:p>223</text:p>
          </table:table-cell>
          <table:table-cell office:value-type="float" office:value="-747" calcext:value-type="float">
            <text:p>-747</text:p>
          </table:table-cell>
          <table:table-cell table:formula="of:=[.A473]+300" office:value-type="float" office:value="-28" calcext:value-type="float">
            <text:p>-28</text:p>
          </table:table-cell>
          <table:table-cell table:formula="of:=ATAN2([.B473];[.D473])" office:value-type="float" office:value="-0.124906870870425" calcext:value-type="float">
            <text:p>-0.1249068709</text:p>
          </table:table-cell>
          <table:table-cell table:formula="of:=[.E473]*(180/PI())" office:value-type="float" office:value="-7.15663653306089" calcext:value-type="float">
            <text:p>-7.1566365331</text:p>
          </table:table-cell>
          <table:table-cell table:number-columns-repeated="16"/>
        </table:table-row>
        <table:table-row table:style-name="ro1">
          <table:table-cell office:value-type="float" office:value="-332" calcext:value-type="float">
            <text:p>-332</text:p>
          </table:table-cell>
          <table:table-cell office:value-type="float" office:value="223" calcext:value-type="float">
            <text:p>223</text:p>
          </table:table-cell>
          <table:table-cell office:value-type="float" office:value="-746" calcext:value-type="float">
            <text:p>-746</text:p>
          </table:table-cell>
          <table:table-cell table:formula="of:=[.A474]+300" office:value-type="float" office:value="-32" calcext:value-type="float">
            <text:p>-32</text:p>
          </table:table-cell>
          <table:table-cell table:formula="of:=ATAN2([.B474];[.D474])" office:value-type="float" office:value="-0.142524800912164" calcext:value-type="float">
            <text:p>-0.1425248009</text:p>
          </table:table-cell>
          <table:table-cell table:formula="of:=[.E474]*(180/PI())" office:value-type="float" office:value="-8.16606956820933" calcext:value-type="float">
            <text:p>-8.1660695682</text:p>
          </table:table-cell>
          <table:table-cell table:number-columns-repeated="16"/>
        </table:table-row>
        <table:table-row table:style-name="ro1">
          <table:table-cell office:value-type="float" office:value="-337" calcext:value-type="float">
            <text:p>-337</text:p>
          </table:table-cell>
          <table:table-cell office:value-type="float" office:value="222" calcext:value-type="float">
            <text:p>222</text:p>
          </table:table-cell>
          <table:table-cell office:value-type="float" office:value="-746" calcext:value-type="float">
            <text:p>-746</text:p>
          </table:table-cell>
          <table:table-cell table:formula="of:=[.A475]+300" office:value-type="float" office:value="-37" calcext:value-type="float">
            <text:p>-37</text:p>
          </table:table-cell>
          <table:table-cell table:formula="of:=ATAN2([.B475];[.D475])" office:value-type="float" office:value="-0.165148677414627" calcext:value-type="float">
            <text:p>-0.1651486774</text:p>
          </table:table-cell>
          <table:table-cell table:formula="of:=[.E475]*(180/PI())" office:value-type="float" office:value="-9.46232220802562" calcext:value-type="float">
            <text:p>-9.462322208</text:p>
          </table:table-cell>
          <table:table-cell table:number-columns-repeated="16"/>
        </table:table-row>
        <table:table-row table:style-name="ro1">
          <table:table-cell office:value-type="float" office:value="-341" calcext:value-type="float">
            <text:p>-341</text:p>
          </table:table-cell>
          <table:table-cell office:value-type="float" office:value="223" calcext:value-type="float">
            <text:p>223</text:p>
          </table:table-cell>
          <table:table-cell office:value-type="float" office:value="-747" calcext:value-type="float">
            <text:p>-747</text:p>
          </table:table-cell>
          <table:table-cell table:formula="of:=[.A476]+300" office:value-type="float" office:value="-41" calcext:value-type="float">
            <text:p>-41</text:p>
          </table:table-cell>
          <table:table-cell table:formula="of:=ATAN2([.B476];[.D476])" office:value-type="float" office:value="-0.181825883822524" calcext:value-type="float">
            <text:p>-0.1818258838</text:p>
          </table:table-cell>
          <table:table-cell table:formula="of:=[.E476]*(180/PI())" office:value-type="float" office:value="-10.4178557492667" calcext:value-type="float">
            <text:p>-10.4178557493</text:p>
          </table:table-cell>
          <table:table-cell table:number-columns-repeated="16"/>
        </table:table-row>
        <table:table-row table:style-name="ro1">
          <table:table-cell office:value-type="float" office:value="-342" calcext:value-type="float">
            <text:p>-342</text:p>
          </table:table-cell>
          <table:table-cell office:value-type="float" office:value="222" calcext:value-type="float">
            <text:p>222</text:p>
          </table:table-cell>
          <table:table-cell office:value-type="float" office:value="-746" calcext:value-type="float">
            <text:p>-746</text:p>
          </table:table-cell>
          <table:table-cell table:formula="of:=[.A477]+300" office:value-type="float" office:value="-42" calcext:value-type="float">
            <text:p>-42</text:p>
          </table:table-cell>
          <table:table-cell table:formula="of:=ATAN2([.B477];[.D477])" office:value-type="float" office:value="-0.186979269918911" calcext:value-type="float">
            <text:p>-0.1869792699</text:p>
          </table:table-cell>
          <table:table-cell table:formula="of:=[.E477]*(180/PI())" office:value-type="float" office:value="-10.713123022791" calcext:value-type="float">
            <text:p>-10.7131230228</text:p>
          </table:table-cell>
          <table:table-cell table:number-columns-repeated="16"/>
        </table:table-row>
        <table:table-row table:style-name="ro1">
          <table:table-cell office:value-type="float" office:value="-348" calcext:value-type="float">
            <text:p>-348</text:p>
          </table:table-cell>
          <table:table-cell office:value-type="float" office:value="221" calcext:value-type="float">
            <text:p>221</text:p>
          </table:table-cell>
          <table:table-cell office:value-type="float" office:value="-748" calcext:value-type="float">
            <text:p>-748</text:p>
          </table:table-cell>
          <table:table-cell table:formula="of:=[.A478]+300" office:value-type="float" office:value="-48" calcext:value-type="float">
            <text:p>-48</text:p>
          </table:table-cell>
          <table:table-cell table:formula="of:=ATAN2([.B478];[.D478])" office:value-type="float" office:value="-0.213872819579558" calcext:value-type="float">
            <text:p>-0.2138728196</text:p>
          </table:table-cell>
          <table:table-cell table:formula="of:=[.E478]*(180/PI())" office:value-type="float" office:value="-12.2540099144716" calcext:value-type="float">
            <text:p>-12.2540099145</text:p>
          </table:table-cell>
          <table:table-cell table:number-columns-repeated="16"/>
        </table:table-row>
        <table:table-row table:style-name="ro1">
          <table:table-cell office:value-type="float" office:value="-350" calcext:value-type="float">
            <text:p>-350</text:p>
          </table:table-cell>
          <table:table-cell office:value-type="float" office:value="219" calcext:value-type="float">
            <text:p>219</text:p>
          </table:table-cell>
          <table:table-cell office:value-type="float" office:value="-747" calcext:value-type="float">
            <text:p>-747</text:p>
          </table:table-cell>
          <table:table-cell table:formula="of:=[.A479]+300" office:value-type="float" office:value="-50" calcext:value-type="float">
            <text:p>-50</text:p>
          </table:table-cell>
          <table:table-cell table:formula="of:=ATAN2([.B479];[.D479])" office:value-type="float" office:value="-0.224463183298833" calcext:value-type="float">
            <text:p>-0.2244631833</text:p>
          </table:table-cell>
          <table:table-cell table:formula="of:=[.E479]*(180/PI())" office:value-type="float" office:value="-12.8607930590945" calcext:value-type="float">
            <text:p>-12.8607930591</text:p>
          </table:table-cell>
          <table:table-cell table:number-columns-repeated="16"/>
        </table:table-row>
        <table:table-row table:style-name="ro1">
          <table:table-cell office:value-type="float" office:value="-357" calcext:value-type="float">
            <text:p>-357</text:p>
          </table:table-cell>
          <table:table-cell office:value-type="float" office:value="212" calcext:value-type="float">
            <text:p>212</text:p>
          </table:table-cell>
          <table:table-cell office:value-type="float" office:value="-747" calcext:value-type="float">
            <text:p>-747</text:p>
          </table:table-cell>
          <table:table-cell table:formula="of:=[.A480]+300" office:value-type="float" office:value="-57" calcext:value-type="float">
            <text:p>-57</text:p>
          </table:table-cell>
          <table:table-cell table:formula="of:=ATAN2([.B480];[.D480])" office:value-type="float" office:value="-0.262656379469165" calcext:value-type="float">
            <text:p>-0.2626563795</text:p>
          </table:table-cell>
          <table:table-cell table:formula="of:=[.E480]*(180/PI())" office:value-type="float" office:value="-15.0491020057698" calcext:value-type="float">
            <text:p>-15.0491020058</text:p>
          </table:table-cell>
          <table:table-cell table:number-columns-repeated="16"/>
        </table:table-row>
        <table:table-row table:style-name="ro1">
          <table:table-cell office:value-type="float" office:value="-361" calcext:value-type="float">
            <text:p>-361</text:p>
          </table:table-cell>
          <table:table-cell office:value-type="float" office:value="213" calcext:value-type="float">
            <text:p>213</text:p>
          </table:table-cell>
          <table:table-cell office:value-type="float" office:value="-748" calcext:value-type="float">
            <text:p>-748</text:p>
          </table:table-cell>
          <table:table-cell table:formula="of:=[.A481]+300" office:value-type="float" office:value="-61" calcext:value-type="float">
            <text:p>-61</text:p>
          </table:table-cell>
          <table:table-cell table:formula="of:=ATAN2([.B481];[.D481])" office:value-type="float" office:value="-0.278919621727915" calcext:value-type="float">
            <text:p>-0.2789196217</text:p>
          </table:table-cell>
          <table:table-cell table:formula="of:=[.E481]*(180/PI())" office:value-type="float" office:value="-15.9809171483949" calcext:value-type="float">
            <text:p>-15.9809171484</text:p>
          </table:table-cell>
          <table:table-cell table:number-columns-repeated="16"/>
        </table:table-row>
        <table:table-row table:style-name="ro1">
          <table:table-cell office:value-type="float" office:value="-363" calcext:value-type="float">
            <text:p>-363</text:p>
          </table:table-cell>
          <table:table-cell office:value-type="float" office:value="212" calcext:value-type="float">
            <text:p>212</text:p>
          </table:table-cell>
          <table:table-cell office:value-type="float" office:value="-746" calcext:value-type="float">
            <text:p>-746</text:p>
          </table:table-cell>
          <table:table-cell table:formula="of:=[.A482]+300" office:value-type="float" office:value="-63" calcext:value-type="float">
            <text:p>-63</text:p>
          </table:table-cell>
          <table:table-cell table:formula="of:=ATAN2([.B482];[.D482])" office:value-type="float" office:value="-0.288858272825479" calcext:value-type="float">
            <text:p>-0.2888582728</text:p>
          </table:table-cell>
          <table:table-cell table:formula="of:=[.E482]*(180/PI())" office:value-type="float" office:value="-16.5503599103384" calcext:value-type="float">
            <text:p>-16.5503599103</text:p>
          </table:table-cell>
          <table:table-cell table:number-columns-repeated="16"/>
        </table:table-row>
        <table:table-row table:style-name="ro1">
          <table:table-cell office:value-type="float" office:value="-364" calcext:value-type="float">
            <text:p>-364</text:p>
          </table:table-cell>
          <table:table-cell office:value-type="float" office:value="214" calcext:value-type="float">
            <text:p>214</text:p>
          </table:table-cell>
          <table:table-cell office:value-type="float" office:value="-747" calcext:value-type="float">
            <text:p>-747</text:p>
          </table:table-cell>
          <table:table-cell table:formula="of:=[.A483]+300" office:value-type="float" office:value="-64" calcext:value-type="float">
            <text:p>-64</text:p>
          </table:table-cell>
          <table:table-cell table:formula="of:=ATAN2([.B483];[.D483])" office:value-type="float" office:value="-0.290599161755035" calcext:value-type="float">
            <text:p>-0.2905991618</text:p>
          </table:table-cell>
          <table:table-cell table:formula="of:=[.E483]*(180/PI())" office:value-type="float" office:value="-16.650105498603" calcext:value-type="float">
            <text:p>-16.6501054986</text:p>
          </table:table-cell>
          <table:table-cell table:number-columns-repeated="16"/>
        </table:table-row>
        <table:table-row table:style-name="ro1">
          <table:table-cell office:value-type="float" office:value="-367" calcext:value-type="float">
            <text:p>-367</text:p>
          </table:table-cell>
          <table:table-cell office:value-type="float" office:value="209" calcext:value-type="float">
            <text:p>209</text:p>
          </table:table-cell>
          <table:table-cell office:value-type="float" office:value="-747" calcext:value-type="float">
            <text:p>-747</text:p>
          </table:table-cell>
          <table:table-cell table:formula="of:=[.A484]+300" office:value-type="float" office:value="-67" calcext:value-type="float">
            <text:p>-67</text:p>
          </table:table-cell>
          <table:table-cell table:formula="of:=ATAN2([.B484];[.D484])" office:value-type="float" office:value="-0.310223687421961" calcext:value-type="float">
            <text:p>-0.3102236874</text:p>
          </table:table-cell>
          <table:table-cell table:formula="of:=[.E484]*(180/PI())" office:value-type="float" office:value="-17.774507994264" calcext:value-type="float">
            <text:p>-17.7745079943</text:p>
          </table:table-cell>
          <table:table-cell table:number-columns-repeated="16"/>
        </table:table-row>
        <table:table-row table:style-name="ro1">
          <table:table-cell office:value-type="float" office:value="-371" calcext:value-type="float">
            <text:p>-371</text:p>
          </table:table-cell>
          <table:table-cell office:value-type="float" office:value="209" calcext:value-type="float">
            <text:p>209</text:p>
          </table:table-cell>
          <table:table-cell office:value-type="float" office:value="-749" calcext:value-type="float">
            <text:p>-749</text:p>
          </table:table-cell>
          <table:table-cell table:formula="of:=[.A485]+300" office:value-type="float" office:value="-71" calcext:value-type="float">
            <text:p>-71</text:p>
          </table:table-cell>
          <table:table-cell table:formula="of:=ATAN2([.B485];[.D485])" office:value-type="float" office:value="-0.327481150691187" calcext:value-type="float">
            <text:p>-0.3274811507</text:p>
          </table:table-cell>
          <table:table-cell table:formula="of:=[.E485]*(180/PI())" office:value-type="float" office:value="-18.7632878046927" calcext:value-type="float">
            <text:p>-18.7632878047</text:p>
          </table:table-cell>
          <table:table-cell table:number-columns-repeated="16"/>
        </table:table-row>
        <table:table-row table:style-name="ro1">
          <table:table-cell office:value-type="float" office:value="-379" calcext:value-type="float">
            <text:p>-379</text:p>
          </table:table-cell>
          <table:table-cell office:value-type="float" office:value="205" calcext:value-type="float">
            <text:p>205</text:p>
          </table:table-cell>
          <table:table-cell office:value-type="float" office:value="-749" calcext:value-type="float">
            <text:p>-749</text:p>
          </table:table-cell>
          <table:table-cell table:formula="of:=[.A486]+300" office:value-type="float" office:value="-79" calcext:value-type="float">
            <text:p>-79</text:p>
          </table:table-cell>
          <table:table-cell table:formula="of:=ATAN2([.B486];[.D486])" office:value-type="float" office:value="-0.367827428496392" calcext:value-type="float">
            <text:p>-0.3678274285</text:p>
          </table:table-cell>
          <table:table-cell table:formula="of:=[.E486]*(180/PI())" office:value-type="float" office:value="-21.0749592419933" calcext:value-type="float">
            <text:p>-21.074959242</text:p>
          </table:table-cell>
          <table:table-cell table:number-columns-repeated="16"/>
        </table:table-row>
        <table:table-row table:style-name="ro1">
          <table:table-cell office:value-type="float" office:value="-381" calcext:value-type="float">
            <text:p>-381</text:p>
          </table:table-cell>
          <table:table-cell office:value-type="float" office:value="202" calcext:value-type="float">
            <text:p>202</text:p>
          </table:table-cell>
          <table:table-cell office:value-type="float" office:value="-748" calcext:value-type="float">
            <text:p>-748</text:p>
          </table:table-cell>
          <table:table-cell table:formula="of:=[.A487]+300" office:value-type="float" office:value="-81" calcext:value-type="float">
            <text:p>-81</text:p>
          </table:table-cell>
          <table:table-cell table:formula="of:=ATAN2([.B487];[.D487])" office:value-type="float" office:value="-0.381359619226124" calcext:value-type="float">
            <text:p>-0.3813596192</text:p>
          </table:table-cell>
          <table:table-cell table:formula="of:=[.E487]*(180/PI())" office:value-type="float" office:value="-21.850296658373" calcext:value-type="float">
            <text:p>-21.8502966584</text:p>
          </table:table-cell>
          <table:table-cell table:number-columns-repeated="16"/>
        </table:table-row>
        <table:table-row table:style-name="ro1">
          <table:table-cell office:value-type="float" office:value="-389" calcext:value-type="float">
            <text:p>-389</text:p>
          </table:table-cell>
          <table:table-cell office:value-type="float" office:value="203" calcext:value-type="float">
            <text:p>203</text:p>
          </table:table-cell>
          <table:table-cell office:value-type="float" office:value="-746" calcext:value-type="float">
            <text:p>-746</text:p>
          </table:table-cell>
          <table:table-cell table:formula="of:=[.A488]+300" office:value-type="float" office:value="-89" calcext:value-type="float">
            <text:p>-89</text:p>
          </table:table-cell>
          <table:table-cell table:formula="of:=ATAN2([.B488];[.D488])" office:value-type="float" office:value="-0.41318543498395" calcext:value-type="float">
            <text:p>-0.413185435</text:p>
          </table:table-cell>
          <table:table-cell table:formula="of:=[.E488]*(180/PI())" office:value-type="float" office:value="-23.6737815808574" calcext:value-type="float">
            <text:p>-23.6737815809</text:p>
          </table:table-cell>
          <table:table-cell table:number-columns-repeated="16"/>
        </table:table-row>
        <table:table-row table:style-name="ro1">
          <table:table-cell office:value-type="float" office:value="-390" calcext:value-type="float">
            <text:p>-390</text:p>
          </table:table-cell>
          <table:table-cell office:value-type="float" office:value="202" calcext:value-type="float">
            <text:p>202</text:p>
          </table:table-cell>
          <table:table-cell office:value-type="float" office:value="-749" calcext:value-type="float">
            <text:p>-749</text:p>
          </table:table-cell>
          <table:table-cell table:formula="of:=[.A489]+300" office:value-type="float" office:value="-90" calcext:value-type="float">
            <text:p>-90</text:p>
          </table:table-cell>
          <table:table-cell table:formula="of:=ATAN2([.B489];[.D489])" office:value-type="float" office:value="-0.419142602966671" calcext:value-type="float">
            <text:p>-0.419142603</text:p>
          </table:table-cell>
          <table:table-cell table:formula="of:=[.E489]*(180/PI())" office:value-type="float" office:value="-24.0151021641178" calcext:value-type="float">
            <text:p>-24.0151021641</text:p>
          </table:table-cell>
          <table:table-cell table:number-columns-repeated="16"/>
        </table:table-row>
        <table:table-row table:style-name="ro1">
          <table:table-cell office:value-type="float" office:value="-398" calcext:value-type="float">
            <text:p>-398</text:p>
          </table:table-cell>
          <table:table-cell office:value-type="float" office:value="197" calcext:value-type="float">
            <text:p>197</text:p>
          </table:table-cell>
          <table:table-cell office:value-type="float" office:value="-748" calcext:value-type="float">
            <text:p>-748</text:p>
          </table:table-cell>
          <table:table-cell table:formula="of:=[.A490]+300" office:value-type="float" office:value="-98" calcext:value-type="float">
            <text:p>-98</text:p>
          </table:table-cell>
          <table:table-cell table:formula="of:=ATAN2([.B490];[.D490])" office:value-type="float" office:value="-0.461615091474471" calcext:value-type="float">
            <text:p>-0.4616150915</text:p>
          </table:table-cell>
          <table:table-cell table:formula="of:=[.E490]*(180/PI())" office:value-type="float" office:value="-26.4485965010326" calcext:value-type="float">
            <text:p>-26.448596501</text:p>
          </table:table-cell>
          <table:table-cell table:number-columns-repeated="16"/>
        </table:table-row>
        <table:table-row table:style-name="ro1">
          <table:table-cell office:value-type="float" office:value="-400" calcext:value-type="float">
            <text:p>-400</text:p>
          </table:table-cell>
          <table:table-cell office:value-type="float" office:value="198" calcext:value-type="float">
            <text:p>198</text:p>
          </table:table-cell>
          <table:table-cell office:value-type="float" office:value="-746" calcext:value-type="float">
            <text:p>-746</text:p>
          </table:table-cell>
          <table:table-cell table:formula="of:=[.A491]+300" office:value-type="float" office:value="-100" calcext:value-type="float">
            <text:p>-100</text:p>
          </table:table-cell>
          <table:table-cell table:formula="of:=ATAN2([.B491];[.D491])" office:value-type="float" office:value="-0.4676798452119" calcext:value-type="float">
            <text:p>-0.4676798452</text:p>
          </table:table-cell>
          <table:table-cell table:formula="of:=[.E491]*(180/PI())" office:value-type="float" office:value="-26.7960812939735" calcext:value-type="float">
            <text:p>-26.796081294</text:p>
          </table:table-cell>
          <table:table-cell table:number-columns-repeated="16"/>
        </table:table-row>
        <table:table-row table:style-name="ro1">
          <table:table-cell office:value-type="float" office:value="-401" calcext:value-type="float">
            <text:p>-401</text:p>
          </table:table-cell>
          <table:table-cell office:value-type="float" office:value="195" calcext:value-type="float">
            <text:p>195</text:p>
          </table:table-cell>
          <table:table-cell office:value-type="float" office:value="-748" calcext:value-type="float">
            <text:p>-748</text:p>
          </table:table-cell>
          <table:table-cell table:formula="of:=[.A492]+300" office:value-type="float" office:value="-101" calcext:value-type="float">
            <text:p>-101</text:p>
          </table:table-cell>
          <table:table-cell table:formula="of:=ATAN2([.B492];[.D492])" office:value-type="float" office:value="-0.477903262371584" calcext:value-type="float">
            <text:p>-0.4779032624</text:p>
          </table:table-cell>
          <table:table-cell table:formula="of:=[.E492]*(180/PI())" office:value-type="float" office:value="-27.381839949425" calcext:value-type="float">
            <text:p>-27.3818399494</text:p>
          </table:table-cell>
          <table:table-cell table:number-columns-repeated="16"/>
        </table:table-row>
        <table:table-row table:style-name="ro1">
          <table:table-cell office:value-type="float" office:value="-406" calcext:value-type="float">
            <text:p>-406</text:p>
          </table:table-cell>
          <table:table-cell office:value-type="float" office:value="196" calcext:value-type="float">
            <text:p>196</text:p>
          </table:table-cell>
          <table:table-cell office:value-type="float" office:value="-745" calcext:value-type="float">
            <text:p>-745</text:p>
          </table:table-cell>
          <table:table-cell table:formula="of:=[.A493]+300" office:value-type="float" office:value="-106" calcext:value-type="float">
            <text:p>-106</text:p>
          </table:table-cell>
          <table:table-cell table:formula="of:=ATAN2([.B493];[.D493])" office:value-type="float" office:value="-0.495765075104441" calcext:value-type="float">
            <text:p>-0.4957650751</text:p>
          </table:table-cell>
          <table:table-cell table:formula="of:=[.E493]*(180/PI())" office:value-type="float" office:value="-28.4052464334708" calcext:value-type="float">
            <text:p>-28.4052464335</text:p>
          </table:table-cell>
          <table:table-cell table:number-columns-repeated="16"/>
        </table:table-row>
        <table:table-row table:style-name="ro1">
          <table:table-cell office:value-type="float" office:value="-411" calcext:value-type="float">
            <text:p>-411</text:p>
          </table:table-cell>
          <table:table-cell office:value-type="float" office:value="193" calcext:value-type="float">
            <text:p>193</text:p>
          </table:table-cell>
          <table:table-cell office:value-type="float" office:value="-745" calcext:value-type="float">
            <text:p>-745</text:p>
          </table:table-cell>
          <table:table-cell table:formula="of:=[.A494]+300" office:value-type="float" office:value="-111" calcext:value-type="float">
            <text:p>-111</text:p>
          </table:table-cell>
          <table:table-cell table:formula="of:=ATAN2([.B494];[.D494])" office:value-type="float" office:value="-0.521931622362531" calcext:value-type="float">
            <text:p>-0.5219316224</text:p>
          </table:table-cell>
          <table:table-cell table:formula="of:=[.E494]*(180/PI())" office:value-type="float" office:value="-29.9044791557889" calcext:value-type="float">
            <text:p>-29.9044791558</text:p>
          </table:table-cell>
          <table:table-cell table:number-columns-repeated="16"/>
        </table:table-row>
        <table:table-row table:style-name="ro1">
          <table:table-cell office:value-type="float" office:value="-413" calcext:value-type="float">
            <text:p>-413</text:p>
          </table:table-cell>
          <table:table-cell office:value-type="float" office:value="190" calcext:value-type="float">
            <text:p>190</text:p>
          </table:table-cell>
          <table:table-cell office:value-type="float" office:value="-745" calcext:value-type="float">
            <text:p>-745</text:p>
          </table:table-cell>
          <table:table-cell table:formula="of:=[.A495]+300" office:value-type="float" office:value="-113" calcext:value-type="float">
            <text:p>-113</text:p>
          </table:table-cell>
          <table:table-cell table:formula="of:=ATAN2([.B495];[.D495])" office:value-type="float" office:value="-0.536540543775004" calcext:value-type="float">
            <text:p>-0.5365405438</text:p>
          </table:table-cell>
          <table:table-cell table:formula="of:=[.E495]*(180/PI())" office:value-type="float" office:value="-30.7415086959619" calcext:value-type="float">
            <text:p>-30.741508696</text:p>
          </table:table-cell>
          <table:table-cell table:number-columns-repeated="16"/>
        </table:table-row>
        <table:table-row table:style-name="ro1">
          <table:table-cell office:value-type="float" office:value="-422" calcext:value-type="float">
            <text:p>-422</text:p>
          </table:table-cell>
          <table:table-cell office:value-type="float" office:value="188" calcext:value-type="float">
            <text:p>188</text:p>
          </table:table-cell>
          <table:table-cell office:value-type="float" office:value="-745" calcext:value-type="float">
            <text:p>-745</text:p>
          </table:table-cell>
          <table:table-cell table:formula="of:=[.A496]+300" office:value-type="float" office:value="-122" calcext:value-type="float">
            <text:p>-122</text:p>
          </table:table-cell>
          <table:table-cell table:formula="of:=ATAN2([.B496];[.D496])" office:value-type="float" office:value="-0.575626997760366" calcext:value-type="float">
            <text:p>-0.5756269978</text:p>
          </table:table-cell>
          <table:table-cell table:formula="of:=[.E496]*(180/PI())" office:value-type="float" office:value="-32.9809975454555" calcext:value-type="float">
            <text:p>-32.9809975455</text:p>
          </table:table-cell>
          <table:table-cell table:number-columns-repeated="16"/>
        </table:table-row>
        <table:table-row table:style-name="ro1">
          <table:table-cell office:value-type="float" office:value="-424" calcext:value-type="float">
            <text:p>-424</text:p>
          </table:table-cell>
          <table:table-cell office:value-type="float" office:value="187" calcext:value-type="float">
            <text:p>187</text:p>
          </table:table-cell>
          <table:table-cell office:value-type="float" office:value="-745" calcext:value-type="float">
            <text:p>-745</text:p>
          </table:table-cell>
          <table:table-cell table:formula="of:=[.A497]+300" office:value-type="float" office:value="-124" calcext:value-type="float">
            <text:p>-124</text:p>
          </table:table-cell>
          <table:table-cell table:formula="of:=ATAN2([.B497];[.D497])" office:value-type="float" office:value="-0.585530420697704" calcext:value-type="float">
            <text:p>-0.5855304207</text:p>
          </table:table-cell>
          <table:table-cell table:formula="of:=[.E497]*(180/PI())" office:value-type="float" office:value="-33.548421882498" calcext:value-type="float">
            <text:p>-33.5484218825</text:p>
          </table:table-cell>
          <table:table-cell table:number-columns-repeated="16"/>
        </table:table-row>
        <table:table-row table:style-name="ro1">
          <table:table-cell office:value-type="float" office:value="-425" calcext:value-type="float">
            <text:p>-425</text:p>
          </table:table-cell>
          <table:table-cell office:value-type="float" office:value="184" calcext:value-type="float">
            <text:p>184</text:p>
          </table:table-cell>
          <table:table-cell office:value-type="float" office:value="-745" calcext:value-type="float">
            <text:p>-745</text:p>
          </table:table-cell>
          <table:table-cell table:formula="of:=[.A498]+300" office:value-type="float" office:value="-125" calcext:value-type="float">
            <text:p>-125</text:p>
          </table:table-cell>
          <table:table-cell table:formula="of:=ATAN2([.B498];[.D498])" office:value-type="float" office:value="-0.596730561467994" calcext:value-type="float">
            <text:p>-0.5967305615</text:p>
          </table:table-cell>
          <table:table-cell table:formula="of:=[.E498]*(180/PI())" office:value-type="float" office:value="-34.190142678588" calcext:value-type="float">
            <text:p>-34.1901426786</text:p>
          </table:table-cell>
          <table:table-cell table:number-columns-repeated="16"/>
        </table:table-row>
        <table:table-row table:style-name="ro1">
          <table:table-cell office:value-type="float" office:value="-426" calcext:value-type="float">
            <text:p>-426</text:p>
          </table:table-cell>
          <table:table-cell office:value-type="float" office:value="187" calcext:value-type="float">
            <text:p>187</text:p>
          </table:table-cell>
          <table:table-cell office:value-type="float" office:value="-743" calcext:value-type="float">
            <text:p>-743</text:p>
          </table:table-cell>
          <table:table-cell table:formula="of:=[.A499]+300" office:value-type="float" office:value="-126" calcext:value-type="float">
            <text:p>-126</text:p>
          </table:table-cell>
          <table:table-cell table:formula="of:=ATAN2([.B499];[.D499])" office:value-type="float" office:value="-0.592922613048949" calcext:value-type="float">
            <text:p>-0.592922613</text:p>
          </table:table-cell>
          <table:table-cell table:formula="of:=[.E499]*(180/PI())" office:value-type="float" office:value="-33.9719633055732" calcext:value-type="float">
            <text:p>-33.9719633056</text:p>
          </table:table-cell>
          <table:table-cell table:number-columns-repeated="16"/>
        </table:table-row>
        <table:table-row table:style-name="ro1">
          <table:table-cell office:value-type="float" office:value="-431" calcext:value-type="float">
            <text:p>-431</text:p>
          </table:table-cell>
          <table:table-cell office:value-type="float" office:value="177" calcext:value-type="float">
            <text:p>177</text:p>
          </table:table-cell>
          <table:table-cell office:value-type="float" office:value="-745" calcext:value-type="float">
            <text:p>-745</text:p>
          </table:table-cell>
          <table:table-cell table:formula="of:=[.A500]+300" office:value-type="float" office:value="-131" calcext:value-type="float">
            <text:p>-131</text:p>
          </table:table-cell>
          <table:table-cell table:formula="of:=ATAN2([.B500];[.D500])" office:value-type="float" office:value="-0.637143337963588" calcext:value-type="float">
            <text:p>-0.637143338</text:p>
          </table:table-cell>
          <table:table-cell table:formula="of:=[.E500]*(180/PI())" office:value-type="float" office:value="-36.505624210191" calcext:value-type="float">
            <text:p>-36.5056242102</text:p>
          </table:table-cell>
          <table:table-cell table:number-columns-repeated="16"/>
        </table:table-row>
        <table:table-row table:style-name="ro1">
          <table:table-cell office:value-type="float" office:value="-437" calcext:value-type="float">
            <text:p>-437</text:p>
          </table:table-cell>
          <table:table-cell office:value-type="float" office:value="175" calcext:value-type="float">
            <text:p>175</text:p>
          </table:table-cell>
          <table:table-cell office:value-type="float" office:value="-744" calcext:value-type="float">
            <text:p>-744</text:p>
          </table:table-cell>
          <table:table-cell table:formula="of:=[.A501]+300" office:value-type="float" office:value="-137" calcext:value-type="float">
            <text:p>-137</text:p>
          </table:table-cell>
          <table:table-cell table:formula="of:=ATAN2([.B501];[.D501])" office:value-type="float" office:value="-0.66420022229242" calcext:value-type="float">
            <text:p>-0.6642002223</text:p>
          </table:table-cell>
          <table:table-cell table:formula="of:=[.E501]*(180/PI())" office:value-type="float" office:value="-38.0558694890068" calcext:value-type="float">
            <text:p>-38.055869489</text:p>
          </table:table-cell>
          <table:table-cell table:number-columns-repeated="16"/>
        </table:table-row>
        <table:table-row table:style-name="ro1">
          <table:table-cell office:value-type="float" office:value="-441" calcext:value-type="float">
            <text:p>-441</text:p>
          </table:table-cell>
          <table:table-cell office:value-type="float" office:value="174" calcext:value-type="float">
            <text:p>174</text:p>
          </table:table-cell>
          <table:table-cell office:value-type="float" office:value="-746" calcext:value-type="float">
            <text:p>-746</text:p>
          </table:table-cell>
          <table:table-cell table:formula="of:=[.A502]+300" office:value-type="float" office:value="-141" calcext:value-type="float">
            <text:p>-141</text:p>
          </table:table-cell>
          <table:table-cell table:formula="of:=ATAN2([.B502];[.D502])" office:value-type="float" office:value="-0.681017010447118" calcext:value-type="float">
            <text:p>-0.6810170104</text:p>
          </table:table-cell>
          <table:table-cell table:formula="of:=[.E502]*(180/PI())" office:value-type="float" office:value="-39.0194004752365" calcext:value-type="float">
            <text:p>-39.0194004752</text:p>
          </table:table-cell>
          <table:table-cell table:number-columns-repeated="16"/>
        </table:table-row>
        <table:table-row table:style-name="ro1">
          <table:table-cell office:value-type="float" office:value="-445" calcext:value-type="float">
            <text:p>-445</text:p>
          </table:table-cell>
          <table:table-cell office:value-type="float" office:value="170" calcext:value-type="float">
            <text:p>170</text:p>
          </table:table-cell>
          <table:table-cell office:value-type="float" office:value="-744" calcext:value-type="float">
            <text:p>-744</text:p>
          </table:table-cell>
          <table:table-cell table:formula="of:=[.A503]+300" office:value-type="float" office:value="-145" calcext:value-type="float">
            <text:p>-145</text:p>
          </table:table-cell>
          <table:table-cell table:formula="of:=ATAN2([.B503];[.D503])" office:value-type="float" office:value="-0.706199092427997" calcext:value-type="float">
            <text:p>-0.7061990924</text:p>
          </table:table-cell>
          <table:table-cell table:formula="of:=[.E503]*(180/PI())" office:value-type="float" office:value="-40.4622274920934" calcext:value-type="float">
            <text:p>-40.4622274921</text:p>
          </table:table-cell>
          <table:table-cell table:number-columns-repeated="16"/>
        </table:table-row>
        <table:table-row table:style-name="ro1">
          <table:table-cell office:value-type="float" office:value="-445" calcext:value-type="float">
            <text:p>-445</text:p>
          </table:table-cell>
          <table:table-cell office:value-type="float" office:value="169" calcext:value-type="float">
            <text:p>169</text:p>
          </table:table-cell>
          <table:table-cell office:value-type="float" office:value="-745" calcext:value-type="float">
            <text:p>-745</text:p>
          </table:table-cell>
          <table:table-cell table:formula="of:=[.A504]+300" office:value-type="float" office:value="-145" calcext:value-type="float">
            <text:p>-145</text:p>
          </table:table-cell>
          <table:table-cell table:formula="of:=ATAN2([.B504];[.D504])" office:value-type="float" office:value="-0.709113364149547" calcext:value-type="float">
            <text:p>-0.7091133641</text:p>
          </table:table-cell>
          <table:table-cell table:formula="of:=[.E504]*(180/PI())" office:value-type="float" office:value="-40.6292029620925" calcext:value-type="float">
            <text:p>-40.6292029621</text:p>
          </table:table-cell>
          <table:table-cell table:number-columns-repeated="16"/>
        </table:table-row>
        <table:table-row table:style-name="ro1">
          <table:table-cell office:value-type="float" office:value="-451" calcext:value-type="float">
            <text:p>-451</text:p>
          </table:table-cell>
          <table:table-cell office:value-type="float" office:value="169" calcext:value-type="float">
            <text:p>169</text:p>
          </table:table-cell>
          <table:table-cell office:value-type="float" office:value="-745" calcext:value-type="float">
            <text:p>-745</text:p>
          </table:table-cell>
          <table:table-cell table:formula="of:=[.A505]+300" office:value-type="float" office:value="-151" calcext:value-type="float">
            <text:p>-151</text:p>
          </table:table-cell>
          <table:table-cell table:formula="of:=ATAN2([.B505];[.D505])" office:value-type="float" office:value="-0.729207377196211" calcext:value-type="float">
            <text:p>-0.7292073772</text:p>
          </table:table-cell>
          <table:table-cell table:formula="of:=[.E505]*(180/PI())" office:value-type="float" office:value="-41.7805051031472" calcext:value-type="float">
            <text:p>-41.7805051031</text:p>
          </table:table-cell>
          <table:table-cell table:number-columns-repeated="16"/>
        </table:table-row>
        <table:table-row table:style-name="ro1">
          <table:table-cell office:value-type="float" office:value="-454" calcext:value-type="float">
            <text:p>-454</text:p>
          </table:table-cell>
          <table:table-cell office:value-type="float" office:value="163" calcext:value-type="float">
            <text:p>163</text:p>
          </table:table-cell>
          <table:table-cell office:value-type="float" office:value="-745" calcext:value-type="float">
            <text:p>-745</text:p>
          </table:table-cell>
          <table:table-cell table:formula="of:=[.A506]+300" office:value-type="float" office:value="-154" calcext:value-type="float">
            <text:p>-154</text:p>
          </table:table-cell>
          <table:table-cell table:formula="of:=ATAN2([.B506];[.D506])" office:value-type="float" office:value="-0.757014620830516" calcext:value-type="float">
            <text:p>-0.7570146208</text:p>
          </table:table-cell>
          <table:table-cell table:formula="of:=[.E506]*(180/PI())" office:value-type="float" office:value="-43.3737428032848" calcext:value-type="float">
            <text:p>-43.3737428033</text:p>
          </table:table-cell>
          <table:table-cell table:number-columns-repeated="16"/>
        </table:table-row>
        <table:table-row table:style-name="ro1">
          <table:table-cell office:value-type="float" office:value="-453" calcext:value-type="float">
            <text:p>-453</text:p>
          </table:table-cell>
          <table:table-cell office:value-type="float" office:value="165" calcext:value-type="float">
            <text:p>165</text:p>
          </table:table-cell>
          <table:table-cell office:value-type="float" office:value="-746" calcext:value-type="float">
            <text:p>-746</text:p>
          </table:table-cell>
          <table:table-cell table:formula="of:=[.A507]+300" office:value-type="float" office:value="-153" calcext:value-type="float">
            <text:p>-153</text:p>
          </table:table-cell>
          <table:table-cell table:formula="of:=ATAN2([.B507];[.D507])" office:value-type="float" office:value="-0.747680210930584" calcext:value-type="float">
            <text:p>-0.7476802109</text:p>
          </table:table-cell>
          <table:table-cell table:formula="of:=[.E507]*(180/PI())" office:value-type="float" office:value="-42.8389205117736" calcext:value-type="float">
            <text:p>-42.8389205118</text:p>
          </table:table-cell>
          <table:table-cell table:number-columns-repeated="16"/>
        </table:table-row>
        <table:table-row table:style-name="ro1">
          <table:table-cell office:value-type="float" office:value="-459" calcext:value-type="float">
            <text:p>-459</text:p>
          </table:table-cell>
          <table:table-cell office:value-type="float" office:value="161" calcext:value-type="float">
            <text:p>161</text:p>
          </table:table-cell>
          <table:table-cell office:value-type="float" office:value="-744" calcext:value-type="float">
            <text:p>-744</text:p>
          </table:table-cell>
          <table:table-cell table:formula="of:=[.A508]+300" office:value-type="float" office:value="-159" calcext:value-type="float">
            <text:p>-159</text:p>
          </table:table-cell>
          <table:table-cell table:formula="of:=ATAN2([.B508];[.D508])" office:value-type="float" office:value="-0.779148244775749" calcext:value-type="float">
            <text:p>-0.7791482448</text:p>
          </table:table-cell>
          <table:table-cell table:formula="of:=[.E508]*(180/PI())" office:value-type="float" office:value="-44.6419060406764" calcext:value-type="float">
            <text:p>-44.6419060407</text:p>
          </table:table-cell>
          <table:table-cell table:number-columns-repeated="16"/>
        </table:table-row>
        <table:table-row table:style-name="ro1">
          <table:table-cell office:value-type="float" office:value="-463" calcext:value-type="float">
            <text:p>-463</text:p>
          </table:table-cell>
          <table:table-cell office:value-type="float" office:value="157" calcext:value-type="float">
            <text:p>157</text:p>
          </table:table-cell>
          <table:table-cell office:value-type="float" office:value="-744" calcext:value-type="float">
            <text:p>-744</text:p>
          </table:table-cell>
          <table:table-cell table:formula="of:=[.A509]+300" office:value-type="float" office:value="-163" calcext:value-type="float">
            <text:p>-163</text:p>
          </table:table-cell>
          <table:table-cell table:formula="of:=ATAN2([.B509];[.D509])" office:value-type="float" office:value="-0.804145966595193" calcext:value-type="float">
            <text:p>-0.8041459666</text:p>
          </table:table-cell>
          <table:table-cell table:formula="of:=[.E509]*(180/PI())" office:value-type="float" office:value="-46.0741699983726" calcext:value-type="float">
            <text:p>-46.0741699984</text:p>
          </table:table-cell>
          <table:table-cell table:number-columns-repeated="16"/>
        </table:table-row>
        <table:table-row table:style-name="ro1">
          <table:table-cell office:value-type="float" office:value="-464" calcext:value-type="float">
            <text:p>-464</text:p>
          </table:table-cell>
          <table:table-cell office:value-type="float" office:value="155" calcext:value-type="float">
            <text:p>155</text:p>
          </table:table-cell>
          <table:table-cell office:value-type="float" office:value="-745" calcext:value-type="float">
            <text:p>-745</text:p>
          </table:table-cell>
          <table:table-cell table:formula="of:=[.A510]+300" office:value-type="float" office:value="-164" calcext:value-type="float">
            <text:p>-164</text:p>
          </table:table-cell>
          <table:table-cell table:formula="of:=ATAN2([.B510];[.D510])" office:value-type="float" office:value="-0.813603847383592" calcext:value-type="float">
            <text:p>-0.8136038474</text:p>
          </table:table-cell>
          <table:table-cell table:formula="of:=[.E510]*(180/PI())" office:value-type="float" office:value="-46.6160666506857" calcext:value-type="float">
            <text:p>-46.6160666507</text:p>
          </table:table-cell>
          <table:table-cell table:number-columns-repeated="16"/>
        </table:table-row>
        <table:table-row table:style-name="ro1">
          <table:table-cell office:value-type="float" office:value="-466" calcext:value-type="float">
            <text:p>-466</text:p>
          </table:table-cell>
          <table:table-cell office:value-type="float" office:value="151" calcext:value-type="float">
            <text:p>151</text:p>
          </table:table-cell>
          <table:table-cell office:value-type="float" office:value="-740" calcext:value-type="float">
            <text:p>-740</text:p>
          </table:table-cell>
          <table:table-cell table:formula="of:=[.A511]+300" office:value-type="float" office:value="-166" calcext:value-type="float">
            <text:p>-166</text:p>
          </table:table-cell>
          <table:table-cell table:formula="of:=ATAN2([.B511];[.D511])" office:value-type="float" office:value="-0.832681506491564" calcext:value-type="float">
            <text:p>-0.8326815065</text:p>
          </table:table-cell>
          <table:table-cell table:formula="of:=[.E511]*(180/PI())" office:value-type="float" office:value="-47.7091360005619" calcext:value-type="float">
            <text:p>-47.7091360006</text:p>
          </table:table-cell>
          <table:table-cell table:number-columns-repeated="16"/>
        </table:table-row>
        <table:table-row table:style-name="ro1">
          <table:table-cell office:value-type="float" office:value="-469" calcext:value-type="float">
            <text:p>-469</text:p>
          </table:table-cell>
          <table:table-cell office:value-type="float" office:value="149" calcext:value-type="float">
            <text:p>149</text:p>
          </table:table-cell>
          <table:table-cell office:value-type="float" office:value="-745" calcext:value-type="float">
            <text:p>-745</text:p>
          </table:table-cell>
          <table:table-cell table:formula="of:=[.A512]+300" office:value-type="float" office:value="-169" calcext:value-type="float">
            <text:p>-169</text:p>
          </table:table-cell>
          <table:table-cell table:formula="of:=ATAN2([.B512];[.D512])" office:value-type="float" office:value="-0.848208516051549" calcext:value-type="float">
            <text:p>-0.8482085161</text:p>
          </table:table-cell>
          <table:table-cell table:formula="of:=[.E512]*(180/PI())" office:value-type="float" office:value="-48.5987681168083" calcext:value-type="float">
            <text:p>-48.5987681168</text:p>
          </table:table-cell>
          <table:table-cell table:number-columns-repeated="16"/>
        </table:table-row>
        <table:table-row table:style-name="ro1">
          <table:table-cell office:value-type="float" office:value="-473" calcext:value-type="float">
            <text:p>-473</text:p>
          </table:table-cell>
          <table:table-cell office:value-type="float" office:value="147" calcext:value-type="float">
            <text:p>147</text:p>
          </table:table-cell>
          <table:table-cell office:value-type="float" office:value="-741" calcext:value-type="float">
            <text:p>-741</text:p>
          </table:table-cell>
          <table:table-cell table:formula="of:=[.A513]+300" office:value-type="float" office:value="-173" calcext:value-type="float">
            <text:p>-173</text:p>
          </table:table-cell>
          <table:table-cell table:formula="of:=ATAN2([.B513];[.D513])" office:value-type="float" office:value="-0.866470075942612" calcext:value-type="float">
            <text:p>-0.8664700759</text:p>
          </table:table-cell>
          <table:table-cell table:formula="of:=[.E513]*(180/PI())" office:value-type="float" office:value="-49.6450784258916" calcext:value-type="float">
            <text:p>-49.6450784259</text:p>
          </table:table-cell>
          <table:table-cell table:number-columns-repeated="16"/>
        </table:table-row>
        <table:table-row table:style-name="ro1">
          <table:table-cell office:value-type="float" office:value="-473" calcext:value-type="float">
            <text:p>-473</text:p>
          </table:table-cell>
          <table:table-cell office:value-type="float" office:value="147" calcext:value-type="float">
            <text:p>147</text:p>
          </table:table-cell>
          <table:table-cell office:value-type="float" office:value="-741" calcext:value-type="float">
            <text:p>-741</text:p>
          </table:table-cell>
          <table:table-cell table:formula="of:=[.A514]+300" office:value-type="float" office:value="-173" calcext:value-type="float">
            <text:p>-173</text:p>
          </table:table-cell>
          <table:table-cell table:formula="of:=ATAN2([.B514];[.D514])" office:value-type="float" office:value="-0.866470075942612" calcext:value-type="float">
            <text:p>-0.8664700759</text:p>
          </table:table-cell>
          <table:table-cell table:formula="of:=[.E514]*(180/PI())" office:value-type="float" office:value="-49.6450784258916" calcext:value-type="float">
            <text:p>-49.6450784259</text:p>
          </table:table-cell>
          <table:table-cell table:number-columns-repeated="16"/>
        </table:table-row>
        <table:table-row table:style-name="ro1">
          <table:table-cell office:value-type="float" office:value="-474" calcext:value-type="float">
            <text:p>-474</text:p>
          </table:table-cell>
          <table:table-cell office:value-type="float" office:value="141" calcext:value-type="float">
            <text:p>141</text:p>
          </table:table-cell>
          <table:table-cell office:value-type="float" office:value="-743" calcext:value-type="float">
            <text:p>-743</text:p>
          </table:table-cell>
          <table:table-cell table:formula="of:=[.A515]+300" office:value-type="float" office:value="-174" calcext:value-type="float">
            <text:p>-174</text:p>
          </table:table-cell>
          <table:table-cell table:formula="of:=ATAN2([.B515];[.D515])" office:value-type="float" office:value="-0.889779316347779" calcext:value-type="float">
            <text:p>-0.8897793163</text:p>
          </table:table-cell>
          <table:table-cell table:formula="of:=[.E515]*(180/PI())" office:value-type="float" office:value="-50.9805995247635" calcext:value-type="float">
            <text:p>-50.9805995248</text:p>
          </table:table-cell>
          <table:table-cell table:number-columns-repeated="16"/>
        </table:table-row>
        <table:table-row table:style-name="ro1">
          <table:table-cell office:value-type="float" office:value="-480" calcext:value-type="float">
            <text:p>-480</text:p>
          </table:table-cell>
          <table:table-cell office:value-type="float" office:value="141" calcext:value-type="float">
            <text:p>141</text:p>
          </table:table-cell>
          <table:table-cell office:value-type="float" office:value="-746" calcext:value-type="float">
            <text:p>-746</text:p>
          </table:table-cell>
          <table:table-cell table:formula="of:=[.A516]+300" office:value-type="float" office:value="-180" calcext:value-type="float">
            <text:p>-180</text:p>
          </table:table-cell>
          <table:table-cell table:formula="of:=ATAN2([.B516];[.D516])" office:value-type="float" office:value="-0.90630092770014" calcext:value-type="float">
            <text:p>-0.9063009277</text:p>
          </table:table-cell>
          <table:table-cell table:formula="of:=[.E516]*(180/PI())" office:value-type="float" office:value="-51.9272181260092" calcext:value-type="float">
            <text:p>-51.927218126</text:p>
          </table:table-cell>
          <table:table-cell table:number-columns-repeated="16"/>
        </table:table-row>
        <table:table-row table:style-name="ro1">
          <table:table-cell office:value-type="float" office:value="-483" calcext:value-type="float">
            <text:p>-483</text:p>
          </table:table-cell>
          <table:table-cell office:value-type="float" office:value="139" calcext:value-type="float">
            <text:p>139</text:p>
          </table:table-cell>
          <table:table-cell office:value-type="float" office:value="-744" calcext:value-type="float">
            <text:p>-744</text:p>
          </table:table-cell>
          <table:table-cell table:formula="of:=[.A517]+300" office:value-type="float" office:value="-183" calcext:value-type="float">
            <text:p>-183</text:p>
          </table:table-cell>
          <table:table-cell table:formula="of:=ATAN2([.B517];[.D517])" office:value-type="float" office:value="-0.92120303923838" calcext:value-type="float">
            <text:p>-0.9212030392</text:p>
          </table:table-cell>
          <table:table-cell table:formula="of:=[.E517]*(180/PI())" office:value-type="float" office:value="-52.7810462229835" calcext:value-type="float">
            <text:p>-52.781046223</text:p>
          </table:table-cell>
          <table:table-cell table:number-columns-repeated="16"/>
        </table:table-row>
        <table:table-row table:style-name="ro1">
          <table:table-cell office:value-type="float" office:value="-482" calcext:value-type="float">
            <text:p>-482</text:p>
          </table:table-cell>
          <table:table-cell office:value-type="float" office:value="135" calcext:value-type="float">
            <text:p>135</text:p>
          </table:table-cell>
          <table:table-cell office:value-type="float" office:value="-743" calcext:value-type="float">
            <text:p>-743</text:p>
          </table:table-cell>
          <table:table-cell table:formula="of:=[.A518]+300" office:value-type="float" office:value="-182" calcext:value-type="float">
            <text:p>-182</text:p>
          </table:table-cell>
          <table:table-cell table:formula="of:=ATAN2([.B518];[.D518])" office:value-type="float" office:value="-0.932590843696751" calcext:value-type="float">
            <text:p>-0.9325908437</text:p>
          </table:table-cell>
          <table:table-cell table:formula="of:=[.E518]*(180/PI())" office:value-type="float" office:value="-53.4335193563685" calcext:value-type="float">
            <text:p>-53.4335193564</text:p>
          </table:table-cell>
          <table:table-cell table:number-columns-repeated="16"/>
        </table:table-row>
        <table:table-row table:style-name="ro1">
          <table:table-cell office:value-type="float" office:value="-489" calcext:value-type="float">
            <text:p>-489</text:p>
          </table:table-cell>
          <table:table-cell office:value-type="float" office:value="133" calcext:value-type="float">
            <text:p>133</text:p>
          </table:table-cell>
          <table:table-cell office:value-type="float" office:value="-739" calcext:value-type="float">
            <text:p>-739</text:p>
          </table:table-cell>
          <table:table-cell table:formula="of:=[.A519]+300" office:value-type="float" office:value="-189" calcext:value-type="float">
            <text:p>-189</text:p>
          </table:table-cell>
          <table:table-cell table:formula="of:=ATAN2([.B519];[.D519])" office:value-type="float" office:value="-0.957588977920387" calcext:value-type="float">
            <text:p>-0.9575889779</text:p>
          </table:table-cell>
          <table:table-cell table:formula="of:=[.E519]*(180/PI())" office:value-type="float" office:value="-54.8658069430844" calcext:value-type="float">
            <text:p>-54.8658069431</text:p>
          </table:table-cell>
          <table:table-cell table:number-columns-repeated="16"/>
        </table:table-row>
        <table:table-row table:style-name="ro1">
          <table:table-cell office:value-type="float" office:value="-490" calcext:value-type="float">
            <text:p>-490</text:p>
          </table:table-cell>
          <table:table-cell office:value-type="float" office:value="127" calcext:value-type="float">
            <text:p>127</text:p>
          </table:table-cell>
          <table:table-cell office:value-type="float" office:value="-743" calcext:value-type="float">
            <text:p>-743</text:p>
          </table:table-cell>
          <table:table-cell table:formula="of:=[.A520]+300" office:value-type="float" office:value="-190" calcext:value-type="float">
            <text:p>-190</text:p>
          </table:table-cell>
          <table:table-cell table:formula="of:=ATAN2([.B520];[.D520])" office:value-type="float" office:value="-0.981580131610114" calcext:value-type="float">
            <text:p>-0.9815801316</text:p>
          </table:table-cell>
          <table:table-cell table:formula="of:=[.E520]*(180/PI())" office:value-type="float" office:value="-56.2403987951554" calcext:value-type="float">
            <text:p>-56.2403987952</text:p>
          </table:table-cell>
          <table:table-cell table:number-columns-repeated="16"/>
        </table:table-row>
        <table:table-row table:style-name="ro1">
          <table:table-cell office:value-type="float" office:value="-491" calcext:value-type="float">
            <text:p>-491</text:p>
          </table:table-cell>
          <table:table-cell office:value-type="float" office:value="120" calcext:value-type="float">
            <text:p>120</text:p>
          </table:table-cell>
          <table:table-cell office:value-type="float" office:value="-739" calcext:value-type="float">
            <text:p>-739</text:p>
          </table:table-cell>
          <table:table-cell table:formula="of:=[.A521]+300" office:value-type="float" office:value="-191" calcext:value-type="float">
            <text:p>-191</text:p>
          </table:table-cell>
          <table:table-cell table:formula="of:=ATAN2([.B521];[.D521])" office:value-type="float" office:value="-1.00984739171505" calcext:value-type="float">
            <text:p>-1.0098473917</text:p>
          </table:table-cell>
          <table:table-cell table:formula="of:=[.E521]*(180/PI())" office:value-type="float" office:value="-57.8599934975669" calcext:value-type="float">
            <text:p>-57.8599934976</text:p>
          </table:table-cell>
          <table:table-cell table:number-columns-repeated="16"/>
        </table:table-row>
        <table:table-row table:style-name="ro1">
          <table:table-cell office:value-type="float" office:value="-495" calcext:value-type="float">
            <text:p>-495</text:p>
          </table:table-cell>
          <table:table-cell office:value-type="float" office:value="124" calcext:value-type="float">
            <text:p>124</text:p>
          </table:table-cell>
          <table:table-cell office:value-type="float" office:value="-744" calcext:value-type="float">
            <text:p>-744</text:p>
          </table:table-cell>
          <table:table-cell table:formula="of:=[.A522]+300" office:value-type="float" office:value="-195" calcext:value-type="float">
            <text:p>-195</text:p>
          </table:table-cell>
          <table:table-cell table:formula="of:=ATAN2([.B522];[.D522])" office:value-type="float" office:value="-1.00439900438035" calcext:value-type="float">
            <text:p>-1.0043990044</text:p>
          </table:table-cell>
          <table:table-cell table:formula="of:=[.E522]*(180/PI())" office:value-type="float" office:value="-57.5478238981357" calcext:value-type="float">
            <text:p>-57.5478238981</text:p>
          </table:table-cell>
          <table:table-cell table:number-columns-repeated="16"/>
        </table:table-row>
        <table:table-row table:style-name="ro1">
          <table:table-cell office:value-type="float" office:value="-494" calcext:value-type="float">
            <text:p>-494</text:p>
          </table:table-cell>
          <table:table-cell office:value-type="float" office:value="116" calcext:value-type="float">
            <text:p>116</text:p>
          </table:table-cell>
          <table:table-cell office:value-type="float" office:value="-739" calcext:value-type="float">
            <text:p>-739</text:p>
          </table:table-cell>
          <table:table-cell table:formula="of:=[.A523]+300" office:value-type="float" office:value="-194" calcext:value-type="float">
            <text:p>-194</text:p>
          </table:table-cell>
          <table:table-cell table:formula="of:=ATAN2([.B523];[.D523])" office:value-type="float" office:value="-1.03189427604244" calcext:value-type="float">
            <text:p>-1.031894276</text:p>
          </table:table-cell>
          <table:table-cell table:formula="of:=[.E523]*(180/PI())" office:value-type="float" office:value="-59.1231869209396" calcext:value-type="float">
            <text:p>-59.1231869209</text:p>
          </table:table-cell>
          <table:table-cell table:number-columns-repeated="16"/>
        </table:table-row>
        <table:table-row table:style-name="ro1">
          <table:table-cell office:value-type="float" office:value="-498" calcext:value-type="float">
            <text:p>-498</text:p>
          </table:table-cell>
          <table:table-cell office:value-type="float" office:value="112" calcext:value-type="float">
            <text:p>112</text:p>
          </table:table-cell>
          <table:table-cell office:value-type="float" office:value="-741" calcext:value-type="float">
            <text:p>-741</text:p>
          </table:table-cell>
          <table:table-cell table:formula="of:=[.A524]+300" office:value-type="float" office:value="-198" calcext:value-type="float">
            <text:p>-198</text:p>
          </table:table-cell>
          <table:table-cell table:formula="of:=ATAN2([.B524];[.D524])" office:value-type="float" office:value="-1.05601223504599" calcext:value-type="float">
            <text:p>-1.056012235</text:p>
          </table:table-cell>
          <table:table-cell table:formula="of:=[.E524]*(180/PI())" office:value-type="float" office:value="-60.5050441823123" calcext:value-type="float">
            <text:p>-60.5050441823</text:p>
          </table:table-cell>
          <table:table-cell table:number-columns-repeated="16"/>
        </table:table-row>
        <table:table-row table:style-name="ro1">
          <table:table-cell office:value-type="float" office:value="-501" calcext:value-type="float">
            <text:p>-501</text:p>
          </table:table-cell>
          <table:table-cell office:value-type="float" office:value="104" calcext:value-type="float">
            <text:p>104</text:p>
          </table:table-cell>
          <table:table-cell office:value-type="float" office:value="-740" calcext:value-type="float">
            <text:p>-740</text:p>
          </table:table-cell>
          <table:table-cell table:formula="of:=[.A525]+300" office:value-type="float" office:value="-201" calcext:value-type="float">
            <text:p>-201</text:p>
          </table:table-cell>
          <table:table-cell table:formula="of:=ATAN2([.B525];[.D525])" office:value-type="float" office:value="-1.09331560811132" calcext:value-type="float">
            <text:p>-1.0933156081</text:p>
          </table:table-cell>
          <table:table-cell table:formula="of:=[.E525]*(180/PI())" office:value-type="float" office:value="-62.6423700205577" calcext:value-type="float">
            <text:p>-62.6423700206</text:p>
          </table:table-cell>
          <table:table-cell table:number-columns-repeated="16"/>
        </table:table-row>
        <table:table-row table:style-name="ro1">
          <table:table-cell office:value-type="float" office:value="-503" calcext:value-type="float">
            <text:p>-503</text:p>
          </table:table-cell>
          <table:table-cell office:value-type="float" office:value="104" calcext:value-type="float">
            <text:p>104</text:p>
          </table:table-cell>
          <table:table-cell office:value-type="float" office:value="-715" calcext:value-type="float">
            <text:p>-715</text:p>
          </table:table-cell>
          <table:table-cell table:formula="of:=[.A526]+300" office:value-type="float" office:value="-203" calcext:value-type="float">
            <text:p>-203</text:p>
          </table:table-cell>
          <table:table-cell table:formula="of:=ATAN2([.B526];[.D526])" office:value-type="float" office:value="-1.09734511031479" calcext:value-type="float">
            <text:p>-1.0973451103</text:p>
          </table:table-cell>
          <table:table-cell table:formula="of:=[.E526]*(180/PI())" office:value-type="float" office:value="-62.8732434903555" calcext:value-type="float">
            <text:p>-62.8732434904</text:p>
          </table:table-cell>
          <table:table-cell table:number-columns-repeated="16"/>
        </table:table-row>
        <table:table-row table:style-name="ro1">
          <table:table-cell office:value-type="float" office:value="-507" calcext:value-type="float">
            <text:p>-507</text:p>
          </table:table-cell>
          <table:table-cell office:value-type="float" office:value="96" calcext:value-type="float">
            <text:p>96</text:p>
          </table:table-cell>
          <table:table-cell office:value-type="float" office:value="-739" calcext:value-type="float">
            <text:p>-739</text:p>
          </table:table-cell>
          <table:table-cell table:formula="of:=[.A527]+300" office:value-type="float" office:value="-207" calcext:value-type="float">
            <text:p>-207</text:p>
          </table:table-cell>
          <table:table-cell table:formula="of:=ATAN2([.B527];[.D527])" office:value-type="float" office:value="-1.1365520059981" calcext:value-type="float">
            <text:p>-1.136552006</text:p>
          </table:table-cell>
          <table:table-cell table:formula="of:=[.E527]*(180/PI())" office:value-type="float" office:value="-65.1196331408183" calcext:value-type="float">
            <text:p>-65.1196331408</text:p>
          </table:table-cell>
          <table:table-cell table:number-columns-repeated="16"/>
        </table:table-row>
        <table:table-row table:style-name="ro1">
          <table:table-cell office:value-type="float" office:value="-510" calcext:value-type="float">
            <text:p>-510</text:p>
          </table:table-cell>
          <table:table-cell office:value-type="float" office:value="91" calcext:value-type="float">
            <text:p>91</text:p>
          </table:table-cell>
          <table:table-cell office:value-type="float" office:value="-740" calcext:value-type="float">
            <text:p>-740</text:p>
          </table:table-cell>
          <table:table-cell table:formula="of:=[.A528]+300" office:value-type="float" office:value="-210" calcext:value-type="float">
            <text:p>-210</text:p>
          </table:table-cell>
          <table:table-cell table:formula="of:=ATAN2([.B528];[.D528])" office:value-type="float" office:value="-1.16188849784397" calcext:value-type="float">
            <text:p>-1.1618884978</text:p>
          </table:table-cell>
          <table:table-cell table:formula="of:=[.E528]*(180/PI())" office:value-type="float" office:value="-66.5713071912546" calcext:value-type="float">
            <text:p>-66.5713071913</text:p>
          </table:table-cell>
          <table:table-cell table:number-columns-repeated="16"/>
        </table:table-row>
        <table:table-row table:style-name="ro1">
          <table:table-cell office:value-type="float" office:value="-510" calcext:value-type="float">
            <text:p>-510</text:p>
          </table:table-cell>
          <table:table-cell office:value-type="float" office:value="91" calcext:value-type="float">
            <text:p>91</text:p>
          </table:table-cell>
          <table:table-cell office:value-type="float" office:value="-740" calcext:value-type="float">
            <text:p>-740</text:p>
          </table:table-cell>
          <table:table-cell table:formula="of:=[.A529]+300" office:value-type="float" office:value="-210" calcext:value-type="float">
            <text:p>-210</text:p>
          </table:table-cell>
          <table:table-cell table:formula="of:=ATAN2([.B529];[.D529])" office:value-type="float" office:value="-1.16188849784397" calcext:value-type="float">
            <text:p>-1.1618884978</text:p>
          </table:table-cell>
          <table:table-cell table:formula="of:=[.E529]*(180/PI())" office:value-type="float" office:value="-66.5713071912546" calcext:value-type="float">
            <text:p>-66.5713071913</text:p>
          </table:table-cell>
          <table:table-cell table:number-columns-repeated="16"/>
        </table:table-row>
        <table:table-row table:style-name="ro1">
          <table:table-cell office:value-type="float" office:value="-513" calcext:value-type="float">
            <text:p>-513</text:p>
          </table:table-cell>
          <table:table-cell office:value-type="float" office:value="84" calcext:value-type="float">
            <text:p>84</text:p>
          </table:table-cell>
          <table:table-cell office:value-type="float" office:value="-742" calcext:value-type="float">
            <text:p>-742</text:p>
          </table:table-cell>
          <table:table-cell table:formula="of:=[.A530]+300" office:value-type="float" office:value="-213" calcext:value-type="float">
            <text:p>-213</text:p>
          </table:table-cell>
          <table:table-cell table:formula="of:=ATAN2([.B530];[.D530])" office:value-type="float" office:value="-1.19515609132183" calcext:value-type="float">
            <text:p>-1.1951560913</text:p>
          </table:table-cell>
          <table:table-cell table:formula="of:=[.E530]*(180/PI())" office:value-type="float" office:value="-68.4773998920929" calcext:value-type="float">
            <text:p>-68.4773998921</text:p>
          </table:table-cell>
          <table:table-cell table:number-columns-repeated="16"/>
        </table:table-row>
        <table:table-row table:style-name="ro1">
          <table:table-cell office:value-type="float" office:value="-517" calcext:value-type="float">
            <text:p>-517</text:p>
          </table:table-cell>
          <table:table-cell office:value-type="float" office:value="84" calcext:value-type="float">
            <text:p>84</text:p>
          </table:table-cell>
          <table:table-cell office:value-type="float" office:value="-740" calcext:value-type="float">
            <text:p>-740</text:p>
          </table:table-cell>
          <table:table-cell table:formula="of:=[.A531]+300" office:value-type="float" office:value="-217" calcext:value-type="float">
            <text:p>-217</text:p>
          </table:table-cell>
          <table:table-cell table:formula="of:=ATAN2([.B531];[.D531])" office:value-type="float" office:value="-1.20146266912127" calcext:value-type="float">
            <text:p>-1.2014626691</text:p>
          </table:table-cell>
          <table:table-cell table:formula="of:=[.E531]*(180/PI())" office:value-type="float" office:value="-68.8387401831717" calcext:value-type="float">
            <text:p>-68.8387401832</text:p>
          </table:table-cell>
          <table:table-cell table:number-columns-repeated="16"/>
        </table:table-row>
        <table:table-row table:style-name="ro1">
          <table:table-cell office:value-type="float" office:value="-519" calcext:value-type="float">
            <text:p>-519</text:p>
          </table:table-cell>
          <table:table-cell office:value-type="float" office:value="77" calcext:value-type="float">
            <text:p>77</text:p>
          </table:table-cell>
          <table:table-cell office:value-type="float" office:value="-737" calcext:value-type="float">
            <text:p>-737</text:p>
          </table:table-cell>
          <table:table-cell table:formula="of:=[.A532]+300" office:value-type="float" office:value="-219" calcext:value-type="float">
            <text:p>-219</text:p>
          </table:table-cell>
          <table:table-cell table:formula="of:=ATAN2([.B532];[.D532])" office:value-type="float" office:value="-1.23269845490262" calcext:value-type="float">
            <text:p>-1.2326984549</text:p>
          </table:table-cell>
          <table:table-cell table:formula="of:=[.E532]*(180/PI())" office:value-type="float" office:value="-70.6284188782176" calcext:value-type="float">
            <text:p>-70.6284188782</text:p>
          </table:table-cell>
          <table:table-cell table:number-columns-repeated="16"/>
        </table:table-row>
        <table:table-row table:style-name="ro1">
          <table:table-cell office:value-type="float" office:value="-521" calcext:value-type="float">
            <text:p>-521</text:p>
          </table:table-cell>
          <table:table-cell office:value-type="float" office:value="76" calcext:value-type="float">
            <text:p>76</text:p>
          </table:table-cell>
          <table:table-cell office:value-type="float" office:value="-740" calcext:value-type="float">
            <text:p>-740</text:p>
          </table:table-cell>
          <table:table-cell table:formula="of:=[.A533]+300" office:value-type="float" office:value="-221" calcext:value-type="float">
            <text:p>-221</text:p>
          </table:table-cell>
          <table:table-cell table:formula="of:=ATAN2([.B533];[.D533])" office:value-type="float" office:value="-1.23957379586787" calcext:value-type="float">
            <text:p>-1.2395737959</text:p>
          </table:table-cell>
          <table:table-cell table:formula="of:=[.E533]*(180/PI())" office:value-type="float" office:value="-71.0223468982399" calcext:value-type="float">
            <text:p>-71.0223468982</text:p>
          </table:table-cell>
          <table:table-cell table:number-columns-repeated="16"/>
        </table:table-row>
        <table:table-row table:style-name="ro1">
          <table:table-cell office:value-type="float" office:value="-519" calcext:value-type="float">
            <text:p>-519</text:p>
          </table:table-cell>
          <table:table-cell office:value-type="float" office:value="71" calcext:value-type="float">
            <text:p>71</text:p>
          </table:table-cell>
          <table:table-cell office:value-type="float" office:value="-706" calcext:value-type="float">
            <text:p>-706</text:p>
          </table:table-cell>
          <table:table-cell table:formula="of:=[.A534]+300" office:value-type="float" office:value="-219" calcext:value-type="float">
            <text:p>-219</text:p>
          </table:table-cell>
          <table:table-cell table:formula="of:=ATAN2([.B534];[.D534])" office:value-type="float" office:value="-1.25728734403614" calcext:value-type="float">
            <text:p>-1.257287344</text:p>
          </table:table-cell>
          <table:table-cell table:formula="of:=[.E534]*(180/PI())" office:value-type="float" office:value="-72.0372584484834" calcext:value-type="float">
            <text:p>-72.0372584485</text:p>
          </table:table-cell>
          <table:table-cell table:number-columns-repeated="16"/>
        </table:table-row>
        <table:table-row table:style-name="ro1">
          <table:table-cell office:value-type="float" office:value="-521" calcext:value-type="float">
            <text:p>-521</text:p>
          </table:table-cell>
          <table:table-cell office:value-type="float" office:value="64" calcext:value-type="float">
            <text:p>64</text:p>
          </table:table-cell>
          <table:table-cell office:value-type="float" office:value="-741" calcext:value-type="float">
            <text:p>-741</text:p>
          </table:table-cell>
          <table:table-cell table:formula="of:=[.A535]+300" office:value-type="float" office:value="-221" calcext:value-type="float">
            <text:p>-221</text:p>
          </table:table-cell>
          <table:table-cell table:formula="of:=ATAN2([.B535];[.D535])" office:value-type="float" office:value="-1.28891459355846" calcext:value-type="float">
            <text:p>-1.2889145936</text:p>
          </table:table-cell>
          <table:table-cell table:formula="of:=[.E535]*(180/PI())" office:value-type="float" office:value="-73.8493663637198" calcext:value-type="float">
            <text:p>-73.8493663637</text:p>
          </table:table-cell>
          <table:table-cell table:number-columns-repeated="16"/>
        </table:table-row>
        <table:table-row table:style-name="ro1">
          <table:table-cell office:value-type="float" office:value="-520" calcext:value-type="float">
            <text:p>-520</text:p>
          </table:table-cell>
          <table:table-cell office:value-type="float" office:value="64" calcext:value-type="float">
            <text:p>64</text:p>
          </table:table-cell>
          <table:table-cell office:value-type="float" office:value="-710" calcext:value-type="float">
            <text:p>-710</text:p>
          </table:table-cell>
          <table:table-cell table:formula="of:=[.A536]+300" office:value-type="float" office:value="-220" calcext:value-type="float">
            <text:p>-220</text:p>
          </table:table-cell>
          <table:table-cell table:formula="of:=ATAN2([.B536];[.D536])" office:value-type="float" office:value="-1.2877005414954" calcext:value-type="float">
            <text:p>-1.2877005415</text:p>
          </table:table-cell>
          <table:table-cell table:formula="of:=[.E536]*(180/PI())" office:value-type="float" office:value="-73.7798063043972" calcext:value-type="float">
            <text:p>-73.7798063044</text:p>
          </table:table-cell>
          <table:table-cell table:number-columns-repeated="16"/>
        </table:table-row>
        <table:table-row table:style-name="ro1">
          <table:table-cell office:value-type="float" office:value="-523" calcext:value-type="float">
            <text:p>-523</text:p>
          </table:table-cell>
          <table:table-cell office:value-type="float" office:value="59" calcext:value-type="float">
            <text:p>59</text:p>
          </table:table-cell>
          <table:table-cell office:value-type="float" office:value="-737" calcext:value-type="float">
            <text:p>-737</text:p>
          </table:table-cell>
          <table:table-cell table:formula="of:=[.A537]+300" office:value-type="float" office:value="-223" calcext:value-type="float">
            <text:p>-223</text:p>
          </table:table-cell>
          <table:table-cell table:formula="of:=ATAN2([.B537];[.D537])" office:value-type="float" office:value="-1.31214869379766" calcext:value-type="float">
            <text:p>-1.3121486938</text:p>
          </table:table-cell>
          <table:table-cell table:formula="of:=[.E537]*(180/PI())" office:value-type="float" office:value="-75.18058224821" calcext:value-type="float">
            <text:p>-75.1805822482</text:p>
          </table:table-cell>
          <table:table-cell table:number-columns-repeated="16"/>
        </table:table-row>
        <table:table-row table:style-name="ro1">
          <table:table-cell office:value-type="float" office:value="-522" calcext:value-type="float">
            <text:p>-522</text:p>
          </table:table-cell>
          <table:table-cell office:value-type="float" office:value="51" calcext:value-type="float">
            <text:p>51</text:p>
          </table:table-cell>
          <table:table-cell office:value-type="float" office:value="-736" calcext:value-type="float">
            <text:p>-736</text:p>
          </table:table-cell>
          <table:table-cell table:formula="of:=[.A538]+300" office:value-type="float" office:value="-222" calcext:value-type="float">
            <text:p>-222</text:p>
          </table:table-cell>
          <table:table-cell table:formula="of:=ATAN2([.B538];[.D538])" office:value-type="float" office:value="-1.34498464525154" calcext:value-type="float">
            <text:p>-1.3449846453</text:p>
          </table:table-cell>
          <table:table-cell table:formula="of:=[.E538]*(180/PI())" office:value-type="float" office:value="-77.0619436828136" calcext:value-type="float">
            <text:p>-77.0619436828</text:p>
          </table:table-cell>
          <table:table-cell table:number-columns-repeated="16"/>
        </table:table-row>
        <table:table-row table:style-name="ro1">
          <table:table-cell office:value-type="float" office:value="-520" calcext:value-type="float">
            <text:p>-520</text:p>
          </table:table-cell>
          <table:table-cell office:value-type="float" office:value="46" calcext:value-type="float">
            <text:p>46</text:p>
          </table:table-cell>
          <table:table-cell office:value-type="float" office:value="-737" calcext:value-type="float">
            <text:p>-737</text:p>
          </table:table-cell>
          <table:table-cell table:formula="of:=[.A539]+300" office:value-type="float" office:value="-220" calcext:value-type="float">
            <text:p>-220</text:p>
          </table:table-cell>
          <table:table-cell table:formula="of:=ATAN2([.B539];[.D539])" office:value-type="float" office:value="-1.36467498491959" calcext:value-type="float">
            <text:p>-1.3646749849</text:p>
          </table:table-cell>
          <table:table-cell table:formula="of:=[.E539]*(180/PI())" office:value-type="float" office:value="-78.1901170429718" calcext:value-type="float">
            <text:p>-78.190117043</text:p>
          </table:table-cell>
          <table:table-cell table:number-columns-repeated="16"/>
        </table:table-row>
        <table:table-row table:style-name="ro1">
          <table:table-cell office:value-type="float" office:value="-523" calcext:value-type="float">
            <text:p>-523</text:p>
          </table:table-cell>
          <table:table-cell office:value-type="float" office:value="44" calcext:value-type="float">
            <text:p>44</text:p>
          </table:table-cell>
          <table:table-cell office:value-type="float" office:value="-740" calcext:value-type="float">
            <text:p>-740</text:p>
          </table:table-cell>
          <table:table-cell table:formula="of:=[.A540]+300" office:value-type="float" office:value="-223" calcext:value-type="float">
            <text:p>-223</text:p>
          </table:table-cell>
          <table:table-cell table:formula="of:=ATAN2([.B540];[.D540])" office:value-type="float" office:value="-1.37598919947307" calcext:value-type="float">
            <text:p>-1.3759891995</text:p>
          </table:table-cell>
          <table:table-cell table:formula="of:=[.E540]*(180/PI())" office:value-type="float" office:value="-78.8383737853916" calcext:value-type="float">
            <text:p>-78.8383737854</text:p>
          </table:table-cell>
          <table:table-cell table:number-columns-repeated="16"/>
        </table:table-row>
        <table:table-row table:style-name="ro1">
          <table:table-cell office:value-type="float" office:value="-522" calcext:value-type="float">
            <text:p>-522</text:p>
          </table:table-cell>
          <table:table-cell office:value-type="float" office:value="39" calcext:value-type="float">
            <text:p>39</text:p>
          </table:table-cell>
          <table:table-cell office:value-type="float" office:value="-739" calcext:value-type="float">
            <text:p>-739</text:p>
          </table:table-cell>
          <table:table-cell table:formula="of:=[.A541]+300" office:value-type="float" office:value="-222" calcext:value-type="float">
            <text:p>-222</text:p>
          </table:table-cell>
          <table:table-cell table:formula="of:=ATAN2([.B541];[.D541])" office:value-type="float" office:value="-1.39689513765701" calcext:value-type="float">
            <text:p>-1.3968951377</text:p>
          </table:table-cell>
          <table:table-cell table:formula="of:=[.E541]*(180/PI())" office:value-type="float" office:value="-80.0361958100928" calcext:value-type="float">
            <text:p>-80.0361958101</text:p>
          </table:table-cell>
          <table:table-cell table:number-columns-repeated="16"/>
        </table:table-row>
        <table:table-row table:style-name="ro1">
          <table:table-cell office:value-type="float" office:value="-521" calcext:value-type="float">
            <text:p>-521</text:p>
          </table:table-cell>
          <table:table-cell office:value-type="float" office:value="34" calcext:value-type="float">
            <text:p>34</text:p>
          </table:table-cell>
          <table:table-cell office:value-type="float" office:value="-711" calcext:value-type="float">
            <text:p>-711</text:p>
          </table:table-cell>
          <table:table-cell table:formula="of:=[.A542]+300" office:value-type="float" office:value="-221" calcext:value-type="float">
            <text:p>-221</text:p>
          </table:table-cell>
          <table:table-cell table:formula="of:=ATAN2([.B542];[.D542])" office:value-type="float" office:value="-1.41814699839963" calcext:value-type="float">
            <text:p>-1.4181469984</text:p>
          </table:table-cell>
          <table:table-cell table:formula="of:=[.E542]*(180/PI())" office:value-type="float" office:value="-81.2538377374448" calcext:value-type="float">
            <text:p>-81.2538377374</text:p>
          </table:table-cell>
          <table:table-cell table:number-columns-repeated="16"/>
        </table:table-row>
        <table:table-row table:style-name="ro1">
          <table:table-cell office:value-type="float" office:value="-521" calcext:value-type="float">
            <text:p>-521</text:p>
          </table:table-cell>
          <table:table-cell office:value-type="float" office:value="32" calcext:value-type="float">
            <text:p>32</text:p>
          </table:table-cell>
          <table:table-cell office:value-type="float" office:value="-740" calcext:value-type="float">
            <text:p>-740</text:p>
          </table:table-cell>
          <table:table-cell table:formula="of:=[.A543]+300" office:value-type="float" office:value="-221" calcext:value-type="float">
            <text:p>-221</text:p>
          </table:table-cell>
          <table:table-cell table:formula="of:=ATAN2([.B543];[.D543])" office:value-type="float" office:value="-1.42699933780805" calcext:value-type="float">
            <text:p>-1.4269993378</text:p>
          </table:table-cell>
          <table:table-cell table:formula="of:=[.E543]*(180/PI())" office:value-type="float" office:value="-81.7610394243648" calcext:value-type="float">
            <text:p>-81.7610394244</text:p>
          </table:table-cell>
          <table:table-cell table:number-columns-repeated="16"/>
        </table:table-row>
        <table:table-row table:style-name="ro1">
          <table:table-cell office:value-type="float" office:value="-521" calcext:value-type="float">
            <text:p>-521</text:p>
          </table:table-cell>
          <table:table-cell office:value-type="float" office:value="32" calcext:value-type="float">
            <text:p>32</text:p>
          </table:table-cell>
          <table:table-cell office:value-type="float" office:value="-740" calcext:value-type="float">
            <text:p>-740</text:p>
          </table:table-cell>
          <table:table-cell table:formula="of:=[.A544]+300" office:value-type="float" office:value="-221" calcext:value-type="float">
            <text:p>-221</text:p>
          </table:table-cell>
          <table:table-cell table:formula="of:=ATAN2([.B544];[.D544])" office:value-type="float" office:value="-1.42699933780805" calcext:value-type="float">
            <text:p>-1.4269993378</text:p>
          </table:table-cell>
          <table:table-cell table:formula="of:=[.E544]*(180/PI())" office:value-type="float" office:value="-81.7610394243648" calcext:value-type="float">
            <text:p>-81.7610394244</text:p>
          </table:table-cell>
          <table:table-cell table:number-columns-repeated="16"/>
        </table:table-row>
        <table:table-row table:style-name="ro1">
          <table:table-cell office:value-type="float" office:value="-523" calcext:value-type="float">
            <text:p>-523</text:p>
          </table:table-cell>
          <table:table-cell office:value-type="float" office:value="23" calcext:value-type="float">
            <text:p>23</text:p>
          </table:table-cell>
          <table:table-cell office:value-type="float" office:value="-713" calcext:value-type="float">
            <text:p>-713</text:p>
          </table:table-cell>
          <table:table-cell table:formula="of:=[.A545]+300" office:value-type="float" office:value="-223" calcext:value-type="float">
            <text:p>-223</text:p>
          </table:table-cell>
          <table:table-cell table:formula="of:=ATAN2([.B545];[.D545])" office:value-type="float" office:value="-1.46802071581467" calcext:value-type="float">
            <text:p>-1.4680207158</text:p>
          </table:table-cell>
          <table:table-cell table:formula="of:=[.E545]*(180/PI())" office:value-type="float" office:value="-84.1113912539544" calcext:value-type="float">
            <text:p>-84.111391254</text:p>
          </table:table-cell>
          <table:table-cell table:number-columns-repeated="16"/>
        </table:table-row>
        <table:table-row table:style-name="ro1">
          <table:table-cell office:value-type="float" office:value="-522" calcext:value-type="float">
            <text:p>-522</text:p>
          </table:table-cell>
          <table:table-cell office:value-type="float" office:value="19" calcext:value-type="float">
            <text:p>19</text:p>
          </table:table-cell>
          <table:table-cell office:value-type="float" office:value="-739" calcext:value-type="float">
            <text:p>-739</text:p>
          </table:table-cell>
          <table:table-cell table:formula="of:=[.A546]+300" office:value-type="float" office:value="-222" calcext:value-type="float">
            <text:p>-222</text:p>
          </table:table-cell>
          <table:table-cell table:formula="of:=ATAN2([.B546];[.D546])" office:value-type="float" office:value="-1.48541879598811" calcext:value-type="float">
            <text:p>-1.485418796</text:p>
          </table:table-cell>
          <table:table-cell table:formula="of:=[.E546]*(180/PI())" office:value-type="float" office:value="-85.1082278195227" calcext:value-type="float">
            <text:p>-85.1082278195</text:p>
          </table:table-cell>
          <table:table-cell table:number-columns-repeated="16"/>
        </table:table-row>
        <table:table-row table:style-name="ro1">
          <table:table-cell office:value-type="float" office:value="-523" calcext:value-type="float">
            <text:p>-523</text:p>
          </table:table-cell>
          <table:table-cell office:value-type="float" office:value="14" calcext:value-type="float">
            <text:p>14</text:p>
          </table:table-cell>
          <table:table-cell office:value-type="float" office:value="-739" calcext:value-type="float">
            <text:p>-739</text:p>
          </table:table-cell>
          <table:table-cell table:formula="of:=[.A547]+300" office:value-type="float" office:value="-223" calcext:value-type="float">
            <text:p>-223</text:p>
          </table:table-cell>
          <table:table-cell table:formula="of:=ATAN2([.B547];[.D547])" office:value-type="float" office:value="-1.50809834316018" calcext:value-type="float">
            <text:p>-1.5080983432</text:p>
          </table:table-cell>
          <table:table-cell table:formula="of:=[.E547]*(180/PI())" office:value-type="float" office:value="-86.4076701537507" calcext:value-type="float">
            <text:p>-86.4076701538</text:p>
          </table:table-cell>
          <table:table-cell table:number-columns-repeated="16"/>
        </table:table-row>
        <table:table-row table:style-name="ro1">
          <table:table-cell office:value-type="float" office:value="-522" calcext:value-type="float">
            <text:p>-522</text:p>
          </table:table-cell>
          <table:table-cell office:value-type="float" office:value="6" calcext:value-type="float">
            <text:p>6</text:p>
          </table:table-cell>
          <table:table-cell office:value-type="float" office:value="-739" calcext:value-type="float">
            <text:p>-739</text:p>
          </table:table-cell>
          <table:table-cell table:formula="of:=[.A548]+300" office:value-type="float" office:value="-222" calcext:value-type="float">
            <text:p>-222</text:p>
          </table:table-cell>
          <table:table-cell table:formula="of:=ATAN2([.B548];[.D548])" office:value-type="float" office:value="-1.54377587760763" calcext:value-type="float">
            <text:p>-1.5437758776</text:p>
          </table:table-cell>
          <table:table-cell table:formula="of:=[.E548]*(180/PI())" office:value-type="float" office:value="-88.451842301022" calcext:value-type="float">
            <text:p>-88.451842301</text:p>
          </table:table-cell>
          <table:table-cell table:number-columns-repeated="16"/>
        </table:table-row>
        <table:table-row table:style-name="ro1">
          <table:table-cell office:value-type="float" office:value="-524" calcext:value-type="float">
            <text:p>-524</text:p>
          </table:table-cell>
          <table:table-cell office:value-type="float" office:value="6" calcext:value-type="float">
            <text:p>6</text:p>
          </table:table-cell>
          <table:table-cell office:value-type="float" office:value="-741" calcext:value-type="float">
            <text:p>-741</text:p>
          </table:table-cell>
          <table:table-cell table:formula="of:=[.A549]+300" office:value-type="float" office:value="-224" calcext:value-type="float">
            <text:p>-224</text:p>
          </table:table-cell>
          <table:table-cell table:formula="of:=ATAN2([.B549];[.D549])" office:value-type="float" office:value="-1.54401701577513" calcext:value-type="float">
            <text:p>-1.5440170158</text:p>
          </table:table-cell>
          <table:table-cell table:formula="of:=[.E549]*(180/PI())" office:value-type="float" office:value="-88.4656585002992" calcext:value-type="float">
            <text:p>-88.4656585003</text:p>
          </table:table-cell>
          <table:table-cell table:number-columns-repeated="16"/>
        </table:table-row>
        <table:table-row table:style-name="ro1">
          <table:table-cell office:value-type="float" office:value="-522" calcext:value-type="float">
            <text:p>-522</text:p>
          </table:table-cell>
          <table:table-cell office:value-type="float" office:value="-5" calcext:value-type="float">
            <text:p>-5</text:p>
          </table:table-cell>
          <table:table-cell office:value-type="float" office:value="-741" calcext:value-type="float">
            <text:p>-741</text:p>
          </table:table-cell>
          <table:table-cell table:formula="of:=[.A550]+300" office:value-type="float" office:value="-222" calcext:value-type="float">
            <text:p>-222</text:p>
          </table:table-cell>
          <table:table-cell table:formula="of:=ATAN2([.B550];[.D550])" office:value-type="float" office:value="-1.59331504218764" calcext:value-type="float">
            <text:p>-1.5933150422</text:p>
          </table:table-cell>
          <table:table-cell table:formula="of:=[.E550]*(180/PI())" office:value-type="float" office:value="-91.2902273520605" calcext:value-type="float">
            <text:p>-91.2902273521</text:p>
          </table:table-cell>
          <table:table-cell table:number-columns-repeated="16"/>
        </table:table-row>
        <table:table-row table:style-name="ro1">
          <table:table-cell office:value-type="float" office:value="-522" calcext:value-type="float">
            <text:p>-522</text:p>
          </table:table-cell>
          <table:table-cell office:value-type="float" office:value="-6" calcext:value-type="float">
            <text:p>-6</text:p>
          </table:table-cell>
          <table:table-cell office:value-type="float" office:value="-741" calcext:value-type="float">
            <text:p>-741</text:p>
          </table:table-cell>
          <table:table-cell table:formula="of:=[.A551]+300" office:value-type="float" office:value="-222" calcext:value-type="float">
            <text:p>-222</text:p>
          </table:table-cell>
          <table:table-cell table:formula="of:=ATAN2([.B551];[.D551])" office:value-type="float" office:value="-1.59781677598216" calcext:value-type="float">
            <text:p>-1.597816776</text:p>
          </table:table-cell>
          <table:table-cell table:formula="of:=[.E551]*(180/PI())" office:value-type="float" office:value="-91.548157698978" calcext:value-type="float">
            <text:p>-91.548157699</text:p>
          </table:table-cell>
          <table:table-cell table:number-columns-repeated="16"/>
        </table:table-row>
        <table:table-row table:style-name="ro1">
          <table:table-cell office:value-type="float" office:value="-521" calcext:value-type="float">
            <text:p>-521</text:p>
          </table:table-cell>
          <table:table-cell office:value-type="float" office:value="-14" calcext:value-type="float">
            <text:p>-14</text:p>
          </table:table-cell>
          <table:table-cell office:value-type="float" office:value="-741" calcext:value-type="float">
            <text:p>-741</text:p>
          </table:table-cell>
          <table:table-cell table:formula="of:=[.A552]+300" office:value-type="float" office:value="-221" calcext:value-type="float">
            <text:p>-221</text:p>
          </table:table-cell>
          <table:table-cell table:formula="of:=ATAN2([.B552];[.D552])" office:value-type="float" office:value="-1.63406020701222" calcext:value-type="float">
            <text:p>-1.634060207</text:p>
          </table:table-cell>
          <table:table-cell table:formula="of:=[.E552]*(180/PI())" office:value-type="float" office:value="-93.6247533320739" calcext:value-type="float">
            <text:p>-93.6247533321</text:p>
          </table:table-cell>
          <table:table-cell table:number-columns-repeated="16"/>
        </table:table-row>
        <table:table-row table:style-name="ro1">
          <table:table-cell office:value-type="float" office:value="-523" calcext:value-type="float">
            <text:p>-523</text:p>
          </table:table-cell>
          <table:table-cell office:value-type="float" office:value="-20" calcext:value-type="float">
            <text:p>-20</text:p>
          </table:table-cell>
          <table:table-cell office:value-type="float" office:value="-740" calcext:value-type="float">
            <text:p>-740</text:p>
          </table:table-cell>
          <table:table-cell table:formula="of:=[.A553]+300" office:value-type="float" office:value="-223" calcext:value-type="float">
            <text:p>-223</text:p>
          </table:table-cell>
          <table:table-cell table:formula="of:=ATAN2([.B553];[.D553])" office:value-type="float" office:value="-1.66024311309456" calcext:value-type="float">
            <text:p>-1.6602431131</text:p>
          </table:table-cell>
          <table:table-cell table:formula="of:=[.E553]*(180/PI())" office:value-type="float" office:value="-95.1249233459791" calcext:value-type="float">
            <text:p>-95.124923346</text:p>
          </table:table-cell>
          <table:table-cell table:number-columns-repeated="16"/>
        </table:table-row>
        <table:table-row table:style-name="ro1">
          <table:table-cell office:value-type="float" office:value="-519" calcext:value-type="float">
            <text:p>-519</text:p>
          </table:table-cell>
          <table:table-cell office:value-type="float" office:value="-24" calcext:value-type="float">
            <text:p>-24</text:p>
          </table:table-cell>
          <table:table-cell office:value-type="float" office:value="-739" calcext:value-type="float">
            <text:p>-739</text:p>
          </table:table-cell>
          <table:table-cell table:formula="of:=[.A554]+300" office:value-type="float" office:value="-219" calcext:value-type="float">
            <text:p>-219</text:p>
          </table:table-cell>
          <table:table-cell table:formula="of:=ATAN2([.B554];[.D554])" office:value-type="float" office:value="-1.67994978970377" calcext:value-type="float">
            <text:p>-1.6799497897</text:p>
          </table:table-cell>
          <table:table-cell table:formula="of:=[.E554]*(180/PI())" office:value-type="float" office:value="-96.2540327439165" calcext:value-type="float">
            <text:p>-96.2540327439</text:p>
          </table:table-cell>
          <table:table-cell table:number-columns-repeated="16"/>
        </table:table-row>
        <table:table-row table:style-name="ro1">
          <table:table-cell office:value-type="float" office:value="-524" calcext:value-type="float">
            <text:p>-524</text:p>
          </table:table-cell>
          <table:table-cell office:value-type="float" office:value="-27" calcext:value-type="float">
            <text:p>-27</text:p>
          </table:table-cell>
          <table:table-cell office:value-type="float" office:value="-741" calcext:value-type="float">
            <text:p>-741</text:p>
          </table:table-cell>
          <table:table-cell table:formula="of:=[.A555]+300" office:value-type="float" office:value="-224" calcext:value-type="float">
            <text:p>-224</text:p>
          </table:table-cell>
          <table:table-cell table:formula="of:=ATAN2([.B555];[.D555])" office:value-type="float" office:value="-1.6907533288071" calcext:value-type="float">
            <text:p>-1.6907533288</text:p>
          </table:table-cell>
          <table:table-cell table:formula="of:=[.E555]*(180/PI())" office:value-type="float" office:value="-96.8730299383415" calcext:value-type="float">
            <text:p>-96.8730299383</text:p>
          </table:table-cell>
          <table:table-cell table:number-columns-repeated="16"/>
        </table:table-row>
        <table:table-row table:style-name="ro1">
          <table:table-cell office:value-type="float" office:value="-521" calcext:value-type="float">
            <text:p>-521</text:p>
          </table:table-cell>
          <table:table-cell office:value-type="float" office:value="-31" calcext:value-type="float">
            <text:p>-31</text:p>
          </table:table-cell>
          <table:table-cell office:value-type="float" office:value="-737" calcext:value-type="float">
            <text:p>-737</text:p>
          </table:table-cell>
          <table:table-cell table:formula="of:=[.A556]+300" office:value-type="float" office:value="-221" calcext:value-type="float">
            <text:p>-221</text:p>
          </table:table-cell>
          <table:table-cell table:formula="of:=ATAN2([.B556];[.D556])" office:value-type="float" office:value="-1.71015853258238" calcext:value-type="float">
            <text:p>-1.7101585326</text:p>
          </table:table-cell>
          <table:table-cell table:formula="of:=[.E556]*(180/PI())" office:value-type="float" office:value="-97.9848662152566" calcext:value-type="float">
            <text:p>-97.9848662153</text:p>
          </table:table-cell>
          <table:table-cell table:number-columns-repeated="16"/>
        </table:table-row>
        <table:table-row table:style-name="ro1">
          <table:table-cell office:value-type="float" office:value="-517" calcext:value-type="float">
            <text:p>-517</text:p>
          </table:table-cell>
          <table:table-cell office:value-type="float" office:value="-36" calcext:value-type="float">
            <text:p>-36</text:p>
          </table:table-cell>
          <table:table-cell office:value-type="float" office:value="-739" calcext:value-type="float">
            <text:p>-739</text:p>
          </table:table-cell>
          <table:table-cell table:formula="of:=[.A557]+300" office:value-type="float" office:value="-217" calcext:value-type="float">
            <text:p>-217</text:p>
          </table:table-cell>
          <table:table-cell table:formula="of:=ATAN2([.B557];[.D557])" office:value-type="float" office:value="-1.73519762019323" calcext:value-type="float">
            <text:p>-1.7351976202</text:p>
          </table:table-cell>
          <table:table-cell table:formula="of:=[.E557]*(180/PI())" office:value-type="float" office:value="-99.4195002582162" calcext:value-type="float">
            <text:p>-99.4195002582</text:p>
          </table:table-cell>
          <table:table-cell table:number-columns-repeated="16"/>
        </table:table-row>
        <table:table-row table:style-name="ro1">
          <table:table-cell office:value-type="float" office:value="-521" calcext:value-type="float">
            <text:p>-521</text:p>
          </table:table-cell>
          <table:table-cell office:value-type="float" office:value="-40" calcext:value-type="float">
            <text:p>-40</text:p>
          </table:table-cell>
          <table:table-cell office:value-type="float" office:value="-709" calcext:value-type="float">
            <text:p>-709</text:p>
          </table:table-cell>
          <table:table-cell table:formula="of:=[.A558]+300" office:value-type="float" office:value="-221" calcext:value-type="float">
            <text:p>-221</text:p>
          </table:table-cell>
          <table:table-cell table:formula="of:=ATAN2([.B558];[.D558])" office:value-type="float" office:value="-1.74985333133566" calcext:value-type="float">
            <text:p>-1.7498533313</text:p>
          </table:table-cell>
          <table:table-cell table:formula="of:=[.E558]*(180/PI())" office:value-type="float" office:value="-100.25921065244" calcext:value-type="float">
            <text:p>-100.2592106524</text:p>
          </table:table-cell>
          <table:table-cell table:number-columns-repeated="16"/>
        </table:table-row>
        <table:table-row table:style-name="ro1">
          <table:table-cell office:value-type="float" office:value="-521" calcext:value-type="float">
            <text:p>-521</text:p>
          </table:table-cell>
          <table:table-cell office:value-type="float" office:value="-40" calcext:value-type="float">
            <text:p>-40</text:p>
          </table:table-cell>
          <table:table-cell office:value-type="float" office:value="-709" calcext:value-type="float">
            <text:p>-709</text:p>
          </table:table-cell>
          <table:table-cell table:formula="of:=[.A559]+300" office:value-type="float" office:value="-221" calcext:value-type="float">
            <text:p>-221</text:p>
          </table:table-cell>
          <table:table-cell table:formula="of:=ATAN2([.B559];[.D559])" office:value-type="float" office:value="-1.74985333133566" calcext:value-type="float">
            <text:p>-1.7498533313</text:p>
          </table:table-cell>
          <table:table-cell table:formula="of:=[.E559]*(180/PI())" office:value-type="float" office:value="-100.25921065244" calcext:value-type="float">
            <text:p>-100.2592106524</text:p>
          </table:table-cell>
          <table:table-cell table:number-columns-repeated="16"/>
        </table:table-row>
        <table:table-row table:style-name="ro1">
          <table:table-cell office:value-type="float" office:value="-519" calcext:value-type="float">
            <text:p>-519</text:p>
          </table:table-cell>
          <table:table-cell office:value-type="float" office:value="-45" calcext:value-type="float">
            <text:p>-45</text:p>
          </table:table-cell>
          <table:table-cell office:value-type="float" office:value="-739" calcext:value-type="float">
            <text:p>-739</text:p>
          </table:table-cell>
          <table:table-cell table:formula="of:=[.A560]+300" office:value-type="float" office:value="-219" calcext:value-type="float">
            <text:p>-219</text:p>
          </table:table-cell>
          <table:table-cell table:formula="of:=ATAN2([.B560];[.D560])" office:value-type="float" office:value="-1.77345499594237" calcext:value-type="float">
            <text:p>-1.7734549959</text:p>
          </table:table-cell>
          <table:table-cell table:formula="of:=[.E560]*(180/PI())" office:value-type="float" office:value="-101.611486423888" calcext:value-type="float">
            <text:p>-101.6114864239</text:p>
          </table:table-cell>
          <table:table-cell table:number-columns-repeated="16"/>
        </table:table-row>
        <table:table-row table:style-name="ro1">
          <table:table-cell office:value-type="float" office:value="-516" calcext:value-type="float">
            <text:p>-516</text:p>
          </table:table-cell>
          <table:table-cell office:value-type="float" office:value="-54" calcext:value-type="float">
            <text:p>-54</text:p>
          </table:table-cell>
          <table:table-cell office:value-type="float" office:value="-740" calcext:value-type="float">
            <text:p>-740</text:p>
          </table:table-cell>
          <table:table-cell table:formula="of:=[.A561]+300" office:value-type="float" office:value="-216" calcext:value-type="float">
            <text:p>-216</text:p>
          </table:table-cell>
          <table:table-cell table:formula="of:=ATAN2([.B561];[.D561])" office:value-type="float" office:value="-1.81577498992176" calcext:value-type="float">
            <text:p>-1.8157749899</text:p>
          </table:table-cell>
          <table:table-cell table:formula="of:=[.E561]*(180/PI())" office:value-type="float" office:value="-104.036243467926" calcext:value-type="float">
            <text:p>-104.0362434679</text:p>
          </table:table-cell>
          <table:table-cell table:number-columns-repeated="16"/>
        </table:table-row>
        <table:table-row table:style-name="ro1">
          <table:table-cell office:value-type="float" office:value="-516" calcext:value-type="float">
            <text:p>-516</text:p>
          </table:table-cell>
          <table:table-cell office:value-type="float" office:value="-57" calcext:value-type="float">
            <text:p>-57</text:p>
          </table:table-cell>
          <table:table-cell office:value-type="float" office:value="-738" calcext:value-type="float">
            <text:p>-738</text:p>
          </table:table-cell>
          <table:table-cell table:formula="of:=[.A562]+300" office:value-type="float" office:value="-216" calcext:value-type="float">
            <text:p>-216</text:p>
          </table:table-cell>
          <table:table-cell table:formula="of:=ATAN2([.B562];[.D562])" office:value-type="float" office:value="-1.82880356865885" calcext:value-type="float">
            <text:p>-1.8288035687</text:p>
          </table:table-cell>
          <table:table-cell table:formula="of:=[.E562]*(180/PI())" office:value-type="float" office:value="-104.782726042616" calcext:value-type="float">
            <text:p>-104.7827260426</text:p>
          </table:table-cell>
          <table:table-cell table:number-columns-repeated="16"/>
        </table:table-row>
        <table:table-row table:style-name="ro1">
          <table:table-cell office:value-type="float" office:value="-514" calcext:value-type="float">
            <text:p>-514</text:p>
          </table:table-cell>
          <table:table-cell office:value-type="float" office:value="-62" calcext:value-type="float">
            <text:p>-62</text:p>
          </table:table-cell>
          <table:table-cell office:value-type="float" office:value="-740" calcext:value-type="float">
            <text:p>-740</text:p>
          </table:table-cell>
          <table:table-cell table:formula="of:=[.A563]+300" office:value-type="float" office:value="-214" calcext:value-type="float">
            <text:p>-214</text:p>
          </table:table-cell>
          <table:table-cell table:formula="of:=ATAN2([.B563];[.D563])" office:value-type="float" office:value="-1.85279510579569" calcext:value-type="float">
            <text:p>-1.8527951058</text:p>
          </table:table-cell>
          <table:table-cell table:formula="of:=[.E563]*(180/PI())" office:value-type="float" office:value="-106.157339864588" calcext:value-type="float">
            <text:p>-106.1573398646</text:p>
          </table:table-cell>
          <table:table-cell table:number-columns-repeated="16"/>
        </table:table-row>
        <table:table-row table:style-name="ro1">
          <table:table-cell office:value-type="float" office:value="-514" calcext:value-type="float">
            <text:p>-514</text:p>
          </table:table-cell>
          <table:table-cell office:value-type="float" office:value="-65" calcext:value-type="float">
            <text:p>-65</text:p>
          </table:table-cell>
          <table:table-cell office:value-type="float" office:value="-739" calcext:value-type="float">
            <text:p>-739</text:p>
          </table:table-cell>
          <table:table-cell table:formula="of:=[.A564]+300" office:value-type="float" office:value="-214" calcext:value-type="float">
            <text:p>-214</text:p>
          </table:table-cell>
          <table:table-cell table:formula="of:=ATAN2([.B564];[.D564])" office:value-type="float" office:value="-1.8656792320642" calcext:value-type="float">
            <text:p>-1.8656792321</text:p>
          </table:table-cell>
          <table:table-cell table:formula="of:=[.E564]*(180/PI())" office:value-type="float" office:value="-106.895545922487" calcext:value-type="float">
            <text:p>-106.8955459225</text:p>
          </table:table-cell>
          <table:table-cell table:number-columns-repeated="16"/>
        </table:table-row>
        <table:table-row table:style-name="ro1">
          <table:table-cell office:value-type="float" office:value="-510" calcext:value-type="float">
            <text:p>-510</text:p>
          </table:table-cell>
          <table:table-cell office:value-type="float" office:value="-68" calcext:value-type="float">
            <text:p>-68</text:p>
          </table:table-cell>
          <table:table-cell office:value-type="float" office:value="-739" calcext:value-type="float">
            <text:p>-739</text:p>
          </table:table-cell>
          <table:table-cell table:formula="of:=[.A565]+300" office:value-type="float" office:value="-210" calcext:value-type="float">
            <text:p>-210</text:p>
          </table:table-cell>
          <table:table-cell table:formula="of:=ATAN2([.B565];[.D565])" office:value-type="float" office:value="-1.88395110436559" calcext:value-type="float">
            <text:p>-1.8839511044</text:p>
          </table:table-cell>
          <table:table-cell table:formula="of:=[.E565]*(180/PI())" office:value-type="float" office:value="-107.942447089159" calcext:value-type="float">
            <text:p>-107.9424470892</text:p>
          </table:table-cell>
          <table:table-cell table:number-columns-repeated="16"/>
        </table:table-row>
        <table:table-row table:style-name="ro1">
          <table:table-cell office:value-type="float" office:value="-510" calcext:value-type="float">
            <text:p>-510</text:p>
          </table:table-cell>
          <table:table-cell office:value-type="float" office:value="-75" calcext:value-type="float">
            <text:p>-75</text:p>
          </table:table-cell>
          <table:table-cell office:value-type="float" office:value="-737" calcext:value-type="float">
            <text:p>-737</text:p>
          </table:table-cell>
          <table:table-cell table:formula="of:=[.A566]+300" office:value-type="float" office:value="-210" calcext:value-type="float">
            <text:p>-210</text:p>
          </table:table-cell>
          <table:table-cell table:formula="of:=ATAN2([.B566];[.D566])" office:value-type="float" office:value="-1.9138202672156" calcext:value-type="float">
            <text:p>-1.9138202672</text:p>
          </table:table-cell>
          <table:table-cell table:formula="of:=[.E566]*(180/PI())" office:value-type="float" office:value="-109.653824058053" calcext:value-type="float">
            <text:p>-109.6538240581</text:p>
          </table:table-cell>
          <table:table-cell table:number-columns-repeated="16"/>
        </table:table-row>
        <table:table-row table:style-name="ro1">
          <table:table-cell office:value-type="float" office:value="-507" calcext:value-type="float">
            <text:p>-507</text:p>
          </table:table-cell>
          <table:table-cell office:value-type="float" office:value="-75" calcext:value-type="float">
            <text:p>-75</text:p>
          </table:table-cell>
          <table:table-cell office:value-type="float" office:value="-714" calcext:value-type="float">
            <text:p>-714</text:p>
          </table:table-cell>
          <table:table-cell table:formula="of:=[.A567]+300" office:value-type="float" office:value="-207" calcext:value-type="float">
            <text:p>-207</text:p>
          </table:table-cell>
          <table:table-cell table:formula="of:=ATAN2([.B567];[.D567])" office:value-type="float" office:value="-1.9184031865508" calcext:value-type="float">
            <text:p>-1.9184031866</text:p>
          </table:table-cell>
          <table:table-cell table:formula="of:=[.E567]*(180/PI())" office:value-type="float" office:value="-109.916405993809" calcext:value-type="float">
            <text:p>-109.9164059938</text:p>
          </table:table-cell>
          <table:table-cell table:number-columns-repeated="16"/>
        </table:table-row>
        <table:table-row table:style-name="ro1">
          <table:table-cell office:value-type="float" office:value="-503" calcext:value-type="float">
            <text:p>-503</text:p>
          </table:table-cell>
          <table:table-cell office:value-type="float" office:value="-85" calcext:value-type="float">
            <text:p>-85</text:p>
          </table:table-cell>
          <table:table-cell office:value-type="float" office:value="-721" calcext:value-type="float">
            <text:p>-721</text:p>
          </table:table-cell>
          <table:table-cell table:formula="of:=[.A568]+300" office:value-type="float" office:value="-203" calcext:value-type="float">
            <text:p>-203</text:p>
          </table:table-cell>
          <table:table-cell table:formula="of:=ATAN2([.B568];[.D568])" office:value-type="float" office:value="-1.96733508540049" calcext:value-type="float">
            <text:p>-1.9673350854</text:p>
          </table:table-cell>
          <table:table-cell table:formula="of:=[.E568]*(180/PI())" office:value-type="float" office:value="-112.719997281458" calcext:value-type="float">
            <text:p>-112.7199972815</text:p>
          </table:table-cell>
          <table:table-cell table:number-columns-repeated="16"/>
        </table:table-row>
        <table:table-row table:style-name="ro1">
          <table:table-cell office:value-type="float" office:value="-504" calcext:value-type="float">
            <text:p>-504</text:p>
          </table:table-cell>
          <table:table-cell office:value-type="float" office:value="-85" calcext:value-type="float">
            <text:p>-85</text:p>
          </table:table-cell>
          <table:table-cell office:value-type="float" office:value="-739" calcext:value-type="float">
            <text:p>-739</text:p>
          </table:table-cell>
          <table:table-cell table:formula="of:=[.A569]+300" office:value-type="float" office:value="-204" calcext:value-type="float">
            <text:p>-204</text:p>
          </table:table-cell>
          <table:table-cell table:formula="of:=ATAN2([.B569];[.D569])" office:value-type="float" office:value="-1.96558744649466" calcext:value-type="float">
            <text:p>-1.9655874465</text:p>
          </table:table-cell>
          <table:table-cell table:formula="of:=[.E569]*(180/PI())" office:value-type="float" office:value="-112.61986494804" calcext:value-type="float">
            <text:p>-112.619864948</text:p>
          </table:table-cell>
          <table:table-cell table:number-columns-repeated="16"/>
        </table:table-row>
        <table:table-row table:style-name="ro1">
          <table:table-cell office:value-type="float" office:value="-501" calcext:value-type="float">
            <text:p>-501</text:p>
          </table:table-cell>
          <table:table-cell office:value-type="float" office:value="-89" calcext:value-type="float">
            <text:p>-89</text:p>
          </table:table-cell>
          <table:table-cell office:value-type="float" office:value="-739" calcext:value-type="float">
            <text:p>-739</text:p>
          </table:table-cell>
          <table:table-cell table:formula="of:=[.A570]+300" office:value-type="float" office:value="-201" calcext:value-type="float">
            <text:p>-201</text:p>
          </table:table-cell>
          <table:table-cell table:formula="of:=ATAN2([.B570];[.D570])" office:value-type="float" office:value="-1.98763497596771" calcext:value-type="float">
            <text:p>-1.987634976</text:p>
          </table:table-cell>
          <table:table-cell table:formula="of:=[.E570]*(180/PI())" office:value-type="float" office:value="-113.883095335537" calcext:value-type="float">
            <text:p>-113.8830953355</text:p>
          </table:table-cell>
          <table:table-cell table:number-columns-repeated="16"/>
        </table:table-row>
        <table:table-row table:style-name="ro1">
          <table:table-cell office:value-type="float" office:value="-494" calcext:value-type="float">
            <text:p>-494</text:p>
          </table:table-cell>
          <table:table-cell office:value-type="float" office:value="-98" calcext:value-type="float">
            <text:p>-98</text:p>
          </table:table-cell>
          <table:table-cell office:value-type="float" office:value="-738" calcext:value-type="float">
            <text:p>-738</text:p>
          </table:table-cell>
          <table:table-cell table:formula="of:=[.A571]+300" office:value-type="float" office:value="-194" calcext:value-type="float">
            <text:p>-194</text:p>
          </table:table-cell>
          <table:table-cell table:formula="of:=ATAN2([.B571];[.D571])" office:value-type="float" office:value="-2.03855913890281" calcext:value-type="float">
            <text:p>-2.0385591389</text:p>
          </table:table-cell>
          <table:table-cell table:formula="of:=[.E571]*(180/PI())" office:value-type="float" office:value="-116.800834946955" calcext:value-type="float">
            <text:p>-116.800834947</text:p>
          </table:table-cell>
          <table:table-cell table:number-columns-repeated="16"/>
        </table:table-row>
        <table:table-row table:style-name="ro1">
          <table:table-cell office:value-type="float" office:value="-496" calcext:value-type="float">
            <text:p>-496</text:p>
          </table:table-cell>
          <table:table-cell office:value-type="float" office:value="-101" calcext:value-type="float">
            <text:p>-101</text:p>
          </table:table-cell>
          <table:table-cell office:value-type="float" office:value="-739" calcext:value-type="float">
            <text:p>-739</text:p>
          </table:table-cell>
          <table:table-cell table:formula="of:=[.A572]+300" office:value-type="float" office:value="-196" calcext:value-type="float">
            <text:p>-196</text:p>
          </table:table-cell>
          <table:table-cell table:formula="of:=ATAN2([.B572];[.D572])" office:value-type="float" office:value="-2.04661372035912" calcext:value-type="float">
            <text:p>-2.0466137204</text:p>
          </table:table-cell>
          <table:table-cell table:formula="of:=[.E572]*(180/PI())" office:value-type="float" office:value="-117.262328470145" calcext:value-type="float">
            <text:p>-117.2623284701</text:p>
          </table:table-cell>
          <table:table-cell table:number-columns-repeated="16"/>
        </table:table-row>
        <table:table-row table:style-name="ro1">
          <table:table-cell office:value-type="float" office:value="-491" calcext:value-type="float">
            <text:p>-491</text:p>
          </table:table-cell>
          <table:table-cell office:value-type="float" office:value="-109" calcext:value-type="float">
            <text:p>-109</text:p>
          </table:table-cell>
          <table:table-cell office:value-type="float" office:value="-742" calcext:value-type="float">
            <text:p>-742</text:p>
          </table:table-cell>
          <table:table-cell table:formula="of:=[.A573]+300" office:value-type="float" office:value="-191" calcext:value-type="float">
            <text:p>-191</text:p>
          </table:table-cell>
          <table:table-cell table:formula="of:=ATAN2([.B573];[.D573])" office:value-type="float" office:value="-2.08937842530878" calcext:value-type="float">
            <text:p>-2.0893784253</text:p>
          </table:table-cell>
          <table:table-cell table:formula="of:=[.E573]*(180/PI())" office:value-type="float" office:value="-119.712565575883" calcext:value-type="float">
            <text:p>-119.7125655759</text:p>
          </table:table-cell>
          <table:table-cell table:number-columns-repeated="16"/>
        </table:table-row>
        <table:table-row table:style-name="ro1">
          <table:table-cell office:value-type="float" office:value="-489" calcext:value-type="float">
            <text:p>-489</text:p>
          </table:table-cell>
          <table:table-cell office:value-type="float" office:value="-112" calcext:value-type="float">
            <text:p>-112</text:p>
          </table:table-cell>
          <table:table-cell office:value-type="float" office:value="-740" calcext:value-type="float">
            <text:p>-740</text:p>
          </table:table-cell>
          <table:table-cell table:formula="of:=[.A574]+300" office:value-type="float" office:value="-189" calcext:value-type="float">
            <text:p>-189</text:p>
          </table:table-cell>
          <table:table-cell table:formula="of:=ATAN2([.B574];[.D574])" office:value-type="float" office:value="-2.10575140058099" calcext:value-type="float">
            <text:p>-2.1057514006</text:p>
          </table:table-cell>
          <table:table-cell table:formula="of:=[.E574]*(180/PI())" office:value-type="float" office:value="-120.650667957053" calcext:value-type="float">
            <text:p>-120.6506679571</text:p>
          </table:table-cell>
          <table:table-cell table:number-columns-repeated="16"/>
        </table:table-row>
        <table:table-row table:style-name="ro1">
          <table:table-cell office:value-type="float" office:value="-486" calcext:value-type="float">
            <text:p>-486</text:p>
          </table:table-cell>
          <table:table-cell office:value-type="float" office:value="-113" calcext:value-type="float">
            <text:p>-113</text:p>
          </table:table-cell>
          <table:table-cell office:value-type="float" office:value="-742" calcext:value-type="float">
            <text:p>-742</text:p>
          </table:table-cell>
          <table:table-cell table:formula="of:=[.A575]+300" office:value-type="float" office:value="-186" calcext:value-type="float">
            <text:p>-186</text:p>
          </table:table-cell>
          <table:table-cell table:formula="of:=ATAN2([.B575];[.D575])" office:value-type="float" office:value="-2.11673192557038" calcext:value-type="float">
            <text:p>-2.1167319256</text:p>
          </table:table-cell>
          <table:table-cell table:formula="of:=[.E575]*(180/PI())" office:value-type="float" office:value="-121.279805695783" calcext:value-type="float">
            <text:p>-121.2798056958</text:p>
          </table:table-cell>
          <table:table-cell table:number-columns-repeated="16"/>
        </table:table-row>
        <table:table-row table:style-name="ro1">
          <table:table-cell office:value-type="float" office:value="-484" calcext:value-type="float">
            <text:p>-484</text:p>
          </table:table-cell>
          <table:table-cell office:value-type="float" office:value="-122" calcext:value-type="float">
            <text:p>-122</text:p>
          </table:table-cell>
          <table:table-cell office:value-type="float" office:value="-738" calcext:value-type="float">
            <text:p>-738</text:p>
          </table:table-cell>
          <table:table-cell table:formula="of:=[.A576]+300" office:value-type="float" office:value="-184" calcext:value-type="float">
            <text:p>-184</text:p>
          </table:table-cell>
          <table:table-cell table:formula="of:=ATAN2([.B576];[.D576])" office:value-type="float" office:value="-2.15628637281562" calcext:value-type="float">
            <text:p>-2.1562863728</text:p>
          </table:table-cell>
          <table:table-cell table:formula="of:=[.E576]*(180/PI())" office:value-type="float" office:value="-123.546108583908" calcext:value-type="float">
            <text:p>-123.5461085839</text:p>
          </table:table-cell>
          <table:table-cell table:number-columns-repeated="16"/>
        </table:table-row>
        <table:table-row table:style-name="ro1">
          <table:table-cell office:value-type="float" office:value="-481" calcext:value-type="float">
            <text:p>-481</text:p>
          </table:table-cell>
          <table:table-cell office:value-type="float" office:value="-129" calcext:value-type="float">
            <text:p>-129</text:p>
          </table:table-cell>
          <table:table-cell office:value-type="float" office:value="-740" calcext:value-type="float">
            <text:p>-740</text:p>
          </table:table-cell>
          <table:table-cell table:formula="of:=[.A577]+300" office:value-type="float" office:value="-181" calcext:value-type="float">
            <text:p>-181</text:p>
          </table:table-cell>
          <table:table-cell table:formula="of:=ATAN2([.B577];[.D577])" office:value-type="float" office:value="-2.18999978805462" calcext:value-type="float">
            <text:p>-2.1899997881</text:p>
          </table:table-cell>
          <table:table-cell table:formula="of:=[.E577]*(180/PI())" office:value-type="float" office:value="-125.477744990075" calcext:value-type="float">
            <text:p>-125.4777449901</text:p>
          </table:table-cell>
          <table:table-cell table:number-columns-repeated="16"/>
        </table:table-row>
        <table:table-row table:style-name="ro1">
          <table:table-cell office:value-type="float" office:value="-479" calcext:value-type="float">
            <text:p>-479</text:p>
          </table:table-cell>
          <table:table-cell office:value-type="float" office:value="-132" calcext:value-type="float">
            <text:p>-132</text:p>
          </table:table-cell>
          <table:table-cell office:value-type="float" office:value="-742" calcext:value-type="float">
            <text:p>-742</text:p>
          </table:table-cell>
          <table:table-cell table:formula="of:=[.A578]+300" office:value-type="float" office:value="-179" calcext:value-type="float">
            <text:p>-179</text:p>
          </table:table-cell>
          <table:table-cell table:formula="of:=ATAN2([.B578];[.D578])" office:value-type="float" office:value="-2.20620408712391" calcext:value-type="float">
            <text:p>-2.2062040871</text:p>
          </table:table-cell>
          <table:table-cell table:formula="of:=[.E578]*(180/PI())" office:value-type="float" office:value="-126.406182936712" calcext:value-type="float">
            <text:p>-126.4061829367</text:p>
          </table:table-cell>
          <table:table-cell table:number-columns-repeated="16"/>
        </table:table-row>
        <table:table-row table:style-name="ro1">
          <table:table-cell office:value-type="float" office:value="-475" calcext:value-type="float">
            <text:p>-475</text:p>
          </table:table-cell>
          <table:table-cell office:value-type="float" office:value="-137" calcext:value-type="float">
            <text:p>-137</text:p>
          </table:table-cell>
          <table:table-cell office:value-type="float" office:value="-739" calcext:value-type="float">
            <text:p>-739</text:p>
          </table:table-cell>
          <table:table-cell table:formula="of:=[.A579]+300" office:value-type="float" office:value="-175" calcext:value-type="float">
            <text:p>-175</text:p>
          </table:table-cell>
          <table:table-cell table:formula="of:=ATAN2([.B579];[.D579])" office:value-type="float" office:value="-2.23499654908732" calcext:value-type="float">
            <text:p>-2.2349965491</text:p>
          </table:table-cell>
          <table:table-cell table:formula="of:=[.E579]*(180/PI())" office:value-type="float" office:value="-128.055869489007" calcext:value-type="float">
            <text:p>-128.055869489</text:p>
          </table:table-cell>
          <table:table-cell table:number-columns-repeated="16"/>
        </table:table-row>
        <table:table-row table:style-name="ro1">
          <table:table-cell office:value-type="float" office:value="-470" calcext:value-type="float">
            <text:p>-470</text:p>
          </table:table-cell>
          <table:table-cell office:value-type="float" office:value="-138" calcext:value-type="float">
            <text:p>-138</text:p>
          </table:table-cell>
          <table:table-cell office:value-type="float" office:value="-743" calcext:value-type="float">
            <text:p>-743</text:p>
          </table:table-cell>
          <table:table-cell table:formula="of:=[.A580]+300" office:value-type="float" office:value="-170" calcext:value-type="float">
            <text:p>-170</text:p>
          </table:table-cell>
          <table:table-cell table:formula="of:=ATAN2([.B580];[.D580])" office:value-type="float" office:value="-2.2526698156818" calcext:value-type="float">
            <text:p>-2.2526698157</text:p>
          </table:table-cell>
          <table:table-cell table:formula="of:=[.E580]*(180/PI())" office:value-type="float" office:value="-129.06847307508" calcext:value-type="float">
            <text:p>-129.0684730751</text:p>
          </table:table-cell>
          <table:table-cell table:number-columns-repeated="16"/>
        </table:table-row>
        <table:table-row table:style-name="ro1">
          <table:table-cell office:value-type="float" office:value="-469" calcext:value-type="float">
            <text:p>-469</text:p>
          </table:table-cell>
          <table:table-cell office:value-type="float" office:value="-140" calcext:value-type="float">
            <text:p>-140</text:p>
          </table:table-cell>
          <table:table-cell office:value-type="float" office:value="-739" calcext:value-type="float">
            <text:p>-739</text:p>
          </table:table-cell>
          <table:table-cell table:formula="of:=[.A581]+300" office:value-type="float" office:value="-169" calcext:value-type="float">
            <text:p>-169</text:p>
          </table:table-cell>
          <table:table-cell table:formula="of:=ATAN2([.B581];[.D581])" office:value-type="float" office:value="-2.26261745840752" calcext:value-type="float">
            <text:p>-2.2626174584</text:p>
          </table:table-cell>
          <table:table-cell table:formula="of:=[.E581]*(180/PI())" office:value-type="float" office:value="-129.638431019368" calcext:value-type="float">
            <text:p>-129.6384310194</text:p>
          </table:table-cell>
          <table:table-cell table:number-columns-repeated="16"/>
        </table:table-row>
        <table:table-row table:style-name="ro1">
          <table:table-cell office:value-type="float" office:value="-470" calcext:value-type="float">
            <text:p>-470</text:p>
          </table:table-cell>
          <table:table-cell office:value-type="float" office:value="-141" calcext:value-type="float">
            <text:p>-141</text:p>
          </table:table-cell>
          <table:table-cell office:value-type="float" office:value="-740" calcext:value-type="float">
            <text:p>-740</text:p>
          </table:table-cell>
          <table:table-cell table:formula="of:=[.A582]+300" office:value-type="float" office:value="-170" calcext:value-type="float">
            <text:p>-170</text:p>
          </table:table-cell>
          <table:table-cell table:formula="of:=ATAN2([.B582];[.D582])" office:value-type="float" office:value="-2.26321576656803" calcext:value-type="float">
            <text:p>-2.2632157666</text:p>
          </table:table-cell>
          <table:table-cell table:formula="of:=[.E582]*(180/PI())" office:value-type="float" office:value="-129.672711551813" calcext:value-type="float">
            <text:p>-129.6727115518</text:p>
          </table:table-cell>
          <table:table-cell table:number-columns-repeated="16"/>
        </table:table-row>
        <table:table-row table:style-name="ro1">
          <table:table-cell office:value-type="float" office:value="-463" calcext:value-type="float">
            <text:p>-463</text:p>
          </table:table-cell>
          <table:table-cell office:value-type="float" office:value="-145" calcext:value-type="float">
            <text:p>-145</text:p>
          </table:table-cell>
          <table:table-cell office:value-type="float" office:value="-741" calcext:value-type="float">
            <text:p>-741</text:p>
          </table:table-cell>
          <table:table-cell table:formula="of:=[.A583]+300" office:value-type="float" office:value="-163" calcext:value-type="float">
            <text:p>-163</text:p>
          </table:table-cell>
          <table:table-cell table:formula="of:=ATAN2([.B583];[.D583])" office:value-type="float" office:value="-2.29781932981073" calcext:value-type="float">
            <text:p>-2.2978193298</text:p>
          </table:table-cell>
          <table:table-cell table:formula="of:=[.E583]*(180/PI())" office:value-type="float" office:value="-131.655349681734" calcext:value-type="float">
            <text:p>-131.6553496817</text:p>
          </table:table-cell>
          <table:table-cell table:number-columns-repeated="16"/>
        </table:table-row>
        <table:table-row table:style-name="ro1">
          <table:table-cell office:value-type="float" office:value="-460" calcext:value-type="float">
            <text:p>-460</text:p>
          </table:table-cell>
          <table:table-cell office:value-type="float" office:value="-145" calcext:value-type="float">
            <text:p>-145</text:p>
          </table:table-cell>
          <table:table-cell office:value-type="float" office:value="-740" calcext:value-type="float">
            <text:p>-740</text:p>
          </table:table-cell>
          <table:table-cell table:formula="of:=[.A584]+300" office:value-type="float" office:value="-160" calcext:value-type="float">
            <text:p>-160</text:p>
          </table:table-cell>
          <table:table-cell table:formula="of:=ATAN2([.B584];[.D584])" office:value-type="float" office:value="-2.30705375577632" calcext:value-type="float">
            <text:p>-2.3070537558</text:p>
          </table:table-cell>
          <table:table-cell table:formula="of:=[.E584]*(180/PI())" office:value-type="float" office:value="-132.184443315789" calcext:value-type="float">
            <text:p>-132.1844433158</text:p>
          </table:table-cell>
          <table:table-cell table:number-columns-repeated="16"/>
        </table:table-row>
        <table:table-row table:style-name="ro1">
          <table:table-cell office:value-type="float" office:value="-458" calcext:value-type="float">
            <text:p>-458</text:p>
          </table:table-cell>
          <table:table-cell office:value-type="float" office:value="-146" calcext:value-type="float">
            <text:p>-146</text:p>
          </table:table-cell>
          <table:table-cell office:value-type="float" office:value="-743" calcext:value-type="float">
            <text:p>-743</text:p>
          </table:table-cell>
          <table:table-cell table:formula="of:=[.A585]+300" office:value-type="float" office:value="-158" calcext:value-type="float">
            <text:p>-158</text:p>
          </table:table-cell>
          <table:table-cell table:formula="of:=ATAN2([.B585];[.D585])" office:value-type="float" office:value="-2.31674128909531" calcext:value-type="float">
            <text:p>-2.3167412891</text:p>
          </table:table-cell>
          <table:table-cell table:formula="of:=[.E585]*(180/PI())" office:value-type="float" office:value="-132.739498088859" calcext:value-type="float">
            <text:p>-132.7394980889</text:p>
          </table:table-cell>
          <table:table-cell table:number-columns-repeated="16"/>
        </table:table-row>
        <table:table-row table:style-name="ro1">
          <table:table-cell office:value-type="float" office:value="-456" calcext:value-type="float">
            <text:p>-456</text:p>
          </table:table-cell>
          <table:table-cell office:value-type="float" office:value="-149" calcext:value-type="float">
            <text:p>-149</text:p>
          </table:table-cell>
          <table:table-cell office:value-type="float" office:value="-742" calcext:value-type="float">
            <text:p>-742</text:p>
          </table:table-cell>
          <table:table-cell table:formula="of:=[.A586]+300" office:value-type="float" office:value="-156" calcext:value-type="float">
            <text:p>-156</text:p>
          </table:table-cell>
          <table:table-cell table:formula="of:=ATAN2([.B586];[.D586])" office:value-type="float" office:value="-2.33324769895299" calcext:value-type="float">
            <text:p>-2.333247699</text:p>
          </table:table-cell>
          <table:table-cell table:formula="of:=[.E586]*(180/PI())" office:value-type="float" office:value="-133.685245708617" calcext:value-type="float">
            <text:p>-133.6852457086</text:p>
          </table:table-cell>
          <table:table-cell table:number-columns-repeated="16"/>
        </table:table-row>
        <table:table-row table:style-name="ro1">
          <table:table-cell office:value-type="float" office:value="-453" calcext:value-type="float">
            <text:p>-453</text:p>
          </table:table-cell>
          <table:table-cell office:value-type="float" office:value="-154" calcext:value-type="float">
            <text:p>-154</text:p>
          </table:table-cell>
          <table:table-cell office:value-type="float" office:value="-744" calcext:value-type="float">
            <text:p>-744</text:p>
          </table:table-cell>
          <table:table-cell table:formula="of:=[.A587]+300" office:value-type="float" office:value="-153" calcext:value-type="float">
            <text:p>-153</text:p>
          </table:table-cell>
          <table:table-cell table:formula="of:=ATAN2([.B587];[.D587])" office:value-type="float" office:value="-2.35945180766235" calcext:value-type="float">
            <text:p>-2.3594518077</text:p>
          </table:table-cell>
          <table:table-cell table:formula="of:=[.E587]*(180/PI())" office:value-type="float" office:value="-135.186630543566" calcext:value-type="float">
            <text:p>-135.1866305436</text:p>
          </table:table-cell>
          <table:table-cell table:number-columns-repeated="16"/>
        </table:table-row>
        <table:table-row table:style-name="ro1">
          <table:table-cell office:value-type="float" office:value="-448" calcext:value-type="float">
            <text:p>-448</text:p>
          </table:table-cell>
          <table:table-cell office:value-type="float" office:value="-157" calcext:value-type="float">
            <text:p>-157</text:p>
          </table:table-cell>
          <table:table-cell office:value-type="float" office:value="-741" calcext:value-type="float">
            <text:p>-741</text:p>
          </table:table-cell>
          <table:table-cell table:formula="of:=[.A588]+300" office:value-type="float" office:value="-148" calcext:value-type="float">
            <text:p>-148</text:p>
          </table:table-cell>
          <table:table-cell table:formula="of:=ATAN2([.B588];[.D588])" office:value-type="float" office:value="-2.38569412679185" calcext:value-type="float">
            <text:p>-2.3856941268</text:p>
          </table:table-cell>
          <table:table-cell table:formula="of:=[.E588]*(180/PI())" office:value-type="float" office:value="-136.690204674321" calcext:value-type="float">
            <text:p>-136.6902046743</text:p>
          </table:table-cell>
          <table:table-cell table:number-columns-repeated="16"/>
        </table:table-row>
        <table:table-row table:style-name="ro1">
          <table:table-cell office:value-type="float" office:value="-447" calcext:value-type="float">
            <text:p>-447</text:p>
          </table:table-cell>
          <table:table-cell office:value-type="float" office:value="-160" calcext:value-type="float">
            <text:p>-160</text:p>
          </table:table-cell>
          <table:table-cell office:value-type="float" office:value="-739" calcext:value-type="float">
            <text:p>-739</text:p>
          </table:table-cell>
          <table:table-cell table:formula="of:=[.A589]+300" office:value-type="float" office:value="-147" calcext:value-type="float">
            <text:p>-147</text:p>
          </table:table-cell>
          <table:table-cell table:formula="of:=ATAN2([.B589];[.D589])" office:value-type="float" office:value="-2.39851448417173" calcext:value-type="float">
            <text:p>-2.3985144842</text:p>
          </table:table-cell>
          <table:table-cell table:formula="of:=[.E589]*(180/PI())" office:value-type="float" office:value="-137.424757044038" calcext:value-type="float">
            <text:p>-137.424757044</text:p>
          </table:table-cell>
          <table:table-cell table:number-columns-repeated="16"/>
        </table:table-row>
        <table:table-row table:style-name="ro1">
          <table:table-cell office:value-type="float" office:value="-444" calcext:value-type="float">
            <text:p>-444</text:p>
          </table:table-cell>
          <table:table-cell office:value-type="float" office:value="-161" calcext:value-type="float">
            <text:p>-161</text:p>
          </table:table-cell>
          <table:table-cell office:value-type="float" office:value="-741" calcext:value-type="float">
            <text:p>-741</text:p>
          </table:table-cell>
          <table:table-cell table:formula="of:=[.A590]+300" office:value-type="float" office:value="-144" calcext:value-type="float">
            <text:p>-144</text:p>
          </table:table-cell>
          <table:table-cell table:formula="of:=ATAN2([.B590];[.D590])" office:value-type="float" office:value="-2.41187458250707" calcext:value-type="float">
            <text:p>-2.4118745825</text:p>
          </table:table-cell>
          <table:table-cell table:formula="of:=[.E590]*(180/PI())" office:value-type="float" office:value="-138.190234292532" calcext:value-type="float">
            <text:p>-138.1902342925</text:p>
          </table:table-cell>
          <table:table-cell table:number-columns-repeated="16"/>
        </table:table-row>
        <table:table-row table:style-name="ro1">
          <table:table-cell office:value-type="float" office:value="-442" calcext:value-type="float">
            <text:p>-442</text:p>
          </table:table-cell>
          <table:table-cell office:value-type="float" office:value="-166" calcext:value-type="float">
            <text:p>-166</text:p>
          </table:table-cell>
          <table:table-cell office:value-type="float" office:value="-743" calcext:value-type="float">
            <text:p>-743</text:p>
          </table:table-cell>
          <table:table-cell table:formula="of:=[.A591]+300" office:value-type="float" office:value="-142" calcext:value-type="float">
            <text:p>-142</text:p>
          </table:table-cell>
          <table:table-cell table:formula="of:=ATAN2([.B591];[.D591])" office:value-type="float" office:value="-2.43395942979508" calcext:value-type="float">
            <text:p>-2.4339594298</text:p>
          </table:table-cell>
          <table:table-cell table:formula="of:=[.E591]*(180/PI())" office:value-type="float" office:value="-139.455602833326" calcext:value-type="float">
            <text:p>-139.4556028333</text:p>
          </table:table-cell>
          <table:table-cell table:number-columns-repeated="16"/>
        </table:table-row>
        <table:table-row table:style-name="ro1">
          <table:table-cell office:value-type="float" office:value="-440" calcext:value-type="float">
            <text:p>-440</text:p>
          </table:table-cell>
          <table:table-cell office:value-type="float" office:value="-165" calcext:value-type="float">
            <text:p>-165</text:p>
          </table:table-cell>
          <table:table-cell office:value-type="float" office:value="-742" calcext:value-type="float">
            <text:p>-742</text:p>
          </table:table-cell>
          <table:table-cell table:formula="of:=[.A592]+300" office:value-type="float" office:value="-140" calcext:value-type="float">
            <text:p>-140</text:p>
          </table:table-cell>
          <table:table-cell table:formula="of:=ATAN2([.B592];[.D592])" office:value-type="float" office:value="-2.43797887081034" calcext:value-type="float">
            <text:p>-2.4379788708</text:p>
          </table:table-cell>
          <table:table-cell table:formula="of:=[.E592]*(180/PI())" office:value-type="float" office:value="-139.685899839503" calcext:value-type="float">
            <text:p>-139.6858998395</text:p>
          </table:table-cell>
          <table:table-cell table:number-columns-repeated="16"/>
        </table:table-row>
        <table:table-row table:style-name="ro1">
          <table:table-cell office:value-type="float" office:value="-436" calcext:value-type="float">
            <text:p>-436</text:p>
          </table:table-cell>
          <table:table-cell office:value-type="float" office:value="-169" calcext:value-type="float">
            <text:p>-169</text:p>
          </table:table-cell>
          <table:table-cell office:value-type="float" office:value="-744" calcext:value-type="float">
            <text:p>-744</text:p>
          </table:table-cell>
          <table:table-cell table:formula="of:=[.A593]+300" office:value-type="float" office:value="-136" calcext:value-type="float">
            <text:p>-136</text:p>
          </table:table-cell>
          <table:table-cell table:formula="of:=ATAN2([.B593];[.D593])" office:value-type="float" office:value="-2.46397194970848" calcext:value-type="float">
            <text:p>-2.4639719497</text:p>
          </table:table-cell>
          <table:table-cell table:formula="of:=[.E593]*(180/PI())" office:value-type="float" office:value="-141.175193556917" calcext:value-type="float">
            <text:p>-141.1751935569</text:p>
          </table:table-cell>
          <table:table-cell table:number-columns-repeated="16"/>
        </table:table-row>
        <table:table-row table:style-name="ro1">
          <table:table-cell office:value-type="float" office:value="-433" calcext:value-type="float">
            <text:p>-433</text:p>
          </table:table-cell>
          <table:table-cell office:value-type="float" office:value="-175" calcext:value-type="float">
            <text:p>-175</text:p>
          </table:table-cell>
          <table:table-cell office:value-type="float" office:value="-739" calcext:value-type="float">
            <text:p>-739</text:p>
          </table:table-cell>
          <table:table-cell table:formula="of:=[.A594]+300" office:value-type="float" office:value="-133" calcext:value-type="float">
            <text:p>-133</text:p>
          </table:table-cell>
          <table:table-cell table:formula="of:=ATAN2([.B594];[.D594])" office:value-type="float" office:value="-2.49172220417785" calcext:value-type="float">
            <text:p>-2.4917222042</text:p>
          </table:table-cell>
          <table:table-cell table:formula="of:=[.E594]*(180/PI())" office:value-type="float" office:value="-142.765166018425" calcext:value-type="float">
            <text:p>-142.7651660184</text:p>
          </table:table-cell>
          <table:table-cell table:number-columns-repeated="16"/>
        </table:table-row>
        <table:table-row table:style-name="ro1">
          <table:table-cell office:value-type="float" office:value="-429" calcext:value-type="float">
            <text:p>-429</text:p>
          </table:table-cell>
          <table:table-cell office:value-type="float" office:value="-180" calcext:value-type="float">
            <text:p>-180</text:p>
          </table:table-cell>
          <table:table-cell office:value-type="float" office:value="-742" calcext:value-type="float">
            <text:p>-742</text:p>
          </table:table-cell>
          <table:table-cell table:formula="of:=[.A595]+300" office:value-type="float" office:value="-129" calcext:value-type="float">
            <text:p>-129</text:p>
          </table:table-cell>
          <table:table-cell table:formula="of:=ATAN2([.B595];[.D595])" office:value-type="float" office:value="-2.5197683657592" calcext:value-type="float">
            <text:p>-2.5197683658</text:p>
          </table:table-cell>
          <table:table-cell table:formula="of:=[.E595]*(180/PI())" office:value-type="float" office:value="-144.372092708579" calcext:value-type="float">
            <text:p>-144.3720927086</text:p>
          </table:table-cell>
          <table:table-cell table:number-columns-repeated="16"/>
        </table:table-row>
        <table:table-row table:style-name="ro1">
          <table:table-cell office:value-type="float" office:value="-424" calcext:value-type="float">
            <text:p>-424</text:p>
          </table:table-cell>
          <table:table-cell office:value-type="float" office:value="-180" calcext:value-type="float">
            <text:p>-180</text:p>
          </table:table-cell>
          <table:table-cell office:value-type="float" office:value="-741" calcext:value-type="float">
            <text:p>-741</text:p>
          </table:table-cell>
          <table:table-cell table:formula="of:=[.A596]+300" office:value-type="float" office:value="-124" calcext:value-type="float">
            <text:p>-124</text:p>
          </table:table-cell>
          <table:table-cell table:formula="of:=ATAN2([.B596];[.D596])" office:value-type="float" office:value="-2.53836280066511" calcext:value-type="float">
            <text:p>-2.5383628007</text:p>
          </table:table-cell>
          <table:table-cell table:formula="of:=[.E596]*(180/PI())" office:value-type="float" office:value="-145.437475351118" calcext:value-type="float">
            <text:p>-145.4374753511</text:p>
          </table:table-cell>
          <table:table-cell table:number-columns-repeated="16"/>
        </table:table-row>
        <table:table-row table:style-name="ro1">
          <table:table-cell office:value-type="float" office:value="-424" calcext:value-type="float">
            <text:p>-424</text:p>
          </table:table-cell>
          <table:table-cell office:value-type="float" office:value="-180" calcext:value-type="float">
            <text:p>-180</text:p>
          </table:table-cell>
          <table:table-cell office:value-type="float" office:value="-741" calcext:value-type="float">
            <text:p>-741</text:p>
          </table:table-cell>
          <table:table-cell table:formula="of:=[.A597]+300" office:value-type="float" office:value="-124" calcext:value-type="float">
            <text:p>-124</text:p>
          </table:table-cell>
          <table:table-cell table:formula="of:=ATAN2([.B597];[.D597])" office:value-type="float" office:value="-2.53836280066511" calcext:value-type="float">
            <text:p>-2.5383628007</text:p>
          </table:table-cell>
          <table:table-cell table:formula="of:=[.E597]*(180/PI())" office:value-type="float" office:value="-145.437475351118" calcext:value-type="float">
            <text:p>-145.4374753511</text:p>
          </table:table-cell>
          <table:table-cell table:number-columns-repeated="16"/>
        </table:table-row>
        <table:table-row table:style-name="ro1">
          <table:table-cell office:value-type="float" office:value="-419" calcext:value-type="float">
            <text:p>-419</text:p>
          </table:table-cell>
          <table:table-cell office:value-type="float" office:value="-184" calcext:value-type="float">
            <text:p>-184</text:p>
          </table:table-cell>
          <table:table-cell office:value-type="float" office:value="-739" calcext:value-type="float">
            <text:p>-739</text:p>
          </table:table-cell>
          <table:table-cell table:formula="of:=[.A598]+300" office:value-type="float" office:value="-119" calcext:value-type="float">
            <text:p>-119</text:p>
          </table:table-cell>
          <table:table-cell table:formula="of:=ATAN2([.B598];[.D598])" office:value-type="float" office:value="-2.5675132009186" calcext:value-type="float">
            <text:p>-2.5675132009</text:p>
          </table:table-cell>
          <table:table-cell table:formula="of:=[.E598]*(180/PI())" office:value-type="float" office:value="-147.10767025676" calcext:value-type="float">
            <text:p>-147.1076702568</text:p>
          </table:table-cell>
          <table:table-cell table:number-columns-repeated="16"/>
        </table:table-row>
        <table:table-row table:style-name="ro1">
          <table:table-cell office:value-type="float" office:value="-419" calcext:value-type="float">
            <text:p>-419</text:p>
          </table:table-cell>
          <table:table-cell office:value-type="float" office:value="-184" calcext:value-type="float">
            <text:p>-184</text:p>
          </table:table-cell>
          <table:table-cell office:value-type="float" office:value="-741" calcext:value-type="float">
            <text:p>-741</text:p>
          </table:table-cell>
          <table:table-cell table:formula="of:=[.A599]+300" office:value-type="float" office:value="-119" calcext:value-type="float">
            <text:p>-119</text:p>
          </table:table-cell>
          <table:table-cell table:formula="of:=ATAN2([.B599];[.D599])" office:value-type="float" office:value="-2.5675132009186" calcext:value-type="float">
            <text:p>-2.5675132009</text:p>
          </table:table-cell>
          <table:table-cell table:formula="of:=[.E599]*(180/PI())" office:value-type="float" office:value="-147.10767025676" calcext:value-type="float">
            <text:p>-147.1076702568</text:p>
          </table:table-cell>
          <table:table-cell table:number-columns-repeated="16"/>
        </table:table-row>
        <table:table-row table:style-name="ro1">
          <table:table-cell office:value-type="float" office:value="-417" calcext:value-type="float">
            <text:p>-417</text:p>
          </table:table-cell>
          <table:table-cell office:value-type="float" office:value="-189" calcext:value-type="float">
            <text:p>-189</text:p>
          </table:table-cell>
          <table:table-cell office:value-type="float" office:value="-739" calcext:value-type="float">
            <text:p>-739</text:p>
          </table:table-cell>
          <table:table-cell table:formula="of:=[.A600]+300" office:value-type="float" office:value="-117" calcext:value-type="float">
            <text:p>-117</text:p>
          </table:table-cell>
          <table:table-cell table:formula="of:=ATAN2([.B600];[.D600])" office:value-type="float" office:value="-2.58728515738824" calcext:value-type="float">
            <text:p>-2.5872851574</text:p>
          </table:table-cell>
          <table:table-cell table:formula="of:=[.E600]*(180/PI())" office:value-type="float" office:value="-148.240519915187" calcext:value-type="float">
            <text:p>-148.2405199152</text:p>
          </table:table-cell>
          <table:table-cell table:number-columns-repeated="16"/>
        </table:table-row>
        <table:table-row table:style-name="ro1">
          <table:table-cell office:value-type="float" office:value="-410" calcext:value-type="float">
            <text:p>-410</text:p>
          </table:table-cell>
          <table:table-cell office:value-type="float" office:value="-193" calcext:value-type="float">
            <text:p>-193</text:p>
          </table:table-cell>
          <table:table-cell office:value-type="float" office:value="-737" calcext:value-type="float">
            <text:p>-737</text:p>
          </table:table-cell>
          <table:table-cell table:formula="of:=[.A601]+300" office:value-type="float" office:value="-110" calcext:value-type="float">
            <text:p>-110</text:p>
          </table:table-cell>
          <table:table-cell table:formula="of:=ATAN2([.B601];[.D601])" office:value-type="float" office:value="-2.62356323346313" calcext:value-type="float">
            <text:p>-2.6235632335</text:p>
          </table:table-cell>
          <table:table-cell table:formula="of:=[.E601]*(180/PI())" office:value-type="float" office:value="-150.319100563133" calcext:value-type="float">
            <text:p>-150.3191005631</text:p>
          </table:table-cell>
          <table:table-cell table:number-columns-repeated="16"/>
        </table:table-row>
        <table:table-row table:style-name="ro1">
          <table:table-cell office:value-type="float" office:value="-410" calcext:value-type="float">
            <text:p>-410</text:p>
          </table:table-cell>
          <table:table-cell office:value-type="float" office:value="-193" calcext:value-type="float">
            <text:p>-193</text:p>
          </table:table-cell>
          <table:table-cell office:value-type="float" office:value="-740" calcext:value-type="float">
            <text:p>-740</text:p>
          </table:table-cell>
          <table:table-cell table:formula="of:=[.A602]+300" office:value-type="float" office:value="-110" calcext:value-type="float">
            <text:p>-110</text:p>
          </table:table-cell>
          <table:table-cell table:formula="of:=ATAN2([.B602];[.D602])" office:value-type="float" office:value="-2.62356323346313" calcext:value-type="float">
            <text:p>-2.6235632335</text:p>
          </table:table-cell>
          <table:table-cell table:formula="of:=[.E602]*(180/PI())" office:value-type="float" office:value="-150.319100563133" calcext:value-type="float">
            <text:p>-150.3191005631</text:p>
          </table:table-cell>
          <table:table-cell table:number-columns-repeated="16"/>
        </table:table-row>
        <table:table-row table:style-name="ro1">
          <table:table-cell office:value-type="float" office:value="-404" calcext:value-type="float">
            <text:p>-404</text:p>
          </table:table-cell>
          <table:table-cell office:value-type="float" office:value="-195" calcext:value-type="float">
            <text:p>-195</text:p>
          </table:table-cell>
          <table:table-cell office:value-type="float" office:value="-739" calcext:value-type="float">
            <text:p>-739</text:p>
          </table:table-cell>
          <table:table-cell table:formula="of:=[.A603]+300" office:value-type="float" office:value="-104" calcext:value-type="float">
            <text:p>-104</text:p>
          </table:table-cell>
          <table:table-cell table:formula="of:=ATAN2([.B603];[.D603])" office:value-type="float" office:value="-2.65163532733606" calcext:value-type="float">
            <text:p>-2.6516353273</text:p>
          </table:table-cell>
          <table:table-cell table:formula="of:=[.E603]*(180/PI())" office:value-type="float" office:value="-151.927513064147" calcext:value-type="float">
            <text:p>-151.9275130641</text:p>
          </table:table-cell>
          <table:table-cell table:number-columns-repeated="16"/>
        </table:table-row>
        <table:table-row table:style-name="ro1">
          <table:table-cell office:value-type="float" office:value="-402" calcext:value-type="float">
            <text:p>-402</text:p>
          </table:table-cell>
          <table:table-cell office:value-type="float" office:value="-194" calcext:value-type="float">
            <text:p>-194</text:p>
          </table:table-cell>
          <table:table-cell office:value-type="float" office:value="-737" calcext:value-type="float">
            <text:p>-737</text:p>
          </table:table-cell>
          <table:table-cell table:formula="of:=[.A604]+300" office:value-type="float" office:value="-102" calcext:value-type="float">
            <text:p>-102</text:p>
          </table:table-cell>
          <table:table-cell table:formula="of:=ATAN2([.B604];[.D604])" office:value-type="float" office:value="-2.65753971390245" calcext:value-type="float">
            <text:p>-2.6575397139</text:p>
          </table:table-cell>
          <table:table-cell table:formula="of:=[.E604]*(180/PI())" office:value-type="float" office:value="-152.265809495015" calcext:value-type="float">
            <text:p>-152.265809495</text:p>
          </table:table-cell>
          <table:table-cell table:number-columns-repeated="16"/>
        </table:table-row>
        <table:table-row table:style-name="ro1">
          <table:table-cell office:value-type="float" office:value="-400" calcext:value-type="float">
            <text:p>-400</text:p>
          </table:table-cell>
          <table:table-cell office:value-type="float" office:value="-198" calcext:value-type="float">
            <text:p>-198</text:p>
          </table:table-cell>
          <table:table-cell office:value-type="float" office:value="-740" calcext:value-type="float">
            <text:p>-740</text:p>
          </table:table-cell>
          <table:table-cell table:formula="of:=[.A605]+300" office:value-type="float" office:value="-100" calcext:value-type="float">
            <text:p>-100</text:p>
          </table:table-cell>
          <table:table-cell table:formula="of:=ATAN2([.B605];[.D605])" office:value-type="float" office:value="-2.67391280837789" calcext:value-type="float">
            <text:p>-2.6739128084</text:p>
          </table:table-cell>
          <table:table-cell table:formula="of:=[.E605]*(180/PI())" office:value-type="float" office:value="-153.203918706027" calcext:value-type="float">
            <text:p>-153.203918706</text:p>
          </table:table-cell>
          <table:table-cell table:number-columns-repeated="16"/>
        </table:table-row>
        <table:table-row table:style-name="ro1">
          <table:table-cell office:value-type="float" office:value="-395" calcext:value-type="float">
            <text:p>-395</text:p>
          </table:table-cell>
          <table:table-cell office:value-type="float" office:value="-196" calcext:value-type="float">
            <text:p>-196</text:p>
          </table:table-cell>
          <table:table-cell office:value-type="float" office:value="-740" calcext:value-type="float">
            <text:p>-740</text:p>
          </table:table-cell>
          <table:table-cell table:formula="of:=[.A606]+300" office:value-type="float" office:value="-95" calcext:value-type="float">
            <text:p>-95</text:p>
          </table:table-cell>
          <table:table-cell table:formula="of:=ATAN2([.B606];[.D606])" office:value-type="float" office:value="-2.69026474981826" calcext:value-type="float">
            <text:p>-2.6902647498</text:p>
          </table:table-cell>
          <table:table-cell table:formula="of:=[.E606]*(180/PI())" office:value-type="float" office:value="-154.140815937404" calcext:value-type="float">
            <text:p>-154.1408159374</text:p>
          </table:table-cell>
          <table:table-cell table:number-columns-repeated="16"/>
        </table:table-row>
        <table:table-row table:style-name="ro1">
          <table:table-cell office:value-type="float" office:value="-392" calcext:value-type="float">
            <text:p>-392</text:p>
          </table:table-cell>
          <table:table-cell office:value-type="float" office:value="-200" calcext:value-type="float">
            <text:p>-200</text:p>
          </table:table-cell>
          <table:table-cell office:value-type="float" office:value="-742" calcext:value-type="float">
            <text:p>-742</text:p>
          </table:table-cell>
          <table:table-cell table:formula="of:=[.A607]+300" office:value-type="float" office:value="-92" calcext:value-type="float">
            <text:p>-92</text:p>
          </table:table-cell>
          <table:table-cell table:formula="of:=ATAN2([.B607];[.D607])" office:value-type="float" office:value="-2.71045391287101" calcext:value-type="float">
            <text:p>-2.7104539129</text:p>
          </table:table-cell>
          <table:table-cell table:formula="of:=[.E607]*(180/PI())" office:value-type="float" office:value="-155.297569772229" calcext:value-type="float">
            <text:p>-155.2975697722</text:p>
          </table:table-cell>
          <table:table-cell table:number-columns-repeated="16"/>
        </table:table-row>
        <table:table-row table:style-name="ro1">
          <table:table-cell office:value-type="float" office:value="-388" calcext:value-type="float">
            <text:p>-388</text:p>
          </table:table-cell>
          <table:table-cell office:value-type="float" office:value="-205" calcext:value-type="float">
            <text:p>-205</text:p>
          </table:table-cell>
          <table:table-cell office:value-type="float" office:value="-743" calcext:value-type="float">
            <text:p>-743</text:p>
          </table:table-cell>
          <table:table-cell table:formula="of:=[.A608]+300" office:value-type="float" office:value="-88" calcext:value-type="float">
            <text:p>-88</text:p>
          </table:table-cell>
          <table:table-cell table:formula="of:=ATAN2([.B608];[.D608])" office:value-type="float" office:value="-2.73611228585414" calcext:value-type="float">
            <text:p>-2.7361122859</text:p>
          </table:table-cell>
          <table:table-cell table:formula="of:=[.E608]*(180/PI())" office:value-type="float" office:value="-156.767686253334" calcext:value-type="float">
            <text:p>-156.7676862533</text:p>
          </table:table-cell>
          <table:table-cell table:number-columns-repeated="16"/>
        </table:table-row>
        <table:table-row table:style-name="ro1">
          <table:table-cell office:value-type="float" office:value="-387" calcext:value-type="float">
            <text:p>-387</text:p>
          </table:table-cell>
          <table:table-cell office:value-type="float" office:value="-206" calcext:value-type="float">
            <text:p>-206</text:p>
          </table:table-cell>
          <table:table-cell office:value-type="float" office:value="-742" calcext:value-type="float">
            <text:p>-742</text:p>
          </table:table-cell>
          <table:table-cell table:formula="of:=[.A609]+300" office:value-type="float" office:value="-87" calcext:value-type="float">
            <text:p>-87</text:p>
          </table:table-cell>
          <table:table-cell table:formula="of:=ATAN2([.B609];[.D609])" office:value-type="float" office:value="-2.74198560965018" calcext:value-type="float">
            <text:p>-2.7419856097</text:p>
          </table:table-cell>
          <table:table-cell table:formula="of:=[.E609]*(180/PI())" office:value-type="float" office:value="-157.104202918561" calcext:value-type="float">
            <text:p>-157.1042029186</text:p>
          </table:table-cell>
          <table:table-cell table:number-columns-repeated="16"/>
        </table:table-row>
        <table:table-row table:style-name="ro1">
          <table:table-cell office:value-type="float" office:value="-381" calcext:value-type="float">
            <text:p>-381</text:p>
          </table:table-cell>
          <table:table-cell office:value-type="float" office:value="-207" calcext:value-type="float">
            <text:p>-207</text:p>
          </table:table-cell>
          <table:table-cell office:value-type="float" office:value="-740" calcext:value-type="float">
            <text:p>-740</text:p>
          </table:table-cell>
          <table:table-cell table:formula="of:=[.A610]+300" office:value-type="float" office:value="-81" calcext:value-type="float">
            <text:p>-81</text:p>
          </table:table-cell>
          <table:table-cell table:formula="of:=ATAN2([.B610];[.D610])" office:value-type="float" office:value="-2.76860493178973" calcext:value-type="float">
            <text:p>-2.7686049318</text:p>
          </table:table-cell>
          <table:table-cell table:formula="of:=[.E610]*(180/PI())" office:value-type="float" office:value="-158.629377730657" calcext:value-type="float">
            <text:p>-158.6293777307</text:p>
          </table:table-cell>
          <table:table-cell table:number-columns-repeated="16"/>
        </table:table-row>
        <table:table-row table:style-name="ro1">
          <table:table-cell office:value-type="float" office:value="-375" calcext:value-type="float">
            <text:p>-375</text:p>
          </table:table-cell>
          <table:table-cell office:value-type="float" office:value="-214" calcext:value-type="float">
            <text:p>-214</text:p>
          </table:table-cell>
          <table:table-cell office:value-type="float" office:value="-740" calcext:value-type="float">
            <text:p>-740</text:p>
          </table:table-cell>
          <table:table-cell table:formula="of:=[.A611]+300" office:value-type="float" office:value="-75" calcext:value-type="float">
            <text:p>-75</text:p>
          </table:table-cell>
          <table:table-cell table:formula="of:=ATAN2([.B611];[.D611])" office:value-type="float" office:value="-2.80450160113657" calcext:value-type="float">
            <text:p>-2.8045016011</text:p>
          </table:table-cell>
          <table:table-cell table:formula="of:=[.E611]*(180/PI())" office:value-type="float" office:value="-160.686105382807" calcext:value-type="float">
            <text:p>-160.6861053828</text:p>
          </table:table-cell>
          <table:table-cell table:number-columns-repeated="16"/>
        </table:table-row>
        <table:table-row table:style-name="ro1">
          <table:table-cell office:value-type="float" office:value="-375" calcext:value-type="float">
            <text:p>-375</text:p>
          </table:table-cell>
          <table:table-cell office:value-type="float" office:value="-214" calcext:value-type="float">
            <text:p>-214</text:p>
          </table:table-cell>
          <table:table-cell office:value-type="float" office:value="-740" calcext:value-type="float">
            <text:p>-740</text:p>
          </table:table-cell>
          <table:table-cell table:formula="of:=[.A612]+300" office:value-type="float" office:value="-75" calcext:value-type="float">
            <text:p>-75</text:p>
          </table:table-cell>
          <table:table-cell table:formula="of:=ATAN2([.B612];[.D612])" office:value-type="float" office:value="-2.80450160113657" calcext:value-type="float">
            <text:p>-2.8045016011</text:p>
          </table:table-cell>
          <table:table-cell table:formula="of:=[.E612]*(180/PI())" office:value-type="float" office:value="-160.686105382807" calcext:value-type="float">
            <text:p>-160.6861053828</text:p>
          </table:table-cell>
          <table:table-cell table:number-columns-repeated="16"/>
        </table:table-row>
        <table:table-row table:style-name="ro1">
          <table:table-cell office:value-type="float" office:value="-373" calcext:value-type="float">
            <text:p>-373</text:p>
          </table:table-cell>
          <table:table-cell office:value-type="float" office:value="-214" calcext:value-type="float">
            <text:p>-214</text:p>
          </table:table-cell>
          <table:table-cell office:value-type="float" office:value="-742" calcext:value-type="float">
            <text:p>-742</text:p>
          </table:table-cell>
          <table:table-cell table:formula="of:=[.A613]+300" office:value-type="float" office:value="-73" calcext:value-type="float">
            <text:p>-73</text:p>
          </table:table-cell>
          <table:table-cell table:formula="of:=ATAN2([.B613];[.D613])" office:value-type="float" office:value="-2.81284920618782" calcext:value-type="float">
            <text:p>-2.8128492062</text:p>
          </table:table-cell>
          <table:table-cell table:formula="of:=[.E613]*(180/PI())" office:value-type="float" office:value="-161.164387921286" calcext:value-type="float">
            <text:p>-161.1643879213</text:p>
          </table:table-cell>
          <table:table-cell table:number-columns-repeated="16"/>
        </table:table-row>
        <table:table-row table:style-name="ro1">
          <table:table-cell office:value-type="float" office:value="-369" calcext:value-type="float">
            <text:p>-369</text:p>
          </table:table-cell>
          <table:table-cell office:value-type="float" office:value="-216" calcext:value-type="float">
            <text:p>-216</text:p>
          </table:table-cell>
          <table:table-cell office:value-type="float" office:value="-740" calcext:value-type="float">
            <text:p>-740</text:p>
          </table:table-cell>
          <table:table-cell table:formula="of:=[.A614]+300" office:value-type="float" office:value="-69" calcext:value-type="float">
            <text:p>-69</text:p>
          </table:table-cell>
          <table:table-cell table:formula="of:=ATAN2([.B614];[.D614])" office:value-type="float" office:value="-2.83239374126272" calcext:value-type="float">
            <text:p>-2.8323937413</text:p>
          </table:table-cell>
          <table:table-cell table:formula="of:=[.E614]*(180/PI())" office:value-type="float" office:value="-162.284207293623" calcext:value-type="float">
            <text:p>-162.2842072936</text:p>
          </table:table-cell>
          <table:table-cell table:number-columns-repeated="16"/>
        </table:table-row>
        <table:table-row table:style-name="ro1">
          <table:table-cell office:value-type="float" office:value="-361" calcext:value-type="float">
            <text:p>-361</text:p>
          </table:table-cell>
          <table:table-cell office:value-type="float" office:value="-217" calcext:value-type="float">
            <text:p>-217</text:p>
          </table:table-cell>
          <table:table-cell office:value-type="float" office:value="-741" calcext:value-type="float">
            <text:p>-741</text:p>
          </table:table-cell>
          <table:table-cell table:formula="of:=[.A615]+300" office:value-type="float" office:value="-61" calcext:value-type="float">
            <text:p>-61</text:p>
          </table:table-cell>
          <table:table-cell table:formula="of:=ATAN2([.B615];[.D615])" office:value-type="float" office:value="-2.86755866036338" calcext:value-type="float">
            <text:p>-2.8675586604</text:p>
          </table:table-cell>
          <table:table-cell table:formula="of:=[.E615]*(180/PI())" office:value-type="float" office:value="-164.29900874501" calcext:value-type="float">
            <text:p>-164.299008745</text:p>
          </table:table-cell>
          <table:table-cell table:number-columns-repeated="16"/>
        </table:table-row>
        <table:table-row table:style-name="ro1">
          <table:table-cell office:value-type="float" office:value="-356" calcext:value-type="float">
            <text:p>-356</text:p>
          </table:table-cell>
          <table:table-cell office:value-type="float" office:value="-217" calcext:value-type="float">
            <text:p>-217</text:p>
          </table:table-cell>
          <table:table-cell office:value-type="float" office:value="-740" calcext:value-type="float">
            <text:p>-740</text:p>
          </table:table-cell>
          <table:table-cell table:formula="of:=[.A616]+300" office:value-type="float" office:value="-56" calcext:value-type="float">
            <text:p>-56</text:p>
          </table:table-cell>
          <table:table-cell table:formula="of:=ATAN2([.B616];[.D616])" office:value-type="float" office:value="-2.88903837781173" calcext:value-type="float">
            <text:p>-2.8890383778</text:p>
          </table:table-cell>
          <table:table-cell table:formula="of:=[.E616]*(180/PI())" office:value-type="float" office:value="-165.529705899934" calcext:value-type="float">
            <text:p>-165.5297058999</text:p>
          </table:table-cell>
          <table:table-cell table:number-columns-repeated="16"/>
        </table:table-row>
        <table:table-row table:style-name="ro1">
          <table:table-cell office:value-type="float" office:value="-354" calcext:value-type="float">
            <text:p>-354</text:p>
          </table:table-cell>
          <table:table-cell office:value-type="float" office:value="-222" calcext:value-type="float">
            <text:p>-222</text:p>
          </table:table-cell>
          <table:table-cell office:value-type="float" office:value="-739" calcext:value-type="float">
            <text:p>-739</text:p>
          </table:table-cell>
          <table:table-cell table:formula="of:=[.A617]+300" office:value-type="float" office:value="-54" calcext:value-type="float">
            <text:p>-54</text:p>
          </table:table-cell>
          <table:table-cell table:formula="of:=ATAN2([.B617];[.D617])" office:value-type="float" office:value="-2.90298333108159" calcext:value-type="float">
            <text:p>-2.9029833311</text:p>
          </table:table-cell>
          <table:table-cell table:formula="of:=[.E617]*(180/PI())" office:value-type="float" office:value="-166.328692867804" calcext:value-type="float">
            <text:p>-166.3286928678</text:p>
          </table:table-cell>
          <table:table-cell table:number-columns-repeated="16"/>
        </table:table-row>
        <table:table-row table:style-name="ro1">
          <table:table-cell office:value-type="float" office:value="-348" calcext:value-type="float">
            <text:p>-348</text:p>
          </table:table-cell>
          <table:table-cell office:value-type="float" office:value="-221" calcext:value-type="float">
            <text:p>-221</text:p>
          </table:table-cell>
          <table:table-cell office:value-type="float" office:value="-741" calcext:value-type="float">
            <text:p>-741</text:p>
          </table:table-cell>
          <table:table-cell table:formula="of:=[.A618]+300" office:value-type="float" office:value="-48" calcext:value-type="float">
            <text:p>-48</text:p>
          </table:table-cell>
          <table:table-cell table:formula="of:=ATAN2([.B618];[.D618])" office:value-type="float" office:value="-2.92771983401024" calcext:value-type="float">
            <text:p>-2.927719834</text:p>
          </table:table-cell>
          <table:table-cell table:formula="of:=[.E618]*(180/PI())" office:value-type="float" office:value="-167.745990085528" calcext:value-type="float">
            <text:p>-167.7459900855</text:p>
          </table:table-cell>
          <table:table-cell table:number-columns-repeated="16"/>
        </table:table-row>
        <table:table-row table:style-name="ro1">
          <table:table-cell office:value-type="float" office:value="-347" calcext:value-type="float">
            <text:p>-347</text:p>
          </table:table-cell>
          <table:table-cell office:value-type="float" office:value="-219" calcext:value-type="float">
            <text:p>-219</text:p>
          </table:table-cell>
          <table:table-cell office:value-type="float" office:value="-739" calcext:value-type="float">
            <text:p>-739</text:p>
          </table:table-cell>
          <table:table-cell table:formula="of:=[.A619]+300" office:value-type="float" office:value="-47" calcext:value-type="float">
            <text:p>-47</text:p>
          </table:table-cell>
          <table:table-cell table:formula="of:=ATAN2([.B619];[.D619])" office:value-type="float" office:value="-2.93018750247881" calcext:value-type="float">
            <text:p>-2.9301875025</text:p>
          </table:table-cell>
          <table:table-cell table:formula="of:=[.E619]*(180/PI())" office:value-type="float" office:value="-167.887377074015" calcext:value-type="float">
            <text:p>-167.887377074</text:p>
          </table:table-cell>
          <table:table-cell table:number-columns-repeated="16"/>
        </table:table-row>
        <table:table-row table:style-name="ro1">
          <table:table-cell office:value-type="float" office:value="-345" calcext:value-type="float">
            <text:p>-345</text:p>
          </table:table-cell>
          <table:table-cell office:value-type="float" office:value="-216" calcext:value-type="float">
            <text:p>-216</text:p>
          </table:table-cell>
          <table:table-cell office:value-type="float" office:value="-742" calcext:value-type="float">
            <text:p>-742</text:p>
          </table:table-cell>
          <table:table-cell table:formula="of:=[.A620]+300" office:value-type="float" office:value="-45" calcext:value-type="float">
            <text:p>-45</text:p>
          </table:table-cell>
          <table:table-cell table:formula="of:=ATAN2([.B620];[.D620])" office:value-type="float" office:value="-2.93619726440003" calcext:value-type="float">
            <text:p>-2.9361972644</text:p>
          </table:table-cell>
          <table:table-cell table:formula="of:=[.E620]*(180/PI())" office:value-type="float" office:value="-168.231711067979" calcext:value-type="float">
            <text:p>-168.231711068</text:p>
          </table:table-cell>
          <table:table-cell table:number-columns-repeated="16"/>
        </table:table-row>
        <table:table-row table:style-name="ro1">
          <table:table-cell office:value-type="float" office:value="-337" calcext:value-type="float">
            <text:p>-337</text:p>
          </table:table-cell>
          <table:table-cell office:value-type="float" office:value="-225" calcext:value-type="float">
            <text:p>-225</text:p>
          </table:table-cell>
          <table:table-cell office:value-type="float" office:value="-743" calcext:value-type="float">
            <text:p>-743</text:p>
          </table:table-cell>
          <table:table-cell table:formula="of:=[.A621]+300" office:value-type="float" office:value="-37" calcext:value-type="float">
            <text:p>-37</text:p>
          </table:table-cell>
          <table:table-cell table:formula="of:=ATAN2([.B621];[.D621])" office:value-type="float" office:value="-2.97860691440278" calcext:value-type="float">
            <text:p>-2.9786069144</text:p>
          </table:table-cell>
          <table:table-cell table:formula="of:=[.E621]*(180/PI())" office:value-type="float" office:value="-170.661605023764" calcext:value-type="float">
            <text:p>-170.6616050238</text:p>
          </table:table-cell>
          <table:table-cell table:number-columns-repeated="16"/>
        </table:table-row>
        <table:table-row table:style-name="ro1">
          <table:table-cell office:value-type="float" office:value="-340" calcext:value-type="float">
            <text:p>-340</text:p>
          </table:table-cell>
          <table:table-cell office:value-type="float" office:value="-223" calcext:value-type="float">
            <text:p>-223</text:p>
          </table:table-cell>
          <table:table-cell office:value-type="float" office:value="-742" calcext:value-type="float">
            <text:p>-742</text:p>
          </table:table-cell>
          <table:table-cell table:formula="of:=[.A622]+300" office:value-type="float" office:value="-40" calcext:value-type="float">
            <text:p>-40</text:p>
          </table:table-cell>
          <table:table-cell table:formula="of:=ATAN2([.B622];[.D622])" office:value-type="float" office:value="-2.96410788209508" calcext:value-type="float">
            <text:p>-2.9641078821</text:p>
          </table:table-cell>
          <table:table-cell table:formula="of:=[.E622]*(180/PI())" office:value-type="float" office:value="-169.830871665509" calcext:value-type="float">
            <text:p>-169.8308716655</text:p>
          </table:table-cell>
          <table:table-cell table:number-columns-repeated="16"/>
        </table:table-row>
        <table:table-row table:style-name="ro1">
          <table:table-cell office:value-type="float" office:value="-334" calcext:value-type="float">
            <text:p>-334</text:p>
          </table:table-cell>
          <table:table-cell office:value-type="float" office:value="-222" calcext:value-type="float">
            <text:p>-222</text:p>
          </table:table-cell>
          <table:table-cell office:value-type="float" office:value="-741" calcext:value-type="float">
            <text:p>-741</text:p>
          </table:table-cell>
          <table:table-cell table:formula="of:=[.A623]+300" office:value-type="float" office:value="-34" calcext:value-type="float">
            <text:p>-34</text:p>
          </table:table-cell>
          <table:table-cell table:formula="of:=ATAN2([.B623];[.D623])" office:value-type="float" office:value="-2.98962037316149" calcext:value-type="float">
            <text:p>-2.9896203732</text:p>
          </table:table-cell>
          <table:table-cell table:formula="of:=[.E623]*(180/PI())" office:value-type="float" office:value="-171.29262972848" calcext:value-type="float">
            <text:p>-171.2926297285</text:p>
          </table:table-cell>
          <table:table-cell table:number-columns-repeated="16"/>
        </table:table-row>
        <table:table-row table:style-name="ro1">
          <table:table-cell office:value-type="float" office:value="-334" calcext:value-type="float">
            <text:p>-334</text:p>
          </table:table-cell>
          <table:table-cell office:value-type="float" office:value="-224" calcext:value-type="float">
            <text:p>-224</text:p>
          </table:table-cell>
          <table:table-cell office:value-type="float" office:value="-742" calcext:value-type="float">
            <text:p>-742</text:p>
          </table:table-cell>
          <table:table-cell table:formula="of:=[.A624]+300" office:value-type="float" office:value="-34" calcext:value-type="float">
            <text:p>-34</text:p>
          </table:table-cell>
          <table:table-cell table:formula="of:=ATAN2([.B624];[.D624])" office:value-type="float" office:value="-2.99095674529261" calcext:value-type="float">
            <text:p>-2.9909567453</text:p>
          </table:table-cell>
          <table:table-cell table:formula="of:=[.E624]*(180/PI())" office:value-type="float" office:value="-171.369198211452" calcext:value-type="float">
            <text:p>-171.3691982115</text:p>
          </table:table-cell>
          <table:table-cell table:number-columns-repeated="16"/>
        </table:table-row>
        <table:table-row table:style-name="ro1">
          <table:table-cell office:value-type="float" office:value="-329" calcext:value-type="float">
            <text:p>-329</text:p>
          </table:table-cell>
          <table:table-cell office:value-type="float" office:value="-227" calcext:value-type="float">
            <text:p>-227</text:p>
          </table:table-cell>
          <table:table-cell office:value-type="float" office:value="-737" calcext:value-type="float">
            <text:p>-737</text:p>
          </table:table-cell>
          <table:table-cell table:formula="of:=[.A625]+300" office:value-type="float" office:value="-29" calcext:value-type="float">
            <text:p>-29</text:p>
          </table:table-cell>
          <table:table-cell table:formula="of:=ATAN2([.B625];[.D625])" office:value-type="float" office:value="-3.0145276385771" calcext:value-type="float">
            <text:p>-3.0145276386</text:p>
          </table:table-cell>
          <table:table-cell table:formula="of:=[.E625]*(180/PI())" office:value-type="float" office:value="-172.719710916006" calcext:value-type="float">
            <text:p>-172.719710916</text:p>
          </table:table-cell>
          <table:table-cell table:number-columns-repeated="16"/>
        </table:table-row>
        <table:table-row table:style-name="ro1">
          <table:table-cell office:value-type="float" office:value="-329" calcext:value-type="float">
            <text:p>-329</text:p>
          </table:table-cell>
          <table:table-cell office:value-type="float" office:value="-227" calcext:value-type="float">
            <text:p>-227</text:p>
          </table:table-cell>
          <table:table-cell office:value-type="float" office:value="-741" calcext:value-type="float">
            <text:p>-741</text:p>
          </table:table-cell>
          <table:table-cell table:formula="of:=[.A626]+300" office:value-type="float" office:value="-29" calcext:value-type="float">
            <text:p>-29</text:p>
          </table:table-cell>
          <table:table-cell table:formula="of:=ATAN2([.B626];[.D626])" office:value-type="float" office:value="-3.0145276385771" calcext:value-type="float">
            <text:p>-3.0145276386</text:p>
          </table:table-cell>
          <table:table-cell table:formula="of:=[.E626]*(180/PI())" office:value-type="float" office:value="-172.719710916006" calcext:value-type="float">
            <text:p>-172.719710916</text:p>
          </table:table-cell>
          <table:table-cell table:number-columns-repeated="16"/>
        </table:table-row>
        <table:table-row table:style-name="ro1">
          <table:table-cell office:value-type="float" office:value="-325" calcext:value-type="float">
            <text:p>-325</text:p>
          </table:table-cell>
          <table:table-cell office:value-type="float" office:value="-232" calcext:value-type="float">
            <text:p>-232</text:p>
          </table:table-cell>
          <table:table-cell office:value-type="float" office:value="-739" calcext:value-type="float">
            <text:p>-739</text:p>
          </table:table-cell>
          <table:table-cell table:formula="of:=[.A627]+300" office:value-type="float" office:value="-25" calcext:value-type="float">
            <text:p>-25</text:p>
          </table:table-cell>
          <table:table-cell table:formula="of:=ATAN2([.B627];[.D627])" office:value-type="float" office:value="-3.03424824566354" calcext:value-type="float">
            <text:p>-3.0342482457</text:p>
          </table:table-cell>
          <table:table-cell table:formula="of:=[.E627]*(180/PI())" office:value-type="float" office:value="-173.849618471495" calcext:value-type="float">
            <text:p>-173.8496184715</text:p>
          </table:table-cell>
          <table:table-cell table:number-columns-repeated="16"/>
        </table:table-row>
        <table:table-row table:style-name="ro1">
          <table:table-cell office:value-type="float" office:value="-322" calcext:value-type="float">
            <text:p>-322</text:p>
          </table:table-cell>
          <table:table-cell office:value-type="float" office:value="-228" calcext:value-type="float">
            <text:p>-228</text:p>
          </table:table-cell>
          <table:table-cell office:value-type="float" office:value="-740" calcext:value-type="float">
            <text:p>-740</text:p>
          </table:table-cell>
          <table:table-cell table:formula="of:=[.A628]+300" office:value-type="float" office:value="-22" calcext:value-type="float">
            <text:p>-22</text:p>
          </table:table-cell>
          <table:table-cell table:formula="of:=ATAN2([.B628];[.D628])" office:value-type="float" office:value="-3.04539922603092" calcext:value-type="float">
            <text:p>-3.045399226</text:p>
          </table:table-cell>
          <table:table-cell table:formula="of:=[.E628]*(180/PI())" office:value-type="float" office:value="-174.488522583979" calcext:value-type="float">
            <text:p>-174.488522584</text:p>
          </table:table-cell>
          <table:table-cell table:number-columns-repeated="16"/>
        </table:table-row>
        <table:table-row table:style-name="ro1">
          <table:table-cell office:value-type="float" office:value="-322" calcext:value-type="float">
            <text:p>-322</text:p>
          </table:table-cell>
          <table:table-cell office:value-type="float" office:value="-230" calcext:value-type="float">
            <text:p>-230</text:p>
          </table:table-cell>
          <table:table-cell office:value-type="float" office:value="-738" calcext:value-type="float">
            <text:p>-738</text:p>
          </table:table-cell>
          <table:table-cell table:formula="of:=[.A629]+300" office:value-type="float" office:value="-22" calcext:value-type="float">
            <text:p>-22</text:p>
          </table:table-cell>
          <table:table-cell table:formula="of:=ATAN2([.B629];[.D629])" office:value-type="float" office:value="-3.04623060668738" calcext:value-type="float">
            <text:p>-3.0462306067</text:p>
          </table:table-cell>
          <table:table-cell table:formula="of:=[.E629]*(180/PI())" office:value-type="float" office:value="-174.536157186763" calcext:value-type="float">
            <text:p>-174.5361571868</text:p>
          </table:table-cell>
          <table:table-cell table:number-columns-repeated="16"/>
        </table:table-row>
        <table:table-row table:style-name="ro1">
          <table:table-cell office:value-type="float" office:value="-318" calcext:value-type="float">
            <text:p>-318</text:p>
          </table:table-cell>
          <table:table-cell office:value-type="float" office:value="-227" calcext:value-type="float">
            <text:p>-227</text:p>
          </table:table-cell>
          <table:table-cell office:value-type="float" office:value="-740" calcext:value-type="float">
            <text:p>-740</text:p>
          </table:table-cell>
          <table:table-cell table:formula="of:=[.A630]+300" office:value-type="float" office:value="-18" calcext:value-type="float">
            <text:p>-18</text:p>
          </table:table-cell>
          <table:table-cell table:formula="of:=ATAN2([.B630];[.D630])" office:value-type="float" office:value="-3.0624630704946" calcext:value-type="float">
            <text:p>-3.0624630705</text:p>
          </table:table-cell>
          <table:table-cell table:formula="of:=[.E630]*(180/PI())" office:value-type="float" office:value="-175.466208854015" calcext:value-type="float">
            <text:p>-175.466208854</text:p>
          </table:table-cell>
          <table:table-cell table:number-columns-repeated="16"/>
        </table:table-row>
        <table:table-row table:style-name="ro1">
          <table:table-cell office:value-type="float" office:value="-313" calcext:value-type="float">
            <text:p>-313</text:p>
          </table:table-cell>
          <table:table-cell office:value-type="float" office:value="-232" calcext:value-type="float">
            <text:p>-232</text:p>
          </table:table-cell>
          <table:table-cell office:value-type="float" office:value="-739" calcext:value-type="float">
            <text:p>-739</text:p>
          </table:table-cell>
          <table:table-cell table:formula="of:=[.A631]+300" office:value-type="float" office:value="-13" calcext:value-type="float">
            <text:p>-13</text:p>
          </table:table-cell>
          <table:table-cell table:formula="of:=ATAN2([.B631];[.D631])" office:value-type="float" office:value="-3.08561670746367" calcext:value-type="float">
            <text:p>-3.0856167075</text:p>
          </table:table-cell>
          <table:table-cell table:formula="of:=[.E631]*(180/PI())" office:value-type="float" office:value="-176.792814532721" calcext:value-type="float">
            <text:p>-176.7928145327</text:p>
          </table:table-cell>
          <table:table-cell table:number-columns-repeated="16"/>
        </table:table-row>
        <table:table-row table:style-name="ro1">
          <table:table-cell office:value-type="float" office:value="-317" calcext:value-type="float">
            <text:p>-317</text:p>
          </table:table-cell>
          <table:table-cell office:value-type="float" office:value="-228" calcext:value-type="float">
            <text:p>-228</text:p>
          </table:table-cell>
          <table:table-cell office:value-type="float" office:value="-743" calcext:value-type="float">
            <text:p>-743</text:p>
          </table:table-cell>
          <table:table-cell table:formula="of:=[.A632]+300" office:value-type="float" office:value="-17" calcext:value-type="float">
            <text:p>-17</text:p>
          </table:table-cell>
          <table:table-cell table:formula="of:=ATAN2([.B632];[.D632])" office:value-type="float" office:value="-3.06716896330421" calcext:value-type="float">
            <text:p>-3.0671689633</text:p>
          </table:table-cell>
          <table:table-cell table:formula="of:=[.E632]*(180/PI())" office:value-type="float" office:value="-175.735836650847" calcext:value-type="float">
            <text:p>-175.7358366508</text:p>
          </table:table-cell>
          <table:table-cell table:number-columns-repeated="16"/>
        </table:table-row>
        <table:table-row table:style-name="ro1">
          <table:table-cell office:value-type="float" office:value="-318" calcext:value-type="float">
            <text:p>-318</text:p>
          </table:table-cell>
          <table:table-cell office:value-type="float" office:value="-234" calcext:value-type="float">
            <text:p>-234</text:p>
          </table:table-cell>
          <table:table-cell office:value-type="float" office:value="-741" calcext:value-type="float">
            <text:p>-741</text:p>
          </table:table-cell>
          <table:table-cell table:formula="of:=[.A633]+300" office:value-type="float" office:value="-18" calcext:value-type="float">
            <text:p>-18</text:p>
          </table:table-cell>
          <table:table-cell table:formula="of:=ATAN2([.B633];[.D633])" office:value-type="float" office:value="-3.06482076232002" calcext:value-type="float">
            <text:p>-3.0648207623</text:p>
          </table:table-cell>
          <table:table-cell table:formula="of:=[.E633]*(180/PI())" office:value-type="float" office:value="-175.601294645005" calcext:value-type="float">
            <text:p>-175.601294645</text:p>
          </table:table-cell>
          <table:table-cell table:number-columns-repeated="16"/>
        </table:table-row>
        <table:table-row table:style-name="ro1">
          <table:table-cell office:value-type="float" office:value="-316" calcext:value-type="float">
            <text:p>-316</text:p>
          </table:table-cell>
          <table:table-cell office:value-type="float" office:value="-230" calcext:value-type="float">
            <text:p>-230</text:p>
          </table:table-cell>
          <table:table-cell office:value-type="float" office:value="-741" calcext:value-type="float">
            <text:p>-741</text:p>
          </table:table-cell>
          <table:table-cell table:formula="of:=[.A634]+300" office:value-type="float" office:value="-16" calcext:value-type="float">
            <text:p>-16</text:p>
          </table:table-cell>
          <table:table-cell table:formula="of:=ATAN2([.B634];[.D634])" office:value-type="float" office:value="-3.07213932759447" calcext:value-type="float">
            <text:p>-3.0721393276</text:p>
          </table:table-cell>
          <table:table-cell table:formula="of:=[.E634]*(180/PI())" office:value-type="float" office:value="-176.020617547322" calcext:value-type="float">
            <text:p>-176.0206175473</text:p>
          </table:table-cell>
          <table:table-cell table:number-columns-repeated="16"/>
        </table:table-row>
        <table:table-row table:style-name="ro1">
          <table:table-cell office:value-type="float" office:value="-316" calcext:value-type="float">
            <text:p>-316</text:p>
          </table:table-cell>
          <table:table-cell office:value-type="float" office:value="-227" calcext:value-type="float">
            <text:p>-227</text:p>
          </table:table-cell>
          <table:table-cell office:value-type="float" office:value="-744" calcext:value-type="float">
            <text:p>-744</text:p>
          </table:table-cell>
          <table:table-cell table:formula="of:=[.A635]+300" office:value-type="float" office:value="-16" calcext:value-type="float">
            <text:p>-16</text:p>
          </table:table-cell>
          <table:table-cell table:formula="of:=ATAN2([.B635];[.D635])" office:value-type="float" office:value="-3.07122444964288" calcext:value-type="float">
            <text:p>-3.0712244496</text:p>
          </table:table-cell>
          <table:table-cell table:formula="of:=[.E635]*(180/PI())" office:value-type="float" office:value="-175.968198901926" calcext:value-type="float">
            <text:p>-175.9681989019</text:p>
          </table:table-cell>
          <table:table-cell table:number-columns-repeated="16"/>
        </table:table-row>
        <table:table-row table:style-name="ro1">
          <table:table-cell office:value-type="float" office:value="-319" calcext:value-type="float">
            <text:p>-319</text:p>
          </table:table-cell>
          <table:table-cell office:value-type="float" office:value="-229" calcext:value-type="float">
            <text:p>-229</text:p>
          </table:table-cell>
          <table:table-cell office:value-type="float" office:value="-743" calcext:value-type="float">
            <text:p>-743</text:p>
          </table:table-cell>
          <table:table-cell table:formula="of:=[.A636]+300" office:value-type="float" office:value="-19" calcext:value-type="float">
            <text:p>-19</text:p>
          </table:table-cell>
          <table:table-cell table:formula="of:=ATAN2([.B636];[.D636])" office:value-type="float" office:value="-3.05881282392631" calcext:value-type="float">
            <text:p>-3.0588128239</text:p>
          </table:table-cell>
          <table:table-cell table:formula="of:=[.E636]*(180/PI())" office:value-type="float" office:value="-175.257065131471" calcext:value-type="float">
            <text:p>-175.2570651315</text:p>
          </table:table-cell>
          <table:table-cell table:number-columns-repeated="16"/>
        </table:table-row>
        <table:table-row table:style-name="ro1">
          <table:table-cell office:value-type="float" office:value="-315" calcext:value-type="float">
            <text:p>-315</text:p>
          </table:table-cell>
          <table:table-cell office:value-type="float" office:value="-230" calcext:value-type="float">
            <text:p>-230</text:p>
          </table:table-cell>
          <table:table-cell office:value-type="float" office:value="-741" calcext:value-type="float">
            <text:p>-741</text:p>
          </table:table-cell>
          <table:table-cell table:formula="of:=[.A637]+300" office:value-type="float" office:value="-15" calcext:value-type="float">
            <text:p>-15</text:p>
          </table:table-cell>
          <table:table-cell table:formula="of:=ATAN2([.B637];[.D637])" office:value-type="float" office:value="-3.07646749025541" calcext:value-type="float">
            <text:p>-3.0764674903</text:p>
          </table:table-cell>
          <table:table-cell table:formula="of:=[.E637]*(180/PI())" office:value-type="float" office:value="-176.26860300084" calcext:value-type="float">
            <text:p>-176.2686030008</text:p>
          </table:table-cell>
          <table:table-cell table:number-columns-repeated="16"/>
        </table:table-row>
        <table:table-row table:style-name="ro1">
          <table:table-cell office:value-type="float" office:value="-316" calcext:value-type="float">
            <text:p>-316</text:p>
          </table:table-cell>
          <table:table-cell office:value-type="float" office:value="-234" calcext:value-type="float">
            <text:p>-234</text:p>
          </table:table-cell>
          <table:table-cell office:value-type="float" office:value="-742" calcext:value-type="float">
            <text:p>-742</text:p>
          </table:table-cell>
          <table:table-cell table:formula="of:=[.A638]+300" office:value-type="float" office:value="-16" calcext:value-type="float">
            <text:p>-16</text:p>
          </table:table-cell>
          <table:table-cell table:formula="of:=ATAN2([.B638];[.D638])" office:value-type="float" office:value="-3.07332284653297" calcext:value-type="float">
            <text:p>-3.0733228465</text:p>
          </table:table-cell>
          <table:table-cell table:formula="of:=[.E638]*(180/PI())" office:value-type="float" office:value="-176.088428187471" calcext:value-type="float">
            <text:p>-176.0884281875</text:p>
          </table:table-cell>
          <table:table-cell table:number-columns-repeated="16"/>
        </table:table-row>
        <table:table-row table:style-name="ro1">
          <table:table-cell office:value-type="float" office:value="-315" calcext:value-type="float">
            <text:p>-315</text:p>
          </table:table-cell>
          <table:table-cell office:value-type="float" office:value="-231" calcext:value-type="float">
            <text:p>-231</text:p>
          </table:table-cell>
          <table:table-cell office:value-type="float" office:value="-743" calcext:value-type="float">
            <text:p>-743</text:p>
          </table:table-cell>
          <table:table-cell table:formula="of:=[.A639]+300" office:value-type="float" office:value="-15" calcext:value-type="float">
            <text:p>-15</text:p>
          </table:table-cell>
          <table:table-cell table:formula="of:=ATAN2([.B639];[.D639])" office:value-type="float" office:value="-3.07674862603659" calcext:value-type="float">
            <text:p>-3.076748626</text:p>
          </table:table-cell>
          <table:table-cell table:formula="of:=[.E639]*(180/PI())" office:value-type="float" office:value="-176.284710894571" calcext:value-type="float">
            <text:p>-176.2847108946</text:p>
          </table:table-cell>
          <table:table-cell table:number-columns-repeated="16"/>
        </table:table-row>
        <table:table-row table:style-name="ro1">
          <table:table-cell office:value-type="float" office:value="-315" calcext:value-type="float">
            <text:p>-315</text:p>
          </table:table-cell>
          <table:table-cell office:value-type="float" office:value="-229" calcext:value-type="float">
            <text:p>-229</text:p>
          </table:table-cell>
          <table:table-cell office:value-type="float" office:value="-743" calcext:value-type="float">
            <text:p>-743</text:p>
          </table:table-cell>
          <table:table-cell table:formula="of:=[.A640]+300" office:value-type="float" office:value="-15" calcext:value-type="float">
            <text:p>-15</text:p>
          </table:table-cell>
          <table:table-cell table:formula="of:=ATAN2([.B640];[.D640])" office:value-type="float" office:value="-3.07618390958431" calcext:value-type="float">
            <text:p>-3.0761839096</text:p>
          </table:table-cell>
          <table:table-cell table:formula="of:=[.E640]*(180/PI())" office:value-type="float" office:value="-176.252355025234" calcext:value-type="float">
            <text:p>-176.2523550252</text:p>
          </table:table-cell>
          <table:table-cell table:number-columns-repeated="16"/>
        </table:table-row>
        <table:table-row table:style-name="ro1">
          <table:table-cell office:value-type="float" office:value="-315" calcext:value-type="float">
            <text:p>-315</text:p>
          </table:table-cell>
          <table:table-cell office:value-type="float" office:value="-231" calcext:value-type="float">
            <text:p>-231</text:p>
          </table:table-cell>
          <table:table-cell office:value-type="float" office:value="-742" calcext:value-type="float">
            <text:p>-742</text:p>
          </table:table-cell>
          <table:table-cell table:formula="of:=[.A641]+300" office:value-type="float" office:value="-15" calcext:value-type="float">
            <text:p>-15</text:p>
          </table:table-cell>
          <table:table-cell table:formula="of:=ATAN2([.B641];[.D641])" office:value-type="float" office:value="-3.07674862603659" calcext:value-type="float">
            <text:p>-3.076748626</text:p>
          </table:table-cell>
          <table:table-cell table:formula="of:=[.E641]*(180/PI())" office:value-type="float" office:value="-176.284710894571" calcext:value-type="float">
            <text:p>-176.2847108946</text:p>
          </table:table-cell>
          <table:table-cell table:number-columns-repeated="16"/>
        </table:table-row>
        <table:table-row table:style-name="ro1">
          <table:table-cell office:value-type="float" office:value="-314" calcext:value-type="float">
            <text:p>-314</text:p>
          </table:table-cell>
          <table:table-cell office:value-type="float" office:value="-230" calcext:value-type="float">
            <text:p>-230</text:p>
          </table:table-cell>
          <table:table-cell office:value-type="float" office:value="-741" calcext:value-type="float">
            <text:p>-741</text:p>
          </table:table-cell>
          <table:table-cell table:formula="of:=[.A642]+300" office:value-type="float" office:value="-14" calcext:value-type="float">
            <text:p>-14</text:p>
          </table:table-cell>
          <table:table-cell table:formula="of:=ATAN2([.B642];[.D642])" office:value-type="float" office:value="-3.080798097715" calcext:value-type="float">
            <text:p>-3.0807980977</text:p>
          </table:table-cell>
          <table:table-cell table:formula="of:=[.E642]*(180/PI())" office:value-type="float" office:value="-176.516728531002" calcext:value-type="float">
            <text:p>-176.516728531</text:p>
          </table:table-cell>
          <table:table-cell table:number-columns-repeated="16"/>
        </table:table-row>
        <table:table-row table:style-name="ro1">
          <table:table-cell office:value-type="float" office:value="-318" calcext:value-type="float">
            <text:p>-318</text:p>
          </table:table-cell>
          <table:table-cell office:value-type="float" office:value="-229" calcext:value-type="float">
            <text:p>-229</text:p>
          </table:table-cell>
          <table:table-cell office:value-type="float" office:value="-742" calcext:value-type="float">
            <text:p>-742</text:p>
          </table:table-cell>
          <table:table-cell table:formula="of:=[.A643]+300" office:value-type="float" office:value="-18" calcext:value-type="float">
            <text:p>-18</text:p>
          </table:table-cell>
          <table:table-cell table:formula="of:=ATAN2([.B643];[.D643])" office:value-type="float" office:value="-3.06315131478916" calcext:value-type="float">
            <text:p>-3.0631513148</text:p>
          </table:table-cell>
          <table:table-cell table:formula="of:=[.E643]*(180/PI())" office:value-type="float" office:value="-175.505642347368" calcext:value-type="float">
            <text:p>-175.5056423474</text:p>
          </table:table-cell>
          <table:table-cell table:number-columns-repeated="16"/>
        </table:table-row>
        <table:table-row table:style-name="ro1">
          <table:table-cell office:value-type="float" office:value="-317" calcext:value-type="float">
            <text:p>-317</text:p>
          </table:table-cell>
          <table:table-cell office:value-type="float" office:value="-228" calcext:value-type="float">
            <text:p>-228</text:p>
          </table:table-cell>
          <table:table-cell office:value-type="float" office:value="-743" calcext:value-type="float">
            <text:p>-743</text:p>
          </table:table-cell>
          <table:table-cell table:formula="of:=[.A644]+300" office:value-type="float" office:value="-17" calcext:value-type="float">
            <text:p>-17</text:p>
          </table:table-cell>
          <table:table-cell table:formula="of:=ATAN2([.B644];[.D644])" office:value-type="float" office:value="-3.06716896330421" calcext:value-type="float">
            <text:p>-3.0671689633</text:p>
          </table:table-cell>
          <table:table-cell table:formula="of:=[.E644]*(180/PI())" office:value-type="float" office:value="-175.735836650847" calcext:value-type="float">
            <text:p>-175.7358366508</text:p>
          </table:table-cell>
          <table:table-cell table:number-columns-repeated="16"/>
        </table:table-row>
        <table:table-row table:style-name="ro1">
          <table:table-cell office:value-type="float" office:value="-317" calcext:value-type="float">
            <text:p>-317</text:p>
          </table:table-cell>
          <table:table-cell office:value-type="float" office:value="-229" calcext:value-type="float">
            <text:p>-229</text:p>
          </table:table-cell>
          <table:table-cell office:value-type="float" office:value="-741" calcext:value-type="float">
            <text:p>-741</text:p>
          </table:table-cell>
          <table:table-cell table:formula="of:=[.A645]+300" office:value-type="float" office:value="-17" calcext:value-type="float">
            <text:p>-17</text:p>
          </table:table-cell>
          <table:table-cell table:formula="of:=ATAN2([.B645];[.D645])" office:value-type="float" office:value="-3.06749276664902" calcext:value-type="float">
            <text:p>-3.0674927666</text:p>
          </table:table-cell>
          <table:table-cell table:formula="of:=[.E645]*(180/PI())" office:value-type="float" office:value="-175.754389215897" calcext:value-type="float">
            <text:p>-175.7543892159</text:p>
          </table:table-cell>
          <table:table-cell table:number-columns-repeated="16"/>
        </table:table-row>
        <table:table-row table:style-name="ro1">
          <table:table-cell office:value-type="float" office:value="-318" calcext:value-type="float">
            <text:p>-318</text:p>
          </table:table-cell>
          <table:table-cell office:value-type="float" office:value="-230" calcext:value-type="float">
            <text:p>-230</text:p>
          </table:table-cell>
          <table:table-cell office:value-type="float" office:value="-743" calcext:value-type="float">
            <text:p>-743</text:p>
          </table:table-cell>
          <table:table-cell table:formula="of:=[.A646]+300" office:value-type="float" office:value="-18" calcext:value-type="float">
            <text:p>-18</text:p>
          </table:table-cell>
          <table:table-cell table:formula="of:=ATAN2([.B646];[.D646])" office:value-type="float" office:value="-3.06349097586981" calcext:value-type="float">
            <text:p>-3.0634909759</text:p>
          </table:table-cell>
          <table:table-cell table:formula="of:=[.E646]*(180/PI())" office:value-type="float" office:value="-175.525103493754" calcext:value-type="float">
            <text:p>-175.5251034938</text:p>
          </table:table-cell>
          <table:table-cell table:number-columns-repeated="16"/>
        </table:table-row>
        <table:table-row table:style-name="ro1">
          <table:table-cell office:value-type="float" office:value="-316" calcext:value-type="float">
            <text:p>-316</text:p>
          </table:table-cell>
          <table:table-cell office:value-type="float" office:value="-230" calcext:value-type="float">
            <text:p>-230</text:p>
          </table:table-cell>
          <table:table-cell office:value-type="float" office:value="-741" calcext:value-type="float">
            <text:p>-741</text:p>
          </table:table-cell>
          <table:table-cell table:formula="of:=[.A647]+300" office:value-type="float" office:value="-16" calcext:value-type="float">
            <text:p>-16</text:p>
          </table:table-cell>
          <table:table-cell table:formula="of:=ATAN2([.B647];[.D647])" office:value-type="float" office:value="-3.07213932759447" calcext:value-type="float">
            <text:p>-3.0721393276</text:p>
          </table:table-cell>
          <table:table-cell table:formula="of:=[.E647]*(180/PI())" office:value-type="float" office:value="-176.020617547322" calcext:value-type="float">
            <text:p>-176.0206175473</text:p>
          </table:table-cell>
          <table:table-cell table:number-columns-repeated="16"/>
        </table:table-row>
        <table:table-row table:style-name="ro1">
          <table:table-cell office:value-type="float" office:value="-319" calcext:value-type="float">
            <text:p>-319</text:p>
          </table:table-cell>
          <table:table-cell office:value-type="float" office:value="-229" calcext:value-type="float">
            <text:p>-229</text:p>
          </table:table-cell>
          <table:table-cell office:value-type="float" office:value="-742" calcext:value-type="float">
            <text:p>-742</text:p>
          </table:table-cell>
          <table:table-cell table:formula="of:=[.A648]+300" office:value-type="float" office:value="-19" calcext:value-type="float">
            <text:p>-19</text:p>
          </table:table-cell>
          <table:table-cell table:formula="of:=ATAN2([.B648];[.D648])" office:value-type="float" office:value="-3.05881282392631" calcext:value-type="float">
            <text:p>-3.0588128239</text:p>
          </table:table-cell>
          <table:table-cell table:formula="of:=[.E648]*(180/PI())" office:value-type="float" office:value="-175.257065131471" calcext:value-type="float">
            <text:p>-175.2570651315</text:p>
          </table:table-cell>
          <table:table-cell table:number-columns-repeated="16"/>
        </table:table-row>
        <table:table-row table:style-name="ro1">
          <table:table-cell office:value-type="float" office:value="-313" calcext:value-type="float">
            <text:p>-313</text:p>
          </table:table-cell>
          <table:table-cell office:value-type="float" office:value="-230" calcext:value-type="float">
            <text:p>-230</text:p>
          </table:table-cell>
          <table:table-cell office:value-type="float" office:value="-742" calcext:value-type="float">
            <text:p>-742</text:p>
          </table:table-cell>
          <table:table-cell table:formula="of:=[.A649]+300" office:value-type="float" office:value="-13" calcext:value-type="float">
            <text:p>-13</text:p>
          </table:table-cell>
          <table:table-cell table:formula="of:=ATAN2([.B649];[.D649])" office:value-type="float" office:value="-3.08513098947986" calcext:value-type="float">
            <text:p>-3.0851309895</text:p>
          </table:table-cell>
          <table:table-cell table:formula="of:=[.E649]*(180/PI())" office:value-type="float" office:value="-176.764984942215" calcext:value-type="float">
            <text:p>-176.7649849422</text:p>
          </table:table-cell>
          <table:table-cell table:number-columns-repeated="16"/>
        </table:table-row>
        <table:table-row table:style-name="ro1">
          <table:table-cell office:value-type="float" office:value="-314" calcext:value-type="float">
            <text:p>-314</text:p>
          </table:table-cell>
          <table:table-cell office:value-type="float" office:value="-230" calcext:value-type="float">
            <text:p>-230</text:p>
          </table:table-cell>
          <table:table-cell office:value-type="float" office:value="-741" calcext:value-type="float">
            <text:p>-741</text:p>
          </table:table-cell>
          <table:table-cell table:formula="of:=[.A650]+300" office:value-type="float" office:value="-14" calcext:value-type="float">
            <text:p>-14</text:p>
          </table:table-cell>
          <table:table-cell table:formula="of:=ATAN2([.B650];[.D650])" office:value-type="float" office:value="-3.080798097715" calcext:value-type="float">
            <text:p>-3.0807980977</text:p>
          </table:table-cell>
          <table:table-cell table:formula="of:=[.E650]*(180/PI())" office:value-type="float" office:value="-176.516728531002" calcext:value-type="float">
            <text:p>-176.516728531</text:p>
          </table:table-cell>
          <table:table-cell table:number-columns-repeated="16"/>
        </table:table-row>
        <table:table-row table:style-name="ro1">
          <table:table-cell office:value-type="float" office:value="-316" calcext:value-type="float">
            <text:p>-316</text:p>
          </table:table-cell>
          <table:table-cell office:value-type="float" office:value="-228" calcext:value-type="float">
            <text:p>-228</text:p>
          </table:table-cell>
          <table:table-cell office:value-type="float" office:value="-743" calcext:value-type="float">
            <text:p>-743</text:p>
          </table:table-cell>
          <table:table-cell table:formula="of:=[.A651]+300" office:value-type="float" office:value="-16" calcext:value-type="float">
            <text:p>-16</text:p>
          </table:table-cell>
          <table:table-cell table:formula="of:=ATAN2([.B651];[.D651])" office:value-type="float" office:value="-3.07153207095134" calcext:value-type="float">
            <text:p>-3.071532071</text:p>
          </table:table-cell>
          <table:table-cell table:formula="of:=[.E651]*(180/PI())" office:value-type="float" office:value="-175.985824304589" calcext:value-type="float">
            <text:p>-175.9858243046</text:p>
          </table:table-cell>
          <table:table-cell table:number-columns-repeated="16"/>
        </table:table-row>
        <table:table-row table:style-name="ro1">
          <table:table-cell office:value-type="float" office:value="-318" calcext:value-type="float">
            <text:p>-318</text:p>
          </table:table-cell>
          <table:table-cell office:value-type="float" office:value="-231" calcext:value-type="float">
            <text:p>-231</text:p>
          </table:table-cell>
          <table:table-cell office:value-type="float" office:value="-744" calcext:value-type="float">
            <text:p>-744</text:p>
          </table:table-cell>
          <table:table-cell table:formula="of:=[.A652]+300" office:value-type="float" office:value="-18" calcext:value-type="float">
            <text:p>-18</text:p>
          </table:table-cell>
          <table:table-cell table:formula="of:=ATAN2([.B652];[.D652])" office:value-type="float" office:value="-3.06382771398706" calcext:value-type="float">
            <text:p>-3.063827714</text:p>
          </table:table-cell>
          <table:table-cell table:formula="of:=[.E652]*(180/PI())" office:value-type="float" office:value="-175.544397166674" calcext:value-type="float">
            <text:p>-175.5443971667</text:p>
          </table:table-cell>
          <table:table-cell table:number-columns-repeated="16"/>
        </table:table-row>
        <table:table-row table:style-name="ro1">
          <table:table-cell office:value-type="float" office:value="-317" calcext:value-type="float">
            <text:p>-317</text:p>
          </table:table-cell>
          <table:table-cell office:value-type="float" office:value="-230" calcext:value-type="float">
            <text:p>-230</text:p>
          </table:table-cell>
          <table:table-cell office:value-type="float" office:value="-743" calcext:value-type="float">
            <text:p>-743</text:p>
          </table:table-cell>
          <table:table-cell table:formula="of:=[.A653]+300" office:value-type="float" office:value="-17" calcext:value-type="float">
            <text:p>-17</text:p>
          </table:table-cell>
          <table:table-cell table:formula="of:=ATAN2([.B653];[.D653])" office:value-type="float" office:value="-3.06781376967808" calcext:value-type="float">
            <text:p>-3.0678137697</text:p>
          </table:table-cell>
          <table:table-cell table:formula="of:=[.E653]*(180/PI())" office:value-type="float" office:value="-175.772781334673" calcext:value-type="float">
            <text:p>-175.7727813347</text:p>
          </table:table-cell>
          <table:table-cell table:number-columns-repeated="16"/>
        </table:table-row>
        <table:table-row table:style-name="ro1">
          <table:table-cell office:value-type="float" office:value="-318" calcext:value-type="float">
            <text:p>-318</text:p>
          </table:table-cell>
          <table:table-cell office:value-type="float" office:value="-231" calcext:value-type="float">
            <text:p>-231</text:p>
          </table:table-cell>
          <table:table-cell office:value-type="float" office:value="-740" calcext:value-type="float">
            <text:p>-740</text:p>
          </table:table-cell>
          <table:table-cell table:formula="of:=[.A654]+300" office:value-type="float" office:value="-18" calcext:value-type="float">
            <text:p>-18</text:p>
          </table:table-cell>
          <table:table-cell table:formula="of:=ATAN2([.B654];[.D654])" office:value-type="float" office:value="-3.06382771398706" calcext:value-type="float">
            <text:p>-3.063827714</text:p>
          </table:table-cell>
          <table:table-cell table:formula="of:=[.E654]*(180/PI())" office:value-type="float" office:value="-175.544397166674" calcext:value-type="float">
            <text:p>-175.5443971667</text:p>
          </table:table-cell>
          <table:table-cell table:number-columns-repeated="16"/>
        </table:table-row>
        <table:table-row table:style-name="ro1">
          <table:table-cell office:value-type="float" office:value="-313" calcext:value-type="float">
            <text:p>-313</text:p>
          </table:table-cell>
          <table:table-cell office:value-type="float" office:value="-230" calcext:value-type="float">
            <text:p>-230</text:p>
          </table:table-cell>
          <table:table-cell office:value-type="float" office:value="-742" calcext:value-type="float">
            <text:p>-742</text:p>
          </table:table-cell>
          <table:table-cell table:formula="of:=[.A655]+300" office:value-type="float" office:value="-13" calcext:value-type="float">
            <text:p>-13</text:p>
          </table:table-cell>
          <table:table-cell table:formula="of:=ATAN2([.B655];[.D655])" office:value-type="float" office:value="-3.08513098947986" calcext:value-type="float">
            <text:p>-3.0851309895</text:p>
          </table:table-cell>
          <table:table-cell table:formula="of:=[.E655]*(180/PI())" office:value-type="float" office:value="-176.764984942215" calcext:value-type="float">
            <text:p>-176.7649849422</text:p>
          </table:table-cell>
          <table:table-cell table:number-columns-repeated="16"/>
        </table:table-row>
        <table:table-row table:style-name="ro1">
          <table:table-cell office:value-type="float" office:value="-317" calcext:value-type="float">
            <text:p>-317</text:p>
          </table:table-cell>
          <table:table-cell office:value-type="float" office:value="-230" calcext:value-type="float">
            <text:p>-230</text:p>
          </table:table-cell>
          <table:table-cell office:value-type="float" office:value="-744" calcext:value-type="float">
            <text:p>-744</text:p>
          </table:table-cell>
          <table:table-cell table:formula="of:=[.A656]+300" office:value-type="float" office:value="-17" calcext:value-type="float">
            <text:p>-17</text:p>
          </table:table-cell>
          <table:table-cell table:formula="of:=ATAN2([.B656];[.D656])" office:value-type="float" office:value="-3.06781376967808" calcext:value-type="float">
            <text:p>-3.0678137697</text:p>
          </table:table-cell>
          <table:table-cell table:formula="of:=[.E656]*(180/PI())" office:value-type="float" office:value="-175.772781334673" calcext:value-type="float">
            <text:p>-175.7727813347</text:p>
          </table:table-cell>
          <table:table-cell table:number-columns-repeated="16"/>
        </table:table-row>
        <table:table-row table:style-name="ro1">
          <table:table-cell office:value-type="float" office:value="-316" calcext:value-type="float">
            <text:p>-316</text:p>
          </table:table-cell>
          <table:table-cell office:value-type="float" office:value="-231" calcext:value-type="float">
            <text:p>-231</text:p>
          </table:table-cell>
          <table:table-cell office:value-type="float" office:value="-743" calcext:value-type="float">
            <text:p>-743</text:p>
          </table:table-cell>
          <table:table-cell table:formula="of:=[.A657]+300" office:value-type="float" office:value="-16" calcext:value-type="float">
            <text:p>-16</text:p>
          </table:table-cell>
          <table:table-cell table:formula="of:=ATAN2([.B657];[.D657])" office:value-type="float" office:value="-3.07243903162776" calcext:value-type="float">
            <text:p>-3.0724390316</text:p>
          </table:table-cell>
          <table:table-cell table:formula="of:=[.E657]*(180/PI())" office:value-type="float" office:value="-176.037789323532" calcext:value-type="float">
            <text:p>-176.0377893235</text:p>
          </table:table-cell>
          <table:table-cell table:number-columns-repeated="16"/>
        </table:table-row>
        <table:table-row table:style-name="ro1">
          <table:table-cell office:value-type="float" office:value="-318" calcext:value-type="float">
            <text:p>-318</text:p>
          </table:table-cell>
          <table:table-cell office:value-type="float" office:value="-231" calcext:value-type="float">
            <text:p>-231</text:p>
          </table:table-cell>
          <table:table-cell office:value-type="float" office:value="-741" calcext:value-type="float">
            <text:p>-741</text:p>
          </table:table-cell>
          <table:table-cell table:formula="of:=[.A658]+300" office:value-type="float" office:value="-18" calcext:value-type="float">
            <text:p>-18</text:p>
          </table:table-cell>
          <table:table-cell table:formula="of:=ATAN2([.B658];[.D658])" office:value-type="float" office:value="-3.06382771398706" calcext:value-type="float">
            <text:p>-3.063827714</text:p>
          </table:table-cell>
          <table:table-cell table:formula="of:=[.E658]*(180/PI())" office:value-type="float" office:value="-175.544397166674" calcext:value-type="float">
            <text:p>-175.5443971667</text:p>
          </table:table-cell>
          <table:table-cell table:number-columns-repeated="16"/>
        </table:table-row>
        <table:table-row table:style-name="ro1">
          <table:table-cell office:value-type="float" office:value="-316" calcext:value-type="float">
            <text:p>-316</text:p>
          </table:table-cell>
          <table:table-cell office:value-type="float" office:value="-230" calcext:value-type="float">
            <text:p>-230</text:p>
          </table:table-cell>
          <table:table-cell office:value-type="float" office:value="-741" calcext:value-type="float">
            <text:p>-741</text:p>
          </table:table-cell>
          <table:table-cell table:formula="of:=[.A659]+300" office:value-type="float" office:value="-16" calcext:value-type="float">
            <text:p>-16</text:p>
          </table:table-cell>
          <table:table-cell table:formula="of:=ATAN2([.B659];[.D659])" office:value-type="float" office:value="-3.07213932759447" calcext:value-type="float">
            <text:p>-3.0721393276</text:p>
          </table:table-cell>
          <table:table-cell table:formula="of:=[.E659]*(180/PI())" office:value-type="float" office:value="-176.020617547322" calcext:value-type="float">
            <text:p>-176.0206175473</text:p>
          </table:table-cell>
          <table:table-cell table:number-columns-repeated="16"/>
        </table:table-row>
        <table:table-row table:style-name="ro1">
          <table:table-cell office:value-type="float" office:value="-315" calcext:value-type="float">
            <text:p>-315</text:p>
          </table:table-cell>
          <table:table-cell office:value-type="float" office:value="-230" calcext:value-type="float">
            <text:p>-230</text:p>
          </table:table-cell>
          <table:table-cell office:value-type="float" office:value="-742" calcext:value-type="float">
            <text:p>-742</text:p>
          </table:table-cell>
          <table:table-cell table:formula="of:=[.A660]+300" office:value-type="float" office:value="-15" calcext:value-type="float">
            <text:p>-15</text:p>
          </table:table-cell>
          <table:table-cell table:formula="of:=ATAN2([.B660];[.D660])" office:value-type="float" office:value="-3.07646749025541" calcext:value-type="float">
            <text:p>-3.0764674903</text:p>
          </table:table-cell>
          <table:table-cell table:formula="of:=[.E660]*(180/PI())" office:value-type="float" office:value="-176.26860300084" calcext:value-type="float">
            <text:p>-176.2686030008</text:p>
          </table:table-cell>
          <table:table-cell table:number-columns-repeated="16"/>
        </table:table-row>
        <table:table-row table:style-name="ro1">
          <table:table-cell office:value-type="float" office:value="-317" calcext:value-type="float">
            <text:p>-317</text:p>
          </table:table-cell>
          <table:table-cell office:value-type="float" office:value="-231" calcext:value-type="float">
            <text:p>-231</text:p>
          </table:table-cell>
          <table:table-cell office:value-type="float" office:value="-742" calcext:value-type="float">
            <text:p>-742</text:p>
          </table:table-cell>
          <table:table-cell table:formula="of:=[.A661]+300" office:value-type="float" office:value="-17" calcext:value-type="float">
            <text:p>-17</text:p>
          </table:table-cell>
          <table:table-cell table:formula="of:=ATAN2([.B661];[.D661])" office:value-type="float" office:value="-3.06813200849622" calcext:value-type="float">
            <text:p>-3.0681320085</text:p>
          </table:table-cell>
          <table:table-cell table:formula="of:=[.E661]*(180/PI())" office:value-type="float" office:value="-175.79101507583" calcext:value-type="float">
            <text:p>-175.7910150758</text:p>
          </table:table-cell>
          <table:table-cell table:number-columns-repeated="16"/>
        </table:table-row>
        <table:table-row table:style-name="ro1">
          <table:table-cell office:value-type="float" office:value="-315" calcext:value-type="float">
            <text:p>-315</text:p>
          </table:table-cell>
          <table:table-cell office:value-type="float" office:value="-228" calcext:value-type="float">
            <text:p>-228</text:p>
          </table:table-cell>
          <table:table-cell office:value-type="float" office:value="-742" calcext:value-type="float">
            <text:p>-742</text:p>
          </table:table-cell>
          <table:table-cell table:formula="of:=[.A662]+300" office:value-type="float" office:value="-15" calcext:value-type="float">
            <text:p>-15</text:p>
          </table:table-cell>
          <table:table-cell table:formula="of:=ATAN2([.B662];[.D662])" office:value-type="float" office:value="-3.07589785203733" calcext:value-type="float">
            <text:p>-3.075897852</text:p>
          </table:table-cell>
          <table:table-cell table:formula="of:=[.E662]*(180/PI())" office:value-type="float" office:value="-176.235965135094" calcext:value-type="float">
            <text:p>-176.2359651351</text:p>
          </table:table-cell>
          <table:table-cell table:number-columns-repeated="16"/>
        </table:table-row>
        <table:table-row table:style-name="ro1">
          <table:table-cell office:value-type="float" office:value="-315" calcext:value-type="float">
            <text:p>-315</text:p>
          </table:table-cell>
          <table:table-cell office:value-type="float" office:value="-230" calcext:value-type="float">
            <text:p>-230</text:p>
          </table:table-cell>
          <table:table-cell office:value-type="float" office:value="-740" calcext:value-type="float">
            <text:p>-740</text:p>
          </table:table-cell>
          <table:table-cell table:formula="of:=[.A663]+300" office:value-type="float" office:value="-15" calcext:value-type="float">
            <text:p>-15</text:p>
          </table:table-cell>
          <table:table-cell table:formula="of:=ATAN2([.B663];[.D663])" office:value-type="float" office:value="-3.07646749025541" calcext:value-type="float">
            <text:p>-3.0764674903</text:p>
          </table:table-cell>
          <table:table-cell table:formula="of:=[.E663]*(180/PI())" office:value-type="float" office:value="-176.26860300084" calcext:value-type="float">
            <text:p>-176.2686030008</text:p>
          </table:table-cell>
          <table:table-cell table:number-columns-repeated="16"/>
        </table:table-row>
        <table:table-row table:style-name="ro1">
          <table:table-cell office:value-type="float" office:value="-315" calcext:value-type="float">
            <text:p>-315</text:p>
          </table:table-cell>
          <table:table-cell office:value-type="float" office:value="-229" calcext:value-type="float">
            <text:p>-229</text:p>
          </table:table-cell>
          <table:table-cell office:value-type="float" office:value="-741" calcext:value-type="float">
            <text:p>-741</text:p>
          </table:table-cell>
          <table:table-cell table:formula="of:=[.A664]+300" office:value-type="float" office:value="-15" calcext:value-type="float">
            <text:p>-15</text:p>
          </table:table-cell>
          <table:table-cell table:formula="of:=ATAN2([.B664];[.D664])" office:value-type="float" office:value="-3.07618390958431" calcext:value-type="float">
            <text:p>-3.0761839096</text:p>
          </table:table-cell>
          <table:table-cell table:formula="of:=[.E664]*(180/PI())" office:value-type="float" office:value="-176.252355025234" calcext:value-type="float">
            <text:p>-176.2523550252</text:p>
          </table:table-cell>
          <table:table-cell table:number-columns-repeated="16"/>
        </table:table-row>
        <table:table-row table:style-name="ro1">
          <table:table-cell office:value-type="float" office:value="-314" calcext:value-type="float">
            <text:p>-314</text:p>
          </table:table-cell>
          <table:table-cell office:value-type="float" office:value="-232" calcext:value-type="float">
            <text:p>-232</text:p>
          </table:table-cell>
          <table:table-cell office:value-type="float" office:value="-741" calcext:value-type="float">
            <text:p>-741</text:p>
          </table:table-cell>
          <table:table-cell table:formula="of:=[.A665]+300" office:value-type="float" office:value="-14" calcext:value-type="float">
            <text:p>-14</text:p>
          </table:table-cell>
          <table:table-cell table:formula="of:=ATAN2([.B665];[.D665])" office:value-type="float" office:value="-3.0813209149054" calcext:value-type="float">
            <text:p>-3.0813209149</text:p>
          </table:table-cell>
          <table:table-cell table:formula="of:=[.E665]*(180/PI())" office:value-type="float" office:value="-176.546683749469" calcext:value-type="float">
            <text:p>-176.5466837495</text:p>
          </table:table-cell>
          <table:table-cell table:number-columns-repeated="16"/>
        </table:table-row>
        <table:table-row table:style-name="ro1">
          <table:table-cell office:value-type="float" office:value="-312" calcext:value-type="float">
            <text:p>-312</text:p>
          </table:table-cell>
          <table:table-cell office:value-type="float" office:value="-229" calcext:value-type="float">
            <text:p>-229</text:p>
          </table:table-cell>
          <table:table-cell office:value-type="float" office:value="-741" calcext:value-type="float">
            <text:p>-741</text:p>
          </table:table-cell>
          <table:table-cell table:formula="of:=[.A666]+300" office:value-type="float" office:value="-12" calcext:value-type="float">
            <text:p>-12</text:p>
          </table:table-cell>
          <table:table-cell table:formula="of:=ATAN2([.B666];[.D666])" office:value-type="float" office:value="-3.08923879206652" calcext:value-type="float">
            <text:p>-3.0892387921</text:p>
          </table:table-cell>
          <table:table-cell table:formula="of:=[.E666]*(180/PI())" office:value-type="float" office:value="-177.000344693504" calcext:value-type="float">
            <text:p>-177.0003446935</text:p>
          </table:table-cell>
          <table:table-cell table:number-columns-repeated="16"/>
        </table:table-row>
        <table:table-row table:style-name="ro1">
          <table:table-cell office:value-type="float" office:value="-317" calcext:value-type="float">
            <text:p>-317</text:p>
          </table:table-cell>
          <table:table-cell office:value-type="float" office:value="-228" calcext:value-type="float">
            <text:p>-228</text:p>
          </table:table-cell>
          <table:table-cell office:value-type="float" office:value="-742" calcext:value-type="float">
            <text:p>-742</text:p>
          </table:table-cell>
          <table:table-cell table:formula="of:=[.A667]+300" office:value-type="float" office:value="-17" calcext:value-type="float">
            <text:p>-17</text:p>
          </table:table-cell>
          <table:table-cell table:formula="of:=ATAN2([.B667];[.D667])" office:value-type="float" office:value="-3.06716896330421" calcext:value-type="float">
            <text:p>-3.0671689633</text:p>
          </table:table-cell>
          <table:table-cell table:formula="of:=[.E667]*(180/PI())" office:value-type="float" office:value="-175.735836650847" calcext:value-type="float">
            <text:p>-175.7358366508</text:p>
          </table:table-cell>
          <table:table-cell table:number-columns-repeated="16"/>
        </table:table-row>
        <table:table-row table:style-name="ro1">
          <table:table-cell office:value-type="float" office:value="-316" calcext:value-type="float">
            <text:p>-316</text:p>
          </table:table-cell>
          <table:table-cell office:value-type="float" office:value="-232" calcext:value-type="float">
            <text:p>-232</text:p>
          </table:table-cell>
          <table:table-cell office:value-type="float" office:value="-742" calcext:value-type="float">
            <text:p>-742</text:p>
          </table:table-cell>
          <table:table-cell table:formula="of:=[.A668]+300" office:value-type="float" office:value="-16" calcext:value-type="float">
            <text:p>-16</text:p>
          </table:table-cell>
          <table:table-cell table:formula="of:=ATAN2([.B668];[.D668])" office:value-type="float" office:value="-3.07273616428875" calcext:value-type="float">
            <text:p>-3.0727361643</text:p>
          </table:table-cell>
          <table:table-cell table:formula="of:=[.E668]*(180/PI())" office:value-type="float" office:value="-176.054813770962" calcext:value-type="float">
            <text:p>-176.054813771</text:p>
          </table:table-cell>
          <table:table-cell table:number-columns-repeated="16"/>
        </table:table-row>
        <table:table-row table:style-name="ro1">
          <table:table-cell office:value-type="float" office:value="-316" calcext:value-type="float">
            <text:p>-316</text:p>
          </table:table-cell>
          <table:table-cell office:value-type="float" office:value="-230" calcext:value-type="float">
            <text:p>-230</text:p>
          </table:table-cell>
          <table:table-cell office:value-type="float" office:value="-739" calcext:value-type="float">
            <text:p>-739</text:p>
          </table:table-cell>
          <table:table-cell table:formula="of:=[.A669]+300" office:value-type="float" office:value="-16" calcext:value-type="float">
            <text:p>-16</text:p>
          </table:table-cell>
          <table:table-cell table:formula="of:=ATAN2([.B669];[.D669])" office:value-type="float" office:value="-3.07213932759447" calcext:value-type="float">
            <text:p>-3.0721393276</text:p>
          </table:table-cell>
          <table:table-cell table:formula="of:=[.E669]*(180/PI())" office:value-type="float" office:value="-176.020617547322" calcext:value-type="float">
            <text:p>-176.0206175473</text:p>
          </table:table-cell>
          <table:table-cell table:number-columns-repeated="16"/>
        </table:table-row>
        <table:table-row table:style-name="ro1">
          <table:table-cell office:value-type="float" office:value="-315" calcext:value-type="float">
            <text:p>-315</text:p>
          </table:table-cell>
          <table:table-cell office:value-type="float" office:value="-229" calcext:value-type="float">
            <text:p>-229</text:p>
          </table:table-cell>
          <table:table-cell office:value-type="float" office:value="-743" calcext:value-type="float">
            <text:p>-743</text:p>
          </table:table-cell>
          <table:table-cell table:formula="of:=[.A670]+300" office:value-type="float" office:value="-15" calcext:value-type="float">
            <text:p>-15</text:p>
          </table:table-cell>
          <table:table-cell table:formula="of:=ATAN2([.B670];[.D670])" office:value-type="float" office:value="-3.07618390958431" calcext:value-type="float">
            <text:p>-3.0761839096</text:p>
          </table:table-cell>
          <table:table-cell table:formula="of:=[.E670]*(180/PI())" office:value-type="float" office:value="-176.252355025234" calcext:value-type="float">
            <text:p>-176.2523550252</text:p>
          </table:table-cell>
          <table:table-cell table:number-columns-repeated="16"/>
        </table:table-row>
        <table:table-row table:style-name="ro1">
          <table:table-cell office:value-type="float" office:value="-317" calcext:value-type="float">
            <text:p>-317</text:p>
          </table:table-cell>
          <table:table-cell office:value-type="float" office:value="-229" calcext:value-type="float">
            <text:p>-229</text:p>
          </table:table-cell>
          <table:table-cell office:value-type="float" office:value="-741" calcext:value-type="float">
            <text:p>-741</text:p>
          </table:table-cell>
          <table:table-cell table:formula="of:=[.A671]+300" office:value-type="float" office:value="-17" calcext:value-type="float">
            <text:p>-17</text:p>
          </table:table-cell>
          <table:table-cell table:formula="of:=ATAN2([.B671];[.D671])" office:value-type="float" office:value="-3.06749276664902" calcext:value-type="float">
            <text:p>-3.0674927666</text:p>
          </table:table-cell>
          <table:table-cell table:formula="of:=[.E671]*(180/PI())" office:value-type="float" office:value="-175.754389215897" calcext:value-type="float">
            <text:p>-175.7543892159</text:p>
          </table:table-cell>
          <table:table-cell table:number-columns-repeated="16"/>
        </table:table-row>
        <table:table-row table:style-name="ro1">
          <table:table-cell office:value-type="float" office:value="-316" calcext:value-type="float">
            <text:p>-316</text:p>
          </table:table-cell>
          <table:table-cell office:value-type="float" office:value="-230" calcext:value-type="float">
            <text:p>-230</text:p>
          </table:table-cell>
          <table:table-cell office:value-type="float" office:value="-740" calcext:value-type="float">
            <text:p>-740</text:p>
          </table:table-cell>
          <table:table-cell table:formula="of:=[.A672]+300" office:value-type="float" office:value="-16" calcext:value-type="float">
            <text:p>-16</text:p>
          </table:table-cell>
          <table:table-cell table:formula="of:=ATAN2([.B672];[.D672])" office:value-type="float" office:value="-3.07213932759447" calcext:value-type="float">
            <text:p>-3.0721393276</text:p>
          </table:table-cell>
          <table:table-cell table:formula="of:=[.E672]*(180/PI())" office:value-type="float" office:value="-176.020617547322" calcext:value-type="float">
            <text:p>-176.0206175473</text:p>
          </table:table-cell>
          <table:table-cell table:number-columns-repeated="16"/>
        </table:table-row>
        <table:table-row table:style-name="ro1">
          <table:table-cell office:value-type="float" office:value="-315" calcext:value-type="float">
            <text:p>-315</text:p>
          </table:table-cell>
          <table:table-cell office:value-type="float" office:value="-231" calcext:value-type="float">
            <text:p>-231</text:p>
          </table:table-cell>
          <table:table-cell office:value-type="float" office:value="-741" calcext:value-type="float">
            <text:p>-741</text:p>
          </table:table-cell>
          <table:table-cell table:formula="of:=[.A673]+300" office:value-type="float" office:value="-15" calcext:value-type="float">
            <text:p>-15</text:p>
          </table:table-cell>
          <table:table-cell table:formula="of:=ATAN2([.B673];[.D673])" office:value-type="float" office:value="-3.07674862603659" calcext:value-type="float">
            <text:p>-3.076748626</text:p>
          </table:table-cell>
          <table:table-cell table:formula="of:=[.E673]*(180/PI())" office:value-type="float" office:value="-176.284710894571" calcext:value-type="float">
            <text:p>-176.2847108946</text:p>
          </table:table-cell>
          <table:table-cell table:number-columns-repeated="16"/>
        </table:table-row>
        <table:table-row table:style-name="ro1">
          <table:table-cell office:value-type="float" office:value="-315" calcext:value-type="float">
            <text:p>-315</text:p>
          </table:table-cell>
          <table:table-cell office:value-type="float" office:value="-230" calcext:value-type="float">
            <text:p>-230</text:p>
          </table:table-cell>
          <table:table-cell office:value-type="float" office:value="-741" calcext:value-type="float">
            <text:p>-741</text:p>
          </table:table-cell>
          <table:table-cell table:formula="of:=[.A674]+300" office:value-type="float" office:value="-15" calcext:value-type="float">
            <text:p>-15</text:p>
          </table:table-cell>
          <table:table-cell table:formula="of:=ATAN2([.B674];[.D674])" office:value-type="float" office:value="-3.07646749025541" calcext:value-type="float">
            <text:p>-3.0764674903</text:p>
          </table:table-cell>
          <table:table-cell table:formula="of:=[.E674]*(180/PI())" office:value-type="float" office:value="-176.26860300084" calcext:value-type="float">
            <text:p>-176.2686030008</text:p>
          </table:table-cell>
          <table:table-cell table:number-columns-repeated="16"/>
        </table:table-row>
        <table:table-row table:style-name="ro1">
          <table:table-cell office:value-type="float" office:value="-314" calcext:value-type="float">
            <text:p>-314</text:p>
          </table:table-cell>
          <table:table-cell office:value-type="float" office:value="-228" calcext:value-type="float">
            <text:p>-228</text:p>
          </table:table-cell>
          <table:table-cell office:value-type="float" office:value="-744" calcext:value-type="float">
            <text:p>-744</text:p>
          </table:table-cell>
          <table:table-cell table:formula="of:=[.A675]+300" office:value-type="float" office:value="-14" calcext:value-type="float">
            <text:p>-14</text:p>
          </table:table-cell>
          <table:table-cell table:formula="of:=ATAN2([.B675];[.D675])" office:value-type="float" office:value="-3.08026614244943" calcext:value-type="float">
            <text:p>-3.0802661424</text:p>
          </table:table-cell>
          <table:table-cell table:formula="of:=[.E675]*(180/PI())" office:value-type="float" office:value="-176.486249739395" calcext:value-type="float">
            <text:p>-176.4862497394</text:p>
          </table:table-cell>
          <table:table-cell table:number-columns-repeated="16"/>
        </table:table-row>
        <table:table-row table:style-name="ro1">
          <table:table-cell office:value-type="float" office:value="-316" calcext:value-type="float">
            <text:p>-316</text:p>
          </table:table-cell>
          <table:table-cell office:value-type="float" office:value="-230" calcext:value-type="float">
            <text:p>-230</text:p>
          </table:table-cell>
          <table:table-cell office:value-type="float" office:value="-739" calcext:value-type="float">
            <text:p>-739</text:p>
          </table:table-cell>
          <table:table-cell table:formula="of:=[.A676]+300" office:value-type="float" office:value="-16" calcext:value-type="float">
            <text:p>-16</text:p>
          </table:table-cell>
          <table:table-cell table:formula="of:=ATAN2([.B676];[.D676])" office:value-type="float" office:value="-3.07213932759447" calcext:value-type="float">
            <text:p>-3.0721393276</text:p>
          </table:table-cell>
          <table:table-cell table:formula="of:=[.E676]*(180/PI())" office:value-type="float" office:value="-176.020617547322" calcext:value-type="float">
            <text:p>-176.0206175473</text:p>
          </table:table-cell>
          <table:table-cell table:number-columns-repeated="16"/>
        </table:table-row>
        <table:table-row table:style-name="ro1">
          <table:table-cell office:value-type="float" office:value="-317" calcext:value-type="float">
            <text:p>-317</text:p>
          </table:table-cell>
          <table:table-cell office:value-type="float" office:value="-229" calcext:value-type="float">
            <text:p>-229</text:p>
          </table:table-cell>
          <table:table-cell office:value-type="float" office:value="-740" calcext:value-type="float">
            <text:p>-740</text:p>
          </table:table-cell>
          <table:table-cell table:formula="of:=[.A677]+300" office:value-type="float" office:value="-17" calcext:value-type="float">
            <text:p>-17</text:p>
          </table:table-cell>
          <table:table-cell table:formula="of:=ATAN2([.B677];[.D677])" office:value-type="float" office:value="-3.06749276664902" calcext:value-type="float">
            <text:p>-3.0674927666</text:p>
          </table:table-cell>
          <table:table-cell table:formula="of:=[.E677]*(180/PI())" office:value-type="float" office:value="-175.754389215897" calcext:value-type="float">
            <text:p>-175.7543892159</text:p>
          </table:table-cell>
          <table:table-cell table:number-columns-repeated="16"/>
        </table:table-row>
        <table:table-row table:style-name="ro1">
          <table:table-cell office:value-type="float" office:value="-314" calcext:value-type="float">
            <text:p>-314</text:p>
          </table:table-cell>
          <table:table-cell office:value-type="float" office:value="-228" calcext:value-type="float">
            <text:p>-228</text:p>
          </table:table-cell>
          <table:table-cell office:value-type="float" office:value="-740" calcext:value-type="float">
            <text:p>-740</text:p>
          </table:table-cell>
          <table:table-cell table:formula="of:=[.A678]+300" office:value-type="float" office:value="-14" calcext:value-type="float">
            <text:p>-14</text:p>
          </table:table-cell>
          <table:table-cell table:formula="of:=ATAN2([.B678];[.D678])" office:value-type="float" office:value="-3.08026614244943" calcext:value-type="float">
            <text:p>-3.0802661424</text:p>
          </table:table-cell>
          <table:table-cell table:formula="of:=[.E678]*(180/PI())" office:value-type="float" office:value="-176.486249739395" calcext:value-type="float">
            <text:p>-176.4862497394</text:p>
          </table:table-cell>
          <table:table-cell table:number-columns-repeated="16"/>
        </table:table-row>
        <table:table-row table:style-name="ro1">
          <table:table-cell office:value-type="float" office:value="-315" calcext:value-type="float">
            <text:p>-315</text:p>
          </table:table-cell>
          <table:table-cell office:value-type="float" office:value="-231" calcext:value-type="float">
            <text:p>-231</text:p>
          </table:table-cell>
          <table:table-cell office:value-type="float" office:value="-740" calcext:value-type="float">
            <text:p>-740</text:p>
          </table:table-cell>
          <table:table-cell table:formula="of:=[.A679]+300" office:value-type="float" office:value="-15" calcext:value-type="float">
            <text:p>-15</text:p>
          </table:table-cell>
          <table:table-cell table:formula="of:=ATAN2([.B679];[.D679])" office:value-type="float" office:value="-3.07674862603659" calcext:value-type="float">
            <text:p>-3.076748626</text:p>
          </table:table-cell>
          <table:table-cell table:formula="of:=[.E679]*(180/PI())" office:value-type="float" office:value="-176.284710894571" calcext:value-type="float">
            <text:p>-176.2847108946</text:p>
          </table:table-cell>
          <table:table-cell table:number-columns-repeated="16"/>
        </table:table-row>
        <table:table-row table:style-name="ro1">
          <table:table-cell office:value-type="float" office:value="-316" calcext:value-type="float">
            <text:p>-316</text:p>
          </table:table-cell>
          <table:table-cell office:value-type="float" office:value="-231" calcext:value-type="float">
            <text:p>-231</text:p>
          </table:table-cell>
          <table:table-cell office:value-type="float" office:value="-742" calcext:value-type="float">
            <text:p>-742</text:p>
          </table:table-cell>
          <table:table-cell table:formula="of:=[.A680]+300" office:value-type="float" office:value="-16" calcext:value-type="float">
            <text:p>-16</text:p>
          </table:table-cell>
          <table:table-cell table:formula="of:=ATAN2([.B680];[.D680])" office:value-type="float" office:value="-3.07243903162776" calcext:value-type="float">
            <text:p>-3.0724390316</text:p>
          </table:table-cell>
          <table:table-cell table:formula="of:=[.E680]*(180/PI())" office:value-type="float" office:value="-176.037789323532" calcext:value-type="float">
            <text:p>-176.0377893235</text:p>
          </table:table-cell>
          <table:table-cell table:number-columns-repeated="16"/>
        </table:table-row>
        <table:table-row table:style-name="ro1">
          <table:table-cell office:value-type="float" office:value="-317" calcext:value-type="float">
            <text:p>-317</text:p>
          </table:table-cell>
          <table:table-cell office:value-type="float" office:value="-227" calcext:value-type="float">
            <text:p>-227</text:p>
          </table:table-cell>
          <table:table-cell office:value-type="float" office:value="-742" calcext:value-type="float">
            <text:p>-742</text:p>
          </table:table-cell>
          <table:table-cell table:formula="of:=[.A681]+300" office:value-type="float" office:value="-17" calcext:value-type="float">
            <text:p>-17</text:p>
          </table:table-cell>
          <table:table-cell table:formula="of:=ATAN2([.B681];[.D681])" office:value-type="float" office:value="-3.06684232290849" calcext:value-type="float">
            <text:p>-3.0668423229</text:p>
          </table:table-cell>
          <table:table-cell table:formula="of:=[.E681]*(180/PI())" office:value-type="float" office:value="-175.717121534754" calcext:value-type="float">
            <text:p>-175.7171215348</text:p>
          </table:table-cell>
          <table:table-cell table:number-columns-repeated="16"/>
        </table:table-row>
        <table:table-row table:style-name="ro1">
          <table:table-cell office:value-type="float" office:value="-317" calcext:value-type="float">
            <text:p>-317</text:p>
          </table:table-cell>
          <table:table-cell office:value-type="float" office:value="-230" calcext:value-type="float">
            <text:p>-230</text:p>
          </table:table-cell>
          <table:table-cell office:value-type="float" office:value="-742" calcext:value-type="float">
            <text:p>-742</text:p>
          </table:table-cell>
          <table:table-cell table:formula="of:=[.A682]+300" office:value-type="float" office:value="-17" calcext:value-type="float">
            <text:p>-17</text:p>
          </table:table-cell>
          <table:table-cell table:formula="of:=ATAN2([.B682];[.D682])" office:value-type="float" office:value="-3.06781376967808" calcext:value-type="float">
            <text:p>-3.0678137697</text:p>
          </table:table-cell>
          <table:table-cell table:formula="of:=[.E682]*(180/PI())" office:value-type="float" office:value="-175.772781334673" calcext:value-type="float">
            <text:p>-175.7727813347</text:p>
          </table:table-cell>
          <table:table-cell table:number-columns-repeated="16"/>
        </table:table-row>
        <table:table-row table:style-name="ro1">
          <table:table-cell office:value-type="float" office:value="-317" calcext:value-type="float">
            <text:p>-317</text:p>
          </table:table-cell>
          <table:table-cell office:value-type="float" office:value="-231" calcext:value-type="float">
            <text:p>-231</text:p>
          </table:table-cell>
          <table:table-cell office:value-type="float" office:value="-739" calcext:value-type="float">
            <text:p>-739</text:p>
          </table:table-cell>
          <table:table-cell table:formula="of:=[.A683]+300" office:value-type="float" office:value="-17" calcext:value-type="float">
            <text:p>-17</text:p>
          </table:table-cell>
          <table:table-cell table:formula="of:=ATAN2([.B683];[.D683])" office:value-type="float" office:value="-3.06813200849622" calcext:value-type="float">
            <text:p>-3.0681320085</text:p>
          </table:table-cell>
          <table:table-cell table:formula="of:=[.E683]*(180/PI())" office:value-type="float" office:value="-175.79101507583" calcext:value-type="float">
            <text:p>-175.7910150758</text:p>
          </table:table-cell>
          <table:table-cell table:number-columns-repeated="16"/>
        </table:table-row>
        <table:table-row table:style-name="ro1">
          <table:table-cell office:value-type="float" office:value="-317" calcext:value-type="float">
            <text:p>-317</text:p>
          </table:table-cell>
          <table:table-cell office:value-type="float" office:value="-228" calcext:value-type="float">
            <text:p>-228</text:p>
          </table:table-cell>
          <table:table-cell office:value-type="float" office:value="-744" calcext:value-type="float">
            <text:p>-744</text:p>
          </table:table-cell>
          <table:table-cell table:formula="of:=[.A684]+300" office:value-type="float" office:value="-17" calcext:value-type="float">
            <text:p>-17</text:p>
          </table:table-cell>
          <table:table-cell table:formula="of:=ATAN2([.B684];[.D684])" office:value-type="float" office:value="-3.06716896330421" calcext:value-type="float">
            <text:p>-3.0671689633</text:p>
          </table:table-cell>
          <table:table-cell table:formula="of:=[.E684]*(180/PI())" office:value-type="float" office:value="-175.735836650847" calcext:value-type="float">
            <text:p>-175.7358366508</text:p>
          </table:table-cell>
          <table:table-cell table:number-columns-repeated="16"/>
        </table:table-row>
        <table:table-row table:style-name="ro1">
          <table:table-cell office:value-type="float" office:value="-316" calcext:value-type="float">
            <text:p>-316</text:p>
          </table:table-cell>
          <table:table-cell office:value-type="float" office:value="-229" calcext:value-type="float">
            <text:p>-229</text:p>
          </table:table-cell>
          <table:table-cell office:value-type="float" office:value="-740" calcext:value-type="float">
            <text:p>-740</text:p>
          </table:table-cell>
          <table:table-cell table:formula="of:=[.A685]+300" office:value-type="float" office:value="-16" calcext:value-type="float">
            <text:p>-16</text:p>
          </table:table-cell>
          <table:table-cell table:formula="of:=ATAN2([.B685];[.D685])" office:value-type="float" office:value="-3.07183701871958" calcext:value-type="float">
            <text:p>-3.0718370187</text:p>
          </table:table-cell>
          <table:table-cell table:formula="of:=[.E685]*(180/PI())" office:value-type="float" office:value="-176.003296524681" calcext:value-type="float">
            <text:p>-176.0032965247</text:p>
          </table:table-cell>
          <table:table-cell table:number-columns-repeated="16"/>
        </table:table-row>
        <table:table-row table:style-name="ro1">
          <table:table-cell office:value-type="float" office:value="-313" calcext:value-type="float">
            <text:p>-313</text:p>
          </table:table-cell>
          <table:table-cell office:value-type="float" office:value="-229" calcext:value-type="float">
            <text:p>-229</text:p>
          </table:table-cell>
          <table:table-cell office:value-type="float" office:value="-739" calcext:value-type="float">
            <text:p>-739</text:p>
          </table:table-cell>
          <table:table-cell table:formula="of:=[.A686]+300" office:value-type="float" office:value="-13" calcext:value-type="float">
            <text:p>-13</text:p>
          </table:table-cell>
          <table:table-cell table:formula="of:=ATAN2([.B686];[.D686])" office:value-type="float" office:value="-3.08488495909061" calcext:value-type="float">
            <text:p>-3.0848849591</text:p>
          </table:table-cell>
          <table:table-cell table:formula="of:=[.E686]*(180/PI())" office:value-type="float" office:value="-176.750888439279" calcext:value-type="float">
            <text:p>-176.7508884393</text:p>
          </table:table-cell>
          <table:table-cell table:number-columns-repeated="16"/>
        </table:table-row>
        <table:table-row table:style-name="ro1">
          <table:table-cell office:value-type="float" office:value="-316" calcext:value-type="float">
            <text:p>-316</text:p>
          </table:table-cell>
          <table:table-cell office:value-type="float" office:value="-228" calcext:value-type="float">
            <text:p>-228</text:p>
          </table:table-cell>
          <table:table-cell office:value-type="float" office:value="-744" calcext:value-type="float">
            <text:p>-744</text:p>
          </table:table-cell>
          <table:table-cell table:formula="of:=[.A687]+300" office:value-type="float" office:value="-16" calcext:value-type="float">
            <text:p>-16</text:p>
          </table:table-cell>
          <table:table-cell table:formula="of:=ATAN2([.B687];[.D687])" office:value-type="float" office:value="-3.07153207095134" calcext:value-type="float">
            <text:p>-3.071532071</text:p>
          </table:table-cell>
          <table:table-cell table:formula="of:=[.E687]*(180/PI())" office:value-type="float" office:value="-175.985824304589" calcext:value-type="float">
            <text:p>-175.9858243046</text:p>
          </table:table-cell>
          <table:table-cell table:number-columns-repeated="16"/>
        </table:table-row>
        <table:table-row table:style-name="ro1">
          <table:table-cell office:value-type="float" office:value="-314" calcext:value-type="float">
            <text:p>-314</text:p>
          </table:table-cell>
          <table:table-cell office:value-type="float" office:value="-230" calcext:value-type="float">
            <text:p>-230</text:p>
          </table:table-cell>
          <table:table-cell office:value-type="float" office:value="-745" calcext:value-type="float">
            <text:p>-745</text:p>
          </table:table-cell>
          <table:table-cell table:formula="of:=[.A688]+300" office:value-type="float" office:value="-14" calcext:value-type="float">
            <text:p>-14</text:p>
          </table:table-cell>
          <table:table-cell table:formula="of:=ATAN2([.B688];[.D688])" office:value-type="float" office:value="-3.080798097715" calcext:value-type="float">
            <text:p>-3.0807980977</text:p>
          </table:table-cell>
          <table:table-cell table:formula="of:=[.E688]*(180/PI())" office:value-type="float" office:value="-176.516728531002" calcext:value-type="float">
            <text:p>-176.516728531</text:p>
          </table:table-cell>
          <table:table-cell table:number-columns-repeated="16"/>
        </table:table-row>
        <table:table-row table:style-name="ro1">
          <table:table-cell office:value-type="float" office:value="-323" calcext:value-type="float">
            <text:p>-323</text:p>
          </table:table-cell>
          <table:table-cell office:value-type="float" office:value="-227" calcext:value-type="float">
            <text:p>-227</text:p>
          </table:table-cell>
          <table:table-cell office:value-type="float" office:value="-741" calcext:value-type="float">
            <text:p>-741</text:p>
          </table:table-cell>
          <table:table-cell table:formula="of:=[.A689]+300" office:value-type="float" office:value="-23" calcext:value-type="float">
            <text:p>-23</text:p>
          </table:table-cell>
          <table:table-cell table:formula="of:=ATAN2([.B689];[.D689])" office:value-type="float" office:value="-3.04061567214605" calcext:value-type="float">
            <text:p>-3.0406156721</text:p>
          </table:table-cell>
          <table:table-cell table:formula="of:=[.E689]*(180/PI())" office:value-type="float" office:value="-174.214445135303" calcext:value-type="float">
            <text:p>-174.2144451353</text:p>
          </table:table-cell>
          <table:table-cell table:number-columns-repeated="16"/>
        </table:table-row>
        <table:table-row table:style-name="ro1">
          <table:table-cell office:value-type="float" office:value="-325" calcext:value-type="float">
            <text:p>-325</text:p>
          </table:table-cell>
          <table:table-cell office:value-type="float" office:value="-227" calcext:value-type="float">
            <text:p>-227</text:p>
          </table:table-cell>
          <table:table-cell office:value-type="float" office:value="-747" calcext:value-type="float">
            <text:p>-747</text:p>
          </table:table-cell>
          <table:table-cell table:formula="of:=[.A690]+300" office:value-type="float" office:value="-25" calcext:value-type="float">
            <text:p>-25</text:p>
          </table:table-cell>
          <table:table-cell table:formula="of:=ATAN2([.B690];[.D690])" office:value-type="float" office:value="-3.03190255010277" calcext:value-type="float">
            <text:p>-3.0319025501</text:p>
          </table:table-cell>
          <table:table-cell table:formula="of:=[.E690]*(180/PI())" office:value-type="float" office:value="-173.71522001584" calcext:value-type="float">
            <text:p>-173.7152200158</text:p>
          </table:table-cell>
          <table:table-cell table:number-columns-repeated="16"/>
        </table:table-row>
        <table:table-row table:style-name="ro1">
          <table:table-cell office:value-type="float" office:value="-327" calcext:value-type="float">
            <text:p>-327</text:p>
          </table:table-cell>
          <table:table-cell office:value-type="float" office:value="-226" calcext:value-type="float">
            <text:p>-226</text:p>
          </table:table-cell>
          <table:table-cell office:value-type="float" office:value="-745" calcext:value-type="float">
            <text:p>-745</text:p>
          </table:table-cell>
          <table:table-cell table:formula="of:=[.A691]+300" office:value-type="float" office:value="-27" calcext:value-type="float">
            <text:p>-27</text:p>
          </table:table-cell>
          <table:table-cell table:formula="of:=ATAN2([.B691];[.D691])" office:value-type="float" office:value="-3.02268719637724" calcext:value-type="float">
            <text:p>-3.0226871964</text:p>
          </table:table-cell>
          <table:table-cell table:formula="of:=[.E691]*(180/PI())" office:value-type="float" office:value="-173.187219140648" calcext:value-type="float">
            <text:p>-173.1872191406</text:p>
          </table:table-cell>
          <table:table-cell table:number-columns-repeated="16"/>
        </table:table-row>
        <table:table-row table:style-name="ro1">
          <table:table-cell office:value-type="float" office:value="-329" calcext:value-type="float">
            <text:p>-329</text:p>
          </table:table-cell>
          <table:table-cell office:value-type="float" office:value="-226" calcext:value-type="float">
            <text:p>-226</text:p>
          </table:table-cell>
          <table:table-cell office:value-type="float" office:value="-745" calcext:value-type="float">
            <text:p>-745</text:p>
          </table:table-cell>
          <table:table-cell table:formula="of:=[.A692]+300" office:value-type="float" office:value="-29" calcext:value-type="float">
            <text:p>-29</text:p>
          </table:table-cell>
          <table:table-cell table:formula="of:=ATAN2([.B692];[.D692])" office:value-type="float" office:value="-3.01397147577462" calcext:value-type="float">
            <text:p>-3.0139714758</text:p>
          </table:table-cell>
          <table:table-cell table:formula="of:=[.E692]*(180/PI())" office:value-type="float" office:value="-172.687845134702" calcext:value-type="float">
            <text:p>-172.6878451347</text:p>
          </table:table-cell>
          <table:table-cell table:number-columns-repeated="16"/>
        </table:table-row>
        <table:table-row table:style-name="ro1">
          <table:table-cell office:value-type="float" office:value="-332" calcext:value-type="float">
            <text:p>-332</text:p>
          </table:table-cell>
          <table:table-cell office:value-type="float" office:value="-222" calcext:value-type="float">
            <text:p>-222</text:p>
          </table:table-cell>
          <table:table-cell office:value-type="float" office:value="-743" calcext:value-type="float">
            <text:p>-743</text:p>
          </table:table-cell>
          <table:table-cell table:formula="of:=[.A693]+300" office:value-type="float" office:value="-32" calcext:value-type="float">
            <text:p>-32</text:p>
          </table:table-cell>
          <table:table-cell table:formula="of:=ATAN2([.B693];[.D693])" office:value-type="float" office:value="-2.99843456560614" calcext:value-type="float">
            <text:p>-2.9984345656</text:p>
          </table:table-cell>
          <table:table-cell table:formula="of:=[.E693]*(180/PI())" office:value-type="float" office:value="-171.797645755374" calcext:value-type="float">
            <text:p>-171.7976457554</text:p>
          </table:table-cell>
          <table:table-cell table:number-columns-repeated="16"/>
        </table:table-row>
        <table:table-row table:style-name="ro1">
          <table:table-cell office:value-type="float" office:value="-330" calcext:value-type="float">
            <text:p>-330</text:p>
          </table:table-cell>
          <table:table-cell office:value-type="float" office:value="-225" calcext:value-type="float">
            <text:p>-225</text:p>
          </table:table-cell>
          <table:table-cell office:value-type="float" office:value="-744" calcext:value-type="float">
            <text:p>-744</text:p>
          </table:table-cell>
          <table:table-cell table:formula="of:=[.A694]+300" office:value-type="float" office:value="-30" calcext:value-type="float">
            <text:p>-30</text:p>
          </table:table-cell>
          <table:table-cell table:formula="of:=ATAN2([.B694];[.D694])" office:value-type="float" office:value="-3.00904112129312" calcext:value-type="float">
            <text:p>-3.0090411213</text:p>
          </table:table-cell>
          <table:table-cell table:formula="of:=[.E694]*(180/PI())" office:value-type="float" office:value="-172.405356631409" calcext:value-type="float">
            <text:p>-172.4053566314</text:p>
          </table:table-cell>
          <table:table-cell table:number-columns-repeated="16"/>
        </table:table-row>
        <table:table-row table:style-name="ro1">
          <table:table-cell office:value-type="float" office:value="-332" calcext:value-type="float">
            <text:p>-332</text:p>
          </table:table-cell>
          <table:table-cell office:value-type="float" office:value="-225" calcext:value-type="float">
            <text:p>-225</text:p>
          </table:table-cell>
          <table:table-cell office:value-type="float" office:value="-741" calcext:value-type="float">
            <text:p>-741</text:p>
          </table:table-cell>
          <table:table-cell table:formula="of:=[.A695]+300" office:value-type="float" office:value="-32" calcext:value-type="float">
            <text:p>-32</text:p>
          </table:table-cell>
          <table:table-cell table:formula="of:=ATAN2([.B695];[.D695])" office:value-type="float" office:value="-3.00031787644109" calcext:value-type="float">
            <text:p>-3.0003178764</text:p>
          </table:table-cell>
          <table:table-cell table:formula="of:=[.E695]*(180/PI())" office:value-type="float" office:value="-171.905551517728" calcext:value-type="float">
            <text:p>-171.9055515177</text:p>
          </table:table-cell>
          <table:table-cell table:number-columns-repeated="16"/>
        </table:table-row>
        <table:table-row table:style-name="ro1">
          <table:table-cell office:value-type="float" office:value="-331" calcext:value-type="float">
            <text:p>-331</text:p>
          </table:table-cell>
          <table:table-cell office:value-type="float" office:value="-223" calcext:value-type="float">
            <text:p>-223</text:p>
          </table:table-cell>
          <table:table-cell office:value-type="float" office:value="-743" calcext:value-type="float">
            <text:p>-743</text:p>
          </table:table-cell>
          <table:table-cell table:formula="of:=[.A696]+300" office:value-type="float" office:value="-31" calcext:value-type="float">
            <text:p>-31</text:p>
          </table:table-cell>
          <table:table-cell table:formula="of:=ATAN2([.B696];[.D696])" office:value-type="float" office:value="-3.00346442536243" calcext:value-type="float">
            <text:p>-3.0034644254</text:p>
          </table:table-cell>
          <table:table-cell table:formula="of:=[.E696]*(180/PI())" office:value-type="float" office:value="-172.085835490952" calcext:value-type="float">
            <text:p>-172.085835491</text:p>
          </table:table-cell>
          <table:table-cell table:number-columns-repeated="16"/>
        </table:table-row>
        <table:table-row table:style-name="ro1">
          <table:table-cell office:value-type="float" office:value="-330" calcext:value-type="float">
            <text:p>-330</text:p>
          </table:table-cell>
          <table:table-cell office:value-type="float" office:value="-224" calcext:value-type="float">
            <text:p>-224</text:p>
          </table:table-cell>
          <table:table-cell office:value-type="float" office:value="-740" calcext:value-type="float">
            <text:p>-740</text:p>
          </table:table-cell>
          <table:table-cell table:formula="of:=[.A697]+300" office:value-type="float" office:value="-30" calcext:value-type="float">
            <text:p>-30</text:p>
          </table:table-cell>
          <table:table-cell table:formula="of:=ATAN2([.B697];[.D697])" office:value-type="float" office:value="-3.00845632603815" calcext:value-type="float">
            <text:p>-3.008456326</text:p>
          </table:table-cell>
          <table:table-cell table:formula="of:=[.E697]*(180/PI())" office:value-type="float" office:value="-172.371850331419" calcext:value-type="float">
            <text:p>-172.3718503314</text:p>
          </table:table-cell>
          <table:table-cell table:number-columns-repeated="16"/>
        </table:table-row>
        <table:table-row table:style-name="ro1">
          <table:table-cell office:value-type="float" office:value="-330" calcext:value-type="float">
            <text:p>-330</text:p>
          </table:table-cell>
          <table:table-cell office:value-type="float" office:value="-222" calcext:value-type="float">
            <text:p>-222</text:p>
          </table:table-cell>
          <table:table-cell office:value-type="float" office:value="-741" calcext:value-type="float">
            <text:p>-741</text:p>
          </table:table-cell>
          <table:table-cell table:formula="of:=[.A698]+300" office:value-type="float" office:value="-30" calcext:value-type="float">
            <text:p>-30</text:p>
          </table:table-cell>
          <table:table-cell table:formula="of:=ATAN2([.B698];[.D698])" office:value-type="float" office:value="-3.00727121163682" calcext:value-type="float">
            <text:p>-3.0072712116</text:p>
          </table:table-cell>
          <table:table-cell table:formula="of:=[.E698]*(180/PI())" office:value-type="float" office:value="-172.303948277983" calcext:value-type="float">
            <text:p>-172.303948278</text:p>
          </table:table-cell>
          <table:table-cell table:number-columns-repeated="16"/>
        </table:table-row>
        <table:table-row table:style-name="ro1">
          <table:table-cell office:value-type="float" office:value="-334" calcext:value-type="float">
            <text:p>-334</text:p>
          </table:table-cell>
          <table:table-cell office:value-type="float" office:value="-223" calcext:value-type="float">
            <text:p>-223</text:p>
          </table:table-cell>
          <table:table-cell office:value-type="float" office:value="-741" calcext:value-type="float">
            <text:p>-741</text:p>
          </table:table-cell>
          <table:table-cell table:formula="of:=[.A699]+300" office:value-type="float" office:value="-34" calcext:value-type="float">
            <text:p>-34</text:p>
          </table:table-cell>
          <table:table-cell table:formula="of:=ATAN2([.B699];[.D699])" office:value-type="float" office:value="-2.99029148750549" calcext:value-type="float">
            <text:p>-2.9902914875</text:p>
          </table:table-cell>
          <table:table-cell table:formula="of:=[.E699]*(180/PI())" office:value-type="float" office:value="-171.331081747961" calcext:value-type="float">
            <text:p>-171.331081748</text:p>
          </table:table-cell>
          <table:table-cell table:number-columns-repeated="16"/>
        </table:table-row>
        <table:table-row table:style-name="ro1">
          <table:table-cell office:value-type="float" office:value="-334" calcext:value-type="float">
            <text:p>-334</text:p>
          </table:table-cell>
          <table:table-cell office:value-type="float" office:value="-223" calcext:value-type="float">
            <text:p>-223</text:p>
          </table:table-cell>
          <table:table-cell office:value-type="float" office:value="-741" calcext:value-type="float">
            <text:p>-741</text:p>
          </table:table-cell>
          <table:table-cell table:formula="of:=[.A700]+300" office:value-type="float" office:value="-34" calcext:value-type="float">
            <text:p>-34</text:p>
          </table:table-cell>
          <table:table-cell table:formula="of:=ATAN2([.B700];[.D700])" office:value-type="float" office:value="-2.99029148750549" calcext:value-type="float">
            <text:p>-2.9902914875</text:p>
          </table:table-cell>
          <table:table-cell table:formula="of:=[.E700]*(180/PI())" office:value-type="float" office:value="-171.331081747961" calcext:value-type="float">
            <text:p>-171.331081748</text:p>
          </table:table-cell>
          <table:table-cell table:number-columns-repeated="16"/>
        </table:table-row>
        <table:table-row table:style-name="ro1">
          <table:table-cell office:value-type="float" office:value="-330" calcext:value-type="float">
            <text:p>-330</text:p>
          </table:table-cell>
          <table:table-cell office:value-type="float" office:value="-224" calcext:value-type="float">
            <text:p>-224</text:p>
          </table:table-cell>
          <table:table-cell office:value-type="float" office:value="-740" calcext:value-type="float">
            <text:p>-740</text:p>
          </table:table-cell>
          <table:table-cell table:formula="of:=[.A701]+300" office:value-type="float" office:value="-30" calcext:value-type="float">
            <text:p>-30</text:p>
          </table:table-cell>
          <table:table-cell table:formula="of:=ATAN2([.B701];[.D701])" office:value-type="float" office:value="-3.00845632603815" calcext:value-type="float">
            <text:p>-3.008456326</text:p>
          </table:table-cell>
          <table:table-cell table:formula="of:=[.E701]*(180/PI())" office:value-type="float" office:value="-172.371850331419" calcext:value-type="float">
            <text:p>-172.3718503314</text:p>
          </table:table-cell>
          <table:table-cell table:number-columns-repeated="16"/>
        </table:table-row>
        <table:table-row table:style-name="ro1">
          <table:table-cell office:value-type="float" office:value="-332" calcext:value-type="float">
            <text:p>-332</text:p>
          </table:table-cell>
          <table:table-cell office:value-type="float" office:value="-223" calcext:value-type="float">
            <text:p>-223</text:p>
          </table:table-cell>
          <table:table-cell office:value-type="float" office:value="-742" calcext:value-type="float">
            <text:p>-742</text:p>
          </table:table-cell>
          <table:table-cell table:formula="of:=[.A702]+300" office:value-type="float" office:value="-32" calcext:value-type="float">
            <text:p>-32</text:p>
          </table:table-cell>
          <table:table-cell table:formula="of:=ATAN2([.B702];[.D702])" office:value-type="float" office:value="-2.99906785267763" calcext:value-type="float">
            <text:p>-2.9990678527</text:p>
          </table:table-cell>
          <table:table-cell table:formula="of:=[.E702]*(180/PI())" office:value-type="float" office:value="-171.833930431791" calcext:value-type="float">
            <text:p>-171.8339304318</text:p>
          </table:table-cell>
          <table:table-cell table:number-columns-repeated="16"/>
        </table:table-row>
        <table:table-row table:style-name="ro1">
          <table:table-cell office:value-type="float" office:value="-330" calcext:value-type="float">
            <text:p>-330</text:p>
          </table:table-cell>
          <table:table-cell office:value-type="float" office:value="-223" calcext:value-type="float">
            <text:p>-223</text:p>
          </table:table-cell>
          <table:table-cell office:value-type="float" office:value="-743" calcext:value-type="float">
            <text:p>-743</text:p>
          </table:table-cell>
          <table:table-cell table:formula="of:=[.A703]+300" office:value-type="float" office:value="-30" calcext:value-type="float">
            <text:p>-30</text:p>
          </table:table-cell>
          <table:table-cell table:formula="of:=ATAN2([.B703];[.D703])" office:value-type="float" office:value="-3.00786637880855" calcext:value-type="float">
            <text:p>-3.0078663788</text:p>
          </table:table-cell>
          <table:table-cell table:formula="of:=[.E703]*(180/PI())" office:value-type="float" office:value="-172.338048845028" calcext:value-type="float">
            <text:p>-172.338048845</text:p>
          </table:table-cell>
          <table:table-cell table:number-columns-repeated="16"/>
        </table:table-row>
        <table:table-row table:style-name="ro1">
          <table:table-cell office:value-type="float" office:value="-333" calcext:value-type="float">
            <text:p>-333</text:p>
          </table:table-cell>
          <table:table-cell office:value-type="float" office:value="-222" calcext:value-type="float">
            <text:p>-222</text:p>
          </table:table-cell>
          <table:table-cell office:value-type="float" office:value="-742" calcext:value-type="float">
            <text:p>-742</text:p>
          </table:table-cell>
          <table:table-cell table:formula="of:=[.A704]+300" office:value-type="float" office:value="-33" calcext:value-type="float">
            <text:p>-33</text:p>
          </table:table-cell>
          <table:table-cell table:formula="of:=ATAN2([.B704];[.D704])" office:value-type="float" office:value="-2.9940245822758" calcext:value-type="float">
            <text:p>-2.9940245823</text:p>
          </table:table-cell>
          <table:table-cell table:formula="of:=[.E704]*(180/PI())" office:value-type="float" office:value="-171.544972322823" calcext:value-type="float">
            <text:p>-171.5449723228</text:p>
          </table:table-cell>
          <table:table-cell table:number-columns-repeated="16"/>
        </table:table-row>
        <table:table-row table:style-name="ro1">
          <table:table-cell office:value-type="float" office:value="-330" calcext:value-type="float">
            <text:p>-330</text:p>
          </table:table-cell>
          <table:table-cell office:value-type="float" office:value="-225" calcext:value-type="float">
            <text:p>-225</text:p>
          </table:table-cell>
          <table:table-cell office:value-type="float" office:value="-741" calcext:value-type="float">
            <text:p>-741</text:p>
          </table:table-cell>
          <table:table-cell table:formula="of:=[.A705]+300" office:value-type="float" office:value="-30" calcext:value-type="float">
            <text:p>-30</text:p>
          </table:table-cell>
          <table:table-cell table:formula="of:=ATAN2([.B705];[.D705])" office:value-type="float" office:value="-3.00904112129312" calcext:value-type="float">
            <text:p>-3.0090411213</text:p>
          </table:table-cell>
          <table:table-cell table:formula="of:=[.E705]*(180/PI())" office:value-type="float" office:value="-172.405356631409" calcext:value-type="float">
            <text:p>-172.4053566314</text:p>
          </table:table-cell>
          <table:table-cell table:number-columns-repeated="16"/>
        </table:table-row>
        <table:table-row table:style-name="ro1">
          <table:table-cell office:value-type="float" office:value="-329" calcext:value-type="float">
            <text:p>-329</text:p>
          </table:table-cell>
          <table:table-cell office:value-type="float" office:value="-229" calcext:value-type="float">
            <text:p>-229</text:p>
          </table:table-cell>
          <table:table-cell office:value-type="float" office:value="-737" calcext:value-type="float">
            <text:p>-737</text:p>
          </table:table-cell>
          <table:table-cell table:formula="of:=[.A706]+300" office:value-type="float" office:value="-29" calcext:value-type="float">
            <text:p>-29</text:p>
          </table:table-cell>
          <table:table-cell table:formula="of:=ATAN2([.B706];[.D706])" office:value-type="float" office:value="-3.01562562389991" calcext:value-type="float">
            <text:p>-3.0156256239</text:p>
          </table:table-cell>
          <table:table-cell table:formula="of:=[.E706]*(180/PI())" office:value-type="float" office:value="-172.782620840971" calcext:value-type="float">
            <text:p>-172.782620841</text:p>
          </table:table-cell>
          <table:table-cell table:number-columns-repeated="16"/>
        </table:table-row>
        <table:table-row table:style-name="ro1">
          <table:table-cell office:value-type="float" office:value="-325" calcext:value-type="float">
            <text:p>-325</text:p>
          </table:table-cell>
          <table:table-cell office:value-type="float" office:value="-229" calcext:value-type="float">
            <text:p>-229</text:p>
          </table:table-cell>
          <table:table-cell office:value-type="float" office:value="-737" calcext:value-type="float">
            <text:p>-737</text:p>
          </table:table-cell>
          <table:table-cell table:formula="of:=[.A707]+300" office:value-type="float" office:value="-25" calcext:value-type="float">
            <text:p>-25</text:p>
          </table:table-cell>
          <table:table-cell table:formula="of:=ATAN2([.B707];[.D707])" office:value-type="float" office:value="-3.03285297560735" calcext:value-type="float">
            <text:p>-3.0328529756</text:p>
          </table:table-cell>
          <table:table-cell table:formula="of:=[.E707]*(180/PI())" office:value-type="float" office:value="-173.769675385994" calcext:value-type="float">
            <text:p>-173.769675386</text:p>
          </table:table-cell>
          <table:table-cell table:number-columns-repeated="16"/>
        </table:table-row>
        <table:table-row table:style-name="ro1">
          <table:table-cell office:value-type="float" office:value="-325" calcext:value-type="float">
            <text:p>-325</text:p>
          </table:table-cell>
          <table:table-cell office:value-type="float" office:value="-230" calcext:value-type="float">
            <text:p>-230</text:p>
          </table:table-cell>
          <table:table-cell office:value-type="float" office:value="-738" calcext:value-type="float">
            <text:p>-738</text:p>
          </table:table-cell>
          <table:table-cell table:formula="of:=[.A708]+300" office:value-type="float" office:value="-25" calcext:value-type="float">
            <text:p>-25</text:p>
          </table:table-cell>
          <table:table-cell table:formula="of:=ATAN2([.B708];[.D708])" office:value-type="float" office:value="-3.03332206272934" calcext:value-type="float">
            <text:p>-3.0333220627</text:p>
          </table:table-cell>
          <table:table-cell table:formula="of:=[.E708]*(180/PI())" office:value-type="float" office:value="-173.796552098308" calcext:value-type="float">
            <text:p>-173.7965520983</text:p>
          </table:table-cell>
          <table:table-cell table:number-columns-repeated="16"/>
        </table:table-row>
        <table:table-row table:style-name="ro1">
          <table:table-cell office:value-type="float" office:value="-312" calcext:value-type="float">
            <text:p>-312</text:p>
          </table:table-cell>
          <table:table-cell office:value-type="float" office:value="-232" calcext:value-type="float">
            <text:p>-232</text:p>
          </table:table-cell>
          <table:table-cell office:value-type="float" office:value="-736" calcext:value-type="float">
            <text:p>-736</text:p>
          </table:table-cell>
          <table:table-cell table:formula="of:=[.A709]+300" office:value-type="float" office:value="-12" calcext:value-type="float">
            <text:p>-12</text:p>
          </table:table-cell>
          <table:table-cell table:formula="of:=ATAN2([.B709];[.D709])" office:value-type="float" office:value="-3.08991456910736" calcext:value-type="float">
            <text:p>-3.0899145691</text:p>
          </table:table-cell>
          <table:table-cell table:formula="of:=[.E709]*(180/PI())" office:value-type="float" office:value="-177.039063865836" calcext:value-type="float">
            <text:p>-177.0390638658</text:p>
          </table:table-cell>
          <table:table-cell table:number-columns-repeated="16"/>
        </table:table-row>
        <table:table-row table:style-name="ro1">
          <table:table-cell office:value-type="float" office:value="-309" calcext:value-type="float">
            <text:p>-309</text:p>
          </table:table-cell>
          <table:table-cell office:value-type="float" office:value="-229" calcext:value-type="float">
            <text:p>-229</text:p>
          </table:table-cell>
          <table:table-cell office:value-type="float" office:value="-737" calcext:value-type="float">
            <text:p>-737</text:p>
          </table:table-cell>
          <table:table-cell table:formula="of:=[.A710]+300" office:value-type="float" office:value="-9" calcext:value-type="float">
            <text:p>-9</text:p>
          </table:table-cell>
          <table:table-cell table:formula="of:=ATAN2([.B710];[.D710])" office:value-type="float" office:value="-3.10231155965645" calcext:value-type="float">
            <text:p>-3.1023115597</text:p>
          </table:table-cell>
          <table:table-cell table:formula="of:=[.E710]*(180/PI())" office:value-type="float" office:value="-177.749359102962" calcext:value-type="float">
            <text:p>-177.749359103</text:p>
          </table:table-cell>
          <table:table-cell table:number-columns-repeated="16"/>
        </table:table-row>
        <table:table-row table:style-name="ro1">
          <table:table-cell office:value-type="float" office:value="-296" calcext:value-type="float">
            <text:p>-296</text:p>
          </table:table-cell>
          <table:table-cell office:value-type="float" office:value="-235" calcext:value-type="float">
            <text:p>-235</text:p>
          </table:table-cell>
          <table:table-cell office:value-type="float" office:value="-737" calcext:value-type="float">
            <text:p>-737</text:p>
          </table:table-cell>
          <table:table-cell table:formula="of:=[.A711]+300" office:value-type="float" office:value="4" calcext:value-type="float">
            <text:p>4</text:p>
          </table:table-cell>
          <table:table-cell table:formula="of:=ATAN2([.B711];[.D711])" office:value-type="float" office:value="3.12457302053166" calcext:value-type="float">
            <text:p>3.1245730205</text:p>
          </table:table-cell>
          <table:table-cell table:formula="of:=[.E711]*(180/PI())" office:value-type="float" office:value="179.024846856907" calcext:value-type="float">
            <text:p>179.0248468569</text:p>
          </table:table-cell>
          <table:table-cell table:number-columns-repeated="16"/>
        </table:table-row>
        <table:table-row table:style-name="ro1">
          <table:table-cell office:value-type="float" office:value="-287" calcext:value-type="float">
            <text:p>-287</text:p>
          </table:table-cell>
          <table:table-cell office:value-type="float" office:value="-227" calcext:value-type="float">
            <text:p>-227</text:p>
          </table:table-cell>
          <table:table-cell office:value-type="float" office:value="-733" calcext:value-type="float">
            <text:p>-733</text:p>
          </table:table-cell>
          <table:table-cell table:formula="of:=[.A712]+300" office:value-type="float" office:value="13" calcext:value-type="float">
            <text:p>13</text:p>
          </table:table-cell>
          <table:table-cell table:formula="of:=ATAN2([.B712];[.D712])" office:value-type="float" office:value="3.08438641641063" calcext:value-type="float">
            <text:p>3.0843864164</text:p>
          </table:table-cell>
          <table:table-cell table:formula="of:=[.E712]*(180/PI())" office:value-type="float" office:value="176.72232404781" calcext:value-type="float">
            <text:p>176.7223240478</text:p>
          </table:table-cell>
          <table:table-cell table:number-columns-repeated="16"/>
        </table:table-row>
        <table:table-row table:style-name="ro1">
          <table:table-cell office:value-type="float" office:value="-277" calcext:value-type="float">
            <text:p>-277</text:p>
          </table:table-cell>
          <table:table-cell office:value-type="float" office:value="-224" calcext:value-type="float">
            <text:p>-224</text:p>
          </table:table-cell>
          <table:table-cell office:value-type="float" office:value="-738" calcext:value-type="float">
            <text:p>-738</text:p>
          </table:table-cell>
          <table:table-cell table:formula="of:=[.A713]+300" office:value-type="float" office:value="23" calcext:value-type="float">
            <text:p>23</text:p>
          </table:table-cell>
          <table:table-cell table:formula="of:=ATAN2([.B713];[.D713])" office:value-type="float" office:value="3.03927265954283" calcext:value-type="float">
            <text:p>3.0392726595</text:p>
          </table:table-cell>
          <table:table-cell table:formula="of:=[.E713]*(180/PI())" office:value-type="float" office:value="174.137496181306" calcext:value-type="float">
            <text:p>174.1374961813</text:p>
          </table:table-cell>
          <table:table-cell table:number-columns-repeated="16"/>
        </table:table-row>
        <table:table-row table:style-name="ro1">
          <table:table-cell office:value-type="float" office:value="-267" calcext:value-type="float">
            <text:p>-267</text:p>
          </table:table-cell>
          <table:table-cell office:value-type="float" office:value="-224" calcext:value-type="float">
            <text:p>-224</text:p>
          </table:table-cell>
          <table:table-cell office:value-type="float" office:value="-739" calcext:value-type="float">
            <text:p>-739</text:p>
          </table:table-cell>
          <table:table-cell table:formula="of:=[.A714]+300" office:value-type="float" office:value="33" calcext:value-type="float">
            <text:p>33</text:p>
          </table:table-cell>
          <table:table-cell table:formula="of:=ATAN2([.B714];[.D714])" office:value-type="float" office:value="2.99532335951353" calcext:value-type="float">
            <text:p>2.9953233595</text:p>
          </table:table-cell>
          <table:table-cell table:formula="of:=[.E714]*(180/PI())" office:value-type="float" office:value="171.619386777072" calcext:value-type="float">
            <text:p>171.6193867771</text:p>
          </table:table-cell>
          <table:table-cell table:number-columns-repeated="16"/>
        </table:table-row>
        <table:table-row table:style-name="ro1">
          <table:table-cell office:value-type="float" office:value="-262" calcext:value-type="float">
            <text:p>-262</text:p>
          </table:table-cell>
          <table:table-cell office:value-type="float" office:value="-221" calcext:value-type="float">
            <text:p>-221</text:p>
          </table:table-cell>
          <table:table-cell office:value-type="float" office:value="-741" calcext:value-type="float">
            <text:p>-741</text:p>
          </table:table-cell>
          <table:table-cell table:formula="of:=[.A715]+300" office:value-type="float" office:value="38" calcext:value-type="float">
            <text:p>38</text:p>
          </table:table-cell>
          <table:table-cell table:formula="of:=ATAN2([.B715];[.D715])" office:value-type="float" office:value="2.9713120564187" calcext:value-type="float">
            <text:p>2.9713120564</text:p>
          </table:table-cell>
          <table:table-cell table:formula="of:=[.E715]*(180/PI())" office:value-type="float" office:value="170.243640449129" calcext:value-type="float">
            <text:p>170.2436404491</text:p>
          </table:table-cell>
          <table:table-cell table:number-columns-repeated="16"/>
        </table:table-row>
        <table:table-row table:style-name="ro1">
          <table:table-cell office:value-type="float" office:value="-256" calcext:value-type="float">
            <text:p>-256</text:p>
          </table:table-cell>
          <table:table-cell office:value-type="float" office:value="-221" calcext:value-type="float">
            <text:p>-221</text:p>
          </table:table-cell>
          <table:table-cell office:value-type="float" office:value="-739" calcext:value-type="float">
            <text:p>-739</text:p>
          </table:table-cell>
          <table:table-cell table:formula="of:=[.A716]+300" office:value-type="float" office:value="44" calcext:value-type="float">
            <text:p>44</text:p>
          </table:table-cell>
          <table:table-cell table:formula="of:=ATAN2([.B716];[.D716])" office:value-type="float" office:value="2.94506741553931" calcext:value-type="float">
            <text:p>2.9450674155</text:p>
          </table:table-cell>
          <table:table-cell table:formula="of:=[.E716]*(180/PI())" office:value-type="float" office:value="168.739933291904" calcext:value-type="float">
            <text:p>168.7399332919</text:p>
          </table:table-cell>
          <table:table-cell table:number-columns-repeated="16"/>
        </table:table-row>
        <table:table-row table:style-name="ro1">
          <table:table-cell office:value-type="float" office:value="-242" calcext:value-type="float">
            <text:p>-242</text:p>
          </table:table-cell>
          <table:table-cell office:value-type="float" office:value="-222" calcext:value-type="float">
            <text:p>-222</text:p>
          </table:table-cell>
          <table:table-cell office:value-type="float" office:value="-738" calcext:value-type="float">
            <text:p>-738</text:p>
          </table:table-cell>
          <table:table-cell table:formula="of:=[.A717]+300" office:value-type="float" office:value="58" calcext:value-type="float">
            <text:p>58</text:p>
          </table:table-cell>
          <table:table-cell table:formula="of:=ATAN2([.B717];[.D717])" office:value-type="float" office:value="2.88604355964841" calcext:value-type="float">
            <text:p>2.8860435596</text:p>
          </table:table-cell>
          <table:table-cell table:formula="of:=[.E717]*(180/PI())" office:value-type="float" office:value="165.358115458767" calcext:value-type="float">
            <text:p>165.3581154588</text:p>
          </table:table-cell>
          <table:table-cell table:number-columns-repeated="16"/>
        </table:table-row>
        <table:table-row table:style-name="ro1">
          <table:table-cell office:value-type="float" office:value="-240" calcext:value-type="float">
            <text:p>-240</text:p>
          </table:table-cell>
          <table:table-cell office:value-type="float" office:value="-223" calcext:value-type="float">
            <text:p>-223</text:p>
          </table:table-cell>
          <table:table-cell office:value-type="float" office:value="-740" calcext:value-type="float">
            <text:p>-740</text:p>
          </table:table-cell>
          <table:table-cell table:formula="of:=[.A718]+300" office:value-type="float" office:value="60" calcext:value-type="float">
            <text:p>60</text:p>
          </table:table-cell>
          <table:table-cell table:formula="of:=ATAN2([.B718];[.D718])" office:value-type="float" office:value="2.87875874532338" calcext:value-type="float">
            <text:p>2.8787587453</text:p>
          </table:table-cell>
          <table:table-cell table:formula="of:=[.E718]*(180/PI())" office:value-type="float" office:value="164.940726343406" calcext:value-type="float">
            <text:p>164.9407263434</text:p>
          </table:table-cell>
          <table:table-cell table:number-columns-repeated="16"/>
        </table:table-row>
        <table:table-row table:style-name="ro1">
          <table:table-cell office:value-type="float" office:value="-229" calcext:value-type="float">
            <text:p>-229</text:p>
          </table:table-cell>
          <table:table-cell office:value-type="float" office:value="-221" calcext:value-type="float">
            <text:p>-221</text:p>
          </table:table-cell>
          <table:table-cell office:value-type="float" office:value="-737" calcext:value-type="float">
            <text:p>-737</text:p>
          </table:table-cell>
          <table:table-cell table:formula="of:=[.A719]+300" office:value-type="float" office:value="71" calcext:value-type="float">
            <text:p>71</text:p>
          </table:table-cell>
          <table:table-cell table:formula="of:=ATAN2([.B719];[.D719])" office:value-type="float" office:value="2.830740850206" calcext:value-type="float">
            <text:p>2.8307408502</text:p>
          </table:table-cell>
          <table:table-cell table:formula="of:=[.E719]*(180/PI())" office:value-type="float" office:value="162.189503612078" calcext:value-type="float">
            <text:p>162.1895036121</text:p>
          </table:table-cell>
          <table:table-cell table:number-columns-repeated="16"/>
        </table:table-row>
        <table:table-row table:style-name="ro1">
          <table:table-cell office:value-type="float" office:value="-226" calcext:value-type="float">
            <text:p>-226</text:p>
          </table:table-cell>
          <table:table-cell office:value-type="float" office:value="-224" calcext:value-type="float">
            <text:p>-224</text:p>
          </table:table-cell>
          <table:table-cell office:value-type="float" office:value="-736" calcext:value-type="float">
            <text:p>-736</text:p>
          </table:table-cell>
          <table:table-cell table:formula="of:=[.A720]+300" office:value-type="float" office:value="74" calcext:value-type="float">
            <text:p>74</text:p>
          </table:table-cell>
          <table:table-cell table:formula="of:=ATAN2([.B720];[.D720])" office:value-type="float" office:value="2.82252305791742" calcext:value-type="float">
            <text:p>2.8225230579</text:p>
          </table:table-cell>
          <table:table-cell table:formula="of:=[.E720]*(180/PI())" office:value-type="float" office:value="161.718658797027" calcext:value-type="float">
            <text:p>161.718658797</text:p>
          </table:table-cell>
          <table:table-cell table:number-columns-repeated="16"/>
        </table:table-row>
        <table:table-row table:style-name="ro1">
          <table:table-cell office:value-type="float" office:value="-213" calcext:value-type="float">
            <text:p>-213</text:p>
          </table:table-cell>
          <table:table-cell office:value-type="float" office:value="-220" calcext:value-type="float">
            <text:p>-220</text:p>
          </table:table-cell>
          <table:table-cell office:value-type="float" office:value="-736" calcext:value-type="float">
            <text:p>-736</text:p>
          </table:table-cell>
          <table:table-cell table:formula="of:=[.A721]+300" office:value-type="float" office:value="87" calcext:value-type="float">
            <text:p>87</text:p>
          </table:table-cell>
          <table:table-cell table:formula="of:=ATAN2([.B721];[.D721])" office:value-type="float" office:value="2.76501090310915" calcext:value-type="float">
            <text:p>2.7650109031</text:p>
          </table:table-cell>
          <table:table-cell table:formula="of:=[.E721]*(180/PI())" office:value-type="float" office:value="158.423455055811" calcext:value-type="float">
            <text:p>158.4234550558</text:p>
          </table:table-cell>
          <table:table-cell table:number-columns-repeated="16"/>
        </table:table-row>
        <table:table-row table:style-name="ro1">
          <table:table-cell office:value-type="float" office:value="-203" calcext:value-type="float">
            <text:p>-203</text:p>
          </table:table-cell>
          <table:table-cell office:value-type="float" office:value="-218" calcext:value-type="float">
            <text:p>-218</text:p>
          </table:table-cell>
          <table:table-cell office:value-type="float" office:value="-735" calcext:value-type="float">
            <text:p>-735</text:p>
          </table:table-cell>
          <table:table-cell table:formula="of:=[.A722]+300" office:value-type="float" office:value="97" calcext:value-type="float">
            <text:p>97</text:p>
          </table:table-cell>
          <table:table-cell table:formula="of:=ATAN2([.B722];[.D722])" office:value-type="float" office:value="2.72294279212136" calcext:value-type="float">
            <text:p>2.7229427921</text:p>
          </table:table-cell>
          <table:table-cell table:formula="of:=[.E722]*(180/PI())" office:value-type="float" office:value="156.013129844122" calcext:value-type="float">
            <text:p>156.0131298441</text:p>
          </table:table-cell>
          <table:table-cell table:number-columns-repeated="16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214" calcext:value-type="float">
            <text:p>-214</text:p>
          </table:table-cell>
          <table:table-cell office:value-type="float" office:value="-735" calcext:value-type="float">
            <text:p>-735</text:p>
          </table:table-cell>
          <table:table-cell table:formula="of:=[.A723]+300" office:value-type="float" office:value="105" calcext:value-type="float">
            <text:p>105</text:p>
          </table:table-cell>
          <table:table-cell table:formula="of:=ATAN2([.B723];[.D723])" office:value-type="float" office:value="2.68544959413627" calcext:value-type="float">
            <text:p>2.6854495941</text:p>
          </table:table-cell>
          <table:table-cell table:formula="of:=[.E723]*(180/PI())" office:value-type="float" office:value="153.864927839128" calcext:value-type="float">
            <text:p>153.8649278391</text:p>
          </table:table-cell>
          <table:table-cell table:number-columns-repeated="16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207" calcext:value-type="float">
            <text:p>-207</text:p>
          </table:table-cell>
          <table:table-cell office:value-type="float" office:value="-737" calcext:value-type="float">
            <text:p>-737</text:p>
          </table:table-cell>
          <table:table-cell table:formula="of:=[.A724]+300" office:value-type="float" office:value="120" calcext:value-type="float">
            <text:p>120</text:p>
          </table:table-cell>
          <table:table-cell table:formula="of:=ATAN2([.B724];[.D724])" office:value-type="float" office:value="2.61622577977448" calcext:value-type="float">
            <text:p>2.6162257798</text:p>
          </table:table-cell>
          <table:table-cell table:formula="of:=[.E724]*(180/PI())" office:value-type="float" office:value="149.8986954344" calcext:value-type="float">
            <text:p>149.8986954344</text:p>
          </table:table-cell>
          <table:table-cell table:number-columns-repeated="16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200" calcext:value-type="float">
            <text:p>-200</text:p>
          </table:table-cell>
          <table:table-cell office:value-type="float" office:value="-737" calcext:value-type="float">
            <text:p>-737</text:p>
          </table:table-cell>
          <table:table-cell table:formula="of:=[.A725]+300" office:value-type="float" office:value="125" calcext:value-type="float">
            <text:p>125</text:p>
          </table:table-cell>
          <table:table-cell table:formula="of:=ATAN2([.B725];[.D725])" office:value-type="float" office:value="2.58299333824623" calcext:value-type="float">
            <text:p>2.5829933382</text:p>
          </table:table-cell>
          <table:table-cell table:formula="of:=[.E725]*(180/PI())" office:value-type="float" office:value="147.994616791917" calcext:value-type="float">
            <text:p>147.9946167919</text:p>
          </table:table-cell>
          <table:table-cell table:number-columns-repeated="16"/>
        </table:table-row>
        <table:table-row table:style-name="ro1">
          <table:table-cell office:value-type="float" office:value="-164" calcext:value-type="float">
            <text:p>-164</text:p>
          </table:table-cell>
          <table:table-cell office:value-type="float" office:value="-195" calcext:value-type="float">
            <text:p>-195</text:p>
          </table:table-cell>
          <table:table-cell office:value-type="float" office:value="-738" calcext:value-type="float">
            <text:p>-738</text:p>
          </table:table-cell>
          <table:table-cell table:formula="of:=[.A726]+300" office:value-type="float" office:value="136" calcext:value-type="float">
            <text:p>136</text:p>
          </table:table-cell>
          <table:table-cell table:formula="of:=ATAN2([.B726];[.D726])" office:value-type="float" office:value="2.53258963718557" calcext:value-type="float">
            <text:p>2.5325896372</text:p>
          </table:table-cell>
          <table:table-cell table:formula="of:=[.E726]*(180/PI())" office:value-type="float" office:value="145.106697449301" calcext:value-type="float">
            <text:p>145.1066974493</text:p>
          </table:table-cell>
          <table:table-cell table:number-columns-repeated="16"/>
        </table:table-row>
        <table:table-row table:style-name="ro1">
          <table:table-cell office:value-type="float" office:value="-149" calcext:value-type="float">
            <text:p>-149</text:p>
          </table:table-cell>
          <table:table-cell office:value-type="float" office:value="-188" calcext:value-type="float">
            <text:p>-188</text:p>
          </table:table-cell>
          <table:table-cell office:value-type="float" office:value="-736" calcext:value-type="float">
            <text:p>-736</text:p>
          </table:table-cell>
          <table:table-cell table:formula="of:=[.A727]+300" office:value-type="float" office:value="151" calcext:value-type="float">
            <text:p>151</text:p>
          </table:table-cell>
          <table:table-cell table:formula="of:=ATAN2([.B727];[.D727])" office:value-type="float" office:value="2.46490870863001" calcext:value-type="float">
            <text:p>2.4649087086</text:p>
          </table:table-cell>
          <table:table-cell table:formula="of:=[.E727]*(180/PI())" office:value-type="float" office:value="141.228865889542" calcext:value-type="float">
            <text:p>141.2288658895</text:p>
          </table:table-cell>
          <table:table-cell table:number-columns-repeated="16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184" calcext:value-type="float">
            <text:p>-184</text:p>
          </table:table-cell>
          <table:table-cell office:value-type="float" office:value="-736" calcext:value-type="float">
            <text:p>-736</text:p>
          </table:table-cell>
          <table:table-cell table:formula="of:=[.A728]+300" office:value-type="float" office:value="160" calcext:value-type="float">
            <text:p>160</text:p>
          </table:table-cell>
          <table:table-cell table:formula="of:=ATAN2([.B728];[.D728])" office:value-type="float" office:value="2.42584906392091" calcext:value-type="float">
            <text:p>2.4258490639</text:p>
          </table:table-cell>
          <table:table-cell table:formula="of:=[.E728]*(180/PI())" office:value-type="float" office:value="138.99091309843" calcext:value-type="float">
            <text:p>138.9909130984</text:p>
          </table:table-cell>
          <table:table-cell table:number-columns-repeated="16"/>
        </table:table-row>
        <table:table-row table:style-name="ro1">
          <table:table-cell office:value-type="float" office:value="-134" calcext:value-type="float">
            <text:p>-134</text:p>
          </table:table-cell>
          <table:table-cell office:value-type="float" office:value="-171" calcext:value-type="float">
            <text:p>-171</text:p>
          </table:table-cell>
          <table:table-cell office:value-type="float" office:value="-737" calcext:value-type="float">
            <text:p>-737</text:p>
          </table:table-cell>
          <table:table-cell table:formula="of:=[.A729]+300" office:value-type="float" office:value="166" calcext:value-type="float">
            <text:p>166</text:p>
          </table:table-cell>
          <table:table-cell table:formula="of:=ATAN2([.B729];[.D729])" office:value-type="float" office:value="2.37103019691132" calcext:value-type="float">
            <text:p>2.3710301969</text:p>
          </table:table-cell>
          <table:table-cell table:formula="of:=[.E729]*(180/PI())" office:value-type="float" office:value="135.850023381091" calcext:value-type="float">
            <text:p>135.8500233811</text:p>
          </table:table-cell>
          <table:table-cell table:number-columns-repeated="16"/>
        </table:table-row>
        <table:table-row table:style-name="ro1">
          <table:table-cell office:value-type="float" office:value="-126" calcext:value-type="float">
            <text:p>-126</text:p>
          </table:table-cell>
          <table:table-cell office:value-type="float" office:value="-169" calcext:value-type="float">
            <text:p>-169</text:p>
          </table:table-cell>
          <table:table-cell office:value-type="float" office:value="-736" calcext:value-type="float">
            <text:p>-736</text:p>
          </table:table-cell>
          <table:table-cell table:formula="of:=[.A730]+300" office:value-type="float" office:value="174" calcext:value-type="float">
            <text:p>174</text:p>
          </table:table-cell>
          <table:table-cell table:formula="of:=ATAN2([.B730];[.D730])" office:value-type="float" office:value="2.34161826312434" calcext:value-type="float">
            <text:p>2.3416182631</text:p>
          </table:table-cell>
          <table:table-cell table:formula="of:=[.E730]*(180/PI())" office:value-type="float" office:value="134.164843707779" calcext:value-type="float">
            <text:p>134.1648437078</text:p>
          </table:table-cell>
          <table:table-cell table:number-columns-repeated="16"/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-160" calcext:value-type="float">
            <text:p>-160</text:p>
          </table:table-cell>
          <table:table-cell office:value-type="float" office:value="-738" calcext:value-type="float">
            <text:p>-738</text:p>
          </table:table-cell>
          <table:table-cell table:formula="of:=[.A731]+300" office:value-type="float" office:value="176" calcext:value-type="float">
            <text:p>176</text:p>
          </table:table-cell>
          <table:table-cell table:formula="of:=ATAN2([.B731];[.D731])" office:value-type="float" office:value="2.30861138691536" calcext:value-type="float">
            <text:p>2.3086113869</text:p>
          </table:table-cell>
          <table:table-cell table:formula="of:=[.E731]*(180/PI())" office:value-type="float" office:value="132.273689006094" calcext:value-type="float">
            <text:p>132.2736890061</text:p>
          </table:table-cell>
          <table:table-cell table:number-columns-repeated="16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154" calcext:value-type="float">
            <text:p>-154</text:p>
          </table:table-cell>
          <table:table-cell office:value-type="float" office:value="-738" calcext:value-type="float">
            <text:p>-738</text:p>
          </table:table-cell>
          <table:table-cell table:formula="of:=[.A732]+300" office:value-type="float" office:value="190" calcext:value-type="float">
            <text:p>190</text:p>
          </table:table-cell>
          <table:table-cell table:formula="of:=ATAN2([.B732];[.D732])" office:value-type="float" office:value="2.25192287826469" calcext:value-type="float">
            <text:p>2.2519228783</text:p>
          </table:table-cell>
          <table:table-cell table:formula="of:=[.E732]*(180/PI())" office:value-type="float" office:value="129.025676713519" calcext:value-type="float">
            <text:p>129.0256767135</text:p>
          </table:table-cell>
          <table:table-cell table:number-columns-repeated="16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143" calcext:value-type="float">
            <text:p>-143</text:p>
          </table:table-cell>
          <table:table-cell office:value-type="float" office:value="-738" calcext:value-type="float">
            <text:p>-738</text:p>
          </table:table-cell>
          <table:table-cell table:formula="of:=[.A733]+300" office:value-type="float" office:value="195" calcext:value-type="float">
            <text:p>195</text:p>
          </table:table-cell>
          <table:table-cell table:formula="of:=ATAN2([.B733];[.D733])" office:value-type="float" office:value="2.20354516179708" calcext:value-type="float">
            <text:p>2.2035451618</text:p>
          </table:table-cell>
          <table:table-cell table:formula="of:=[.E733]*(180/PI())" office:value-type="float" office:value="126.253837737445" calcext:value-type="float">
            <text:p>126.2538377374</text:p>
          </table:table-cell>
          <table:table-cell table:number-columns-repeated="16"/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-125" calcext:value-type="float">
            <text:p>-125</text:p>
          </table:table-cell>
          <table:table-cell office:value-type="float" office:value="-738" calcext:value-type="float">
            <text:p>-738</text:p>
          </table:table-cell>
          <table:table-cell table:formula="of:=[.A734]+300" office:value-type="float" office:value="202" calcext:value-type="float">
            <text:p>202</text:p>
          </table:table-cell>
          <table:table-cell table:formula="of:=ATAN2([.B734];[.D734])" office:value-type="float" office:value="2.12493337813701" calcext:value-type="float">
            <text:p>2.1249333781</text:p>
          </table:table-cell>
          <table:table-cell table:formula="of:=[.E734]*(180/PI())" office:value-type="float" office:value="121.749714313727" calcext:value-type="float">
            <text:p>121.7497143137</text:p>
          </table:table-cell>
          <table:table-cell table:number-columns-repeated="16"/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-120" calcext:value-type="float">
            <text:p>-120</text:p>
          </table:table-cell>
          <table:table-cell office:value-type="float" office:value="-736" calcext:value-type="float">
            <text:p>-736</text:p>
          </table:table-cell>
          <table:table-cell table:formula="of:=[.A735]+300" office:value-type="float" office:value="207" calcext:value-type="float">
            <text:p>207</text:p>
          </table:table-cell>
          <table:table-cell table:formula="of:=ATAN2([.B735];[.D735])" office:value-type="float" office:value="2.09616320061021" calcext:value-type="float">
            <text:p>2.0961632006</text:p>
          </table:table-cell>
          <table:table-cell table:formula="of:=[.E735]*(180/PI())" office:value-type="float" office:value="120.1013045656" calcext:value-type="float">
            <text:p>120.1013045656</text:p>
          </table:table-cell>
          <table:table-cell table:number-columns-repeated="16"/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-107" calcext:value-type="float">
            <text:p>-107</text:p>
          </table:table-cell>
          <table:table-cell office:value-type="float" office:value="-739" calcext:value-type="float">
            <text:p>-739</text:p>
          </table:table-cell>
          <table:table-cell table:formula="of:=[.A736]+300" office:value-type="float" office:value="216" calcext:value-type="float">
            <text:p>216</text:p>
          </table:table-cell>
          <table:table-cell table:formula="of:=ATAN2([.B736];[.D736])" office:value-type="float" office:value="2.03073337768594" calcext:value-type="float">
            <text:p>2.0307333777</text:p>
          </table:table-cell>
          <table:table-cell table:formula="of:=[.E736]*(180/PI())" office:value-type="float" office:value="116.35245185775" calcext:value-type="float">
            <text:p>116.3524518578</text:p>
          </table:table-cell>
          <table:table-cell table:number-columns-repeated="16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96" calcext:value-type="float">
            <text:p>-96</text:p>
          </table:table-cell>
          <table:table-cell office:value-type="float" office:value="-739" calcext:value-type="float">
            <text:p>-739</text:p>
          </table:table-cell>
          <table:table-cell table:formula="of:=[.A737]+300" office:value-type="float" office:value="220" calcext:value-type="float">
            <text:p>220</text:p>
          </table:table-cell>
          <table:table-cell table:formula="of:=ATAN2([.B737];[.D737])" office:value-type="float" office:value="1.9822525702086" calcext:value-type="float">
            <text:p>1.9822525702</text:p>
          </table:table-cell>
          <table:table-cell table:formula="of:=[.E737]*(180/PI())" office:value-type="float" office:value="113.574706201913" calcext:value-type="float">
            <text:p>113.5747062019</text:p>
          </table:table-cell>
          <table:table-cell table:number-columns-repeated="16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94" calcext:value-type="float">
            <text:p>-94</text:p>
          </table:table-cell>
          <table:table-cell office:value-type="float" office:value="-737" calcext:value-type="float">
            <text:p>-737</text:p>
          </table:table-cell>
          <table:table-cell table:formula="of:=[.A738]+300" office:value-type="float" office:value="225" calcext:value-type="float">
            <text:p>225</text:p>
          </table:table-cell>
          <table:table-cell table:formula="of:=ATAN2([.B738];[.D738])" office:value-type="float" office:value="1.96653381845188" calcext:value-type="float">
            <text:p>1.9665338185</text:p>
          </table:table-cell>
          <table:table-cell table:formula="of:=[.E738]*(180/PI())" office:value-type="float" office:value="112.674088067039" calcext:value-type="float">
            <text:p>112.674088067</text:p>
          </table:table-cell>
          <table:table-cell table:number-columns-repeated="16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-74" calcext:value-type="float">
            <text:p>-74</text:p>
          </table:table-cell>
          <table:table-cell office:value-type="float" office:value="-738" calcext:value-type="float">
            <text:p>-738</text:p>
          </table:table-cell>
          <table:table-cell table:formula="of:=[.A739]+300" office:value-type="float" office:value="232" calcext:value-type="float">
            <text:p>232</text:p>
          </table:table-cell>
          <table:table-cell table:formula="of:=ATAN2([.B739];[.D739])" office:value-type="float" office:value="1.87956059827137" calcext:value-type="float">
            <text:p>1.8795605983</text:p>
          </table:table-cell>
          <table:table-cell table:formula="of:=[.E739]*(180/PI())" office:value-type="float" office:value="107.690889620033" calcext:value-type="float">
            <text:p>107.69088962</text:p>
          </table:table-cell>
          <table:table-cell table:number-columns-repeated="16"/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738" calcext:value-type="float">
            <text:p>-738</text:p>
          </table:table-cell>
          <table:table-cell table:formula="of:=[.A740]+300" office:value-type="float" office:value="231" calcext:value-type="float">
            <text:p>231</text:p>
          </table:table-cell>
          <table:table-cell table:formula="of:=ATAN2([.B740];[.D740])" office:value-type="float" office:value="1.85708212519881" calcext:value-type="float">
            <text:p>1.8570821252</text:p>
          </table:table-cell>
          <table:table-cell table:formula="of:=[.E740]*(180/PI())" office:value-type="float" office:value="106.402967983077" calcext:value-type="float">
            <text:p>106.4029679831</text:p>
          </table:table-cell>
          <table:table-cell table:number-columns-repeated="16"/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-46" calcext:value-type="float">
            <text:p>-46</text:p>
          </table:table-cell>
          <table:table-cell office:value-type="float" office:value="-739" calcext:value-type="float">
            <text:p>-739</text:p>
          </table:table-cell>
          <table:table-cell table:formula="of:=[.A741]+300" office:value-type="float" office:value="237" calcext:value-type="float">
            <text:p>237</text:p>
          </table:table-cell>
          <table:table-cell table:formula="of:=ATAN2([.B741];[.D741])" office:value-type="float" office:value="1.76250551414121" calcext:value-type="float">
            <text:p>1.7625055141</text:p>
          </table:table-cell>
          <table:table-cell table:formula="of:=[.E741]*(180/PI())" office:value-type="float" office:value="100.984127328826" calcext:value-type="float">
            <text:p>100.9841273288</text:p>
          </table:table-cell>
          <table:table-cell table:number-columns-repeated="16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32" calcext:value-type="float">
            <text:p>-32</text:p>
          </table:table-cell>
          <table:table-cell office:value-type="float" office:value="-740" calcext:value-type="float">
            <text:p>-740</text:p>
          </table:table-cell>
          <table:table-cell table:formula="of:=[.A742]+300" office:value-type="float" office:value="239" calcext:value-type="float">
            <text:p>239</text:p>
          </table:table-cell>
          <table:table-cell table:formula="of:=ATAN2([.B742];[.D742])" office:value-type="float" office:value="1.70389595440528" calcext:value-type="float">
            <text:p>1.7038959544</text:p>
          </table:table-cell>
          <table:table-cell table:formula="of:=[.E742]*(180/PI())" office:value-type="float" office:value="97.6260469168379" calcext:value-type="float">
            <text:p>97.6260469168</text:p>
          </table:table-cell>
          <table:table-cell table:number-columns-repeated="16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25" calcext:value-type="float">
            <text:p>-25</text:p>
          </table:table-cell>
          <table:table-cell office:value-type="float" office:value="-741" calcext:value-type="float">
            <text:p>-741</text:p>
          </table:table-cell>
          <table:table-cell table:formula="of:=[.A743]+300" office:value-type="float" office:value="239" calcext:value-type="float">
            <text:p>239</text:p>
          </table:table-cell>
          <table:table-cell table:formula="of:=ATAN2([.B743];[.D743])" office:value-type="float" office:value="1.67501981321126" calcext:value-type="float">
            <text:p>1.6750198132</text:p>
          </table:table-cell>
          <table:table-cell table:formula="of:=[.E743]*(180/PI())" office:value-type="float" office:value="95.9715658977964" calcext:value-type="float">
            <text:p>95.9715658978</text:p>
          </table:table-cell>
          <table:table-cell table:number-columns-repeated="16"/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-7" calcext:value-type="float">
            <text:p>-7</text:p>
          </table:table-cell>
          <table:table-cell office:value-type="float" office:value="-741" calcext:value-type="float">
            <text:p>-741</text:p>
          </table:table-cell>
          <table:table-cell table:formula="of:=[.A744]+300" office:value-type="float" office:value="241" calcext:value-type="float">
            <text:p>241</text:p>
          </table:table-cell>
          <table:table-cell table:formula="of:=ATAN2([.B744];[.D744])" office:value-type="float" office:value="1.59983380596754" calcext:value-type="float">
            <text:p>1.599833806</text:p>
          </table:table-cell>
          <table:table-cell table:formula="of:=[.E744]*(180/PI())" office:value-type="float" office:value="91.6637250042916" calcext:value-type="float">
            <text:p>91.6637250043</text:p>
          </table:table-cell>
          <table:table-cell table:number-columns-repeated="16"/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office:value-type="float" office:value="-740" calcext:value-type="float">
            <text:p>-740</text:p>
          </table:table-cell>
          <table:table-cell table:formula="of:=[.A745]+300" office:value-type="float" office:value="243" calcext:value-type="float">
            <text:p>243</text:p>
          </table:table-cell>
          <table:table-cell table:formula="of:=ATAN2([.B745];[.D745])" office:value-type="float" office:value="1.5707963267949" calcext:value-type="float">
            <text:p>1.5707963268</text:p>
          </table:table-cell>
          <table:table-cell table:formula="of:=[.E745]*(180/PI())" office:value-type="float" office:value="90" calcext:value-type="float">
            <text:p>90</text:p>
          </table:table-cell>
          <table:table-cell table:number-columns-repeated="16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9" calcext:value-type="float">
            <text:p>9</text:p>
          </table:table-cell>
          <table:table-cell office:value-type="float" office:value="-737" calcext:value-type="float">
            <text:p>-737</text:p>
          </table:table-cell>
          <table:table-cell table:formula="of:=[.A746]+300" office:value-type="float" office:value="239" calcext:value-type="float">
            <text:p>239</text:p>
          </table:table-cell>
          <table:table-cell table:formula="of:=ATAN2([.B746];[.D746])" office:value-type="float" office:value="1.53315720759551" calcext:value-type="float">
            <text:p>1.5331572076</text:p>
          </table:table-cell>
          <table:table-cell table:formula="of:=[.E746]*(180/PI())" office:value-type="float" office:value="87.8434373252852" calcext:value-type="float">
            <text:p>87.8434373253</text:p>
          </table:table-cell>
          <table:table-cell table:number-columns-repeated="16"/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22" calcext:value-type="float">
            <text:p>22</text:p>
          </table:table-cell>
          <table:table-cell office:value-type="float" office:value="-741" calcext:value-type="float">
            <text:p>-741</text:p>
          </table:table-cell>
          <table:table-cell table:formula="of:=[.A747]+300" office:value-type="float" office:value="243" calcext:value-type="float">
            <text:p>243</text:p>
          </table:table-cell>
          <table:table-cell table:formula="of:=ATAN2([.B747];[.D747])" office:value-type="float" office:value="1.48050749709104" calcext:value-type="float">
            <text:p>1.4805074971</text:p>
          </table:table-cell>
          <table:table-cell table:formula="of:=[.E747]*(180/PI())" office:value-type="float" office:value="84.8268311207934" calcext:value-type="float">
            <text:p>84.8268311208</text:p>
          </table:table-cell>
          <table:table-cell table:number-columns-repeated="16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29" calcext:value-type="float">
            <text:p>29</text:p>
          </table:table-cell>
          <table:table-cell office:value-type="float" office:value="-739" calcext:value-type="float">
            <text:p>-739</text:p>
          </table:table-cell>
          <table:table-cell table:formula="of:=[.A748]+300" office:value-type="float" office:value="239" calcext:value-type="float">
            <text:p>239</text:p>
          </table:table-cell>
          <table:table-cell table:formula="of:=ATAN2([.B748];[.D748])" office:value-type="float" office:value="1.45004770507287" calcext:value-type="float">
            <text:p>1.4500477051</text:p>
          </table:table-cell>
          <table:table-cell table:formula="of:=[.E748]*(180/PI())" office:value-type="float" office:value="83.0816135933063" calcext:value-type="float">
            <text:p>83.0816135933</text:p>
          </table:table-cell>
          <table:table-cell table:number-columns-repeated="16"/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40" calcext:value-type="float">
            <text:p>40</text:p>
          </table:table-cell>
          <table:table-cell office:value-type="float" office:value="-740" calcext:value-type="float">
            <text:p>-740</text:p>
          </table:table-cell>
          <table:table-cell table:formula="of:=[.A749]+300" office:value-type="float" office:value="234" calcext:value-type="float">
            <text:p>234</text:p>
          </table:table-cell>
          <table:table-cell table:formula="of:=ATAN2([.B749];[.D749])" office:value-type="float" office:value="1.40149254863911" calcext:value-type="float">
            <text:p>1.4014925486</text:p>
          </table:table-cell>
          <table:table-cell table:formula="of:=[.E749]*(180/PI())" office:value-type="float" office:value="80.2996080560542" calcext:value-type="float">
            <text:p>80.2996080561</text:p>
          </table:table-cell>
          <table:table-cell table:number-columns-repeated="16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43" calcext:value-type="float">
            <text:p>43</text:p>
          </table:table-cell>
          <table:table-cell office:value-type="float" office:value="-741" calcext:value-type="float">
            <text:p>-741</text:p>
          </table:table-cell>
          <table:table-cell table:formula="of:=[.A750]+300" office:value-type="float" office:value="235" calcext:value-type="float">
            <text:p>235</text:p>
          </table:table-cell>
          <table:table-cell table:formula="of:=ATAN2([.B750];[.D750])" office:value-type="float" office:value="1.38981965263384" calcext:value-type="float">
            <text:p>1.3898196526</text:p>
          </table:table-cell>
          <table:table-cell table:formula="of:=[.E750]*(180/PI())" office:value-type="float" office:value="79.630800380257" calcext:value-type="float">
            <text:p>79.6308003803</text:p>
          </table:table-cell>
          <table:table-cell table:number-columns-repeated="16"/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61" calcext:value-type="float">
            <text:p>61</text:p>
          </table:table-cell>
          <table:table-cell office:value-type="float" office:value="-743" calcext:value-type="float">
            <text:p>-743</text:p>
          </table:table-cell>
          <table:table-cell table:formula="of:=[.A751]+300" office:value-type="float" office:value="231" calcext:value-type="float">
            <text:p>231</text:p>
          </table:table-cell>
          <table:table-cell table:formula="of:=ATAN2([.B751];[.D751])" office:value-type="float" office:value="1.31262046034708" calcext:value-type="float">
            <text:p>1.3126204603</text:p>
          </table:table-cell>
          <table:table-cell table:formula="of:=[.E751]*(180/PI())" office:value-type="float" office:value="75.2076124804066" calcext:value-type="float">
            <text:p>75.2076124804</text:p>
          </table:table-cell>
          <table:table-cell table:number-columns-repeated="16"/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69" calcext:value-type="float">
            <text:p>69</text:p>
          </table:table-cell>
          <table:table-cell office:value-type="float" office:value="-743" calcext:value-type="float">
            <text:p>-743</text:p>
          </table:table-cell>
          <table:table-cell table:formula="of:=[.A752]+300" office:value-type="float" office:value="227" calcext:value-type="float">
            <text:p>227</text:p>
          </table:table-cell>
          <table:table-cell table:formula="of:=ATAN2([.B752];[.D752])" office:value-type="float" office:value="1.27570612077285" calcext:value-type="float">
            <text:p>1.2757061208</text:p>
          </table:table-cell>
          <table:table-cell table:formula="of:=[.E752]*(180/PI())" office:value-type="float" office:value="73.0925766192909" calcext:value-type="float">
            <text:p>73.0925766193</text:p>
          </table:table-cell>
          <table:table-cell table:number-columns-repeated="16"/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75" calcext:value-type="float">
            <text:p>75</text:p>
          </table:table-cell>
          <table:table-cell office:value-type="float" office:value="-745" calcext:value-type="float">
            <text:p>-745</text:p>
          </table:table-cell>
          <table:table-cell table:formula="of:=[.A753]+300" office:value-type="float" office:value="222" calcext:value-type="float">
            <text:p>222</text:p>
          </table:table-cell>
          <table:table-cell table:formula="of:=ATAN2([.B753];[.D753])" office:value-type="float" office:value="1.24499721152223" calcext:value-type="float">
            <text:p>1.2449972115</text:p>
          </table:table-cell>
          <table:table-cell table:formula="of:=[.E753]*(180/PI())" office:value-type="float" office:value="71.3330857257798" calcext:value-type="float">
            <text:p>71.3330857258</text:p>
          </table:table-cell>
          <table:table-cell table:number-columns-repeated="16"/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87" calcext:value-type="float">
            <text:p>87</text:p>
          </table:table-cell>
          <table:table-cell office:value-type="float" office:value="-745" calcext:value-type="float">
            <text:p>-745</text:p>
          </table:table-cell>
          <table:table-cell table:formula="of:=[.A754]+300" office:value-type="float" office:value="216" calcext:value-type="float">
            <text:p>216</text:p>
          </table:table-cell>
          <table:table-cell table:formula="of:=ATAN2([.B754];[.D754])" office:value-type="float" office:value="1.18789760974895" calcext:value-type="float">
            <text:p>1.1878976097</text:p>
          </table:table-cell>
          <table:table-cell table:formula="of:=[.E754]*(180/PI())" office:value-type="float" office:value="68.0615195322936" calcext:value-type="float">
            <text:p>68.0615195323</text:p>
          </table:table-cell>
          <table:table-cell table:number-columns-repeated="16"/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92" calcext:value-type="float">
            <text:p>92</text:p>
          </table:table-cell>
          <table:table-cell office:value-type="float" office:value="-743" calcext:value-type="float">
            <text:p>-743</text:p>
          </table:table-cell>
          <table:table-cell table:formula="of:=[.A755]+300" office:value-type="float" office:value="207" calcext:value-type="float">
            <text:p>207</text:p>
          </table:table-cell>
          <table:table-cell table:formula="of:=ATAN2([.B755];[.D755])" office:value-type="float" office:value="1.15257199721567" calcext:value-type="float">
            <text:p>1.1525719972</text:p>
          </table:table-cell>
          <table:table-cell table:formula="of:=[.E755]*(180/PI())" office:value-type="float" office:value="66.0375110254218" calcext:value-type="float">
            <text:p>66.0375110254</text:p>
          </table:table-cell>
          <table:table-cell table:number-columns-repeated="16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06" calcext:value-type="float">
            <text:p>106</text:p>
          </table:table-cell>
          <table:table-cell office:value-type="float" office:value="-747" calcext:value-type="float">
            <text:p>-747</text:p>
          </table:table-cell>
          <table:table-cell table:formula="of:=[.A756]+300" office:value-type="float" office:value="200" calcext:value-type="float">
            <text:p>200</text:p>
          </table:table-cell>
          <table:table-cell table:formula="of:=ATAN2([.B756];[.D756])" office:value-type="float" office:value="1.08343774728971" calcext:value-type="float">
            <text:p>1.0834377473</text:p>
          </table:table-cell>
          <table:table-cell table:formula="of:=[.E756]*(180/PI())" office:value-type="float" office:value="62.0764102848616" calcext:value-type="float">
            <text:p>62.0764102849</text:p>
          </table:table-cell>
          <table:table-cell table:number-columns-repeated="16"/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120" calcext:value-type="float">
            <text:p>120</text:p>
          </table:table-cell>
          <table:table-cell office:value-type="float" office:value="-748" calcext:value-type="float">
            <text:p>-748</text:p>
          </table:table-cell>
          <table:table-cell table:formula="of:=[.A757]+300" office:value-type="float" office:value="192" calcext:value-type="float">
            <text:p>192</text:p>
          </table:table-cell>
          <table:table-cell table:formula="of:=ATAN2([.B757];[.D757])" office:value-type="float" office:value="1.01219701145133" calcext:value-type="float">
            <text:p>1.0121970115</text:p>
          </table:table-cell>
          <table:table-cell table:formula="of:=[.E757]*(180/PI())" office:value-type="float" office:value="57.9946167919165" calcext:value-type="float">
            <text:p>57.9946167919</text:p>
          </table:table-cell>
          <table:table-cell table:number-columns-repeated="16"/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127" calcext:value-type="float">
            <text:p>127</text:p>
          </table:table-cell>
          <table:table-cell office:value-type="float" office:value="-746" calcext:value-type="float">
            <text:p>-746</text:p>
          </table:table-cell>
          <table:table-cell table:formula="of:=[.A758]+300" office:value-type="float" office:value="188" calcext:value-type="float">
            <text:p>188</text:p>
          </table:table-cell>
          <table:table-cell table:formula="of:=ATAN2([.B758];[.D758])" office:value-type="float" office:value="0.97668132993324" calcext:value-type="float">
            <text:p>0.9766813299</text:p>
          </table:table-cell>
          <table:table-cell table:formula="of:=[.E758]*(180/PI())" office:value-type="float" office:value="55.9597181343989" calcext:value-type="float">
            <text:p>55.9597181344</text:p>
          </table:table-cell>
          <table:table-cell table:number-columns-repeated="16"/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136" calcext:value-type="float">
            <text:p>136</text:p>
          </table:table-cell>
          <table:table-cell office:value-type="float" office:value="-746" calcext:value-type="float">
            <text:p>-746</text:p>
          </table:table-cell>
          <table:table-cell table:formula="of:=[.A759]+300" office:value-type="float" office:value="176" calcext:value-type="float">
            <text:p>176</text:p>
          </table:table-cell>
          <table:table-cell table:formula="of:=ATAN2([.B759];[.D759])" office:value-type="float" office:value="0.912907721612686" calcext:value-type="float">
            <text:p>0.9129077216</text:p>
          </table:table-cell>
          <table:table-cell table:formula="of:=[.E759]*(180/PI())" office:value-type="float" office:value="52.3057595333108" calcext:value-type="float">
            <text:p>52.3057595333</text:p>
          </table:table-cell>
          <table:table-cell table:number-columns-repeated="16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142" calcext:value-type="float">
            <text:p>142</text:p>
          </table:table-cell>
          <table:table-cell office:value-type="float" office:value="-749" calcext:value-type="float">
            <text:p>-749</text:p>
          </table:table-cell>
          <table:table-cell table:formula="of:=[.A760]+300" office:value-type="float" office:value="170" calcext:value-type="float">
            <text:p>170</text:p>
          </table:table-cell>
          <table:table-cell table:formula="of:=ATAN2([.B760];[.D760])" office:value-type="float" office:value="0.874901981749059" calcext:value-type="float">
            <text:p>0.8749019817</text:p>
          </table:table-cell>
          <table:table-cell table:formula="of:=[.E760]*(180/PI())" office:value-type="float" office:value="50.1281910418528" calcext:value-type="float">
            <text:p>50.1281910419</text:p>
          </table:table-cell>
          <table:table-cell table:number-columns-repeated="16"/>
        </table:table-row>
        <table:table-row table:style-name="ro1">
          <table:table-cell office:value-type="float" office:value="-134" calcext:value-type="float">
            <text:p>-134</text:p>
          </table:table-cell>
          <table:table-cell office:value-type="float" office:value="148" calcext:value-type="float">
            <text:p>148</text:p>
          </table:table-cell>
          <table:table-cell office:value-type="float" office:value="-746" calcext:value-type="float">
            <text:p>-746</text:p>
          </table:table-cell>
          <table:table-cell table:formula="of:=[.A761]+300" office:value-type="float" office:value="166" calcext:value-type="float">
            <text:p>166</text:p>
          </table:table-cell>
          <table:table-cell table:formula="of:=ATAN2([.B761];[.D761])" office:value-type="float" office:value="0.842660335244858" calcext:value-type="float">
            <text:p>0.8426603352</text:p>
          </table:table-cell>
          <table:table-cell table:formula="of:=[.E761]*(180/PI())" office:value-type="float" office:value="48.2808807726094" calcext:value-type="float">
            <text:p>48.2808807726</text:p>
          </table:table-cell>
          <table:table-cell table:number-columns-repeated="16"/>
        </table:table-row>
        <table:table-row table:style-name="ro1">
          <table:table-cell office:value-type="float" office:value="-144" calcext:value-type="float">
            <text:p>-144</text:p>
          </table:table-cell>
          <table:table-cell office:value-type="float" office:value="156" calcext:value-type="float">
            <text:p>156</text:p>
          </table:table-cell>
          <table:table-cell office:value-type="float" office:value="-747" calcext:value-type="float">
            <text:p>-747</text:p>
          </table:table-cell>
          <table:table-cell table:formula="of:=[.A762]+300" office:value-type="float" office:value="156" calcext:value-type="float">
            <text:p>156</text:p>
          </table:table-cell>
          <table:table-cell table:formula="of:=ATAN2([.B762];[.D762])" office:value-type="float" office:value="0.785398163397448" calcext:value-type="float">
            <text:p>0.7853981634</text:p>
          </table:table-cell>
          <table:table-cell table:formula="of:=[.E762]*(180/PI())"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 office:value-type="float" office:value="-149" calcext:value-type="float">
            <text:p>-149</text:p>
          </table:table-cell>
          <table:table-cell office:value-type="float" office:value="163" calcext:value-type="float">
            <text:p>163</text:p>
          </table:table-cell>
          <table:table-cell office:value-type="float" office:value="-746" calcext:value-type="float">
            <text:p>-746</text:p>
          </table:table-cell>
          <table:table-cell table:formula="of:=[.A763]+300" office:value-type="float" office:value="151" calcext:value-type="float">
            <text:p>151</text:p>
          </table:table-cell>
          <table:table-cell table:formula="of:=ATAN2([.B763];[.D763])" office:value-type="float" office:value="0.747200191766684" calcext:value-type="float">
            <text:p>0.7472001918</text:p>
          </table:table-cell>
          <table:table-cell table:formula="of:=[.E763]*(180/PI())" office:value-type="float" office:value="42.8114174395968" calcext:value-type="float">
            <text:p>42.8114174396</text:p>
          </table:table-cell>
          <table:table-cell table:number-columns-repeated="16"/>
        </table:table-row>
        <table:table-row table:style-name="ro1">
          <table:table-cell office:value-type="float" office:value="-162" calcext:value-type="float">
            <text:p>-162</text:p>
          </table:table-cell>
          <table:table-cell office:value-type="float" office:value="176" calcext:value-type="float">
            <text:p>176</text:p>
          </table:table-cell>
          <table:table-cell office:value-type="float" office:value="-748" calcext:value-type="float">
            <text:p>-748</text:p>
          </table:table-cell>
          <table:table-cell table:formula="of:=[.A764]+300" office:value-type="float" office:value="138" calcext:value-type="float">
            <text:p>138</text:p>
          </table:table-cell>
          <table:table-cell table:formula="of:=ATAN2([.B764];[.D764])" office:value-type="float" office:value="0.664964717375447" calcext:value-type="float">
            <text:p>0.6649647174</text:p>
          </table:table-cell>
          <table:table-cell table:formula="of:=[.E764]*(180/PI())" office:value-type="float" office:value="38.0996718307227" calcext:value-type="float">
            <text:p>38.0996718307</text:p>
          </table:table-cell>
          <table:table-cell table:number-columns-repeated="16"/>
        </table:table-row>
        <table:table-row table:style-name="ro1">
          <table:table-cell office:value-type="float" office:value="-172" calcext:value-type="float">
            <text:p>-172</text:p>
          </table:table-cell>
          <table:table-cell office:value-type="float" office:value="179" calcext:value-type="float">
            <text:p>179</text:p>
          </table:table-cell>
          <table:table-cell office:value-type="float" office:value="-745" calcext:value-type="float">
            <text:p>-745</text:p>
          </table:table-cell>
          <table:table-cell table:formula="of:=[.A765]+300" office:value-type="float" office:value="128" calcext:value-type="float">
            <text:p>128</text:p>
          </table:table-cell>
          <table:table-cell table:formula="of:=ATAN2([.B765];[.D765])" office:value-type="float" office:value="0.620777747951643" calcext:value-type="float">
            <text:p>0.620777748</text:p>
          </table:table-cell>
          <table:table-cell table:formula="of:=[.E765]*(180/PI())" office:value-type="float" office:value="35.5679449732651" calcext:value-type="float">
            <text:p>35.5679449733</text:p>
          </table:table-cell>
          <table:table-cell table:number-columns-repeated="16"/>
        </table:table-row>
        <table:table-row table:style-name="ro1">
          <table:table-cell office:value-type="float" office:value="-179" calcext:value-type="float">
            <text:p>-179</text:p>
          </table:table-cell>
          <table:table-cell office:value-type="float" office:value="188" calcext:value-type="float">
            <text:p>188</text:p>
          </table:table-cell>
          <table:table-cell office:value-type="float" office:value="-746" calcext:value-type="float">
            <text:p>-746</text:p>
          </table:table-cell>
          <table:table-cell table:formula="of:=[.A766]+300" office:value-type="float" office:value="121" calcext:value-type="float">
            <text:p>121</text:p>
          </table:table-cell>
          <table:table-cell table:formula="of:=ATAN2([.B766];[.D766])" office:value-type="float" office:value="0.571874969703931" calcext:value-type="float">
            <text:p>0.5718749697</text:p>
          </table:table-cell>
          <table:table-cell table:formula="of:=[.E766]*(180/PI())" office:value-type="float" office:value="32.7660221732071" calcext:value-type="float">
            <text:p>32.7660221732</text:p>
          </table:table-cell>
          <table:table-cell table:number-columns-repeated="16"/>
        </table:table-row>
        <table:table-row table:style-name="ro1">
          <table:table-cell office:value-type="float" office:value="-188" calcext:value-type="float">
            <text:p>-188</text:p>
          </table:table-cell>
          <table:table-cell office:value-type="float" office:value="194" calcext:value-type="float">
            <text:p>194</text:p>
          </table:table-cell>
          <table:table-cell office:value-type="float" office:value="-748" calcext:value-type="float">
            <text:p>-748</text:p>
          </table:table-cell>
          <table:table-cell table:formula="of:=[.A767]+300" office:value-type="float" office:value="112" calcext:value-type="float">
            <text:p>112</text:p>
          </table:table-cell>
          <table:table-cell table:formula="of:=ATAN2([.B767];[.D767])" office:value-type="float" office:value="0.523575764122014" calcext:value-type="float">
            <text:p>0.5235757641</text:p>
          </table:table-cell>
          <table:table-cell table:formula="of:=[.E767]*(180/PI())" office:value-type="float" office:value="29.9986815395285" calcext:value-type="float">
            <text:p>29.9986815395</text:p>
          </table:table-cell>
          <table:table-cell table:number-columns-repeated="16"/>
        </table:table-row>
        <table:table-row table:style-name="ro1">
          <table:table-cell office:value-type="float" office:value="-193" calcext:value-type="float">
            <text:p>-193</text:p>
          </table:table-cell>
          <table:table-cell office:value-type="float" office:value="192" calcext:value-type="float">
            <text:p>192</text:p>
          </table:table-cell>
          <table:table-cell office:value-type="float" office:value="-748" calcext:value-type="float">
            <text:p>-748</text:p>
          </table:table-cell>
          <table:table-cell table:formula="of:=[.A768]+300" office:value-type="float" office:value="107" calcext:value-type="float">
            <text:p>107</text:p>
          </table:table-cell>
          <table:table-cell table:formula="of:=ATAN2([.B768];[.D768])" office:value-type="float" office:value="0.508424177499977" calcext:value-type="float">
            <text:p>0.5084241775</text:p>
          </table:table-cell>
          <table:table-cell table:formula="of:=[.E768]*(180/PI())" office:value-type="float" office:value="29.1305595731589" calcext:value-type="float">
            <text:p>29.1305595732</text:p>
          </table:table-cell>
          <table:table-cell table:number-columns-repeated="16"/>
        </table:table-row>
        <table:table-row table:style-name="ro1">
          <table:table-cell office:value-type="float" office:value="-201" calcext:value-type="float">
            <text:p>-201</text:p>
          </table:table-cell>
          <table:table-cell office:value-type="float" office:value="200" calcext:value-type="float">
            <text:p>200</text:p>
          </table:table-cell>
          <table:table-cell office:value-type="float" office:value="-748" calcext:value-type="float">
            <text:p>-748</text:p>
          </table:table-cell>
          <table:table-cell table:formula="of:=[.A769]+300" office:value-type="float" office:value="99" calcext:value-type="float">
            <text:p>99</text:p>
          </table:table-cell>
          <table:table-cell table:formula="of:=ATAN2([.B769];[.D769])" office:value-type="float" office:value="0.459639614430382" calcext:value-type="float">
            <text:p>0.4596396144</text:p>
          </table:table-cell>
          <table:table-cell table:formula="of:=[.E769]*(180/PI())" office:value-type="float" office:value="26.3354100038813" calcext:value-type="float">
            <text:p>26.3354100039</text:p>
          </table:table-cell>
          <table:table-cell table:number-columns-repeated="16"/>
        </table:table-row>
        <table:table-row table:style-name="ro1">
          <table:table-cell office:value-type="float" office:value="-212" calcext:value-type="float">
            <text:p>-212</text:p>
          </table:table-cell>
          <table:table-cell office:value-type="float" office:value="206" calcext:value-type="float">
            <text:p>206</text:p>
          </table:table-cell>
          <table:table-cell office:value-type="float" office:value="-746" calcext:value-type="float">
            <text:p>-746</text:p>
          </table:table-cell>
          <table:table-cell table:formula="of:=[.A770]+300" office:value-type="float" office:value="88" calcext:value-type="float">
            <text:p>88</text:p>
          </table:table-cell>
          <table:table-cell table:formula="of:=ATAN2([.B770];[.D770])" office:value-type="float" office:value="0.403719453879598" calcext:value-type="float">
            <text:p>0.4037194539</text:p>
          </table:table-cell>
          <table:table-cell table:formula="of:=[.E770]*(180/PI())" office:value-type="float" office:value="23.1314208146275" calcext:value-type="float">
            <text:p>23.1314208146</text:p>
          </table:table-cell>
          <table:table-cell table:number-columns-repeated="16"/>
        </table:table-row>
        <table:table-row table:style-name="ro1">
          <table:table-cell office:value-type="float" office:value="-219" calcext:value-type="float">
            <text:p>-219</text:p>
          </table:table-cell>
          <table:table-cell office:value-type="float" office:value="205" calcext:value-type="float">
            <text:p>205</text:p>
          </table:table-cell>
          <table:table-cell office:value-type="float" office:value="-746" calcext:value-type="float">
            <text:p>-746</text:p>
          </table:table-cell>
          <table:table-cell table:formula="of:=[.A771]+300" office:value-type="float" office:value="81" calcext:value-type="float">
            <text:p>81</text:p>
          </table:table-cell>
          <table:table-cell table:formula="of:=ATAN2([.B771];[.D771])" office:value-type="float" office:value="0.376294102109952" calcext:value-type="float">
            <text:p>0.3762941021</text:p>
          </table:table-cell>
          <table:table-cell table:formula="of:=[.E771]*(180/PI())" office:value-type="float" office:value="21.5600639065651" calcext:value-type="float">
            <text:p>21.5600639066</text:p>
          </table:table-cell>
          <table:table-cell table:number-columns-repeated="16"/>
        </table:table-row>
        <table:table-row table:style-name="ro1">
          <table:table-cell office:value-type="float" office:value="-227" calcext:value-type="float">
            <text:p>-227</text:p>
          </table:table-cell>
          <table:table-cell office:value-type="float" office:value="211" calcext:value-type="float">
            <text:p>211</text:p>
          </table:table-cell>
          <table:table-cell office:value-type="float" office:value="-747" calcext:value-type="float">
            <text:p>-747</text:p>
          </table:table-cell>
          <table:table-cell table:formula="of:=[.A772]+300" office:value-type="float" office:value="73" calcext:value-type="float">
            <text:p>73</text:p>
          </table:table-cell>
          <table:table-cell table:formula="of:=ATAN2([.B772];[.D772])" office:value-type="float" office:value="0.333081514201178" calcext:value-type="float">
            <text:p>0.3330815142</text:p>
          </table:table-cell>
          <table:table-cell table:formula="of:=[.E772]*(180/PI())" office:value-type="float" office:value="19.0841649975543" calcext:value-type="float">
            <text:p>19.0841649976</text:p>
          </table:table-cell>
          <table:table-cell table:number-columns-repeated="16"/>
        </table:table-row>
        <table:table-row table:style-name="ro1">
          <table:table-cell office:value-type="float" office:value="-232" calcext:value-type="float">
            <text:p>-232</text:p>
          </table:table-cell>
          <table:table-cell office:value-type="float" office:value="214" calcext:value-type="float">
            <text:p>214</text:p>
          </table:table-cell>
          <table:table-cell office:value-type="float" office:value="-752" calcext:value-type="float">
            <text:p>-752</text:p>
          </table:table-cell>
          <table:table-cell table:formula="of:=[.A773]+300" office:value-type="float" office:value="68" calcext:value-type="float">
            <text:p>68</text:p>
          </table:table-cell>
          <table:table-cell table:formula="of:=ATAN2([.B773];[.D773])" office:value-type="float" office:value="0.307666978573782" calcext:value-type="float">
            <text:p>0.3076669786</text:p>
          </table:table-cell>
          <table:table-cell table:formula="of:=[.E773]*(180/PI())" office:value-type="float" office:value="17.6280193678196" calcext:value-type="float">
            <text:p>17.6280193678</text:p>
          </table:table-cell>
          <table:table-cell table:number-columns-repeated="16"/>
        </table:table-row>
        <table:table-row table:style-name="ro1">
          <table:table-cell office:value-type="float" office:value="-235" calcext:value-type="float">
            <text:p>-235</text:p>
          </table:table-cell>
          <table:table-cell office:value-type="float" office:value="216" calcext:value-type="float">
            <text:p>216</text:p>
          </table:table-cell>
          <table:table-cell office:value-type="float" office:value="-754" calcext:value-type="float">
            <text:p>-754</text:p>
          </table:table-cell>
          <table:table-cell table:formula="of:=[.A774]+300" office:value-type="float" office:value="65" calcext:value-type="float">
            <text:p>65</text:p>
          </table:table-cell>
          <table:table-cell table:formula="of:=ATAN2([.B774];[.D774])" office:value-type="float" office:value="0.292306051173908" calcext:value-type="float">
            <text:p>0.2923060512</text:p>
          </table:table-cell>
          <table:table-cell table:formula="of:=[.E774]*(180/PI())" office:value-type="float" office:value="16.7479030584" calcext:value-type="float">
            <text:p>16.7479030584</text:p>
          </table:table-cell>
          <table:table-cell table:number-columns-repeated="16"/>
        </table:table-row>
        <table:table-row table:style-name="ro1">
          <table:table-cell office:value-type="float" office:value="-234" calcext:value-type="float">
            <text:p>-234</text:p>
          </table:table-cell>
          <table:table-cell office:value-type="float" office:value="217" calcext:value-type="float">
            <text:p>217</text:p>
          </table:table-cell>
          <table:table-cell office:value-type="float" office:value="-753" calcext:value-type="float">
            <text:p>-753</text:p>
          </table:table-cell>
          <table:table-cell table:formula="of:=[.A775]+300" office:value-type="float" office:value="66" calcext:value-type="float">
            <text:p>66</text:p>
          </table:table-cell>
          <table:table-cell table:formula="of:=ATAN2([.B775];[.D775])" office:value-type="float" office:value="0.295257451853276" calcext:value-type="float">
            <text:p>0.2952574519</text:p>
          </table:table-cell>
          <table:table-cell table:formula="of:=[.E775]*(180/PI())" office:value-type="float" office:value="16.9170058609798" calcext:value-type="float">
            <text:p>16.917005861</text:p>
          </table:table-cell>
          <table:table-cell table:number-columns-repeated="16"/>
        </table:table-row>
        <table:table-row table:style-name="ro1">
          <table:table-cell office:value-type="float" office:value="-234" calcext:value-type="float">
            <text:p>-234</text:p>
          </table:table-cell>
          <table:table-cell office:value-type="float" office:value="213" calcext:value-type="float">
            <text:p>213</text:p>
          </table:table-cell>
          <table:table-cell office:value-type="float" office:value="-751" calcext:value-type="float">
            <text:p>-751</text:p>
          </table:table-cell>
          <table:table-cell table:formula="of:=[.A776]+300" office:value-type="float" office:value="66" calcext:value-type="float">
            <text:p>66</text:p>
          </table:table-cell>
          <table:table-cell table:formula="of:=ATAN2([.B776];[.D776])" office:value-type="float" office:value="0.300477168372581" calcext:value-type="float">
            <text:p>0.3004771684</text:p>
          </table:table-cell>
          <table:table-cell table:formula="of:=[.E776]*(180/PI())" office:value-type="float" office:value="17.2160735877907" calcext:value-type="float">
            <text:p>17.2160735878</text:p>
          </table:table-cell>
          <table:table-cell table:number-columns-repeated="16"/>
        </table:table-row>
        <table:table-row table:style-name="ro1">
          <table:table-cell office:value-type="float" office:value="-232" calcext:value-type="float">
            <text:p>-232</text:p>
          </table:table-cell>
          <table:table-cell office:value-type="float" office:value="217" calcext:value-type="float">
            <text:p>217</text:p>
          </table:table-cell>
          <table:table-cell office:value-type="float" office:value="-753" calcext:value-type="float">
            <text:p>-753</text:p>
          </table:table-cell>
          <table:table-cell table:formula="of:=[.A777]+300" office:value-type="float" office:value="68" calcext:value-type="float">
            <text:p>68</text:p>
          </table:table-cell>
          <table:table-cell table:formula="of:=ATAN2([.B777];[.D777])" office:value-type="float" office:value="0.30367185667" calcext:value-type="float">
            <text:p>0.3036718567</text:p>
          </table:table-cell>
          <table:table-cell table:formula="of:=[.E777]*(180/PI())" office:value-type="float" office:value="17.3991157440927" calcext:value-type="float">
            <text:p>17.3991157441</text:p>
          </table:table-cell>
          <table:table-cell table:number-columns-repeated="16"/>
        </table:table-row>
        <table:table-row table:style-name="ro1">
          <table:table-cell office:value-type="float" office:value="-235" calcext:value-type="float">
            <text:p>-235</text:p>
          </table:table-cell>
          <table:table-cell office:value-type="float" office:value="217" calcext:value-type="float">
            <text:p>217</text:p>
          </table:table-cell>
          <table:table-cell office:value-type="float" office:value="-753" calcext:value-type="float">
            <text:p>-753</text:p>
          </table:table-cell>
          <table:table-cell table:formula="of:=[.A778]+300" office:value-type="float" office:value="65" calcext:value-type="float">
            <text:p>65</text:p>
          </table:table-cell>
          <table:table-cell table:formula="of:=ATAN2([.B778];[.D778])" office:value-type="float" office:value="0.291033961522094" calcext:value-type="float">
            <text:p>0.2910339615</text:p>
          </table:table-cell>
          <table:table-cell table:formula="of:=[.E778]*(180/PI())" office:value-type="float" office:value="16.6750176901888" calcext:value-type="float">
            <text:p>16.6750176902</text:p>
          </table:table-cell>
          <table:table-cell table:number-columns-repeated="16"/>
        </table:table-row>
        <table:table-row table:style-name="ro1">
          <table:table-cell office:value-type="float" office:value="-230" calcext:value-type="float">
            <text:p>-230</text:p>
          </table:table-cell>
          <table:table-cell office:value-type="float" office:value="214" calcext:value-type="float">
            <text:p>214</text:p>
          </table:table-cell>
          <table:table-cell office:value-type="float" office:value="-754" calcext:value-type="float">
            <text:p>-754</text:p>
          </table:table-cell>
          <table:table-cell table:formula="of:=[.A779]+300" office:value-type="float" office:value="70" calcext:value-type="float">
            <text:p>70</text:p>
          </table:table-cell>
          <table:table-cell table:formula="of:=ATAN2([.B779];[.D779])" office:value-type="float" office:value="0.316132635971687" calcext:value-type="float">
            <text:p>0.316132636</text:p>
          </table:table-cell>
          <table:table-cell table:formula="of:=[.E779]*(180/PI())" office:value-type="float" office:value="18.1130658075233" calcext:value-type="float">
            <text:p>18.1130658075</text:p>
          </table:table-cell>
          <table:table-cell table:number-columns-repeated="16"/>
        </table:table-row>
        <table:table-row table:style-name="ro1">
          <table:table-cell office:value-type="float" office:value="-234" calcext:value-type="float">
            <text:p>-234</text:p>
          </table:table-cell>
          <table:table-cell office:value-type="float" office:value="214" calcext:value-type="float">
            <text:p>214</text:p>
          </table:table-cell>
          <table:table-cell office:value-type="float" office:value="-754" calcext:value-type="float">
            <text:p>-754</text:p>
          </table:table-cell>
          <table:table-cell table:formula="of:=[.A780]+300" office:value-type="float" office:value="66" calcext:value-type="float">
            <text:p>66</text:p>
          </table:table-cell>
          <table:table-cell table:formula="of:=ATAN2([.B780];[.D780])" office:value-type="float" office:value="0.299155530309943" calcext:value-type="float">
            <text:p>0.2991555303</text:p>
          </table:table-cell>
          <table:table-cell table:formula="of:=[.E780]*(180/PI())" office:value-type="float" office:value="17.1403493047577" calcext:value-type="float">
            <text:p>17.1403493048</text:p>
          </table:table-cell>
          <table:table-cell table:number-columns-repeated="16"/>
        </table:table-row>
        <table:table-row table:style-name="ro1">
          <table:table-cell office:value-type="float" office:value="-234" calcext:value-type="float">
            <text:p>-234</text:p>
          </table:table-cell>
          <table:table-cell office:value-type="float" office:value="220" calcext:value-type="float">
            <text:p>220</text:p>
          </table:table-cell>
          <table:table-cell office:value-type="float" office:value="-754" calcext:value-type="float">
            <text:p>-754</text:p>
          </table:table-cell>
          <table:table-cell table:formula="of:=[.A781]+300" office:value-type="float" office:value="66" calcext:value-type="float">
            <text:p>66</text:p>
          </table:table-cell>
          <table:table-cell table:formula="of:=ATAN2([.B781];[.D781])" office:value-type="float" office:value="0.291456794477867" calcext:value-type="float">
            <text:p>0.2914567945</text:p>
          </table:table-cell>
          <table:table-cell table:formula="of:=[.E781]*(180/PI())" office:value-type="float" office:value="16.6992442339936" calcext:value-type="float">
            <text:p>16.699244234</text:p>
          </table:table-cell>
          <table:table-cell table:number-columns-repeated="16"/>
        </table:table-row>
        <table:table-row table:style-name="ro1">
          <table:table-cell office:value-type="float" office:value="-234" calcext:value-type="float">
            <text:p>-234</text:p>
          </table:table-cell>
          <table:table-cell office:value-type="float" office:value="214" calcext:value-type="float">
            <text:p>214</text:p>
          </table:table-cell>
          <table:table-cell office:value-type="float" office:value="-755" calcext:value-type="float">
            <text:p>-755</text:p>
          </table:table-cell>
          <table:table-cell table:formula="of:=[.A782]+300" office:value-type="float" office:value="66" calcext:value-type="float">
            <text:p>66</text:p>
          </table:table-cell>
          <table:table-cell table:formula="of:=ATAN2([.B782];[.D782])" office:value-type="float" office:value="0.299155530309943" calcext:value-type="float">
            <text:p>0.2991555303</text:p>
          </table:table-cell>
          <table:table-cell table:formula="of:=[.E782]*(180/PI())" office:value-type="float" office:value="17.1403493047577" calcext:value-type="float">
            <text:p>17.1403493048</text:p>
          </table:table-cell>
          <table:table-cell table:number-columns-repeated="16"/>
        </table:table-row>
        <table:table-row table:style-name="ro1">
          <table:table-cell office:value-type="float" office:value="-233" calcext:value-type="float">
            <text:p>-233</text:p>
          </table:table-cell>
          <table:table-cell office:value-type="float" office:value="214" calcext:value-type="float">
            <text:p>214</text:p>
          </table:table-cell>
          <table:table-cell office:value-type="float" office:value="-754" calcext:value-type="float">
            <text:p>-754</text:p>
          </table:table-cell>
          <table:table-cell table:formula="of:=[.A783]+300" office:value-type="float" office:value="67" calcext:value-type="float">
            <text:p>67</text:p>
          </table:table-cell>
          <table:table-cell table:formula="of:=ATAN2([.B783];[.D783])" office:value-type="float" office:value="0.303416924722744" calcext:value-type="float">
            <text:p>0.3034169247</text:p>
          </table:table-cell>
          <table:table-cell table:formula="of:=[.E783]*(180/PI())" office:value-type="float" office:value="17.3845092194518" calcext:value-type="float">
            <text:p>17.3845092195</text:p>
          </table:table-cell>
          <table:table-cell table:number-columns-repeated="16"/>
        </table:table-row>
        <table:table-row table:style-name="ro1">
          <table:table-cell office:value-type="float" office:value="-232" calcext:value-type="float">
            <text:p>-232</text:p>
          </table:table-cell>
          <table:table-cell office:value-type="float" office:value="216" calcext:value-type="float">
            <text:p>216</text:p>
          </table:table-cell>
          <table:table-cell office:value-type="float" office:value="-754" calcext:value-type="float">
            <text:p>-754</text:p>
          </table:table-cell>
          <table:table-cell table:formula="of:=[.A784]+300" office:value-type="float" office:value="68" calcext:value-type="float">
            <text:p>68</text:p>
          </table:table-cell>
          <table:table-cell table:formula="of:=ATAN2([.B784];[.D784])" office:value-type="float" office:value="0.304992346814405" calcext:value-type="float">
            <text:p>0.3049923468</text:p>
          </table:table-cell>
          <table:table-cell table:formula="of:=[.E784]*(180/PI())" office:value-type="float" office:value="17.4747742562557" calcext:value-type="float">
            <text:p>17.4747742563</text:p>
          </table:table-cell>
          <table:table-cell table:number-columns-repeated="16"/>
        </table:table-row>
        <table:table-row table:style-name="ro1">
          <table:table-cell office:value-type="float" office:value="-235" calcext:value-type="float">
            <text:p>-235</text:p>
          </table:table-cell>
          <table:table-cell office:value-type="float" office:value="213" calcext:value-type="float">
            <text:p>213</text:p>
          </table:table-cell>
          <table:table-cell office:value-type="float" office:value="-753" calcext:value-type="float">
            <text:p>-753</text:p>
          </table:table-cell>
          <table:table-cell table:formula="of:=[.A785]+300" office:value-type="float" office:value="65" calcext:value-type="float">
            <text:p>65</text:p>
          </table:table-cell>
          <table:table-cell table:formula="of:=ATAN2([.B785];[.D785])" office:value-type="float" office:value="0.296187941972965" calcext:value-type="float">
            <text:p>0.296187942</text:p>
          </table:table-cell>
          <table:table-cell table:formula="of:=[.E785]*(180/PI())" office:value-type="float" office:value="16.9703190177166" calcext:value-type="float">
            <text:p>16.9703190177</text:p>
          </table:table-cell>
          <table:table-cell table:number-columns-repeated="16"/>
        </table:table-row>
        <table:table-row table:style-name="ro1">
          <table:table-cell office:value-type="float" office:value="-231" calcext:value-type="float">
            <text:p>-231</text:p>
          </table:table-cell>
          <table:table-cell office:value-type="float" office:value="213" calcext:value-type="float">
            <text:p>213</text:p>
          </table:table-cell>
          <table:table-cell office:value-type="float" office:value="-757" calcext:value-type="float">
            <text:p>-757</text:p>
          </table:table-cell>
          <table:table-cell table:formula="of:=[.A786]+300" office:value-type="float" office:value="69" calcext:value-type="float">
            <text:p>69</text:p>
          </table:table-cell>
          <table:table-cell table:formula="of:=ATAN2([.B786];[.D786])" office:value-type="float" office:value="0.313276180993672" calcext:value-type="float">
            <text:p>0.313276181</text:p>
          </table:table-cell>
          <table:table-cell table:formula="of:=[.E786]*(180/PI())" office:value-type="float" office:value="17.9494029929139" calcext:value-type="float">
            <text:p>17.9494029929</text:p>
          </table:table-cell>
          <table:table-cell table:number-columns-repeated="16"/>
        </table:table-row>
        <table:table-row table:style-name="ro1">
          <table:table-cell office:value-type="float" office:value="-235" calcext:value-type="float">
            <text:p>-235</text:p>
          </table:table-cell>
          <table:table-cell office:value-type="float" office:value="216" calcext:value-type="float">
            <text:p>216</text:p>
          </table:table-cell>
          <table:table-cell office:value-type="float" office:value="-755" calcext:value-type="float">
            <text:p>-755</text:p>
          </table:table-cell>
          <table:table-cell table:formula="of:=[.A787]+300" office:value-type="float" office:value="65" calcext:value-type="float">
            <text:p>65</text:p>
          </table:table-cell>
          <table:table-cell table:formula="of:=ATAN2([.B787];[.D787])" office:value-type="float" office:value="0.292306051173908" calcext:value-type="float">
            <text:p>0.2923060512</text:p>
          </table:table-cell>
          <table:table-cell table:formula="of:=[.E787]*(180/PI())" office:value-type="float" office:value="16.7479030584" calcext:value-type="float">
            <text:p>16.7479030584</text:p>
          </table:table-cell>
          <table:table-cell table:number-columns-repeated="16"/>
        </table:table-row>
        <table:table-row table:style-name="ro1">
          <table:table-cell office:value-type="float" office:value="-234" calcext:value-type="float">
            <text:p>-234</text:p>
          </table:table-cell>
          <table:table-cell office:value-type="float" office:value="215" calcext:value-type="float">
            <text:p>215</text:p>
          </table:table-cell>
          <table:table-cell office:value-type="float" office:value="-753" calcext:value-type="float">
            <text:p>-753</text:p>
          </table:table-cell>
          <table:table-cell table:formula="of:=[.A788]+300" office:value-type="float" office:value="66" calcext:value-type="float">
            <text:p>66</text:p>
          </table:table-cell>
          <table:table-cell table:formula="of:=ATAN2([.B788];[.D788])" office:value-type="float" office:value="0.297845123245211" calcext:value-type="float">
            <text:p>0.2978451232</text:p>
          </table:table-cell>
          <table:table-cell table:formula="of:=[.E788]*(180/PI())" office:value-type="float" office:value="17.0652685105044" calcext:value-type="float">
            <text:p>17.0652685105</text:p>
          </table:table-cell>
          <table:table-cell table:number-columns-repeated="16"/>
        </table:table-row>
        <table:table-row table:style-name="ro1">
          <table:table-cell office:value-type="float" office:value="-234" calcext:value-type="float">
            <text:p>-234</text:p>
          </table:table-cell>
          <table:table-cell office:value-type="float" office:value="215" calcext:value-type="float">
            <text:p>215</text:p>
          </table:table-cell>
          <table:table-cell office:value-type="float" office:value="-754" calcext:value-type="float">
            <text:p>-754</text:p>
          </table:table-cell>
          <table:table-cell table:formula="of:=[.A789]+300" office:value-type="float" office:value="66" calcext:value-type="float">
            <text:p>66</text:p>
          </table:table-cell>
          <table:table-cell table:formula="of:=ATAN2([.B789];[.D789])" office:value-type="float" office:value="0.297845123245211" calcext:value-type="float">
            <text:p>0.2978451232</text:p>
          </table:table-cell>
          <table:table-cell table:formula="of:=[.E789]*(180/PI())" office:value-type="float" office:value="17.0652685105044" calcext:value-type="float">
            <text:p>17.0652685105</text:p>
          </table:table-cell>
          <table:table-cell table:number-columns-repeated="16"/>
        </table:table-row>
        <table:table-row table:style-name="ro1">
          <table:table-cell office:value-type="float" office:value="-235" calcext:value-type="float">
            <text:p>-235</text:p>
          </table:table-cell>
          <table:table-cell office:value-type="float" office:value="215" calcext:value-type="float">
            <text:p>215</text:p>
          </table:table-cell>
          <table:table-cell office:value-type="float" office:value="-754" calcext:value-type="float">
            <text:p>-754</text:p>
          </table:table-cell>
          <table:table-cell table:formula="of:=[.A790]+300" office:value-type="float" office:value="65" calcext:value-type="float">
            <text:p>65</text:p>
          </table:table-cell>
          <table:table-cell table:formula="of:=ATAN2([.B790];[.D790])" office:value-type="float" office:value="0.29358898740875" calcext:value-type="float">
            <text:p>0.2935889874</text:p>
          </table:table-cell>
          <table:table-cell table:formula="of:=[.E790]*(180/PI())" office:value-type="float" office:value="16.8214098900408" calcext:value-type="float">
            <text:p>16.82140989</text:p>
          </table:table-cell>
          <table:table-cell table:number-columns-repeated="16"/>
        </table:table-row>
        <table:table-row table:style-name="ro1">
          <table:table-cell office:value-type="float" office:value="-234" calcext:value-type="float">
            <text:p>-234</text:p>
          </table:table-cell>
          <table:table-cell office:value-type="float" office:value="217" calcext:value-type="float">
            <text:p>217</text:p>
          </table:table-cell>
          <table:table-cell office:value-type="float" office:value="-755" calcext:value-type="float">
            <text:p>-755</text:p>
          </table:table-cell>
          <table:table-cell table:formula="of:=[.A791]+300" office:value-type="float" office:value="66" calcext:value-type="float">
            <text:p>66</text:p>
          </table:table-cell>
          <table:table-cell table:formula="of:=ATAN2([.B791];[.D791])" office:value-type="float" office:value="0.295257451853276" calcext:value-type="float">
            <text:p>0.2952574519</text:p>
          </table:table-cell>
          <table:table-cell table:formula="of:=[.E791]*(180/PI())" office:value-type="float" office:value="16.9170058609798" calcext:value-type="float">
            <text:p>16.917005861</text:p>
          </table:table-cell>
          <table:table-cell table:number-columns-repeated="16"/>
        </table:table-row>
        <table:table-row table:style-name="ro1">
          <table:table-cell office:value-type="float" office:value="-235" calcext:value-type="float">
            <text:p>-235</text:p>
          </table:table-cell>
          <table:table-cell office:value-type="float" office:value="213" calcext:value-type="float">
            <text:p>213</text:p>
          </table:table-cell>
          <table:table-cell office:value-type="float" office:value="-757" calcext:value-type="float">
            <text:p>-757</text:p>
          </table:table-cell>
          <table:table-cell table:formula="of:=[.A792]+300" office:value-type="float" office:value="65" calcext:value-type="float">
            <text:p>65</text:p>
          </table:table-cell>
          <table:table-cell table:formula="of:=ATAN2([.B792];[.D792])" office:value-type="float" office:value="0.296187941972965" calcext:value-type="float">
            <text:p>0.296187942</text:p>
          </table:table-cell>
          <table:table-cell table:formula="of:=[.E792]*(180/PI())" office:value-type="float" office:value="16.9703190177166" calcext:value-type="float">
            <text:p>16.9703190177</text:p>
          </table:table-cell>
          <table:table-cell table:number-columns-repeated="16"/>
        </table:table-row>
        <table:table-row table:style-name="ro1">
          <table:table-cell office:value-type="float" office:value="-233" calcext:value-type="float">
            <text:p>-233</text:p>
          </table:table-cell>
          <table:table-cell office:value-type="float" office:value="216" calcext:value-type="float">
            <text:p>216</text:p>
          </table:table-cell>
          <table:table-cell office:value-type="float" office:value="-755" calcext:value-type="float">
            <text:p>-755</text:p>
          </table:table-cell>
          <table:table-cell table:formula="of:=[.A793]+300" office:value-type="float" office:value="67" calcext:value-type="float">
            <text:p>67</text:p>
          </table:table-cell>
          <table:table-cell table:formula="of:=ATAN2([.B793];[.D793])" office:value-type="float" office:value="0.300774610362619" calcext:value-type="float">
            <text:p>0.3007746104</text:p>
          </table:table-cell>
          <table:table-cell table:formula="of:=[.E793]*(180/PI())" office:value-type="float" office:value="17.2331157584699" calcext:value-type="float">
            <text:p>17.2331157585</text:p>
          </table:table-cell>
          <table:table-cell table:number-columns-repeated="16"/>
        </table:table-row>
        <table:table-row table:style-name="ro1">
          <table:table-cell office:value-type="float" office:value="-234" calcext:value-type="float">
            <text:p>-234</text:p>
          </table:table-cell>
          <table:table-cell office:value-type="float" office:value="216" calcext:value-type="float">
            <text:p>216</text:p>
          </table:table-cell>
          <table:table-cell office:value-type="float" office:value="-754" calcext:value-type="float">
            <text:p>-754</text:p>
          </table:table-cell>
          <table:table-cell table:formula="of:=[.A794]+300" office:value-type="float" office:value="66" calcext:value-type="float">
            <text:p>66</text:p>
          </table:table-cell>
          <table:table-cell table:formula="of:=ATAN2([.B794];[.D794])" office:value-type="float" office:value="0.2965458090697" calcext:value-type="float">
            <text:p>0.2965458091</text:p>
          </table:table-cell>
          <table:table-cell table:formula="of:=[.E794]*(180/PI())" office:value-type="float" office:value="16.9908232919862" calcext:value-type="float">
            <text:p>16.990823292</text:p>
          </table:table-cell>
          <table:table-cell table:number-columns-repeated="16"/>
        </table:table-row>
        <table:table-row table:style-name="ro1">
          <table:table-cell office:value-type="float" office:value="-233" calcext:value-type="float">
            <text:p>-233</text:p>
          </table:table-cell>
          <table:table-cell office:value-type="float" office:value="215" calcext:value-type="float">
            <text:p>215</text:p>
          </table:table-cell>
          <table:table-cell office:value-type="float" office:value="-755" calcext:value-type="float">
            <text:p>-755</text:p>
          </table:table-cell>
          <table:table-cell table:formula="of:=[.A795]+300" office:value-type="float" office:value="67" calcext:value-type="float">
            <text:p>67</text:p>
          </table:table-cell>
          <table:table-cell table:formula="of:=ATAN2([.B795];[.D795])" office:value-type="float" office:value="0.302090166555515" calcext:value-type="float">
            <text:p>0.3020901666</text:p>
          </table:table-cell>
          <table:table-cell table:formula="of:=[.E795]*(180/PI())" office:value-type="float" office:value="17.3084915760351" calcext:value-type="float">
            <text:p>17.308491576</text:p>
          </table:table-cell>
          <table:table-cell table:number-columns-repeated="16"/>
        </table:table-row>
        <table:table-row table:style-name="ro1">
          <table:table-cell office:value-type="float" office:value="-234" calcext:value-type="float">
            <text:p>-234</text:p>
          </table:table-cell>
          <table:table-cell office:value-type="float" office:value="213" calcext:value-type="float">
            <text:p>213</text:p>
          </table:table-cell>
          <table:table-cell office:value-type="float" office:value="-755" calcext:value-type="float">
            <text:p>-755</text:p>
          </table:table-cell>
          <table:table-cell table:formula="of:=[.A796]+300" office:value-type="float" office:value="66" calcext:value-type="float">
            <text:p>66</text:p>
          </table:table-cell>
          <table:table-cell table:formula="of:=ATAN2([.B796];[.D796])" office:value-type="float" office:value="0.300477168372581" calcext:value-type="float">
            <text:p>0.3004771684</text:p>
          </table:table-cell>
          <table:table-cell table:formula="of:=[.E796]*(180/PI())" office:value-type="float" office:value="17.2160735877907" calcext:value-type="float">
            <text:p>17.2160735878</text:p>
          </table:table-cell>
          <table:table-cell table:number-columns-repeated="16"/>
        </table:table-row>
        <table:table-row table:style-name="ro1">
          <table:table-cell office:value-type="float" office:value="-234" calcext:value-type="float">
            <text:p>-234</text:p>
          </table:table-cell>
          <table:table-cell office:value-type="float" office:value="216" calcext:value-type="float">
            <text:p>216</text:p>
          </table:table-cell>
          <table:table-cell office:value-type="float" office:value="-755" calcext:value-type="float">
            <text:p>-755</text:p>
          </table:table-cell>
          <table:table-cell table:formula="of:=[.A797]+300" office:value-type="float" office:value="66" calcext:value-type="float">
            <text:p>66</text:p>
          </table:table-cell>
          <table:table-cell table:formula="of:=ATAN2([.B797];[.D797])" office:value-type="float" office:value="0.2965458090697" calcext:value-type="float">
            <text:p>0.2965458091</text:p>
          </table:table-cell>
          <table:table-cell table:formula="of:=[.E797]*(180/PI())" office:value-type="float" office:value="16.9908232919862" calcext:value-type="float">
            <text:p>16.990823292</text:p>
          </table:table-cell>
          <table:table-cell table:number-columns-repeated="16"/>
        </table:table-row>
        <table:table-row table:style-name="ro1">
          <table:table-cell office:value-type="float" office:value="-232" calcext:value-type="float">
            <text:p>-232</text:p>
          </table:table-cell>
          <table:table-cell office:value-type="float" office:value="215" calcext:value-type="float">
            <text:p>215</text:p>
          </table:table-cell>
          <table:table-cell office:value-type="float" office:value="-753" calcext:value-type="float">
            <text:p>-753</text:p>
          </table:table-cell>
          <table:table-cell table:formula="of:=[.A798]+300" office:value-type="float" office:value="68" calcext:value-type="float">
            <text:p>68</text:p>
          </table:table-cell>
          <table:table-cell table:formula="of:=ATAN2([.B798];[.D798])" office:value-type="float" office:value="0.306324008255042" calcext:value-type="float">
            <text:p>0.3063240083</text:p>
          </table:table-cell>
          <table:table-cell table:formula="of:=[.E798]*(180/PI())" office:value-type="float" office:value="17.5510728365445" calcext:value-type="float">
            <text:p>17.5510728365</text:p>
          </table:table-cell>
          <table:table-cell table:number-columns-repeated="16"/>
        </table:table-row>
        <table:table-row table:style-name="ro1">
          <table:table-cell office:value-type="float" office:value="-233" calcext:value-type="float">
            <text:p>-233</text:p>
          </table:table-cell>
          <table:table-cell office:value-type="float" office:value="213" calcext:value-type="float">
            <text:p>213</text:p>
          </table:table-cell>
          <table:table-cell office:value-type="float" office:value="-752" calcext:value-type="float">
            <text:p>-752</text:p>
          </table:table-cell>
          <table:table-cell table:formula="of:=[.A799]+300" office:value-type="float" office:value="67" calcext:value-type="float">
            <text:p>67</text:p>
          </table:table-cell>
          <table:table-cell table:formula="of:=ATAN2([.B799];[.D799])" office:value-type="float" office:value="0.304755023822262" calcext:value-type="float">
            <text:p>0.3047550238</text:p>
          </table:table-cell>
          <table:table-cell table:formula="of:=[.E799]*(180/PI())" office:value-type="float" office:value="17.4611766504245" calcext:value-type="float">
            <text:p>17.4611766504</text:p>
          </table:table-cell>
          <table:table-cell table:number-columns-repeated="16"/>
        </table:table-row>
        <table:table-row table:style-name="ro1">
          <table:table-cell office:value-type="float" office:value="-239" calcext:value-type="float">
            <text:p>-239</text:p>
          </table:table-cell>
          <table:table-cell office:value-type="float" office:value="214" calcext:value-type="float">
            <text:p>214</text:p>
          </table:table-cell>
          <table:table-cell office:value-type="float" office:value="-752" calcext:value-type="float">
            <text:p>-752</text:p>
          </table:table-cell>
          <table:table-cell table:formula="of:=[.A800]+300" office:value-type="float" office:value="61" calcext:value-type="float">
            <text:p>61</text:p>
          </table:table-cell>
          <table:table-cell table:formula="of:=ATAN2([.B800];[.D800])" office:value-type="float" office:value="0.277682375132897" calcext:value-type="float">
            <text:p>0.2776823751</text:p>
          </table:table-cell>
          <table:table-cell table:formula="of:=[.E800]*(180/PI())" office:value-type="float" office:value="15.9100281402835" calcext:value-type="float">
            <text:p>15.9100281403</text:p>
          </table:table-cell>
          <table:table-cell table:number-columns-repeated="16"/>
        </table:table-row>
        <table:table-row table:style-name="ro1">
          <table:table-cell office:value-type="float" office:value="-238" calcext:value-type="float">
            <text:p>-238</text:p>
          </table:table-cell>
          <table:table-cell office:value-type="float" office:value="214" calcext:value-type="float">
            <text:p>214</text:p>
          </table:table-cell>
          <table:table-cell office:value-type="float" office:value="-752" calcext:value-type="float">
            <text:p>-752</text:p>
          </table:table-cell>
          <table:table-cell table:formula="of:=[.A801]+300" office:value-type="float" office:value="62" calcext:value-type="float">
            <text:p>62</text:p>
          </table:table-cell>
          <table:table-cell table:formula="of:=ATAN2([.B801];[.D801])" office:value-type="float" office:value="0.281998779000794" calcext:value-type="float">
            <text:p>0.281998779</text:p>
          </table:table-cell>
          <table:table-cell table:formula="of:=[.E801]*(180/PI())" office:value-type="float" office:value="16.1573398645879" calcext:value-type="float">
            <text:p>16.1573398646</text:p>
          </table:table-cell>
          <table:table-cell table:number-columns-repeated="16"/>
        </table:table-row>
        <table:table-row table:style-name="ro1">
          <table:table-cell office:value-type="float" office:value="-243" calcext:value-type="float">
            <text:p>-243</text:p>
          </table:table-cell>
          <table:table-cell office:value-type="float" office:value="215" calcext:value-type="float">
            <text:p>215</text:p>
          </table:table-cell>
          <table:table-cell office:value-type="float" office:value="-750" calcext:value-type="float">
            <text:p>-750</text:p>
          </table:table-cell>
          <table:table-cell table:formula="of:=[.A802]+300" office:value-type="float" office:value="57" calcext:value-type="float">
            <text:p>57</text:p>
          </table:table-cell>
          <table:table-cell table:formula="of:=ATAN2([.B802];[.D802])" office:value-type="float" office:value="0.259154376541601" calcext:value-type="float">
            <text:p>0.2591543765</text:p>
          </table:table-cell>
          <table:table-cell table:formula="of:=[.E802]*(180/PI())" office:value-type="float" office:value="14.8484520181779" calcext:value-type="float">
            <text:p>14.8484520182</text:p>
          </table:table-cell>
          <table:table-cell table:number-columns-repeated="16"/>
        </table:table-row>
        <table:table-row table:style-name="ro1">
          <table:table-cell office:value-type="float" office:value="-247" calcext:value-type="float">
            <text:p>-247</text:p>
          </table:table-cell>
          <table:table-cell office:value-type="float" office:value="218" calcext:value-type="float">
            <text:p>218</text:p>
          </table:table-cell>
          <table:table-cell office:value-type="float" office:value="-748" calcext:value-type="float">
            <text:p>-748</text:p>
          </table:table-cell>
          <table:table-cell table:formula="of:=[.A803]+300" office:value-type="float" office:value="53" calcext:value-type="float">
            <text:p>53</text:p>
          </table:table-cell>
          <table:table-cell table:formula="of:=ATAN2([.B803];[.D803])" office:value-type="float" office:value="0.238492267609988" calcext:value-type="float">
            <text:p>0.2384922676</text:p>
          </table:table-cell>
          <table:table-cell table:formula="of:=[.E803]*(180/PI())" office:value-type="float" office:value="13.6646003805569" calcext:value-type="float">
            <text:p>13.6646003806</text:p>
          </table:table-cell>
          <table:table-cell table:number-columns-repeated="16"/>
        </table:table-row>
        <table:table-row table:style-name="ro1">
          <table:table-cell office:value-type="float" office:value="-253" calcext:value-type="float">
            <text:p>-253</text:p>
          </table:table-cell>
          <table:table-cell office:value-type="float" office:value="221" calcext:value-type="float">
            <text:p>221</text:p>
          </table:table-cell>
          <table:table-cell office:value-type="float" office:value="-751" calcext:value-type="float">
            <text:p>-751</text:p>
          </table:table-cell>
          <table:table-cell table:formula="of:=[.A804]+300" office:value-type="float" office:value="47" calcext:value-type="float">
            <text:p>47</text:p>
          </table:table-cell>
          <table:table-cell table:formula="of:=ATAN2([.B804];[.D804])" office:value-type="float" office:value="0.209547739399388" calcext:value-type="float">
            <text:p>0.2095477394</text:p>
          </table:table-cell>
          <table:table-cell table:formula="of:=[.E804]*(180/PI())" office:value-type="float" office:value="12.0062010740922" calcext:value-type="float">
            <text:p>12.0062010741</text:p>
          </table:table-cell>
          <table:table-cell table:number-columns-repeated="16"/>
        </table:table-row>
        <table:table-row table:style-name="ro1">
          <table:table-cell office:value-type="float" office:value="-253" calcext:value-type="float">
            <text:p>-253</text:p>
          </table:table-cell>
          <table:table-cell office:value-type="float" office:value="218" calcext:value-type="float">
            <text:p>218</text:p>
          </table:table-cell>
          <table:table-cell office:value-type="float" office:value="-753" calcext:value-type="float">
            <text:p>-753</text:p>
          </table:table-cell>
          <table:table-cell table:formula="of:=[.A805]+300" office:value-type="float" office:value="47" calcext:value-type="float">
            <text:p>47</text:p>
          </table:table-cell>
          <table:table-cell table:formula="of:=ATAN2([.B805];[.D805])" office:value-type="float" office:value="0.212346072936973" calcext:value-type="float">
            <text:p>0.2123460729</text:p>
          </table:table-cell>
          <table:table-cell table:formula="of:=[.E805]*(180/PI())" office:value-type="float" office:value="12.1665337754657" calcext:value-type="float">
            <text:p>12.1665337755</text:p>
          </table:table-cell>
          <table:table-cell table:number-columns-repeated="16"/>
        </table:table-row>
        <table:table-row table:style-name="ro1">
          <table:table-cell office:value-type="float" office:value="-255" calcext:value-type="float">
            <text:p>-255</text:p>
          </table:table-cell>
          <table:table-cell office:value-type="float" office:value="221" calcext:value-type="float">
            <text:p>221</text:p>
          </table:table-cell>
          <table:table-cell office:value-type="float" office:value="-750" calcext:value-type="float">
            <text:p>-750</text:p>
          </table:table-cell>
          <table:table-cell table:formula="of:=[.A806]+300" office:value-type="float" office:value="45" calcext:value-type="float">
            <text:p>45</text:p>
          </table:table-cell>
          <table:table-cell table:formula="of:=ATAN2([.B806];[.D806])" office:value-type="float" office:value="0.200873806692535" calcext:value-type="float">
            <text:p>0.2008738067</text:p>
          </table:table-cell>
          <table:table-cell table:formula="of:=[.E806]*(180/PI())" office:value-type="float" office:value="11.509221338209" calcext:value-type="float">
            <text:p>11.5092213382</text:p>
          </table:table-cell>
          <table:table-cell table:number-columns-repeated="16"/>
        </table:table-row>
        <table:table-row table:style-name="ro1">
          <table:table-cell office:value-type="float" office:value="-251" calcext:value-type="float">
            <text:p>-251</text:p>
          </table:table-cell>
          <table:table-cell office:value-type="float" office:value="219" calcext:value-type="float">
            <text:p>219</text:p>
          </table:table-cell>
          <table:table-cell office:value-type="float" office:value="-755" calcext:value-type="float">
            <text:p>-755</text:p>
          </table:table-cell>
          <table:table-cell table:formula="of:=[.A807]+300" office:value-type="float" office:value="49" calcext:value-type="float">
            <text:p>49</text:p>
          </table:table-cell>
          <table:table-cell table:formula="of:=ATAN2([.B807];[.D807])" office:value-type="float" office:value="0.220118920691522" calcext:value-type="float">
            <text:p>0.2201189207</text:p>
          </table:table-cell>
          <table:table-cell table:formula="of:=[.E807]*(180/PI())" office:value-type="float" office:value="12.6118851465991" calcext:value-type="float">
            <text:p>12.6118851466</text:p>
          </table:table-cell>
          <table:table-cell table:number-columns-repeated="16"/>
        </table:table-row>
        <table:table-row table:style-name="ro1">
          <table:table-cell office:value-type="float" office:value="-258" calcext:value-type="float">
            <text:p>-258</text:p>
          </table:table-cell>
          <table:table-cell office:value-type="float" office:value="221" calcext:value-type="float">
            <text:p>221</text:p>
          </table:table-cell>
          <table:table-cell office:value-type="float" office:value="-756" calcext:value-type="float">
            <text:p>-756</text:p>
          </table:table-cell>
          <table:table-cell table:formula="of:=[.A808]+300" office:value-type="float" office:value="42" calcext:value-type="float">
            <text:p>42</text:p>
          </table:table-cell>
          <table:table-cell table:formula="of:=ATAN2([.B808];[.D808])" office:value-type="float" office:value="0.187805618449979" calcext:value-type="float">
            <text:p>0.1878056184</text:p>
          </table:table-cell>
          <table:table-cell table:formula="of:=[.E808]*(180/PI())" office:value-type="float" office:value="10.7604693060281" calcext:value-type="float">
            <text:p>10.760469306</text:p>
          </table:table-cell>
          <table:table-cell table:number-columns-repeated="16"/>
        </table:table-row>
        <table:table-row table:style-name="ro1">
          <table:table-cell office:value-type="float" office:value="-256" calcext:value-type="float">
            <text:p>-256</text:p>
          </table:table-cell>
          <table:table-cell office:value-type="float" office:value="220" calcext:value-type="float">
            <text:p>220</text:p>
          </table:table-cell>
          <table:table-cell office:value-type="float" office:value="-754" calcext:value-type="float">
            <text:p>-754</text:p>
          </table:table-cell>
          <table:table-cell table:formula="of:=[.A809]+300" office:value-type="float" office:value="44" calcext:value-type="float">
            <text:p>44</text:p>
          </table:table-cell>
          <table:table-cell table:formula="of:=ATAN2([.B809];[.D809])" office:value-type="float" office:value="0.197395559849881" calcext:value-type="float">
            <text:p>0.1973955598</text:p>
          </table:table-cell>
          <table:table-cell table:formula="of:=[.E809]*(180/PI())" office:value-type="float" office:value="11.3099324740202" calcext:value-type="float">
            <text:p>11.309932474</text:p>
          </table:table-cell>
          <table:table-cell table:number-columns-repeated="16"/>
        </table:table-row>
        <table:table-row table:style-name="ro1">
          <table:table-cell office:value-type="float" office:value="-254" calcext:value-type="float">
            <text:p>-254</text:p>
          </table:table-cell>
          <table:table-cell office:value-type="float" office:value="222" calcext:value-type="float">
            <text:p>222</text:p>
          </table:table-cell>
          <table:table-cell office:value-type="float" office:value="-755" calcext:value-type="float">
            <text:p>-755</text:p>
          </table:table-cell>
          <table:table-cell table:formula="of:=[.A810]+300" office:value-type="float" office:value="46" calcext:value-type="float">
            <text:p>46</text:p>
          </table:table-cell>
          <table:table-cell table:formula="of:=ATAN2([.B810];[.D810])" office:value-type="float" office:value="0.204315864600121" calcext:value-type="float">
            <text:p>0.2043158646</text:p>
          </table:table-cell>
          <table:table-cell table:formula="of:=[.E810]*(180/PI())" office:value-type="float" office:value="11.7064367291533" calcext:value-type="float">
            <text:p>11.7064367292</text:p>
          </table:table-cell>
          <table:table-cell table:number-columns-repeated="16"/>
        </table:table-row>
        <table:table-row table:style-name="ro1">
          <table:table-cell office:value-type="float" office:value="-257" calcext:value-type="float">
            <text:p>-257</text:p>
          </table:table-cell>
          <table:table-cell office:value-type="float" office:value="219" calcext:value-type="float">
            <text:p>219</text:p>
          </table:table-cell>
          <table:table-cell office:value-type="float" office:value="-750" calcext:value-type="float">
            <text:p>-750</text:p>
          </table:table-cell>
          <table:table-cell table:formula="of:=[.A811]+300" office:value-type="float" office:value="43" calcext:value-type="float">
            <text:p>43</text:p>
          </table:table-cell>
          <table:table-cell table:formula="of:=ATAN2([.B811];[.D811])" office:value-type="float" office:value="0.193880635836642" calcext:value-type="float">
            <text:p>0.1938806358</text:p>
          </table:table-cell>
          <table:table-cell table:formula="of:=[.E811]*(180/PI())" office:value-type="float" office:value="11.1085421627525" calcext:value-type="float">
            <text:p>11.1085421628</text:p>
          </table:table-cell>
          <table:table-cell table:number-columns-repeated="16"/>
        </table:table-row>
        <table:table-row table:style-name="ro1">
          <table:table-cell office:value-type="float" office:value="-254" calcext:value-type="float">
            <text:p>-254</text:p>
          </table:table-cell>
          <table:table-cell office:value-type="float" office:value="220" calcext:value-type="float">
            <text:p>220</text:p>
          </table:table-cell>
          <table:table-cell office:value-type="float" office:value="-752" calcext:value-type="float">
            <text:p>-752</text:p>
          </table:table-cell>
          <table:table-cell table:formula="of:=[.A812]+300" office:value-type="float" office:value="46" calcext:value-type="float">
            <text:p>46</text:p>
          </table:table-cell>
          <table:table-cell table:formula="of:=ATAN2([.B812];[.D812])" office:value-type="float" office:value="0.206121341875307" calcext:value-type="float">
            <text:p>0.2061213419</text:p>
          </table:table-cell>
          <table:table-cell table:formula="of:=[.E812]*(180/PI())" office:value-type="float" office:value="11.8098829570283" calcext:value-type="float">
            <text:p>11.809882957</text:p>
          </table:table-cell>
          <table:table-cell table:number-columns-repeated="16"/>
        </table:table-row>
        <table:table-row table:style-name="ro1">
          <table:table-cell office:value-type="float" office:value="-254" calcext:value-type="float">
            <text:p>-254</text:p>
          </table:table-cell>
          <table:table-cell office:value-type="float" office:value="220" calcext:value-type="float">
            <text:p>220</text:p>
          </table:table-cell>
          <table:table-cell office:value-type="float" office:value="-752" calcext:value-type="float">
            <text:p>-752</text:p>
          </table:table-cell>
          <table:table-cell table:formula="of:=[.A813]+300" office:value-type="float" office:value="46" calcext:value-type="float">
            <text:p>46</text:p>
          </table:table-cell>
          <table:table-cell table:formula="of:=ATAN2([.B813];[.D813])" office:value-type="float" office:value="0.206121341875307" calcext:value-type="float">
            <text:p>0.2061213419</text:p>
          </table:table-cell>
          <table:table-cell table:formula="of:=[.E813]*(180/PI())" office:value-type="float" office:value="11.8098829570283" calcext:value-type="float">
            <text:p>11.809882957</text:p>
          </table:table-cell>
          <table:table-cell table:number-columns-repeated="16"/>
        </table:table-row>
        <table:table-row table:style-name="ro1">
          <table:table-cell office:value-type="float" office:value="-254" calcext:value-type="float">
            <text:p>-254</text:p>
          </table:table-cell>
          <table:table-cell office:value-type="float" office:value="221" calcext:value-type="float">
            <text:p>221</text:p>
          </table:table-cell>
          <table:table-cell office:value-type="float" office:value="-755" calcext:value-type="float">
            <text:p>-755</text:p>
          </table:table-cell>
          <table:table-cell table:formula="of:=[.A814]+300" office:value-type="float" office:value="46" calcext:value-type="float">
            <text:p>46</text:p>
          </table:table-cell>
          <table:table-cell table:formula="of:=ATAN2([.B814];[.D814])" office:value-type="float" office:value="0.205214688071387" calcext:value-type="float">
            <text:p>0.2052146881</text:p>
          </table:table-cell>
          <table:table-cell table:formula="of:=[.E814]*(180/PI())" office:value-type="float" office:value="11.7579355205842" calcext:value-type="float">
            <text:p>11.7579355206</text:p>
          </table:table-cell>
          <table:table-cell table:number-columns-repeated="16"/>
        </table:table-row>
        <table:table-row table:style-name="ro1">
          <table:table-cell office:value-type="float" office:value="-256" calcext:value-type="float">
            <text:p>-256</text:p>
          </table:table-cell>
          <table:table-cell office:value-type="float" office:value="221" calcext:value-type="float">
            <text:p>221</text:p>
          </table:table-cell>
          <table:table-cell office:value-type="float" office:value="-754" calcext:value-type="float">
            <text:p>-754</text:p>
          </table:table-cell>
          <table:table-cell table:formula="of:=[.A815]+300" office:value-type="float" office:value="44" calcext:value-type="float">
            <text:p>44</text:p>
          </table:table-cell>
          <table:table-cell table:formula="of:=ATAN2([.B815];[.D815])" office:value-type="float" office:value="0.196525238050478" calcext:value-type="float">
            <text:p>0.1965252381</text:p>
          </table:table-cell>
          <table:table-cell table:formula="of:=[.E815]*(180/PI())" office:value-type="float" office:value="11.2600667080962" calcext:value-type="float">
            <text:p>11.2600667081</text:p>
          </table:table-cell>
          <table:table-cell table:number-columns-repeated="16"/>
        </table:table-row>
        <table:table-row table:style-name="ro1">
          <table:table-cell office:value-type="float" office:value="-252" calcext:value-type="float">
            <text:p>-252</text:p>
          </table:table-cell>
          <table:table-cell office:value-type="float" office:value="221" calcext:value-type="float">
            <text:p>221</text:p>
          </table:table-cell>
          <table:table-cell office:value-type="float" office:value="-753" calcext:value-type="float">
            <text:p>-753</text:p>
          </table:table-cell>
          <table:table-cell table:formula="of:=[.A816]+300" office:value-type="float" office:value="48" calcext:value-type="float">
            <text:p>48</text:p>
          </table:table-cell>
          <table:table-cell table:formula="of:=ATAN2([.B816];[.D816])" office:value-type="float" office:value="0.213872819579558" calcext:value-type="float">
            <text:p>0.2138728196</text:p>
          </table:table-cell>
          <table:table-cell table:formula="of:=[.E816]*(180/PI())" office:value-type="float" office:value="12.2540099144716" calcext:value-type="float">
            <text:p>12.2540099145</text:p>
          </table:table-cell>
          <table:table-cell table:number-columns-repeated="16"/>
        </table:table-row>
        <table:table-row table:style-name="ro1">
          <table:table-cell office:value-type="float" office:value="-254" calcext:value-type="float">
            <text:p>-254</text:p>
          </table:table-cell>
          <table:table-cell office:value-type="float" office:value="222" calcext:value-type="float">
            <text:p>222</text:p>
          </table:table-cell>
          <table:table-cell office:value-type="float" office:value="-755" calcext:value-type="float">
            <text:p>-755</text:p>
          </table:table-cell>
          <table:table-cell table:formula="of:=[.A817]+300" office:value-type="float" office:value="46" calcext:value-type="float">
            <text:p>46</text:p>
          </table:table-cell>
          <table:table-cell table:formula="of:=ATAN2([.B817];[.D817])" office:value-type="float" office:value="0.204315864600121" calcext:value-type="float">
            <text:p>0.2043158646</text:p>
          </table:table-cell>
          <table:table-cell table:formula="of:=[.E817]*(180/PI())" office:value-type="float" office:value="11.7064367291533" calcext:value-type="float">
            <text:p>11.7064367292</text:p>
          </table:table-cell>
          <table:table-cell table:number-columns-repeated="16"/>
        </table:table-row>
        <table:table-row table:style-name="ro1">
          <table:table-cell office:value-type="float" office:value="-256" calcext:value-type="float">
            <text:p>-256</text:p>
          </table:table-cell>
          <table:table-cell office:value-type="float" office:value="219" calcext:value-type="float">
            <text:p>219</text:p>
          </table:table-cell>
          <table:table-cell office:value-type="float" office:value="-753" calcext:value-type="float">
            <text:p>-753</text:p>
          </table:table-cell>
          <table:table-cell table:formula="of:=[.A818]+300" office:value-type="float" office:value="44" calcext:value-type="float">
            <text:p>44</text:p>
          </table:table-cell>
          <table:table-cell table:formula="of:=ATAN2([.B818];[.D818])" office:value-type="float" office:value="0.198273522749846" calcext:value-type="float">
            <text:p>0.1982735227</text:p>
          </table:table-cell>
          <table:table-cell table:formula="of:=[.E818]*(180/PI())" office:value-type="float" office:value="11.3602360427573" calcext:value-type="float">
            <text:p>11.3602360428</text:p>
          </table:table-cell>
          <table:table-cell table:number-columns-repeated="16"/>
        </table:table-row>
        <table:table-row table:style-name="ro1">
          <table:table-cell office:value-type="float" office:value="-254" calcext:value-type="float">
            <text:p>-254</text:p>
          </table:table-cell>
          <table:table-cell office:value-type="float" office:value="221" calcext:value-type="float">
            <text:p>221</text:p>
          </table:table-cell>
          <table:table-cell office:value-type="float" office:value="-754" calcext:value-type="float">
            <text:p>-754</text:p>
          </table:table-cell>
          <table:table-cell table:formula="of:=[.A819]+300" office:value-type="float" office:value="46" calcext:value-type="float">
            <text:p>46</text:p>
          </table:table-cell>
          <table:table-cell table:formula="of:=ATAN2([.B819];[.D819])" office:value-type="float" office:value="0.205214688071387" calcext:value-type="float">
            <text:p>0.2052146881</text:p>
          </table:table-cell>
          <table:table-cell table:formula="of:=[.E819]*(180/PI())" office:value-type="float" office:value="11.7579355205842" calcext:value-type="float">
            <text:p>11.7579355206</text:p>
          </table:table-cell>
          <table:table-cell table:number-columns-repeated="16"/>
        </table:table-row>
        <table:table-row table:style-name="ro1">
          <table:table-cell office:value-type="float" office:value="-255" calcext:value-type="float">
            <text:p>-255</text:p>
          </table:table-cell>
          <table:table-cell office:value-type="float" office:value="222" calcext:value-type="float">
            <text:p>222</text:p>
          </table:table-cell>
          <table:table-cell office:value-type="float" office:value="-755" calcext:value-type="float">
            <text:p>-755</text:p>
          </table:table-cell>
          <table:table-cell table:formula="of:=[.A820]+300" office:value-type="float" office:value="45" calcext:value-type="float">
            <text:p>45</text:p>
          </table:table-cell>
          <table:table-cell table:formula="of:=ATAN2([.B820];[.D820])" office:value-type="float" office:value="0.199992956606181" calcext:value-type="float">
            <text:p>0.1999929566</text:p>
          </table:table-cell>
          <table:table-cell table:formula="of:=[.E820]*(180/PI())" office:value-type="float" office:value="11.4587523458772" calcext:value-type="float">
            <text:p>11.4587523459</text:p>
          </table:table-cell>
          <table:table-cell table:number-columns-repeated="16"/>
        </table:table-row>
        <table:table-row table:style-name="ro1">
          <table:table-cell office:value-type="float" office:value="-255" calcext:value-type="float">
            <text:p>-255</text:p>
          </table:table-cell>
          <table:table-cell office:value-type="float" office:value="223" calcext:value-type="float">
            <text:p>223</text:p>
          </table:table-cell>
          <table:table-cell office:value-type="float" office:value="-754" calcext:value-type="float">
            <text:p>-754</text:p>
          </table:table-cell>
          <table:table-cell table:formula="of:=[.A821]+300" office:value-type="float" office:value="45" calcext:value-type="float">
            <text:p>45</text:p>
          </table:table-cell>
          <table:table-cell table:formula="of:=ATAN2([.B821];[.D821])" office:value-type="float" office:value="0.199119696072498" calcext:value-type="float">
            <text:p>0.1991196961</text:p>
          </table:table-cell>
          <table:table-cell table:formula="of:=[.E821]*(180/PI())" office:value-type="float" office:value="11.4087182028818" calcext:value-type="float">
            <text:p>11.4087182029</text:p>
          </table:table-cell>
          <table:table-cell table:number-columns-repeated="16"/>
        </table:table-row>
        <table:table-row table:style-name="ro1">
          <table:table-cell office:value-type="float" office:value="-254" calcext:value-type="float">
            <text:p>-254</text:p>
          </table:table-cell>
          <table:table-cell office:value-type="float" office:value="218" calcext:value-type="float">
            <text:p>218</text:p>
          </table:table-cell>
          <table:table-cell office:value-type="float" office:value="-755" calcext:value-type="float">
            <text:p>-755</text:p>
          </table:table-cell>
          <table:table-cell table:formula="of:=[.A822]+300" office:value-type="float" office:value="46" calcext:value-type="float">
            <text:p>46</text:p>
          </table:table-cell>
          <table:table-cell table:formula="of:=ATAN2([.B822];[.D822])" office:value-type="float" office:value="0.207958547252934" calcext:value-type="float">
            <text:p>0.2079585473</text:p>
          </table:table-cell>
          <table:table-cell table:formula="of:=[.E822]*(180/PI())" office:value-type="float" office:value="11.915147071265" calcext:value-type="float">
            <text:p>11.9151470713</text:p>
          </table:table-cell>
          <table:table-cell table:number-columns-repeated="16"/>
        </table:table-row>
        <table:table-row table:style-name="ro1">
          <table:table-cell office:value-type="float" office:value="-253" calcext:value-type="float">
            <text:p>-253</text:p>
          </table:table-cell>
          <table:table-cell office:value-type="float" office:value="221" calcext:value-type="float">
            <text:p>221</text:p>
          </table:table-cell>
          <table:table-cell office:value-type="float" office:value="-755" calcext:value-type="float">
            <text:p>-755</text:p>
          </table:table-cell>
          <table:table-cell table:formula="of:=[.A823]+300" office:value-type="float" office:value="47" calcext:value-type="float">
            <text:p>47</text:p>
          </table:table-cell>
          <table:table-cell table:formula="of:=ATAN2([.B823];[.D823])" office:value-type="float" office:value="0.209547739399388" calcext:value-type="float">
            <text:p>0.2095477394</text:p>
          </table:table-cell>
          <table:table-cell table:formula="of:=[.E823]*(180/PI())" office:value-type="float" office:value="12.0062010740922" calcext:value-type="float">
            <text:p>12.0062010741</text:p>
          </table:table-cell>
          <table:table-cell table:number-columns-repeated="16"/>
        </table:table-row>
        <table:table-row table:style-name="ro1">
          <table:table-cell office:value-type="float" office:value="-255" calcext:value-type="float">
            <text:p>-255</text:p>
          </table:table-cell>
          <table:table-cell office:value-type="float" office:value="220" calcext:value-type="float">
            <text:p>220</text:p>
          </table:table-cell>
          <table:table-cell office:value-type="float" office:value="-758" calcext:value-type="float">
            <text:p>-758</text:p>
          </table:table-cell>
          <table:table-cell table:formula="of:=[.A824]+300" office:value-type="float" office:value="45" calcext:value-type="float">
            <text:p>45</text:p>
          </table:table-cell>
          <table:table-cell table:formula="of:=ATAN2([.B824];[.D824])" office:value-type="float" office:value="0.201762344320287" calcext:value-type="float">
            <text:p>0.2017623443</text:p>
          </table:table-cell>
          <table:table-cell table:formula="of:=[.E824]*(180/PI())" office:value-type="float" office:value="11.5601307942178" calcext:value-type="float">
            <text:p>11.5601307942</text:p>
          </table:table-cell>
          <table:table-cell table:number-columns-repeated="16"/>
        </table:table-row>
        <table:table-row table:style-name="ro1">
          <table:table-cell office:value-type="float" office:value="-254" calcext:value-type="float">
            <text:p>-254</text:p>
          </table:table-cell>
          <table:table-cell office:value-type="float" office:value="223" calcext:value-type="float">
            <text:p>223</text:p>
          </table:table-cell>
          <table:table-cell office:value-type="float" office:value="-753" calcext:value-type="float">
            <text:p>-753</text:p>
          </table:table-cell>
          <table:table-cell table:formula="of:=[.A825]+300" office:value-type="float" office:value="46" calcext:value-type="float">
            <text:p>46</text:p>
          </table:table-cell>
          <table:table-cell table:formula="of:=ATAN2([.B825];[.D825])" office:value-type="float" office:value="0.203424771891109" calcext:value-type="float">
            <text:p>0.2034247719</text:p>
          </table:table-cell>
          <table:table-cell table:formula="of:=[.E825]*(180/PI())" office:value-type="float" office:value="11.6553808777721" calcext:value-type="float">
            <text:p>11.6553808778</text:p>
          </table:table-cell>
          <table:table-cell table:number-columns-repeated="16"/>
        </table:table-row>
        <table:table-row table:style-name="ro1">
          <table:table-cell office:value-type="float" office:value="-256" calcext:value-type="float">
            <text:p>-256</text:p>
          </table:table-cell>
          <table:table-cell office:value-type="float" office:value="221" calcext:value-type="float">
            <text:p>221</text:p>
          </table:table-cell>
          <table:table-cell office:value-type="float" office:value="-754" calcext:value-type="float">
            <text:p>-754</text:p>
          </table:table-cell>
          <table:table-cell table:formula="of:=[.A826]+300" office:value-type="float" office:value="44" calcext:value-type="float">
            <text:p>44</text:p>
          </table:table-cell>
          <table:table-cell table:formula="of:=ATAN2([.B826];[.D826])" office:value-type="float" office:value="0.196525238050478" calcext:value-type="float">
            <text:p>0.1965252381</text:p>
          </table:table-cell>
          <table:table-cell table:formula="of:=[.E826]*(180/PI())" office:value-type="float" office:value="11.2600667080962" calcext:value-type="float">
            <text:p>11.2600667081</text:p>
          </table:table-cell>
          <table:table-cell table:number-columns-repeated="16"/>
        </table:table-row>
        <table:table-row table:style-name="ro1">
          <table:table-cell office:value-type="float" office:value="-255" calcext:value-type="float">
            <text:p>-255</text:p>
          </table:table-cell>
          <table:table-cell office:value-type="float" office:value="220" calcext:value-type="float">
            <text:p>220</text:p>
          </table:table-cell>
          <table:table-cell office:value-type="float" office:value="-753" calcext:value-type="float">
            <text:p>-753</text:p>
          </table:table-cell>
          <table:table-cell table:formula="of:=[.A827]+300" office:value-type="float" office:value="45" calcext:value-type="float">
            <text:p>45</text:p>
          </table:table-cell>
          <table:table-cell table:formula="of:=ATAN2([.B827];[.D827])" office:value-type="float" office:value="0.201762344320287" calcext:value-type="float">
            <text:p>0.2017623443</text:p>
          </table:table-cell>
          <table:table-cell table:formula="of:=[.E827]*(180/PI())" office:value-type="float" office:value="11.5601307942178" calcext:value-type="float">
            <text:p>11.5601307942</text:p>
          </table:table-cell>
          <table:table-cell table:number-columns-repeated="16"/>
        </table:table-row>
        <table:table-row table:style-name="ro1">
          <table:table-cell office:value-type="float" office:value="-255" calcext:value-type="float">
            <text:p>-255</text:p>
          </table:table-cell>
          <table:table-cell office:value-type="float" office:value="220" calcext:value-type="float">
            <text:p>220</text:p>
          </table:table-cell>
          <table:table-cell office:value-type="float" office:value="-753" calcext:value-type="float">
            <text:p>-753</text:p>
          </table:table-cell>
          <table:table-cell table:formula="of:=[.A828]+300" office:value-type="float" office:value="45" calcext:value-type="float">
            <text:p>45</text:p>
          </table:table-cell>
          <table:table-cell table:formula="of:=ATAN2([.B828];[.D828])" office:value-type="float" office:value="0.201762344320287" calcext:value-type="float">
            <text:p>0.2017623443</text:p>
          </table:table-cell>
          <table:table-cell table:formula="of:=[.E828]*(180/PI())" office:value-type="float" office:value="11.5601307942178" calcext:value-type="float">
            <text:p>11.5601307942</text:p>
          </table:table-cell>
          <table:table-cell table:number-columns-repeated="16"/>
        </table:table-row>
        <table:table-row table:style-name="ro1">
          <table:table-cell office:value-type="float" office:value="-255" calcext:value-type="float">
            <text:p>-255</text:p>
          </table:table-cell>
          <table:table-cell office:value-type="float" office:value="221" calcext:value-type="float">
            <text:p>221</text:p>
          </table:table-cell>
          <table:table-cell office:value-type="float" office:value="-754" calcext:value-type="float">
            <text:p>-754</text:p>
          </table:table-cell>
          <table:table-cell table:formula="of:=[.A829]+300" office:value-type="float" office:value="45" calcext:value-type="float">
            <text:p>45</text:p>
          </table:table-cell>
          <table:table-cell table:formula="of:=ATAN2([.B829];[.D829])" office:value-type="float" office:value="0.200873806692535" calcext:value-type="float">
            <text:p>0.2008738067</text:p>
          </table:table-cell>
          <table:table-cell table:formula="of:=[.E829]*(180/PI())" office:value-type="float" office:value="11.509221338209" calcext:value-type="float">
            <text:p>11.5092213382</text:p>
          </table:table-cell>
          <table:table-cell table:number-columns-repeated="16"/>
        </table:table-row>
        <table:table-row table:style-name="ro1">
          <table:table-cell office:value-type="float" office:value="-256" calcext:value-type="float">
            <text:p>-256</text:p>
          </table:table-cell>
          <table:table-cell office:value-type="float" office:value="224" calcext:value-type="float">
            <text:p>224</text:p>
          </table:table-cell>
          <table:table-cell office:value-type="float" office:value="-753" calcext:value-type="float">
            <text:p>-753</text:p>
          </table:table-cell>
          <table:table-cell table:formula="of:=[.A830]+300" office:value-type="float" office:value="44" calcext:value-type="float">
            <text:p>44</text:p>
          </table:table-cell>
          <table:table-cell table:formula="of:=ATAN2([.B830];[.D830])" office:value-type="float" office:value="0.193959147259893" calcext:value-type="float">
            <text:p>0.1939591473</text:p>
          </table:table-cell>
          <table:table-cell table:formula="of:=[.E830]*(180/PI())" office:value-type="float" office:value="11.1130405359483" calcext:value-type="float">
            <text:p>11.1130405359</text:p>
          </table:table-cell>
          <table:table-cell table:number-columns-repeated="16"/>
        </table:table-row>
        <table:table-row table:style-name="ro1">
          <table:table-cell office:value-type="float" office:value="-256" calcext:value-type="float">
            <text:p>-256</text:p>
          </table:table-cell>
          <table:table-cell office:value-type="float" office:value="224" calcext:value-type="float">
            <text:p>224</text:p>
          </table:table-cell>
          <table:table-cell office:value-type="float" office:value="-757" calcext:value-type="float">
            <text:p>-757</text:p>
          </table:table-cell>
          <table:table-cell table:formula="of:=[.A831]+300" office:value-type="float" office:value="44" calcext:value-type="float">
            <text:p>44</text:p>
          </table:table-cell>
          <table:table-cell table:formula="of:=ATAN2([.B831];[.D831])" office:value-type="float" office:value="0.193959147259893" calcext:value-type="float">
            <text:p>0.1939591473</text:p>
          </table:table-cell>
          <table:table-cell table:formula="of:=[.E831]*(180/PI())" office:value-type="float" office:value="11.1130405359483" calcext:value-type="float">
            <text:p>11.1130405359</text:p>
          </table:table-cell>
          <table:table-cell table:number-columns-repeated="16"/>
        </table:table-row>
        <table:table-row table:style-name="ro1">
          <table:table-cell office:value-type="float" office:value="-254" calcext:value-type="float">
            <text:p>-254</text:p>
          </table:table-cell>
          <table:table-cell office:value-type="float" office:value="223" calcext:value-type="float">
            <text:p>223</text:p>
          </table:table-cell>
          <table:table-cell office:value-type="float" office:value="-754" calcext:value-type="float">
            <text:p>-754</text:p>
          </table:table-cell>
          <table:table-cell table:formula="of:=[.A832]+300" office:value-type="float" office:value="46" calcext:value-type="float">
            <text:p>46</text:p>
          </table:table-cell>
          <table:table-cell table:formula="of:=ATAN2([.B832];[.D832])" office:value-type="float" office:value="0.203424771891109" calcext:value-type="float">
            <text:p>0.2034247719</text:p>
          </table:table-cell>
          <table:table-cell table:formula="of:=[.E832]*(180/PI())" office:value-type="float" office:value="11.6553808777721" calcext:value-type="float">
            <text:p>11.6553808778</text:p>
          </table:table-cell>
          <table:table-cell table:number-columns-repeated="16"/>
        </table:table-row>
        <table:table-row table:style-name="ro1">
          <table:table-cell office:value-type="float" office:value="-253" calcext:value-type="float">
            <text:p>-253</text:p>
          </table:table-cell>
          <table:table-cell office:value-type="float" office:value="219" calcext:value-type="float">
            <text:p>219</text:p>
          </table:table-cell>
          <table:table-cell office:value-type="float" office:value="-752" calcext:value-type="float">
            <text:p>-752</text:p>
          </table:table-cell>
          <table:table-cell table:formula="of:=[.A833]+300" office:value-type="float" office:value="47" calcext:value-type="float">
            <text:p>47</text:p>
          </table:table-cell>
          <table:table-cell table:formula="of:=ATAN2([.B833];[.D833])" office:value-type="float" office:value="0.211405151110988" calcext:value-type="float">
            <text:p>0.2114051511</text:p>
          </table:table-cell>
          <table:table-cell table:formula="of:=[.E833]*(180/PI())" office:value-type="float" office:value="12.112622925985" calcext:value-type="float">
            <text:p>12.112622926</text:p>
          </table:table-cell>
          <table:table-cell table:number-columns-repeated="16"/>
        </table:table-row>
        <table:table-row table:style-name="ro1">
          <table:table-cell office:value-type="float" office:value="-253" calcext:value-type="float">
            <text:p>-253</text:p>
          </table:table-cell>
          <table:table-cell office:value-type="float" office:value="220" calcext:value-type="float">
            <text:p>220</text:p>
          </table:table-cell>
          <table:table-cell office:value-type="float" office:value="-753" calcext:value-type="float">
            <text:p>-753</text:p>
          </table:table-cell>
          <table:table-cell table:formula="of:=[.A834]+300" office:value-type="float" office:value="47" calcext:value-type="float">
            <text:p>47</text:p>
          </table:table-cell>
          <table:table-cell table:formula="of:=ATAN2([.B834];[.D834])" office:value-type="float" office:value="0.210472408124029" calcext:value-type="float">
            <text:p>0.2104724081</text:p>
          </table:table-cell>
          <table:table-cell table:formula="of:=[.E834]*(180/PI())" office:value-type="float" office:value="12.0591806894619" calcext:value-type="float">
            <text:p>12.0591806895</text:p>
          </table:table-cell>
          <table:table-cell table:number-columns-repeated="16"/>
        </table:table-row>
        <table:table-row table:style-name="ro1">
          <table:table-cell office:value-type="float" office:value="-257" calcext:value-type="float">
            <text:p>-257</text:p>
          </table:table-cell>
          <table:table-cell office:value-type="float" office:value="222" calcext:value-type="float">
            <text:p>222</text:p>
          </table:table-cell>
          <table:table-cell office:value-type="float" office:value="-754" calcext:value-type="float">
            <text:p>-754</text:p>
          </table:table-cell>
          <table:table-cell table:formula="of:=[.A835]+300" office:value-type="float" office:value="43" calcext:value-type="float">
            <text:p>43</text:p>
          </table:table-cell>
          <table:table-cell table:formula="of:=ATAN2([.B835];[.D835])" office:value-type="float" office:value="0.191324515618508" calcext:value-type="float">
            <text:p>0.1913245156</text:p>
          </table:table-cell>
          <table:table-cell table:formula="of:=[.E835]*(180/PI())" office:value-type="float" office:value="10.9620872623253" calcext:value-type="float">
            <text:p>10.9620872623</text:p>
          </table:table-cell>
          <table:table-cell table:number-columns-repeated="16"/>
        </table:table-row>
        <table:table-row table:style-name="ro1">
          <table:table-cell office:value-type="float" office:value="-256" calcext:value-type="float">
            <text:p>-256</text:p>
          </table:table-cell>
          <table:table-cell office:value-type="float" office:value="220" calcext:value-type="float">
            <text:p>220</text:p>
          </table:table-cell>
          <table:table-cell office:value-type="float" office:value="-756" calcext:value-type="float">
            <text:p>-756</text:p>
          </table:table-cell>
          <table:table-cell table:formula="of:=[.A836]+300" office:value-type="float" office:value="44" calcext:value-type="float">
            <text:p>44</text:p>
          </table:table-cell>
          <table:table-cell table:formula="of:=ATAN2([.B836];[.D836])" office:value-type="float" office:value="0.197395559849881" calcext:value-type="float">
            <text:p>0.1973955598</text:p>
          </table:table-cell>
          <table:table-cell table:formula="of:=[.E836]*(180/PI())" office:value-type="float" office:value="11.3099324740202" calcext:value-type="float">
            <text:p>11.309932474</text:p>
          </table:table-cell>
          <table:table-cell table:number-columns-repeated="16"/>
        </table:table-row>
        <table:table-row table:style-name="ro1">
          <table:table-cell office:value-type="float" office:value="-255" calcext:value-type="float">
            <text:p>-255</text:p>
          </table:table-cell>
          <table:table-cell office:value-type="float" office:value="220" calcext:value-type="float">
            <text:p>220</text:p>
          </table:table-cell>
          <table:table-cell office:value-type="float" office:value="-753" calcext:value-type="float">
            <text:p>-753</text:p>
          </table:table-cell>
          <table:table-cell table:formula="of:=[.A837]+300" office:value-type="float" office:value="45" calcext:value-type="float">
            <text:p>45</text:p>
          </table:table-cell>
          <table:table-cell table:formula="of:=ATAN2([.B837];[.D837])" office:value-type="float" office:value="0.201762344320287" calcext:value-type="float">
            <text:p>0.2017623443</text:p>
          </table:table-cell>
          <table:table-cell table:formula="of:=[.E837]*(180/PI())" office:value-type="float" office:value="11.5601307942178" calcext:value-type="float">
            <text:p>11.5601307942</text:p>
          </table:table-cell>
          <table:table-cell table:number-columns-repeated="16"/>
        </table:table-row>
        <table:table-row table:style-name="ro1">
          <table:table-cell office:value-type="float" office:value="-255" calcext:value-type="float">
            <text:p>-255</text:p>
          </table:table-cell>
          <table:table-cell office:value-type="float" office:value="224" calcext:value-type="float">
            <text:p>224</text:p>
          </table:table-cell>
          <table:table-cell office:value-type="float" office:value="-753" calcext:value-type="float">
            <text:p>-753</text:p>
          </table:table-cell>
          <table:table-cell table:formula="of:=[.A838]+300" office:value-type="float" office:value="45" calcext:value-type="float">
            <text:p>45</text:p>
          </table:table-cell>
          <table:table-cell table:formula="of:=ATAN2([.B838];[.D838])" office:value-type="float" office:value="0.198253928737779" calcext:value-type="float">
            <text:p>0.1982539287</text:p>
          </table:table-cell>
          <table:table-cell table:formula="of:=[.E838]*(180/PI())" office:value-type="float" office:value="11.3591133885621" calcext:value-type="float">
            <text:p>11.3591133886</text:p>
          </table:table-cell>
          <table:table-cell table:number-columns-repeated="16"/>
        </table:table-row>
        <table:table-row table:style-name="ro1">
          <table:table-cell office:value-type="float" office:value="-258" calcext:value-type="float">
            <text:p>-258</text:p>
          </table:table-cell>
          <table:table-cell office:value-type="float" office:value="221" calcext:value-type="float">
            <text:p>221</text:p>
          </table:table-cell>
          <table:table-cell office:value-type="float" office:value="-754" calcext:value-type="float">
            <text:p>-754</text:p>
          </table:table-cell>
          <table:table-cell table:formula="of:=[.A839]+300" office:value-type="float" office:value="42" calcext:value-type="float">
            <text:p>42</text:p>
          </table:table-cell>
          <table:table-cell table:formula="of:=ATAN2([.B839];[.D839])" office:value-type="float" office:value="0.187805618449979" calcext:value-type="float">
            <text:p>0.1878056184</text:p>
          </table:table-cell>
          <table:table-cell table:formula="of:=[.E839]*(180/PI())" office:value-type="float" office:value="10.7604693060281" calcext:value-type="float">
            <text:p>10.760469306</text:p>
          </table:table-cell>
          <table:table-cell table:number-columns-repeated="16"/>
        </table:table-row>
        <table:table-row table:style-name="ro1">
          <table:table-cell office:value-type="float" office:value="-253" calcext:value-type="float">
            <text:p>-253</text:p>
          </table:table-cell>
          <table:table-cell office:value-type="float" office:value="220" calcext:value-type="float">
            <text:p>220</text:p>
          </table:table-cell>
          <table:table-cell office:value-type="float" office:value="-755" calcext:value-type="float">
            <text:p>-755</text:p>
          </table:table-cell>
          <table:table-cell table:formula="of:=[.A840]+300" office:value-type="float" office:value="47" calcext:value-type="float">
            <text:p>47</text:p>
          </table:table-cell>
          <table:table-cell table:formula="of:=ATAN2([.B840];[.D840])" office:value-type="float" office:value="0.210472408124029" calcext:value-type="float">
            <text:p>0.2104724081</text:p>
          </table:table-cell>
          <table:table-cell table:formula="of:=[.E840]*(180/PI())" office:value-type="float" office:value="12.0591806894619" calcext:value-type="float">
            <text:p>12.0591806895</text:p>
          </table:table-cell>
          <table:table-cell table:number-columns-repeated="16"/>
        </table:table-row>
        <table:table-row table:style-name="ro1">
          <table:table-cell office:value-type="float" office:value="-257" calcext:value-type="float">
            <text:p>-257</text:p>
          </table:table-cell>
          <table:table-cell office:value-type="float" office:value="221" calcext:value-type="float">
            <text:p>221</text:p>
          </table:table-cell>
          <table:table-cell office:value-type="float" office:value="-753" calcext:value-type="float">
            <text:p>-753</text:p>
          </table:table-cell>
          <table:table-cell table:formula="of:=[.A841]+300" office:value-type="float" office:value="43" calcext:value-type="float">
            <text:p>43</text:p>
          </table:table-cell>
          <table:table-cell table:formula="of:=ATAN2([.B841];[.D841])" office:value-type="float" office:value="0.192169126601892" calcext:value-type="float">
            <text:p>0.1921691266</text:p>
          </table:table-cell>
          <table:table-cell table:formula="of:=[.E841]*(180/PI())" office:value-type="float" office:value="11.0104799070036" calcext:value-type="float">
            <text:p>11.010479907</text:p>
          </table:table-cell>
          <table:table-cell table:number-columns-repeated="16"/>
        </table:table-row>
        <table:table-row table:style-name="ro1">
          <table:table-cell office:value-type="float" office:value="-253" calcext:value-type="float">
            <text:p>-253</text:p>
          </table:table-cell>
          <table:table-cell office:value-type="float" office:value="223" calcext:value-type="float">
            <text:p>223</text:p>
          </table:table-cell>
          <table:table-cell office:value-type="float" office:value="-755" calcext:value-type="float">
            <text:p>-755</text:p>
          </table:table-cell>
          <table:table-cell table:formula="of:=[.A842]+300" office:value-type="float" office:value="47" calcext:value-type="float">
            <text:p>47</text:p>
          </table:table-cell>
          <table:table-cell table:formula="of:=ATAN2([.B842];[.D842])" office:value-type="float" office:value="0.20772221513192" calcext:value-type="float">
            <text:p>0.2077222151</text:p>
          </table:table-cell>
          <table:table-cell table:formula="of:=[.E842]*(180/PI())" office:value-type="float" office:value="11.9016062381676" calcext:value-type="float">
            <text:p>11.9016062382</text:p>
          </table:table-cell>
          <table:table-cell table:number-columns-repeated="16"/>
        </table:table-row>
        <table:table-row table:style-name="ro1">
          <table:table-cell office:value-type="float" office:value="-253" calcext:value-type="float">
            <text:p>-253</text:p>
          </table:table-cell>
          <table:table-cell office:value-type="float" office:value="223" calcext:value-type="float">
            <text:p>223</text:p>
          </table:table-cell>
          <table:table-cell office:value-type="float" office:value="-755" calcext:value-type="float">
            <text:p>-755</text:p>
          </table:table-cell>
          <table:table-cell table:formula="of:=[.A843]+300" office:value-type="float" office:value="47" calcext:value-type="float">
            <text:p>47</text:p>
          </table:table-cell>
          <table:table-cell table:formula="of:=ATAN2([.B843];[.D843])" office:value-type="float" office:value="0.20772221513192" calcext:value-type="float">
            <text:p>0.2077222151</text:p>
          </table:table-cell>
          <table:table-cell table:formula="of:=[.E843]*(180/PI())" office:value-type="float" office:value="11.9016062381676" calcext:value-type="float">
            <text:p>11.9016062382</text:p>
          </table:table-cell>
          <table:table-cell table:number-columns-repeated="16"/>
        </table:table-row>
        <table:table-row table:style-name="ro1">
          <table:table-cell office:value-type="float" office:value="-253" calcext:value-type="float">
            <text:p>-253</text:p>
          </table:table-cell>
          <table:table-cell office:value-type="float" office:value="220" calcext:value-type="float">
            <text:p>220</text:p>
          </table:table-cell>
          <table:table-cell office:value-type="float" office:value="-753" calcext:value-type="float">
            <text:p>-753</text:p>
          </table:table-cell>
          <table:table-cell table:formula="of:=[.A844]+300" office:value-type="float" office:value="47" calcext:value-type="float">
            <text:p>47</text:p>
          </table:table-cell>
          <table:table-cell table:formula="of:=ATAN2([.B844];[.D844])" office:value-type="float" office:value="0.210472408124029" calcext:value-type="float">
            <text:p>0.2104724081</text:p>
          </table:table-cell>
          <table:table-cell table:formula="of:=[.E844]*(180/PI())" office:value-type="float" office:value="12.0591806894619" calcext:value-type="float">
            <text:p>12.0591806895</text:p>
          </table:table-cell>
          <table:table-cell table:number-columns-repeated="16"/>
        </table:table-row>
        <table:table-row table:style-name="ro1">
          <table:table-cell office:value-type="float" office:value="-254" calcext:value-type="float">
            <text:p>-254</text:p>
          </table:table-cell>
          <table:table-cell office:value-type="float" office:value="220" calcext:value-type="float">
            <text:p>220</text:p>
          </table:table-cell>
          <table:table-cell office:value-type="float" office:value="-752" calcext:value-type="float">
            <text:p>-752</text:p>
          </table:table-cell>
          <table:table-cell table:formula="of:=[.A845]+300" office:value-type="float" office:value="46" calcext:value-type="float">
            <text:p>46</text:p>
          </table:table-cell>
          <table:table-cell table:formula="of:=ATAN2([.B845];[.D845])" office:value-type="float" office:value="0.206121341875307" calcext:value-type="float">
            <text:p>0.2061213419</text:p>
          </table:table-cell>
          <table:table-cell table:formula="of:=[.E845]*(180/PI())" office:value-type="float" office:value="11.8098829570283" calcext:value-type="float">
            <text:p>11.809882957</text:p>
          </table:table-cell>
          <table:table-cell table:number-columns-repeated="16"/>
        </table:table-row>
        <table:table-row table:style-name="ro1">
          <table:table-cell office:value-type="float" office:value="-255" calcext:value-type="float">
            <text:p>-255</text:p>
          </table:table-cell>
          <table:table-cell office:value-type="float" office:value="222" calcext:value-type="float">
            <text:p>222</text:p>
          </table:table-cell>
          <table:table-cell office:value-type="float" office:value="-756" calcext:value-type="float">
            <text:p>-756</text:p>
          </table:table-cell>
          <table:table-cell table:formula="of:=[.A846]+300" office:value-type="float" office:value="45" calcext:value-type="float">
            <text:p>45</text:p>
          </table:table-cell>
          <table:table-cell table:formula="of:=ATAN2([.B846];[.D846])" office:value-type="float" office:value="0.199992956606181" calcext:value-type="float">
            <text:p>0.1999929566</text:p>
          </table:table-cell>
          <table:table-cell table:formula="of:=[.E846]*(180/PI())" office:value-type="float" office:value="11.4587523458772" calcext:value-type="float">
            <text:p>11.4587523459</text:p>
          </table:table-cell>
          <table:table-cell table:number-columns-repeated="16"/>
        </table:table-row>
        <table:table-row table:style-name="ro1">
          <table:table-cell office:value-type="float" office:value="-256" calcext:value-type="float">
            <text:p>-256</text:p>
          </table:table-cell>
          <table:table-cell office:value-type="float" office:value="219" calcext:value-type="float">
            <text:p>219</text:p>
          </table:table-cell>
          <table:table-cell office:value-type="float" office:value="-755" calcext:value-type="float">
            <text:p>-755</text:p>
          </table:table-cell>
          <table:table-cell table:formula="of:=[.A847]+300" office:value-type="float" office:value="44" calcext:value-type="float">
            <text:p>44</text:p>
          </table:table-cell>
          <table:table-cell table:formula="of:=ATAN2([.B847];[.D847])" office:value-type="float" office:value="0.198273522749846" calcext:value-type="float">
            <text:p>0.1982735227</text:p>
          </table:table-cell>
          <table:table-cell table:formula="of:=[.E847]*(180/PI())" office:value-type="float" office:value="11.3602360427573" calcext:value-type="float">
            <text:p>11.3602360428</text:p>
          </table:table-cell>
          <table:table-cell table:number-columns-repeated="16"/>
        </table:table-row>
        <table:table-row table:style-name="ro1">
          <table:table-cell office:value-type="float" office:value="-257" calcext:value-type="float">
            <text:p>-257</text:p>
          </table:table-cell>
          <table:table-cell office:value-type="float" office:value="221" calcext:value-type="float">
            <text:p>221</text:p>
          </table:table-cell>
          <table:table-cell office:value-type="float" office:value="-757" calcext:value-type="float">
            <text:p>-757</text:p>
          </table:table-cell>
          <table:table-cell table:formula="of:=[.A848]+300" office:value-type="float" office:value="43" calcext:value-type="float">
            <text:p>43</text:p>
          </table:table-cell>
          <table:table-cell table:formula="of:=ATAN2([.B848];[.D848])" office:value-type="float" office:value="0.192169126601892" calcext:value-type="float">
            <text:p>0.1921691266</text:p>
          </table:table-cell>
          <table:table-cell table:formula="of:=[.E848]*(180/PI())" office:value-type="float" office:value="11.0104799070036" calcext:value-type="float">
            <text:p>11.010479907</text:p>
          </table:table-cell>
          <table:table-cell table:number-columns-repeated="16"/>
        </table:table-row>
        <table:table-row table:style-name="ro1">
          <table:table-cell office:value-type="float" office:value="-254" calcext:value-type="float">
            <text:p>-254</text:p>
          </table:table-cell>
          <table:table-cell office:value-type="float" office:value="220" calcext:value-type="float">
            <text:p>220</text:p>
          </table:table-cell>
          <table:table-cell office:value-type="float" office:value="-753" calcext:value-type="float">
            <text:p>-753</text:p>
          </table:table-cell>
          <table:table-cell table:formula="of:=[.A849]+300" office:value-type="float" office:value="46" calcext:value-type="float">
            <text:p>46</text:p>
          </table:table-cell>
          <table:table-cell table:formula="of:=ATAN2([.B849];[.D849])" office:value-type="float" office:value="0.206121341875307" calcext:value-type="float">
            <text:p>0.2061213419</text:p>
          </table:table-cell>
          <table:table-cell table:formula="of:=[.E849]*(180/PI())" office:value-type="float" office:value="11.8098829570283" calcext:value-type="float">
            <text:p>11.809882957</text:p>
          </table:table-cell>
          <table:table-cell table:number-columns-repeated="16"/>
        </table:table-row>
        <table:table-row table:style-name="ro1">
          <table:table-cell office:value-type="float" office:value="-255" calcext:value-type="float">
            <text:p>-255</text:p>
          </table:table-cell>
          <table:table-cell office:value-type="float" office:value="221" calcext:value-type="float">
            <text:p>221</text:p>
          </table:table-cell>
          <table:table-cell office:value-type="float" office:value="-755" calcext:value-type="float">
            <text:p>-755</text:p>
          </table:table-cell>
          <table:table-cell table:formula="of:=[.A850]+300" office:value-type="float" office:value="45" calcext:value-type="float">
            <text:p>45</text:p>
          </table:table-cell>
          <table:table-cell table:formula="of:=ATAN2([.B850];[.D850])" office:value-type="float" office:value="0.200873806692535" calcext:value-type="float">
            <text:p>0.2008738067</text:p>
          </table:table-cell>
          <table:table-cell table:formula="of:=[.E850]*(180/PI())" office:value-type="float" office:value="11.509221338209" calcext:value-type="float">
            <text:p>11.5092213382</text:p>
          </table:table-cell>
          <table:table-cell table:number-columns-repeated="16"/>
        </table:table-row>
        <table:table-row table:style-name="ro1">
          <table:table-cell office:value-type="float" office:value="-253" calcext:value-type="float">
            <text:p>-253</text:p>
          </table:table-cell>
          <table:table-cell office:value-type="float" office:value="220" calcext:value-type="float">
            <text:p>220</text:p>
          </table:table-cell>
          <table:table-cell office:value-type="float" office:value="-753" calcext:value-type="float">
            <text:p>-753</text:p>
          </table:table-cell>
          <table:table-cell table:formula="of:=[.A851]+300" office:value-type="float" office:value="47" calcext:value-type="float">
            <text:p>47</text:p>
          </table:table-cell>
          <table:table-cell table:formula="of:=ATAN2([.B851];[.D851])" office:value-type="float" office:value="0.210472408124029" calcext:value-type="float">
            <text:p>0.2104724081</text:p>
          </table:table-cell>
          <table:table-cell table:formula="of:=[.E851]*(180/PI())" office:value-type="float" office:value="12.0591806894619" calcext:value-type="float">
            <text:p>12.0591806895</text:p>
          </table:table-cell>
          <table:table-cell table:number-columns-repeated="16"/>
        </table:table-row>
        <table:table-row table:style-name="ro1">
          <table:table-cell office:value-type="float" office:value="-254" calcext:value-type="float">
            <text:p>-254</text:p>
          </table:table-cell>
          <table:table-cell office:value-type="float" office:value="222" calcext:value-type="float">
            <text:p>222</text:p>
          </table:table-cell>
          <table:table-cell office:value-type="float" office:value="-756" calcext:value-type="float">
            <text:p>-756</text:p>
          </table:table-cell>
          <table:table-cell table:formula="of:=[.A852]+300" office:value-type="float" office:value="46" calcext:value-type="float">
            <text:p>46</text:p>
          </table:table-cell>
          <table:table-cell table:formula="of:=ATAN2([.B852];[.D852])" office:value-type="float" office:value="0.204315864600121" calcext:value-type="float">
            <text:p>0.2043158646</text:p>
          </table:table-cell>
          <table:table-cell table:formula="of:=[.E852]*(180/PI())" office:value-type="float" office:value="11.7064367291533" calcext:value-type="float">
            <text:p>11.7064367292</text:p>
          </table:table-cell>
          <table:table-cell table:number-columns-repeated="16"/>
        </table:table-row>
        <table:table-row table:style-name="ro1">
          <table:table-cell office:value-type="float" office:value="-257" calcext:value-type="float">
            <text:p>-257</text:p>
          </table:table-cell>
          <table:table-cell office:value-type="float" office:value="221" calcext:value-type="float">
            <text:p>221</text:p>
          </table:table-cell>
          <table:table-cell office:value-type="float" office:value="-756" calcext:value-type="float">
            <text:p>-756</text:p>
          </table:table-cell>
          <table:table-cell table:formula="of:=[.A853]+300" office:value-type="float" office:value="43" calcext:value-type="float">
            <text:p>43</text:p>
          </table:table-cell>
          <table:table-cell table:formula="of:=ATAN2([.B853];[.D853])" office:value-type="float" office:value="0.192169126601892" calcext:value-type="float">
            <text:p>0.1921691266</text:p>
          </table:table-cell>
          <table:table-cell table:formula="of:=[.E853]*(180/PI())" office:value-type="float" office:value="11.0104799070036" calcext:value-type="float">
            <text:p>11.010479907</text:p>
          </table:table-cell>
          <table:table-cell table:number-columns-repeated="16"/>
        </table:table-row>
        <table:table-row table:style-name="ro1">
          <table:table-cell office:value-type="float" office:value="-253" calcext:value-type="float">
            <text:p>-253</text:p>
          </table:table-cell>
          <table:table-cell office:value-type="float" office:value="219" calcext:value-type="float">
            <text:p>219</text:p>
          </table:table-cell>
          <table:table-cell office:value-type="float" office:value="-752" calcext:value-type="float">
            <text:p>-752</text:p>
          </table:table-cell>
          <table:table-cell table:formula="of:=[.A854]+300" office:value-type="float" office:value="47" calcext:value-type="float">
            <text:p>47</text:p>
          </table:table-cell>
          <table:table-cell table:formula="of:=ATAN2([.B854];[.D854])" office:value-type="float" office:value="0.211405151110988" calcext:value-type="float">
            <text:p>0.2114051511</text:p>
          </table:table-cell>
          <table:table-cell table:formula="of:=[.E854]*(180/PI())" office:value-type="float" office:value="12.112622925985" calcext:value-type="float">
            <text:p>12.112622926</text:p>
          </table:table-cell>
          <table:table-cell table:number-columns-repeated="16"/>
        </table:table-row>
        <table:table-row table:style-name="ro1">
          <table:table-cell office:value-type="float" office:value="-254" calcext:value-type="float">
            <text:p>-254</text:p>
          </table:table-cell>
          <table:table-cell office:value-type="float" office:value="218" calcext:value-type="float">
            <text:p>218</text:p>
          </table:table-cell>
          <table:table-cell office:value-type="float" office:value="-754" calcext:value-type="float">
            <text:p>-754</text:p>
          </table:table-cell>
          <table:table-cell table:formula="of:=[.A855]+300" office:value-type="float" office:value="46" calcext:value-type="float">
            <text:p>46</text:p>
          </table:table-cell>
          <table:table-cell table:formula="of:=ATAN2([.B855];[.D855])" office:value-type="float" office:value="0.207958547252934" calcext:value-type="float">
            <text:p>0.2079585473</text:p>
          </table:table-cell>
          <table:table-cell table:formula="of:=[.E855]*(180/PI())" office:value-type="float" office:value="11.915147071265" calcext:value-type="float">
            <text:p>11.9151470713</text:p>
          </table:table-cell>
          <table:table-cell table:number-columns-repeated="16"/>
        </table:table-row>
        <table:table-row table:style-name="ro1">
          <table:table-cell office:value-type="float" office:value="-254" calcext:value-type="float">
            <text:p>-254</text:p>
          </table:table-cell>
          <table:table-cell office:value-type="float" office:value="222" calcext:value-type="float">
            <text:p>222</text:p>
          </table:table-cell>
          <table:table-cell office:value-type="float" office:value="-753" calcext:value-type="float">
            <text:p>-753</text:p>
          </table:table-cell>
          <table:table-cell table:formula="of:=[.A856]+300" office:value-type="float" office:value="46" calcext:value-type="float">
            <text:p>46</text:p>
          </table:table-cell>
          <table:table-cell table:formula="of:=ATAN2([.B856];[.D856])" office:value-type="float" office:value="0.204315864600121" calcext:value-type="float">
            <text:p>0.2043158646</text:p>
          </table:table-cell>
          <table:table-cell table:formula="of:=[.E856]*(180/PI())" office:value-type="float" office:value="11.7064367291533" calcext:value-type="float">
            <text:p>11.7064367292</text:p>
          </table:table-cell>
          <table:table-cell table:number-columns-repeated="16"/>
        </table:table-row>
        <table:table-row table:style-name="ro1">
          <table:table-cell office:value-type="float" office:value="-256" calcext:value-type="float">
            <text:p>-256</text:p>
          </table:table-cell>
          <table:table-cell office:value-type="float" office:value="220" calcext:value-type="float">
            <text:p>220</text:p>
          </table:table-cell>
          <table:table-cell office:value-type="float" office:value="-754" calcext:value-type="float">
            <text:p>-754</text:p>
          </table:table-cell>
          <table:table-cell table:formula="of:=[.A857]+300" office:value-type="float" office:value="44" calcext:value-type="float">
            <text:p>44</text:p>
          </table:table-cell>
          <table:table-cell table:formula="of:=ATAN2([.B857];[.D857])" office:value-type="float" office:value="0.197395559849881" calcext:value-type="float">
            <text:p>0.1973955598</text:p>
          </table:table-cell>
          <table:table-cell table:formula="of:=[.E857]*(180/PI())" office:value-type="float" office:value="11.3099324740202" calcext:value-type="float">
            <text:p>11.309932474</text:p>
          </table:table-cell>
          <table:table-cell table:number-columns-repeated="16"/>
        </table:table-row>
        <table:table-row table:style-name="ro1">
          <table:table-cell office:value-type="float" office:value="-255" calcext:value-type="float">
            <text:p>-255</text:p>
          </table:table-cell>
          <table:table-cell office:value-type="float" office:value="222" calcext:value-type="float">
            <text:p>222</text:p>
          </table:table-cell>
          <table:table-cell office:value-type="float" office:value="-754" calcext:value-type="float">
            <text:p>-754</text:p>
          </table:table-cell>
          <table:table-cell table:formula="of:=[.A858]+300" office:value-type="float" office:value="45" calcext:value-type="float">
            <text:p>45</text:p>
          </table:table-cell>
          <table:table-cell table:formula="of:=ATAN2([.B858];[.D858])" office:value-type="float" office:value="0.199992956606181" calcext:value-type="float">
            <text:p>0.1999929566</text:p>
          </table:table-cell>
          <table:table-cell table:formula="of:=[.E858]*(180/PI())" office:value-type="float" office:value="11.4587523458772" calcext:value-type="float">
            <text:p>11.4587523459</text:p>
          </table:table-cell>
          <table:table-cell table:number-columns-repeated="16"/>
        </table:table-row>
        <table:table-row table:style-name="ro1">
          <table:table-cell office:value-type="float" office:value="-254" calcext:value-type="float">
            <text:p>-254</text:p>
          </table:table-cell>
          <table:table-cell office:value-type="float" office:value="222" calcext:value-type="float">
            <text:p>222</text:p>
          </table:table-cell>
          <table:table-cell office:value-type="float" office:value="-754" calcext:value-type="float">
            <text:p>-754</text:p>
          </table:table-cell>
          <table:table-cell table:formula="of:=[.A859]+300" office:value-type="float" office:value="46" calcext:value-type="float">
            <text:p>46</text:p>
          </table:table-cell>
          <table:table-cell table:formula="of:=ATAN2([.B859];[.D859])" office:value-type="float" office:value="0.204315864600121" calcext:value-type="float">
            <text:p>0.2043158646</text:p>
          </table:table-cell>
          <table:table-cell table:formula="of:=[.E859]*(180/PI())" office:value-type="float" office:value="11.7064367291533" calcext:value-type="float">
            <text:p>11.7064367292</text:p>
          </table:table-cell>
          <table:table-cell table:number-columns-repeated="16"/>
        </table:table-row>
        <table:table-row table:style-name="ro1">
          <table:table-cell office:value-type="float" office:value="-255" calcext:value-type="float">
            <text:p>-255</text:p>
          </table:table-cell>
          <table:table-cell office:value-type="float" office:value="222" calcext:value-type="float">
            <text:p>222</text:p>
          </table:table-cell>
          <table:table-cell office:value-type="float" office:value="-754" calcext:value-type="float">
            <text:p>-754</text:p>
          </table:table-cell>
          <table:table-cell table:formula="of:=[.A860]+300" office:value-type="float" office:value="45" calcext:value-type="float">
            <text:p>45</text:p>
          </table:table-cell>
          <table:table-cell table:formula="of:=ATAN2([.B860];[.D860])" office:value-type="float" office:value="0.199992956606181" calcext:value-type="float">
            <text:p>0.1999929566</text:p>
          </table:table-cell>
          <table:table-cell table:formula="of:=[.E860]*(180/PI())" office:value-type="float" office:value="11.4587523458772" calcext:value-type="float">
            <text:p>11.4587523459</text:p>
          </table:table-cell>
          <table:table-cell table:number-columns-repeated="16"/>
        </table:table-row>
        <table:table-row table:style-name="ro1">
          <table:table-cell office:value-type="float" office:value="-254" calcext:value-type="float">
            <text:p>-254</text:p>
          </table:table-cell>
          <table:table-cell office:value-type="float" office:value="222" calcext:value-type="float">
            <text:p>222</text:p>
          </table:table-cell>
          <table:table-cell office:value-type="float" office:value="-754" calcext:value-type="float">
            <text:p>-754</text:p>
          </table:table-cell>
          <table:table-cell table:formula="of:=[.A861]+300" office:value-type="float" office:value="46" calcext:value-type="float">
            <text:p>46</text:p>
          </table:table-cell>
          <table:table-cell table:formula="of:=ATAN2([.B861];[.D861])" office:value-type="float" office:value="0.204315864600121" calcext:value-type="float">
            <text:p>0.2043158646</text:p>
          </table:table-cell>
          <table:table-cell table:formula="of:=[.E861]*(180/PI())" office:value-type="float" office:value="11.7064367291533" calcext:value-type="float">
            <text:p>11.7064367292</text:p>
          </table:table-cell>
          <table:table-cell table:number-columns-repeated="16"/>
        </table:table-row>
        <table:table-row table:style-name="ro1">
          <table:table-cell office:value-type="float" office:value="-255" calcext:value-type="float">
            <text:p>-255</text:p>
          </table:table-cell>
          <table:table-cell office:value-type="float" office:value="221" calcext:value-type="float">
            <text:p>221</text:p>
          </table:table-cell>
          <table:table-cell office:value-type="float" office:value="-754" calcext:value-type="float">
            <text:p>-754</text:p>
          </table:table-cell>
          <table:table-cell table:formula="of:=[.A862]+300" office:value-type="float" office:value="45" calcext:value-type="float">
            <text:p>45</text:p>
          </table:table-cell>
          <table:table-cell table:formula="of:=ATAN2([.B862];[.D862])" office:value-type="float" office:value="0.200873806692535" calcext:value-type="float">
            <text:p>0.2008738067</text:p>
          </table:table-cell>
          <table:table-cell table:formula="of:=[.E862]*(180/PI())" office:value-type="float" office:value="11.509221338209" calcext:value-type="float">
            <text:p>11.5092213382</text:p>
          </table:table-cell>
          <table:table-cell table:number-columns-repeated="16"/>
        </table:table-row>
        <table:table-row table:style-name="ro1">
          <table:table-cell office:value-type="float" office:value="-255" calcext:value-type="float">
            <text:p>-255</text:p>
          </table:table-cell>
          <table:table-cell office:value-type="float" office:value="223" calcext:value-type="float">
            <text:p>223</text:p>
          </table:table-cell>
          <table:table-cell office:value-type="float" office:value="-756" calcext:value-type="float">
            <text:p>-756</text:p>
          </table:table-cell>
          <table:table-cell table:formula="of:=[.A863]+300" office:value-type="float" office:value="45" calcext:value-type="float">
            <text:p>45</text:p>
          </table:table-cell>
          <table:table-cell table:formula="of:=ATAN2([.B863];[.D863])" office:value-type="float" office:value="0.199119696072498" calcext:value-type="float">
            <text:p>0.1991196961</text:p>
          </table:table-cell>
          <table:table-cell table:formula="of:=[.E863]*(180/PI())" office:value-type="float" office:value="11.4087182028818" calcext:value-type="float">
            <text:p>11.4087182029</text:p>
          </table:table-cell>
          <table:table-cell table:number-columns-repeated="16"/>
        </table:table-row>
        <table:table-row table:style-name="ro1">
          <table:table-cell office:value-type="float" office:value="-256" calcext:value-type="float">
            <text:p>-256</text:p>
          </table:table-cell>
          <table:table-cell office:value-type="float" office:value="221" calcext:value-type="float">
            <text:p>221</text:p>
          </table:table-cell>
          <table:table-cell office:value-type="float" office:value="-757" calcext:value-type="float">
            <text:p>-757</text:p>
          </table:table-cell>
          <table:table-cell table:formula="of:=[.A864]+300" office:value-type="float" office:value="44" calcext:value-type="float">
            <text:p>44</text:p>
          </table:table-cell>
          <table:table-cell table:formula="of:=ATAN2([.B864];[.D864])" office:value-type="float" office:value="0.196525238050478" calcext:value-type="float">
            <text:p>0.1965252381</text:p>
          </table:table-cell>
          <table:table-cell table:formula="of:=[.E864]*(180/PI())" office:value-type="float" office:value="11.2600667080962" calcext:value-type="float">
            <text:p>11.2600667081</text:p>
          </table:table-cell>
          <table:table-cell table:number-columns-repeated="16"/>
        </table:table-row>
        <table:table-row table:style-name="ro1">
          <table:table-cell office:value-type="float" office:value="-256" calcext:value-type="float">
            <text:p>-256</text:p>
          </table:table-cell>
          <table:table-cell office:value-type="float" office:value="219" calcext:value-type="float">
            <text:p>219</text:p>
          </table:table-cell>
          <table:table-cell office:value-type="float" office:value="-755" calcext:value-type="float">
            <text:p>-755</text:p>
          </table:table-cell>
          <table:table-cell table:formula="of:=[.A865]+300" office:value-type="float" office:value="44" calcext:value-type="float">
            <text:p>44</text:p>
          </table:table-cell>
          <table:table-cell table:formula="of:=ATAN2([.B865];[.D865])" office:value-type="float" office:value="0.198273522749846" calcext:value-type="float">
            <text:p>0.1982735227</text:p>
          </table:table-cell>
          <table:table-cell table:formula="of:=[.E865]*(180/PI())" office:value-type="float" office:value="11.3602360427573" calcext:value-type="float">
            <text:p>11.3602360428</text:p>
          </table:table-cell>
          <table:table-cell table:number-columns-repeated="16"/>
        </table:table-row>
        <table:table-row table:style-name="ro1">
          <table:table-cell office:value-type="float" office:value="-254" calcext:value-type="float">
            <text:p>-254</text:p>
          </table:table-cell>
          <table:table-cell office:value-type="float" office:value="222" calcext:value-type="float">
            <text:p>222</text:p>
          </table:table-cell>
          <table:table-cell office:value-type="float" office:value="-753" calcext:value-type="float">
            <text:p>-753</text:p>
          </table:table-cell>
          <table:table-cell table:formula="of:=[.A866]+300" office:value-type="float" office:value="46" calcext:value-type="float">
            <text:p>46</text:p>
          </table:table-cell>
          <table:table-cell table:formula="of:=ATAN2([.B866];[.D866])" office:value-type="float" office:value="0.204315864600121" calcext:value-type="float">
            <text:p>0.2043158646</text:p>
          </table:table-cell>
          <table:table-cell table:formula="of:=[.E866]*(180/PI())" office:value-type="float" office:value="11.7064367291533" calcext:value-type="float">
            <text:p>11.7064367292</text:p>
          </table:table-cell>
          <table:table-cell table:number-columns-repeated="16"/>
        </table:table-row>
        <table:table-row table:style-name="ro1">
          <table:table-cell office:value-type="float" office:value="-254" calcext:value-type="float">
            <text:p>-254</text:p>
          </table:table-cell>
          <table:table-cell office:value-type="float" office:value="220" calcext:value-type="float">
            <text:p>220</text:p>
          </table:table-cell>
          <table:table-cell office:value-type="float" office:value="-754" calcext:value-type="float">
            <text:p>-754</text:p>
          </table:table-cell>
          <table:table-cell table:formula="of:=[.A867]+300" office:value-type="float" office:value="46" calcext:value-type="float">
            <text:p>46</text:p>
          </table:table-cell>
          <table:table-cell table:formula="of:=ATAN2([.B867];[.D867])" office:value-type="float" office:value="0.206121341875307" calcext:value-type="float">
            <text:p>0.2061213419</text:p>
          </table:table-cell>
          <table:table-cell table:formula="of:=[.E867]*(180/PI())" office:value-type="float" office:value="11.8098829570283" calcext:value-type="float">
            <text:p>11.809882957</text:p>
          </table:table-cell>
          <table:table-cell table:number-columns-repeated="16"/>
        </table:table-row>
        <table:table-row table:style-name="ro1">
          <table:table-cell office:value-type="float" office:value="-256" calcext:value-type="float">
            <text:p>-256</text:p>
          </table:table-cell>
          <table:table-cell office:value-type="float" office:value="221" calcext:value-type="float">
            <text:p>221</text:p>
          </table:table-cell>
          <table:table-cell office:value-type="float" office:value="-752" calcext:value-type="float">
            <text:p>-752</text:p>
          </table:table-cell>
          <table:table-cell table:formula="of:=[.A868]+300" office:value-type="float" office:value="44" calcext:value-type="float">
            <text:p>44</text:p>
          </table:table-cell>
          <table:table-cell table:formula="of:=ATAN2([.B868];[.D868])" office:value-type="float" office:value="0.196525238050478" calcext:value-type="float">
            <text:p>0.1965252381</text:p>
          </table:table-cell>
          <table:table-cell table:formula="of:=[.E868]*(180/PI())" office:value-type="float" office:value="11.2600667080962" calcext:value-type="float">
            <text:p>11.2600667081</text:p>
          </table:table-cell>
          <table:table-cell table:number-columns-repeated="16"/>
        </table:table-row>
        <table:table-row table:style-name="ro1">
          <table:table-cell office:value-type="float" office:value="-253" calcext:value-type="float">
            <text:p>-253</text:p>
          </table:table-cell>
          <table:table-cell office:value-type="float" office:value="222" calcext:value-type="float">
            <text:p>222</text:p>
          </table:table-cell>
          <table:table-cell office:value-type="float" office:value="-753" calcext:value-type="float">
            <text:p>-753</text:p>
          </table:table-cell>
          <table:table-cell table:formula="of:=[.A869]+300" office:value-type="float" office:value="47" calcext:value-type="float">
            <text:p>47</text:p>
          </table:table-cell>
          <table:table-cell table:formula="of:=ATAN2([.B869];[.D869])" office:value-type="float" office:value="0.208631042107843" calcext:value-type="float">
            <text:p>0.2086310421</text:p>
          </table:table-cell>
          <table:table-cell table:formula="of:=[.E869]*(180/PI())" office:value-type="float" office:value="11.9536781881956" calcext:value-type="float">
            <text:p>11.9536781882</text:p>
          </table:table-cell>
          <table:table-cell table:number-columns-repeated="16"/>
        </table:table-row>
        <table:table-row table:style-name="ro1">
          <table:table-cell office:value-type="float" office:value="-254" calcext:value-type="float">
            <text:p>-254</text:p>
          </table:table-cell>
          <table:table-cell office:value-type="float" office:value="219" calcext:value-type="float">
            <text:p>219</text:p>
          </table:table-cell>
          <table:table-cell office:value-type="float" office:value="-751" calcext:value-type="float">
            <text:p>-751</text:p>
          </table:table-cell>
          <table:table-cell table:formula="of:=[.A870]+300" office:value-type="float" office:value="46" calcext:value-type="float">
            <text:p>46</text:p>
          </table:table-cell>
          <table:table-cell table:formula="of:=ATAN2([.B870];[.D870])" office:value-type="float" office:value="0.207035927273235" calcext:value-type="float">
            <text:p>0.2070359273</text:p>
          </table:table-cell>
          <table:table-cell table:formula="of:=[.E870]*(180/PI())" office:value-type="float" office:value="11.8622848403338" calcext:value-type="float">
            <text:p>11.8622848403</text:p>
          </table:table-cell>
          <table:table-cell table:number-columns-repeated="16"/>
        </table:table-row>
        <table:table-row table:style-name="ro1">
          <table:table-cell office:value-type="float" office:value="-253" calcext:value-type="float">
            <text:p>-253</text:p>
          </table:table-cell>
          <table:table-cell office:value-type="float" office:value="220" calcext:value-type="float">
            <text:p>220</text:p>
          </table:table-cell>
          <table:table-cell office:value-type="float" office:value="-752" calcext:value-type="float">
            <text:p>-752</text:p>
          </table:table-cell>
          <table:table-cell table:formula="of:=[.A871]+300" office:value-type="float" office:value="47" calcext:value-type="float">
            <text:p>47</text:p>
          </table:table-cell>
          <table:table-cell table:formula="of:=ATAN2([.B871];[.D871])" office:value-type="float" office:value="0.210472408124029" calcext:value-type="float">
            <text:p>0.2104724081</text:p>
          </table:table-cell>
          <table:table-cell table:formula="of:=[.E871]*(180/PI())" office:value-type="float" office:value="12.0591806894619" calcext:value-type="float">
            <text:p>12.0591806895</text:p>
          </table:table-cell>
          <table:table-cell table:number-columns-repeated="16"/>
        </table:table-row>
        <table:table-row table:style-name="ro1">
          <table:table-cell office:value-type="float" office:value="-251" calcext:value-type="float">
            <text:p>-251</text:p>
          </table:table-cell>
          <table:table-cell office:value-type="float" office:value="223" calcext:value-type="float">
            <text:p>223</text:p>
          </table:table-cell>
          <table:table-cell office:value-type="float" office:value="-756" calcext:value-type="float">
            <text:p>-756</text:p>
          </table:table-cell>
          <table:table-cell table:formula="of:=[.A872]+300" office:value-type="float" office:value="49" calcext:value-type="float">
            <text:p>49</text:p>
          </table:table-cell>
          <table:table-cell table:formula="of:=ATAN2([.B872];[.D872])" office:value-type="float" office:value="0.216293653428983" calcext:value-type="float">
            <text:p>0.2162936534</text:p>
          </table:table-cell>
          <table:table-cell table:formula="of:=[.E872]*(180/PI())" office:value-type="float" office:value="12.392713476946" calcext:value-type="float">
            <text:p>12.3927134769</text:p>
          </table:table-cell>
          <table:table-cell table:number-columns-repeated="16"/>
        </table:table-row>
        <table:table-row table:style-name="ro1">
          <table:table-cell office:value-type="float" office:value="-256" calcext:value-type="float">
            <text:p>-256</text:p>
          </table:table-cell>
          <table:table-cell office:value-type="float" office:value="220" calcext:value-type="float">
            <text:p>220</text:p>
          </table:table-cell>
          <table:table-cell office:value-type="float" office:value="-754" calcext:value-type="float">
            <text:p>-754</text:p>
          </table:table-cell>
          <table:table-cell table:formula="of:=[.A873]+300" office:value-type="float" office:value="44" calcext:value-type="float">
            <text:p>44</text:p>
          </table:table-cell>
          <table:table-cell table:formula="of:=ATAN2([.B873];[.D873])" office:value-type="float" office:value="0.197395559849881" calcext:value-type="float">
            <text:p>0.1973955598</text:p>
          </table:table-cell>
          <table:table-cell table:formula="of:=[.E873]*(180/PI())" office:value-type="float" office:value="11.3099324740202" calcext:value-type="float">
            <text:p>11.309932474</text:p>
          </table:table-cell>
          <table:table-cell table:number-columns-repeated="16"/>
        </table:table-row>
        <table:table-row table:style-name="ro1">
          <table:table-cell office:value-type="float" office:value="-256" calcext:value-type="float">
            <text:p>-256</text:p>
          </table:table-cell>
          <table:table-cell office:value-type="float" office:value="222" calcext:value-type="float">
            <text:p>222</text:p>
          </table:table-cell>
          <table:table-cell office:value-type="float" office:value="-756" calcext:value-type="float">
            <text:p>-756</text:p>
          </table:table-cell>
          <table:table-cell table:formula="of:=[.A874]+300" office:value-type="float" office:value="44" calcext:value-type="float">
            <text:p>44</text:p>
          </table:table-cell>
          <table:table-cell table:formula="of:=ATAN2([.B874];[.D874])" office:value-type="float" office:value="0.195662459332052" calcext:value-type="float">
            <text:p>0.1956624593</text:p>
          </table:table-cell>
          <table:table-cell table:formula="of:=[.E874]*(180/PI())" office:value-type="float" office:value="11.2106331288767" calcext:value-type="float">
            <text:p>11.2106331289</text:p>
          </table:table-cell>
          <table:table-cell table:number-columns-repeated="16"/>
        </table:table-row>
        <table:table-row table:style-name="ro1">
          <table:table-cell office:value-type="float" office:value="-255" calcext:value-type="float">
            <text:p>-255</text:p>
          </table:table-cell>
          <table:table-cell office:value-type="float" office:value="225" calcext:value-type="float">
            <text:p>225</text:p>
          </table:table-cell>
          <table:table-cell office:value-type="float" office:value="-753" calcext:value-type="float">
            <text:p>-753</text:p>
          </table:table-cell>
          <table:table-cell table:formula="of:=[.A875]+300" office:value-type="float" office:value="45" calcext:value-type="float">
            <text:p>45</text:p>
          </table:table-cell>
          <table:table-cell table:formula="of:=ATAN2([.B875];[.D875])" office:value-type="float" office:value="0.197395559849881" calcext:value-type="float">
            <text:p>0.1973955598</text:p>
          </table:table-cell>
          <table:table-cell table:formula="of:=[.E875]*(180/PI())" office:value-type="float" office:value="11.3099324740202" calcext:value-type="float">
            <text:p>11.309932474</text:p>
          </table:table-cell>
          <table:table-cell table:number-columns-repeated="16"/>
        </table:table-row>
        <table:table-row table:style-name="ro1">
          <table:table-cell office:value-type="float" office:value="-256" calcext:value-type="float">
            <text:p>-256</text:p>
          </table:table-cell>
          <table:table-cell office:value-type="float" office:value="219" calcext:value-type="float">
            <text:p>219</text:p>
          </table:table-cell>
          <table:table-cell office:value-type="float" office:value="-757" calcext:value-type="float">
            <text:p>-757</text:p>
          </table:table-cell>
          <table:table-cell table:formula="of:=[.A876]+300" office:value-type="float" office:value="44" calcext:value-type="float">
            <text:p>44</text:p>
          </table:table-cell>
          <table:table-cell table:formula="of:=ATAN2([.B876];[.D876])" office:value-type="float" office:value="0.198273522749846" calcext:value-type="float">
            <text:p>0.1982735227</text:p>
          </table:table-cell>
          <table:table-cell table:formula="of:=[.E876]*(180/PI())" office:value-type="float" office:value="11.3602360427573" calcext:value-type="float">
            <text:p>11.3602360428</text:p>
          </table:table-cell>
          <table:table-cell table:number-columns-repeated="16"/>
        </table:table-row>
        <table:table-row table:style-name="ro1">
          <table:table-cell office:value-type="float" office:value="-253" calcext:value-type="float">
            <text:p>-253</text:p>
          </table:table-cell>
          <table:table-cell office:value-type="float" office:value="219" calcext:value-type="float">
            <text:p>219</text:p>
          </table:table-cell>
          <table:table-cell office:value-type="float" office:value="-752" calcext:value-type="float">
            <text:p>-752</text:p>
          </table:table-cell>
          <table:table-cell table:formula="of:=[.A877]+300" office:value-type="float" office:value="47" calcext:value-type="float">
            <text:p>47</text:p>
          </table:table-cell>
          <table:table-cell table:formula="of:=ATAN2([.B877];[.D877])" office:value-type="float" office:value="0.211405151110988" calcext:value-type="float">
            <text:p>0.2114051511</text:p>
          </table:table-cell>
          <table:table-cell table:formula="of:=[.E877]*(180/PI())" office:value-type="float" office:value="12.112622925985" calcext:value-type="float">
            <text:p>12.112622926</text:p>
          </table:table-cell>
          <table:table-cell table:number-columns-repeated="16"/>
        </table:table-row>
        <table:table-row table:style-name="ro1">
          <table:table-cell office:value-type="float" office:value="-255" calcext:value-type="float">
            <text:p>-255</text:p>
          </table:table-cell>
          <table:table-cell office:value-type="float" office:value="222" calcext:value-type="float">
            <text:p>222</text:p>
          </table:table-cell>
          <table:table-cell office:value-type="float" office:value="-755" calcext:value-type="float">
            <text:p>-755</text:p>
          </table:table-cell>
          <table:table-cell table:formula="of:=[.A878]+300" office:value-type="float" office:value="45" calcext:value-type="float">
            <text:p>45</text:p>
          </table:table-cell>
          <table:table-cell table:formula="of:=ATAN2([.B878];[.D878])" office:value-type="float" office:value="0.199992956606181" calcext:value-type="float">
            <text:p>0.1999929566</text:p>
          </table:table-cell>
          <table:table-cell table:formula="of:=[.E878]*(180/PI())" office:value-type="float" office:value="11.4587523458772" calcext:value-type="float">
            <text:p>11.4587523459</text:p>
          </table:table-cell>
          <table:table-cell table:number-columns-repeated="16"/>
        </table:table-row>
        <table:table-row table:style-name="ro1">
          <table:table-cell office:value-type="float" office:value="-252" calcext:value-type="float">
            <text:p>-252</text:p>
          </table:table-cell>
          <table:table-cell office:value-type="float" office:value="220" calcext:value-type="float">
            <text:p>220</text:p>
          </table:table-cell>
          <table:table-cell office:value-type="float" office:value="-752" calcext:value-type="float">
            <text:p>-752</text:p>
          </table:table-cell>
          <table:table-cell table:formula="of:=[.A879]+300" office:value-type="float" office:value="48" calcext:value-type="float">
            <text:p>48</text:p>
          </table:table-cell>
          <table:table-cell table:formula="of:=ATAN2([.B879];[.D879])" office:value-type="float" office:value="0.214815400401659" calcext:value-type="float">
            <text:p>0.2148154004</text:p>
          </table:table-cell>
          <table:table-cell table:formula="of:=[.E879]*(180/PI())" office:value-type="float" office:value="12.3080158174279" calcext:value-type="float">
            <text:p>12.3080158174</text:p>
          </table:table-cell>
          <table:table-cell table:number-columns-repeated="16"/>
        </table:table-row>
        <table:table-row table:style-name="ro1">
          <table:table-cell office:value-type="float" office:value="-257" calcext:value-type="float">
            <text:p>-257</text:p>
          </table:table-cell>
          <table:table-cell office:value-type="float" office:value="223" calcext:value-type="float">
            <text:p>223</text:p>
          </table:table-cell>
          <table:table-cell office:value-type="float" office:value="-754" calcext:value-type="float">
            <text:p>-754</text:p>
          </table:table-cell>
          <table:table-cell table:formula="of:=[.A880]+300" office:value-type="float" office:value="43" calcext:value-type="float">
            <text:p>43</text:p>
          </table:table-cell>
          <table:table-cell table:formula="of:=ATAN2([.B880];[.D880])" office:value-type="float" office:value="0.190487206886133" calcext:value-type="float">
            <text:p>0.1904872069</text:p>
          </table:table-cell>
          <table:table-cell table:formula="of:=[.E880]*(180/PI())" office:value-type="float" office:value="10.9141130058108" calcext:value-type="float">
            <text:p>10.9141130058</text:p>
          </table:table-cell>
          <table:table-cell table:number-columns-repeated="16"/>
        </table:table-row>
        <table:table-row table:style-name="ro1">
          <table:table-cell office:value-type="float" office:value="-253" calcext:value-type="float">
            <text:p>-253</text:p>
          </table:table-cell>
          <table:table-cell office:value-type="float" office:value="221" calcext:value-type="float">
            <text:p>221</text:p>
          </table:table-cell>
          <table:table-cell office:value-type="float" office:value="-755" calcext:value-type="float">
            <text:p>-755</text:p>
          </table:table-cell>
          <table:table-cell table:formula="of:=[.A881]+300" office:value-type="float" office:value="47" calcext:value-type="float">
            <text:p>47</text:p>
          </table:table-cell>
          <table:table-cell table:formula="of:=ATAN2([.B881];[.D881])" office:value-type="float" office:value="0.209547739399388" calcext:value-type="float">
            <text:p>0.2095477394</text:p>
          </table:table-cell>
          <table:table-cell table:formula="of:=[.E881]*(180/PI())" office:value-type="float" office:value="12.0062010740922" calcext:value-type="float">
            <text:p>12.0062010741</text:p>
          </table:table-cell>
          <table:table-cell table:number-columns-repeated="16"/>
        </table:table-row>
        <table:table-row table:style-name="ro1">
          <table:table-cell office:value-type="float" office:value="-255" calcext:value-type="float">
            <text:p>-255</text:p>
          </table:table-cell>
          <table:table-cell office:value-type="float" office:value="221" calcext:value-type="float">
            <text:p>221</text:p>
          </table:table-cell>
          <table:table-cell office:value-type="float" office:value="-757" calcext:value-type="float">
            <text:p>-757</text:p>
          </table:table-cell>
          <table:table-cell table:formula="of:=[.A882]+300" office:value-type="float" office:value="45" calcext:value-type="float">
            <text:p>45</text:p>
          </table:table-cell>
          <table:table-cell table:formula="of:=ATAN2([.B882];[.D882])" office:value-type="float" office:value="0.200873806692535" calcext:value-type="float">
            <text:p>0.2008738067</text:p>
          </table:table-cell>
          <table:table-cell table:formula="of:=[.E882]*(180/PI())" office:value-type="float" office:value="11.509221338209" calcext:value-type="float">
            <text:p>11.5092213382</text:p>
          </table:table-cell>
          <table:table-cell table:number-columns-repeated="16"/>
        </table:table-row>
        <table:table-row table:style-name="ro1">
          <table:table-cell office:value-type="float" office:value="-255" calcext:value-type="float">
            <text:p>-255</text:p>
          </table:table-cell>
          <table:table-cell office:value-type="float" office:value="221" calcext:value-type="float">
            <text:p>221</text:p>
          </table:table-cell>
          <table:table-cell office:value-type="float" office:value="-754" calcext:value-type="float">
            <text:p>-754</text:p>
          </table:table-cell>
          <table:table-cell table:formula="of:=[.A883]+300" office:value-type="float" office:value="45" calcext:value-type="float">
            <text:p>45</text:p>
          </table:table-cell>
          <table:table-cell table:formula="of:=ATAN2([.B883];[.D883])" office:value-type="float" office:value="0.200873806692535" calcext:value-type="float">
            <text:p>0.2008738067</text:p>
          </table:table-cell>
          <table:table-cell table:formula="of:=[.E883]*(180/PI())" office:value-type="float" office:value="11.509221338209" calcext:value-type="float">
            <text:p>11.5092213382</text:p>
          </table:table-cell>
          <table:table-cell table:number-columns-repeated="16"/>
        </table:table-row>
        <table:table-row table:style-name="ro1">
          <table:table-cell office:value-type="float" office:value="-256" calcext:value-type="float">
            <text:p>-256</text:p>
          </table:table-cell>
          <table:table-cell office:value-type="float" office:value="223" calcext:value-type="float">
            <text:p>223</text:p>
          </table:table-cell>
          <table:table-cell office:value-type="float" office:value="-752" calcext:value-type="float">
            <text:p>-752</text:p>
          </table:table-cell>
          <table:table-cell table:formula="of:=[.A884]+300" office:value-type="float" office:value="44" calcext:value-type="float">
            <text:p>44</text:p>
          </table:table-cell>
          <table:table-cell table:formula="of:=ATAN2([.B884];[.D884])" office:value-type="float" office:value="0.194807127321827" calcext:value-type="float">
            <text:p>0.1948071273</text:p>
          </table:table-cell>
          <table:table-cell table:formula="of:=[.E884]*(180/PI())" office:value-type="float" office:value="11.1616262146084" calcext:value-type="float">
            <text:p>11.1616262146</text:p>
          </table:table-cell>
          <table:table-cell table:number-columns-repeated="16"/>
        </table:table-row>
        <table:table-row table:style-name="ro1">
          <table:table-cell office:value-type="float" office:value="-256" calcext:value-type="float">
            <text:p>-256</text:p>
          </table:table-cell>
          <table:table-cell office:value-type="float" office:value="220" calcext:value-type="float">
            <text:p>220</text:p>
          </table:table-cell>
          <table:table-cell office:value-type="float" office:value="-753" calcext:value-type="float">
            <text:p>-753</text:p>
          </table:table-cell>
          <table:table-cell table:formula="of:=[.A885]+300" office:value-type="float" office:value="44" calcext:value-type="float">
            <text:p>44</text:p>
          </table:table-cell>
          <table:table-cell table:formula="of:=ATAN2([.B885];[.D885])" office:value-type="float" office:value="0.197395559849881" calcext:value-type="float">
            <text:p>0.1973955598</text:p>
          </table:table-cell>
          <table:table-cell table:formula="of:=[.E885]*(180/PI())" office:value-type="float" office:value="11.3099324740202" calcext:value-type="float">
            <text:p>11.309932474</text:p>
          </table:table-cell>
          <table:table-cell table:number-columns-repeated="16"/>
        </table:table-row>
        <table:table-row table:style-name="ro1">
          <table:table-cell office:value-type="float" office:value="-254" calcext:value-type="float">
            <text:p>-254</text:p>
          </table:table-cell>
          <table:table-cell office:value-type="float" office:value="220" calcext:value-type="float">
            <text:p>220</text:p>
          </table:table-cell>
          <table:table-cell office:value-type="float" office:value="-756" calcext:value-type="float">
            <text:p>-756</text:p>
          </table:table-cell>
          <table:table-cell table:formula="of:=[.A886]+300" office:value-type="float" office:value="46" calcext:value-type="float">
            <text:p>46</text:p>
          </table:table-cell>
          <table:table-cell table:formula="of:=ATAN2([.B886];[.D886])" office:value-type="float" office:value="0.206121341875307" calcext:value-type="float">
            <text:p>0.2061213419</text:p>
          </table:table-cell>
          <table:table-cell table:formula="of:=[.E886]*(180/PI())" office:value-type="float" office:value="11.8098829570283" calcext:value-type="float">
            <text:p>11.809882957</text:p>
          </table:table-cell>
          <table:table-cell table:number-columns-repeated="16"/>
        </table:table-row>
        <table:table-row table:style-name="ro1">
          <table:table-cell office:value-type="float" office:value="-257" calcext:value-type="float">
            <text:p>-257</text:p>
          </table:table-cell>
          <table:table-cell office:value-type="float" office:value="220" calcext:value-type="float">
            <text:p>220</text:p>
          </table:table-cell>
          <table:table-cell office:value-type="float" office:value="-754" calcext:value-type="float">
            <text:p>-754</text:p>
          </table:table-cell>
          <table:table-cell table:formula="of:=[.A887]+300" office:value-type="float" office:value="43" calcext:value-type="float">
            <text:p>43</text:p>
          </table:table-cell>
          <table:table-cell table:formula="of:=ATAN2([.B887];[.D887])" office:value-type="float" office:value="0.193021134559156" calcext:value-type="float">
            <text:p>0.1930211346</text:p>
          </table:table-cell>
          <table:table-cell table:formula="of:=[.E887]*(180/PI())" office:value-type="float" office:value="11.0592963670664" calcext:value-type="float">
            <text:p>11.0592963671</text:p>
          </table:table-cell>
          <table:table-cell table:number-columns-repeated="16"/>
        </table:table-row>
        <table:table-row table:style-name="ro1">
          <table:table-cell office:value-type="float" office:value="-255" calcext:value-type="float">
            <text:p>-255</text:p>
          </table:table-cell>
          <table:table-cell office:value-type="float" office:value="223" calcext:value-type="float">
            <text:p>223</text:p>
          </table:table-cell>
          <table:table-cell office:value-type="float" office:value="-756" calcext:value-type="float">
            <text:p>-756</text:p>
          </table:table-cell>
          <table:table-cell table:formula="of:=[.A888]+300" office:value-type="float" office:value="45" calcext:value-type="float">
            <text:p>45</text:p>
          </table:table-cell>
          <table:table-cell table:formula="of:=ATAN2([.B888];[.D888])" office:value-type="float" office:value="0.199119696072498" calcext:value-type="float">
            <text:p>0.1991196961</text:p>
          </table:table-cell>
          <table:table-cell table:formula="of:=[.E888]*(180/PI())" office:value-type="float" office:value="11.4087182028818" calcext:value-type="float">
            <text:p>11.4087182029</text:p>
          </table:table-cell>
          <table:table-cell table:number-columns-repeated="16"/>
        </table:table-row>
        <table:table-row table:style-name="ro1">
          <table:table-cell office:value-type="float" office:value="-255" calcext:value-type="float">
            <text:p>-255</text:p>
          </table:table-cell>
          <table:table-cell office:value-type="float" office:value="224" calcext:value-type="float">
            <text:p>224</text:p>
          </table:table-cell>
          <table:table-cell office:value-type="float" office:value="-755" calcext:value-type="float">
            <text:p>-755</text:p>
          </table:table-cell>
          <table:table-cell table:formula="of:=[.A889]+300" office:value-type="float" office:value="45" calcext:value-type="float">
            <text:p>45</text:p>
          </table:table-cell>
          <table:table-cell table:formula="of:=ATAN2([.B889];[.D889])" office:value-type="float" office:value="0.198253928737779" calcext:value-type="float">
            <text:p>0.1982539287</text:p>
          </table:table-cell>
          <table:table-cell table:formula="of:=[.E889]*(180/PI())" office:value-type="float" office:value="11.3591133885621" calcext:value-type="float">
            <text:p>11.3591133886</text:p>
          </table:table-cell>
          <table:table-cell table:number-columns-repeated="16"/>
        </table:table-row>
        <table:table-row table:style-name="ro1">
          <table:table-cell office:value-type="float" office:value="-257" calcext:value-type="float">
            <text:p>-257</text:p>
          </table:table-cell>
          <table:table-cell office:value-type="float" office:value="223" calcext:value-type="float">
            <text:p>223</text:p>
          </table:table-cell>
          <table:table-cell office:value-type="float" office:value="-754" calcext:value-type="float">
            <text:p>-754</text:p>
          </table:table-cell>
          <table:table-cell table:formula="of:=[.A890]+300" office:value-type="float" office:value="43" calcext:value-type="float">
            <text:p>43</text:p>
          </table:table-cell>
          <table:table-cell table:formula="of:=ATAN2([.B890];[.D890])" office:value-type="float" office:value="0.190487206886133" calcext:value-type="float">
            <text:p>0.1904872069</text:p>
          </table:table-cell>
          <table:table-cell table:formula="of:=[.E890]*(180/PI())" office:value-type="float" office:value="10.9141130058108" calcext:value-type="float">
            <text:p>10.9141130058</text:p>
          </table:table-cell>
          <table:table-cell table:number-columns-repeated="16"/>
        </table:table-row>
        <table:table-row table:style-name="ro1">
          <table:table-cell office:value-type="float" office:value="-256" calcext:value-type="float">
            <text:p>-256</text:p>
          </table:table-cell>
          <table:table-cell office:value-type="float" office:value="221" calcext:value-type="float">
            <text:p>221</text:p>
          </table:table-cell>
          <table:table-cell office:value-type="float" office:value="-755" calcext:value-type="float">
            <text:p>-755</text:p>
          </table:table-cell>
          <table:table-cell table:formula="of:=[.A891]+300" office:value-type="float" office:value="44" calcext:value-type="float">
            <text:p>44</text:p>
          </table:table-cell>
          <table:table-cell table:formula="of:=ATAN2([.B891];[.D891])" office:value-type="float" office:value="0.196525238050478" calcext:value-type="float">
            <text:p>0.1965252381</text:p>
          </table:table-cell>
          <table:table-cell table:formula="of:=[.E891]*(180/PI())" office:value-type="float" office:value="11.2600667080962" calcext:value-type="float">
            <text:p>11.2600667081</text:p>
          </table:table-cell>
          <table:table-cell table:number-columns-repeated="16"/>
        </table:table-row>
        <table:table-row table:style-name="ro1">
          <table:table-cell office:value-type="float" office:value="-257" calcext:value-type="float">
            <text:p>-257</text:p>
          </table:table-cell>
          <table:table-cell office:value-type="float" office:value="219" calcext:value-type="float">
            <text:p>219</text:p>
          </table:table-cell>
          <table:table-cell office:value-type="float" office:value="-754" calcext:value-type="float">
            <text:p>-754</text:p>
          </table:table-cell>
          <table:table-cell table:formula="of:=[.A892]+300" office:value-type="float" office:value="43" calcext:value-type="float">
            <text:p>43</text:p>
          </table:table-cell>
          <table:table-cell table:formula="of:=ATAN2([.B892];[.D892])" office:value-type="float" office:value="0.193880635836642" calcext:value-type="float">
            <text:p>0.1938806358</text:p>
          </table:table-cell>
          <table:table-cell table:formula="of:=[.E892]*(180/PI())" office:value-type="float" office:value="11.1085421627525" calcext:value-type="float">
            <text:p>11.1085421628</text:p>
          </table:table-cell>
          <table:table-cell table:number-columns-repeated="16"/>
        </table:table-row>
        <table:table-row table:style-name="ro1">
          <table:table-cell office:value-type="float" office:value="-254" calcext:value-type="float">
            <text:p>-254</text:p>
          </table:table-cell>
          <table:table-cell office:value-type="float" office:value="219" calcext:value-type="float">
            <text:p>219</text:p>
          </table:table-cell>
          <table:table-cell office:value-type="float" office:value="-754" calcext:value-type="float">
            <text:p>-754</text:p>
          </table:table-cell>
          <table:table-cell table:formula="of:=[.A893]+300" office:value-type="float" office:value="46" calcext:value-type="float">
            <text:p>46</text:p>
          </table:table-cell>
          <table:table-cell table:formula="of:=ATAN2([.B893];[.D893])" office:value-type="float" office:value="0.207035927273235" calcext:value-type="float">
            <text:p>0.2070359273</text:p>
          </table:table-cell>
          <table:table-cell table:formula="of:=[.E893]*(180/PI())" office:value-type="float" office:value="11.8622848403338" calcext:value-type="float">
            <text:p>11.8622848403</text:p>
          </table:table-cell>
          <table:table-cell table:number-columns-repeated="16"/>
        </table:table-row>
        <table:table-row table:style-name="ro1">
          <table:table-cell office:value-type="float" office:value="-255" calcext:value-type="float">
            <text:p>-255</text:p>
          </table:table-cell>
          <table:table-cell office:value-type="float" office:value="222" calcext:value-type="float">
            <text:p>222</text:p>
          </table:table-cell>
          <table:table-cell office:value-type="float" office:value="-756" calcext:value-type="float">
            <text:p>-756</text:p>
          </table:table-cell>
          <table:table-cell table:formula="of:=[.A894]+300" office:value-type="float" office:value="45" calcext:value-type="float">
            <text:p>45</text:p>
          </table:table-cell>
          <table:table-cell table:formula="of:=ATAN2([.B894];[.D894])" office:value-type="float" office:value="0.199992956606181" calcext:value-type="float">
            <text:p>0.1999929566</text:p>
          </table:table-cell>
          <table:table-cell table:formula="of:=[.E894]*(180/PI())" office:value-type="float" office:value="11.4587523458772" calcext:value-type="float">
            <text:p>11.4587523459</text:p>
          </table:table-cell>
          <table:table-cell table:number-columns-repeated="16"/>
        </table:table-row>
        <table:table-row table:style-name="ro1">
          <table:table-cell office:value-type="float" office:value="-258" calcext:value-type="float">
            <text:p>-258</text:p>
          </table:table-cell>
          <table:table-cell office:value-type="float" office:value="222" calcext:value-type="float">
            <text:p>222</text:p>
          </table:table-cell>
          <table:table-cell office:value-type="float" office:value="-753" calcext:value-type="float">
            <text:p>-753</text:p>
          </table:table-cell>
          <table:table-cell table:formula="of:=[.A895]+300" office:value-type="float" office:value="42" calcext:value-type="float">
            <text:p>42</text:p>
          </table:table-cell>
          <table:table-cell table:formula="of:=ATAN2([.B895];[.D895])" office:value-type="float" office:value="0.186979269918911" calcext:value-type="float">
            <text:p>0.1869792699</text:p>
          </table:table-cell>
          <table:table-cell table:formula="of:=[.E895]*(180/PI())" office:value-type="float" office:value="10.713123022791" calcext:value-type="float">
            <text:p>10.7131230228</text:p>
          </table:table-cell>
          <table:table-cell table:number-columns-repeated="16"/>
        </table:table-row>
        <table:table-row table:style-name="ro1">
          <table:table-cell office:value-type="float" office:value="-255" calcext:value-type="float">
            <text:p>-255</text:p>
          </table:table-cell>
          <table:table-cell office:value-type="float" office:value="222" calcext:value-type="float">
            <text:p>222</text:p>
          </table:table-cell>
          <table:table-cell office:value-type="float" office:value="-754" calcext:value-type="float">
            <text:p>-754</text:p>
          </table:table-cell>
          <table:table-cell table:formula="of:=[.A896]+300" office:value-type="float" office:value="45" calcext:value-type="float">
            <text:p>45</text:p>
          </table:table-cell>
          <table:table-cell table:formula="of:=ATAN2([.B896];[.D896])" office:value-type="float" office:value="0.199992956606181" calcext:value-type="float">
            <text:p>0.1999929566</text:p>
          </table:table-cell>
          <table:table-cell table:formula="of:=[.E896]*(180/PI())" office:value-type="float" office:value="11.4587523458772" calcext:value-type="float">
            <text:p>11.4587523459</text:p>
          </table:table-cell>
          <table:table-cell table:number-columns-repeated="16"/>
        </table:table-row>
        <table:table-row table:style-name="ro1">
          <table:table-cell office:value-type="float" office:value="-253" calcext:value-type="float">
            <text:p>-253</text:p>
          </table:table-cell>
          <table:table-cell office:value-type="float" office:value="224" calcext:value-type="float">
            <text:p>224</text:p>
          </table:table-cell>
          <table:table-cell office:value-type="float" office:value="-754" calcext:value-type="float">
            <text:p>-754</text:p>
          </table:table-cell>
          <table:table-cell table:formula="of:=[.A897]+300" office:value-type="float" office:value="47" calcext:value-type="float">
            <text:p>47</text:p>
          </table:table-cell>
          <table:table-cell table:formula="of:=ATAN2([.B897];[.D897])" office:value-type="float" office:value="0.206821159030998" calcext:value-type="float">
            <text:p>0.206821159</text:p>
          </table:table-cell>
          <table:table-cell table:formula="of:=[.E897]*(180/PI())" office:value-type="float" office:value="11.8499795264802" calcext:value-type="float">
            <text:p>11.8499795265</text:p>
          </table:table-cell>
          <table:table-cell table:number-columns-repeated="16"/>
        </table:table-row>
        <table:table-row table:style-name="ro1">
          <table:table-cell office:value-type="float" office:value="-255" calcext:value-type="float">
            <text:p>-255</text:p>
          </table:table-cell>
          <table:table-cell office:value-type="float" office:value="223" calcext:value-type="float">
            <text:p>223</text:p>
          </table:table-cell>
          <table:table-cell office:value-type="float" office:value="-755" calcext:value-type="float">
            <text:p>-755</text:p>
          </table:table-cell>
          <table:table-cell table:formula="of:=[.A898]+300" office:value-type="float" office:value="45" calcext:value-type="float">
            <text:p>45</text:p>
          </table:table-cell>
          <table:table-cell table:formula="of:=ATAN2([.B898];[.D898])" office:value-type="float" office:value="0.199119696072498" calcext:value-type="float">
            <text:p>0.1991196961</text:p>
          </table:table-cell>
          <table:table-cell table:formula="of:=[.E898]*(180/PI())" office:value-type="float" office:value="11.4087182028818" calcext:value-type="float">
            <text:p>11.4087182029</text:p>
          </table:table-cell>
          <table:table-cell table:number-columns-repeated="16"/>
        </table:table-row>
        <table:table-row table:style-name="ro1">
          <table:table-cell office:value-type="float" office:value="-255" calcext:value-type="float">
            <text:p>-255</text:p>
          </table:table-cell>
          <table:table-cell office:value-type="float" office:value="222" calcext:value-type="float">
            <text:p>222</text:p>
          </table:table-cell>
          <table:table-cell office:value-type="float" office:value="-753" calcext:value-type="float">
            <text:p>-753</text:p>
          </table:table-cell>
          <table:table-cell table:formula="of:=[.A899]+300" office:value-type="float" office:value="45" calcext:value-type="float">
            <text:p>45</text:p>
          </table:table-cell>
          <table:table-cell table:formula="of:=ATAN2([.B899];[.D899])" office:value-type="float" office:value="0.199992956606181" calcext:value-type="float">
            <text:p>0.1999929566</text:p>
          </table:table-cell>
          <table:table-cell table:formula="of:=[.E899]*(180/PI())" office:value-type="float" office:value="11.4587523458772" calcext:value-type="float">
            <text:p>11.4587523459</text:p>
          </table:table-cell>
          <table:table-cell table:number-columns-repeated="16"/>
        </table:table-row>
        <table:table-row table:style-name="ro1">
          <table:table-cell office:value-type="float" office:value="-252" calcext:value-type="float">
            <text:p>-252</text:p>
          </table:table-cell>
          <table:table-cell office:value-type="float" office:value="220" calcext:value-type="float">
            <text:p>220</text:p>
          </table:table-cell>
          <table:table-cell office:value-type="float" office:value="-753" calcext:value-type="float">
            <text:p>-753</text:p>
          </table:table-cell>
          <table:table-cell table:formula="of:=[.A900]+300" office:value-type="float" office:value="48" calcext:value-type="float">
            <text:p>48</text:p>
          </table:table-cell>
          <table:table-cell table:formula="of:=ATAN2([.B900];[.D900])" office:value-type="float" office:value="0.214815400401659" calcext:value-type="float">
            <text:p>0.2148154004</text:p>
          </table:table-cell>
          <table:table-cell table:formula="of:=[.E900]*(180/PI())" office:value-type="float" office:value="12.3080158174279" calcext:value-type="float">
            <text:p>12.3080158174</text:p>
          </table:table-cell>
          <table:table-cell table:number-columns-repeated="16"/>
        </table:table-row>
        <table:table-row table:style-name="ro1">
          <table:table-cell office:value-type="float" office:value="-255" calcext:value-type="float">
            <text:p>-255</text:p>
          </table:table-cell>
          <table:table-cell office:value-type="float" office:value="220" calcext:value-type="float">
            <text:p>220</text:p>
          </table:table-cell>
          <table:table-cell office:value-type="float" office:value="-755" calcext:value-type="float">
            <text:p>-755</text:p>
          </table:table-cell>
          <table:table-cell table:formula="of:=[.A901]+300" office:value-type="float" office:value="45" calcext:value-type="float">
            <text:p>45</text:p>
          </table:table-cell>
          <table:table-cell table:formula="of:=ATAN2([.B901];[.D901])" office:value-type="float" office:value="0.201762344320287" calcext:value-type="float">
            <text:p>0.2017623443</text:p>
          </table:table-cell>
          <table:table-cell table:formula="of:=[.E901]*(180/PI())" office:value-type="float" office:value="11.5601307942178" calcext:value-type="float">
            <text:p>11.5601307942</text:p>
          </table:table-cell>
          <table:table-cell table:number-columns-repeated="16"/>
        </table:table-row>
        <table:table-row table:style-name="ro1">
          <table:table-cell office:value-type="float" office:value="-253" calcext:value-type="float">
            <text:p>-253</text:p>
          </table:table-cell>
          <table:table-cell office:value-type="float" office:value="220" calcext:value-type="float">
            <text:p>220</text:p>
          </table:table-cell>
          <table:table-cell office:value-type="float" office:value="-751" calcext:value-type="float">
            <text:p>-751</text:p>
          </table:table-cell>
          <table:table-cell table:formula="of:=[.A902]+300" office:value-type="float" office:value="47" calcext:value-type="float">
            <text:p>47</text:p>
          </table:table-cell>
          <table:table-cell table:formula="of:=ATAN2([.B902];[.D902])" office:value-type="float" office:value="0.210472408124029" calcext:value-type="float">
            <text:p>0.2104724081</text:p>
          </table:table-cell>
          <table:table-cell table:formula="of:=[.E902]*(180/PI())" office:value-type="float" office:value="12.0591806894619" calcext:value-type="float">
            <text:p>12.0591806895</text:p>
          </table:table-cell>
          <table:table-cell table:number-columns-repeated="16"/>
        </table:table-row>
        <table:table-row table:style-name="ro1">
          <table:table-cell office:value-type="float" office:value="-255" calcext:value-type="float">
            <text:p>-255</text:p>
          </table:table-cell>
          <table:table-cell office:value-type="float" office:value="221" calcext:value-type="float">
            <text:p>221</text:p>
          </table:table-cell>
          <table:table-cell office:value-type="float" office:value="-756" calcext:value-type="float">
            <text:p>-756</text:p>
          </table:table-cell>
          <table:table-cell table:formula="of:=[.A903]+300" office:value-type="float" office:value="45" calcext:value-type="float">
            <text:p>45</text:p>
          </table:table-cell>
          <table:table-cell table:formula="of:=ATAN2([.B903];[.D903])" office:value-type="float" office:value="0.200873806692535" calcext:value-type="float">
            <text:p>0.2008738067</text:p>
          </table:table-cell>
          <table:table-cell table:formula="of:=[.E903]*(180/PI())" office:value-type="float" office:value="11.509221338209" calcext:value-type="float">
            <text:p>11.5092213382</text:p>
          </table:table-cell>
          <table:table-cell table:number-columns-repeated="16"/>
        </table:table-row>
        <table:table-row table:style-name="ro1">
          <table:table-cell office:value-type="float" office:value="-255" calcext:value-type="float">
            <text:p>-255</text:p>
          </table:table-cell>
          <table:table-cell office:value-type="float" office:value="223" calcext:value-type="float">
            <text:p>223</text:p>
          </table:table-cell>
          <table:table-cell office:value-type="float" office:value="-754" calcext:value-type="float">
            <text:p>-754</text:p>
          </table:table-cell>
          <table:table-cell table:formula="of:=[.A904]+300" office:value-type="float" office:value="45" calcext:value-type="float">
            <text:p>45</text:p>
          </table:table-cell>
          <table:table-cell table:formula="of:=ATAN2([.B904];[.D904])" office:value-type="float" office:value="0.199119696072498" calcext:value-type="float">
            <text:p>0.1991196961</text:p>
          </table:table-cell>
          <table:table-cell table:formula="of:=[.E904]*(180/PI())" office:value-type="float" office:value="11.4087182028818" calcext:value-type="float">
            <text:p>11.4087182029</text:p>
          </table:table-cell>
          <table:table-cell table:number-columns-repeated="16"/>
        </table:table-row>
        <table:table-row table:style-name="ro1">
          <table:table-cell office:value-type="float" office:value="-255" calcext:value-type="float">
            <text:p>-255</text:p>
          </table:table-cell>
          <table:table-cell office:value-type="float" office:value="220" calcext:value-type="float">
            <text:p>220</text:p>
          </table:table-cell>
          <table:table-cell office:value-type="float" office:value="-758" calcext:value-type="float">
            <text:p>-758</text:p>
          </table:table-cell>
          <table:table-cell table:formula="of:=[.A905]+300" office:value-type="float" office:value="45" calcext:value-type="float">
            <text:p>45</text:p>
          </table:table-cell>
          <table:table-cell table:formula="of:=ATAN2([.B905];[.D905])" office:value-type="float" office:value="0.201762344320287" calcext:value-type="float">
            <text:p>0.2017623443</text:p>
          </table:table-cell>
          <table:table-cell table:formula="of:=[.E905]*(180/PI())" office:value-type="float" office:value="11.5601307942178" calcext:value-type="float">
            <text:p>11.5601307942</text:p>
          </table:table-cell>
          <table:table-cell table:number-columns-repeated="16"/>
        </table:table-row>
        <table:table-row table:style-name="ro1">
          <table:table-cell office:value-type="float" office:value="-254" calcext:value-type="float">
            <text:p>-254</text:p>
          </table:table-cell>
          <table:table-cell office:value-type="float" office:value="220" calcext:value-type="float">
            <text:p>220</text:p>
          </table:table-cell>
          <table:table-cell office:value-type="float" office:value="-752" calcext:value-type="float">
            <text:p>-752</text:p>
          </table:table-cell>
          <table:table-cell table:formula="of:=[.A906]+300" office:value-type="float" office:value="46" calcext:value-type="float">
            <text:p>46</text:p>
          </table:table-cell>
          <table:table-cell table:formula="of:=ATAN2([.B906];[.D906])" office:value-type="float" office:value="0.206121341875307" calcext:value-type="float">
            <text:p>0.2061213419</text:p>
          </table:table-cell>
          <table:table-cell table:formula="of:=[.E906]*(180/PI())" office:value-type="float" office:value="11.8098829570283" calcext:value-type="float">
            <text:p>11.809882957</text:p>
          </table:table-cell>
          <table:table-cell table:number-columns-repeated="16"/>
        </table:table-row>
        <table:table-row table:style-name="ro1">
          <table:table-cell office:value-type="float" office:value="-255" calcext:value-type="float">
            <text:p>-255</text:p>
          </table:table-cell>
          <table:table-cell office:value-type="float" office:value="219" calcext:value-type="float">
            <text:p>219</text:p>
          </table:table-cell>
          <table:table-cell office:value-type="float" office:value="-757" calcext:value-type="float">
            <text:p>-757</text:p>
          </table:table-cell>
          <table:table-cell table:formula="of:=[.A907]+300" office:value-type="float" office:value="45" calcext:value-type="float">
            <text:p>45</text:p>
          </table:table-cell>
          <table:table-cell table:formula="of:=ATAN2([.B907];[.D907])" office:value-type="float" office:value="0.202658669147476" calcext:value-type="float">
            <text:p>0.2026586691</text:p>
          </table:table-cell>
          <table:table-cell table:formula="of:=[.E907]*(180/PI())" office:value-type="float" office:value="11.6114864238885" calcext:value-type="float">
            <text:p>11.6114864239</text:p>
          </table:table-cell>
          <table:table-cell table:number-columns-repeated="16"/>
        </table:table-row>
        <table:table-row table:style-name="ro1">
          <table:table-cell office:value-type="float" office:value="-255" calcext:value-type="float">
            <text:p>-255</text:p>
          </table:table-cell>
          <table:table-cell office:value-type="float" office:value="221" calcext:value-type="float">
            <text:p>221</text:p>
          </table:table-cell>
          <table:table-cell office:value-type="float" office:value="-757" calcext:value-type="float">
            <text:p>-757</text:p>
          </table:table-cell>
          <table:table-cell table:formula="of:=[.A908]+300" office:value-type="float" office:value="45" calcext:value-type="float">
            <text:p>45</text:p>
          </table:table-cell>
          <table:table-cell table:formula="of:=ATAN2([.B908];[.D908])" office:value-type="float" office:value="0.200873806692535" calcext:value-type="float">
            <text:p>0.2008738067</text:p>
          </table:table-cell>
          <table:table-cell table:formula="of:=[.E908]*(180/PI())" office:value-type="float" office:value="11.509221338209" calcext:value-type="float">
            <text:p>11.5092213382</text:p>
          </table:table-cell>
          <table:table-cell table:number-columns-repeated="16"/>
        </table:table-row>
        <table:table-row table:style-name="ro1">
          <table:table-cell office:value-type="float" office:value="-253" calcext:value-type="float">
            <text:p>-253</text:p>
          </table:table-cell>
          <table:table-cell office:value-type="float" office:value="221" calcext:value-type="float">
            <text:p>221</text:p>
          </table:table-cell>
          <table:table-cell office:value-type="float" office:value="-755" calcext:value-type="float">
            <text:p>-755</text:p>
          </table:table-cell>
          <table:table-cell table:formula="of:=[.A909]+300" office:value-type="float" office:value="47" calcext:value-type="float">
            <text:p>47</text:p>
          </table:table-cell>
          <table:table-cell table:formula="of:=ATAN2([.B909];[.D909])" office:value-type="float" office:value="0.209547739399388" calcext:value-type="float">
            <text:p>0.2095477394</text:p>
          </table:table-cell>
          <table:table-cell table:formula="of:=[.E909]*(180/PI())" office:value-type="float" office:value="12.0062010740922" calcext:value-type="float">
            <text:p>12.0062010741</text:p>
          </table:table-cell>
          <table:table-cell table:number-columns-repeated="16"/>
        </table:table-row>
        <table:table-row table:style-name="ro1">
          <table:table-cell office:value-type="float" office:value="-253" calcext:value-type="float">
            <text:p>-253</text:p>
          </table:table-cell>
          <table:table-cell office:value-type="float" office:value="224" calcext:value-type="float">
            <text:p>224</text:p>
          </table:table-cell>
          <table:table-cell office:value-type="float" office:value="-755" calcext:value-type="float">
            <text:p>-755</text:p>
          </table:table-cell>
          <table:table-cell table:formula="of:=[.A910]+300" office:value-type="float" office:value="47" calcext:value-type="float">
            <text:p>47</text:p>
          </table:table-cell>
          <table:table-cell table:formula="of:=ATAN2([.B910];[.D910])" office:value-type="float" office:value="0.206821159030998" calcext:value-type="float">
            <text:p>0.206821159</text:p>
          </table:table-cell>
          <table:table-cell table:formula="of:=[.E910]*(180/PI())" office:value-type="float" office:value="11.8499795264802" calcext:value-type="float">
            <text:p>11.8499795265</text:p>
          </table:table-cell>
          <table:table-cell table:number-columns-repeated="16"/>
        </table:table-row>
        <table:table-row table:style-name="ro1">
          <table:table-cell office:value-type="float" office:value="-254" calcext:value-type="float">
            <text:p>-254</text:p>
          </table:table-cell>
          <table:table-cell office:value-type="float" office:value="218" calcext:value-type="float">
            <text:p>218</text:p>
          </table:table-cell>
          <table:table-cell office:value-type="float" office:value="-756" calcext:value-type="float">
            <text:p>-756</text:p>
          </table:table-cell>
          <table:table-cell table:formula="of:=[.A911]+300" office:value-type="float" office:value="46" calcext:value-type="float">
            <text:p>46</text:p>
          </table:table-cell>
          <table:table-cell table:formula="of:=ATAN2([.B911];[.D911])" office:value-type="float" office:value="0.207958547252934" calcext:value-type="float">
            <text:p>0.2079585473</text:p>
          </table:table-cell>
          <table:table-cell table:formula="of:=[.E911]*(180/PI())" office:value-type="float" office:value="11.915147071265" calcext:value-type="float">
            <text:p>11.9151470713</text:p>
          </table:table-cell>
          <table:table-cell table:number-columns-repeated="16"/>
        </table:table-row>
        <table:table-row table:style-name="ro1">
          <table:table-cell office:value-type="float" office:value="-255" calcext:value-type="float">
            <text:p>-255</text:p>
          </table:table-cell>
          <table:table-cell office:value-type="float" office:value="219" calcext:value-type="float">
            <text:p>219</text:p>
          </table:table-cell>
          <table:table-cell office:value-type="float" office:value="-755" calcext:value-type="float">
            <text:p>-755</text:p>
          </table:table-cell>
          <table:table-cell table:formula="of:=[.A912]+300" office:value-type="float" office:value="45" calcext:value-type="float">
            <text:p>45</text:p>
          </table:table-cell>
          <table:table-cell table:formula="of:=ATAN2([.B912];[.D912])" office:value-type="float" office:value="0.202658669147476" calcext:value-type="float">
            <text:p>0.2026586691</text:p>
          </table:table-cell>
          <table:table-cell table:formula="of:=[.E912]*(180/PI())" office:value-type="float" office:value="11.6114864238885" calcext:value-type="float">
            <text:p>11.6114864239</text:p>
          </table:table-cell>
          <table:table-cell table:number-columns-repeated="16"/>
        </table:table-row>
        <table:table-row table:style-name="ro1">
          <table:table-cell office:value-type="float" office:value="-252" calcext:value-type="float">
            <text:p>-252</text:p>
          </table:table-cell>
          <table:table-cell office:value-type="float" office:value="218" calcext:value-type="float">
            <text:p>218</text:p>
          </table:table-cell>
          <table:table-cell office:value-type="float" office:value="-756" calcext:value-type="float">
            <text:p>-756</text:p>
          </table:table-cell>
          <table:table-cell table:formula="of:=[.A913]+300" office:value-type="float" office:value="48" calcext:value-type="float">
            <text:p>48</text:p>
          </table:table-cell>
          <table:table-cell table:formula="of:=ATAN2([.B913];[.D913])" office:value-type="float" office:value="0.21672531372474" calcext:value-type="float">
            <text:p>0.2167253137</text:p>
          </table:table-cell>
          <table:table-cell table:formula="of:=[.E913]*(180/PI())" office:value-type="float" office:value="12.4174457900763" calcext:value-type="float">
            <text:p>12.4174457901</text:p>
          </table:table-cell>
          <table:table-cell table:number-columns-repeated="16"/>
        </table:table-row>
        <table:table-row table:style-name="ro1">
          <table:table-cell office:value-type="float" office:value="-246" calcext:value-type="float">
            <text:p>-246</text:p>
          </table:table-cell>
          <table:table-cell office:value-type="float" office:value="217" calcext:value-type="float">
            <text:p>217</text:p>
          </table:table-cell>
          <table:table-cell office:value-type="float" office:value="-757" calcext:value-type="float">
            <text:p>-757</text:p>
          </table:table-cell>
          <table:table-cell table:formula="of:=[.A914]+300" office:value-type="float" office:value="54" calcext:value-type="float">
            <text:p>54</text:p>
          </table:table-cell>
          <table:table-cell table:formula="of:=ATAN2([.B914];[.D914])" office:value-type="float" office:value="0.243894064853673" calcext:value-type="float">
            <text:p>0.2438940649</text:p>
          </table:table-cell>
          <table:table-cell table:formula="of:=[.E914]*(180/PI())" office:value-type="float" office:value="13.9741005644055" calcext:value-type="float">
            <text:p>13.9741005644</text:p>
          </table:table-cell>
          <table:table-cell table:number-columns-repeated="16"/>
        </table:table-row>
        <table:table-row table:style-name="ro1">
          <table:table-cell office:value-type="float" office:value="-233" calcext:value-type="float">
            <text:p>-233</text:p>
          </table:table-cell>
          <table:table-cell office:value-type="float" office:value="212" calcext:value-type="float">
            <text:p>212</text:p>
          </table:table-cell>
          <table:table-cell office:value-type="float" office:value="-753" calcext:value-type="float">
            <text:p>-753</text:p>
          </table:table-cell>
          <table:table-cell table:formula="of:=[.A915]+300" office:value-type="float" office:value="67" calcext:value-type="float">
            <text:p>67</text:p>
          </table:table-cell>
          <table:table-cell table:formula="of:=ATAN2([.B915];[.D915])" office:value-type="float" office:value="0.30610460503533" calcext:value-type="float">
            <text:p>0.306104605</text:p>
          </table:table-cell>
          <table:table-cell table:formula="of:=[.E915]*(180/PI())" office:value-type="float" office:value="17.5385019580434" calcext:value-type="float">
            <text:p>17.538501958</text:p>
          </table:table-cell>
          <table:table-cell table:number-columns-repeated="16"/>
        </table:table-row>
        <table:table-row table:style-name="ro1">
          <table:table-cell office:value-type="float" office:value="-233" calcext:value-type="float">
            <text:p>-233</text:p>
          </table:table-cell>
          <table:table-cell office:value-type="float" office:value="214" calcext:value-type="float">
            <text:p>214</text:p>
          </table:table-cell>
          <table:table-cell office:value-type="float" office:value="-757" calcext:value-type="float">
            <text:p>-757</text:p>
          </table:table-cell>
          <table:table-cell table:formula="of:=[.A916]+300" office:value-type="float" office:value="67" calcext:value-type="float">
            <text:p>67</text:p>
          </table:table-cell>
          <table:table-cell table:formula="of:=ATAN2([.B916];[.D916])" office:value-type="float" office:value="0.303416924722744" calcext:value-type="float">
            <text:p>0.3034169247</text:p>
          </table:table-cell>
          <table:table-cell table:formula="of:=[.E916]*(180/PI())" office:value-type="float" office:value="17.3845092194518" calcext:value-type="float">
            <text:p>17.3845092195</text:p>
          </table:table-cell>
          <table:table-cell table:number-columns-repeated="16"/>
        </table:table-row>
        <table:table-row table:style-name="ro1">
          <table:table-cell office:value-type="float" office:value="-229" calcext:value-type="float">
            <text:p>-229</text:p>
          </table:table-cell>
          <table:table-cell office:value-type="float" office:value="210" calcext:value-type="float">
            <text:p>210</text:p>
          </table:table-cell>
          <table:table-cell office:value-type="float" office:value="-756" calcext:value-type="float">
            <text:p>-756</text:p>
          </table:table-cell>
          <table:table-cell table:formula="of:=[.A917]+300" office:value-type="float" office:value="71" calcext:value-type="float">
            <text:p>71</text:p>
          </table:table-cell>
          <table:table-cell table:formula="of:=ATAN2([.B917];[.D917])" office:value-type="float" office:value="0.326030128840608" calcext:value-type="float">
            <text:p>0.3260301288</text:p>
          </table:table-cell>
          <table:table-cell table:formula="of:=[.E917]*(180/PI())" office:value-type="float" office:value="18.6801503766733" calcext:value-type="float">
            <text:p>18.6801503767</text:p>
          </table:table-cell>
          <table:table-cell table:number-columns-repeated="16"/>
        </table:table-row>
        <table:table-row table:style-name="ro1">
          <table:table-cell office:value-type="float" office:value="-221" calcext:value-type="float">
            <text:p>-221</text:p>
          </table:table-cell>
          <table:table-cell office:value-type="float" office:value="214" calcext:value-type="float">
            <text:p>214</text:p>
          </table:table-cell>
          <table:table-cell office:value-type="float" office:value="-755" calcext:value-type="float">
            <text:p>-755</text:p>
          </table:table-cell>
          <table:table-cell table:formula="of:=[.A918]+300" office:value-type="float" office:value="79" calcext:value-type="float">
            <text:p>79</text:p>
          </table:table-cell>
          <table:table-cell table:formula="of:=ATAN2([.B918];[.D918])" office:value-type="float" office:value="0.353639878967452" calcext:value-type="float">
            <text:p>0.353639879</text:p>
          </table:table-cell>
          <table:table-cell table:formula="of:=[.E918]*(180/PI())" office:value-type="float" office:value="20.2620725323522" calcext:value-type="float">
            <text:p>20.2620725324</text:p>
          </table:table-cell>
          <table:table-cell table:number-columns-repeated="16"/>
        </table:table-row>
        <table:table-row table:style-name="ro1">
          <table:table-cell office:value-type="float" office:value="-220" calcext:value-type="float">
            <text:p>-220</text:p>
          </table:table-cell>
          <table:table-cell office:value-type="float" office:value="211" calcext:value-type="float">
            <text:p>211</text:p>
          </table:table-cell>
          <table:table-cell office:value-type="float" office:value="-756" calcext:value-type="float">
            <text:p>-756</text:p>
          </table:table-cell>
          <table:table-cell table:formula="of:=[.A919]+300" office:value-type="float" office:value="80" calcext:value-type="float">
            <text:p>80</text:p>
          </table:table-cell>
          <table:table-cell table:formula="of:=ATAN2([.B919];[.D919])" office:value-type="float" office:value="0.362401359711544" calcext:value-type="float">
            <text:p>0.3624013597</text:p>
          </table:table-cell>
          <table:table-cell table:formula="of:=[.E919]*(180/PI())" office:value-type="float" office:value="20.7640684012738" calcext:value-type="float">
            <text:p>20.7640684013</text:p>
          </table:table-cell>
          <table:table-cell table:number-columns-repeated="16"/>
        </table:table-row>
        <table:table-row table:style-name="ro1">
          <table:table-cell office:value-type="float" office:value="-220" calcext:value-type="float">
            <text:p>-220</text:p>
          </table:table-cell>
          <table:table-cell office:value-type="float" office:value="207" calcext:value-type="float">
            <text:p>207</text:p>
          </table:table-cell>
          <table:table-cell office:value-type="float" office:value="-754" calcext:value-type="float">
            <text:p>-754</text:p>
          </table:table-cell>
          <table:table-cell table:formula="of:=[.A920]+300" office:value-type="float" office:value="80" calcext:value-type="float">
            <text:p>80</text:p>
          </table:table-cell>
          <table:table-cell table:formula="of:=ATAN2([.B920];[.D920])" office:value-type="float" office:value="0.368791431889704" calcext:value-type="float">
            <text:p>0.3687914319</text:p>
          </table:table-cell>
          <table:table-cell table:formula="of:=[.E920]*(180/PI())" office:value-type="float" office:value="21.1301925678664" calcext:value-type="float">
            <text:p>21.1301925679</text:p>
          </table:table-cell>
          <table:table-cell table:number-columns-repeated="16"/>
        </table:table-row>
        <table:table-row table:style-name="ro1">
          <table:table-cell office:value-type="float" office:value="-217" calcext:value-type="float">
            <text:p>-217</text:p>
          </table:table-cell>
          <table:table-cell office:value-type="float" office:value="207" calcext:value-type="float">
            <text:p>207</text:p>
          </table:table-cell>
          <table:table-cell office:value-type="float" office:value="-755" calcext:value-type="float">
            <text:p>-755</text:p>
          </table:table-cell>
          <table:table-cell table:formula="of:=[.A921]+300" office:value-type="float" office:value="83" calcext:value-type="float">
            <text:p>83</text:p>
          </table:table-cell>
          <table:table-cell table:formula="of:=ATAN2([.B921];[.D921])" office:value-type="float" office:value="0.381339016387056" calcext:value-type="float">
            <text:p>0.3813390164</text:p>
          </table:table-cell>
          <table:table-cell table:formula="of:=[.E921]*(180/PI())" office:value-type="float" office:value="21.8491162026484" calcext:value-type="float">
            <text:p>21.8491162026</text:p>
          </table:table-cell>
          <table:table-cell table:number-columns-repeated="16"/>
        </table:table-row>
        <table:table-row table:style-name="ro1">
          <table:table-cell office:value-type="float" office:value="-217" calcext:value-type="float">
            <text:p>-217</text:p>
          </table:table-cell>
          <table:table-cell office:value-type="float" office:value="210" calcext:value-type="float">
            <text:p>210</text:p>
          </table:table-cell>
          <table:table-cell office:value-type="float" office:value="-754" calcext:value-type="float">
            <text:p>-754</text:p>
          </table:table-cell>
          <table:table-cell table:formula="of:=[.A922]+300" office:value-type="float" office:value="83" calcext:value-type="float">
            <text:p>83</text:p>
          </table:table-cell>
          <table:table-cell table:formula="of:=ATAN2([.B922];[.D922])" office:value-type="float" office:value="0.376394558180175" calcext:value-type="float">
            <text:p>0.3763945582</text:p>
          </table:table-cell>
          <table:table-cell table:formula="of:=[.E922]*(180/PI())" office:value-type="float" office:value="21.5658196154153" calcext:value-type="float">
            <text:p>21.5658196154</text:p>
          </table:table-cell>
          <table:table-cell table:number-columns-repeated="16"/>
        </table:table-row>
        <table:table-row table:style-name="ro1">
          <table:table-cell office:value-type="float" office:value="-213" calcext:value-type="float">
            <text:p>-213</text:p>
          </table:table-cell>
          <table:table-cell office:value-type="float" office:value="206" calcext:value-type="float">
            <text:p>206</text:p>
          </table:table-cell>
          <table:table-cell office:value-type="float" office:value="-756" calcext:value-type="float">
            <text:p>-756</text:p>
          </table:table-cell>
          <table:table-cell table:formula="of:=[.A923]+300" office:value-type="float" office:value="87" calcext:value-type="float">
            <text:p>87</text:p>
          </table:table-cell>
          <table:table-cell table:formula="of:=ATAN2([.B923];[.D923])" office:value-type="float" office:value="0.399607043939611" calcext:value-type="float">
            <text:p>0.3996070439</text:p>
          </table:table-cell>
          <table:table-cell table:formula="of:=[.E923]*(180/PI())" office:value-type="float" office:value="22.8957970814386" calcext:value-type="float">
            <text:p>22.8957970814</text:p>
          </table:table-cell>
          <table:table-cell table:number-columns-repeated="16"/>
        </table:table-row>
        <table:table-row table:style-name="ro1">
          <table:table-cell office:value-type="float" office:value="-216" calcext:value-type="float">
            <text:p>-216</text:p>
          </table:table-cell>
          <table:table-cell office:value-type="float" office:value="207" calcext:value-type="float">
            <text:p>207</text:p>
          </table:table-cell>
          <table:table-cell office:value-type="float" office:value="-751" calcext:value-type="float">
            <text:p>-751</text:p>
          </table:table-cell>
          <table:table-cell table:formula="of:=[.A924]+300" office:value-type="float" office:value="84" calcext:value-type="float">
            <text:p>84</text:p>
          </table:table-cell>
          <table:table-cell table:formula="of:=ATAN2([.B924];[.D924])" office:value-type="float" office:value="0.385493866929329" calcext:value-type="float">
            <text:p>0.3854938669</text:p>
          </table:table-cell>
          <table:table-cell table:formula="of:=[.E924]*(180/PI())" office:value-type="float" office:value="22.0871716032283" calcext:value-type="float">
            <text:p>22.0871716032</text:p>
          </table:table-cell>
          <table:table-cell table:number-columns-repeated="16"/>
        </table:table-row>
        <table:table-row table:style-name="ro1">
          <table:table-cell office:value-type="float" office:value="-217" calcext:value-type="float">
            <text:p>-217</text:p>
          </table:table-cell>
          <table:table-cell office:value-type="float" office:value="207" calcext:value-type="float">
            <text:p>207</text:p>
          </table:table-cell>
          <table:table-cell office:value-type="float" office:value="-753" calcext:value-type="float">
            <text:p>-753</text:p>
          </table:table-cell>
          <table:table-cell table:formula="of:=[.A925]+300" office:value-type="float" office:value="83" calcext:value-type="float">
            <text:p>83</text:p>
          </table:table-cell>
          <table:table-cell table:formula="of:=ATAN2([.B925];[.D925])" office:value-type="float" office:value="0.381339016387056" calcext:value-type="float">
            <text:p>0.3813390164</text:p>
          </table:table-cell>
          <table:table-cell table:formula="of:=[.E925]*(180/PI())" office:value-type="float" office:value="21.8491162026484" calcext:value-type="float">
            <text:p>21.8491162026</text:p>
          </table:table-cell>
          <table:table-cell table:number-columns-repeated="16"/>
        </table:table-row>
        <table:table-row table:style-name="ro1">
          <table:table-cell office:value-type="float" office:value="-212" calcext:value-type="float">
            <text:p>-212</text:p>
          </table:table-cell>
          <table:table-cell office:value-type="float" office:value="207" calcext:value-type="float">
            <text:p>207</text:p>
          </table:table-cell>
          <table:table-cell office:value-type="float" office:value="-759" calcext:value-type="float">
            <text:p>-759</text:p>
          </table:table-cell>
          <table:table-cell table:formula="of:=[.A926]+300" office:value-type="float" office:value="88" calcext:value-type="float">
            <text:p>88</text:p>
          </table:table-cell>
          <table:table-cell table:formula="of:=ATAN2([.B926];[.D926])" office:value-type="float" office:value="0.401972938765795" calcext:value-type="float">
            <text:p>0.4019729388</text:p>
          </table:table-cell>
          <table:table-cell table:formula="of:=[.E926]*(180/PI())" office:value-type="float" office:value="23.0313528697507" calcext:value-type="float">
            <text:p>23.0313528698</text:p>
          </table:table-cell>
          <table:table-cell table:number-columns-repeated="16"/>
        </table:table-row>
        <table:table-row table:style-name="ro1">
          <table:table-cell office:value-type="float" office:value="-211" calcext:value-type="float">
            <text:p>-211</text:p>
          </table:table-cell>
          <table:table-cell office:value-type="float" office:value="208" calcext:value-type="float">
            <text:p>208</text:p>
          </table:table-cell>
          <table:table-cell office:value-type="float" office:value="-757" calcext:value-type="float">
            <text:p>-757</text:p>
          </table:table-cell>
          <table:table-cell table:formula="of:=[.A927]+300" office:value-type="float" office:value="89" calcext:value-type="float">
            <text:p>89</text:p>
          </table:table-cell>
          <table:table-cell table:formula="of:=ATAN2([.B927];[.D927])" office:value-type="float" office:value="0.404311403297435" calcext:value-type="float">
            <text:p>0.4043114033</text:p>
          </table:table-cell>
          <table:table-cell table:formula="of:=[.E927]*(180/PI())" office:value-type="float" office:value="23.1653370179547" calcext:value-type="float">
            <text:p>23.165337018</text:p>
          </table:table-cell>
          <table:table-cell table:number-columns-repeated="16"/>
        </table:table-row>
        <table:table-row table:style-name="ro1">
          <table:table-cell office:value-type="float" office:value="-209" calcext:value-type="float">
            <text:p>-209</text:p>
          </table:table-cell>
          <table:table-cell office:value-type="float" office:value="204" calcext:value-type="float">
            <text:p>204</text:p>
          </table:table-cell>
          <table:table-cell office:value-type="float" office:value="-756" calcext:value-type="float">
            <text:p>-756</text:p>
          </table:table-cell>
          <table:table-cell table:formula="of:=[.A928]+300" office:value-type="float" office:value="91" calcext:value-type="float">
            <text:p>91</text:p>
          </table:table-cell>
          <table:table-cell table:formula="of:=ATAN2([.B928];[.D928])" office:value-type="float" office:value="0.419587965097637" calcext:value-type="float">
            <text:p>0.4195879651</text:p>
          </table:table-cell>
          <table:table-cell table:formula="of:=[.E928]*(180/PI())" office:value-type="float" office:value="24.0406195345771" calcext:value-type="float">
            <text:p>24.0406195346</text:p>
          </table:table-cell>
          <table:table-cell table:number-columns-repeated="16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206" calcext:value-type="float">
            <text:p>206</text:p>
          </table:table-cell>
          <table:table-cell office:value-type="float" office:value="-758" calcext:value-type="float">
            <text:p>-758</text:p>
          </table:table-cell>
          <table:table-cell table:formula="of:=[.A929]+300" office:value-type="float" office:value="90" calcext:value-type="float">
            <text:p>90</text:p>
          </table:table-cell>
          <table:table-cell table:formula="of:=ATAN2([.B929];[.D929])" office:value-type="float" office:value="0.411901017290971" calcext:value-type="float">
            <text:p>0.4119010173</text:p>
          </table:table-cell>
          <table:table-cell table:formula="of:=[.E929]*(180/PI())" office:value-type="float" office:value="23.6001898679178" calcext:value-type="float">
            <text:p>23.6001898679</text:p>
          </table:table-cell>
          <table:table-cell table:number-columns-repeated="16"/>
        </table:table-row>
        <table:table-row table:style-name="ro1">
          <table:table-cell office:value-type="float" office:value="-203" calcext:value-type="float">
            <text:p>-203</text:p>
          </table:table-cell>
          <table:table-cell office:value-type="float" office:value="202" calcext:value-type="float">
            <text:p>202</text:p>
          </table:table-cell>
          <table:table-cell office:value-type="float" office:value="-755" calcext:value-type="float">
            <text:p>-755</text:p>
          </table:table-cell>
          <table:table-cell table:formula="of:=[.A930]+300" office:value-type="float" office:value="97" calcext:value-type="float">
            <text:p>97</text:p>
          </table:table-cell>
          <table:table-cell table:formula="of:=ATAN2([.B930];[.D930])" office:value-type="float" office:value="0.44768090209495" calcext:value-type="float">
            <text:p>0.4476809021</text:p>
          </table:table-cell>
          <table:table-cell table:formula="of:=[.E930]*(180/PI())" office:value-type="float" office:value="25.6502262586501" calcext:value-type="float">
            <text:p>25.6502262587</text:p>
          </table:table-cell>
          <table:table-cell table:number-columns-repeated="16"/>
        </table:table-row>
        <table:table-row table:style-name="ro1">
          <table:table-cell office:value-type="float" office:value="-201" calcext:value-type="float">
            <text:p>-201</text:p>
          </table:table-cell>
          <table:table-cell office:value-type="float" office:value="202" calcext:value-type="float">
            <text:p>202</text:p>
          </table:table-cell>
          <table:table-cell office:value-type="float" office:value="-758" calcext:value-type="float">
            <text:p>-758</text:p>
          </table:table-cell>
          <table:table-cell table:formula="of:=[.A931]+300" office:value-type="float" office:value="99" calcext:value-type="float">
            <text:p>99</text:p>
          </table:table-cell>
          <table:table-cell table:formula="of:=ATAN2([.B931];[.D931])" office:value-type="float" office:value="0.455695490343305" calcext:value-type="float">
            <text:p>0.4556954903</text:p>
          </table:table-cell>
          <table:table-cell table:formula="of:=[.E931]*(180/PI())" office:value-type="float" office:value="26.1094283398159" calcext:value-type="float">
            <text:p>26.1094283398</text:p>
          </table:table-cell>
          <table:table-cell table:number-columns-repeated="16"/>
        </table:table-row>
        <table:table-row table:style-name="ro1">
          <table:table-cell office:value-type="float" office:value="-196" calcext:value-type="float">
            <text:p>-196</text:p>
          </table:table-cell>
          <table:table-cell office:value-type="float" office:value="198" calcext:value-type="float">
            <text:p>198</text:p>
          </table:table-cell>
          <table:table-cell office:value-type="float" office:value="-755" calcext:value-type="float">
            <text:p>-755</text:p>
          </table:table-cell>
          <table:table-cell table:formula="of:=[.A932]+300" office:value-type="float" office:value="104" calcext:value-type="float">
            <text:p>104</text:p>
          </table:table-cell>
          <table:table-cell table:formula="of:=ATAN2([.B932];[.D932])" office:value-type="float" office:value="0.483644942973957" calcext:value-type="float">
            <text:p>0.483644943</text:p>
          </table:table-cell>
          <table:table-cell table:formula="of:=[.E932]*(180/PI())" office:value-type="float" office:value="27.7108140152531" calcext:value-type="float">
            <text:p>27.7108140153</text:p>
          </table:table-cell>
          <table:table-cell table:number-columns-repeated="16"/>
        </table:table-row>
        <table:table-row table:style-name="ro1">
          <table:table-cell office:value-type="float" office:value="-197" calcext:value-type="float">
            <text:p>-197</text:p>
          </table:table-cell>
          <table:table-cell office:value-type="float" office:value="200" calcext:value-type="float">
            <text:p>200</text:p>
          </table:table-cell>
          <table:table-cell office:value-type="float" office:value="-759" calcext:value-type="float">
            <text:p>-759</text:p>
          </table:table-cell>
          <table:table-cell table:formula="of:=[.A933]+300" office:value-type="float" office:value="103" calcext:value-type="float">
            <text:p>103</text:p>
          </table:table-cell>
          <table:table-cell table:formula="of:=ATAN2([.B933];[.D933])" office:value-type="float" office:value="0.475575472717377" calcext:value-type="float">
            <text:p>0.4755754727</text:p>
          </table:table-cell>
          <table:table-cell table:formula="of:=[.E933]*(180/PI())" office:value-type="float" office:value="27.2484674266448" calcext:value-type="float">
            <text:p>27.2484674266</text:p>
          </table:table-cell>
          <table:table-cell table:number-columns-repeated="16"/>
        </table:table-row>
        <table:table-row table:style-name="ro1">
          <table:table-cell office:value-type="float" office:value="-197" calcext:value-type="float">
            <text:p>-197</text:p>
          </table:table-cell>
          <table:table-cell office:value-type="float" office:value="199" calcext:value-type="float">
            <text:p>199</text:p>
          </table:table-cell>
          <table:table-cell office:value-type="float" office:value="-755" calcext:value-type="float">
            <text:p>-755</text:p>
          </table:table-cell>
          <table:table-cell table:formula="of:=[.A934]+300" office:value-type="float" office:value="103" calcext:value-type="float">
            <text:p>103</text:p>
          </table:table-cell>
          <table:table-cell table:formula="of:=ATAN2([.B934];[.D934])" office:value-type="float" office:value="0.477618755794965" calcext:value-type="float">
            <text:p>0.4776187558</text:p>
          </table:table-cell>
          <table:table-cell table:formula="of:=[.E934]*(180/PI())" office:value-type="float" office:value="27.365538923341" calcext:value-type="float">
            <text:p>27.3655389233</text:p>
          </table:table-cell>
          <table:table-cell table:number-columns-repeated="16"/>
        </table:table-row>
        <table:table-row table:style-name="ro1">
          <table:table-cell office:value-type="float" office:value="-196" calcext:value-type="float">
            <text:p>-196</text:p>
          </table:table-cell>
          <table:table-cell office:value-type="float" office:value="200" calcext:value-type="float">
            <text:p>200</text:p>
          </table:table-cell>
          <table:table-cell office:value-type="float" office:value="-756" calcext:value-type="float">
            <text:p>-756</text:p>
          </table:table-cell>
          <table:table-cell table:formula="of:=[.A935]+300" office:value-type="float" office:value="104" calcext:value-type="float">
            <text:p>104</text:p>
          </table:table-cell>
          <table:table-cell table:formula="of:=ATAN2([.B935];[.D935])" office:value-type="float" office:value="0.479519291992596" calcext:value-type="float">
            <text:p>0.479519292</text:p>
          </table:table-cell>
          <table:table-cell table:formula="of:=[.E935]*(180/PI())" office:value-type="float" office:value="27.4744316262771" calcext:value-type="float">
            <text:p>27.4744316263</text:p>
          </table:table-cell>
          <table:table-cell table:number-columns-repeated="16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196" calcext:value-type="float">
            <text:p>196</text:p>
          </table:table-cell>
          <table:table-cell office:value-type="float" office:value="-755" calcext:value-type="float">
            <text:p>-755</text:p>
          </table:table-cell>
          <table:table-cell table:formula="of:=[.A936]+300" office:value-type="float" office:value="105" calcext:value-type="float">
            <text:p>105</text:p>
          </table:table-cell>
          <table:table-cell table:formula="of:=ATAN2([.B936];[.D936])" office:value-type="float" office:value="0.491809175988699" calcext:value-type="float">
            <text:p>0.491809176</text:p>
          </table:table-cell>
          <table:table-cell table:formula="of:=[.E936]*(180/PI())" office:value-type="float" office:value="28.1785901099592" calcext:value-type="float">
            <text:p>28.17859011</text:p>
          </table:table-cell>
          <table:table-cell table:number-columns-repeated="16"/>
        </table:table-row>
        <table:table-row table:style-name="ro1">
          <table:table-cell office:value-type="float" office:value="-198" calcext:value-type="float">
            <text:p>-198</text:p>
          </table:table-cell>
          <table:table-cell office:value-type="float" office:value="196" calcext:value-type="float">
            <text:p>196</text:p>
          </table:table-cell>
          <table:table-cell office:value-type="float" office:value="-760" calcext:value-type="float">
            <text:p>-760</text:p>
          </table:table-cell>
          <table:table-cell table:formula="of:=[.A937]+300" office:value-type="float" office:value="102" calcext:value-type="float">
            <text:p>102</text:p>
          </table:table-cell>
          <table:table-cell table:formula="of:=ATAN2([.B937];[.D937])" office:value-type="float" office:value="0.479840525518328" calcext:value-type="float">
            <text:p>0.4798405255</text:p>
          </table:table-cell>
          <table:table-cell table:formula="of:=[.E937]*(180/PI())" office:value-type="float" office:value="27.4928369515397" calcext:value-type="float">
            <text:p>27.4928369515</text:p>
          </table:table-cell>
          <table:table-cell table:number-columns-repeated="16"/>
        </table:table-row>
        <table:table-row table:style-name="ro1">
          <table:table-cell office:value-type="float" office:value="-196" calcext:value-type="float">
            <text:p>-196</text:p>
          </table:table-cell>
          <table:table-cell office:value-type="float" office:value="200" calcext:value-type="float">
            <text:p>200</text:p>
          </table:table-cell>
          <table:table-cell office:value-type="float" office:value="-756" calcext:value-type="float">
            <text:p>-756</text:p>
          </table:table-cell>
          <table:table-cell table:formula="of:=[.A938]+300" office:value-type="float" office:value="104" calcext:value-type="float">
            <text:p>104</text:p>
          </table:table-cell>
          <table:table-cell table:formula="of:=ATAN2([.B938];[.D938])" office:value-type="float" office:value="0.479519291992596" calcext:value-type="float">
            <text:p>0.479519292</text:p>
          </table:table-cell>
          <table:table-cell table:formula="of:=[.E938]*(180/PI())" office:value-type="float" office:value="27.4744316262771" calcext:value-type="float">
            <text:p>27.4744316263</text:p>
          </table:table-cell>
          <table:table-cell table:number-columns-repeated="16"/>
        </table:table-row>
        <table:table-row table:style-name="ro1">
          <table:table-cell office:value-type="float" office:value="-193" calcext:value-type="float">
            <text:p>-193</text:p>
          </table:table-cell>
          <table:table-cell office:value-type="float" office:value="200" calcext:value-type="float">
            <text:p>200</text:p>
          </table:table-cell>
          <table:table-cell office:value-type="float" office:value="-758" calcext:value-type="float">
            <text:p>-758</text:p>
          </table:table-cell>
          <table:table-cell table:formula="of:=[.A939]+300" office:value-type="float" office:value="107" calcext:value-type="float">
            <text:p>107</text:p>
          </table:table-cell>
          <table:table-cell table:formula="of:=ATAN2([.B939];[.D939])" office:value-type="float" office:value="0.491254006024917" calcext:value-type="float">
            <text:p>0.491254006</text:p>
          </table:table-cell>
          <table:table-cell table:formula="of:=[.E939]*(180/PI())" office:value-type="float" office:value="28.146781214122" calcext:value-type="float">
            <text:p>28.1467812141</text:p>
          </table:table-cell>
          <table:table-cell table:number-columns-repeated="16"/>
        </table:table-row>
        <table:table-row table:style-name="ro1">
          <table:table-cell office:value-type="float" office:value="-192" calcext:value-type="float">
            <text:p>-192</text:p>
          </table:table-cell>
          <table:table-cell office:value-type="float" office:value="196" calcext:value-type="float">
            <text:p>196</text:p>
          </table:table-cell>
          <table:table-cell office:value-type="float" office:value="-756" calcext:value-type="float">
            <text:p>-756</text:p>
          </table:table-cell>
          <table:table-cell table:formula="of:=[.A940]+300" office:value-type="float" office:value="108" calcext:value-type="float">
            <text:p>108</text:p>
          </table:table-cell>
          <table:table-cell table:formula="of:=ATAN2([.B940];[.D940])" office:value-type="float" office:value="0.503626296124096" calcext:value-type="float">
            <text:p>0.5036262961</text:p>
          </table:table-cell>
          <table:table-cell table:formula="of:=[.E940]*(180/PI())" office:value-type="float" office:value="28.8556612197165" calcext:value-type="float">
            <text:p>28.8556612197</text:p>
          </table:table-cell>
          <table:table-cell table:number-columns-repeated="16"/>
        </table:table-row>
        <table:table-row table:style-name="ro1">
          <table:table-cell office:value-type="float" office:value="-188" calcext:value-type="float">
            <text:p>-188</text:p>
          </table:table-cell>
          <table:table-cell office:value-type="float" office:value="193" calcext:value-type="float">
            <text:p>193</text:p>
          </table:table-cell>
          <table:table-cell office:value-type="float" office:value="-756" calcext:value-type="float">
            <text:p>-756</text:p>
          </table:table-cell>
          <table:table-cell table:formula="of:=[.A941]+300" office:value-type="float" office:value="112" calcext:value-type="float">
            <text:p>112</text:p>
          </table:table-cell>
          <table:table-cell table:formula="of:=ATAN2([.B941];[.D941])" office:value-type="float" office:value="0.525816387748067" calcext:value-type="float">
            <text:p>0.5258163877</text:p>
          </table:table-cell>
          <table:table-cell table:formula="of:=[.E941]*(180/PI())" office:value-type="float" office:value="30.1270598167787" calcext:value-type="float">
            <text:p>30.1270598168</text:p>
          </table:table-cell>
          <table:table-cell table:number-columns-repeated="16"/>
        </table:table-row>
        <table:table-row table:style-name="ro1">
          <table:table-cell office:value-type="float" office:value="-184" calcext:value-type="float">
            <text:p>-184</text:p>
          </table:table-cell>
          <table:table-cell office:value-type="float" office:value="189" calcext:value-type="float">
            <text:p>189</text:p>
          </table:table-cell>
          <table:table-cell office:value-type="float" office:value="-757" calcext:value-type="float">
            <text:p>-757</text:p>
          </table:table-cell>
          <table:table-cell table:formula="of:=[.A942]+300" office:value-type="float" office:value="116" calcext:value-type="float">
            <text:p>116</text:p>
          </table:table-cell>
          <table:table-cell table:formula="of:=ATAN2([.B942];[.D942])" office:value-type="float" office:value="0.550473299179015" calcext:value-type="float">
            <text:p>0.5504732992</text:p>
          </table:table-cell>
          <table:table-cell table:formula="of:=[.E942]*(180/PI())" office:value-type="float" office:value="31.5397967775998" calcext:value-type="float">
            <text:p>31.5397967776</text:p>
          </table:table-cell>
          <table:table-cell table:number-columns-repeated="16"/>
        </table:table-row>
        <table:table-row table:style-name="ro1">
          <table:table-cell office:value-type="float" office:value="-182" calcext:value-type="float">
            <text:p>-182</text:p>
          </table:table-cell>
          <table:table-cell office:value-type="float" office:value="189" calcext:value-type="float">
            <text:p>189</text:p>
          </table:table-cell>
          <table:table-cell office:value-type="float" office:value="-756" calcext:value-type="float">
            <text:p>-756</text:p>
          </table:table-cell>
          <table:table-cell table:formula="of:=[.A943]+300" office:value-type="float" office:value="118" calcext:value-type="float">
            <text:p>118</text:p>
          </table:table-cell>
          <table:table-cell table:formula="of:=ATAN2([.B943];[.D943])" office:value-type="float" office:value="0.558123577986494" calcext:value-type="float">
            <text:p>0.558123578</text:p>
          </table:table-cell>
          <table:table-cell table:formula="of:=[.E943]*(180/PI())" office:value-type="float" office:value="31.9781254653668" calcext:value-type="float">
            <text:p>31.9781254654</text:p>
          </table:table-cell>
          <table:table-cell table:number-columns-repeated="16"/>
        </table:table-row>
        <table:table-row table:style-name="ro1">
          <table:table-cell office:value-type="float" office:value="-177" calcext:value-type="float">
            <text:p>-177</text:p>
          </table:table-cell>
          <table:table-cell office:value-type="float" office:value="184" calcext:value-type="float">
            <text:p>184</text:p>
          </table:table-cell>
          <table:table-cell office:value-type="float" office:value="-758" calcext:value-type="float">
            <text:p>-758</text:p>
          </table:table-cell>
          <table:table-cell table:formula="of:=[.A944]+300" office:value-type="float" office:value="123" calcext:value-type="float">
            <text:p>123</text:p>
          </table:table-cell>
          <table:table-cell table:formula="of:=ATAN2([.B944];[.D944])" office:value-type="float" office:value="0.589255735723699" calcext:value-type="float">
            <text:p>0.5892557357</text:p>
          </table:table-cell>
          <table:table-cell table:formula="of:=[.E944]*(180/PI())" office:value-type="float" office:value="33.7618667108442" calcext:value-type="float">
            <text:p>33.7618667108</text:p>
          </table:table-cell>
          <table:table-cell table:number-columns-repeated="16"/>
        </table:table-row>
        <table:table-row table:style-name="ro1">
          <table:table-cell office:value-type="float" office:value="-171" calcext:value-type="float">
            <text:p>-171</text:p>
          </table:table-cell>
          <table:table-cell office:value-type="float" office:value="182" calcext:value-type="float">
            <text:p>182</text:p>
          </table:table-cell>
          <table:table-cell office:value-type="float" office:value="-756" calcext:value-type="float">
            <text:p>-756</text:p>
          </table:table-cell>
          <table:table-cell table:formula="of:=[.A945]+300" office:value-type="float" office:value="129" calcext:value-type="float">
            <text:p>129</text:p>
          </table:table-cell>
          <table:table-cell table:formula="of:=ATAN2([.B945];[.D945])" office:value-type="float" office:value="0.616601768967181" calcext:value-type="float">
            <text:p>0.616601769</text:p>
          </table:table-cell>
          <table:table-cell table:formula="of:=[.E945]*(180/PI())" office:value-type="float" office:value="35.3286790021201" calcext:value-type="float">
            <text:p>35.3286790021</text:p>
          </table:table-cell>
          <table:table-cell table:number-columns-repeated="16"/>
        </table:table-row>
        <table:table-row table:style-name="ro1">
          <table:table-cell office:value-type="float" office:value="-168" calcext:value-type="float">
            <text:p>-168</text:p>
          </table:table-cell>
          <table:table-cell office:value-type="float" office:value="177" calcext:value-type="float">
            <text:p>177</text:p>
          </table:table-cell>
          <table:table-cell office:value-type="float" office:value="-756" calcext:value-type="float">
            <text:p>-756</text:p>
          </table:table-cell>
          <table:table-cell table:formula="of:=[.A946]+300" office:value-type="float" office:value="132" calcext:value-type="float">
            <text:p>132</text:p>
          </table:table-cell>
          <table:table-cell table:formula="of:=ATAN2([.B946];[.D946])" office:value-type="float" office:value="0.640783724177508" calcext:value-type="float">
            <text:p>0.6407837242</text:p>
          </table:table-cell>
          <table:table-cell table:formula="of:=[.E946]*(180/PI())" office:value-type="float" office:value="36.7142029760463" calcext:value-type="float">
            <text:p>36.714202976</text:p>
          </table:table-cell>
          <table:table-cell table:number-columns-repeated="16"/>
        </table:table-row>
        <table:table-row table:style-name="ro1">
          <table:table-cell office:value-type="float" office:value="-162" calcext:value-type="float">
            <text:p>-162</text:p>
          </table:table-cell>
          <table:table-cell office:value-type="float" office:value="176" calcext:value-type="float">
            <text:p>176</text:p>
          </table:table-cell>
          <table:table-cell office:value-type="float" office:value="-756" calcext:value-type="float">
            <text:p>-756</text:p>
          </table:table-cell>
          <table:table-cell table:formula="of:=[.A947]+300" office:value-type="float" office:value="138" calcext:value-type="float">
            <text:p>138</text:p>
          </table:table-cell>
          <table:table-cell table:formula="of:=ATAN2([.B947];[.D947])" office:value-type="float" office:value="0.664964717375447" calcext:value-type="float">
            <text:p>0.6649647174</text:p>
          </table:table-cell>
          <table:table-cell table:formula="of:=[.E947]*(180/PI())" office:value-type="float" office:value="38.0996718307227" calcext:value-type="float">
            <text:p>38.0996718307</text:p>
          </table:table-cell>
          <table:table-cell table:number-columns-repeated="16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178" calcext:value-type="float">
            <text:p>178</text:p>
          </table:table-cell>
          <table:table-cell office:value-type="float" office:value="-757" calcext:value-type="float">
            <text:p>-757</text:p>
          </table:table-cell>
          <table:table-cell table:formula="of:=[.A948]+300" office:value-type="float" office:value="140" calcext:value-type="float">
            <text:p>140</text:p>
          </table:table-cell>
          <table:table-cell table:formula="of:=ATAN2([.B948];[.D948])" office:value-type="float" office:value="0.666465269084459" calcext:value-type="float">
            <text:p>0.6664652691</text:p>
          </table:table-cell>
          <table:table-cell table:formula="of:=[.E948]*(180/PI())" office:value-type="float" office:value="38.1856471105903" calcext:value-type="float">
            <text:p>38.1856471106</text:p>
          </table:table-cell>
          <table:table-cell table:number-columns-repeated="16"/>
        </table:table-row>
        <table:table-row table:style-name="ro1">
          <table:table-cell office:value-type="float" office:value="-159" calcext:value-type="float">
            <text:p>-159</text:p>
          </table:table-cell>
          <table:table-cell office:value-type="float" office:value="171" calcext:value-type="float">
            <text:p>171</text:p>
          </table:table-cell>
          <table:table-cell office:value-type="float" office:value="-760" calcext:value-type="float">
            <text:p>-760</text:p>
          </table:table-cell>
          <table:table-cell table:formula="of:=[.A949]+300" office:value-type="float" office:value="141" calcext:value-type="float">
            <text:p>141</text:p>
          </table:table-cell>
          <table:table-cell table:formula="of:=ATAN2([.B949];[.D949])" office:value-type="float" office:value="0.689539016287435" calcext:value-type="float">
            <text:p>0.6895390163</text:p>
          </table:table-cell>
          <table:table-cell table:formula="of:=[.E949]*(180/PI())" office:value-type="float" office:value="39.5076754428726" calcext:value-type="float">
            <text:p>39.5076754429</text:p>
          </table:table-cell>
          <table:table-cell table:number-columns-repeated="16"/>
        </table:table-row>
        <table:table-row table:style-name="ro1">
          <table:table-cell office:value-type="float" office:value="-156" calcext:value-type="float">
            <text:p>-156</text:p>
          </table:table-cell>
          <table:table-cell office:value-type="float" office:value="170" calcext:value-type="float">
            <text:p>170</text:p>
          </table:table-cell>
          <table:table-cell office:value-type="float" office:value="-755" calcext:value-type="float">
            <text:p>-755</text:p>
          </table:table-cell>
          <table:table-cell table:formula="of:=[.A950]+300" office:value-type="float" office:value="144" calcext:value-type="float">
            <text:p>144</text:p>
          </table:table-cell>
          <table:table-cell table:formula="of:=ATAN2([.B950];[.D950])" office:value-type="float" office:value="0.702784079588802" calcext:value-type="float">
            <text:p>0.7027840796</text:p>
          </table:table-cell>
          <table:table-cell table:formula="of:=[.E950]*(180/PI())" office:value-type="float" office:value="40.2665616694245" calcext:value-type="float">
            <text:p>40.2665616694</text:p>
          </table:table-cell>
          <table:table-cell table:number-columns-repeated="16"/>
        </table:table-row>
        <table:table-row table:style-name="ro1">
          <table:table-cell office:value-type="float" office:value="-154" calcext:value-type="float">
            <text:p>-154</text:p>
          </table:table-cell>
          <table:table-cell office:value-type="float" office:value="171" calcext:value-type="float">
            <text:p>171</text:p>
          </table:table-cell>
          <table:table-cell office:value-type="float" office:value="-755" calcext:value-type="float">
            <text:p>-755</text:p>
          </table:table-cell>
          <table:table-cell table:formula="of:=[.A951]+300" office:value-type="float" office:value="146" calcext:value-type="float">
            <text:p>146</text:p>
          </table:table-cell>
          <table:table-cell table:formula="of:=ATAN2([.B951];[.D951])" office:value-type="float" office:value="0.706696703851893" calcext:value-type="float">
            <text:p>0.7066967039</text:p>
          </table:table-cell>
          <table:table-cell table:formula="of:=[.E951]*(180/PI())" office:value-type="float" office:value="40.4907385265201" calcext:value-type="float">
            <text:p>40.4907385265</text:p>
          </table:table-cell>
          <table:table-cell table:number-columns-repeated="16"/>
        </table:table-row>
        <table:table-row table:style-name="ro1">
          <table:table-cell office:value-type="float" office:value="-151" calcext:value-type="float">
            <text:p>-151</text:p>
          </table:table-cell>
          <table:table-cell office:value-type="float" office:value="166" calcext:value-type="float">
            <text:p>166</text:p>
          </table:table-cell>
          <table:table-cell office:value-type="float" office:value="-758" calcext:value-type="float">
            <text:p>-758</text:p>
          </table:table-cell>
          <table:table-cell table:formula="of:=[.A952]+300" office:value-type="float" office:value="149" calcext:value-type="float">
            <text:p>149</text:p>
          </table:table-cell>
          <table:table-cell table:formula="of:=ATAN2([.B952];[.D952])" office:value-type="float" office:value="0.731482213538852" calcext:value-type="float">
            <text:p>0.7314822135</text:p>
          </table:table-cell>
          <table:table-cell table:formula="of:=[.E952]*(180/PI())" office:value-type="float" office:value="41.9108436246635" calcext:value-type="float">
            <text:p>41.9108436247</text:p>
          </table:table-cell>
          <table:table-cell table:number-columns-repeated="16"/>
        </table:table-row>
        <table:table-row table:style-name="ro1">
          <table:table-cell office:value-type="float" office:value="-148" calcext:value-type="float">
            <text:p>-148</text:p>
          </table:table-cell>
          <table:table-cell office:value-type="float" office:value="163" calcext:value-type="float">
            <text:p>163</text:p>
          </table:table-cell>
          <table:table-cell office:value-type="float" office:value="-755" calcext:value-type="float">
            <text:p>-755</text:p>
          </table:table-cell>
          <table:table-cell table:formula="of:=[.A953]+300" office:value-type="float" office:value="152" calcext:value-type="float">
            <text:p>152</text:p>
          </table:table-cell>
          <table:table-cell table:formula="of:=ATAN2([.B953];[.D953])" office:value-type="float" office:value="0.750491712764771" calcext:value-type="float">
            <text:p>0.7504917128</text:p>
          </table:table-cell>
          <table:table-cell table:formula="of:=[.E953]*(180/PI())" office:value-type="float" office:value="43.0000077009658" calcext:value-type="float">
            <text:p>43.000007701</text:p>
          </table:table-cell>
          <table:table-cell table:number-columns-repeated="16"/>
        </table:table-row>
        <table:table-row table:style-name="ro1">
          <table:table-cell office:value-type="float" office:value="-141" calcext:value-type="float">
            <text:p>-141</text:p>
          </table:table-cell>
          <table:table-cell office:value-type="float" office:value="157" calcext:value-type="float">
            <text:p>157</text:p>
          </table:table-cell>
          <table:table-cell office:value-type="float" office:value="-758" calcext:value-type="float">
            <text:p>-758</text:p>
          </table:table-cell>
          <table:table-cell table:formula="of:=[.A954]+300" office:value-type="float" office:value="159" calcext:value-type="float">
            <text:p>159</text:p>
          </table:table-cell>
          <table:table-cell table:formula="of:=ATAN2([.B954];[.D954])" office:value-type="float" office:value="0.79172719281365" calcext:value-type="float">
            <text:p>0.7917271928</text:p>
          </table:table-cell>
          <table:table-cell table:formula="of:=[.E954]*(180/PI())" office:value-type="float" office:value="45.3626266739625" calcext:value-type="float">
            <text:p>45.362626674</text:p>
          </table:table-cell>
          <table:table-cell table:number-columns-repeated="16"/>
        </table:table-row>
        <table:table-row table:style-name="ro1">
          <table:table-cell office:value-type="float" office:value="-137" calcext:value-type="float">
            <text:p>-137</text:p>
          </table:table-cell>
          <table:table-cell office:value-type="float" office:value="152" calcext:value-type="float">
            <text:p>152</text:p>
          </table:table-cell>
          <table:table-cell office:value-type="float" office:value="-756" calcext:value-type="float">
            <text:p>-756</text:p>
          </table:table-cell>
          <table:table-cell table:formula="of:=[.A955]+300" office:value-type="float" office:value="163" calcext:value-type="float">
            <text:p>163</text:p>
          </table:table-cell>
          <table:table-cell table:formula="of:=ATAN2([.B955];[.D955])" office:value-type="float" office:value="0.820304614030126" calcext:value-type="float">
            <text:p>0.820304614</text:p>
          </table:table-cell>
          <table:table-cell table:formula="of:=[.E955]*(180/PI())" office:value-type="float" office:value="46.9999922990342" calcext:value-type="float">
            <text:p>46.999992299</text:p>
          </table:table-cell>
          <table:table-cell table:number-columns-repeated="16"/>
        </table:table-row>
        <table:table-row table:style-name="ro1">
          <table:table-cell office:value-type="float" office:value="-137" calcext:value-type="float">
            <text:p>-137</text:p>
          </table:table-cell>
          <table:table-cell office:value-type="float" office:value="145" calcext:value-type="float">
            <text:p>145</text:p>
          </table:table-cell>
          <table:table-cell office:value-type="float" office:value="-760" calcext:value-type="float">
            <text:p>-760</text:p>
          </table:table-cell>
          <table:table-cell table:formula="of:=[.A956]+300" office:value-type="float" office:value="163" calcext:value-type="float">
            <text:p>163</text:p>
          </table:table-cell>
          <table:table-cell table:formula="of:=ATAN2([.B956];[.D956])" office:value-type="float" office:value="0.843773323779064" calcext:value-type="float">
            <text:p>0.8437733238</text:p>
          </table:table-cell>
          <table:table-cell table:formula="of:=[.E956]*(180/PI())" office:value-type="float" office:value="48.3446503182659" calcext:value-type="float">
            <text:p>48.3446503183</text:p>
          </table:table-cell>
          <table:table-cell table:number-columns-repeated="16"/>
        </table:table-row>
        <table:table-row table:style-name="ro1">
          <table:table-cell office:value-type="float" office:value="-128" calcext:value-type="float">
            <text:p>-128</text:p>
          </table:table-cell>
          <table:table-cell office:value-type="float" office:value="147" calcext:value-type="float">
            <text:p>147</text:p>
          </table:table-cell>
          <table:table-cell office:value-type="float" office:value="-758" calcext:value-type="float">
            <text:p>-758</text:p>
          </table:table-cell>
          <table:table-cell table:formula="of:=[.A957]+300" office:value-type="float" office:value="172" calcext:value-type="float">
            <text:p>172</text:p>
          </table:table-cell>
          <table:table-cell table:formula="of:=ATAN2([.B957];[.D957])" office:value-type="float" office:value="0.863608212831992" calcext:value-type="float">
            <text:p>0.8636082128</text:p>
          </table:table-cell>
          <table:table-cell table:formula="of:=[.E957]*(180/PI())" office:value-type="float" office:value="49.4811057481089" calcext:value-type="float">
            <text:p>49.4811057481</text:p>
          </table:table-cell>
          <table:table-cell table:number-columns-repeated="16"/>
        </table:table-row>
        <table:table-row table:style-name="ro1">
          <table:table-cell office:value-type="float" office:value="-128" calcext:value-type="float">
            <text:p>-128</text:p>
          </table:table-cell>
          <table:table-cell office:value-type="float" office:value="144" calcext:value-type="float">
            <text:p>144</text:p>
          </table:table-cell>
          <table:table-cell office:value-type="float" office:value="-754" calcext:value-type="float">
            <text:p>-754</text:p>
          </table:table-cell>
          <table:table-cell table:formula="of:=[.A958]+300" office:value-type="float" office:value="172" calcext:value-type="float">
            <text:p>172</text:p>
          </table:table-cell>
          <table:table-cell table:formula="of:=ATAN2([.B958];[.D958])" office:value-type="float" office:value="0.873774949542297" calcext:value-type="float">
            <text:p>0.8737749495</text:p>
          </table:table-cell>
          <table:table-cell table:formula="of:=[.E958]*(180/PI())" office:value-type="float" office:value="50.0636168530301" calcext:value-type="float">
            <text:p>50.063616853</text:p>
          </table:table-cell>
          <table:table-cell table:number-columns-repeated="16"/>
        </table:table-row>
        <table:table-row table:style-name="ro1">
          <table:table-cell office:value-type="float" office:value="-127" calcext:value-type="float">
            <text:p>-127</text:p>
          </table:table-cell>
          <table:table-cell office:value-type="float" office:value="141" calcext:value-type="float">
            <text:p>141</text:p>
          </table:table-cell>
          <table:table-cell office:value-type="float" office:value="-754" calcext:value-type="float">
            <text:p>-754</text:p>
          </table:table-cell>
          <table:table-cell table:formula="of:=[.A959]+300" office:value-type="float" office:value="173" calcext:value-type="float">
            <text:p>173</text:p>
          </table:table-cell>
          <table:table-cell table:formula="of:=ATAN2([.B959];[.D959])" office:value-type="float" office:value="0.886958364704526" calcext:value-type="float">
            <text:p>0.8869583647</text:p>
          </table:table-cell>
          <table:table-cell table:formula="of:=[.E959]*(180/PI())" office:value-type="float" office:value="50.8189709013946" calcext:value-type="float">
            <text:p>50.8189709014</text:p>
          </table:table-cell>
          <table:table-cell table:number-columns-repeated="16"/>
        </table:table-row>
        <table:table-row table:style-name="ro1">
          <table:table-cell office:value-type="float" office:value="-123" calcext:value-type="float">
            <text:p>-123</text:p>
          </table:table-cell>
          <table:table-cell office:value-type="float" office:value="136" calcext:value-type="float">
            <text:p>136</text:p>
          </table:table-cell>
          <table:table-cell office:value-type="float" office:value="-756" calcext:value-type="float">
            <text:p>-756</text:p>
          </table:table-cell>
          <table:table-cell table:formula="of:=[.A960]+300" office:value-type="float" office:value="177" calcext:value-type="float">
            <text:p>177</text:p>
          </table:table-cell>
          <table:table-cell table:formula="of:=ATAN2([.B960];[.D960])" office:value-type="float" office:value="0.915646999324472" calcext:value-type="float">
            <text:p>0.9156469993</text:p>
          </table:table-cell>
          <table:table-cell table:formula="of:=[.E960]*(180/PI())" office:value-type="float" office:value="52.4627085851104" calcext:value-type="float">
            <text:p>52.4627085851</text:p>
          </table:table-cell>
          <table:table-cell table:number-columns-repeated="16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130" calcext:value-type="float">
            <text:p>130</text:p>
          </table:table-cell>
          <table:table-cell office:value-type="float" office:value="-757" calcext:value-type="float">
            <text:p>-757</text:p>
          </table:table-cell>
          <table:table-cell table:formula="of:=[.A961]+300" office:value-type="float" office:value="180" calcext:value-type="float">
            <text:p>180</text:p>
          </table:table-cell>
          <table:table-cell table:formula="of:=ATAN2([.B961];[.D961])" office:value-type="float" office:value="0.945311286555667" calcext:value-type="float">
            <text:p>0.9453112866</text:p>
          </table:table-cell>
          <table:table-cell table:formula="of:=[.E961]*(180/PI())" office:value-type="float" office:value="54.1623470457217" calcext:value-type="float">
            <text:p>54.1623470457</text:p>
          </table:table-cell>
          <table:table-cell table:number-columns-repeated="16"/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127" calcext:value-type="float">
            <text:p>127</text:p>
          </table:table-cell>
          <table:table-cell office:value-type="float" office:value="-757" calcext:value-type="float">
            <text:p>-757</text:p>
          </table:table-cell>
          <table:table-cell table:formula="of:=[.A962]+300" office:value-type="float" office:value="186" calcext:value-type="float">
            <text:p>186</text:p>
          </table:table-cell>
          <table:table-cell table:formula="of:=ATAN2([.B962];[.D962])" office:value-type="float" office:value="0.971710433248523" calcext:value-type="float">
            <text:p>0.9717104332</text:p>
          </table:table-cell>
          <table:table-cell table:formula="of:=[.E962]*(180/PI())" office:value-type="float" office:value="55.6749067339691" calcext:value-type="float">
            <text:p>55.674906734</text:p>
          </table:table-cell>
          <table:table-cell table:number-columns-repeated="16"/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127" calcext:value-type="float">
            <text:p>127</text:p>
          </table:table-cell>
          <table:table-cell office:value-type="float" office:value="-754" calcext:value-type="float">
            <text:p>-754</text:p>
          </table:table-cell>
          <table:table-cell table:formula="of:=[.A963]+300" office:value-type="float" office:value="184" calcext:value-type="float">
            <text:p>184</text:p>
          </table:table-cell>
          <table:table-cell table:formula="of:=ATAN2([.B963];[.D963])" office:value-type="float" office:value="0.966666089403693" calcext:value-type="float">
            <text:p>0.9666660894</text:p>
          </table:table-cell>
          <table:table-cell table:formula="of:=[.E963]*(180/PI())" office:value-type="float" office:value="55.3858871212475" calcext:value-type="float">
            <text:p>55.3858871212</text:p>
          </table:table-cell>
          <table:table-cell table:number-columns-repeated="16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119" calcext:value-type="float">
            <text:p>119</text:p>
          </table:table-cell>
          <table:table-cell office:value-type="float" office:value="-758" calcext:value-type="float">
            <text:p>-758</text:p>
          </table:table-cell>
          <table:table-cell table:formula="of:=[.A964]+300" office:value-type="float" office:value="190" calcext:value-type="float">
            <text:p>190</text:p>
          </table:table-cell>
          <table:table-cell table:formula="of:=ATAN2([.B964];[.D964])" office:value-type="float" office:value="1.01125138525566" calcext:value-type="float">
            <text:p>1.0112513853</text:p>
          </table:table-cell>
          <table:table-cell table:formula="of:=[.E964]*(180/PI())" office:value-type="float" office:value="57.9404364019071" calcext:value-type="float">
            <text:p>57.9404364019</text:p>
          </table:table-cell>
          <table:table-cell table:number-columns-repeated="16"/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118" calcext:value-type="float">
            <text:p>118</text:p>
          </table:table-cell>
          <table:table-cell office:value-type="float" office:value="-754" calcext:value-type="float">
            <text:p>-754</text:p>
          </table:table-cell>
          <table:table-cell table:formula="of:=[.A965]+300" office:value-type="float" office:value="191" calcext:value-type="float">
            <text:p>191</text:p>
          </table:table-cell>
          <table:table-cell table:formula="of:=ATAN2([.B965];[.D965])" office:value-type="float" office:value="1.01739054360414" calcext:value-type="float">
            <text:p>1.0173905436</text:p>
          </table:table-cell>
          <table:table-cell table:formula="of:=[.E965]*(180/PI())" office:value-type="float" office:value="58.2921842650378" calcext:value-type="float">
            <text:p>58.292184265</text:p>
          </table:table-cell>
          <table:table-cell table:number-columns-repeated="16"/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121" calcext:value-type="float">
            <text:p>121</text:p>
          </table:table-cell>
          <table:table-cell office:value-type="float" office:value="-757" calcext:value-type="float">
            <text:p>-757</text:p>
          </table:table-cell>
          <table:table-cell table:formula="of:=[.A966]+300" office:value-type="float" office:value="191" calcext:value-type="float">
            <text:p>191</text:p>
          </table:table-cell>
          <table:table-cell table:formula="of:=ATAN2([.B966];[.D966])" office:value-type="float" office:value="1.0061023846158" calcext:value-type="float">
            <text:p>1.0061023846</text:p>
          </table:table-cell>
          <table:table-cell table:formula="of:=[.E966]*(180/PI())" office:value-type="float" office:value="57.645420396533" calcext:value-type="float">
            <text:p>57.6454203965</text:p>
          </table:table-cell>
          <table:table-cell table:number-columns-repeated="16"/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117" calcext:value-type="float">
            <text:p>117</text:p>
          </table:table-cell>
          <table:table-cell office:value-type="float" office:value="-753" calcext:value-type="float">
            <text:p>-753</text:p>
          </table:table-cell>
          <table:table-cell table:formula="of:=[.A967]+300" office:value-type="float" office:value="194" calcext:value-type="float">
            <text:p>194</text:p>
          </table:table-cell>
          <table:table-cell table:formula="of:=ATAN2([.B967];[.D967])" office:value-type="float" office:value="1.0281058236155" calcext:value-type="float">
            <text:p>1.0281058236</text:p>
          </table:table-cell>
          <table:table-cell table:formula="of:=[.E967]*(180/PI())" office:value-type="float" office:value="58.9061245859895" calcext:value-type="float">
            <text:p>58.906124586</text:p>
          </table:table-cell>
          <table:table-cell table:number-columns-repeated="16"/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119" calcext:value-type="float">
            <text:p>119</text:p>
          </table:table-cell>
          <table:table-cell office:value-type="float" office:value="-753" calcext:value-type="float">
            <text:p>-753</text:p>
          </table:table-cell>
          <table:table-cell table:formula="of:=[.A968]+300" office:value-type="float" office:value="193" calcext:value-type="float">
            <text:p>193</text:p>
          </table:table-cell>
          <table:table-cell table:formula="of:=ATAN2([.B968];[.D968])" office:value-type="float" office:value="1.01827454298098" calcext:value-type="float">
            <text:p>1.018274543</text:p>
          </table:table-cell>
          <table:table-cell table:formula="of:=[.E968]*(180/PI())" office:value-type="float" office:value="58.3428336984231" calcext:value-type="float">
            <text:p>58.3428336984</text:p>
          </table:table-cell>
          <table:table-cell table:number-columns-repeated="16"/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113" calcext:value-type="float">
            <text:p>113</text:p>
          </table:table-cell>
          <table:table-cell office:value-type="float" office:value="-758" calcext:value-type="float">
            <text:p>-758</text:p>
          </table:table-cell>
          <table:table-cell table:formula="of:=[.A969]+300" office:value-type="float" office:value="201" calcext:value-type="float">
            <text:p>201</text:p>
          </table:table-cell>
          <table:table-cell table:formula="of:=ATAN2([.B969];[.D969])" office:value-type="float" office:value="1.05864310555371" calcext:value-type="float">
            <text:p>1.0586431056</text:p>
          </table:table-cell>
          <table:table-cell table:formula="of:=[.E969]*(180/PI())" office:value-type="float" office:value="60.6557819588499" calcext:value-type="float">
            <text:p>60.6557819589</text:p>
          </table:table-cell>
          <table:table-cell table:number-columns-repeated="16"/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113" calcext:value-type="float">
            <text:p>113</text:p>
          </table:table-cell>
          <table:table-cell office:value-type="float" office:value="-755" calcext:value-type="float">
            <text:p>-755</text:p>
          </table:table-cell>
          <table:table-cell table:formula="of:=[.A970]+300" office:value-type="float" office:value="198" calcext:value-type="float">
            <text:p>198</text:p>
          </table:table-cell>
          <table:table-cell table:formula="of:=ATAN2([.B970];[.D970])" office:value-type="float" office:value="1.0521942821356" calcext:value-type="float">
            <text:p>1.0521942821</text:p>
          </table:table-cell>
          <table:table-cell table:formula="of:=[.E970]*(180/PI())" office:value-type="float" office:value="60.2862915941675" calcext:value-type="float">
            <text:p>60.2862915942</text:p>
          </table:table-cell>
          <table:table-cell table:number-columns-repeated="16"/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109" calcext:value-type="float">
            <text:p>109</text:p>
          </table:table-cell>
          <table:table-cell office:value-type="float" office:value="-753" calcext:value-type="float">
            <text:p>-753</text:p>
          </table:table-cell>
          <table:table-cell table:formula="of:=[.A971]+300" office:value-type="float" office:value="202" calcext:value-type="float">
            <text:p>202</text:p>
          </table:table-cell>
          <table:table-cell table:formula="of:=ATAN2([.B971];[.D971])" office:value-type="float" office:value="1.0759697412284" calcext:value-type="float">
            <text:p>1.0759697412</text:p>
          </table:table-cell>
          <table:table-cell table:formula="of:=[.E971]*(180/PI())" office:value-type="float" office:value="61.6485250561707" calcext:value-type="float">
            <text:p>61.6485250562</text:p>
          </table:table-cell>
          <table:table-cell table:number-columns-repeated="16"/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107" calcext:value-type="float">
            <text:p>107</text:p>
          </table:table-cell>
          <table:table-cell office:value-type="float" office:value="-752" calcext:value-type="float">
            <text:p>-752</text:p>
          </table:table-cell>
          <table:table-cell table:formula="of:=[.A972]+300" office:value-type="float" office:value="203" calcext:value-type="float">
            <text:p>203</text:p>
          </table:table-cell>
          <table:table-cell table:formula="of:=ATAN2([.B972];[.D972])" office:value-type="float" office:value="1.08570950804217" calcext:value-type="float">
            <text:p>1.085709508</text:p>
          </table:table-cell>
          <table:table-cell table:formula="of:=[.E972]*(180/PI())" office:value-type="float" office:value="62.2065725880415" calcext:value-type="float">
            <text:p>62.206572588</text:p>
          </table:table-cell>
          <table:table-cell table:number-columns-repeated="16"/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105" calcext:value-type="float">
            <text:p>105</text:p>
          </table:table-cell>
          <table:table-cell office:value-type="float" office:value="-753" calcext:value-type="float">
            <text:p>-753</text:p>
          </table:table-cell>
          <table:table-cell table:formula="of:=[.A973]+300" office:value-type="float" office:value="206" calcext:value-type="float">
            <text:p>206</text:p>
          </table:table-cell>
          <table:table-cell table:formula="of:=ATAN2([.B973];[.D973])" office:value-type="float" office:value="1.09941192825999" calcext:value-type="float">
            <text:p>1.0994119283</text:p>
          </table:table-cell>
          <table:table-cell table:formula="of:=[.E973]*(180/PI())" office:value-type="float" office:value="62.9916634356369" calcext:value-type="float">
            <text:p>62.9916634356</text:p>
          </table:table-cell>
          <table:table-cell table:number-columns-repeated="16"/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00" calcext:value-type="float">
            <text:p>100</text:p>
          </table:table-cell>
          <table:table-cell office:value-type="float" office:value="-753" calcext:value-type="float">
            <text:p>-753</text:p>
          </table:table-cell>
          <table:table-cell table:formula="of:=[.A974]+300" office:value-type="float" office:value="207" calcext:value-type="float">
            <text:p>207</text:p>
          </table:table-cell>
          <table:table-cell table:formula="of:=ATAN2([.B974];[.D974])" office:value-type="float" office:value="1.12076655298599" calcext:value-type="float">
            <text:p>1.120766553</text:p>
          </table:table-cell>
          <table:table-cell table:formula="of:=[.E974]*(180/PI())" office:value-type="float" office:value="64.2151933055224" calcext:value-type="float">
            <text:p>64.2151933055</text:p>
          </table:table-cell>
          <table:table-cell table:number-columns-repeated="16"/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93" calcext:value-type="float">
            <text:p>93</text:p>
          </table:table-cell>
          <table:table-cell office:value-type="float" office:value="-753" calcext:value-type="float">
            <text:p>-753</text:p>
          </table:table-cell>
          <table:table-cell table:formula="of:=[.A975]+300" office:value-type="float" office:value="213" calcext:value-type="float">
            <text:p>213</text:p>
          </table:table-cell>
          <table:table-cell table:formula="of:=ATAN2([.B975];[.D975])" office:value-type="float" office:value="1.159124983363" calcext:value-type="float">
            <text:p>1.1591249834</text:p>
          </table:table-cell>
          <table:table-cell table:formula="of:=[.E975]*(180/PI())" office:value-type="float" office:value="66.4129694748718" calcext:value-type="float">
            <text:p>66.4129694749</text:p>
          </table:table-cell>
          <table:table-cell table:number-columns-repeated="16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94" calcext:value-type="float">
            <text:p>94</text:p>
          </table:table-cell>
          <table:table-cell office:value-type="float" office:value="-755" calcext:value-type="float">
            <text:p>-755</text:p>
          </table:table-cell>
          <table:table-cell table:formula="of:=[.A976]+300" office:value-type="float" office:value="210" calcext:value-type="float">
            <text:p>210</text:p>
          </table:table-cell>
          <table:table-cell table:formula="of:=ATAN2([.B976];[.D976])" office:value-type="float" office:value="1.14992416580438" calcext:value-type="float">
            <text:p>1.1499241658</text:p>
          </table:table-cell>
          <table:table-cell table:formula="of:=[.E976]*(180/PI())" office:value-type="float" office:value="65.885801460693" calcext:value-type="float">
            <text:p>65.8858014607</text:p>
          </table:table-cell>
          <table:table-cell table:number-columns-repeated="16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88" calcext:value-type="float">
            <text:p>88</text:p>
          </table:table-cell>
          <table:table-cell office:value-type="float" office:value="-754" calcext:value-type="float">
            <text:p>-754</text:p>
          </table:table-cell>
          <table:table-cell table:formula="of:=[.A977]+300" office:value-type="float" office:value="215" calcext:value-type="float">
            <text:p>215</text:p>
          </table:table-cell>
          <table:table-cell table:formula="of:=ATAN2([.B977];[.D977])" office:value-type="float" office:value="1.18229651481782" calcext:value-type="float">
            <text:p>1.1822965148</text:p>
          </table:table-cell>
          <table:table-cell table:formula="of:=[.E977]*(180/PI())" office:value-type="float" office:value="67.7406004320874" calcext:value-type="float">
            <text:p>67.7406004321</text:p>
          </table:table-cell>
          <table:table-cell table:number-columns-repeated="16"/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83" calcext:value-type="float">
            <text:p>83</text:p>
          </table:table-cell>
          <table:table-cell office:value-type="float" office:value="-752" calcext:value-type="float">
            <text:p>-752</text:p>
          </table:table-cell>
          <table:table-cell table:formula="of:=[.A978]+300" office:value-type="float" office:value="212" calcext:value-type="float">
            <text:p>212</text:p>
          </table:table-cell>
          <table:table-cell table:formula="of:=ATAN2([.B978];[.D978])" office:value-type="float" office:value="1.19763076398657" calcext:value-type="float">
            <text:p>1.197630764</text:p>
          </table:table-cell>
          <table:table-cell table:formula="of:=[.E978]*(180/PI())" office:value-type="float" office:value="68.619188191459" calcext:value-type="float">
            <text:p>68.6191881915</text:p>
          </table:table-cell>
          <table:table-cell table:number-columns-repeated="16"/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79" calcext:value-type="float">
            <text:p>79</text:p>
          </table:table-cell>
          <table:table-cell office:value-type="float" office:value="-752" calcext:value-type="float">
            <text:p>-752</text:p>
          </table:table-cell>
          <table:table-cell table:formula="of:=[.A979]+300" office:value-type="float" office:value="217" calcext:value-type="float">
            <text:p>217</text:p>
          </table:table-cell>
          <table:table-cell table:formula="of:=ATAN2([.B979];[.D979])" office:value-type="float" office:value="1.22165536392339" calcext:value-type="float">
            <text:p>1.2216553639</text:p>
          </table:table-cell>
          <table:table-cell table:formula="of:=[.E979]*(180/PI())" office:value-type="float" office:value="69.995696372329" calcext:value-type="float">
            <text:p>69.9956963723</text:p>
          </table:table-cell>
          <table:table-cell table:number-columns-repeated="16"/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77" calcext:value-type="float">
            <text:p>77</text:p>
          </table:table-cell>
          <table:table-cell office:value-type="float" office:value="-753" calcext:value-type="float">
            <text:p>-753</text:p>
          </table:table-cell>
          <table:table-cell table:formula="of:=[.A980]+300" office:value-type="float" office:value="218" calcext:value-type="float">
            <text:p>218</text:p>
          </table:table-cell>
          <table:table-cell table:formula="of:=ATAN2([.B980];[.D980])" office:value-type="float" office:value="1.23126378912089" calcext:value-type="float">
            <text:p>1.2312637891</text:p>
          </table:table-cell>
          <table:table-cell table:formula="of:=[.E980]*(180/PI())" office:value-type="float" office:value="70.5462185839127" calcext:value-type="float">
            <text:p>70.5462185839</text:p>
          </table:table-cell>
          <table:table-cell table:number-columns-repeated="16"/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77" calcext:value-type="float">
            <text:p>77</text:p>
          </table:table-cell>
          <table:table-cell office:value-type="float" office:value="-754" calcext:value-type="float">
            <text:p>-754</text:p>
          </table:table-cell>
          <table:table-cell table:formula="of:=[.A981]+300" office:value-type="float" office:value="217" calcext:value-type="float">
            <text:p>217</text:p>
          </table:table-cell>
          <table:table-cell table:formula="of:=ATAN2([.B981];[.D981])" office:value-type="float" office:value="1.22981737329855" calcext:value-type="float">
            <text:p>1.2298173733</text:p>
          </table:table-cell>
          <table:table-cell table:formula="of:=[.E981]*(180/PI())" office:value-type="float" office:value="70.4633450618716" calcext:value-type="float">
            <text:p>70.4633450619</text:p>
          </table:table-cell>
          <table:table-cell table:number-columns-repeated="16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71" calcext:value-type="float">
            <text:p>71</text:p>
          </table:table-cell>
          <table:table-cell office:value-type="float" office:value="-756" calcext:value-type="float">
            <text:p>-756</text:p>
          </table:table-cell>
          <table:table-cell table:formula="of:=[.A982]+300" office:value-type="float" office:value="220" calcext:value-type="float">
            <text:p>220</text:p>
          </table:table-cell>
          <table:table-cell table:formula="of:=ATAN2([.B982];[.D982])" office:value-type="float" office:value="1.25862140310831" calcext:value-type="float">
            <text:p>1.2586214031</text:p>
          </table:table-cell>
          <table:table-cell table:formula="of:=[.E982]*(180/PI())" office:value-type="float" office:value="72.11369440294" calcext:value-type="float">
            <text:p>72.1136944029</text:p>
          </table:table-cell>
          <table:table-cell table:number-columns-repeated="16"/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69" calcext:value-type="float">
            <text:p>69</text:p>
          </table:table-cell>
          <table:table-cell office:value-type="float" office:value="-751" calcext:value-type="float">
            <text:p>-751</text:p>
          </table:table-cell>
          <table:table-cell table:formula="of:=[.A983]+300" office:value-type="float" office:value="226" calcext:value-type="float">
            <text:p>226</text:p>
          </table:table-cell>
          <table:table-cell table:formula="of:=ATAN2([.B983];[.D983])" office:value-type="float" office:value="1.27447536314018" calcext:value-type="float">
            <text:p>1.2744753631</text:p>
          </table:table-cell>
          <table:table-cell table:formula="of:=[.E983]*(180/PI())" office:value-type="float" office:value="73.0220594013354" calcext:value-type="float">
            <text:p>73.0220594013</text:p>
          </table:table-cell>
          <table:table-cell table:number-columns-repeated="16"/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67" calcext:value-type="float">
            <text:p>67</text:p>
          </table:table-cell>
          <table:table-cell office:value-type="float" office:value="-750" calcext:value-type="float">
            <text:p>-750</text:p>
          </table:table-cell>
          <table:table-cell table:formula="of:=[.A984]+300" office:value-type="float" office:value="226" calcext:value-type="float">
            <text:p>226</text:p>
          </table:table-cell>
          <table:table-cell table:formula="of:=ATAN2([.B984];[.D984])" office:value-type="float" office:value="1.28259023195993" calcext:value-type="float">
            <text:p>1.282590232</text:p>
          </table:table-cell>
          <table:table-cell table:formula="of:=[.E984]*(180/PI())" office:value-type="float" office:value="73.4870071360094" calcext:value-type="float">
            <text:p>73.487007136</text:p>
          </table:table-cell>
          <table:table-cell table:number-columns-repeated="16"/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70" calcext:value-type="float">
            <text:p>70</text:p>
          </table:table-cell>
          <table:table-cell office:value-type="float" office:value="-750" calcext:value-type="float">
            <text:p>-750</text:p>
          </table:table-cell>
          <table:table-cell table:formula="of:=[.A985]+300" office:value-type="float" office:value="226" calcext:value-type="float">
            <text:p>226</text:p>
          </table:table-cell>
          <table:table-cell table:formula="of:=ATAN2([.B985];[.D985])" office:value-type="float" office:value="1.27043288524998" calcext:value-type="float">
            <text:p>1.2704328852</text:p>
          </table:table-cell>
          <table:table-cell table:formula="of:=[.E985]*(180/PI())" office:value-type="float" office:value="72.7904424794521" calcext:value-type="float">
            <text:p>72.7904424795</text:p>
          </table:table-cell>
          <table:table-cell table:number-columns-repeated="16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68" calcext:value-type="float">
            <text:p>68</text:p>
          </table:table-cell>
          <table:table-cell office:value-type="float" office:value="-749" calcext:value-type="float">
            <text:p>-749</text:p>
          </table:table-cell>
          <table:table-cell table:formula="of:=[.A986]+300" office:value-type="float" office:value="225" calcext:value-type="float">
            <text:p>225</text:p>
          </table:table-cell>
          <table:table-cell table:formula="of:=ATAN2([.B986];[.D986])" office:value-type="float" office:value="1.27730204532393" calcext:value-type="float">
            <text:p>1.2773020453</text:p>
          </table:table-cell>
          <table:table-cell table:formula="of:=[.E986]*(180/PI())" office:value-type="float" office:value="73.1840163604888" calcext:value-type="float">
            <text:p>73.1840163605</text:p>
          </table:table-cell>
          <table:table-cell table:number-columns-repeated="16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68" calcext:value-type="float">
            <text:p>68</text:p>
          </table:table-cell>
          <table:table-cell office:value-type="float" office:value="-749" calcext:value-type="float">
            <text:p>-749</text:p>
          </table:table-cell>
          <table:table-cell table:formula="of:=[.A987]+300" office:value-type="float" office:value="220" calcext:value-type="float">
            <text:p>220</text:p>
          </table:table-cell>
          <table:table-cell table:formula="of:=ATAN2([.B987];[.D987])" office:value-type="float" office:value="1.27102025669492" calcext:value-type="float">
            <text:p>1.2710202567</text:p>
          </table:table-cell>
          <table:table-cell table:formula="of:=[.E987]*(180/PI())" office:value-type="float" office:value="72.8240963842533" calcext:value-type="float">
            <text:p>72.8240963843</text:p>
          </table:table-cell>
          <table:table-cell table:number-columns-repeated="16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68" calcext:value-type="float">
            <text:p>68</text:p>
          </table:table-cell>
          <table:table-cell office:value-type="float" office:value="-749" calcext:value-type="float">
            <text:p>-749</text:p>
          </table:table-cell>
          <table:table-cell table:formula="of:=[.A988]+300" office:value-type="float" office:value="220" calcext:value-type="float">
            <text:p>220</text:p>
          </table:table-cell>
          <table:table-cell table:formula="of:=ATAN2([.B988];[.D988])" office:value-type="float" office:value="1.27102025669492" calcext:value-type="float">
            <text:p>1.2710202567</text:p>
          </table:table-cell>
          <table:table-cell table:formula="of:=[.E988]*(180/PI())" office:value-type="float" office:value="72.8240963842533" calcext:value-type="float">
            <text:p>72.8240963843</text:p>
          </table:table-cell>
          <table:table-cell table:number-columns-repeated="16"/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68" calcext:value-type="float">
            <text:p>68</text:p>
          </table:table-cell>
          <table:table-cell office:value-type="float" office:value="-750" calcext:value-type="float">
            <text:p>-750</text:p>
          </table:table-cell>
          <table:table-cell table:formula="of:=[.A989]+300" office:value-type="float" office:value="224" calcext:value-type="float">
            <text:p>224</text:p>
          </table:table-cell>
          <table:table-cell table:formula="of:=ATAN2([.B989];[.D989])" office:value-type="float" office:value="1.27606622158552" calcext:value-type="float">
            <text:p>1.2760662216</text:p>
          </table:table-cell>
          <table:table-cell table:formula="of:=[.E989]*(180/PI())" office:value-type="float" office:value="73.113208876056" calcext:value-type="float">
            <text:p>73.1132088761</text:p>
          </table:table-cell>
          <table:table-cell table:number-columns-repeated="16"/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70" calcext:value-type="float">
            <text:p>70</text:p>
          </table:table-cell>
          <table:table-cell office:value-type="float" office:value="-752" calcext:value-type="float">
            <text:p>-752</text:p>
          </table:table-cell>
          <table:table-cell table:formula="of:=[.A990]+300" office:value-type="float" office:value="222" calcext:value-type="float">
            <text:p>222</text:p>
          </table:table-cell>
          <table:table-cell table:formula="of:=ATAN2([.B990];[.D990])" office:value-type="float" office:value="1.26534867571692" calcext:value-type="float">
            <text:p>1.2653486757</text:p>
          </table:table-cell>
          <table:table-cell table:formula="of:=[.E990]*(180/PI())" office:value-type="float" office:value="72.4991387310472" calcext:value-type="float">
            <text:p>72.499138731</text:p>
          </table:table-cell>
          <table:table-cell table:number-columns-repeated="16"/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68" calcext:value-type="float">
            <text:p>68</text:p>
          </table:table-cell>
          <table:table-cell office:value-type="float" office:value="-750" calcext:value-type="float">
            <text:p>-750</text:p>
          </table:table-cell>
          <table:table-cell table:formula="of:=[.A991]+300" office:value-type="float" office:value="224" calcext:value-type="float">
            <text:p>224</text:p>
          </table:table-cell>
          <table:table-cell table:formula="of:=ATAN2([.B991];[.D991])" office:value-type="float" office:value="1.27606622158552" calcext:value-type="float">
            <text:p>1.2760662216</text:p>
          </table:table-cell>
          <table:table-cell table:formula="of:=[.E991]*(180/PI())" office:value-type="float" office:value="73.113208876056" calcext:value-type="float">
            <text:p>73.1132088761</text:p>
          </table:table-cell>
          <table:table-cell table:number-columns-repeated="16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68" calcext:value-type="float">
            <text:p>68</text:p>
          </table:table-cell>
          <table:table-cell office:value-type="float" office:value="-750" calcext:value-type="float">
            <text:p>-750</text:p>
          </table:table-cell>
          <table:table-cell table:formula="of:=[.A992]+300" office:value-type="float" office:value="225" calcext:value-type="float">
            <text:p>225</text:p>
          </table:table-cell>
          <table:table-cell table:formula="of:=ATAN2([.B992];[.D992])" office:value-type="float" office:value="1.27730204532393" calcext:value-type="float">
            <text:p>1.2773020453</text:p>
          </table:table-cell>
          <table:table-cell table:formula="of:=[.E992]*(180/PI())" office:value-type="float" office:value="73.1840163604888" calcext:value-type="float">
            <text:p>73.1840163605</text:p>
          </table:table-cell>
          <table:table-cell table:number-columns-repeated="16"/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69" calcext:value-type="float">
            <text:p>69</text:p>
          </table:table-cell>
          <table:table-cell office:value-type="float" office:value="-750" calcext:value-type="float">
            <text:p>-750</text:p>
          </table:table-cell>
          <table:table-cell table:formula="of:=[.A993]+300" office:value-type="float" office:value="227" calcext:value-type="float">
            <text:p>227</text:p>
          </table:table-cell>
          <table:table-cell table:formula="of:=ATAN2([.B993];[.D993])" office:value-type="float" office:value="1.27570612077285" calcext:value-type="float">
            <text:p>1.2757061208</text:p>
          </table:table-cell>
          <table:table-cell table:formula="of:=[.E993]*(180/PI())" office:value-type="float" office:value="73.0925766192909" calcext:value-type="float">
            <text:p>73.0925766193</text:p>
          </table:table-cell>
          <table:table-cell table:number-columns-repeated="16"/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68" calcext:value-type="float">
            <text:p>68</text:p>
          </table:table-cell>
          <table:table-cell office:value-type="float" office:value="-749" calcext:value-type="float">
            <text:p>-749</text:p>
          </table:table-cell>
          <table:table-cell table:formula="of:=[.A994]+300" office:value-type="float" office:value="223" calcext:value-type="float">
            <text:p>223</text:p>
          </table:table-cell>
          <table:table-cell table:formula="of:=ATAN2([.B994];[.D994])" office:value-type="float" office:value="1.27482025330621" calcext:value-type="float">
            <text:p>1.2748202533</text:p>
          </table:table-cell>
          <table:table-cell table:formula="of:=[.E994]*(180/PI())" office:value-type="float" office:value="73.0418201522445" calcext:value-type="float">
            <text:p>73.0418201522</text:p>
          </table:table-cell>
          <table:table-cell table:number-columns-repeated="16"/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69" calcext:value-type="float">
            <text:p>69</text:p>
          </table:table-cell>
          <table:table-cell office:value-type="float" office:value="-750" calcext:value-type="float">
            <text:p>-750</text:p>
          </table:table-cell>
          <table:table-cell table:formula="of:=[.A995]+300" office:value-type="float" office:value="224" calcext:value-type="float">
            <text:p>224</text:p>
          </table:table-cell>
          <table:table-cell table:formula="of:=ATAN2([.B995];[.D995])" office:value-type="float" office:value="1.27198371893293" calcext:value-type="float">
            <text:p>1.2719837189</text:p>
          </table:table-cell>
          <table:table-cell table:formula="of:=[.E995]*(180/PI())" office:value-type="float" office:value="72.8792987042118" calcext:value-type="float">
            <text:p>72.8792987042</text:p>
          </table:table-cell>
          <table:table-cell table:number-columns-repeated="16"/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69" calcext:value-type="float">
            <text:p>69</text:p>
          </table:table-cell>
          <table:table-cell office:value-type="float" office:value="-749" calcext:value-type="float">
            <text:p>-749</text:p>
          </table:table-cell>
          <table:table-cell table:formula="of:=[.A996]+300" office:value-type="float" office:value="224" calcext:value-type="float">
            <text:p>224</text:p>
          </table:table-cell>
          <table:table-cell table:formula="of:=ATAN2([.B996];[.D996])" office:value-type="float" office:value="1.27198371893293" calcext:value-type="float">
            <text:p>1.2719837189</text:p>
          </table:table-cell>
          <table:table-cell table:formula="of:=[.E996]*(180/PI())" office:value-type="float" office:value="72.8792987042118" calcext:value-type="float">
            <text:p>72.8792987042</text:p>
          </table:table-cell>
          <table:table-cell table:number-columns-repeated="16"/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70" calcext:value-type="float">
            <text:p>70</text:p>
          </table:table-cell>
          <table:table-cell office:value-type="float" office:value="-748" calcext:value-type="float">
            <text:p>-748</text:p>
          </table:table-cell>
          <table:table-cell table:formula="of:=[.A997]+300" office:value-type="float" office:value="226" calcext:value-type="float">
            <text:p>226</text:p>
          </table:table-cell>
          <table:table-cell table:formula="of:=ATAN2([.B997];[.D997])" office:value-type="float" office:value="1.27043288524998" calcext:value-type="float">
            <text:p>1.2704328852</text:p>
          </table:table-cell>
          <table:table-cell table:formula="of:=[.E997]*(180/PI())" office:value-type="float" office:value="72.7904424794521" calcext:value-type="float">
            <text:p>72.7904424795</text:p>
          </table:table-cell>
          <table:table-cell table:number-columns-repeated="16"/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69" calcext:value-type="float">
            <text:p>69</text:p>
          </table:table-cell>
          <table:table-cell office:value-type="float" office:value="-747" calcext:value-type="float">
            <text:p>-747</text:p>
          </table:table-cell>
          <table:table-cell table:formula="of:=[.A998]+300" office:value-type="float" office:value="223" calcext:value-type="float">
            <text:p>223</text:p>
          </table:table-cell>
          <table:table-cell table:formula="of:=ATAN2([.B998];[.D998])" office:value-type="float" office:value="1.27072259336095" calcext:value-type="float">
            <text:p>1.2707225934</text:p>
          </table:table-cell>
          <table:table-cell table:formula="of:=[.E998]*(180/PI())" office:value-type="float" office:value="72.8070415315011" calcext:value-type="float">
            <text:p>72.8070415315</text:p>
          </table:table-cell>
          <table:table-cell table:number-columns-repeated="16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66" calcext:value-type="float">
            <text:p>66</text:p>
          </table:table-cell>
          <table:table-cell office:value-type="float" office:value="-749" calcext:value-type="float">
            <text:p>-749</text:p>
          </table:table-cell>
          <table:table-cell table:formula="of:=[.A999]+300" office:value-type="float" office:value="225" calcext:value-type="float">
            <text:p>225</text:p>
          </table:table-cell>
          <table:table-cell table:formula="of:=ATAN2([.B999];[.D999])" office:value-type="float" office:value="1.28546690661276" calcext:value-type="float">
            <text:p>1.2854669066</text:p>
          </table:table-cell>
          <table:table-cell table:formula="of:=[.E999]*(180/PI())" office:value-type="float" office:value="73.6518284526488" calcext:value-type="float">
            <text:p>73.6518284526</text:p>
          </table:table-cell>
          <table:table-cell table:number-columns-repeated="16"/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65" calcext:value-type="float">
            <text:p>65</text:p>
          </table:table-cell>
          <table:table-cell office:value-type="float" office:value="-749" calcext:value-type="float">
            <text:p>-749</text:p>
          </table:table-cell>
          <table:table-cell table:formula="of:=[.A1000]+300" office:value-type="float" office:value="222" calcext:value-type="float">
            <text:p>222</text:p>
          </table:table-cell>
          <table:table-cell table:formula="of:=ATAN2([.B1000];[.D1000])" office:value-type="float" office:value="1.28596469418226" calcext:value-type="float">
            <text:p>1.2859646942</text:p>
          </table:table-cell>
          <table:table-cell table:formula="of:=[.E1000]*(180/PI())" office:value-type="float" office:value="73.6803495794754" calcext:value-type="float">
            <text:p>73.6803495795</text:p>
          </table:table-cell>
          <table:table-cell table:number-columns-repeated="16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70" calcext:value-type="float">
            <text:p>70</text:p>
          </table:table-cell>
          <table:table-cell office:value-type="float" office:value="-748" calcext:value-type="float">
            <text:p>-748</text:p>
          </table:table-cell>
          <table:table-cell table:formula="of:=[.A1001]+300" office:value-type="float" office:value="225" calcext:value-type="float">
            <text:p>225</text:p>
          </table:table-cell>
          <table:table-cell table:formula="of:=ATAN2([.B1001];[.D1001])" office:value-type="float" office:value="1.26917728052866" calcext:value-type="float">
            <text:p>1.2691772805</text:p>
          </table:table-cell>
          <table:table-cell table:formula="of:=[.E1001]*(180/PI())" office:value-type="float" office:value="72.7185016281834" calcext:value-type="float">
            <text:p>72.7185016282</text:p>
          </table:table-cell>
          <table:table-cell table:number-columns-repeated="16"/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72" calcext:value-type="float">
            <text:p>72</text:p>
          </table:table-cell>
          <table:table-cell office:value-type="float" office:value="-747" calcext:value-type="float">
            <text:p>-747</text:p>
          </table:table-cell>
          <table:table-cell table:formula="of:=[.A1002]+300" office:value-type="float" office:value="223" calcext:value-type="float">
            <text:p>223</text:p>
          </table:table-cell>
          <table:table-cell table:formula="of:=ATAN2([.B1002];[.D1002])" office:value-type="float" office:value="1.25849218506281" calcext:value-type="float">
            <text:p>1.2584921851</text:p>
          </table:table-cell>
          <table:table-cell table:formula="of:=[.E1002]*(180/PI())" office:value-type="float" office:value="72.1062907542957" calcext:value-type="float">
            <text:p>72.1062907543</text:p>
          </table:table-cell>
          <table:table-cell table:number-columns-repeated="16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79" calcext:value-type="float">
            <text:p>79</text:p>
          </table:table-cell>
          <table:table-cell office:value-type="float" office:value="-750" calcext:value-type="float">
            <text:p>-750</text:p>
          </table:table-cell>
          <table:table-cell table:formula="of:=[.A1003]+300" office:value-type="float" office:value="220" calcext:value-type="float">
            <text:p>220</text:p>
          </table:table-cell>
          <table:table-cell table:formula="of:=ATAN2([.B1003];[.D1003])" office:value-type="float" office:value="1.22604576938496" calcext:value-type="float">
            <text:p>1.2260457694</text:p>
          </table:table-cell>
          <table:table-cell table:formula="of:=[.E1003]*(180/PI())" office:value-type="float" office:value="70.247248075628" calcext:value-type="float">
            <text:p>70.2472480756</text:p>
          </table:table-cell>
          <table:table-cell table:number-columns-repeated="16"/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76" calcext:value-type="float">
            <text:p>76</text:p>
          </table:table-cell>
          <table:table-cell office:value-type="float" office:value="-748" calcext:value-type="float">
            <text:p>-748</text:p>
          </table:table-cell>
          <table:table-cell table:formula="of:=[.A1004]+300" office:value-type="float" office:value="218" calcext:value-type="float">
            <text:p>218</text:p>
          </table:table-cell>
          <table:table-cell table:formula="of:=ATAN2([.B1004];[.D1004])" office:value-type="float" office:value="1.23534799902539" calcext:value-type="float">
            <text:p>1.235347999</text:p>
          </table:table-cell>
          <table:table-cell table:formula="of:=[.E1004]*(180/PI())" office:value-type="float" office:value="70.7802265740861" calcext:value-type="float">
            <text:p>70.7802265741</text:p>
          </table:table-cell>
          <table:table-cell table:number-columns-repeated="16"/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79" calcext:value-type="float">
            <text:p>79</text:p>
          </table:table-cell>
          <table:table-cell office:value-type="float" office:value="-748" calcext:value-type="float">
            <text:p>-748</text:p>
          </table:table-cell>
          <table:table-cell table:formula="of:=[.A1005]+300" office:value-type="float" office:value="222" calcext:value-type="float">
            <text:p>222</text:p>
          </table:table-cell>
          <table:table-cell table:formula="of:=ATAN2([.B1005];[.D1005])" office:value-type="float" office:value="1.22891426426785" calcext:value-type="float">
            <text:p>1.2289142643</text:p>
          </table:table-cell>
          <table:table-cell table:formula="of:=[.E1005]*(180/PI())" office:value-type="float" office:value="70.4116007259726" calcext:value-type="float">
            <text:p>70.411600726</text:p>
          </table:table-cell>
          <table:table-cell table:number-columns-repeated="16"/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79" calcext:value-type="float">
            <text:p>79</text:p>
          </table:table-cell>
          <table:table-cell office:value-type="float" office:value="-749" calcext:value-type="float">
            <text:p>-749</text:p>
          </table:table-cell>
          <table:table-cell table:formula="of:=[.A1006]+300" office:value-type="float" office:value="222" calcext:value-type="float">
            <text:p>222</text:p>
          </table:table-cell>
          <table:table-cell table:formula="of:=ATAN2([.B1006];[.D1006])" office:value-type="float" office:value="1.22891426426785" calcext:value-type="float">
            <text:p>1.2289142643</text:p>
          </table:table-cell>
          <table:table-cell table:formula="of:=[.E1006]*(180/PI())" office:value-type="float" office:value="70.4116007259726" calcext:value-type="float">
            <text:p>70.411600726</text:p>
          </table:table-cell>
          <table:table-cell table:number-columns-repeated="16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79" calcext:value-type="float">
            <text:p>79</text:p>
          </table:table-cell>
          <table:table-cell office:value-type="float" office:value="-747" calcext:value-type="float">
            <text:p>-747</text:p>
          </table:table-cell>
          <table:table-cell table:formula="of:=[.A1007]+300" office:value-type="float" office:value="220" calcext:value-type="float">
            <text:p>220</text:p>
          </table:table-cell>
          <table:table-cell table:formula="of:=ATAN2([.B1007];[.D1007])" office:value-type="float" office:value="1.22604576938496" calcext:value-type="float">
            <text:p>1.2260457694</text:p>
          </table:table-cell>
          <table:table-cell table:formula="of:=[.E1007]*(180/PI())" office:value-type="float" office:value="70.247248075628" calcext:value-type="float">
            <text:p>70.2472480756</text:p>
          </table:table-cell>
          <table:table-cell table:number-columns-repeated="16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75" calcext:value-type="float">
            <text:p>75</text:p>
          </table:table-cell>
          <table:table-cell office:value-type="float" office:value="-750" calcext:value-type="float">
            <text:p>-750</text:p>
          </table:table-cell>
          <table:table-cell table:formula="of:=[.A1008]+300" office:value-type="float" office:value="220" calcext:value-type="float">
            <text:p>220</text:p>
          </table:table-cell>
          <table:table-cell table:formula="of:=ATAN2([.B1008];[.D1008])" office:value-type="float" office:value="1.24224315624345" calcext:value-type="float">
            <text:p>1.2422431562</text:p>
          </table:table-cell>
          <table:table-cell table:formula="of:=[.E1008]*(180/PI())" office:value-type="float" office:value="71.1752899817599" calcext:value-type="float">
            <text:p>71.1752899818</text:p>
          </table:table-cell>
          <table:table-cell table:number-columns-repeated="16"/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82" calcext:value-type="float">
            <text:p>82</text:p>
          </table:table-cell>
          <table:table-cell office:value-type="float" office:value="-752" calcext:value-type="float">
            <text:p>-752</text:p>
          </table:table-cell>
          <table:table-cell table:formula="of:=[.A1009]+300" office:value-type="float" office:value="218" calcext:value-type="float">
            <text:p>218</text:p>
          </table:table-cell>
          <table:table-cell table:formula="of:=ATAN2([.B1009];[.D1009])" office:value-type="float" office:value="1.21102063173708" calcext:value-type="float">
            <text:p>1.2110206317</text:p>
          </table:table-cell>
          <table:table-cell table:formula="of:=[.E1009]*(180/PI())" office:value-type="float" office:value="69.3863711018014" calcext:value-type="float">
            <text:p>69.3863711018</text:p>
          </table:table-cell>
          <table:table-cell table:number-columns-repeated="16"/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79" calcext:value-type="float">
            <text:p>79</text:p>
          </table:table-cell>
          <table:table-cell office:value-type="float" office:value="-753" calcext:value-type="float">
            <text:p>-753</text:p>
          </table:table-cell>
          <table:table-cell table:formula="of:=[.A1010]+300" office:value-type="float" office:value="221" calcext:value-type="float">
            <text:p>221</text:p>
          </table:table-cell>
          <table:table-cell table:formula="of:=ATAN2([.B1010];[.D1010])" office:value-type="float" office:value="1.22748577130609" calcext:value-type="float">
            <text:p>1.2274857713</text:p>
          </table:table-cell>
          <table:table-cell table:formula="of:=[.E1010]*(180/PI())" office:value-type="float" office:value="70.3297541081994" calcext:value-type="float">
            <text:p>70.3297541082</text:p>
          </table:table-cell>
          <table:table-cell table:number-columns-repeated="16"/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83" calcext:value-type="float">
            <text:p>83</text:p>
          </table:table-cell>
          <table:table-cell office:value-type="float" office:value="-750" calcext:value-type="float">
            <text:p>-750</text:p>
          </table:table-cell>
          <table:table-cell table:formula="of:=[.A1011]+300" office:value-type="float" office:value="221" calcext:value-type="float">
            <text:p>221</text:p>
          </table:table-cell>
          <table:table-cell table:formula="of:=ATAN2([.B1011];[.D1011])" office:value-type="float" office:value="1.21152987074442" calcext:value-type="float">
            <text:p>1.2115298707</text:p>
          </table:table-cell>
          <table:table-cell table:formula="of:=[.E1011]*(180/PI())" office:value-type="float" office:value="69.4155483476855" calcext:value-type="float">
            <text:p>69.4155483477</text:p>
          </table:table-cell>
          <table:table-cell table:number-columns-repeated="16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78" calcext:value-type="float">
            <text:p>78</text:p>
          </table:table-cell>
          <table:table-cell office:value-type="float" office:value="-750" calcext:value-type="float">
            <text:p>-750</text:p>
          </table:table-cell>
          <table:table-cell table:formula="of:=[.A1012]+300" office:value-type="float" office:value="220" calcext:value-type="float">
            <text:p>220</text:p>
          </table:table-cell>
          <table:table-cell table:formula="of:=ATAN2([.B1012];[.D1012])" office:value-type="float" office:value="1.23007785779383" calcext:value-type="float">
            <text:p>1.2300778578</text:p>
          </table:table-cell>
          <table:table-cell table:formula="of:=[.E1012]*(180/PI())" office:value-type="float" office:value="70.4782697240798" calcext:value-type="float">
            <text:p>70.4782697241</text:p>
          </table:table-cell>
          <table:table-cell table:number-columns-repeated="16"/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80" calcext:value-type="float">
            <text:p>80</text:p>
          </table:table-cell>
          <table:table-cell office:value-type="float" office:value="-751" calcext:value-type="float">
            <text:p>-751</text:p>
          </table:table-cell>
          <table:table-cell table:formula="of:=[.A1013]+300" office:value-type="float" office:value="221" calcext:value-type="float">
            <text:p>221</text:p>
          </table:table-cell>
          <table:table-cell table:formula="of:=ATAN2([.B1013];[.D1013])" office:value-type="float" office:value="1.22347933890751" calcext:value-type="float">
            <text:p>1.2234793389</text:p>
          </table:table-cell>
          <table:table-cell table:formula="of:=[.E1013]*(180/PI())" office:value-type="float" office:value="70.1002024408562" calcext:value-type="float">
            <text:p>70.1002024409</text:p>
          </table:table-cell>
          <table:table-cell table:number-columns-repeated="16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78" calcext:value-type="float">
            <text:p>78</text:p>
          </table:table-cell>
          <table:table-cell office:value-type="float" office:value="-750" calcext:value-type="float">
            <text:p>-750</text:p>
          </table:table-cell>
          <table:table-cell table:formula="of:=[.A1014]+300" office:value-type="float" office:value="220" calcext:value-type="float">
            <text:p>220</text:p>
          </table:table-cell>
          <table:table-cell table:formula="of:=ATAN2([.B1014];[.D1014])" office:value-type="float" office:value="1.23007785779383" calcext:value-type="float">
            <text:p>1.2300778578</text:p>
          </table:table-cell>
          <table:table-cell table:formula="of:=[.E1014]*(180/PI())" office:value-type="float" office:value="70.4782697240798" calcext:value-type="float">
            <text:p>70.4782697241</text:p>
          </table:table-cell>
          <table:table-cell table:number-columns-repeated="16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77" calcext:value-type="float">
            <text:p>77</text:p>
          </table:table-cell>
          <table:table-cell office:value-type="float" office:value="-752" calcext:value-type="float">
            <text:p>-752</text:p>
          </table:table-cell>
          <table:table-cell table:formula="of:=[.A1015]+300" office:value-type="float" office:value="220" calcext:value-type="float">
            <text:p>220</text:p>
          </table:table-cell>
          <table:table-cell table:formula="of:=ATAN2([.B1015];[.D1015])" office:value-type="float" office:value="1.23412150740817" calcext:value-type="float">
            <text:p>1.2341215074</text:p>
          </table:table-cell>
          <table:table-cell table:formula="of:=[.E1015]*(180/PI())" office:value-type="float" office:value="70.7099537808113" calcext:value-type="float">
            <text:p>70.7099537808</text:p>
          </table:table-cell>
          <table:table-cell table:number-columns-repeated="16"/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79" calcext:value-type="float">
            <text:p>79</text:p>
          </table:table-cell>
          <table:table-cell office:value-type="float" office:value="-753" calcext:value-type="float">
            <text:p>-753</text:p>
          </table:table-cell>
          <table:table-cell table:formula="of:=[.A1016]+300" office:value-type="float" office:value="222" calcext:value-type="float">
            <text:p>222</text:p>
          </table:table-cell>
          <table:table-cell table:formula="of:=ATAN2([.B1016];[.D1016])" office:value-type="float" office:value="1.22891426426785" calcext:value-type="float">
            <text:p>1.2289142643</text:p>
          </table:table-cell>
          <table:table-cell table:formula="of:=[.E1016]*(180/PI())" office:value-type="float" office:value="70.4116007259726" calcext:value-type="float">
            <text:p>70.411600726</text:p>
          </table:table-cell>
          <table:table-cell table:number-columns-repeated="16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77" calcext:value-type="float">
            <text:p>77</text:p>
          </table:table-cell>
          <table:table-cell office:value-type="float" office:value="-753" calcext:value-type="float">
            <text:p>-753</text:p>
          </table:table-cell>
          <table:table-cell table:formula="of:=[.A1017]+300" office:value-type="float" office:value="220" calcext:value-type="float">
            <text:p>220</text:p>
          </table:table-cell>
          <table:table-cell table:formula="of:=ATAN2([.B1017];[.D1017])" office:value-type="float" office:value="1.23412150740817" calcext:value-type="float">
            <text:p>1.2341215074</text:p>
          </table:table-cell>
          <table:table-cell table:formula="of:=[.E1017]*(180/PI())" office:value-type="float" office:value="70.7099537808113" calcext:value-type="float">
            <text:p>70.7099537808</text:p>
          </table:table-cell>
          <table:table-cell table:number-columns-repeated="16"/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75" calcext:value-type="float">
            <text:p>75</text:p>
          </table:table-cell>
          <table:table-cell office:value-type="float" office:value="-751" calcext:value-type="float">
            <text:p>-751</text:p>
          </table:table-cell>
          <table:table-cell table:formula="of:=[.A1018]+300" office:value-type="float" office:value="222" calcext:value-type="float">
            <text:p>222</text:p>
          </table:table-cell>
          <table:table-cell table:formula="of:=ATAN2([.B1018];[.D1018])" office:value-type="float" office:value="1.24499721152223" calcext:value-type="float">
            <text:p>1.2449972115</text:p>
          </table:table-cell>
          <table:table-cell table:formula="of:=[.E1018]*(180/PI())" office:value-type="float" office:value="71.3330857257798" calcext:value-type="float">
            <text:p>71.3330857258</text:p>
          </table:table-cell>
          <table:table-cell table:number-columns-repeated="16"/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71" calcext:value-type="float">
            <text:p>71</text:p>
          </table:table-cell>
          <table:table-cell office:value-type="float" office:value="-752" calcext:value-type="float">
            <text:p>-752</text:p>
          </table:table-cell>
          <table:table-cell table:formula="of:=[.A1019]+300" office:value-type="float" office:value="224" calcext:value-type="float">
            <text:p>224</text:p>
          </table:table-cell>
          <table:table-cell table:formula="of:=ATAN2([.B1019];[.D1019])" office:value-type="float" office:value="1.26384953610358" calcext:value-type="float">
            <text:p>1.2638495361</text:p>
          </table:table-cell>
          <table:table-cell table:formula="of:=[.E1019]*(180/PI())" office:value-type="float" office:value="72.4132443583018" calcext:value-type="float">
            <text:p>72.4132443583</text:p>
          </table:table-cell>
          <table:table-cell table:number-columns-repeated="16"/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71" calcext:value-type="float">
            <text:p>71</text:p>
          </table:table-cell>
          <table:table-cell office:value-type="float" office:value="-752" calcext:value-type="float">
            <text:p>-752</text:p>
          </table:table-cell>
          <table:table-cell table:formula="of:=[.A1020]+300" office:value-type="float" office:value="224" calcext:value-type="float">
            <text:p>224</text:p>
          </table:table-cell>
          <table:table-cell table:formula="of:=ATAN2([.B1020];[.D1020])" office:value-type="float" office:value="1.26384953610358" calcext:value-type="float">
            <text:p>1.2638495361</text:p>
          </table:table-cell>
          <table:table-cell table:formula="of:=[.E1020]*(180/PI())" office:value-type="float" office:value="72.4132443583018" calcext:value-type="float">
            <text:p>72.4132443583</text:p>
          </table:table-cell>
          <table:table-cell table:number-columns-repeated="16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65" calcext:value-type="float">
            <text:p>65</text:p>
          </table:table-cell>
          <table:table-cell office:value-type="float" office:value="-752" calcext:value-type="float">
            <text:p>-752</text:p>
          </table:table-cell>
          <table:table-cell table:formula="of:=[.A1021]+300" office:value-type="float" office:value="225" calcext:value-type="float">
            <text:p>225</text:p>
          </table:table-cell>
          <table:table-cell table:formula="of:=ATAN2([.B1021];[.D1021])" office:value-type="float" office:value="1.2895641248766" calcext:value-type="float">
            <text:p>1.2895641249</text:p>
          </table:table-cell>
          <table:table-cell table:formula="of:=[.E1021]*(180/PI())" office:value-type="float" office:value="73.8865817669107" calcext:value-type="float">
            <text:p>73.8865817669</text:p>
          </table:table-cell>
          <table:table-cell table:number-columns-repeated="16"/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58" calcext:value-type="float">
            <text:p>58</text:p>
          </table:table-cell>
          <table:table-cell office:value-type="float" office:value="-753" calcext:value-type="float">
            <text:p>-753</text:p>
          </table:table-cell>
          <table:table-cell table:formula="of:=[.A1022]+300" office:value-type="float" office:value="226" calcext:value-type="float">
            <text:p>226</text:p>
          </table:table-cell>
          <table:table-cell table:formula="of:=ATAN2([.B1022];[.D1022])" office:value-type="float" office:value="1.31958073830283" calcext:value-type="float">
            <text:p>1.3195807383</text:p>
          </table:table-cell>
          <table:table-cell table:formula="of:=[.E1022]*(180/PI())" office:value-type="float" office:value="75.6064070315095" calcext:value-type="float">
            <text:p>75.6064070315</text:p>
          </table:table-cell>
          <table:table-cell table:number-columns-repeated="16"/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57" calcext:value-type="float">
            <text:p>57</text:p>
          </table:table-cell>
          <table:table-cell office:value-type="float" office:value="-752" calcext:value-type="float">
            <text:p>-752</text:p>
          </table:table-cell>
          <table:table-cell table:formula="of:=[.A1023]+300" office:value-type="float" office:value="227" calcext:value-type="float">
            <text:p>227</text:p>
          </table:table-cell>
          <table:table-cell table:formula="of:=ATAN2([.B1023];[.D1023])" office:value-type="float" office:value="1.32478139460891" calcext:value-type="float">
            <text:p>1.3247813946</text:p>
          </table:table-cell>
          <table:table-cell table:formula="of:=[.E1023]*(180/PI())" office:value-type="float" office:value="75.9043826885461" calcext:value-type="float">
            <text:p>75.9043826885</text:p>
          </table:table-cell>
          <table:table-cell table:number-columns-repeated="16"/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49" calcext:value-type="float">
            <text:p>49</text:p>
          </table:table-cell>
          <table:table-cell office:value-type="float" office:value="-754" calcext:value-type="float">
            <text:p>-754</text:p>
          </table:table-cell>
          <table:table-cell table:formula="of:=[.A1024]+300" office:value-type="float" office:value="229" calcext:value-type="float">
            <text:p>229</text:p>
          </table:table-cell>
          <table:table-cell table:formula="of:=ATAN2([.B1024];[.D1024])" office:value-type="float" office:value="1.36000123394506" calcext:value-type="float">
            <text:p>1.3600012339</text:p>
          </table:table-cell>
          <table:table-cell table:formula="of:=[.E1024]*(180/PI())" office:value-type="float" office:value="77.9223308376358" calcext:value-type="float">
            <text:p>77.9223308376</text:p>
          </table:table-cell>
          <table:table-cell table:number-columns-repeated="16"/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50" calcext:value-type="float">
            <text:p>50</text:p>
          </table:table-cell>
          <table:table-cell office:value-type="float" office:value="-753" calcext:value-type="float">
            <text:p>-753</text:p>
          </table:table-cell>
          <table:table-cell table:formula="of:=[.A1025]+300" office:value-type="float" office:value="226" calcext:value-type="float">
            <text:p>226</text:p>
          </table:table-cell>
          <table:table-cell table:formula="of:=ATAN2([.B1025];[.D1025])" office:value-type="float" office:value="1.35306458776933" calcext:value-type="float">
            <text:p>1.3530645878</text:p>
          </table:table-cell>
          <table:table-cell table:formula="of:=[.E1025]*(180/PI())" office:value-type="float" office:value="77.5248902877911" calcext:value-type="float">
            <text:p>77.5248902878</text:p>
          </table:table-cell>
          <table:table-cell table:number-columns-repeated="16"/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49" calcext:value-type="float">
            <text:p>49</text:p>
          </table:table-cell>
          <table:table-cell office:value-type="float" office:value="-751" calcext:value-type="float">
            <text:p>-751</text:p>
          </table:table-cell>
          <table:table-cell table:formula="of:=[.A1026]+300" office:value-type="float" office:value="233" calcext:value-type="float">
            <text:p>233</text:p>
          </table:table-cell>
          <table:table-cell table:formula="of:=ATAN2([.B1026];[.D1026])" office:value-type="float" office:value="1.36351641011189" calcext:value-type="float">
            <text:p>1.3635164101</text:p>
          </table:table-cell>
          <table:table-cell table:formula="of:=[.E1026]*(180/PI())" office:value-type="float" office:value="78.1237355962404" calcext:value-type="float">
            <text:p>78.1237355962</text:p>
          </table:table-cell>
          <table:table-cell table:number-columns-repeated="16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48" calcext:value-type="float">
            <text:p>48</text:p>
          </table:table-cell>
          <table:table-cell office:value-type="float" office:value="-755" calcext:value-type="float">
            <text:p>-755</text:p>
          </table:table-cell>
          <table:table-cell table:formula="of:=[.A1027]+300" office:value-type="float" office:value="232" calcext:value-type="float">
            <text:p>232</text:p>
          </table:table-cell>
          <table:table-cell table:formula="of:=ATAN2([.B1027];[.D1027])" office:value-type="float" office:value="1.36677834720235" calcext:value-type="float">
            <text:p>1.3667783472</text:p>
          </table:table-cell>
          <table:table-cell table:formula="of:=[.E1027]*(180/PI())" office:value-type="float" office:value="78.3106308245608" calcext:value-type="float">
            <text:p>78.3106308246</text:p>
          </table:table-cell>
          <table:table-cell table:number-columns-repeated="16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44" calcext:value-type="float">
            <text:p>44</text:p>
          </table:table-cell>
          <table:table-cell office:value-type="float" office:value="-752" calcext:value-type="float">
            <text:p>-752</text:p>
          </table:table-cell>
          <table:table-cell table:formula="of:=[.A1028]+300" office:value-type="float" office:value="230" calcext:value-type="float">
            <text:p>230</text:p>
          </table:table-cell>
          <table:table-cell table:formula="of:=ATAN2([.B1028];[.D1028])" office:value-type="float" office:value="1.38177578050956" calcext:value-type="float">
            <text:p>1.3817757805</text:p>
          </table:table-cell>
          <table:table-cell table:formula="of:=[.E1028]*(180/PI())" office:value-type="float" office:value="79.169920456593" calcext:value-type="float">
            <text:p>79.1699204566</text:p>
          </table:table-cell>
          <table:table-cell table:number-columns-repeated="16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44" calcext:value-type="float">
            <text:p>44</text:p>
          </table:table-cell>
          <table:table-cell office:value-type="float" office:value="-751" calcext:value-type="float">
            <text:p>-751</text:p>
          </table:table-cell>
          <table:table-cell table:formula="of:=[.A1029]+300" office:value-type="float" office:value="232" calcext:value-type="float">
            <text:p>232</text:p>
          </table:table-cell>
          <table:table-cell table:formula="of:=ATAN2([.B1029];[.D1029])" office:value-type="float" office:value="1.38336721435122" calcext:value-type="float">
            <text:p>1.3833672144</text:p>
          </table:table-cell>
          <table:table-cell table:formula="of:=[.E1029]*(180/PI())" office:value-type="float" office:value="79.2611028990946" calcext:value-type="float">
            <text:p>79.2611028991</text:p>
          </table:table-cell>
          <table:table-cell table:number-columns-repeated="16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47" calcext:value-type="float">
            <text:p>47</text:p>
          </table:table-cell>
          <table:table-cell office:value-type="float" office:value="-751" calcext:value-type="float">
            <text:p>-751</text:p>
          </table:table-cell>
          <table:table-cell table:formula="of:=[.A1030]+300" office:value-type="float" office:value="230" calcext:value-type="float">
            <text:p>230</text:p>
          </table:table-cell>
          <table:table-cell table:formula="of:=ATAN2([.B1030];[.D1030])" office:value-type="float" office:value="1.3692236817989" calcext:value-type="float">
            <text:p>1.3692236818</text:p>
          </table:table-cell>
          <table:table-cell table:formula="of:=[.E1030]*(180/PI())" office:value-type="float" office:value="78.4507381764407" calcext:value-type="float">
            <text:p>78.4507381764</text:p>
          </table:table-cell>
          <table:table-cell table:number-columns-repeated="16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47" calcext:value-type="float">
            <text:p>47</text:p>
          </table:table-cell>
          <table:table-cell office:value-type="float" office:value="-750" calcext:value-type="float">
            <text:p>-750</text:p>
          </table:table-cell>
          <table:table-cell table:formula="of:=[.A1031]+300" office:value-type="float" office:value="232" calcext:value-type="float">
            <text:p>232</text:p>
          </table:table-cell>
          <table:table-cell table:formula="of:=ATAN2([.B1031];[.D1031])" office:value-type="float" office:value="1.37091527082049" calcext:value-type="float">
            <text:p>1.3709152708</text:p>
          </table:table-cell>
          <table:table-cell table:formula="of:=[.E1031]*(180/PI())" office:value-type="float" office:value="78.5476590880482" calcext:value-type="float">
            <text:p>78.547659088</text:p>
          </table:table-cell>
          <table:table-cell table:number-columns-repeated="16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43" calcext:value-type="float">
            <text:p>43</text:p>
          </table:table-cell>
          <table:table-cell office:value-type="float" office:value="-752" calcext:value-type="float">
            <text:p>-752</text:p>
          </table:table-cell>
          <table:table-cell table:formula="of:=[.A1032]+300" office:value-type="float" office:value="232" calcext:value-type="float">
            <text:p>232</text:p>
          </table:table-cell>
          <table:table-cell table:formula="of:=ATAN2([.B1032];[.D1032])" office:value-type="float" office:value="1.38753116472734" calcext:value-type="float">
            <text:p>1.3875311647</text:p>
          </table:table-cell>
          <table:table-cell table:formula="of:=[.E1032]*(180/PI())" office:value-type="float" office:value="79.499679681748" calcext:value-type="float">
            <text:p>79.4996796817</text:p>
          </table:table-cell>
          <table:table-cell table:number-columns-repeated="16"/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46" calcext:value-type="float">
            <text:p>46</text:p>
          </table:table-cell>
          <table:table-cell office:value-type="float" office:value="-747" calcext:value-type="float">
            <text:p>-747</text:p>
          </table:table-cell>
          <table:table-cell table:formula="of:=[.A1033]+300" office:value-type="float" office:value="231" calcext:value-type="float">
            <text:p>231</text:p>
          </table:table-cell>
          <table:table-cell table:formula="of:=ATAN2([.B1033];[.D1033])" office:value-type="float" office:value="1.37423340621971" calcext:value-type="float">
            <text:p>1.3742334062</text:p>
          </table:table-cell>
          <table:table-cell table:formula="of:=[.E1033]*(180/PI())" office:value-type="float" office:value="78.7377742422764" calcext:value-type="float">
            <text:p>78.7377742423</text:p>
          </table:table-cell>
          <table:table-cell table:number-columns-repeated="16"/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52" calcext:value-type="float">
            <text:p>52</text:p>
          </table:table-cell>
          <table:table-cell office:value-type="float" office:value="-748" calcext:value-type="float">
            <text:p>-748</text:p>
          </table:table-cell>
          <table:table-cell table:formula="of:=[.A1034]+300" office:value-type="float" office:value="229" calcext:value-type="float">
            <text:p>229</text:p>
          </table:table-cell>
          <table:table-cell table:formula="of:=ATAN2([.B1034];[.D1034])" office:value-type="float" office:value="1.3475084761239" calcext:value-type="float">
            <text:p>1.3475084761</text:p>
          </table:table-cell>
          <table:table-cell table:formula="of:=[.E1034]*(180/PI())" office:value-type="float" office:value="77.2065485400044" calcext:value-type="float">
            <text:p>77.20654854</text:p>
          </table:table-cell>
          <table:table-cell table:number-columns-repeated="16"/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52" calcext:value-type="float">
            <text:p>52</text:p>
          </table:table-cell>
          <table:table-cell office:value-type="float" office:value="-748" calcext:value-type="float">
            <text:p>-748</text:p>
          </table:table-cell>
          <table:table-cell table:formula="of:=[.A1035]+300" office:value-type="float" office:value="229" calcext:value-type="float">
            <text:p>229</text:p>
          </table:table-cell>
          <table:table-cell table:formula="of:=ATAN2([.B1035];[.D1035])" office:value-type="float" office:value="1.3475084761239" calcext:value-type="float">
            <text:p>1.3475084761</text:p>
          </table:table-cell>
          <table:table-cell table:formula="of:=[.E1035]*(180/PI())" office:value-type="float" office:value="77.2065485400044" calcext:value-type="float">
            <text:p>77.20654854</text:p>
          </table:table-cell>
          <table:table-cell table:number-columns-repeated="16"/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56" calcext:value-type="float">
            <text:p>56</text:p>
          </table:table-cell>
          <table:table-cell office:value-type="float" office:value="-750" calcext:value-type="float">
            <text:p>-750</text:p>
          </table:table-cell>
          <table:table-cell table:formula="of:=[.A1036]+300" office:value-type="float" office:value="228" calcext:value-type="float">
            <text:p>228</text:p>
          </table:table-cell>
          <table:table-cell table:formula="of:=ATAN2([.B1036];[.D1036])" office:value-type="float" office:value="1.32994987155349" calcext:value-type="float">
            <text:p>1.3299498716</text:p>
          </table:table-cell>
          <table:table-cell table:formula="of:=[.E1036]*(180/PI())" office:value-type="float" office:value="76.2005146039806" calcext:value-type="float">
            <text:p>76.200514604</text:p>
          </table:table-cell>
          <table:table-cell table:number-columns-repeated="16"/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61" calcext:value-type="float">
            <text:p>61</text:p>
          </table:table-cell>
          <table:table-cell office:value-type="float" office:value="-748" calcext:value-type="float">
            <text:p>-748</text:p>
          </table:table-cell>
          <table:table-cell table:formula="of:=[.A1037]+300" office:value-type="float" office:value="228" calcext:value-type="float">
            <text:p>228</text:p>
          </table:table-cell>
          <table:table-cell table:formula="of:=ATAN2([.B1037];[.D1037])" office:value-type="float" office:value="1.30937515793795" calcext:value-type="float">
            <text:p>1.3093751579</text:p>
          </table:table-cell>
          <table:table-cell table:formula="of:=[.E1037]*(180/PI())" office:value-type="float" office:value="75.02167034912" calcext:value-type="float">
            <text:p>75.0216703491</text:p>
          </table:table-cell>
          <table:table-cell table:number-columns-repeated="16"/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63" calcext:value-type="float">
            <text:p>63</text:p>
          </table:table-cell>
          <table:table-cell office:value-type="float" office:value="-748" calcext:value-type="float">
            <text:p>-748</text:p>
          </table:table-cell>
          <table:table-cell table:formula="of:=[.A1038]+300" office:value-type="float" office:value="226" calcext:value-type="float">
            <text:p>226</text:p>
          </table:table-cell>
          <table:table-cell table:formula="of:=ATAN2([.B1038];[.D1038])" office:value-type="float" office:value="1.2989368597808" calcext:value-type="float">
            <text:p>1.2989368598</text:p>
          </table:table-cell>
          <table:table-cell table:formula="of:=[.E1038]*(180/PI())" office:value-type="float" office:value="74.423599919416" calcext:value-type="float">
            <text:p>74.4235999194</text:p>
          </table:table-cell>
          <table:table-cell table:number-columns-repeated="16"/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68" calcext:value-type="float">
            <text:p>68</text:p>
          </table:table-cell>
          <table:table-cell office:value-type="float" office:value="-751" calcext:value-type="float">
            <text:p>-751</text:p>
          </table:table-cell>
          <table:table-cell table:formula="of:=[.A1039]+300" office:value-type="float" office:value="227" calcext:value-type="float">
            <text:p>227</text:p>
          </table:table-cell>
          <table:table-cell table:formula="of:=ATAN2([.B1039];[.D1039])" office:value-type="float" office:value="1.27974373601369" calcext:value-type="float">
            <text:p>1.279743736</text:p>
          </table:table-cell>
          <table:table-cell table:formula="of:=[.E1039]*(180/PI())" office:value-type="float" office:value="73.3239149318887" calcext:value-type="float">
            <text:p>73.3239149319</text:p>
          </table:table-cell>
          <table:table-cell table:number-columns-repeated="16"/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67" calcext:value-type="float">
            <text:p>67</text:p>
          </table:table-cell>
          <table:table-cell office:value-type="float" office:value="-748" calcext:value-type="float">
            <text:p>-748</text:p>
          </table:table-cell>
          <table:table-cell table:formula="of:=[.A1040]+300" office:value-type="float" office:value="222" calcext:value-type="float">
            <text:p>222</text:p>
          </table:table-cell>
          <table:table-cell table:formula="of:=ATAN2([.B1040];[.D1040])" office:value-type="float" office:value="1.27768732398978" calcext:value-type="float">
            <text:p>1.277687324</text:p>
          </table:table-cell>
          <table:table-cell table:formula="of:=[.E1040]*(180/PI())" office:value-type="float" office:value="73.2060912019785" calcext:value-type="float">
            <text:p>73.206091202</text:p>
          </table:table-cell>
          <table:table-cell table:number-columns-repeated="16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73" calcext:value-type="float">
            <text:p>73</text:p>
          </table:table-cell>
          <table:table-cell office:value-type="float" office:value="-750" calcext:value-type="float">
            <text:p>-750</text:p>
          </table:table-cell>
          <table:table-cell table:formula="of:=[.A1041]+300" office:value-type="float" office:value="220" calcext:value-type="float">
            <text:p>220</text:p>
          </table:table-cell>
          <table:table-cell table:formula="of:=ATAN2([.B1041];[.D1041])" office:value-type="float" office:value="1.25041002803209" calcext:value-type="float">
            <text:p>1.250410028</text:p>
          </table:table-cell>
          <table:table-cell table:formula="of:=[.E1041]*(180/PI())" office:value-type="float" office:value="71.6432172670738" calcext:value-type="float">
            <text:p>71.6432172671</text:p>
          </table:table-cell>
          <table:table-cell table:number-columns-repeated="16"/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78" calcext:value-type="float">
            <text:p>78</text:p>
          </table:table-cell>
          <table:table-cell office:value-type="float" office:value="-749" calcext:value-type="float">
            <text:p>-749</text:p>
          </table:table-cell>
          <table:table-cell table:formula="of:=[.A1042]+300" office:value-type="float" office:value="219" calcext:value-type="float">
            <text:p>219</text:p>
          </table:table-cell>
          <table:table-cell table:formula="of:=ATAN2([.B1042];[.D1042])" office:value-type="float" office:value="1.22864044171172" calcext:value-type="float">
            <text:p>1.2286404417</text:p>
          </table:table-cell>
          <table:table-cell table:formula="of:=[.E1042]*(180/PI())" office:value-type="float" office:value="70.3959118491706" calcext:value-type="float">
            <text:p>70.3959118492</text:p>
          </table:table-cell>
          <table:table-cell table:number-columns-repeated="16"/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82" calcext:value-type="float">
            <text:p>82</text:p>
          </table:table-cell>
          <table:table-cell office:value-type="float" office:value="-751" calcext:value-type="float">
            <text:p>-751</text:p>
          </table:table-cell>
          <table:table-cell table:formula="of:=[.A1043]+300" office:value-type="float" office:value="218" calcext:value-type="float">
            <text:p>218</text:p>
          </table:table-cell>
          <table:table-cell table:formula="of:=ATAN2([.B1043];[.D1043])" office:value-type="float" office:value="1.21102063173708" calcext:value-type="float">
            <text:p>1.2110206317</text:p>
          </table:table-cell>
          <table:table-cell table:formula="of:=[.E1043]*(180/PI())" office:value-type="float" office:value="69.3863711018014" calcext:value-type="float">
            <text:p>69.3863711018</text:p>
          </table:table-cell>
          <table:table-cell table:number-columns-repeated="16"/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87" calcext:value-type="float">
            <text:p>87</text:p>
          </table:table-cell>
          <table:table-cell office:value-type="float" office:value="-749" calcext:value-type="float">
            <text:p>-749</text:p>
          </table:table-cell>
          <table:table-cell table:formula="of:=[.A1044]+300" office:value-type="float" office:value="219" calcext:value-type="float">
            <text:p>219</text:p>
          </table:table-cell>
          <table:table-cell table:formula="of:=ATAN2([.B1044];[.D1044])" office:value-type="float" office:value="1.1926540114723" calcext:value-type="float">
            <text:p>1.1926540115</text:p>
          </table:table-cell>
          <table:table-cell table:formula="of:=[.E1044]*(180/PI())" office:value-type="float" office:value="68.3340412767098" calcext:value-type="float">
            <text:p>68.3340412767</text:p>
          </table:table-cell>
          <table:table-cell table:number-columns-repeated="16"/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86" calcext:value-type="float">
            <text:p>86</text:p>
          </table:table-cell>
          <table:table-cell office:value-type="float" office:value="-750" calcext:value-type="float">
            <text:p>-750</text:p>
          </table:table-cell>
          <table:table-cell table:formula="of:=[.A1045]+300" office:value-type="float" office:value="218" calcext:value-type="float">
            <text:p>218</text:p>
          </table:table-cell>
          <table:table-cell table:formula="of:=ATAN2([.B1045];[.D1045])" office:value-type="float" office:value="1.19504427202229" calcext:value-type="float">
            <text:p>1.195044272</text:p>
          </table:table-cell>
          <table:table-cell table:formula="of:=[.E1045]*(180/PI())" office:value-type="float" office:value="68.4709931181609" calcext:value-type="float">
            <text:p>68.4709931182</text:p>
          </table:table-cell>
          <table:table-cell table:number-columns-repeated="16"/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86" calcext:value-type="float">
            <text:p>86</text:p>
          </table:table-cell>
          <table:table-cell office:value-type="float" office:value="-754" calcext:value-type="float">
            <text:p>-754</text:p>
          </table:table-cell>
          <table:table-cell table:formula="of:=[.A1046]+300" office:value-type="float" office:value="216" calcext:value-type="float">
            <text:p>216</text:p>
          </table:table-cell>
          <table:table-cell table:formula="of:=ATAN2([.B1046];[.D1046])" office:value-type="float" office:value="1.19188739241319" calcext:value-type="float">
            <text:p>1.1918873924</text:p>
          </table:table-cell>
          <table:table-cell table:formula="of:=[.E1046]*(180/PI())" office:value-type="float" office:value="68.2901172401288" calcext:value-type="float">
            <text:p>68.2901172401</text:p>
          </table:table-cell>
          <table:table-cell table:number-columns-repeated="16"/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85" calcext:value-type="float">
            <text:p>85</text:p>
          </table:table-cell>
          <table:table-cell office:value-type="float" office:value="-753" calcext:value-type="float">
            <text:p>-753</text:p>
          </table:table-cell>
          <table:table-cell table:formula="of:=[.A1047]+300" office:value-type="float" office:value="216" calcext:value-type="float">
            <text:p>216</text:p>
          </table:table-cell>
          <table:table-cell table:formula="of:=ATAN2([.B1047];[.D1047])" office:value-type="float" office:value="1.19588989114497" calcext:value-type="float">
            <text:p>1.1958898911</text:p>
          </table:table-cell>
          <table:table-cell table:formula="of:=[.E1047]*(180/PI())" office:value-type="float" office:value="68.519443524966" calcext:value-type="float">
            <text:p>68.519443525</text:p>
          </table:table-cell>
          <table:table-cell table:number-columns-repeated="16"/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81" calcext:value-type="float">
            <text:p>81</text:p>
          </table:table-cell>
          <table:table-cell office:value-type="float" office:value="-751" calcext:value-type="float">
            <text:p>-751</text:p>
          </table:table-cell>
          <table:table-cell table:formula="of:=[.A1048]+300" office:value-type="float" office:value="212" calcext:value-type="float">
            <text:p>212</text:p>
          </table:table-cell>
          <table:table-cell table:formula="of:=ATAN2([.B1048];[.D1048])" office:value-type="float" office:value="1.2058369784425" calcext:value-type="float">
            <text:p>1.2058369784</text:p>
          </table:table-cell>
          <table:table-cell table:formula="of:=[.E1048]*(180/PI())" office:value-type="float" office:value="69.0893696455627" calcext:value-type="float">
            <text:p>69.0893696456</text:p>
          </table:table-cell>
          <table:table-cell table:number-columns-repeated="16"/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84" calcext:value-type="float">
            <text:p>84</text:p>
          </table:table-cell>
          <table:table-cell office:value-type="float" office:value="-752" calcext:value-type="float">
            <text:p>-752</text:p>
          </table:table-cell>
          <table:table-cell table:formula="of:=[.A1049]+300" office:value-type="float" office:value="213" calcext:value-type="float">
            <text:p>213</text:p>
          </table:table-cell>
          <table:table-cell table:formula="of:=ATAN2([.B1049];[.D1049])" office:value-type="float" office:value="1.19515609132183" calcext:value-type="float">
            <text:p>1.1951560913</text:p>
          </table:table-cell>
          <table:table-cell table:formula="of:=[.E1049]*(180/PI())" office:value-type="float" office:value="68.4773998920929" calcext:value-type="float">
            <text:p>68.4773998921</text:p>
          </table:table-cell>
          <table:table-cell table:number-columns-repeated="16"/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84" calcext:value-type="float">
            <text:p>84</text:p>
          </table:table-cell>
          <table:table-cell office:value-type="float" office:value="-753" calcext:value-type="float">
            <text:p>-753</text:p>
          </table:table-cell>
          <table:table-cell table:formula="of:=[.A1050]+300" office:value-type="float" office:value="219" calcext:value-type="float">
            <text:p>219</text:p>
          </table:table-cell>
          <table:table-cell table:formula="of:=ATAN2([.B1050];[.D1050])" office:value-type="float" office:value="1.20454076636412" calcext:value-type="float">
            <text:p>1.2045407664</text:p>
          </table:table-cell>
          <table:table-cell table:formula="of:=[.E1050]*(180/PI())" office:value-type="float" office:value="69.0151021641178" calcext:value-type="float">
            <text:p>69.0151021641</text:p>
          </table:table-cell>
          <table:table-cell table:number-columns-repeated="16"/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83" calcext:value-type="float">
            <text:p>83</text:p>
          </table:table-cell>
          <table:table-cell office:value-type="float" office:value="-754" calcext:value-type="float">
            <text:p>-754</text:p>
          </table:table-cell>
          <table:table-cell table:formula="of:=[.A1051]+300" office:value-type="float" office:value="216" calcext:value-type="float">
            <text:p>216</text:p>
          </table:table-cell>
          <table:table-cell table:formula="of:=ATAN2([.B1051];[.D1051])" office:value-type="float" office:value="1.20393276290156" calcext:value-type="float">
            <text:p>1.2039327629</text:p>
          </table:table-cell>
          <table:table-cell table:formula="of:=[.E1051]*(180/PI())" office:value-type="float" office:value="68.9802661317841" calcext:value-type="float">
            <text:p>68.9802661318</text:p>
          </table:table-cell>
          <table:table-cell table:number-columns-repeated="16"/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85" calcext:value-type="float">
            <text:p>85</text:p>
          </table:table-cell>
          <table:table-cell office:value-type="float" office:value="-752" calcext:value-type="float">
            <text:p>-752</text:p>
          </table:table-cell>
          <table:table-cell table:formula="of:=[.A1052]+300" office:value-type="float" office:value="218" calcext:value-type="float">
            <text:p>218</text:p>
          </table:table-cell>
          <table:table-cell table:formula="of:=ATAN2([.B1052];[.D1052])" office:value-type="float" office:value="1.1990198866312" calcext:value-type="float">
            <text:p>1.1990198866</text:p>
          </table:table-cell>
          <table:table-cell table:formula="of:=[.E1052]*(180/PI())" office:value-type="float" office:value="68.698779056222" calcext:value-type="float">
            <text:p>68.6987790562</text:p>
          </table:table-cell>
          <table:table-cell table:number-columns-repeated="16"/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84" calcext:value-type="float">
            <text:p>84</text:p>
          </table:table-cell>
          <table:table-cell office:value-type="float" office:value="-751" calcext:value-type="float">
            <text:p>-751</text:p>
          </table:table-cell>
          <table:table-cell table:formula="of:=[.A1053]+300" office:value-type="float" office:value="219" calcext:value-type="float">
            <text:p>219</text:p>
          </table:table-cell>
          <table:table-cell table:formula="of:=ATAN2([.B1053];[.D1053])" office:value-type="float" office:value="1.20454076636412" calcext:value-type="float">
            <text:p>1.2045407664</text:p>
          </table:table-cell>
          <table:table-cell table:formula="of:=[.E1053]*(180/PI())" office:value-type="float" office:value="69.0151021641178" calcext:value-type="float">
            <text:p>69.0151021641</text:p>
          </table:table-cell>
          <table:table-cell table:number-columns-repeated="16"/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84" calcext:value-type="float">
            <text:p>84</text:p>
          </table:table-cell>
          <table:table-cell office:value-type="float" office:value="-748" calcext:value-type="float">
            <text:p>-748</text:p>
          </table:table-cell>
          <table:table-cell table:formula="of:=[.A1054]+300" office:value-type="float" office:value="216" calcext:value-type="float">
            <text:p>216</text:p>
          </table:table-cell>
          <table:table-cell table:formula="of:=ATAN2([.B1054];[.D1054])" office:value-type="float" office:value="1.19990503798223" calcext:value-type="float">
            <text:p>1.199905038</text:p>
          </table:table-cell>
          <table:table-cell table:formula="of:=[.E1054]*(180/PI())" office:value-type="float" office:value="68.7494944928668" calcext:value-type="float">
            <text:p>68.7494944929</text:p>
          </table:table-cell>
          <table:table-cell table:number-columns-repeated="16"/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84" calcext:value-type="float">
            <text:p>84</text:p>
          </table:table-cell>
          <table:table-cell office:value-type="float" office:value="-751" calcext:value-type="float">
            <text:p>-751</text:p>
          </table:table-cell>
          <table:table-cell table:formula="of:=[.A1055]+300" office:value-type="float" office:value="218" calcext:value-type="float">
            <text:p>218</text:p>
          </table:table-cell>
          <table:table-cell table:formula="of:=ATAN2([.B1055];[.D1055])" office:value-type="float" office:value="1.2030078649041" calcext:value-type="float">
            <text:p>1.2030078649</text:p>
          </table:table-cell>
          <table:table-cell table:formula="of:=[.E1055]*(180/PI())" office:value-type="float" office:value="68.9272733800494" calcext:value-type="float">
            <text:p>68.92727338</text:p>
          </table:table-cell>
          <table:table-cell table:number-columns-repeated="16"/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87" calcext:value-type="float">
            <text:p>87</text:p>
          </table:table-cell>
          <table:table-cell office:value-type="float" office:value="-750" calcext:value-type="float">
            <text:p>-750</text:p>
          </table:table-cell>
          <table:table-cell table:formula="of:=[.A1056]+300" office:value-type="float" office:value="218" calcext:value-type="float">
            <text:p>218</text:p>
          </table:table-cell>
          <table:table-cell table:formula="of:=ATAN2([.B1056];[.D1056])" office:value-type="float" office:value="1.19108108875798" calcext:value-type="float">
            <text:p>1.1910810888</text:p>
          </table:table-cell>
          <table:table-cell table:formula="of:=[.E1056]*(180/PI())" office:value-type="float" office:value="68.2439194436792" calcext:value-type="float">
            <text:p>68.2439194437</text:p>
          </table:table-cell>
          <table:table-cell table:number-columns-repeated="16"/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82" calcext:value-type="float">
            <text:p>82</text:p>
          </table:table-cell>
          <table:table-cell office:value-type="float" office:value="-750" calcext:value-type="float">
            <text:p>-750</text:p>
          </table:table-cell>
          <table:table-cell table:formula="of:=[.A1057]+300" office:value-type="float" office:value="218" calcext:value-type="float">
            <text:p>218</text:p>
          </table:table-cell>
          <table:table-cell table:formula="of:=ATAN2([.B1057];[.D1057])" office:value-type="float" office:value="1.21102063173708" calcext:value-type="float">
            <text:p>1.2110206317</text:p>
          </table:table-cell>
          <table:table-cell table:formula="of:=[.E1057]*(180/PI())" office:value-type="float" office:value="69.3863711018014" calcext:value-type="float">
            <text:p>69.3863711018</text:p>
          </table:table-cell>
          <table:table-cell table:number-columns-repeated="16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84" calcext:value-type="float">
            <text:p>84</text:p>
          </table:table-cell>
          <table:table-cell office:value-type="float" office:value="-747" calcext:value-type="float">
            <text:p>-747</text:p>
          </table:table-cell>
          <table:table-cell table:formula="of:=[.A1058]+300" office:value-type="float" office:value="215" calcext:value-type="float">
            <text:p>215</text:p>
          </table:table-cell>
          <table:table-cell table:formula="of:=ATAN2([.B1058];[.D1058])" office:value-type="float" office:value="1.19833482841583" calcext:value-type="float">
            <text:p>1.1983348284</text:p>
          </table:table-cell>
          <table:table-cell table:formula="of:=[.E1058]*(180/PI())" office:value-type="float" office:value="68.6595281117607" calcext:value-type="float">
            <text:p>68.6595281118</text:p>
          </table:table-cell>
          <table:table-cell table:number-columns-repeated="16"/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83" calcext:value-type="float">
            <text:p>83</text:p>
          </table:table-cell>
          <table:table-cell office:value-type="float" office:value="-744" calcext:value-type="float">
            <text:p>-744</text:p>
          </table:table-cell>
          <table:table-cell table:formula="of:=[.A1059]+300" office:value-type="float" office:value="222" calcext:value-type="float">
            <text:p>222</text:p>
          </table:table-cell>
          <table:table-cell table:formula="of:=ATAN2([.B1059];[.D1059])" office:value-type="float" office:value="1.21301331052417" calcext:value-type="float">
            <text:p>1.2130133105</text:p>
          </table:table-cell>
          <table:table-cell table:formula="of:=[.E1059]*(180/PI())" office:value-type="float" office:value="69.5005431862271" calcext:value-type="float">
            <text:p>69.5005431862</text:p>
          </table:table-cell>
          <table:table-cell table:number-columns-repeated="16"/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89" calcext:value-type="float">
            <text:p>89</text:p>
          </table:table-cell>
          <table:table-cell office:value-type="float" office:value="-748" calcext:value-type="float">
            <text:p>-748</text:p>
          </table:table-cell>
          <table:table-cell table:formula="of:=[.A1060]+300" office:value-type="float" office:value="217" calcext:value-type="float">
            <text:p>217</text:p>
          </table:table-cell>
          <table:table-cell table:formula="of:=ATAN2([.B1060];[.D1060])" office:value-type="float" office:value="1.18158074787635" calcext:value-type="float">
            <text:p>1.1815807479</text:p>
          </table:table-cell>
          <table:table-cell table:formula="of:=[.E1060]*(180/PI())" office:value-type="float" office:value="67.6995900072262" calcext:value-type="float">
            <text:p>67.6995900072</text:p>
          </table:table-cell>
          <table:table-cell table:number-columns-repeated="16"/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99" calcext:value-type="float">
            <text:p>99</text:p>
          </table:table-cell>
          <table:table-cell office:value-type="float" office:value="-750" calcext:value-type="float">
            <text:p>-750</text:p>
          </table:table-cell>
          <table:table-cell table:formula="of:=[.A1061]+300" office:value-type="float" office:value="209" calcext:value-type="float">
            <text:p>209</text:p>
          </table:table-cell>
          <table:table-cell table:formula="of:=ATAN2([.B1061];[.D1061])" office:value-type="float" office:value="1.12842210381815" calcext:value-type="float">
            <text:p>1.1284221038</text:p>
          </table:table-cell>
          <table:table-cell table:formula="of:=[.E1061]*(180/PI())" office:value-type="float" office:value="64.6538240580533" calcext:value-type="float">
            <text:p>64.6538240581</text:p>
          </table:table-cell>
          <table:table-cell table:number-columns-repeated="16"/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02" calcext:value-type="float">
            <text:p>102</text:p>
          </table:table-cell>
          <table:table-cell office:value-type="float" office:value="-748" calcext:value-type="float">
            <text:p>-748</text:p>
          </table:table-cell>
          <table:table-cell table:formula="of:=[.A1062]+300" office:value-type="float" office:value="207" calcext:value-type="float">
            <text:p>207</text:p>
          </table:table-cell>
          <table:table-cell table:formula="of:=ATAN2([.B1062];[.D1062])" office:value-type="float" office:value="1.11296260577593" calcext:value-type="float">
            <text:p>1.1129626058</text:p>
          </table:table-cell>
          <table:table-cell table:formula="of:=[.E1062]*(180/PI())" office:value-type="float" office:value="63.7680600668434" calcext:value-type="float">
            <text:p>63.7680600668</text:p>
          </table:table-cell>
          <table:table-cell table:number-columns-repeated="16"/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107" calcext:value-type="float">
            <text:p>107</text:p>
          </table:table-cell>
          <table:table-cell office:value-type="float" office:value="-749" calcext:value-type="float">
            <text:p>-749</text:p>
          </table:table-cell>
          <table:table-cell table:formula="of:=[.A1063]+300" office:value-type="float" office:value="204" calcext:value-type="float">
            <text:p>204</text:p>
          </table:table-cell>
          <table:table-cell table:formula="of:=ATAN2([.B1063];[.D1063])" office:value-type="float" office:value="1.08773368189177" calcext:value-type="float">
            <text:p>1.0877336819</text:p>
          </table:table-cell>
          <table:table-cell table:formula="of:=[.E1063]*(180/PI())" office:value-type="float" office:value="62.3225492066242" calcext:value-type="float">
            <text:p>62.3225492066</text:p>
          </table:table-cell>
          <table:table-cell table:number-columns-repeated="16"/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112" calcext:value-type="float">
            <text:p>112</text:p>
          </table:table-cell>
          <table:table-cell office:value-type="float" office:value="-749" calcext:value-type="float">
            <text:p>-749</text:p>
          </table:table-cell>
          <table:table-cell table:formula="of:=[.A1064]+300" office:value-type="float" office:value="201" calcext:value-type="float">
            <text:p>201</text:p>
          </table:table-cell>
          <table:table-cell table:formula="of:=ATAN2([.B1064];[.D1064])" office:value-type="float" office:value="1.06243146596679" calcext:value-type="float">
            <text:p>1.062431466</text:p>
          </table:table-cell>
          <table:table-cell table:formula="of:=[.E1064]*(180/PI())" office:value-type="float" office:value="60.872839021794" calcext:value-type="float">
            <text:p>60.8728390218</text:p>
          </table:table-cell>
          <table:table-cell table:number-columns-repeated="16"/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116" calcext:value-type="float">
            <text:p>116</text:p>
          </table:table-cell>
          <table:table-cell office:value-type="float" office:value="-752" calcext:value-type="float">
            <text:p>-752</text:p>
          </table:table-cell>
          <table:table-cell table:formula="of:=[.A1065]+300" office:value-type="float" office:value="199" calcext:value-type="float">
            <text:p>199</text:p>
          </table:table-cell>
          <table:table-cell table:formula="of:=ATAN2([.B1065];[.D1065])" office:value-type="float" office:value="1.04303437835836" calcext:value-type="float">
            <text:p>1.0430343784</text:p>
          </table:table-cell>
          <table:table-cell table:formula="of:=[.E1065]*(180/PI())" office:value-type="float" office:value="59.7614677669857" calcext:value-type="float">
            <text:p>59.761467767</text:p>
          </table:table-cell>
          <table:table-cell table:number-columns-repeated="16"/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125" calcext:value-type="float">
            <text:p>125</text:p>
          </table:table-cell>
          <table:table-cell office:value-type="float" office:value="-751" calcext:value-type="float">
            <text:p>-751</text:p>
          </table:table-cell>
          <table:table-cell table:formula="of:=[.A1066]+300" office:value-type="float" office:value="192" calcext:value-type="float">
            <text:p>192</text:p>
          </table:table-cell>
          <table:table-cell table:formula="of:=ATAN2([.B1066];[.D1066])" office:value-type="float" office:value="0.993689175867811" calcext:value-type="float">
            <text:p>0.9936891759</text:p>
          </table:table-cell>
          <table:table-cell table:formula="of:=[.E1066]*(180/PI())" office:value-type="float" office:value="56.9341959250586" calcext:value-type="float">
            <text:p>56.9341959251</text:p>
          </table:table-cell>
          <table:table-cell table:number-columns-repeated="16"/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125" calcext:value-type="float">
            <text:p>125</text:p>
          </table:table-cell>
          <table:table-cell office:value-type="float" office:value="-751" calcext:value-type="float">
            <text:p>-751</text:p>
          </table:table-cell>
          <table:table-cell table:formula="of:=[.A1067]+300" office:value-type="float" office:value="192" calcext:value-type="float">
            <text:p>192</text:p>
          </table:table-cell>
          <table:table-cell table:formula="of:=ATAN2([.B1067];[.D1067])" office:value-type="float" office:value="0.993689175867811" calcext:value-type="float">
            <text:p>0.9936891759</text:p>
          </table:table-cell>
          <table:table-cell table:formula="of:=[.E1067]*(180/PI())" office:value-type="float" office:value="56.9341959250586" calcext:value-type="float">
            <text:p>56.9341959251</text:p>
          </table:table-cell>
          <table:table-cell table:number-columns-repeated="16"/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133" calcext:value-type="float">
            <text:p>133</text:p>
          </table:table-cell>
          <table:table-cell office:value-type="float" office:value="-752" calcext:value-type="float">
            <text:p>-752</text:p>
          </table:table-cell>
          <table:table-cell table:formula="of:=[.A1068]+300" office:value-type="float" office:value="189" calcext:value-type="float">
            <text:p>189</text:p>
          </table:table-cell>
          <table:table-cell table:formula="of:=ATAN2([.B1068];[.D1068])" office:value-type="float" office:value="0.957588977920387" calcext:value-type="float">
            <text:p>0.9575889779</text:p>
          </table:table-cell>
          <table:table-cell table:formula="of:=[.E1068]*(180/PI())" office:value-type="float" office:value="54.8658069430844" calcext:value-type="float">
            <text:p>54.8658069431</text:p>
          </table:table-cell>
          <table:table-cell table:number-columns-repeated="16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130" calcext:value-type="float">
            <text:p>130</text:p>
          </table:table-cell>
          <table:table-cell office:value-type="float" office:value="-755" calcext:value-type="float">
            <text:p>-755</text:p>
          </table:table-cell>
          <table:table-cell table:formula="of:=[.A1069]+300" office:value-type="float" office:value="190" calcext:value-type="float">
            <text:p>190</text:p>
          </table:table-cell>
          <table:table-cell table:formula="of:=ATAN2([.B1069];[.D1069])" office:value-type="float" office:value="0.970746113393143" calcext:value-type="float">
            <text:p>0.9707461134</text:p>
          </table:table-cell>
          <table:table-cell table:formula="of:=[.E1069]*(180/PI())" office:value-type="float" office:value="55.6196552761551" calcext:value-type="float">
            <text:p>55.6196552762</text:p>
          </table:table-cell>
          <table:table-cell table:number-columns-repeated="16"/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130" calcext:value-type="float">
            <text:p>130</text:p>
          </table:table-cell>
          <table:table-cell office:value-type="float" office:value="-754" calcext:value-type="float">
            <text:p>-754</text:p>
          </table:table-cell>
          <table:table-cell table:formula="of:=[.A1070]+300" office:value-type="float" office:value="188" calcext:value-type="float">
            <text:p>188</text:p>
          </table:table-cell>
          <table:table-cell table:formula="of:=ATAN2([.B1070];[.D1070])" office:value-type="float" office:value="0.965805066564534" calcext:value-type="float">
            <text:p>0.9658050666</text:p>
          </table:table-cell>
          <table:table-cell table:formula="of:=[.E1070]*(180/PI())" office:value-type="float" office:value="55.3365541464993" calcext:value-type="float">
            <text:p>55.3365541465</text:p>
          </table:table-cell>
          <table:table-cell table:number-columns-repeated="16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132" calcext:value-type="float">
            <text:p>132</text:p>
          </table:table-cell>
          <table:table-cell office:value-type="float" office:value="-755" calcext:value-type="float">
            <text:p>-755</text:p>
          </table:table-cell>
          <table:table-cell table:formula="of:=[.A1071]+300" office:value-type="float" office:value="185" calcext:value-type="float">
            <text:p>185</text:p>
          </table:table-cell>
          <table:table-cell table:formula="of:=ATAN2([.B1071];[.D1071])" office:value-type="float" office:value="0.951058349718871" calcext:value-type="float">
            <text:p>0.9510583497</text:p>
          </table:table-cell>
          <table:table-cell table:formula="of:=[.E1071]*(180/PI())" office:value-type="float" office:value="54.4916295095684" calcext:value-type="float">
            <text:p>54.4916295096</text:p>
          </table:table-cell>
          <table:table-cell table:number-columns-repeated="16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132" calcext:value-type="float">
            <text:p>132</text:p>
          </table:table-cell>
          <table:table-cell office:value-type="float" office:value="-756" calcext:value-type="float">
            <text:p>-756</text:p>
          </table:table-cell>
          <table:table-cell table:formula="of:=[.A1072]+300" office:value-type="float" office:value="190" calcext:value-type="float">
            <text:p>190</text:p>
          </table:table-cell>
          <table:table-cell table:formula="of:=ATAN2([.B1072];[.D1072])" office:value-type="float" office:value="0.963611424092269" calcext:value-type="float">
            <text:p>0.9636114241</text:p>
          </table:table-cell>
          <table:table-cell table:formula="of:=[.E1072]*(180/PI())" office:value-type="float" office:value="55.2108676910779" calcext:value-type="float">
            <text:p>55.2108676911</text:p>
          </table:table-cell>
          <table:table-cell table:number-columns-repeated="16"/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128" calcext:value-type="float">
            <text:p>128</text:p>
          </table:table-cell>
          <table:table-cell office:value-type="float" office:value="-752" calcext:value-type="float">
            <text:p>-752</text:p>
          </table:table-cell>
          <table:table-cell table:formula="of:=[.A1073]+300" office:value-type="float" office:value="188" calcext:value-type="float">
            <text:p>188</text:p>
          </table:table-cell>
          <table:table-cell table:formula="of:=ATAN2([.B1073];[.D1073])" office:value-type="float" office:value="0.973037935201815" calcext:value-type="float">
            <text:p>0.9730379352</text:p>
          </table:table-cell>
          <table:table-cell table:formula="of:=[.E1073]*(180/PI())" office:value-type="float" office:value="55.7509669931881" calcext:value-type="float">
            <text:p>55.7509669932</text:p>
          </table:table-cell>
          <table:table-cell table:number-columns-repeated="16"/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131" calcext:value-type="float">
            <text:p>131</text:p>
          </table:table-cell>
          <table:table-cell office:value-type="float" office:value="-751" calcext:value-type="float">
            <text:p>-751</text:p>
          </table:table-cell>
          <table:table-cell table:formula="of:=[.A1074]+300" office:value-type="float" office:value="187" calcext:value-type="float">
            <text:p>187</text:p>
          </table:table-cell>
          <table:table-cell table:formula="of:=ATAN2([.B1074];[.D1074])" office:value-type="float" office:value="0.959711553666152" calcext:value-type="float">
            <text:p>0.9597115537</text:p>
          </table:table-cell>
          <table:table-cell table:formula="of:=[.E1074]*(180/PI())" office:value-type="float" office:value="54.9874215750135" calcext:value-type="float">
            <text:p>54.987421575</text:p>
          </table:table-cell>
          <table:table-cell table:number-columns-repeated="16"/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131" calcext:value-type="float">
            <text:p>131</text:p>
          </table:table-cell>
          <table:table-cell office:value-type="float" office:value="-753" calcext:value-type="float">
            <text:p>-753</text:p>
          </table:table-cell>
          <table:table-cell table:formula="of:=[.A1075]+300" office:value-type="float" office:value="189" calcext:value-type="float">
            <text:p>189</text:p>
          </table:table-cell>
          <table:table-cell table:formula="of:=ATAN2([.B1075];[.D1075])" office:value-type="float" office:value="0.964701608239901" calcext:value-type="float">
            <text:p>0.9647016082</text:p>
          </table:table-cell>
          <table:table-cell table:formula="of:=[.E1075]*(180/PI())" office:value-type="float" office:value="55.2733306416293" calcext:value-type="float">
            <text:p>55.2733306416</text:p>
          </table:table-cell>
          <table:table-cell table:number-columns-repeated="16"/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132" calcext:value-type="float">
            <text:p>132</text:p>
          </table:table-cell>
          <table:table-cell office:value-type="float" office:value="-754" calcext:value-type="float">
            <text:p>-754</text:p>
          </table:table-cell>
          <table:table-cell table:formula="of:=[.A1076]+300" office:value-type="float" office:value="186" calcext:value-type="float">
            <text:p>186</text:p>
          </table:table-cell>
          <table:table-cell table:formula="of:=ATAN2([.B1076];[.D1076])" office:value-type="float" office:value="0.953604935254534" calcext:value-type="float">
            <text:p>0.9536049353</text:p>
          </table:table-cell>
          <table:table-cell table:formula="of:=[.E1076]*(180/PI())" office:value-type="float" office:value="54.6375381129309" calcext:value-type="float">
            <text:p>54.6375381129</text:p>
          </table:table-cell>
          <table:table-cell table:number-columns-repeated="16"/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130" calcext:value-type="float">
            <text:p>130</text:p>
          </table:table-cell>
          <table:table-cell office:value-type="float" office:value="-754" calcext:value-type="float">
            <text:p>-754</text:p>
          </table:table-cell>
          <table:table-cell table:formula="of:=[.A1077]+300" office:value-type="float" office:value="187" calcext:value-type="float">
            <text:p>187</text:p>
          </table:table-cell>
          <table:table-cell table:formula="of:=ATAN2([.B1077];[.D1077])" office:value-type="float" office:value="0.96330776116746" calcext:value-type="float">
            <text:p>0.9633077612</text:p>
          </table:table-cell>
          <table:table-cell table:formula="of:=[.E1077]*(180/PI())" office:value-type="float" office:value="55.1934690870918" calcext:value-type="float">
            <text:p>55.1934690871</text:p>
          </table:table-cell>
          <table:table-cell table:number-columns-repeated="16"/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132" calcext:value-type="float">
            <text:p>132</text:p>
          </table:table-cell>
          <table:table-cell office:value-type="float" office:value="-755" calcext:value-type="float">
            <text:p>-755</text:p>
          </table:table-cell>
          <table:table-cell table:formula="of:=[.A1078]+300" office:value-type="float" office:value="189" calcext:value-type="float">
            <text:p>189</text:p>
          </table:table-cell>
          <table:table-cell table:formula="of:=ATAN2([.B1078];[.D1078])" office:value-type="float" office:value="0.961136460082815" calcext:value-type="float">
            <text:p>0.9611364601</text:p>
          </table:table-cell>
          <table:table-cell table:formula="of:=[.E1078]*(180/PI())" office:value-type="float" office:value="55.0690626988894" calcext:value-type="float">
            <text:p>55.0690626989</text:p>
          </table:table-cell>
          <table:table-cell table:number-columns-repeated="16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130" calcext:value-type="float">
            <text:p>130</text:p>
          </table:table-cell>
          <table:table-cell office:value-type="float" office:value="-756" calcext:value-type="float">
            <text:p>-756</text:p>
          </table:table-cell>
          <table:table-cell table:formula="of:=[.A1079]+300" office:value-type="float" office:value="185" calcext:value-type="float">
            <text:p>185</text:p>
          </table:table-cell>
          <table:table-cell table:formula="of:=ATAN2([.B1079];[.D1079])" office:value-type="float" office:value="0.958258770184593" calcext:value-type="float">
            <text:p>0.9582587702</text:p>
          </table:table-cell>
          <table:table-cell table:formula="of:=[.E1079]*(180/PI())" office:value-type="float" office:value="54.9041832129739" calcext:value-type="float">
            <text:p>54.904183213</text:p>
          </table:table-cell>
          <table:table-cell table:number-columns-repeated="16"/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129" calcext:value-type="float">
            <text:p>129</text:p>
          </table:table-cell>
          <table:table-cell office:value-type="float" office:value="-751" calcext:value-type="float">
            <text:p>-751</text:p>
          </table:table-cell>
          <table:table-cell table:formula="of:=[.A1080]+300" office:value-type="float" office:value="188" calcext:value-type="float">
            <text:p>188</text:p>
          </table:table-cell>
          <table:table-cell table:formula="of:=ATAN2([.B1080];[.D1080])" office:value-type="float" office:value="0.969412526833746" calcext:value-type="float">
            <text:p>0.9694125268</text:p>
          </table:table-cell>
          <table:table-cell table:formula="of:=[.E1080]*(180/PI())" office:value-type="float" office:value="55.5432463946863" calcext:value-type="float">
            <text:p>55.5432463947</text:p>
          </table:table-cell>
          <table:table-cell table:number-columns-repeated="16"/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129" calcext:value-type="float">
            <text:p>129</text:p>
          </table:table-cell>
          <table:table-cell office:value-type="float" office:value="-742" calcext:value-type="float">
            <text:p>-742</text:p>
          </table:table-cell>
          <table:table-cell table:formula="of:=[.A1081]+300" office:value-type="float" office:value="189" calcext:value-type="float">
            <text:p>189</text:p>
          </table:table-cell>
          <table:table-cell table:formula="of:=ATAN2([.B1081];[.D1081])" office:value-type="float" office:value="0.971885065064665" calcext:value-type="float">
            <text:p>0.9718850651</text:p>
          </table:table-cell>
          <table:table-cell table:formula="of:=[.E1081]*(180/PI())" office:value-type="float" office:value="55.6849124000027" calcext:value-type="float">
            <text:p>55.6849124</text:p>
          </table:table-cell>
          <table:table-cell table:number-columns-repeated="16"/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129" calcext:value-type="float">
            <text:p>129</text:p>
          </table:table-cell>
          <table:table-cell office:value-type="float" office:value="-742" calcext:value-type="float">
            <text:p>-742</text:p>
          </table:table-cell>
          <table:table-cell table:formula="of:=[.A1082]+300" office:value-type="float" office:value="189" calcext:value-type="float">
            <text:p>189</text:p>
          </table:table-cell>
          <table:table-cell table:formula="of:=ATAN2([.B1082];[.D1082])" office:value-type="float" office:value="0.971885065064665" calcext:value-type="float">
            <text:p>0.9718850651</text:p>
          </table:table-cell>
          <table:table-cell table:formula="of:=[.E1082]*(180/PI())" office:value-type="float" office:value="55.6849124000027" calcext:value-type="float">
            <text:p>55.6849124</text:p>
          </table:table-cell>
          <table:table-cell table:number-columns-repeated="16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144" calcext:value-type="float">
            <text:p>144</text:p>
          </table:table-cell>
          <table:table-cell office:value-type="float" office:value="-750" calcext:value-type="float">
            <text:p>-750</text:p>
          </table:table-cell>
          <table:table-cell table:formula="of:=[.A1083]+300" office:value-type="float" office:value="175" calcext:value-type="float">
            <text:p>175</text:p>
          </table:table-cell>
          <table:table-cell table:formula="of:=ATAN2([.B1083];[.D1083])" office:value-type="float" office:value="0.882272659856923" calcext:value-type="float">
            <text:p>0.8822726599</text:p>
          </table:table-cell>
          <table:table-cell table:formula="of:=[.E1083]*(180/PI())" office:value-type="float" office:value="50.550499789583" calcext:value-type="float">
            <text:p>50.5504997896</text:p>
          </table:table-cell>
          <table:table-cell table:number-columns-repeated="16"/>
        </table:table-row>
        <table:table-row table:style-name="ro1">
          <table:table-cell office:value-type="float" office:value="-138" calcext:value-type="float">
            <text:p>-138</text:p>
          </table:table-cell>
          <table:table-cell office:value-type="float" office:value="149" calcext:value-type="float">
            <text:p>149</text:p>
          </table:table-cell>
          <table:table-cell office:value-type="float" office:value="-755" calcext:value-type="float">
            <text:p>-755</text:p>
          </table:table-cell>
          <table:table-cell table:formula="of:=[.A1084]+300" office:value-type="float" office:value="162" calcext:value-type="float">
            <text:p>162</text:p>
          </table:table-cell>
          <table:table-cell table:formula="of:=ATAN2([.B1084];[.D1084])" office:value-type="float" office:value="0.827174485975245" calcext:value-type="float">
            <text:p>0.827174486</text:p>
          </table:table-cell>
          <table:table-cell table:formula="of:=[.E1084]*(180/PI())" office:value-type="float" office:value="47.3936069672848" calcext:value-type="float">
            <text:p>47.3936069673</text:p>
          </table:table-cell>
          <table:table-cell table:number-columns-repeated="16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149" calcext:value-type="float">
            <text:p>149</text:p>
          </table:table-cell>
          <table:table-cell office:value-type="float" office:value="-754" calcext:value-type="float">
            <text:p>-754</text:p>
          </table:table-cell>
          <table:table-cell table:formula="of:=[.A1085]+300" office:value-type="float" office:value="165" calcext:value-type="float">
            <text:p>165</text:p>
          </table:table-cell>
          <table:table-cell table:formula="of:=ATAN2([.B1085];[.D1085])" office:value-type="float" office:value="0.836309544853768" calcext:value-type="float">
            <text:p>0.8363095449</text:p>
          </table:table-cell>
          <table:table-cell table:formula="of:=[.E1085]*(180/PI())" office:value-type="float" office:value="47.9170072866277" calcext:value-type="float">
            <text:p>47.9170072866</text:p>
          </table:table-cell>
          <table:table-cell table:number-columns-repeated="16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153" calcext:value-type="float">
            <text:p>153</text:p>
          </table:table-cell>
          <table:table-cell office:value-type="float" office:value="-756" calcext:value-type="float">
            <text:p>-756</text:p>
          </table:table-cell>
          <table:table-cell table:formula="of:=[.A1086]+300" office:value-type="float" office:value="165" calcext:value-type="float">
            <text:p>165</text:p>
          </table:table-cell>
          <table:table-cell table:formula="of:=ATAN2([.B1086];[.D1086])" office:value-type="float" office:value="0.823116115864313" calcext:value-type="float">
            <text:p>0.8231161159</text:p>
          </table:table-cell>
          <table:table-cell table:formula="of:=[.E1086]*(180/PI())" office:value-type="float" office:value="47.1610794882264" calcext:value-type="float">
            <text:p>47.1610794882</text:p>
          </table:table-cell>
          <table:table-cell table:number-columns-repeated="16"/>
        </table:table-row>
        <table:table-row table:style-name="ro1">
          <table:table-cell office:value-type="float" office:value="-139" calcext:value-type="float">
            <text:p>-139</text:p>
          </table:table-cell>
          <table:table-cell office:value-type="float" office:value="151" calcext:value-type="float">
            <text:p>151</text:p>
          </table:table-cell>
          <table:table-cell office:value-type="float" office:value="-754" calcext:value-type="float">
            <text:p>-754</text:p>
          </table:table-cell>
          <table:table-cell table:formula="of:=[.A1087]+300" office:value-type="float" office:value="161" calcext:value-type="float">
            <text:p>161</text:p>
          </table:table-cell>
          <table:table-cell table:formula="of:=ATAN2([.B1087];[.D1087])" office:value-type="float" office:value="0.817438476944915" calcext:value-type="float">
            <text:p>0.8174384769</text:p>
          </table:table-cell>
          <table:table-cell table:formula="of:=[.E1087]*(180/PI())" office:value-type="float" office:value="46.8357747405457" calcext:value-type="float">
            <text:p>46.8357747405</text:p>
          </table:table-cell>
          <table:table-cell table:number-columns-repeated="16"/>
        </table:table-row>
        <table:table-row table:style-name="ro1">
          <table:table-cell office:value-type="float" office:value="-138" calcext:value-type="float">
            <text:p>-138</text:p>
          </table:table-cell>
          <table:table-cell office:value-type="float" office:value="152" calcext:value-type="float">
            <text:p>152</text:p>
          </table:table-cell>
          <table:table-cell office:value-type="float" office:value="-757" calcext:value-type="float">
            <text:p>-757</text:p>
          </table:table-cell>
          <table:table-cell table:formula="of:=[.A1088]+300" office:value-type="float" office:value="162" calcext:value-type="float">
            <text:p>162</text:p>
          </table:table-cell>
          <table:table-cell table:formula="of:=ATAN2([.B1088];[.D1088])" office:value-type="float" office:value="0.817234536824563" calcext:value-type="float">
            <text:p>0.8172345368</text:p>
          </table:table-cell>
          <table:table-cell table:formula="of:=[.E1088]*(180/PI())" office:value-type="float" office:value="46.8240898323761" calcext:value-type="float">
            <text:p>46.8240898324</text:p>
          </table:table-cell>
          <table:table-cell table:number-columns-repeated="16"/>
        </table:table-row>
        <table:table-row table:style-name="ro1">
          <table:table-cell office:value-type="float" office:value="-138" calcext:value-type="float">
            <text:p>-138</text:p>
          </table:table-cell>
          <table:table-cell office:value-type="float" office:value="152" calcext:value-type="float">
            <text:p>152</text:p>
          </table:table-cell>
          <table:table-cell office:value-type="float" office:value="-752" calcext:value-type="float">
            <text:p>-752</text:p>
          </table:table-cell>
          <table:table-cell table:formula="of:=[.A1089]+300" office:value-type="float" office:value="162" calcext:value-type="float">
            <text:p>162</text:p>
          </table:table-cell>
          <table:table-cell table:formula="of:=ATAN2([.B1089];[.D1089])" office:value-type="float" office:value="0.817234536824563" calcext:value-type="float">
            <text:p>0.8172345368</text:p>
          </table:table-cell>
          <table:table-cell table:formula="of:=[.E1089]*(180/PI())" office:value-type="float" office:value="46.8240898323761" calcext:value-type="float">
            <text:p>46.8240898324</text:p>
          </table:table-cell>
          <table:table-cell table:number-columns-repeated="16"/>
        </table:table-row>
        <table:table-row table:style-name="ro1">
          <table:table-cell office:value-type="float" office:value="-139" calcext:value-type="float">
            <text:p>-139</text:p>
          </table:table-cell>
          <table:table-cell office:value-type="float" office:value="151" calcext:value-type="float">
            <text:p>151</text:p>
          </table:table-cell>
          <table:table-cell office:value-type="float" office:value="-754" calcext:value-type="float">
            <text:p>-754</text:p>
          </table:table-cell>
          <table:table-cell table:formula="of:=[.A1090]+300" office:value-type="float" office:value="161" calcext:value-type="float">
            <text:p>161</text:p>
          </table:table-cell>
          <table:table-cell table:formula="of:=ATAN2([.B1090];[.D1090])" office:value-type="float" office:value="0.817438476944915" calcext:value-type="float">
            <text:p>0.8174384769</text:p>
          </table:table-cell>
          <table:table-cell table:formula="of:=[.E1090]*(180/PI())" office:value-type="float" office:value="46.8357747405457" calcext:value-type="float">
            <text:p>46.8357747405</text:p>
          </table:table-cell>
          <table:table-cell table:number-columns-repeated="16"/>
        </table:table-row>
        <table:table-row table:style-name="ro1">
          <table:table-cell office:value-type="float" office:value="-136" calcext:value-type="float">
            <text:p>-136</text:p>
          </table:table-cell>
          <table:table-cell office:value-type="float" office:value="149" calcext:value-type="float">
            <text:p>149</text:p>
          </table:table-cell>
          <table:table-cell office:value-type="float" office:value="-753" calcext:value-type="float">
            <text:p>-753</text:p>
          </table:table-cell>
          <table:table-cell table:formula="of:=[.A1091]+300" office:value-type="float" office:value="164" calcext:value-type="float">
            <text:p>164</text:p>
          </table:table-cell>
          <table:table-cell table:formula="of:=ATAN2([.B1091];[.D1091])" office:value-type="float" office:value="0.833284848935901" calcext:value-type="float">
            <text:p>0.8332848489</text:p>
          </table:table-cell>
          <table:table-cell table:formula="of:=[.E1091]*(180/PI())" office:value-type="float" office:value="47.7437049762235" calcext:value-type="float">
            <text:p>47.7437049762</text:p>
          </table:table-cell>
          <table:table-cell table:number-columns-repeated="16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156" calcext:value-type="float">
            <text:p>156</text:p>
          </table:table-cell>
          <table:table-cell office:value-type="float" office:value="-757" calcext:value-type="float">
            <text:p>-757</text:p>
          </table:table-cell>
          <table:table-cell table:formula="of:=[.A1092]+300" office:value-type="float" office:value="160" calcext:value-type="float">
            <text:p>160</text:p>
          </table:table-cell>
          <table:table-cell table:formula="of:=ATAN2([.B1092];[.D1092])" office:value-type="float" office:value="0.7980557152315" calcext:value-type="float">
            <text:p>0.7980557152</text:p>
          </table:table-cell>
          <table:table-cell table:formula="of:=[.E1092]*(180/PI())" office:value-type="float" office:value="45.7252242990593" calcext:value-type="float">
            <text:p>45.7252242991</text:p>
          </table:table-cell>
          <table:table-cell table:number-columns-repeated="16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155" calcext:value-type="float">
            <text:p>155</text:p>
          </table:table-cell>
          <table:table-cell office:value-type="float" office:value="-756" calcext:value-type="float">
            <text:p>-756</text:p>
          </table:table-cell>
          <table:table-cell table:formula="of:=[.A1093]+300" office:value-type="float" office:value="160" calcext:value-type="float">
            <text:p>160</text:p>
          </table:table-cell>
          <table:table-cell table:formula="of:=ATAN2([.B1093];[.D1093])" office:value-type="float" office:value="0.801269846389238" calcext:value-type="float">
            <text:p>0.8012698464</text:p>
          </table:table-cell>
          <table:table-cell table:formula="of:=[.E1093]*(180/PI())" office:value-type="float" office:value="45.9093804491991" calcext:value-type="float">
            <text:p>45.9093804492</text:p>
          </table:table-cell>
          <table:table-cell table:number-columns-repeated="16"/>
        </table:table-row>
        <table:table-row table:style-name="ro1">
          <table:table-cell office:value-type="float" office:value="-138" calcext:value-type="float">
            <text:p>-138</text:p>
          </table:table-cell>
          <table:table-cell office:value-type="float" office:value="156" calcext:value-type="float">
            <text:p>156</text:p>
          </table:table-cell>
          <table:table-cell office:value-type="float" office:value="-756" calcext:value-type="float">
            <text:p>-756</text:p>
          </table:table-cell>
          <table:table-cell table:formula="of:=[.A1094]+300" office:value-type="float" office:value="162" calcext:value-type="float">
            <text:p>162</text:p>
          </table:table-cell>
          <table:table-cell table:formula="of:=ATAN2([.B1094];[.D1094])" office:value-type="float" office:value="0.804263849419119" calcext:value-type="float">
            <text:p>0.8042638494</text:p>
          </table:table-cell>
          <table:table-cell table:formula="of:=[.E1094]*(180/PI())" office:value-type="float" office:value="46.0809241866607" calcext:value-type="float">
            <text:p>46.0809241867</text:p>
          </table:table-cell>
          <table:table-cell table:number-columns-repeated="16"/>
        </table:table-row>
        <table:table-row table:style-name="ro1">
          <table:table-cell office:value-type="float" office:value="-141" calcext:value-type="float">
            <text:p>-141</text:p>
          </table:table-cell>
          <table:table-cell office:value-type="float" office:value="153" calcext:value-type="float">
            <text:p>153</text:p>
          </table:table-cell>
          <table:table-cell office:value-type="float" office:value="-754" calcext:value-type="float">
            <text:p>-754</text:p>
          </table:table-cell>
          <table:table-cell table:formula="of:=[.A1095]+300" office:value-type="float" office:value="159" calcext:value-type="float">
            <text:p>159</text:p>
          </table:table-cell>
          <table:table-cell table:formula="of:=ATAN2([.B1095];[.D1095])" office:value-type="float" office:value="0.804626562497155" calcext:value-type="float">
            <text:p>0.8046265625</text:p>
          </table:table-cell>
          <table:table-cell table:formula="of:=[.E1095]*(180/PI())" office:value-type="float" office:value="46.1017061152064" calcext:value-type="float">
            <text:p>46.1017061152</text:p>
          </table:table-cell>
          <table:table-cell table:number-columns-repeated="16"/>
        </table:table-row>
        <table:table-row table:style-name="ro1">
          <table:table-cell office:value-type="float" office:value="-142" calcext:value-type="float">
            <text:p>-142</text:p>
          </table:table-cell>
          <table:table-cell office:value-type="float" office:value="154" calcext:value-type="float">
            <text:p>154</text:p>
          </table:table-cell>
          <table:table-cell office:value-type="float" office:value="-749" calcext:value-type="float">
            <text:p>-749</text:p>
          </table:table-cell>
          <table:table-cell table:formula="of:=[.A1096]+300" office:value-type="float" office:value="158" calcext:value-type="float">
            <text:p>158</text:p>
          </table:table-cell>
          <table:table-cell table:formula="of:=ATAN2([.B1096];[.D1096])" office:value-type="float" office:value="0.798217973870349" calcext:value-type="float">
            <text:p>0.7982179739</text:p>
          </table:table-cell>
          <table:table-cell table:formula="of:=[.E1096]*(180/PI())" office:value-type="float" office:value="45.7345210342548" calcext:value-type="float">
            <text:p>45.7345210343</text:p>
          </table:table-cell>
          <table:table-cell table:number-columns-repeated="16"/>
        </table:table-row>
        <table:table-row table:style-name="ro1">
          <table:table-cell office:value-type="float" office:value="-142" calcext:value-type="float">
            <text:p>-142</text:p>
          </table:table-cell>
          <table:table-cell office:value-type="float" office:value="154" calcext:value-type="float">
            <text:p>154</text:p>
          </table:table-cell>
          <table:table-cell office:value-type="float" office:value="-749" calcext:value-type="float">
            <text:p>-749</text:p>
          </table:table-cell>
          <table:table-cell table:formula="of:=[.A1097]+300" office:value-type="float" office:value="158" calcext:value-type="float">
            <text:p>158</text:p>
          </table:table-cell>
          <table:table-cell table:formula="of:=ATAN2([.B1097];[.D1097])" office:value-type="float" office:value="0.798217973870349" calcext:value-type="float">
            <text:p>0.7982179739</text:p>
          </table:table-cell>
          <table:table-cell table:formula="of:=[.E1097]*(180/PI())" office:value-type="float" office:value="45.7345210342548" calcext:value-type="float">
            <text:p>45.7345210343</text:p>
          </table:table-cell>
          <table:table-cell table:number-columns-repeated="16"/>
        </table:table-row>
        <table:table-row table:style-name="ro1">
          <table:table-cell office:value-type="float" office:value="-146" calcext:value-type="float">
            <text:p>-146</text:p>
          </table:table-cell>
          <table:table-cell office:value-type="float" office:value="162" calcext:value-type="float">
            <text:p>162</text:p>
          </table:table-cell>
          <table:table-cell office:value-type="float" office:value="-753" calcext:value-type="float">
            <text:p>-753</text:p>
          </table:table-cell>
          <table:table-cell table:formula="of:=[.A1098]+300" office:value-type="float" office:value="154" calcext:value-type="float">
            <text:p>154</text:p>
          </table:table-cell>
          <table:table-cell table:formula="of:=ATAN2([.B1098];[.D1098])" office:value-type="float" office:value="0.7600871142546" calcext:value-type="float">
            <text:p>0.7600871143</text:p>
          </table:table-cell>
          <table:table-cell table:formula="of:=[.E1098]*(180/PI())" office:value-type="float" office:value="43.5497837090666" calcext:value-type="float">
            <text:p>43.5497837091</text:p>
          </table:table-cell>
          <table:table-cell table:number-columns-repeated="16"/>
        </table:table-row>
        <table:table-row table:style-name="ro1">
          <table:table-cell office:value-type="float" office:value="-154" calcext:value-type="float">
            <text:p>-154</text:p>
          </table:table-cell>
          <table:table-cell office:value-type="float" office:value="168" calcext:value-type="float">
            <text:p>168</text:p>
          </table:table-cell>
          <table:table-cell office:value-type="float" office:value="-754" calcext:value-type="float">
            <text:p>-754</text:p>
          </table:table-cell>
          <table:table-cell table:formula="of:=[.A1099]+300" office:value-type="float" office:value="146" calcext:value-type="float">
            <text:p>146</text:p>
          </table:table-cell>
          <table:table-cell table:formula="of:=ATAN2([.B1099];[.D1099])" office:value-type="float" office:value="0.715448778356666" calcext:value-type="float">
            <text:p>0.7154487784</text:p>
          </table:table-cell>
          <table:table-cell table:formula="of:=[.E1099]*(180/PI())" office:value-type="float" office:value="40.9921954576277" calcext:value-type="float">
            <text:p>40.9921954576</text:p>
          </table:table-cell>
          <table:table-cell table:number-columns-repeated="16"/>
        </table:table-row>
        <table:table-row table:style-name="ro1">
          <table:table-cell office:value-type="float" office:value="-152" calcext:value-type="float">
            <text:p>-152</text:p>
          </table:table-cell>
          <table:table-cell office:value-type="float" office:value="173" calcext:value-type="float">
            <text:p>173</text:p>
          </table:table-cell>
          <table:table-cell office:value-type="float" office:value="-752" calcext:value-type="float">
            <text:p>-752</text:p>
          </table:table-cell>
          <table:table-cell table:formula="of:=[.A1100]+300" office:value-type="float" office:value="148" calcext:value-type="float">
            <text:p>148</text:p>
          </table:table-cell>
          <table:table-cell table:formula="of:=ATAN2([.B1100];[.D1100])" office:value-type="float" office:value="0.707673437732845" calcext:value-type="float">
            <text:p>0.7076734377</text:p>
          </table:table-cell>
          <table:table-cell table:formula="of:=[.E1100]*(180/PI())" office:value-type="float" office:value="40.5467012556061" calcext:value-type="float">
            <text:p>40.5467012556</text:p>
          </table:table-cell>
          <table:table-cell table:number-columns-repeated="16"/>
        </table:table-row>
        <table:table-row table:style-name="ro1">
          <table:table-cell office:value-type="float" office:value="-152" calcext:value-type="float">
            <text:p>-152</text:p>
          </table:table-cell>
          <table:table-cell office:value-type="float" office:value="172" calcext:value-type="float">
            <text:p>172</text:p>
          </table:table-cell>
          <table:table-cell office:value-type="float" office:value="-756" calcext:value-type="float">
            <text:p>-756</text:p>
          </table:table-cell>
          <table:table-cell table:formula="of:=[.A1101]+300" office:value-type="float" office:value="148" calcext:value-type="float">
            <text:p>148</text:p>
          </table:table-cell>
          <table:table-cell table:formula="of:=ATAN2([.B1101];[.D1101])" office:value-type="float" office:value="0.710538315686681" calcext:value-type="float">
            <text:p>0.7105383157</text:p>
          </table:table-cell>
          <table:table-cell table:formula="of:=[.E1101]*(180/PI())" office:value-type="float" office:value="40.710846671181" calcext:value-type="float">
            <text:p>40.7108466712</text:p>
          </table:table-cell>
          <table:table-cell table:number-columns-repeated="16"/>
        </table:table-row>
        <table:table-row table:style-name="ro1">
          <table:table-cell office:value-type="float" office:value="-153" calcext:value-type="float">
            <text:p>-153</text:p>
          </table:table-cell>
          <table:table-cell office:value-type="float" office:value="170" calcext:value-type="float">
            <text:p>170</text:p>
          </table:table-cell>
          <table:table-cell office:value-type="float" office:value="-756" calcext:value-type="float">
            <text:p>-756</text:p>
          </table:table-cell>
          <table:table-cell table:formula="of:=[.A1102]+300" office:value-type="float" office:value="147" calcext:value-type="float">
            <text:p>147</text:p>
          </table:table-cell>
          <table:table-cell table:formula="of:=ATAN2([.B1102];[.D1102])" office:value-type="float" office:value="0.712969874154356" calcext:value-type="float">
            <text:p>0.7129698742</text:p>
          </table:table-cell>
          <table:table-cell table:formula="of:=[.E1102]*(180/PI())" office:value-type="float" office:value="40.850164709018" calcext:value-type="float">
            <text:p>40.850164709</text:p>
          </table:table-cell>
          <table:table-cell table:number-columns-repeated="16"/>
        </table:table-row>
        <table:table-row table:style-name="ro1">
          <table:table-cell office:value-type="float" office:value="-153" calcext:value-type="float">
            <text:p>-153</text:p>
          </table:table-cell>
          <table:table-cell office:value-type="float" office:value="170" calcext:value-type="float">
            <text:p>170</text:p>
          </table:table-cell>
          <table:table-cell office:value-type="float" office:value="-756" calcext:value-type="float">
            <text:p>-756</text:p>
          </table:table-cell>
          <table:table-cell table:formula="of:=[.A1103]+300" office:value-type="float" office:value="147" calcext:value-type="float">
            <text:p>147</text:p>
          </table:table-cell>
          <table:table-cell table:formula="of:=ATAN2([.B1103];[.D1103])" office:value-type="float" office:value="0.712969874154356" calcext:value-type="float">
            <text:p>0.7129698742</text:p>
          </table:table-cell>
          <table:table-cell table:formula="of:=[.E1103]*(180/PI())" office:value-type="float" office:value="40.850164709018" calcext:value-type="float">
            <text:p>40.850164709</text:p>
          </table:table-cell>
          <table:table-cell table:number-columns-repeated="16"/>
        </table:table-row>
        <table:table-row table:style-name="ro1">
          <table:table-cell office:value-type="float" office:value="-151" calcext:value-type="float">
            <text:p>-151</text:p>
          </table:table-cell>
          <table:table-cell office:value-type="float" office:value="170" calcext:value-type="float">
            <text:p>170</text:p>
          </table:table-cell>
          <table:table-cell office:value-type="float" office:value="-755" calcext:value-type="float">
            <text:p>-755</text:p>
          </table:table-cell>
          <table:table-cell table:formula="of:=[.A1104]+300" office:value-type="float" office:value="149" calcext:value-type="float">
            <text:p>149</text:p>
          </table:table-cell>
          <table:table-cell table:formula="of:=ATAN2([.B1104];[.D1104])" office:value-type="float" office:value="0.719662292396569" calcext:value-type="float">
            <text:p>0.7196622924</text:p>
          </table:table-cell>
          <table:table-cell table:formula="of:=[.E1104]*(180/PI())" office:value-type="float" office:value="41.2336120290332" calcext:value-type="float">
            <text:p>41.233612029</text:p>
          </table:table-cell>
          <table:table-cell table:number-columns-repeated="16"/>
        </table:table-row>
        <table:table-row table:style-name="ro1">
          <table:table-cell office:value-type="float" office:value="-153" calcext:value-type="float">
            <text:p>-153</text:p>
          </table:table-cell>
          <table:table-cell office:value-type="float" office:value="171" calcext:value-type="float">
            <text:p>171</text:p>
          </table:table-cell>
          <table:table-cell office:value-type="float" office:value="-756" calcext:value-type="float">
            <text:p>-756</text:p>
          </table:table-cell>
          <table:table-cell table:formula="of:=[.A1105]+300" office:value-type="float" office:value="147" calcext:value-type="float">
            <text:p>147</text:p>
          </table:table-cell>
          <table:table-cell table:formula="of:=ATAN2([.B1105];[.D1105])" office:value-type="float" office:value="0.710069272569108" calcext:value-type="float">
            <text:p>0.7100692726</text:p>
          </table:table-cell>
          <table:table-cell table:formula="of:=[.E1105]*(180/PI())" office:value-type="float" office:value="40.6839724801344" calcext:value-type="float">
            <text:p>40.6839724801</text:p>
          </table:table-cell>
          <table:table-cell table:number-columns-repeated="16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170" calcext:value-type="float">
            <text:p>170</text:p>
          </table:table-cell>
          <table:table-cell office:value-type="float" office:value="-756" calcext:value-type="float">
            <text:p>-756</text:p>
          </table:table-cell>
          <table:table-cell table:formula="of:=[.A1106]+300" office:value-type="float" office:value="145" calcext:value-type="float">
            <text:p>145</text:p>
          </table:table-cell>
          <table:table-cell table:formula="of:=ATAN2([.B1106];[.D1106])" office:value-type="float" office:value="0.706199092427997" calcext:value-type="float">
            <text:p>0.7061990924</text:p>
          </table:table-cell>
          <table:table-cell table:formula="of:=[.E1106]*(180/PI())" office:value-type="float" office:value="40.4622274920934" calcext:value-type="float">
            <text:p>40.4622274921</text:p>
          </table:table-cell>
          <table:table-cell table:number-columns-repeated="16"/>
        </table:table-row>
        <table:table-row table:style-name="ro1">
          <table:table-cell office:value-type="float" office:value="-154" calcext:value-type="float">
            <text:p>-154</text:p>
          </table:table-cell>
          <table:table-cell office:value-type="float" office:value="171" calcext:value-type="float">
            <text:p>171</text:p>
          </table:table-cell>
          <table:table-cell office:value-type="float" office:value="-756" calcext:value-type="float">
            <text:p>-756</text:p>
          </table:table-cell>
          <table:table-cell table:formula="of:=[.A1107]+300" office:value-type="float" office:value="146" calcext:value-type="float">
            <text:p>146</text:p>
          </table:table-cell>
          <table:table-cell table:formula="of:=ATAN2([.B1107];[.D1107])" office:value-type="float" office:value="0.706696703851893" calcext:value-type="float">
            <text:p>0.7066967039</text:p>
          </table:table-cell>
          <table:table-cell table:formula="of:=[.E1107]*(180/PI())" office:value-type="float" office:value="40.4907385265201" calcext:value-type="float">
            <text:p>40.4907385265</text:p>
          </table:table-cell>
          <table:table-cell table:number-columns-repeated="16"/>
        </table:table-row>
        <table:table-row table:style-name="ro1">
          <table:table-cell office:value-type="float" office:value="-156" calcext:value-type="float">
            <text:p>-156</text:p>
          </table:table-cell>
          <table:table-cell office:value-type="float" office:value="175" calcext:value-type="float">
            <text:p>175</text:p>
          </table:table-cell>
          <table:table-cell office:value-type="float" office:value="-755" calcext:value-type="float">
            <text:p>-755</text:p>
          </table:table-cell>
          <table:table-cell table:formula="of:=[.A1108]+300" office:value-type="float" office:value="144" calcext:value-type="float">
            <text:p>144</text:p>
          </table:table-cell>
          <table:table-cell table:formula="of:=ATAN2([.B1108];[.D1108])" office:value-type="float" office:value="0.688523666937973" calcext:value-type="float">
            <text:p>0.6885236669</text:p>
          </table:table-cell>
          <table:table-cell table:formula="of:=[.E1108]*(180/PI())" office:value-type="float" office:value="39.449500210417" calcext:value-type="float">
            <text:p>39.4495002104</text:p>
          </table:table-cell>
          <table:table-cell table:number-columns-repeated="16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170" calcext:value-type="float">
            <text:p>170</text:p>
          </table:table-cell>
          <table:table-cell office:value-type="float" office:value="-755" calcext:value-type="float">
            <text:p>-755</text:p>
          </table:table-cell>
          <table:table-cell table:formula="of:=[.A1109]+300" office:value-type="float" office:value="145" calcext:value-type="float">
            <text:p>145</text:p>
          </table:table-cell>
          <table:table-cell table:formula="of:=ATAN2([.B1109];[.D1109])" office:value-type="float" office:value="0.706199092427997" calcext:value-type="float">
            <text:p>0.7061990924</text:p>
          </table:table-cell>
          <table:table-cell table:formula="of:=[.E1109]*(180/PI())" office:value-type="float" office:value="40.4622274920934" calcext:value-type="float">
            <text:p>40.4622274921</text:p>
          </table:table-cell>
          <table:table-cell table:number-columns-repeated="16"/>
        </table:table-row>
        <table:table-row table:style-name="ro1">
          <table:table-cell office:value-type="float" office:value="-153" calcext:value-type="float">
            <text:p>-153</text:p>
          </table:table-cell>
          <table:table-cell office:value-type="float" office:value="170" calcext:value-type="float">
            <text:p>170</text:p>
          </table:table-cell>
          <table:table-cell office:value-type="float" office:value="-759" calcext:value-type="float">
            <text:p>-759</text:p>
          </table:table-cell>
          <table:table-cell table:formula="of:=[.A1110]+300" office:value-type="float" office:value="147" calcext:value-type="float">
            <text:p>147</text:p>
          </table:table-cell>
          <table:table-cell table:formula="of:=ATAN2([.B1110];[.D1110])" office:value-type="float" office:value="0.712969874154356" calcext:value-type="float">
            <text:p>0.7129698742</text:p>
          </table:table-cell>
          <table:table-cell table:formula="of:=[.E1110]*(180/PI())" office:value-type="float" office:value="40.850164709018" calcext:value-type="float">
            <text:p>40.850164709</text:p>
          </table:table-cell>
          <table:table-cell table:number-columns-repeated="16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172" calcext:value-type="float">
            <text:p>172</text:p>
          </table:table-cell>
          <table:table-cell office:value-type="float" office:value="-756" calcext:value-type="float">
            <text:p>-756</text:p>
          </table:table-cell>
          <table:table-cell table:formula="of:=[.A1111]+300" office:value-type="float" office:value="145" calcext:value-type="float">
            <text:p>145</text:p>
          </table:table-cell>
          <table:table-cell table:formula="of:=ATAN2([.B1111];[.D1111])" office:value-type="float" office:value="0.700429734377758" calcext:value-type="float">
            <text:p>0.7004297344</text:p>
          </table:table-cell>
          <table:table-cell table:formula="of:=[.E1111]*(180/PI())" office:value-type="float" office:value="40.1316676253148" calcext:value-type="float">
            <text:p>40.1316676253</text:p>
          </table:table-cell>
          <table:table-cell table:number-columns-repeated="16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172" calcext:value-type="float">
            <text:p>172</text:p>
          </table:table-cell>
          <table:table-cell office:value-type="float" office:value="-756" calcext:value-type="float">
            <text:p>-756</text:p>
          </table:table-cell>
          <table:table-cell table:formula="of:=[.A1112]+300" office:value-type="float" office:value="145" calcext:value-type="float">
            <text:p>145</text:p>
          </table:table-cell>
          <table:table-cell table:formula="of:=ATAN2([.B1112];[.D1112])" office:value-type="float" office:value="0.700429734377758" calcext:value-type="float">
            <text:p>0.7004297344</text:p>
          </table:table-cell>
          <table:table-cell table:formula="of:=[.E1112]*(180/PI())" office:value-type="float" office:value="40.1316676253148" calcext:value-type="float">
            <text:p>40.1316676253</text:p>
          </table:table-cell>
          <table:table-cell table:number-columns-repeated="16"/>
        </table:table-row>
        <table:table-row table:style-name="ro1">
          <table:table-cell office:value-type="float" office:value="-153" calcext:value-type="float">
            <text:p>-153</text:p>
          </table:table-cell>
          <table:table-cell office:value-type="float" office:value="172" calcext:value-type="float">
            <text:p>172</text:p>
          </table:table-cell>
          <table:table-cell office:value-type="float" office:value="-757" calcext:value-type="float">
            <text:p>-757</text:p>
          </table:table-cell>
          <table:table-cell table:formula="of:=[.A1113]+300" office:value-type="float" office:value="147" calcext:value-type="float">
            <text:p>147</text:p>
          </table:table-cell>
          <table:table-cell table:formula="of:=ATAN2([.B1113];[.D1113])" office:value-type="float" office:value="0.707188113962905" calcext:value-type="float">
            <text:p>0.707188114</text:p>
          </table:table-cell>
          <table:table-cell table:formula="of:=[.E1113]*(180/PI())" office:value-type="float" office:value="40.5188942518911" calcext:value-type="float">
            <text:p>40.5188942519</text:p>
          </table:table-cell>
          <table:table-cell table:number-columns-repeated="16"/>
        </table:table-row>
        <table:table-row table:style-name="ro1">
          <table:table-cell office:value-type="float" office:value="-153" calcext:value-type="float">
            <text:p>-153</text:p>
          </table:table-cell>
          <table:table-cell office:value-type="float" office:value="171" calcext:value-type="float">
            <text:p>171</text:p>
          </table:table-cell>
          <table:table-cell office:value-type="float" office:value="-755" calcext:value-type="float">
            <text:p>-755</text:p>
          </table:table-cell>
          <table:table-cell table:formula="of:=[.A1114]+300" office:value-type="float" office:value="147" calcext:value-type="float">
            <text:p>147</text:p>
          </table:table-cell>
          <table:table-cell table:formula="of:=ATAN2([.B1114];[.D1114])" office:value-type="float" office:value="0.710069272569108" calcext:value-type="float">
            <text:p>0.7100692726</text:p>
          </table:table-cell>
          <table:table-cell table:formula="of:=[.E1114]*(180/PI())" office:value-type="float" office:value="40.6839724801344" calcext:value-type="float">
            <text:p>40.6839724801</text:p>
          </table:table-cell>
          <table:table-cell table:number-columns-repeated="16"/>
        </table:table-row>
        <table:table-row table:style-name="ro1">
          <table:table-cell office:value-type="float" office:value="-154" calcext:value-type="float">
            <text:p>-154</text:p>
          </table:table-cell>
          <table:table-cell office:value-type="float" office:value="172" calcext:value-type="float">
            <text:p>172</text:p>
          </table:table-cell>
          <table:table-cell office:value-type="float" office:value="-756" calcext:value-type="float">
            <text:p>-756</text:p>
          </table:table-cell>
          <table:table-cell table:formula="of:=[.A1115]+300" office:value-type="float" office:value="146" calcext:value-type="float">
            <text:p>146</text:p>
          </table:table-cell>
          <table:table-cell table:formula="of:=ATAN2([.B1115];[.D1115])" office:value-type="float" office:value="0.703818616860979" calcext:value-type="float">
            <text:p>0.7038186169</text:p>
          </table:table-cell>
          <table:table-cell table:formula="of:=[.E1115]*(180/PI())" office:value-type="float" office:value="40.3258362888692" calcext:value-type="float">
            <text:p>40.3258362889</text:p>
          </table:table-cell>
          <table:table-cell table:number-columns-repeated="16"/>
        </table:table-row>
        <table:table-row table:style-name="ro1">
          <table:table-cell office:value-type="float" office:value="-151" calcext:value-type="float">
            <text:p>-151</text:p>
          </table:table-cell>
          <table:table-cell office:value-type="float" office:value="172" calcext:value-type="float">
            <text:p>172</text:p>
          </table:table-cell>
          <table:table-cell office:value-type="float" office:value="-754" calcext:value-type="float">
            <text:p>-754</text:p>
          </table:table-cell>
          <table:table-cell table:formula="of:=[.A1116]+300" office:value-type="float" office:value="149" calcext:value-type="float">
            <text:p>149</text:p>
          </table:table-cell>
          <table:table-cell table:formula="of:=ATAN2([.B1116];[.D1116])" office:value-type="float" office:value="0.713869312740194" calcext:value-type="float">
            <text:p>0.7138693127</text:p>
          </table:table-cell>
          <table:table-cell table:formula="of:=[.E1116]*(180/PI())" office:value-type="float" office:value="40.9016987439177" calcext:value-type="float">
            <text:p>40.9016987439</text:p>
          </table:table-cell>
          <table:table-cell table:number-columns-repeated="16"/>
        </table:table-row>
        <table:table-row table:style-name="ro1">
          <table:table-cell office:value-type="float" office:value="-154" calcext:value-type="float">
            <text:p>-154</text:p>
          </table:table-cell>
          <table:table-cell office:value-type="float" office:value="177" calcext:value-type="float">
            <text:p>177</text:p>
          </table:table-cell>
          <table:table-cell office:value-type="float" office:value="-755" calcext:value-type="float">
            <text:p>-755</text:p>
          </table:table-cell>
          <table:table-cell table:formula="of:=[.A1117]+300" office:value-type="float" office:value="146" calcext:value-type="float">
            <text:p>146</text:p>
          </table:table-cell>
          <table:table-cell table:formula="of:=ATAN2([.B1117];[.D1117])" office:value-type="float" office:value="0.68971599699469" calcext:value-type="float">
            <text:p>0.689715997</text:p>
          </table:table-cell>
          <table:table-cell table:formula="of:=[.E1117]*(180/PI())" office:value-type="float" office:value="39.5178156904535" calcext:value-type="float">
            <text:p>39.5178156905</text:p>
          </table:table-cell>
          <table:table-cell table:number-columns-repeated="16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170" calcext:value-type="float">
            <text:p>170</text:p>
          </table:table-cell>
          <table:table-cell office:value-type="float" office:value="-757" calcext:value-type="float">
            <text:p>-757</text:p>
          </table:table-cell>
          <table:table-cell table:formula="of:=[.A1118]+300" office:value-type="float" office:value="145" calcext:value-type="float">
            <text:p>145</text:p>
          </table:table-cell>
          <table:table-cell table:formula="of:=ATAN2([.B1118];[.D1118])" office:value-type="float" office:value="0.706199092427997" calcext:value-type="float">
            <text:p>0.7061990924</text:p>
          </table:table-cell>
          <table:table-cell table:formula="of:=[.E1118]*(180/PI())" office:value-type="float" office:value="40.4622274920934" calcext:value-type="float">
            <text:p>40.4622274921</text:p>
          </table:table-cell>
          <table:table-cell table:number-columns-repeated="16"/>
        </table:table-row>
        <table:table-row table:style-name="ro1">
          <table:table-cell office:value-type="float" office:value="-153" calcext:value-type="float">
            <text:p>-153</text:p>
          </table:table-cell>
          <table:table-cell office:value-type="float" office:value="173" calcext:value-type="float">
            <text:p>173</text:p>
          </table:table-cell>
          <table:table-cell office:value-type="float" office:value="-757" calcext:value-type="float">
            <text:p>-757</text:p>
          </table:table-cell>
          <table:table-cell table:formula="of:=[.A1119]+300" office:value-type="float" office:value="147" calcext:value-type="float">
            <text:p>147</text:p>
          </table:table-cell>
          <table:table-cell table:formula="of:=ATAN2([.B1119];[.D1119])" office:value-type="float" office:value="0.704326250852284" calcext:value-type="float">
            <text:p>0.7043262509</text:p>
          </table:table-cell>
          <table:table-cell table:formula="of:=[.E1119]*(180/PI())" office:value-type="float" office:value="40.3549215741084" calcext:value-type="float">
            <text:p>40.3549215741</text:p>
          </table:table-cell>
          <table:table-cell table:number-columns-repeated="16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168" calcext:value-type="float">
            <text:p>168</text:p>
          </table:table-cell>
          <table:table-cell office:value-type="float" office:value="-759" calcext:value-type="float">
            <text:p>-759</text:p>
          </table:table-cell>
          <table:table-cell table:formula="of:=[.A1120]+300" office:value-type="float" office:value="145" calcext:value-type="float">
            <text:p>145</text:p>
          </table:table-cell>
          <table:table-cell table:formula="of:=ATAN2([.B1120];[.D1120])" office:value-type="float" office:value="0.712047568651464" calcext:value-type="float">
            <text:p>0.7120475687</text:p>
          </table:table-cell>
          <table:table-cell table:formula="of:=[.E1120]*(180/PI())" office:value-type="float" office:value="40.7973204962806" calcext:value-type="float">
            <text:p>40.7973204963</text:p>
          </table:table-cell>
          <table:table-cell table:number-columns-repeated="16"/>
        </table:table-row>
        <table:table-row table:style-name="ro1">
          <table:table-cell office:value-type="float" office:value="-151" calcext:value-type="float">
            <text:p>-151</text:p>
          </table:table-cell>
          <table:table-cell office:value-type="float" office:value="169" calcext:value-type="float">
            <text:p>169</text:p>
          </table:table-cell>
          <table:table-cell office:value-type="float" office:value="-751" calcext:value-type="float">
            <text:p>-751</text:p>
          </table:table-cell>
          <table:table-cell table:formula="of:=[.A1121]+300" office:value-type="float" office:value="149" calcext:value-type="float">
            <text:p>149</text:p>
          </table:table-cell>
          <table:table-cell table:formula="of:=ATAN2([.B1121];[.D1121])" office:value-type="float" office:value="0.722587810743348" calcext:value-type="float">
            <text:p>0.7225878107</text:p>
          </table:table-cell>
          <table:table-cell table:formula="of:=[.E1121]*(180/PI())" office:value-type="float" office:value="41.4012318831917" calcext:value-type="float">
            <text:p>41.4012318832</text:p>
          </table:table-cell>
          <table:table-cell table:number-columns-repeated="16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171" calcext:value-type="float">
            <text:p>171</text:p>
          </table:table-cell>
          <table:table-cell office:value-type="float" office:value="-750" calcext:value-type="float">
            <text:p>-750</text:p>
          </table:table-cell>
          <table:table-cell table:formula="of:=[.A1122]+300" office:value-type="float" office:value="145" calcext:value-type="float">
            <text:p>145</text:p>
          </table:table-cell>
          <table:table-cell table:formula="of:=ATAN2([.B1122];[.D1122])" office:value-type="float" office:value="0.703304600062313" calcext:value-type="float">
            <text:p>0.7033046001</text:p>
          </table:table-cell>
          <table:table-cell table:formula="of:=[.E1122]*(180/PI())" office:value-type="float" office:value="40.2963852957068" calcext:value-type="float">
            <text:p>40.2963852957</text:p>
          </table:table-cell>
          <table:table-cell table:number-columns-repeated="16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174" calcext:value-type="float">
            <text:p>174</text:p>
          </table:table-cell>
          <table:table-cell office:value-type="float" office:value="-749" calcext:value-type="float">
            <text:p>-749</text:p>
          </table:table-cell>
          <table:table-cell table:formula="of:=[.A1123]+300" office:value-type="float" office:value="145" calcext:value-type="float">
            <text:p>145</text:p>
          </table:table-cell>
          <table:table-cell table:formula="of:=ATAN2([.B1123];[.D1123])" office:value-type="float" office:value="0.694738276196703" calcext:value-type="float">
            <text:p>0.6947382762</text:p>
          </table:table-cell>
          <table:table-cell table:formula="of:=[.E1123]*(180/PI())" office:value-type="float" office:value="39.8055710922652" calcext:value-type="float">
            <text:p>39.8055710923</text:p>
          </table:table-cell>
          <table:table-cell table:number-columns-repeated="16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176" calcext:value-type="float">
            <text:p>176</text:p>
          </table:table-cell>
          <table:table-cell office:value-type="float" office:value="-750" calcext:value-type="float">
            <text:p>-750</text:p>
          </table:table-cell>
          <table:table-cell table:formula="of:=[.A1124]+300" office:value-type="float" office:value="140" calcext:value-type="float">
            <text:p>140</text:p>
          </table:table-cell>
          <table:table-cell table:formula="of:=ATAN2([.B1124];[.D1124])" office:value-type="float" office:value="0.671963171590232" calcext:value-type="float">
            <text:p>0.6719631716</text:p>
          </table:table-cell>
          <table:table-cell table:formula="of:=[.E1124]*(180/PI())" office:value-type="float" office:value="38.5006537203454" calcext:value-type="float">
            <text:p>38.5006537203</text:p>
          </table:table-cell>
          <table:table-cell table:number-columns-repeated="16"/>
        </table:table-row>
        <table:table-row table:style-name="ro1">
          <table:table-cell office:value-type="float" office:value="-164" calcext:value-type="float">
            <text:p>-164</text:p>
          </table:table-cell>
          <table:table-cell office:value-type="float" office:value="180" calcext:value-type="float">
            <text:p>180</text:p>
          </table:table-cell>
          <table:table-cell office:value-type="float" office:value="-751" calcext:value-type="float">
            <text:p>-751</text:p>
          </table:table-cell>
          <table:table-cell table:formula="of:=[.A1125]+300" office:value-type="float" office:value="136" calcext:value-type="float">
            <text:p>136</text:p>
          </table:table-cell>
          <table:table-cell table:formula="of:=ATAN2([.B1125];[.D1125])" office:value-type="float" office:value="0.647047193220323" calcext:value-type="float">
            <text:p>0.6470471932</text:p>
          </table:table-cell>
          <table:table-cell table:formula="of:=[.E1125]*(180/PI())" office:value-type="float" office:value="37.0730733173104" calcext:value-type="float">
            <text:p>37.0730733173</text:p>
          </table:table-cell>
          <table:table-cell table:number-columns-repeated="16"/>
        </table:table-row>
        <table:table-row table:style-name="ro1">
          <table:table-cell office:value-type="float" office:value="-167" calcext:value-type="float">
            <text:p>-167</text:p>
          </table:table-cell>
          <table:table-cell office:value-type="float" office:value="181" calcext:value-type="float">
            <text:p>181</text:p>
          </table:table-cell>
          <table:table-cell office:value-type="float" office:value="-754" calcext:value-type="float">
            <text:p>-754</text:p>
          </table:table-cell>
          <table:table-cell table:formula="of:=[.A1126]+300" office:value-type="float" office:value="133" calcext:value-type="float">
            <text:p>133</text:p>
          </table:table-cell>
          <table:table-cell table:formula="of:=ATAN2([.B1126];[.D1126])" office:value-type="float" office:value="0.633706230592862" calcext:value-type="float">
            <text:p>0.6337062306</text:p>
          </table:table-cell>
          <table:table-cell table:formula="of:=[.E1126]*(180/PI())" office:value-type="float" office:value="36.3086924641152" calcext:value-type="float">
            <text:p>36.3086924641</text:p>
          </table:table-cell>
          <table:table-cell table:number-columns-repeated="16"/>
        </table:table-row>
        <table:table-row table:style-name="ro1">
          <table:table-cell office:value-type="float" office:value="-171" calcext:value-type="float">
            <text:p>-171</text:p>
          </table:table-cell>
          <table:table-cell office:value-type="float" office:value="183" calcext:value-type="float">
            <text:p>183</text:p>
          </table:table-cell>
          <table:table-cell office:value-type="float" office:value="-752" calcext:value-type="float">
            <text:p>-752</text:p>
          </table:table-cell>
          <table:table-cell table:formula="of:=[.A1127]+300" office:value-type="float" office:value="129" calcext:value-type="float">
            <text:p>129</text:p>
          </table:table-cell>
          <table:table-cell table:formula="of:=ATAN2([.B1127];[.D1127])" office:value-type="float" office:value="0.614019037007941" calcext:value-type="float">
            <text:p>0.614019037</text:p>
          </table:table-cell>
          <table:table-cell table:formula="of:=[.E1127]*(180/PI())" office:value-type="float" office:value="35.1806993612421" calcext:value-type="float">
            <text:p>35.1806993612</text:p>
          </table:table-cell>
          <table:table-cell table:number-columns-repeated="16"/>
        </table:table-row>
        <table:table-row table:style-name="ro1">
          <table:table-cell office:value-type="float" office:value="-172" calcext:value-type="float">
            <text:p>-172</text:p>
          </table:table-cell>
          <table:table-cell office:value-type="float" office:value="181" calcext:value-type="float">
            <text:p>181</text:p>
          </table:table-cell>
          <table:table-cell office:value-type="float" office:value="-757" calcext:value-type="float">
            <text:p>-757</text:p>
          </table:table-cell>
          <table:table-cell table:formula="of:=[.A1128]+300" office:value-type="float" office:value="128" calcext:value-type="float">
            <text:p>128</text:p>
          </table:table-cell>
          <table:table-cell table:formula="of:=ATAN2([.B1128];[.D1128])" office:value-type="float" office:value="0.615530066380757" calcext:value-type="float">
            <text:p>0.6155300664</text:p>
          </table:table-cell>
          <table:table-cell table:formula="of:=[.E1128]*(180/PI())" office:value-type="float" office:value="35.2672749670248" calcext:value-type="float">
            <text:p>35.267274967</text:p>
          </table:table-cell>
          <table:table-cell table:number-columns-repeated="16"/>
        </table:table-row>
        <table:table-row table:style-name="ro1">
          <table:table-cell office:value-type="float" office:value="-178" calcext:value-type="float">
            <text:p>-178</text:p>
          </table:table-cell>
          <table:table-cell office:value-type="float" office:value="185" calcext:value-type="float">
            <text:p>185</text:p>
          </table:table-cell>
          <table:table-cell office:value-type="float" office:value="-754" calcext:value-type="float">
            <text:p>-754</text:p>
          </table:table-cell>
          <table:table-cell table:formula="of:=[.A1129]+300" office:value-type="float" office:value="122" calcext:value-type="float">
            <text:p>122</text:p>
          </table:table-cell>
          <table:table-cell table:formula="of:=ATAN2([.B1129];[.D1129])" office:value-type="float" office:value="0.582996387547969" calcext:value-type="float">
            <text:p>0.5829963875</text:p>
          </table:table-cell>
          <table:table-cell table:formula="of:=[.E1129]*(180/PI())" office:value-type="float" office:value="33.4032324778719" calcext:value-type="float">
            <text:p>33.4032324779</text:p>
          </table:table-cell>
          <table:table-cell table:number-columns-repeated="16"/>
        </table:table-row>
        <table:table-row table:style-name="ro1">
          <table:table-cell office:value-type="float" office:value="-181" calcext:value-type="float">
            <text:p>-181</text:p>
          </table:table-cell>
          <table:table-cell office:value-type="float" office:value="184" calcext:value-type="float">
            <text:p>184</text:p>
          </table:table-cell>
          <table:table-cell office:value-type="float" office:value="-753" calcext:value-type="float">
            <text:p>-753</text:p>
          </table:table-cell>
          <table:table-cell table:formula="of:=[.A1130]+300" office:value-type="float" office:value="119" calcext:value-type="float">
            <text:p>119</text:p>
          </table:table-cell>
          <table:table-cell table:formula="of:=ATAN2([.B1130];[.D1130])" office:value-type="float" office:value="0.574079452671193" calcext:value-type="float">
            <text:p>0.5740794527</text:p>
          </table:table-cell>
          <table:table-cell table:formula="of:=[.E1130]*(180/PI())" office:value-type="float" office:value="32.8923297432396" calcext:value-type="float">
            <text:p>32.8923297432</text:p>
          </table:table-cell>
          <table:table-cell table:number-columns-repeated="16"/>
        </table:table-row>
        <table:table-row table:style-name="ro1">
          <table:table-cell office:value-type="float" office:value="-186" calcext:value-type="float">
            <text:p>-186</text:p>
          </table:table-cell>
          <table:table-cell office:value-type="float" office:value="188" calcext:value-type="float">
            <text:p>188</text:p>
          </table:table-cell>
          <table:table-cell office:value-type="float" office:value="-754" calcext:value-type="float">
            <text:p>-754</text:p>
          </table:table-cell>
          <table:table-cell table:formula="of:=[.A1131]+300" office:value-type="float" office:value="114" calcext:value-type="float">
            <text:p>114</text:p>
          </table:table-cell>
          <table:table-cell table:formula="of:=ATAN2([.B1131];[.D1131])" office:value-type="float" office:value="0.545099653306677" calcext:value-type="float">
            <text:p>0.5450996533</text:p>
          </table:table-cell>
          <table:table-cell table:formula="of:=[.E1131]*(180/PI())" office:value-type="float" office:value="31.231909548517" calcext:value-type="float">
            <text:p>31.2319095485</text:p>
          </table:table-cell>
          <table:table-cell table:number-columns-repeated="16"/>
        </table:table-row>
        <table:table-row table:style-name="ro1">
          <table:table-cell office:value-type="float" office:value="-183" calcext:value-type="float">
            <text:p>-183</text:p>
          </table:table-cell>
          <table:table-cell office:value-type="float" office:value="191" calcext:value-type="float">
            <text:p>191</text:p>
          </table:table-cell>
          <table:table-cell office:value-type="float" office:value="-757" calcext:value-type="float">
            <text:p>-757</text:p>
          </table:table-cell>
          <table:table-cell table:formula="of:=[.A1132]+300" office:value-type="float" office:value="117" calcext:value-type="float">
            <text:p>117</text:p>
          </table:table-cell>
          <table:table-cell table:formula="of:=ATAN2([.B1132];[.D1132])" office:value-type="float" office:value="0.549607603113742" calcext:value-type="float">
            <text:p>0.5496076031</text:p>
          </table:table-cell>
          <table:table-cell table:formula="of:=[.E1132]*(180/PI())" office:value-type="float" office:value="31.4901960467186" calcext:value-type="float">
            <text:p>31.4901960467</text:p>
          </table:table-cell>
          <table:table-cell table:number-columns-repeated="16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191" calcext:value-type="float">
            <text:p>191</text:p>
          </table:table-cell>
          <table:table-cell office:value-type="float" office:value="-752" calcext:value-type="float">
            <text:p>-752</text:p>
          </table:table-cell>
          <table:table-cell table:formula="of:=[.A1133]+300" office:value-type="float" office:value="110" calcext:value-type="float">
            <text:p>110</text:p>
          </table:table-cell>
          <table:table-cell table:formula="of:=ATAN2([.B1133];[.D1133])" office:value-type="float" office:value="0.522522578624103" calcext:value-type="float">
            <text:p>0.5225225786</text:p>
          </table:table-cell>
          <table:table-cell table:formula="of:=[.E1133]*(180/PI())" office:value-type="float" office:value="29.9383384554538" calcext:value-type="float">
            <text:p>29.9383384555</text:p>
          </table:table-cell>
          <table:table-cell table:number-columns-repeated="16"/>
        </table:table-row>
        <table:table-row table:style-name="ro1">
          <table:table-cell office:value-type="float" office:value="-187" calcext:value-type="float">
            <text:p>-187</text:p>
          </table:table-cell>
          <table:table-cell office:value-type="float" office:value="192" calcext:value-type="float">
            <text:p>192</text:p>
          </table:table-cell>
          <table:table-cell office:value-type="float" office:value="-755" calcext:value-type="float">
            <text:p>-755</text:p>
          </table:table-cell>
          <table:table-cell table:formula="of:=[.A1134]+300" office:value-type="float" office:value="113" calcext:value-type="float">
            <text:p>113</text:p>
          </table:table-cell>
          <table:table-cell table:formula="of:=ATAN2([.B1134];[.D1134])" office:value-type="float" office:value="0.531951650322696" calcext:value-type="float">
            <text:p>0.5319516503</text:p>
          </table:table-cell>
          <table:table-cell table:formula="of:=[.E1134]*(180/PI())" office:value-type="float" office:value="30.4785844685095" calcext:value-type="float">
            <text:p>30.4785844685</text:p>
          </table:table-cell>
          <table:table-cell table:number-columns-repeated="16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189" calcext:value-type="float">
            <text:p>189</text:p>
          </table:table-cell>
          <table:table-cell office:value-type="float" office:value="-756" calcext:value-type="float">
            <text:p>-756</text:p>
          </table:table-cell>
          <table:table-cell table:formula="of:=[.A1135]+300" office:value-type="float" office:value="110" calcext:value-type="float">
            <text:p>110</text:p>
          </table:table-cell>
          <table:table-cell table:formula="of:=ATAN2([.B1135];[.D1135])" office:value-type="float" office:value="0.527086956976438" calcext:value-type="float">
            <text:p>0.527086957</text:p>
          </table:table-cell>
          <table:table-cell table:formula="of:=[.E1135]*(180/PI())" office:value-type="float" office:value="30.1998580711435" calcext:value-type="float">
            <text:p>30.1998580711</text:p>
          </table:table-cell>
          <table:table-cell table:number-columns-repeated="16"/>
        </table:table-row>
        <table:table-row table:style-name="ro1">
          <table:table-cell office:value-type="float" office:value="-189" calcext:value-type="float">
            <text:p>-189</text:p>
          </table:table-cell>
          <table:table-cell office:value-type="float" office:value="192" calcext:value-type="float">
            <text:p>192</text:p>
          </table:table-cell>
          <table:table-cell office:value-type="float" office:value="-758" calcext:value-type="float">
            <text:p>-758</text:p>
          </table:table-cell>
          <table:table-cell table:formula="of:=[.A1136]+300" office:value-type="float" office:value="111" calcext:value-type="float">
            <text:p>111</text:p>
          </table:table-cell>
          <table:table-cell table:formula="of:=ATAN2([.B1136];[.D1136])" office:value-type="float" office:value="0.524179628782913" calcext:value-type="float">
            <text:p>0.5241796288</text:p>
          </table:table-cell>
          <table:table-cell table:formula="of:=[.E1136]*(180/PI())" office:value-type="float" office:value="30.0332804359951" calcext:value-type="float">
            <text:p>30.033280436</text:p>
          </table:table-cell>
          <table:table-cell table:number-columns-repeated="16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191" calcext:value-type="float">
            <text:p>191</text:p>
          </table:table-cell>
          <table:table-cell office:value-type="float" office:value="-755" calcext:value-type="float">
            <text:p>-755</text:p>
          </table:table-cell>
          <table:table-cell table:formula="of:=[.A1137]+300" office:value-type="float" office:value="110" calcext:value-type="float">
            <text:p>110</text:p>
          </table:table-cell>
          <table:table-cell table:formula="of:=ATAN2([.B1137];[.D1137])" office:value-type="float" office:value="0.522522578624103" calcext:value-type="float">
            <text:p>0.5225225786</text:p>
          </table:table-cell>
          <table:table-cell table:formula="of:=[.E1137]*(180/PI())" office:value-type="float" office:value="29.9383384554538" calcext:value-type="float">
            <text:p>29.9383384555</text:p>
          </table:table-cell>
          <table:table-cell table:number-columns-repeated="16"/>
        </table:table-row>
        <table:table-row table:style-name="ro1">
          <table:table-cell office:value-type="float" office:value="-191" calcext:value-type="float">
            <text:p>-191</text:p>
          </table:table-cell>
          <table:table-cell office:value-type="float" office:value="191" calcext:value-type="float">
            <text:p>191</text:p>
          </table:table-cell>
          <table:table-cell office:value-type="float" office:value="-756" calcext:value-type="float">
            <text:p>-756</text:p>
          </table:table-cell>
          <table:table-cell table:formula="of:=[.A1138]+300" office:value-type="float" office:value="109" calcext:value-type="float">
            <text:p>109</text:p>
          </table:table-cell>
          <table:table-cell table:formula="of:=ATAN2([.B1138];[.D1138])" office:value-type="float" office:value="0.518582098513888" calcext:value-type="float">
            <text:p>0.5185820985</text:p>
          </table:table-cell>
          <table:table-cell table:formula="of:=[.E1138]*(180/PI())" office:value-type="float" office:value="29.7125655758832" calcext:value-type="float">
            <text:p>29.7125655759</text:p>
          </table:table-cell>
          <table:table-cell table:number-columns-repeated="16"/>
        </table:table-row>
        <table:table-row table:style-name="ro1">
          <table:table-cell office:value-type="float" office:value="-191" calcext:value-type="float">
            <text:p>-191</text:p>
          </table:table-cell>
          <table:table-cell office:value-type="float" office:value="193" calcext:value-type="float">
            <text:p>193</text:p>
          </table:table-cell>
          <table:table-cell office:value-type="float" office:value="-758" calcext:value-type="float">
            <text:p>-758</text:p>
          </table:table-cell>
          <table:table-cell table:formula="of:=[.A1139]+300" office:value-type="float" office:value="109" calcext:value-type="float">
            <text:p>109</text:p>
          </table:table-cell>
          <table:table-cell table:formula="of:=ATAN2([.B1139];[.D1139])" office:value-type="float" office:value="0.514109783017662" calcext:value-type="float">
            <text:p>0.514109783</text:p>
          </table:table-cell>
          <table:table-cell table:formula="of:=[.E1139]*(180/PI())" office:value-type="float" office:value="29.4563207732986" calcext:value-type="float">
            <text:p>29.4563207733</text:p>
          </table:table-cell>
          <table:table-cell table:number-columns-repeated="16"/>
        </table:table-row>
        <table:table-row table:style-name="ro1">
          <table:table-cell office:value-type="float" office:value="-189" calcext:value-type="float">
            <text:p>-189</text:p>
          </table:table-cell>
          <table:table-cell office:value-type="float" office:value="194" calcext:value-type="float">
            <text:p>194</text:p>
          </table:table-cell>
          <table:table-cell office:value-type="float" office:value="-756" calcext:value-type="float">
            <text:p>-756</text:p>
          </table:table-cell>
          <table:table-cell table:formula="of:=[.A1140]+300" office:value-type="float" office:value="111" calcext:value-type="float">
            <text:p>111</text:p>
          </table:table-cell>
          <table:table-cell table:formula="of:=ATAN2([.B1140];[.D1140])" office:value-type="float" office:value="0.519701053146272" calcext:value-type="float">
            <text:p>0.5197010531</text:p>
          </table:table-cell>
          <table:table-cell table:formula="of:=[.E1140]*(180/PI())" office:value-type="float" office:value="29.7766769537855" calcext:value-type="float">
            <text:p>29.7766769538</text:p>
          </table:table-cell>
          <table:table-cell table:number-columns-repeated="16"/>
        </table:table-row>
        <table:table-row table:style-name="ro1">
          <table:table-cell office:value-type="float" office:value="-189" calcext:value-type="float">
            <text:p>-189</text:p>
          </table:table-cell>
          <table:table-cell office:value-type="float" office:value="192" calcext:value-type="float">
            <text:p>192</text:p>
          </table:table-cell>
          <table:table-cell office:value-type="float" office:value="-757" calcext:value-type="float">
            <text:p>-757</text:p>
          </table:table-cell>
          <table:table-cell table:formula="of:=[.A1141]+300" office:value-type="float" office:value="111" calcext:value-type="float">
            <text:p>111</text:p>
          </table:table-cell>
          <table:table-cell table:formula="of:=ATAN2([.B1141];[.D1141])" office:value-type="float" office:value="0.524179628782913" calcext:value-type="float">
            <text:p>0.5241796288</text:p>
          </table:table-cell>
          <table:table-cell table:formula="of:=[.E1141]*(180/PI())" office:value-type="float" office:value="30.0332804359951" calcext:value-type="float">
            <text:p>30.033280436</text:p>
          </table:table-cell>
          <table:table-cell table:number-columns-repeated="16"/>
        </table:table-row>
        <table:table-row table:style-name="ro1">
          <table:table-cell office:value-type="float" office:value="-187" calcext:value-type="float">
            <text:p>-187</text:p>
          </table:table-cell>
          <table:table-cell office:value-type="float" office:value="189" calcext:value-type="float">
            <text:p>189</text:p>
          </table:table-cell>
          <table:table-cell office:value-type="float" office:value="-755" calcext:value-type="float">
            <text:p>-755</text:p>
          </table:table-cell>
          <table:table-cell table:formula="of:=[.A1142]+300" office:value-type="float" office:value="113" calcext:value-type="float">
            <text:p>113</text:p>
          </table:table-cell>
          <table:table-cell table:formula="of:=ATAN2([.B1142];[.D1142])" office:value-type="float" office:value="0.538861869131547" calcext:value-type="float">
            <text:p>0.5388618691</text:p>
          </table:table-cell>
          <table:table-cell table:formula="of:=[.E1142]*(180/PI())" office:value-type="float" office:value="30.8745108417686" calcext:value-type="float">
            <text:p>30.8745108418</text:p>
          </table:table-cell>
          <table:table-cell table:number-columns-repeated="16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193" calcext:value-type="float">
            <text:p>193</text:p>
          </table:table-cell>
          <table:table-cell office:value-type="float" office:value="-756" calcext:value-type="float">
            <text:p>-756</text:p>
          </table:table-cell>
          <table:table-cell table:formula="of:=[.A1143]+300" office:value-type="float" office:value="110" calcext:value-type="float">
            <text:p>110</text:p>
          </table:table-cell>
          <table:table-cell table:formula="of:=ATAN2([.B1143];[.D1143])" office:value-type="float" office:value="0.518029420126666" calcext:value-type="float">
            <text:p>0.5180294201</text:p>
          </table:table-cell>
          <table:table-cell table:formula="of:=[.E1143]*(180/PI())" office:value-type="float" office:value="29.6808994368674" calcext:value-type="float">
            <text:p>29.6808994369</text:p>
          </table:table-cell>
          <table:table-cell table:number-columns-repeated="16"/>
        </table:table-row>
        <table:table-row table:style-name="ro1">
          <table:table-cell office:value-type="float" office:value="-189" calcext:value-type="float">
            <text:p>-189</text:p>
          </table:table-cell>
          <table:table-cell office:value-type="float" office:value="192" calcext:value-type="float">
            <text:p>192</text:p>
          </table:table-cell>
          <table:table-cell office:value-type="float" office:value="-757" calcext:value-type="float">
            <text:p>-757</text:p>
          </table:table-cell>
          <table:table-cell table:formula="of:=[.A1144]+300" office:value-type="float" office:value="111" calcext:value-type="float">
            <text:p>111</text:p>
          </table:table-cell>
          <table:table-cell table:formula="of:=ATAN2([.B1144];[.D1144])" office:value-type="float" office:value="0.524179628782913" calcext:value-type="float">
            <text:p>0.5241796288</text:p>
          </table:table-cell>
          <table:table-cell table:formula="of:=[.E1144]*(180/PI())" office:value-type="float" office:value="30.0332804359951" calcext:value-type="float">
            <text:p>30.033280436</text:p>
          </table:table-cell>
          <table:table-cell table:number-columns-repeated="16"/>
        </table:table-row>
        <table:table-row table:style-name="ro1">
          <table:table-cell office:value-type="float" office:value="-191" calcext:value-type="float">
            <text:p>-191</text:p>
          </table:table-cell>
          <table:table-cell office:value-type="float" office:value="193" calcext:value-type="float">
            <text:p>193</text:p>
          </table:table-cell>
          <table:table-cell office:value-type="float" office:value="-758" calcext:value-type="float">
            <text:p>-758</text:p>
          </table:table-cell>
          <table:table-cell table:formula="of:=[.A1145]+300" office:value-type="float" office:value="109" calcext:value-type="float">
            <text:p>109</text:p>
          </table:table-cell>
          <table:table-cell table:formula="of:=ATAN2([.B1145];[.D1145])" office:value-type="float" office:value="0.514109783017662" calcext:value-type="float">
            <text:p>0.514109783</text:p>
          </table:table-cell>
          <table:table-cell table:formula="of:=[.E1145]*(180/PI())" office:value-type="float" office:value="29.4563207732986" calcext:value-type="float">
            <text:p>29.4563207733</text:p>
          </table:table-cell>
          <table:table-cell table:number-columns-repeated="16"/>
        </table:table-row>
        <table:table-row table:style-name="ro1">
          <table:table-cell office:value-type="float" office:value="-188" calcext:value-type="float">
            <text:p>-188</text:p>
          </table:table-cell>
          <table:table-cell office:value-type="float" office:value="192" calcext:value-type="float">
            <text:p>192</text:p>
          </table:table-cell>
          <table:table-cell office:value-type="float" office:value="-760" calcext:value-type="float">
            <text:p>-760</text:p>
          </table:table-cell>
          <table:table-cell table:formula="of:=[.A1146]+300" office:value-type="float" office:value="112" calcext:value-type="float">
            <text:p>112</text:p>
          </table:table-cell>
          <table:table-cell table:formula="of:=ATAN2([.B1146];[.D1146])" office:value-type="float" office:value="0.52807444842636" calcext:value-type="float">
            <text:p>0.5280744484</text:p>
          </table:table-cell>
          <table:table-cell table:formula="of:=[.E1146]*(180/PI())" office:value-type="float" office:value="30.2564371635293" calcext:value-type="float">
            <text:p>30.2564371635</text:p>
          </table:table-cell>
          <table:table-cell table:number-columns-repeated="16"/>
        </table:table-row>
        <table:table-row table:style-name="ro1">
          <table:table-cell office:value-type="float" office:value="-191" calcext:value-type="float">
            <text:p>-191</text:p>
          </table:table-cell>
          <table:table-cell office:value-type="float" office:value="194" calcext:value-type="float">
            <text:p>194</text:p>
          </table:table-cell>
          <table:table-cell office:value-type="float" office:value="-755" calcext:value-type="float">
            <text:p>-755</text:p>
          </table:table-cell>
          <table:table-cell table:formula="of:=[.A1147]+300" office:value-type="float" office:value="109" calcext:value-type="float">
            <text:p>109</text:p>
          </table:table-cell>
          <table:table-cell table:formula="of:=ATAN2([.B1147];[.D1147])" office:value-type="float" office:value="0.511899864266626" calcext:value-type="float">
            <text:p>0.5118998643</text:p>
          </table:table-cell>
          <table:table-cell table:formula="of:=[.E1147]*(180/PI())" office:value-type="float" office:value="29.3297017557974" calcext:value-type="float">
            <text:p>29.3297017558</text:p>
          </table:table-cell>
          <table:table-cell table:number-columns-repeated="16"/>
        </table:table-row>
        <table:table-row table:style-name="ro1">
          <table:table-cell office:value-type="float" office:value="-189" calcext:value-type="float">
            <text:p>-189</text:p>
          </table:table-cell>
          <table:table-cell office:value-type="float" office:value="190" calcext:value-type="float">
            <text:p>190</text:p>
          </table:table-cell>
          <table:table-cell office:value-type="float" office:value="-758" calcext:value-type="float">
            <text:p>-758</text:p>
          </table:table-cell>
          <table:table-cell table:formula="of:=[.A1148]+300" office:value-type="float" office:value="111" calcext:value-type="float">
            <text:p>111</text:p>
          </table:table-cell>
          <table:table-cell table:formula="of:=ATAN2([.B1148];[.D1148])" office:value-type="float" office:value="0.528728684512277" calcext:value-type="float">
            <text:p>0.5287286845</text:p>
          </table:table-cell>
          <table:table-cell table:formula="of:=[.E1148]*(180/PI())" office:value-type="float" office:value="30.2939221300575" calcext:value-type="float">
            <text:p>30.2939221301</text:p>
          </table:table-cell>
          <table:table-cell table:number-columns-repeated="16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192" calcext:value-type="float">
            <text:p>192</text:p>
          </table:table-cell>
          <table:table-cell office:value-type="float" office:value="-755" calcext:value-type="float">
            <text:p>-755</text:p>
          </table:table-cell>
          <table:table-cell table:formula="of:=[.A1149]+300" office:value-type="float" office:value="110" calcext:value-type="float">
            <text:p>110</text:p>
          </table:table-cell>
          <table:table-cell table:formula="of:=ATAN2([.B1149];[.D1149])" office:value-type="float" office:value="0.520267190010047" calcext:value-type="float">
            <text:p>0.52026719</text:p>
          </table:table-cell>
          <table:table-cell table:formula="of:=[.E1149]*(180/PI())" office:value-type="float" office:value="29.8091142067065" calcext:value-type="float">
            <text:p>29.8091142067</text:p>
          </table:table-cell>
          <table:table-cell table:number-columns-repeated="16"/>
        </table:table-row>
        <table:table-row table:style-name="ro1">
          <table:table-cell office:value-type="float" office:value="-194" calcext:value-type="float">
            <text:p>-194</text:p>
          </table:table-cell>
          <table:table-cell office:value-type="float" office:value="194" calcext:value-type="float">
            <text:p>194</text:p>
          </table:table-cell>
          <table:table-cell office:value-type="float" office:value="-754" calcext:value-type="float">
            <text:p>-754</text:p>
          </table:table-cell>
          <table:table-cell table:formula="of:=[.A1150]+300" office:value-type="float" office:value="106" calcext:value-type="float">
            <text:p>106</text:p>
          </table:table-cell>
          <table:table-cell table:formula="of:=ATAN2([.B1150];[.D1150])" office:value-type="float" office:value="0.500068743215313" calcext:value-type="float">
            <text:p>0.5000687432</text:p>
          </table:table-cell>
          <table:table-cell table:formula="of:=[.E1150]*(180/PI())" office:value-type="float" office:value="28.6518284526487" calcext:value-type="float">
            <text:p>28.6518284526</text:p>
          </table:table-cell>
          <table:table-cell table:number-columns-repeated="16"/>
        </table:table-row>
        <table:table-row table:style-name="ro1">
          <table:table-cell office:value-type="float" office:value="-196" calcext:value-type="float">
            <text:p>-196</text:p>
          </table:table-cell>
          <table:table-cell office:value-type="float" office:value="193" calcext:value-type="float">
            <text:p>193</text:p>
          </table:table-cell>
          <table:table-cell office:value-type="float" office:value="-752" calcext:value-type="float">
            <text:p>-752</text:p>
          </table:table-cell>
          <table:table-cell table:formula="of:=[.A1151]+300" office:value-type="float" office:value="104" calcext:value-type="float">
            <text:p>104</text:p>
          </table:table-cell>
          <table:table-cell table:formula="of:=ATAN2([.B1151];[.D1151])" office:value-type="float" office:value="0.494250296929525" calcext:value-type="float">
            <text:p>0.4942502969</text:p>
          </table:table-cell>
          <table:table-cell table:formula="of:=[.E1151]*(180/PI())" office:value-type="float" office:value="28.3184560371495" calcext:value-type="float">
            <text:p>28.3184560371</text:p>
          </table:table-cell>
          <table:table-cell table:number-columns-repeated="16"/>
        </table:table-row>
        <table:table-row table:style-name="ro1">
          <table:table-cell office:value-type="float" office:value="-201" calcext:value-type="float">
            <text:p>-201</text:p>
          </table:table-cell>
          <table:table-cell office:value-type="float" office:value="198" calcext:value-type="float">
            <text:p>198</text:p>
          </table:table-cell>
          <table:table-cell office:value-type="float" office:value="-755" calcext:value-type="float">
            <text:p>-755</text:p>
          </table:table-cell>
          <table:table-cell table:formula="of:=[.A1152]+300" office:value-type="float" office:value="99" calcext:value-type="float">
            <text:p>99</text:p>
          </table:table-cell>
          <table:table-cell table:formula="of:=ATAN2([.B1152];[.D1152])" office:value-type="float" office:value="0.463647609000806" calcext:value-type="float">
            <text:p>0.463647609</text:p>
          </table:table-cell>
          <table:table-cell table:formula="of:=[.E1152]*(180/PI())" office:value-type="float" office:value="26.565051177078" calcext:value-type="float">
            <text:p>26.5650511771</text:p>
          </table:table-cell>
          <table:table-cell table:number-columns-repeated="16"/>
        </table:table-row>
        <table:table-row table:style-name="ro1">
          <table:table-cell office:value-type="float" office:value="-206" calcext:value-type="float">
            <text:p>-206</text:p>
          </table:table-cell>
          <table:table-cell office:value-type="float" office:value="202" calcext:value-type="float">
            <text:p>202</text:p>
          </table:table-cell>
          <table:table-cell office:value-type="float" office:value="-755" calcext:value-type="float">
            <text:p>-755</text:p>
          </table:table-cell>
          <table:table-cell table:formula="of:=[.A1153]+300" office:value-type="float" office:value="94" calcext:value-type="float">
            <text:p>94</text:p>
          </table:table-cell>
          <table:table-cell table:formula="of:=ATAN2([.B1153];[.D1153])" office:value-type="float" office:value="0.43554256154035" calcext:value-type="float">
            <text:p>0.4355425615</text:p>
          </table:table-cell>
          <table:table-cell table:formula="of:=[.E1153]*(180/PI())" office:value-type="float" office:value="24.954750574579" calcext:value-type="float">
            <text:p>24.9547505746</text:p>
          </table:table-cell>
          <table:table-cell table:number-columns-repeated="16"/>
        </table:table-row>
        <table:table-row table:style-name="ro1">
          <table:table-cell office:value-type="float" office:value="-208" calcext:value-type="float">
            <text:p>-208</text:p>
          </table:table-cell>
          <table:table-cell office:value-type="float" office:value="197" calcext:value-type="float">
            <text:p>197</text:p>
          </table:table-cell>
          <table:table-cell office:value-type="float" office:value="-749" calcext:value-type="float">
            <text:p>-749</text:p>
          </table:table-cell>
          <table:table-cell table:formula="of:=[.A1154]+300" office:value-type="float" office:value="92" calcext:value-type="float">
            <text:p>92</text:p>
          </table:table-cell>
          <table:table-cell table:formula="of:=ATAN2([.B1154];[.D1154])" office:value-type="float" office:value="0.436905014766102" calcext:value-type="float">
            <text:p>0.4369050148</text:p>
          </table:table-cell>
          <table:table-cell table:formula="of:=[.E1154]*(180/PI())" office:value-type="float" office:value="25.0328133941985" calcext:value-type="float">
            <text:p>25.0328133942</text:p>
          </table:table-cell>
          <table:table-cell table:number-columns-repeated="16"/>
        </table:table-row>
        <table:table-row table:style-name="ro1">
          <table:table-cell office:value-type="float" office:value="-219" calcext:value-type="float">
            <text:p>-219</text:p>
          </table:table-cell>
          <table:table-cell office:value-type="float" office:value="203" calcext:value-type="float">
            <text:p>203</text:p>
          </table:table-cell>
          <table:table-cell office:value-type="float" office:value="-753" calcext:value-type="float">
            <text:p>-753</text:p>
          </table:table-cell>
          <table:table-cell table:formula="of:=[.A1155]+300" office:value-type="float" office:value="81" calcext:value-type="float">
            <text:p>81</text:p>
          </table:table-cell>
          <table:table-cell table:formula="of:=ATAN2([.B1155];[.D1155])" office:value-type="float" office:value="0.379656759644749" calcext:value-type="float">
            <text:p>0.3796567596</text:p>
          </table:table-cell>
          <table:table-cell table:formula="of:=[.E1155]*(180/PI())" office:value-type="float" office:value="21.7527299912569" calcext:value-type="float">
            <text:p>21.7527299913</text:p>
          </table:table-cell>
          <table:table-cell table:number-columns-repeated="16"/>
        </table:table-row>
        <table:table-row table:style-name="ro1">
          <table:table-cell office:value-type="float" office:value="-224" calcext:value-type="float">
            <text:p>-224</text:p>
          </table:table-cell>
          <table:table-cell office:value-type="float" office:value="208" calcext:value-type="float">
            <text:p>208</text:p>
          </table:table-cell>
          <table:table-cell office:value-type="float" office:value="-753" calcext:value-type="float">
            <text:p>-753</text:p>
          </table:table-cell>
          <table:table-cell table:formula="of:=[.A1156]+300" office:value-type="float" office:value="76" calcext:value-type="float">
            <text:p>76</text:p>
          </table:table-cell>
          <table:table-cell table:formula="of:=ATAN2([.B1156];[.D1156])" office:value-type="float" office:value="0.350314212235402" calcext:value-type="float">
            <text:p>0.3503142122</text:p>
          </table:table-cell>
          <table:table-cell table:formula="of:=[.E1156]*(180/PI())" office:value-type="float" office:value="20.0715258645387" calcext:value-type="float">
            <text:p>20.0715258645</text:p>
          </table:table-cell>
          <table:table-cell table:number-columns-repeated="16"/>
        </table:table-row>
        <table:table-row table:style-name="ro1">
          <table:table-cell office:value-type="float" office:value="-229" calcext:value-type="float">
            <text:p>-229</text:p>
          </table:table-cell>
          <table:table-cell office:value-type="float" office:value="208" calcext:value-type="float">
            <text:p>208</text:p>
          </table:table-cell>
          <table:table-cell office:value-type="float" office:value="-752" calcext:value-type="float">
            <text:p>-752</text:p>
          </table:table-cell>
          <table:table-cell table:formula="of:=[.A1157]+300" office:value-type="float" office:value="71" calcext:value-type="float">
            <text:p>71</text:p>
          </table:table-cell>
          <table:table-cell table:formula="of:=ATAN2([.B1157];[.D1157])" office:value-type="float" office:value="0.328944674886934" calcext:value-type="float">
            <text:p>0.3289446749</text:p>
          </table:table-cell>
          <table:table-cell table:formula="of:=[.E1157]*(180/PI())" office:value-type="float" office:value="18.8471415643243" calcext:value-type="float">
            <text:p>18.8471415643</text:p>
          </table:table-cell>
          <table:table-cell table:number-columns-repeated="16"/>
        </table:table-row>
        <table:table-row table:style-name="ro1">
          <table:table-cell office:value-type="float" office:value="-237" calcext:value-type="float">
            <text:p>-237</text:p>
          </table:table-cell>
          <table:table-cell office:value-type="float" office:value="217" calcext:value-type="float">
            <text:p>217</text:p>
          </table:table-cell>
          <table:table-cell office:value-type="float" office:value="-758" calcext:value-type="float">
            <text:p>-758</text:p>
          </table:table-cell>
          <table:table-cell table:formula="of:=[.A1158]+300" office:value-type="float" office:value="63" calcext:value-type="float">
            <text:p>63</text:p>
          </table:table-cell>
          <table:table-cell table:formula="of:=ATAN2([.B1158];[.D1158])" office:value-type="float" office:value="0.282554952469587" calcext:value-type="float">
            <text:p>0.2825549525</text:p>
          </table:table-cell>
          <table:table-cell table:formula="of:=[.E1158]*(180/PI())" office:value-type="float" office:value="16.1892062570269" calcext:value-type="float">
            <text:p>16.189206257</text:p>
          </table:table-cell>
          <table:table-cell table:number-columns-repeated="16"/>
        </table:table-row>
        <table:table-row table:style-name="ro1">
          <table:table-cell office:value-type="float" office:value="-239" calcext:value-type="float">
            <text:p>-239</text:p>
          </table:table-cell>
          <table:table-cell office:value-type="float" office:value="217" calcext:value-type="float">
            <text:p>217</text:p>
          </table:table-cell>
          <table:table-cell office:value-type="float" office:value="-757" calcext:value-type="float">
            <text:p>-757</text:p>
          </table:table-cell>
          <table:table-cell table:formula="of:=[.A1159]+300" office:value-type="float" office:value="61" calcext:value-type="float">
            <text:p>61</text:p>
          </table:table-cell>
          <table:table-cell table:formula="of:=ATAN2([.B1159];[.D1159])" office:value-type="float" office:value="0.274033993226417" calcext:value-type="float">
            <text:p>0.2740339932</text:p>
          </table:table-cell>
          <table:table-cell table:formula="of:=[.E1159]*(180/PI())" office:value-type="float" office:value="15.7009912549903" calcext:value-type="float">
            <text:p>15.700991255</text:p>
          </table:table-cell>
          <table:table-cell table:number-columns-repeated="16"/>
        </table:table-row>
        <table:table-row table:style-name="ro1">
          <table:table-cell office:value-type="float" office:value="-238" calcext:value-type="float">
            <text:p>-238</text:p>
          </table:table-cell>
          <table:table-cell office:value-type="float" office:value="219" calcext:value-type="float">
            <text:p>219</text:p>
          </table:table-cell>
          <table:table-cell office:value-type="float" office:value="-755" calcext:value-type="float">
            <text:p>-755</text:p>
          </table:table-cell>
          <table:table-cell table:formula="of:=[.A1160]+300" office:value-type="float" office:value="62" calcext:value-type="float">
            <text:p>62</text:p>
          </table:table-cell>
          <table:table-cell table:formula="of:=ATAN2([.B1160];[.D1160])" office:value-type="float" office:value="0.275885662487213" calcext:value-type="float">
            <text:p>0.2758856625</text:p>
          </table:table-cell>
          <table:table-cell table:formula="of:=[.E1160]*(180/PI())" office:value-type="float" office:value="15.807084088688" calcext:value-type="float">
            <text:p>15.8070840887</text:p>
          </table:table-cell>
          <table:table-cell table:number-columns-repeated="16"/>
        </table:table-row>
        <table:table-row table:style-name="ro1">
          <table:table-cell office:value-type="float" office:value="-237" calcext:value-type="float">
            <text:p>-237</text:p>
          </table:table-cell>
          <table:table-cell office:value-type="float" office:value="219" calcext:value-type="float">
            <text:p>219</text:p>
          </table:table-cell>
          <table:table-cell office:value-type="float" office:value="-755" calcext:value-type="float">
            <text:p>-755</text:p>
          </table:table-cell>
          <table:table-cell table:formula="of:=[.A1161]+300" office:value-type="float" office:value="63" calcext:value-type="float">
            <text:p>63</text:p>
          </table:table-cell>
          <table:table-cell table:formula="of:=ATAN2([.B1161];[.D1161])" office:value-type="float" office:value="0.280107975298054" calcext:value-type="float">
            <text:p>0.2801079753</text:p>
          </table:table-cell>
          <table:table-cell table:formula="of:=[.E1161]*(180/PI())" office:value-type="float" office:value="16.0490047925332" calcext:value-type="float">
            <text:p>16.0490047925</text:p>
          </table:table-cell>
          <table:table-cell table:number-columns-repeated="16"/>
        </table:table-row>
        <table:table-row table:style-name="ro1">
          <table:table-cell office:value-type="float" office:value="-240" calcext:value-type="float">
            <text:p>-240</text:p>
          </table:table-cell>
          <table:table-cell office:value-type="float" office:value="217" calcext:value-type="float">
            <text:p>217</text:p>
          </table:table-cell>
          <table:table-cell office:value-type="float" office:value="-752" calcext:value-type="float">
            <text:p>-752</text:p>
          </table:table-cell>
          <table:table-cell table:formula="of:=[.A1162]+300" office:value-type="float" office:value="60" calcext:value-type="float">
            <text:p>60</text:p>
          </table:table-cell>
          <table:table-cell table:formula="of:=ATAN2([.B1162];[.D1162])" office:value-type="float" office:value="0.269758072962129" calcext:value-type="float">
            <text:p>0.269758073</text:p>
          </table:table-cell>
          <table:table-cell table:formula="of:=[.E1162]*(180/PI())" office:value-type="float" office:value="15.4559990703121" calcext:value-type="float">
            <text:p>15.4559990703</text:p>
          </table:table-cell>
          <table:table-cell table:number-columns-repeated="16"/>
        </table:table-row>
        <table:table-row table:style-name="ro1">
          <table:table-cell office:value-type="float" office:value="-240" calcext:value-type="float">
            <text:p>-240</text:p>
          </table:table-cell>
          <table:table-cell office:value-type="float" office:value="216" calcext:value-type="float">
            <text:p>216</text:p>
          </table:table-cell>
          <table:table-cell office:value-type="float" office:value="-755" calcext:value-type="float">
            <text:p>-755</text:p>
          </table:table-cell>
          <table:table-cell table:formula="of:=[.A1163]+300" office:value-type="float" office:value="60" calcext:value-type="float">
            <text:p>60</text:p>
          </table:table-cell>
          <table:table-cell table:formula="of:=ATAN2([.B1163];[.D1163])" office:value-type="float" office:value="0.270946850338421" calcext:value-type="float">
            <text:p>0.2709468503</text:p>
          </table:table-cell>
          <table:table-cell table:formula="of:=[.E1163]*(180/PI())" office:value-type="float" office:value="15.5241109967543" calcext:value-type="float">
            <text:p>15.5241109968</text:p>
          </table:table-cell>
          <table:table-cell table:number-columns-repeated="16"/>
        </table:table-row>
        <table:table-row table:style-name="ro1">
          <table:table-cell office:value-type="float" office:value="-241" calcext:value-type="float">
            <text:p>-241</text:p>
          </table:table-cell>
          <table:table-cell office:value-type="float" office:value="218" calcext:value-type="float">
            <text:p>218</text:p>
          </table:table-cell>
          <table:table-cell office:value-type="float" office:value="-756" calcext:value-type="float">
            <text:p>-756</text:p>
          </table:table-cell>
          <table:table-cell table:formula="of:=[.A1164]+300" office:value-type="float" office:value="59" calcext:value-type="float">
            <text:p>59</text:p>
          </table:table-cell>
          <table:table-cell table:formula="of:=ATAN2([.B1164];[.D1164])" office:value-type="float" office:value="0.264310304018482" calcext:value-type="float">
            <text:p>0.264310304</text:p>
          </table:table-cell>
          <table:table-cell table:formula="of:=[.E1164]*(180/PI())" office:value-type="float" office:value="15.1438649020787" calcext:value-type="float">
            <text:p>15.1438649021</text:p>
          </table:table-cell>
          <table:table-cell table:number-columns-repeated="16"/>
        </table:table-row>
        <table:table-row table:style-name="ro1">
          <table:table-cell office:value-type="float" office:value="-239" calcext:value-type="float">
            <text:p>-239</text:p>
          </table:table-cell>
          <table:table-cell office:value-type="float" office:value="217" calcext:value-type="float">
            <text:p>217</text:p>
          </table:table-cell>
          <table:table-cell office:value-type="float" office:value="-755" calcext:value-type="float">
            <text:p>-755</text:p>
          </table:table-cell>
          <table:table-cell table:formula="of:=[.A1165]+300" office:value-type="float" office:value="61" calcext:value-type="float">
            <text:p>61</text:p>
          </table:table-cell>
          <table:table-cell table:formula="of:=ATAN2([.B1165];[.D1165])" office:value-type="float" office:value="0.274033993226417" calcext:value-type="float">
            <text:p>0.2740339932</text:p>
          </table:table-cell>
          <table:table-cell table:formula="of:=[.E1165]*(180/PI())" office:value-type="float" office:value="15.7009912549903" calcext:value-type="float">
            <text:p>15.700991255</text:p>
          </table:table-cell>
          <table:table-cell table:number-columns-repeated="16"/>
        </table:table-row>
        <table:table-row table:style-name="ro1">
          <table:table-cell office:value-type="float" office:value="-240" calcext:value-type="float">
            <text:p>-240</text:p>
          </table:table-cell>
          <table:table-cell office:value-type="float" office:value="217" calcext:value-type="float">
            <text:p>217</text:p>
          </table:table-cell>
          <table:table-cell office:value-type="float" office:value="-755" calcext:value-type="float">
            <text:p>-755</text:p>
          </table:table-cell>
          <table:table-cell table:formula="of:=[.A1166]+300" office:value-type="float" office:value="60" calcext:value-type="float">
            <text:p>60</text:p>
          </table:table-cell>
          <table:table-cell table:formula="of:=ATAN2([.B1166];[.D1166])" office:value-type="float" office:value="0.269758072962129" calcext:value-type="float">
            <text:p>0.269758073</text:p>
          </table:table-cell>
          <table:table-cell table:formula="of:=[.E1166]*(180/PI())" office:value-type="float" office:value="15.4559990703121" calcext:value-type="float">
            <text:p>15.4559990703</text:p>
          </table:table-cell>
          <table:table-cell table:number-columns-repeated="16"/>
        </table:table-row>
        <table:table-row table:style-name="ro1">
          <table:table-cell office:value-type="float" office:value="-242" calcext:value-type="float">
            <text:p>-242</text:p>
          </table:table-cell>
          <table:table-cell office:value-type="float" office:value="217" calcext:value-type="float">
            <text:p>217</text:p>
          </table:table-cell>
          <table:table-cell office:value-type="float" office:value="-757" calcext:value-type="float">
            <text:p>-757</text:p>
          </table:table-cell>
          <table:table-cell table:formula="of:=[.A1167]+300" office:value-type="float" office:value="58" calcext:value-type="float">
            <text:p>58</text:p>
          </table:table-cell>
          <table:table-cell table:formula="of:=ATAN2([.B1167];[.D1167])" office:value-type="float" office:value="0.261175950617627" calcext:value-type="float">
            <text:p>0.2611759506</text:p>
          </table:table-cell>
          <table:table-cell table:formula="of:=[.E1167]*(180/PI())" office:value-type="float" office:value="14.9642796807072" calcext:value-type="float">
            <text:p>14.9642796807</text:p>
          </table:table-cell>
          <table:table-cell table:number-columns-repeated="16"/>
        </table:table-row>
        <table:table-row table:style-name="ro1">
          <table:table-cell office:value-type="float" office:value="-238" calcext:value-type="float">
            <text:p>-238</text:p>
          </table:table-cell>
          <table:table-cell office:value-type="float" office:value="219" calcext:value-type="float">
            <text:p>219</text:p>
          </table:table-cell>
          <table:table-cell office:value-type="float" office:value="-759" calcext:value-type="float">
            <text:p>-759</text:p>
          </table:table-cell>
          <table:table-cell table:formula="of:=[.A1168]+300" office:value-type="float" office:value="62" calcext:value-type="float">
            <text:p>62</text:p>
          </table:table-cell>
          <table:table-cell table:formula="of:=ATAN2([.B1168];[.D1168])" office:value-type="float" office:value="0.275885662487213" calcext:value-type="float">
            <text:p>0.2758856625</text:p>
          </table:table-cell>
          <table:table-cell table:formula="of:=[.E1168]*(180/PI())" office:value-type="float" office:value="15.807084088688" calcext:value-type="float">
            <text:p>15.8070840887</text:p>
          </table:table-cell>
          <table:table-cell table:number-columns-repeated="16"/>
        </table:table-row>
        <table:table-row table:style-name="ro1">
          <table:table-cell office:value-type="float" office:value="-240" calcext:value-type="float">
            <text:p>-240</text:p>
          </table:table-cell>
          <table:table-cell office:value-type="float" office:value="219" calcext:value-type="float">
            <text:p>219</text:p>
          </table:table-cell>
          <table:table-cell office:value-type="float" office:value="-755" calcext:value-type="float">
            <text:p>-755</text:p>
          </table:table-cell>
          <table:table-cell table:formula="of:=[.A1169]+300" office:value-type="float" office:value="60" calcext:value-type="float">
            <text:p>60</text:p>
          </table:table-cell>
          <table:table-cell table:formula="of:=ATAN2([.B1169];[.D1169])" office:value-type="float" office:value="0.267410797183874" calcext:value-type="float">
            <text:p>0.2674107972</text:p>
          </table:table-cell>
          <table:table-cell table:formula="of:=[.E1169]*(180/PI())" office:value-type="float" office:value="15.3215100748648" calcext:value-type="float">
            <text:p>15.3215100749</text:p>
          </table:table-cell>
          <table:table-cell table:number-columns-repeated="16"/>
        </table:table-row>
        <table:table-row table:style-name="ro1">
          <table:table-cell office:value-type="float" office:value="-238" calcext:value-type="float">
            <text:p>-238</text:p>
          </table:table-cell>
          <table:table-cell office:value-type="float" office:value="218" calcext:value-type="float">
            <text:p>218</text:p>
          </table:table-cell>
          <table:table-cell office:value-type="float" office:value="-758" calcext:value-type="float">
            <text:p>-758</text:p>
          </table:table-cell>
          <table:table-cell table:formula="of:=[.A1170]+300" office:value-type="float" office:value="62" calcext:value-type="float">
            <text:p>62</text:p>
          </table:table-cell>
          <table:table-cell table:formula="of:=ATAN2([.B1170];[.D1170])" office:value-type="float" office:value="0.277087538386621" calcext:value-type="float">
            <text:p>0.2770875384</text:p>
          </table:table-cell>
          <table:table-cell table:formula="of:=[.E1170]*(180/PI())" office:value-type="float" office:value="15.8759465052226" calcext:value-type="float">
            <text:p>15.8759465052</text:p>
          </table:table-cell>
          <table:table-cell table:number-columns-repeated="16"/>
        </table:table-row>
        <table:table-row table:style-name="ro1">
          <table:table-cell office:value-type="float" office:value="-238" calcext:value-type="float">
            <text:p>-238</text:p>
          </table:table-cell>
          <table:table-cell office:value-type="float" office:value="218" calcext:value-type="float">
            <text:p>218</text:p>
          </table:table-cell>
          <table:table-cell office:value-type="float" office:value="-756" calcext:value-type="float">
            <text:p>-756</text:p>
          </table:table-cell>
          <table:table-cell table:formula="of:=[.A1171]+300" office:value-type="float" office:value="62" calcext:value-type="float">
            <text:p>62</text:p>
          </table:table-cell>
          <table:table-cell table:formula="of:=ATAN2([.B1171];[.D1171])" office:value-type="float" office:value="0.277087538386621" calcext:value-type="float">
            <text:p>0.2770875384</text:p>
          </table:table-cell>
          <table:table-cell table:formula="of:=[.E1171]*(180/PI())" office:value-type="float" office:value="15.8759465052226" calcext:value-type="float">
            <text:p>15.8759465052</text:p>
          </table:table-cell>
          <table:table-cell table:number-columns-repeated="16"/>
        </table:table-row>
        <table:table-row table:style-name="ro1">
          <table:table-cell office:value-type="float" office:value="-240" calcext:value-type="float">
            <text:p>-240</text:p>
          </table:table-cell>
          <table:table-cell office:value-type="float" office:value="219" calcext:value-type="float">
            <text:p>219</text:p>
          </table:table-cell>
          <table:table-cell office:value-type="float" office:value="-756" calcext:value-type="float">
            <text:p>-756</text:p>
          </table:table-cell>
          <table:table-cell table:formula="of:=[.A1172]+300" office:value-type="float" office:value="60" calcext:value-type="float">
            <text:p>60</text:p>
          </table:table-cell>
          <table:table-cell table:formula="of:=ATAN2([.B1172];[.D1172])" office:value-type="float" office:value="0.267410797183874" calcext:value-type="float">
            <text:p>0.2674107972</text:p>
          </table:table-cell>
          <table:table-cell table:formula="of:=[.E1172]*(180/PI())" office:value-type="float" office:value="15.3215100748648" calcext:value-type="float">
            <text:p>15.3215100749</text:p>
          </table:table-cell>
          <table:table-cell table:number-columns-repeated="16"/>
        </table:table-row>
        <table:table-row table:style-name="ro1">
          <table:table-cell office:value-type="float" office:value="-240" calcext:value-type="float">
            <text:p>-240</text:p>
          </table:table-cell>
          <table:table-cell office:value-type="float" office:value="220" calcext:value-type="float">
            <text:p>220</text:p>
          </table:table-cell>
          <table:table-cell office:value-type="float" office:value="-754" calcext:value-type="float">
            <text:p>-754</text:p>
          </table:table-cell>
          <table:table-cell table:formula="of:=[.A1173]+300" office:value-type="float" office:value="60" calcext:value-type="float">
            <text:p>60</text:p>
          </table:table-cell>
          <table:table-cell table:formula="of:=ATAN2([.B1173];[.D1173])" office:value-type="float" office:value="0.266252049150925" calcext:value-type="float">
            <text:p>0.2662520492</text:p>
          </table:table-cell>
          <table:table-cell table:formula="of:=[.E1173]*(180/PI())" office:value-type="float" office:value="15.2551187030578" calcext:value-type="float">
            <text:p>15.2551187031</text:p>
          </table:table-cell>
          <table:table-cell table:number-columns-repeated="16"/>
        </table:table-row>
        <table:table-row table:style-name="ro1">
          <table:table-cell office:value-type="float" office:value="-237" calcext:value-type="float">
            <text:p>-237</text:p>
          </table:table-cell>
          <table:table-cell office:value-type="float" office:value="217" calcext:value-type="float">
            <text:p>217</text:p>
          </table:table-cell>
          <table:table-cell office:value-type="float" office:value="-757" calcext:value-type="float">
            <text:p>-757</text:p>
          </table:table-cell>
          <table:table-cell table:formula="of:=[.A1174]+300" office:value-type="float" office:value="63" calcext:value-type="float">
            <text:p>63</text:p>
          </table:table-cell>
          <table:table-cell table:formula="of:=ATAN2([.B1174];[.D1174])" office:value-type="float" office:value="0.282554952469587" calcext:value-type="float">
            <text:p>0.2825549525</text:p>
          </table:table-cell>
          <table:table-cell table:formula="of:=[.E1174]*(180/PI())" office:value-type="float" office:value="16.1892062570269" calcext:value-type="float">
            <text:p>16.189206257</text:p>
          </table:table-cell>
          <table:table-cell table:number-columns-repeated="16"/>
        </table:table-row>
        <table:table-row table:style-name="ro1">
          <table:table-cell office:value-type="float" office:value="-239" calcext:value-type="float">
            <text:p>-239</text:p>
          </table:table-cell>
          <table:table-cell office:value-type="float" office:value="220" calcext:value-type="float">
            <text:p>220</text:p>
          </table:table-cell>
          <table:table-cell office:value-type="float" office:value="-756" calcext:value-type="float">
            <text:p>-756</text:p>
          </table:table-cell>
          <table:table-cell table:formula="of:=[.A1175]+300" office:value-type="float" office:value="61" calcext:value-type="float">
            <text:p>61</text:p>
          </table:table-cell>
          <table:table-cell table:formula="of:=ATAN2([.B1175];[.D1175])" office:value-type="float" office:value="0.270477917195771" calcext:value-type="float">
            <text:p>0.2704779172</text:p>
          </table:table-cell>
          <table:table-cell table:formula="of:=[.E1175]*(180/PI())" office:value-type="float" office:value="15.4972431068066" calcext:value-type="float">
            <text:p>15.4972431068</text:p>
          </table:table-cell>
          <table:table-cell table:number-columns-repeated="16"/>
        </table:table-row>
        <table:table-row table:style-name="ro1">
          <table:table-cell office:value-type="float" office:value="-238" calcext:value-type="float">
            <text:p>-238</text:p>
          </table:table-cell>
          <table:table-cell office:value-type="float" office:value="216" calcext:value-type="float">
            <text:p>216</text:p>
          </table:table-cell>
          <table:table-cell office:value-type="float" office:value="-758" calcext:value-type="float">
            <text:p>-758</text:p>
          </table:table-cell>
          <table:table-cell table:formula="of:=[.A1176]+300" office:value-type="float" office:value="62" calcext:value-type="float">
            <text:p>62</text:p>
          </table:table-cell>
          <table:table-cell table:formula="of:=ATAN2([.B1176];[.D1176])" office:value-type="float" office:value="0.27952215228364" calcext:value-type="float">
            <text:p>0.2795221523</text:p>
          </table:table-cell>
          <table:table-cell table:formula="of:=[.E1176]*(180/PI())" office:value-type="float" office:value="16.0154396062657" calcext:value-type="float">
            <text:p>16.0154396063</text:p>
          </table:table-cell>
          <table:table-cell table:number-columns-repeated="16"/>
        </table:table-row>
        <table:table-row table:style-name="ro1">
          <table:table-cell office:value-type="float" office:value="-241" calcext:value-type="float">
            <text:p>-241</text:p>
          </table:table-cell>
          <table:table-cell office:value-type="float" office:value="217" calcext:value-type="float">
            <text:p>217</text:p>
          </table:table-cell>
          <table:table-cell office:value-type="float" office:value="-757" calcext:value-type="float">
            <text:p>-757</text:p>
          </table:table-cell>
          <table:table-cell table:formula="of:=[.A1177]+300" office:value-type="float" office:value="59" calcext:value-type="float">
            <text:p>59</text:p>
          </table:table-cell>
          <table:table-cell table:formula="of:=ATAN2([.B1177];[.D1177])" office:value-type="float" office:value="0.26547201810788" calcext:value-type="float">
            <text:p>0.2654720181</text:p>
          </table:table-cell>
          <table:table-cell table:formula="of:=[.E1177]*(180/PI())" office:value-type="float" office:value="15.2104262164021" calcext:value-type="float">
            <text:p>15.2104262164</text:p>
          </table:table-cell>
          <table:table-cell table:number-columns-repeated="16"/>
        </table:table-row>
        <table:table-row table:style-name="ro1">
          <table:table-cell office:value-type="float" office:value="-242" calcext:value-type="float">
            <text:p>-242</text:p>
          </table:table-cell>
          <table:table-cell office:value-type="float" office:value="216" calcext:value-type="float">
            <text:p>216</text:p>
          </table:table-cell>
          <table:table-cell office:value-type="float" office:value="-755" calcext:value-type="float">
            <text:p>-755</text:p>
          </table:table-cell>
          <table:table-cell table:formula="of:=[.A1178]+300" office:value-type="float" office:value="58" calcext:value-type="float">
            <text:p>58</text:p>
          </table:table-cell>
          <table:table-cell table:formula="of:=ATAN2([.B1178];[.D1178])" office:value-type="float" office:value="0.262330500626165" calcext:value-type="float">
            <text:p>0.2623305006</text:p>
          </table:table-cell>
          <table:table-cell table:formula="of:=[.E1178]*(180/PI())" office:value-type="float" office:value="15.0304305234333" calcext:value-type="float">
            <text:p>15.0304305234</text:p>
          </table:table-cell>
          <table:table-cell table:number-columns-repeated="16"/>
        </table:table-row>
        <table:table-row table:style-name="ro1">
          <table:table-cell office:value-type="float" office:value="-237" calcext:value-type="float">
            <text:p>-237</text:p>
          </table:table-cell>
          <table:table-cell office:value-type="float" office:value="219" calcext:value-type="float">
            <text:p>219</text:p>
          </table:table-cell>
          <table:table-cell office:value-type="float" office:value="-760" calcext:value-type="float">
            <text:p>-760</text:p>
          </table:table-cell>
          <table:table-cell table:formula="of:=[.A1179]+300" office:value-type="float" office:value="63" calcext:value-type="float">
            <text:p>63</text:p>
          </table:table-cell>
          <table:table-cell table:formula="of:=ATAN2([.B1179];[.D1179])" office:value-type="float" office:value="0.280107975298054" calcext:value-type="float">
            <text:p>0.2801079753</text:p>
          </table:table-cell>
          <table:table-cell table:formula="of:=[.E1179]*(180/PI())" office:value-type="float" office:value="16.0490047925332" calcext:value-type="float">
            <text:p>16.0490047925</text:p>
          </table:table-cell>
          <table:table-cell table:number-columns-repeated="16"/>
        </table:table-row>
        <table:table-row table:style-name="ro1">
          <table:table-cell office:value-type="float" office:value="-240" calcext:value-type="float">
            <text:p>-240</text:p>
          </table:table-cell>
          <table:table-cell office:value-type="float" office:value="218" calcext:value-type="float">
            <text:p>218</text:p>
          </table:table-cell>
          <table:table-cell office:value-type="float" office:value="-757" calcext:value-type="float">
            <text:p>-757</text:p>
          </table:table-cell>
          <table:table-cell table:formula="of:=[.A1180]+300" office:value-type="float" office:value="60" calcext:value-type="float">
            <text:p>60</text:p>
          </table:table-cell>
          <table:table-cell table:formula="of:=ATAN2([.B1180];[.D1180])" office:value-type="float" office:value="0.26857943051888" calcext:value-type="float">
            <text:p>0.2685794305</text:p>
          </table:table-cell>
          <table:table-cell table:formula="of:=[.E1180]*(180/PI())" office:value-type="float" office:value="15.388467832759" calcext:value-type="float">
            <text:p>15.3884678328</text:p>
          </table:table-cell>
          <table:table-cell table:number-columns-repeated="16"/>
        </table:table-row>
        <table:table-row table:style-name="ro1">
          <table:table-cell office:value-type="float" office:value="-239" calcext:value-type="float">
            <text:p>-239</text:p>
          </table:table-cell>
          <table:table-cell office:value-type="float" office:value="219" calcext:value-type="float">
            <text:p>219</text:p>
          </table:table-cell>
          <table:table-cell office:value-type="float" office:value="-758" calcext:value-type="float">
            <text:p>-758</text:p>
          </table:table-cell>
          <table:table-cell table:formula="of:=[.A1181]+300" office:value-type="float" office:value="61" calcext:value-type="float">
            <text:p>61</text:p>
          </table:table-cell>
          <table:table-cell table:formula="of:=ATAN2([.B1181];[.D1181])" office:value-type="float" office:value="0.271653231195738" calcext:value-type="float">
            <text:p>0.2716532312</text:p>
          </table:table-cell>
          <table:table-cell table:formula="of:=[.E1181]*(180/PI())" office:value-type="float" office:value="15.5645836386074" calcext:value-type="float">
            <text:p>15.5645836386</text:p>
          </table:table-cell>
          <table:table-cell table:number-columns-repeated="16"/>
        </table:table-row>
        <table:table-row table:style-name="ro1">
          <table:table-cell office:value-type="float" office:value="-241" calcext:value-type="float">
            <text:p>-241</text:p>
          </table:table-cell>
          <table:table-cell office:value-type="float" office:value="216" calcext:value-type="float">
            <text:p>216</text:p>
          </table:table-cell>
          <table:table-cell office:value-type="float" office:value="-759" calcext:value-type="float">
            <text:p>-759</text:p>
          </table:table-cell>
          <table:table-cell table:formula="of:=[.A1182]+300" office:value-type="float" office:value="59" calcext:value-type="float">
            <text:p>59</text:p>
          </table:table-cell>
          <table:table-cell table:formula="of:=ATAN2([.B1182];[.D1182])" office:value-type="float" office:value="0.266643745174763" calcext:value-type="float">
            <text:p>0.2666437452</text:p>
          </table:table-cell>
          <table:table-cell table:formula="of:=[.E1182]*(180/PI())" office:value-type="float" office:value="15.2775612320757" calcext:value-type="float">
            <text:p>15.2775612321</text:p>
          </table:table-cell>
          <table:table-cell table:number-columns-repeated="16"/>
        </table:table-row>
        <table:table-row table:style-name="ro1">
          <table:table-cell office:value-type="float" office:value="-239" calcext:value-type="float">
            <text:p>-239</text:p>
          </table:table-cell>
          <table:table-cell office:value-type="float" office:value="219" calcext:value-type="float">
            <text:p>219</text:p>
          </table:table-cell>
          <table:table-cell office:value-type="float" office:value="-757" calcext:value-type="float">
            <text:p>-757</text:p>
          </table:table-cell>
          <table:table-cell table:formula="of:=[.A1183]+300" office:value-type="float" office:value="61" calcext:value-type="float">
            <text:p>61</text:p>
          </table:table-cell>
          <table:table-cell table:formula="of:=ATAN2([.B1183];[.D1183])" office:value-type="float" office:value="0.271653231195738" calcext:value-type="float">
            <text:p>0.2716532312</text:p>
          </table:table-cell>
          <table:table-cell table:formula="of:=[.E1183]*(180/PI())" office:value-type="float" office:value="15.5645836386074" calcext:value-type="float">
            <text:p>15.5645836386</text:p>
          </table:table-cell>
          <table:table-cell table:number-columns-repeated="16"/>
        </table:table-row>
        <table:table-row table:style-name="ro1">
          <table:table-cell office:value-type="float" office:value="-239" calcext:value-type="float">
            <text:p>-239</text:p>
          </table:table-cell>
          <table:table-cell office:value-type="float" office:value="219" calcext:value-type="float">
            <text:p>219</text:p>
          </table:table-cell>
          <table:table-cell office:value-type="float" office:value="-758" calcext:value-type="float">
            <text:p>-758</text:p>
          </table:table-cell>
          <table:table-cell table:formula="of:=[.A1184]+300" office:value-type="float" office:value="61" calcext:value-type="float">
            <text:p>61</text:p>
          </table:table-cell>
          <table:table-cell table:formula="of:=ATAN2([.B1184];[.D1184])" office:value-type="float" office:value="0.271653231195738" calcext:value-type="float">
            <text:p>0.2716532312</text:p>
          </table:table-cell>
          <table:table-cell table:formula="of:=[.E1184]*(180/PI())" office:value-type="float" office:value="15.5645836386074" calcext:value-type="float">
            <text:p>15.5645836386</text:p>
          </table:table-cell>
          <table:table-cell table:number-columns-repeated="16"/>
        </table:table-row>
        <table:table-row table:style-name="ro1">
          <table:table-cell office:value-type="float" office:value="-240" calcext:value-type="float">
            <text:p>-240</text:p>
          </table:table-cell>
          <table:table-cell office:value-type="float" office:value="220" calcext:value-type="float">
            <text:p>220</text:p>
          </table:table-cell>
          <table:table-cell office:value-type="float" office:value="-759" calcext:value-type="float">
            <text:p>-759</text:p>
          </table:table-cell>
          <table:table-cell table:formula="of:=[.A1185]+300" office:value-type="float" office:value="60" calcext:value-type="float">
            <text:p>60</text:p>
          </table:table-cell>
          <table:table-cell table:formula="of:=ATAN2([.B1185];[.D1185])" office:value-type="float" office:value="0.266252049150925" calcext:value-type="float">
            <text:p>0.2662520492</text:p>
          </table:table-cell>
          <table:table-cell table:formula="of:=[.E1185]*(180/PI())" office:value-type="float" office:value="15.2551187030578" calcext:value-type="float">
            <text:p>15.2551187031</text:p>
          </table:table-cell>
          <table:table-cell table:number-columns-repeated="16"/>
        </table:table-row>
        <table:table-row table:style-name="ro1">
          <table:table-cell office:value-type="float" office:value="-239" calcext:value-type="float">
            <text:p>-239</text:p>
          </table:table-cell>
          <table:table-cell office:value-type="float" office:value="218" calcext:value-type="float">
            <text:p>218</text:p>
          </table:table-cell>
          <table:table-cell office:value-type="float" office:value="-757" calcext:value-type="float">
            <text:p>-757</text:p>
          </table:table-cell>
          <table:table-cell table:formula="of:=[.A1186]+300" office:value-type="float" office:value="61" calcext:value-type="float">
            <text:p>61</text:p>
          </table:table-cell>
          <table:table-cell table:formula="of:=ATAN2([.B1186];[.D1186])" office:value-type="float" office:value="0.272838548247447" calcext:value-type="float">
            <text:p>0.2728385482</text:p>
          </table:table-cell>
          <table:table-cell table:formula="of:=[.E1186]*(180/PI())" office:value-type="float" office:value="15.6324973030552" calcext:value-type="float">
            <text:p>15.6324973031</text:p>
          </table:table-cell>
          <table:table-cell table:number-columns-repeated="16"/>
        </table:table-row>
        <table:table-row table:style-name="ro1">
          <table:table-cell office:value-type="float" office:value="-240" calcext:value-type="float">
            <text:p>-240</text:p>
          </table:table-cell>
          <table:table-cell office:value-type="float" office:value="219" calcext:value-type="float">
            <text:p>219</text:p>
          </table:table-cell>
          <table:table-cell office:value-type="float" office:value="-758" calcext:value-type="float">
            <text:p>-758</text:p>
          </table:table-cell>
          <table:table-cell table:formula="of:=[.A1187]+300" office:value-type="float" office:value="60" calcext:value-type="float">
            <text:p>60</text:p>
          </table:table-cell>
          <table:table-cell table:formula="of:=ATAN2([.B1187];[.D1187])" office:value-type="float" office:value="0.267410797183874" calcext:value-type="float">
            <text:p>0.2674107972</text:p>
          </table:table-cell>
          <table:table-cell table:formula="of:=[.E1187]*(180/PI())" office:value-type="float" office:value="15.3215100748648" calcext:value-type="float">
            <text:p>15.3215100749</text:p>
          </table:table-cell>
          <table:table-cell table:number-columns-repeated="16"/>
        </table:table-row>
        <table:table-row table:style-name="ro1">
          <table:table-cell office:value-type="float" office:value="-240" calcext:value-type="float">
            <text:p>-240</text:p>
          </table:table-cell>
          <table:table-cell office:value-type="float" office:value="217" calcext:value-type="float">
            <text:p>217</text:p>
          </table:table-cell>
          <table:table-cell office:value-type="float" office:value="-757" calcext:value-type="float">
            <text:p>-757</text:p>
          </table:table-cell>
          <table:table-cell table:formula="of:=[.A1188]+300" office:value-type="float" office:value="60" calcext:value-type="float">
            <text:p>60</text:p>
          </table:table-cell>
          <table:table-cell table:formula="of:=ATAN2([.B1188];[.D1188])" office:value-type="float" office:value="0.269758072962129" calcext:value-type="float">
            <text:p>0.269758073</text:p>
          </table:table-cell>
          <table:table-cell table:formula="of:=[.E1188]*(180/PI())" office:value-type="float" office:value="15.4559990703121" calcext:value-type="float">
            <text:p>15.4559990703</text:p>
          </table:table-cell>
          <table:table-cell table:number-columns-repeated="16"/>
        </table:table-row>
        <table:table-row table:style-name="ro1">
          <table:table-cell office:value-type="float" office:value="-241" calcext:value-type="float">
            <text:p>-241</text:p>
          </table:table-cell>
          <table:table-cell office:value-type="float" office:value="218" calcext:value-type="float">
            <text:p>218</text:p>
          </table:table-cell>
          <table:table-cell office:value-type="float" office:value="-755" calcext:value-type="float">
            <text:p>-755</text:p>
          </table:table-cell>
          <table:table-cell table:formula="of:=[.A1189]+300" office:value-type="float" office:value="59" calcext:value-type="float">
            <text:p>59</text:p>
          </table:table-cell>
          <table:table-cell table:formula="of:=ATAN2([.B1189];[.D1189])" office:value-type="float" office:value="0.264310304018482" calcext:value-type="float">
            <text:p>0.264310304</text:p>
          </table:table-cell>
          <table:table-cell table:formula="of:=[.E1189]*(180/PI())" office:value-type="float" office:value="15.1438649020787" calcext:value-type="float">
            <text:p>15.1438649021</text:p>
          </table:table-cell>
          <table:table-cell table:number-columns-repeated="16"/>
        </table:table-row>
        <table:table-row table:style-name="ro1">
          <table:table-cell office:value-type="float" office:value="-239" calcext:value-type="float">
            <text:p>-239</text:p>
          </table:table-cell>
          <table:table-cell office:value-type="float" office:value="219" calcext:value-type="float">
            <text:p>219</text:p>
          </table:table-cell>
          <table:table-cell office:value-type="float" office:value="-757" calcext:value-type="float">
            <text:p>-757</text:p>
          </table:table-cell>
          <table:table-cell table:formula="of:=[.A1190]+300" office:value-type="float" office:value="61" calcext:value-type="float">
            <text:p>61</text:p>
          </table:table-cell>
          <table:table-cell table:formula="of:=ATAN2([.B1190];[.D1190])" office:value-type="float" office:value="0.271653231195738" calcext:value-type="float">
            <text:p>0.2716532312</text:p>
          </table:table-cell>
          <table:table-cell table:formula="of:=[.E1190]*(180/PI())" office:value-type="float" office:value="15.5645836386074" calcext:value-type="float">
            <text:p>15.5645836386</text:p>
          </table:table-cell>
          <table:table-cell table:number-columns-repeated="16"/>
        </table:table-row>
        <table:table-row table:style-name="ro1">
          <table:table-cell office:value-type="float" office:value="-242" calcext:value-type="float">
            <text:p>-242</text:p>
          </table:table-cell>
          <table:table-cell office:value-type="float" office:value="219" calcext:value-type="float">
            <text:p>219</text:p>
          </table:table-cell>
          <table:table-cell office:value-type="float" office:value="-756" calcext:value-type="float">
            <text:p>-756</text:p>
          </table:table-cell>
          <table:table-cell table:formula="of:=[.A1191]+300" office:value-type="float" office:value="58" calcext:value-type="float">
            <text:p>58</text:p>
          </table:table-cell>
          <table:table-cell table:formula="of:=ATAN2([.B1191];[.D1191])" office:value-type="float" office:value="0.258896393971071" calcext:value-type="float">
            <text:p>0.258896394</text:p>
          </table:table-cell>
          <table:table-cell table:formula="of:=[.E1191]*(180/PI())" office:value-type="float" office:value="14.8336707056986" calcext:value-type="float">
            <text:p>14.8336707057</text:p>
          </table:table-cell>
          <table:table-cell table:number-columns-repeated="16"/>
        </table:table-row>
        <table:table-row table:style-name="ro1">
          <table:table-cell office:value-type="float" office:value="-239" calcext:value-type="float">
            <text:p>-239</text:p>
          </table:table-cell>
          <table:table-cell office:value-type="float" office:value="216" calcext:value-type="float">
            <text:p>216</text:p>
          </table:table-cell>
          <table:table-cell office:value-type="float" office:value="-758" calcext:value-type="float">
            <text:p>-758</text:p>
          </table:table-cell>
          <table:table-cell table:formula="of:=[.A1192]+300" office:value-type="float" office:value="61" calcext:value-type="float">
            <text:p>61</text:p>
          </table:table-cell>
          <table:table-cell table:formula="of:=ATAN2([.B1192];[.D1192])" office:value-type="float" office:value="0.275239693035505" calcext:value-type="float">
            <text:p>0.275239693</text:p>
          </table:table-cell>
          <table:table-cell table:formula="of:=[.E1192]*(180/PI())" office:value-type="float" office:value="15.7700727654107" calcext:value-type="float">
            <text:p>15.7700727654</text:p>
          </table:table-cell>
          <table:table-cell table:number-columns-repeated="16"/>
        </table:table-row>
        <table:table-row table:style-name="ro1">
          <table:table-cell office:value-type="float" office:value="-240" calcext:value-type="float">
            <text:p>-240</text:p>
          </table:table-cell>
          <table:table-cell office:value-type="float" office:value="219" calcext:value-type="float">
            <text:p>219</text:p>
          </table:table-cell>
          <table:table-cell office:value-type="float" office:value="-755" calcext:value-type="float">
            <text:p>-755</text:p>
          </table:table-cell>
          <table:table-cell table:formula="of:=[.A1193]+300" office:value-type="float" office:value="60" calcext:value-type="float">
            <text:p>60</text:p>
          </table:table-cell>
          <table:table-cell table:formula="of:=ATAN2([.B1193];[.D1193])" office:value-type="float" office:value="0.267410797183874" calcext:value-type="float">
            <text:p>0.2674107972</text:p>
          </table:table-cell>
          <table:table-cell table:formula="of:=[.E1193]*(180/PI())" office:value-type="float" office:value="15.3215100748648" calcext:value-type="float">
            <text:p>15.3215100749</text:p>
          </table:table-cell>
          <table:table-cell table:number-columns-repeated="16"/>
        </table:table-row>
        <table:table-row table:style-name="ro1">
          <table:table-cell office:value-type="float" office:value="-240" calcext:value-type="float">
            <text:p>-240</text:p>
          </table:table-cell>
          <table:table-cell office:value-type="float" office:value="218" calcext:value-type="float">
            <text:p>218</text:p>
          </table:table-cell>
          <table:table-cell office:value-type="float" office:value="-757" calcext:value-type="float">
            <text:p>-757</text:p>
          </table:table-cell>
          <table:table-cell table:formula="of:=[.A1194]+300" office:value-type="float" office:value="60" calcext:value-type="float">
            <text:p>60</text:p>
          </table:table-cell>
          <table:table-cell table:formula="of:=ATAN2([.B1194];[.D1194])" office:value-type="float" office:value="0.26857943051888" calcext:value-type="float">
            <text:p>0.2685794305</text:p>
          </table:table-cell>
          <table:table-cell table:formula="of:=[.E1194]*(180/PI())" office:value-type="float" office:value="15.388467832759" calcext:value-type="float">
            <text:p>15.3884678328</text:p>
          </table:table-cell>
          <table:table-cell table:number-columns-repeated="16"/>
        </table:table-row>
        <table:table-row table:style-name="ro1">
          <table:table-cell office:value-type="float" office:value="-239" calcext:value-type="float">
            <text:p>-239</text:p>
          </table:table-cell>
          <table:table-cell office:value-type="float" office:value="217" calcext:value-type="float">
            <text:p>217</text:p>
          </table:table-cell>
          <table:table-cell office:value-type="float" office:value="-756" calcext:value-type="float">
            <text:p>-756</text:p>
          </table:table-cell>
          <table:table-cell table:formula="of:=[.A1195]+300" office:value-type="float" office:value="61" calcext:value-type="float">
            <text:p>61</text:p>
          </table:table-cell>
          <table:table-cell table:formula="of:=ATAN2([.B1195];[.D1195])" office:value-type="float" office:value="0.274033993226417" calcext:value-type="float">
            <text:p>0.2740339932</text:p>
          </table:table-cell>
          <table:table-cell table:formula="of:=[.E1195]*(180/PI())" office:value-type="float" office:value="15.7009912549903" calcext:value-type="float">
            <text:p>15.700991255</text:p>
          </table:table-cell>
          <table:table-cell table:number-columns-repeated="16"/>
        </table:table-row>
        <table:table-row table:style-name="ro1">
          <table:table-cell office:value-type="float" office:value="-239" calcext:value-type="float">
            <text:p>-239</text:p>
          </table:table-cell>
          <table:table-cell office:value-type="float" office:value="221" calcext:value-type="float">
            <text:p>221</text:p>
          </table:table-cell>
          <table:table-cell office:value-type="float" office:value="-756" calcext:value-type="float">
            <text:p>-756</text:p>
          </table:table-cell>
          <table:table-cell table:formula="of:=[.A1196]+300" office:value-type="float" office:value="61" calcext:value-type="float">
            <text:p>61</text:p>
          </table:table-cell>
          <table:table-cell table:formula="of:=ATAN2([.B1196];[.D1196])" office:value-type="float" office:value="0.269312483360297" calcext:value-type="float">
            <text:p>0.2693124834</text:p>
          </table:table-cell>
          <table:table-cell table:formula="of:=[.E1196]*(180/PI())" office:value-type="float" office:value="15.4304686667322" calcext:value-type="float">
            <text:p>15.4304686667</text:p>
          </table:table-cell>
          <table:table-cell table:number-columns-repeated="16"/>
        </table:table-row>
        <table:table-row table:style-name="ro1">
          <table:table-cell office:value-type="float" office:value="-239" calcext:value-type="float">
            <text:p>-239</text:p>
          </table:table-cell>
          <table:table-cell office:value-type="float" office:value="220" calcext:value-type="float">
            <text:p>220</text:p>
          </table:table-cell>
          <table:table-cell office:value-type="float" office:value="-758" calcext:value-type="float">
            <text:p>-758</text:p>
          </table:table-cell>
          <table:table-cell table:formula="of:=[.A1197]+300" office:value-type="float" office:value="61" calcext:value-type="float">
            <text:p>61</text:p>
          </table:table-cell>
          <table:table-cell table:formula="of:=ATAN2([.B1197];[.D1197])" office:value-type="float" office:value="0.270477917195771" calcext:value-type="float">
            <text:p>0.2704779172</text:p>
          </table:table-cell>
          <table:table-cell table:formula="of:=[.E1197]*(180/PI())" office:value-type="float" office:value="15.4972431068066" calcext:value-type="float">
            <text:p>15.4972431068</text:p>
          </table:table-cell>
          <table:table-cell table:number-columns-repeated="16"/>
        </table:table-row>
        <table:table-row table:style-name="ro1">
          <table:table-cell office:value-type="float" office:value="-238" calcext:value-type="float">
            <text:p>-238</text:p>
          </table:table-cell>
          <table:table-cell office:value-type="float" office:value="218" calcext:value-type="float">
            <text:p>218</text:p>
          </table:table-cell>
          <table:table-cell office:value-type="float" office:value="-755" calcext:value-type="float">
            <text:p>-755</text:p>
          </table:table-cell>
          <table:table-cell table:formula="of:=[.A1198]+300" office:value-type="float" office:value="62" calcext:value-type="float">
            <text:p>62</text:p>
          </table:table-cell>
          <table:table-cell table:formula="of:=ATAN2([.B1198];[.D1198])" office:value-type="float" office:value="0.277087538386621" calcext:value-type="float">
            <text:p>0.2770875384</text:p>
          </table:table-cell>
          <table:table-cell table:formula="of:=[.E1198]*(180/PI())" office:value-type="float" office:value="15.8759465052226" calcext:value-type="float">
            <text:p>15.8759465052</text:p>
          </table:table-cell>
          <table:table-cell table:number-columns-repeated="16"/>
        </table:table-row>
        <table:table-row table:style-name="ro1">
          <table:table-cell office:value-type="float" office:value="-239" calcext:value-type="float">
            <text:p>-239</text:p>
          </table:table-cell>
          <table:table-cell office:value-type="float" office:value="218" calcext:value-type="float">
            <text:p>218</text:p>
          </table:table-cell>
          <table:table-cell office:value-type="float" office:value="-758" calcext:value-type="float">
            <text:p>-758</text:p>
          </table:table-cell>
          <table:table-cell table:formula="of:=[.A1199]+300" office:value-type="float" office:value="61" calcext:value-type="float">
            <text:p>61</text:p>
          </table:table-cell>
          <table:table-cell table:formula="of:=ATAN2([.B1199];[.D1199])" office:value-type="float" office:value="0.272838548247447" calcext:value-type="float">
            <text:p>0.2728385482</text:p>
          </table:table-cell>
          <table:table-cell table:formula="of:=[.E1199]*(180/PI())" office:value-type="float" office:value="15.6324973030552" calcext:value-type="float">
            <text:p>15.6324973031</text:p>
          </table:table-cell>
          <table:table-cell table:number-columns-repeated="16"/>
        </table:table-row>
        <table:table-row table:style-name="ro1">
          <table:table-cell office:value-type="float" office:value="-239" calcext:value-type="float">
            <text:p>-239</text:p>
          </table:table-cell>
          <table:table-cell office:value-type="float" office:value="219" calcext:value-type="float">
            <text:p>219</text:p>
          </table:table-cell>
          <table:table-cell office:value-type="float" office:value="-757" calcext:value-type="float">
            <text:p>-757</text:p>
          </table:table-cell>
          <table:table-cell table:formula="of:=[.A1200]+300" office:value-type="float" office:value="61" calcext:value-type="float">
            <text:p>61</text:p>
          </table:table-cell>
          <table:table-cell table:formula="of:=ATAN2([.B1200];[.D1200])" office:value-type="float" office:value="0.271653231195738" calcext:value-type="float">
            <text:p>0.2716532312</text:p>
          </table:table-cell>
          <table:table-cell table:formula="of:=[.E1200]*(180/PI())" office:value-type="float" office:value="15.5645836386074" calcext:value-type="float">
            <text:p>15.5645836386</text:p>
          </table:table-cell>
          <table:table-cell table:number-columns-repeated="16"/>
        </table:table-row>
        <table:table-row table:style-name="ro1">
          <table:table-cell office:value-type="float" office:value="-238" calcext:value-type="float">
            <text:p>-238</text:p>
          </table:table-cell>
          <table:table-cell office:value-type="float" office:value="215" calcext:value-type="float">
            <text:p>215</text:p>
          </table:table-cell>
          <table:table-cell office:value-type="float" office:value="-757" calcext:value-type="float">
            <text:p>-757</text:p>
          </table:table-cell>
          <table:table-cell table:formula="of:=[.A1201]+300" office:value-type="float" office:value="62" calcext:value-type="float">
            <text:p>62</text:p>
          </table:table-cell>
          <table:table-cell table:formula="of:=ATAN2([.B1201];[.D1201])" office:value-type="float" office:value="0.280755148238236" calcext:value-type="float">
            <text:p>0.2807551482</text:p>
          </table:table-cell>
          <table:table-cell table:formula="of:=[.E1201]*(180/PI())" office:value-type="float" office:value="16.0860850706207" calcext:value-type="float">
            <text:p>16.0860850706</text:p>
          </table:table-cell>
          <table:table-cell table:number-columns-repeated="16"/>
        </table:table-row>
        <table:table-row table:style-name="ro1">
          <table:table-cell office:value-type="float" office:value="-239" calcext:value-type="float">
            <text:p>-239</text:p>
          </table:table-cell>
          <table:table-cell office:value-type="float" office:value="217" calcext:value-type="float">
            <text:p>217</text:p>
          </table:table-cell>
          <table:table-cell office:value-type="float" office:value="-758" calcext:value-type="float">
            <text:p>-758</text:p>
          </table:table-cell>
          <table:table-cell table:formula="of:=[.A1202]+300" office:value-type="float" office:value="61" calcext:value-type="float">
            <text:p>61</text:p>
          </table:table-cell>
          <table:table-cell table:formula="of:=ATAN2([.B1202];[.D1202])" office:value-type="float" office:value="0.274033993226417" calcext:value-type="float">
            <text:p>0.2740339932</text:p>
          </table:table-cell>
          <table:table-cell table:formula="of:=[.E1202]*(180/PI())" office:value-type="float" office:value="15.7009912549903" calcext:value-type="float">
            <text:p>15.700991255</text:p>
          </table:table-cell>
          <table:table-cell table:number-columns-repeated="16"/>
        </table:table-row>
        <table:table-row table:style-name="ro1">
          <table:table-cell office:value-type="float" office:value="-238" calcext:value-type="float">
            <text:p>-238</text:p>
          </table:table-cell>
          <table:table-cell office:value-type="float" office:value="218" calcext:value-type="float">
            <text:p>218</text:p>
          </table:table-cell>
          <table:table-cell office:value-type="float" office:value="-757" calcext:value-type="float">
            <text:p>-757</text:p>
          </table:table-cell>
          <table:table-cell table:formula="of:=[.A1203]+300" office:value-type="float" office:value="62" calcext:value-type="float">
            <text:p>62</text:p>
          </table:table-cell>
          <table:table-cell table:formula="of:=ATAN2([.B1203];[.D1203])" office:value-type="float" office:value="0.277087538386621" calcext:value-type="float">
            <text:p>0.2770875384</text:p>
          </table:table-cell>
          <table:table-cell table:formula="of:=[.E1203]*(180/PI())" office:value-type="float" office:value="15.8759465052226" calcext:value-type="float">
            <text:p>15.8759465052</text:p>
          </table:table-cell>
          <table:table-cell table:number-columns-repeated="16"/>
        </table:table-row>
        <table:table-row table:style-name="ro1">
          <table:table-cell office:value-type="float" office:value="-240" calcext:value-type="float">
            <text:p>-240</text:p>
          </table:table-cell>
          <table:table-cell office:value-type="float" office:value="214" calcext:value-type="float">
            <text:p>214</text:p>
          </table:table-cell>
          <table:table-cell office:value-type="float" office:value="-759" calcext:value-type="float">
            <text:p>-759</text:p>
          </table:table-cell>
          <table:table-cell table:formula="of:=[.A1204]+300" office:value-type="float" office:value="60" calcext:value-type="float">
            <text:p>60</text:p>
          </table:table-cell>
          <table:table-cell table:formula="of:=ATAN2([.B1204];[.D1204])" office:value-type="float" office:value="0.273355323523436" calcext:value-type="float">
            <text:p>0.2733553235</text:p>
          </table:table-cell>
          <table:table-cell table:formula="of:=[.E1204]*(180/PI())" office:value-type="float" office:value="15.6621063453261" calcext:value-type="float">
            <text:p>15.6621063453</text:p>
          </table:table-cell>
          <table:table-cell table:number-columns-repeated="16"/>
        </table:table-row>
        <table:table-row table:style-name="ro1">
          <table:table-cell office:value-type="float" office:value="-240" calcext:value-type="float">
            <text:p>-240</text:p>
          </table:table-cell>
          <table:table-cell office:value-type="float" office:value="219" calcext:value-type="float">
            <text:p>219</text:p>
          </table:table-cell>
          <table:table-cell office:value-type="float" office:value="-759" calcext:value-type="float">
            <text:p>-759</text:p>
          </table:table-cell>
          <table:table-cell table:formula="of:=[.A1205]+300" office:value-type="float" office:value="60" calcext:value-type="float">
            <text:p>60</text:p>
          </table:table-cell>
          <table:table-cell table:formula="of:=ATAN2([.B1205];[.D1205])" office:value-type="float" office:value="0.267410797183874" calcext:value-type="float">
            <text:p>0.2674107972</text:p>
          </table:table-cell>
          <table:table-cell table:formula="of:=[.E1205]*(180/PI())" office:value-type="float" office:value="15.3215100748648" calcext:value-type="float">
            <text:p>15.3215100749</text:p>
          </table:table-cell>
          <table:table-cell table:number-columns-repeated="16"/>
        </table:table-row>
        <table:table-row table:style-name="ro1">
          <table:table-cell office:value-type="float" office:value="-240" calcext:value-type="float">
            <text:p>-240</text:p>
          </table:table-cell>
          <table:table-cell office:value-type="float" office:value="221" calcext:value-type="float">
            <text:p>221</text:p>
          </table:table-cell>
          <table:table-cell office:value-type="float" office:value="-757" calcext:value-type="float">
            <text:p>-757</text:p>
          </table:table-cell>
          <table:table-cell table:formula="of:=[.A1206]+300" office:value-type="float" office:value="60" calcext:value-type="float">
            <text:p>60</text:p>
          </table:table-cell>
          <table:table-cell table:formula="of:=ATAN2([.B1206];[.D1206])" office:value-type="float" office:value="0.265103064593348" calcext:value-type="float">
            <text:p>0.2651030646</text:p>
          </table:table-cell>
          <table:table-cell table:formula="of:=[.E1206]*(180/PI())" office:value-type="float" office:value="15.1892867371829" calcext:value-type="float">
            <text:p>15.1892867372</text:p>
          </table:table-cell>
          <table:table-cell table:number-columns-repeated="16"/>
        </table:table-row>
        <table:table-row table:style-name="ro1">
          <table:table-cell office:value-type="float" office:value="-241" calcext:value-type="float">
            <text:p>-241</text:p>
          </table:table-cell>
          <table:table-cell office:value-type="float" office:value="219" calcext:value-type="float">
            <text:p>219</text:p>
          </table:table-cell>
          <table:table-cell office:value-type="float" office:value="-759" calcext:value-type="float">
            <text:p>-759</text:p>
          </table:table-cell>
          <table:table-cell table:formula="of:=[.A1207]+300" office:value-type="float" office:value="59" calcext:value-type="float">
            <text:p>59</text:p>
          </table:table-cell>
          <table:table-cell table:formula="of:=ATAN2([.B1207];[.D1207])" office:value-type="float" office:value="0.263158478199842" calcext:value-type="float">
            <text:p>0.2631584782</text:p>
          </table:table-cell>
          <table:table-cell table:formula="of:=[.E1207]*(180/PI())" office:value-type="float" office:value="15.0778701439365" calcext:value-type="float">
            <text:p>15.0778701439</text:p>
          </table:table-cell>
          <table:table-cell table:number-columns-repeated="16"/>
        </table:table-row>
        <table:table-row table:style-name="ro1">
          <table:table-cell office:value-type="float" office:value="-241" calcext:value-type="float">
            <text:p>-241</text:p>
          </table:table-cell>
          <table:table-cell office:value-type="float" office:value="219" calcext:value-type="float">
            <text:p>219</text:p>
          </table:table-cell>
          <table:table-cell office:value-type="float" office:value="-759" calcext:value-type="float">
            <text:p>-759</text:p>
          </table:table-cell>
          <table:table-cell table:formula="of:=[.A1208]+300" office:value-type="float" office:value="59" calcext:value-type="float">
            <text:p>59</text:p>
          </table:table-cell>
          <table:table-cell table:formula="of:=ATAN2([.B1208];[.D1208])" office:value-type="float" office:value="0.263158478199842" calcext:value-type="float">
            <text:p>0.2631584782</text:p>
          </table:table-cell>
          <table:table-cell table:formula="of:=[.E1208]*(180/PI())" office:value-type="float" office:value="15.0778701439365" calcext:value-type="float">
            <text:p>15.0778701439</text:p>
          </table:table-cell>
          <table:table-cell table:number-columns-repeated="16"/>
        </table:table-row>
        <table:table-row table:style-name="ro1">
          <table:table-cell office:value-type="float" office:value="-240" calcext:value-type="float">
            <text:p>-240</text:p>
          </table:table-cell>
          <table:table-cell office:value-type="float" office:value="221" calcext:value-type="float">
            <text:p>221</text:p>
          </table:table-cell>
          <table:table-cell office:value-type="float" office:value="-759" calcext:value-type="float">
            <text:p>-759</text:p>
          </table:table-cell>
          <table:table-cell table:formula="of:=[.A1209]+300" office:value-type="float" office:value="60" calcext:value-type="float">
            <text:p>60</text:p>
          </table:table-cell>
          <table:table-cell table:formula="of:=ATAN2([.B1209];[.D1209])" office:value-type="float" office:value="0.265103064593348" calcext:value-type="float">
            <text:p>0.2651030646</text:p>
          </table:table-cell>
          <table:table-cell table:formula="of:=[.E1209]*(180/PI())" office:value-type="float" office:value="15.1892867371829" calcext:value-type="float">
            <text:p>15.1892867372</text:p>
          </table:table-cell>
          <table:table-cell table:number-columns-repeated="16"/>
        </table:table-row>
        <table:table-row table:style-name="ro1">
          <table:table-cell office:value-type="float" office:value="-240" calcext:value-type="float">
            <text:p>-240</text:p>
          </table:table-cell>
          <table:table-cell office:value-type="float" office:value="221" calcext:value-type="float">
            <text:p>221</text:p>
          </table:table-cell>
          <table:table-cell office:value-type="float" office:value="-758" calcext:value-type="float">
            <text:p>-758</text:p>
          </table:table-cell>
          <table:table-cell table:formula="of:=[.A1210]+300" office:value-type="float" office:value="60" calcext:value-type="float">
            <text:p>60</text:p>
          </table:table-cell>
          <table:table-cell table:formula="of:=ATAN2([.B1210];[.D1210])" office:value-type="float" office:value="0.265103064593348" calcext:value-type="float">
            <text:p>0.2651030646</text:p>
          </table:table-cell>
          <table:table-cell table:formula="of:=[.E1210]*(180/PI())" office:value-type="float" office:value="15.1892867371829" calcext:value-type="float">
            <text:p>15.1892867372</text:p>
          </table:table-cell>
          <table:table-cell table:number-columns-repeated="16"/>
        </table:table-row>
        <table:table-row table:style-name="ro1">
          <table:table-cell office:value-type="float" office:value="-239" calcext:value-type="float">
            <text:p>-239</text:p>
          </table:table-cell>
          <table:table-cell office:value-type="float" office:value="217" calcext:value-type="float">
            <text:p>217</text:p>
          </table:table-cell>
          <table:table-cell office:value-type="float" office:value="-758" calcext:value-type="float">
            <text:p>-758</text:p>
          </table:table-cell>
          <table:table-cell table:formula="of:=[.A1211]+300" office:value-type="float" office:value="61" calcext:value-type="float">
            <text:p>61</text:p>
          </table:table-cell>
          <table:table-cell table:formula="of:=ATAN2([.B1211];[.D1211])" office:value-type="float" office:value="0.274033993226417" calcext:value-type="float">
            <text:p>0.2740339932</text:p>
          </table:table-cell>
          <table:table-cell table:formula="of:=[.E1211]*(180/PI())" office:value-type="float" office:value="15.7009912549903" calcext:value-type="float">
            <text:p>15.700991255</text:p>
          </table:table-cell>
          <table:table-cell table:number-columns-repeated="16"/>
        </table:table-row>
        <table:table-row table:style-name="ro1">
          <table:table-cell office:value-type="float" office:value="-239" calcext:value-type="float">
            <text:p>-239</text:p>
          </table:table-cell>
          <table:table-cell office:value-type="float" office:value="217" calcext:value-type="float">
            <text:p>217</text:p>
          </table:table-cell>
          <table:table-cell office:value-type="float" office:value="-758" calcext:value-type="float">
            <text:p>-758</text:p>
          </table:table-cell>
          <table:table-cell table:formula="of:=[.A1212]+300" office:value-type="float" office:value="61" calcext:value-type="float">
            <text:p>61</text:p>
          </table:table-cell>
          <table:table-cell table:formula="of:=ATAN2([.B1212];[.D1212])" office:value-type="float" office:value="0.274033993226417" calcext:value-type="float">
            <text:p>0.2740339932</text:p>
          </table:table-cell>
          <table:table-cell table:formula="of:=[.E1212]*(180/PI())" office:value-type="float" office:value="15.7009912549903" calcext:value-type="float">
            <text:p>15.700991255</text:p>
          </table:table-cell>
          <table:table-cell table:number-columns-repeated="16"/>
        </table:table-row>
        <table:table-row table:style-name="ro1">
          <table:table-cell office:value-type="float" office:value="-240" calcext:value-type="float">
            <text:p>-240</text:p>
          </table:table-cell>
          <table:table-cell office:value-type="float" office:value="217" calcext:value-type="float">
            <text:p>217</text:p>
          </table:table-cell>
          <table:table-cell office:value-type="float" office:value="-763" calcext:value-type="float">
            <text:p>-763</text:p>
          </table:table-cell>
          <table:table-cell table:formula="of:=[.A1213]+300" office:value-type="float" office:value="60" calcext:value-type="float">
            <text:p>60</text:p>
          </table:table-cell>
          <table:table-cell table:formula="of:=ATAN2([.B1213];[.D1213])" office:value-type="float" office:value="0.269758072962129" calcext:value-type="float">
            <text:p>0.269758073</text:p>
          </table:table-cell>
          <table:table-cell table:formula="of:=[.E1213]*(180/PI())" office:value-type="float" office:value="15.4559990703121" calcext:value-type="float">
            <text:p>15.4559990703</text:p>
          </table:table-cell>
          <table:table-cell table:number-columns-repeated="16"/>
        </table:table-row>
        <table:table-row table:style-name="ro1">
          <table:table-cell office:value-type="float" office:value="-237" calcext:value-type="float">
            <text:p>-237</text:p>
          </table:table-cell>
          <table:table-cell office:value-type="float" office:value="221" calcext:value-type="float">
            <text:p>221</text:p>
          </table:table-cell>
          <table:table-cell office:value-type="float" office:value="-759" calcext:value-type="float">
            <text:p>-759</text:p>
          </table:table-cell>
          <table:table-cell table:formula="of:=[.A1214]+300" office:value-type="float" office:value="63" calcext:value-type="float">
            <text:p>63</text:p>
          </table:table-cell>
          <table:table-cell table:formula="of:=ATAN2([.B1214];[.D1214])" office:value-type="float" office:value="0.277701930445095" calcext:value-type="float">
            <text:p>0.2777019304</text:p>
          </table:table-cell>
          <table:table-cell table:formula="of:=[.E1214]*(180/PI())" office:value-type="float" office:value="15.9111485771395" calcext:value-type="float">
            <text:p>15.9111485771</text:p>
          </table:table-cell>
          <table:table-cell table:number-columns-repeated="16"/>
        </table:table-row>
        <table:table-row table:style-name="ro1">
          <table:table-cell office:value-type="float" office:value="-237" calcext:value-type="float">
            <text:p>-237</text:p>
          </table:table-cell>
          <table:table-cell office:value-type="float" office:value="217" calcext:value-type="float">
            <text:p>217</text:p>
          </table:table-cell>
          <table:table-cell office:value-type="float" office:value="-759" calcext:value-type="float">
            <text:p>-759</text:p>
          </table:table-cell>
          <table:table-cell table:formula="of:=[.A1215]+300" office:value-type="float" office:value="63" calcext:value-type="float">
            <text:p>63</text:p>
          </table:table-cell>
          <table:table-cell table:formula="of:=ATAN2([.B1215];[.D1215])" office:value-type="float" office:value="0.282554952469587" calcext:value-type="float">
            <text:p>0.2825549525</text:p>
          </table:table-cell>
          <table:table-cell table:formula="of:=[.E1215]*(180/PI())" office:value-type="float" office:value="16.1892062570269" calcext:value-type="float">
            <text:p>16.189206257</text:p>
          </table:table-cell>
          <table:table-cell table:number-columns-repeated="16"/>
        </table:table-row>
        <table:table-row table:style-name="ro1">
          <table:table-cell office:value-type="float" office:value="-240" calcext:value-type="float">
            <text:p>-240</text:p>
          </table:table-cell>
          <table:table-cell office:value-type="float" office:value="218" calcext:value-type="float">
            <text:p>218</text:p>
          </table:table-cell>
          <table:table-cell office:value-type="float" office:value="-758" calcext:value-type="float">
            <text:p>-758</text:p>
          </table:table-cell>
          <table:table-cell table:formula="of:=[.A1216]+300" office:value-type="float" office:value="60" calcext:value-type="float">
            <text:p>60</text:p>
          </table:table-cell>
          <table:table-cell table:formula="of:=ATAN2([.B1216];[.D1216])" office:value-type="float" office:value="0.26857943051888" calcext:value-type="float">
            <text:p>0.2685794305</text:p>
          </table:table-cell>
          <table:table-cell table:formula="of:=[.E1216]*(180/PI())" office:value-type="float" office:value="15.388467832759" calcext:value-type="float">
            <text:p>15.3884678328</text:p>
          </table:table-cell>
          <table:table-cell table:number-columns-repeated="16"/>
        </table:table-row>
        <table:table-row table:style-name="ro1">
          <table:table-cell office:value-type="float" office:value="-241" calcext:value-type="float">
            <text:p>-241</text:p>
          </table:table-cell>
          <table:table-cell office:value-type="float" office:value="218" calcext:value-type="float">
            <text:p>218</text:p>
          </table:table-cell>
          <table:table-cell office:value-type="float" office:value="-757" calcext:value-type="float">
            <text:p>-757</text:p>
          </table:table-cell>
          <table:table-cell table:formula="of:=[.A1217]+300" office:value-type="float" office:value="59" calcext:value-type="float">
            <text:p>59</text:p>
          </table:table-cell>
          <table:table-cell table:formula="of:=ATAN2([.B1217];[.D1217])" office:value-type="float" office:value="0.264310304018482" calcext:value-type="float">
            <text:p>0.264310304</text:p>
          </table:table-cell>
          <table:table-cell table:formula="of:=[.E1217]*(180/PI())" office:value-type="float" office:value="15.1438649020787" calcext:value-type="float">
            <text:p>15.1438649021</text:p>
          </table:table-cell>
          <table:table-cell table:number-columns-repeated="16"/>
        </table:table-row>
        <table:table-row table:style-name="ro1">
          <table:table-cell office:value-type="float" office:value="-239" calcext:value-type="float">
            <text:p>-239</text:p>
          </table:table-cell>
          <table:table-cell office:value-type="float" office:value="220" calcext:value-type="float">
            <text:p>220</text:p>
          </table:table-cell>
          <table:table-cell office:value-type="float" office:value="-762" calcext:value-type="float">
            <text:p>-762</text:p>
          </table:table-cell>
          <table:table-cell table:formula="of:=[.A1218]+300" office:value-type="float" office:value="61" calcext:value-type="float">
            <text:p>61</text:p>
          </table:table-cell>
          <table:table-cell table:formula="of:=ATAN2([.B1218];[.D1218])" office:value-type="float" office:value="0.270477917195771" calcext:value-type="float">
            <text:p>0.2704779172</text:p>
          </table:table-cell>
          <table:table-cell table:formula="of:=[.E1218]*(180/PI())" office:value-type="float" office:value="15.4972431068066" calcext:value-type="float">
            <text:p>15.4972431068</text:p>
          </table:table-cell>
          <table:table-cell table:number-columns-repeated="16"/>
        </table:table-row>
        <table:table-row table:style-name="ro1">
          <table:table-cell office:value-type="float" office:value="-240" calcext:value-type="float">
            <text:p>-240</text:p>
          </table:table-cell>
          <table:table-cell office:value-type="float" office:value="220" calcext:value-type="float">
            <text:p>220</text:p>
          </table:table-cell>
          <table:table-cell office:value-type="float" office:value="-760" calcext:value-type="float">
            <text:p>-760</text:p>
          </table:table-cell>
          <table:table-cell table:formula="of:=[.A1219]+300" office:value-type="float" office:value="60" calcext:value-type="float">
            <text:p>60</text:p>
          </table:table-cell>
          <table:table-cell table:formula="of:=ATAN2([.B1219];[.D1219])" office:value-type="float" office:value="0.266252049150925" calcext:value-type="float">
            <text:p>0.2662520492</text:p>
          </table:table-cell>
          <table:table-cell table:formula="of:=[.E1219]*(180/PI())" office:value-type="float" office:value="15.2551187030578" calcext:value-type="float">
            <text:p>15.2551187031</text:p>
          </table:table-cell>
          <table:table-cell table:number-columns-repeated="16"/>
        </table:table-row>
        <table:table-row table:style-name="ro1">
          <table:table-cell office:value-type="float" office:value="-240" calcext:value-type="float">
            <text:p>-240</text:p>
          </table:table-cell>
          <table:table-cell office:value-type="float" office:value="217" calcext:value-type="float">
            <text:p>217</text:p>
          </table:table-cell>
          <table:table-cell office:value-type="float" office:value="-759" calcext:value-type="float">
            <text:p>-759</text:p>
          </table:table-cell>
          <table:table-cell table:formula="of:=[.A1220]+300" office:value-type="float" office:value="60" calcext:value-type="float">
            <text:p>60</text:p>
          </table:table-cell>
          <table:table-cell table:formula="of:=ATAN2([.B1220];[.D1220])" office:value-type="float" office:value="0.269758072962129" calcext:value-type="float">
            <text:p>0.269758073</text:p>
          </table:table-cell>
          <table:table-cell table:formula="of:=[.E1220]*(180/PI())" office:value-type="float" office:value="15.4559990703121" calcext:value-type="float">
            <text:p>15.4559990703</text:p>
          </table:table-cell>
          <table:table-cell table:number-columns-repeated="16"/>
        </table:table-row>
        <table:table-row table:style-name="ro1">
          <table:table-cell office:value-type="float" office:value="-242" calcext:value-type="float">
            <text:p>-242</text:p>
          </table:table-cell>
          <table:table-cell office:value-type="float" office:value="218" calcext:value-type="float">
            <text:p>218</text:p>
          </table:table-cell>
          <table:table-cell office:value-type="float" office:value="-759" calcext:value-type="float">
            <text:p>-759</text:p>
          </table:table-cell>
          <table:table-cell table:formula="of:=[.A1221]+300" office:value-type="float" office:value="58" calcext:value-type="float">
            <text:p>58</text:p>
          </table:table-cell>
          <table:table-cell table:formula="of:=ATAN2([.B1221];[.D1221])" office:value-type="float" office:value="0.260031289582132" calcext:value-type="float">
            <text:p>0.2600312896</text:p>
          </table:table-cell>
          <table:table-cell table:formula="of:=[.E1221]*(180/PI())" office:value-type="float" office:value="14.8986954344003" calcext:value-type="float">
            <text:p>14.8986954344</text:p>
          </table:table-cell>
          <table:table-cell table:number-columns-repeated="16"/>
        </table:table-row>
        <table:table-row table:style-name="ro1">
          <table:table-cell office:value-type="float" office:value="-238" calcext:value-type="float">
            <text:p>-238</text:p>
          </table:table-cell>
          <table:table-cell office:value-type="float" office:value="217" calcext:value-type="float">
            <text:p>217</text:p>
          </table:table-cell>
          <table:table-cell office:value-type="float" office:value="-758" calcext:value-type="float">
            <text:p>-758</text:p>
          </table:table-cell>
          <table:table-cell table:formula="of:=[.A1222]+300" office:value-type="float" office:value="62" calcext:value-type="float">
            <text:p>62</text:p>
          </table:table-cell>
          <table:table-cell table:formula="of:=ATAN2([.B1222];[.D1222])" office:value-type="float" office:value="0.278299659005111" calcext:value-type="float">
            <text:p>0.278299659</text:p>
          </table:table-cell>
          <table:table-cell table:formula="of:=[.E1222]*(180/PI())" office:value-type="float" office:value="15.9453959009229" calcext:value-type="float">
            <text:p>15.9453959009</text:p>
          </table:table-cell>
          <table:table-cell table:number-columns-repeated="16"/>
        </table:table-row>
        <table:table-row table:style-name="ro1">
          <table:table-cell office:value-type="float" office:value="-240" calcext:value-type="float">
            <text:p>-240</text:p>
          </table:table-cell>
          <table:table-cell office:value-type="float" office:value="217" calcext:value-type="float">
            <text:p>217</text:p>
          </table:table-cell>
          <table:table-cell office:value-type="float" office:value="-759" calcext:value-type="float">
            <text:p>-759</text:p>
          </table:table-cell>
          <table:table-cell table:formula="of:=[.A1223]+300" office:value-type="float" office:value="60" calcext:value-type="float">
            <text:p>60</text:p>
          </table:table-cell>
          <table:table-cell table:formula="of:=ATAN2([.B1223];[.D1223])" office:value-type="float" office:value="0.269758072962129" calcext:value-type="float">
            <text:p>0.269758073</text:p>
          </table:table-cell>
          <table:table-cell table:formula="of:=[.E1223]*(180/PI())" office:value-type="float" office:value="15.4559990703121" calcext:value-type="float">
            <text:p>15.4559990703</text:p>
          </table:table-cell>
          <table:table-cell table:number-columns-repeated="16"/>
        </table:table-row>
        <table:table-row table:style-name="ro1">
          <table:table-cell office:value-type="float" office:value="-240" calcext:value-type="float">
            <text:p>-240</text:p>
          </table:table-cell>
          <table:table-cell office:value-type="float" office:value="215" calcext:value-type="float">
            <text:p>215</text:p>
          </table:table-cell>
          <table:table-cell office:value-type="float" office:value="-762" calcext:value-type="float">
            <text:p>-762</text:p>
          </table:table-cell>
          <table:table-cell table:formula="of:=[.A1224]+300" office:value-type="float" office:value="60" calcext:value-type="float">
            <text:p>60</text:p>
          </table:table-cell>
          <table:table-cell table:formula="of:=ATAN2([.B1224];[.D1224])" office:value-type="float" office:value="0.272145890531187" calcext:value-type="float">
            <text:p>0.2721458905</text:p>
          </table:table-cell>
          <table:table-cell table:formula="of:=[.E1224]*(180/PI())" office:value-type="float" office:value="15.5928109392663" calcext:value-type="float">
            <text:p>15.5928109393</text:p>
          </table:table-cell>
          <table:table-cell table:number-columns-repeated="16"/>
        </table:table-row>
        <table:table-row table:style-name="ro1">
          <table:table-cell office:value-type="float" office:value="-236" calcext:value-type="float">
            <text:p>-236</text:p>
          </table:table-cell>
          <table:table-cell office:value-type="float" office:value="217" calcext:value-type="float">
            <text:p>217</text:p>
          </table:table-cell>
          <table:table-cell office:value-type="float" office:value="-762" calcext:value-type="float">
            <text:p>-762</text:p>
          </table:table-cell>
          <table:table-cell table:formula="of:=[.A1225]+300" office:value-type="float" office:value="64" calcext:value-type="float">
            <text:p>64</text:p>
          </table:table-cell>
          <table:table-cell table:formula="of:=ATAN2([.B1225];[.D1225])" office:value-type="float" office:value="0.286799757865989" calcext:value-type="float">
            <text:p>0.2867997579</text:p>
          </table:table-cell>
          <table:table-cell table:formula="of:=[.E1225]*(180/PI())" office:value-type="float" office:value="16.4324156910951" calcext:value-type="float">
            <text:p>16.4324156911</text:p>
          </table:table-cell>
          <table:table-cell table:number-columns-repeated="16"/>
        </table:table-row>
        <table:table-row table:style-name="ro1">
          <table:table-cell office:value-type="float" office:value="-232" calcext:value-type="float">
            <text:p>-232</text:p>
          </table:table-cell>
          <table:table-cell office:value-type="float" office:value="215" calcext:value-type="float">
            <text:p>215</text:p>
          </table:table-cell>
          <table:table-cell office:value-type="float" office:value="-763" calcext:value-type="float">
            <text:p>-763</text:p>
          </table:table-cell>
          <table:table-cell table:formula="of:=[.A1226]+300" office:value-type="float" office:value="68" calcext:value-type="float">
            <text:p>68</text:p>
          </table:table-cell>
          <table:table-cell table:formula="of:=ATAN2([.B1226];[.D1226])" office:value-type="float" office:value="0.306324008255042" calcext:value-type="float">
            <text:p>0.3063240083</text:p>
          </table:table-cell>
          <table:table-cell table:formula="of:=[.E1226]*(180/PI())" office:value-type="float" office:value="17.5510728365445" calcext:value-type="float">
            <text:p>17.5510728365</text:p>
          </table:table-cell>
          <table:table-cell table:number-columns-repeated="16"/>
        </table:table-row>
        <table:table-row table:style-name="ro1">
          <table:table-cell office:value-type="float" office:value="-232" calcext:value-type="float">
            <text:p>-232</text:p>
          </table:table-cell>
          <table:table-cell office:value-type="float" office:value="215" calcext:value-type="float">
            <text:p>215</text:p>
          </table:table-cell>
          <table:table-cell office:value-type="float" office:value="-763" calcext:value-type="float">
            <text:p>-763</text:p>
          </table:table-cell>
          <table:table-cell table:formula="of:=[.A1227]+300" office:value-type="float" office:value="68" calcext:value-type="float">
            <text:p>68</text:p>
          </table:table-cell>
          <table:table-cell table:formula="of:=ATAN2([.B1227];[.D1227])" office:value-type="float" office:value="0.306324008255042" calcext:value-type="float">
            <text:p>0.3063240083</text:p>
          </table:table-cell>
          <table:table-cell table:formula="of:=[.E1227]*(180/PI())" office:value-type="float" office:value="17.5510728365445" calcext:value-type="float">
            <text:p>17.5510728365</text:p>
          </table:table-cell>
          <table:table-cell table:number-columns-repeated="16"/>
        </table:table-row>
        <table:table-row table:style-name="ro1">
          <table:table-cell office:value-type="float" office:value="-230" calcext:value-type="float">
            <text:p>-230</text:p>
          </table:table-cell>
          <table:table-cell office:value-type="float" office:value="212" calcext:value-type="float">
            <text:p>212</text:p>
          </table:table-cell>
          <table:table-cell office:value-type="float" office:value="-759" calcext:value-type="float">
            <text:p>-759</text:p>
          </table:table-cell>
          <table:table-cell table:formula="of:=[.A1228]+300" office:value-type="float" office:value="70" calcext:value-type="float">
            <text:p>70</text:p>
          </table:table-cell>
          <table:table-cell table:formula="of:=ATAN2([.B1228];[.D1228])" office:value-type="float" office:value="0.318917700784804" calcext:value-type="float">
            <text:p>0.3189177008</text:p>
          </table:table-cell>
          <table:table-cell table:formula="of:=[.E1228]*(180/PI())" office:value-type="float" office:value="18.2726382669853" calcext:value-type="float">
            <text:p>18.272638267</text:p>
          </table:table-cell>
          <table:table-cell table:number-columns-repeated="16"/>
        </table:table-row>
        <table:table-row table:style-name="ro1">
          <table:table-cell office:value-type="float" office:value="-228" calcext:value-type="float">
            <text:p>-228</text:p>
          </table:table-cell>
          <table:table-cell office:value-type="float" office:value="215" calcext:value-type="float">
            <text:p>215</text:p>
          </table:table-cell>
          <table:table-cell office:value-type="float" office:value="-759" calcext:value-type="float">
            <text:p>-759</text:p>
          </table:table-cell>
          <table:table-cell table:formula="of:=[.A1229]+300" office:value-type="float" office:value="72" calcext:value-type="float">
            <text:p>72</text:p>
          </table:table-cell>
          <table:table-cell table:formula="of:=ATAN2([.B1229];[.D1229])" office:value-type="float" office:value="0.323145253631795" calcext:value-type="float">
            <text:p>0.3231452536</text:p>
          </table:table-cell>
          <table:table-cell table:formula="of:=[.E1229]*(180/PI())" office:value-type="float" office:value="18.5148592027864" calcext:value-type="float">
            <text:p>18.5148592028</text:p>
          </table:table-cell>
          <table:table-cell table:number-columns-repeated="16"/>
        </table:table-row>
        <table:table-row table:style-name="ro1">
          <table:table-cell office:value-type="float" office:value="-229" calcext:value-type="float">
            <text:p>-229</text:p>
          </table:table-cell>
          <table:table-cell office:value-type="float" office:value="212" calcext:value-type="float">
            <text:p>212</text:p>
          </table:table-cell>
          <table:table-cell office:value-type="float" office:value="-757" calcext:value-type="float">
            <text:p>-757</text:p>
          </table:table-cell>
          <table:table-cell table:formula="of:=[.A1230]+300" office:value-type="float" office:value="71" calcext:value-type="float">
            <text:p>71</text:p>
          </table:table-cell>
          <table:table-cell table:formula="of:=ATAN2([.B1230];[.D1230])" office:value-type="float" office:value="0.323164980610408" calcext:value-type="float">
            <text:p>0.3231649806</text:p>
          </table:table-cell>
          <table:table-cell table:formula="of:=[.E1230]*(180/PI())" office:value-type="float" office:value="18.5159894754035" calcext:value-type="float">
            <text:p>18.5159894754</text:p>
          </table:table-cell>
          <table:table-cell table:number-columns-repeated="16"/>
        </table:table-row>
        <table:table-row table:style-name="ro1">
          <table:table-cell office:value-type="float" office:value="-229" calcext:value-type="float">
            <text:p>-229</text:p>
          </table:table-cell>
          <table:table-cell office:value-type="float" office:value="215" calcext:value-type="float">
            <text:p>215</text:p>
          </table:table-cell>
          <table:table-cell office:value-type="float" office:value="-759" calcext:value-type="float">
            <text:p>-759</text:p>
          </table:table-cell>
          <table:table-cell table:formula="of:=[.A1231]+300" office:value-type="float" office:value="71" calcext:value-type="float">
            <text:p>71</text:p>
          </table:table-cell>
          <table:table-cell table:formula="of:=ATAN2([.B1231];[.D1231])" office:value-type="float" office:value="0.318957265572123" calcext:value-type="float">
            <text:p>0.3189572656</text:p>
          </table:table-cell>
          <table:table-cell table:formula="of:=[.E1231]*(180/PI())" office:value-type="float" office:value="18.274905162316" calcext:value-type="float">
            <text:p>18.2749051623</text:p>
          </table:table-cell>
          <table:table-cell table:number-columns-repeated="16"/>
        </table:table-row>
        <table:table-row table:style-name="ro1">
          <table:table-cell office:value-type="float" office:value="-230" calcext:value-type="float">
            <text:p>-230</text:p>
          </table:table-cell>
          <table:table-cell office:value-type="float" office:value="212" calcext:value-type="float">
            <text:p>212</text:p>
          </table:table-cell>
          <table:table-cell office:value-type="float" office:value="-760" calcext:value-type="float">
            <text:p>-760</text:p>
          </table:table-cell>
          <table:table-cell table:formula="of:=[.A1232]+300" office:value-type="float" office:value="70" calcext:value-type="float">
            <text:p>70</text:p>
          </table:table-cell>
          <table:table-cell table:formula="of:=ATAN2([.B1232];[.D1232])" office:value-type="float" office:value="0.318917700784804" calcext:value-type="float">
            <text:p>0.3189177008</text:p>
          </table:table-cell>
          <table:table-cell table:formula="of:=[.E1232]*(180/PI())" office:value-type="float" office:value="18.2726382669853" calcext:value-type="float">
            <text:p>18.272638267</text:p>
          </table:table-cell>
          <table:table-cell table:number-columns-repeated="16"/>
        </table:table-row>
        <table:table-row table:style-name="ro1">
          <table:table-cell office:value-type="float" office:value="-229" calcext:value-type="float">
            <text:p>-229</text:p>
          </table:table-cell>
          <table:table-cell office:value-type="float" office:value="213" calcext:value-type="float">
            <text:p>213</text:p>
          </table:table-cell>
          <table:table-cell office:value-type="float" office:value="-762" calcext:value-type="float">
            <text:p>-762</text:p>
          </table:table-cell>
          <table:table-cell table:formula="of:=[.A1233]+300" office:value-type="float" office:value="71" calcext:value-type="float">
            <text:p>71</text:p>
          </table:table-cell>
          <table:table-cell table:formula="of:=ATAN2([.B1233];[.D1233])" office:value-type="float" office:value="0.321750554396642" calcext:value-type="float">
            <text:p>0.3217505544</text:p>
          </table:table-cell>
          <table:table-cell table:formula="of:=[.E1233]*(180/PI())" office:value-type="float" office:value="18.434948822922" calcext:value-type="float">
            <text:p>18.4349488229</text:p>
          </table:table-cell>
          <table:table-cell table:number-columns-repeated="16"/>
        </table:table-row>
        <table:table-row table:style-name="ro1">
          <table:table-cell office:value-type="float" office:value="-227" calcext:value-type="float">
            <text:p>-227</text:p>
          </table:table-cell>
          <table:table-cell office:value-type="float" office:value="214" calcext:value-type="float">
            <text:p>214</text:p>
          </table:table-cell>
          <table:table-cell office:value-type="float" office:value="-764" calcext:value-type="float">
            <text:p>-764</text:p>
          </table:table-cell>
          <table:table-cell table:formula="of:=[.A1234]+300" office:value-type="float" office:value="73" calcext:value-type="float">
            <text:p>73</text:p>
          </table:table-cell>
          <table:table-cell table:formula="of:=ATAN2([.B1234];[.D1234])" office:value-type="float" office:value="0.328743447401976" calcext:value-type="float">
            <text:p>0.3287434474</text:p>
          </table:table-cell>
          <table:table-cell table:formula="of:=[.E1234]*(180/PI())" office:value-type="float" office:value="18.8356120787142" calcext:value-type="float">
            <text:p>18.8356120787</text:p>
          </table:table-cell>
          <table:table-cell table:number-columns-repeated="16"/>
        </table:table-row>
        <table:table-row table:style-name="ro1">
          <table:table-cell office:value-type="float" office:value="-233" calcext:value-type="float">
            <text:p>-233</text:p>
          </table:table-cell>
          <table:table-cell office:value-type="float" office:value="217" calcext:value-type="float">
            <text:p>217</text:p>
          </table:table-cell>
          <table:table-cell office:value-type="float" office:value="-759" calcext:value-type="float">
            <text:p>-759</text:p>
          </table:table-cell>
          <table:table-cell table:formula="of:=[.A1235]+300" office:value-type="float" office:value="67" calcext:value-type="float">
            <text:p>67</text:p>
          </table:table-cell>
          <table:table-cell table:formula="of:=ATAN2([.B1235];[.D1235])" office:value-type="float" office:value="0.299470119367595" calcext:value-type="float">
            <text:p>0.2994701194</text:p>
          </table:table-cell>
          <table:table-cell table:formula="of:=[.E1235]*(180/PI())" office:value-type="float" office:value="17.1583739300422" calcext:value-type="float">
            <text:p>17.15837393</text:p>
          </table:table-cell>
          <table:table-cell table:number-columns-repeated="16"/>
        </table:table-row>
        <table:table-row table:style-name="ro1">
          <table:table-cell office:value-type="float" office:value="-231" calcext:value-type="float">
            <text:p>-231</text:p>
          </table:table-cell>
          <table:table-cell office:value-type="float" office:value="214" calcext:value-type="float">
            <text:p>214</text:p>
          </table:table-cell>
          <table:table-cell office:value-type="float" office:value="-754" calcext:value-type="float">
            <text:p>-754</text:p>
          </table:table-cell>
          <table:table-cell table:formula="of:=[.A1236]+300" office:value-type="float" office:value="69" calcext:value-type="float">
            <text:p>69</text:p>
          </table:table-cell>
          <table:table-cell table:formula="of:=ATAN2([.B1236];[.D1236])" office:value-type="float" office:value="0.311905584152131" calcext:value-type="float">
            <text:p>0.3119055842</text:p>
          </table:table-cell>
          <table:table-cell table:formula="of:=[.E1236]*(180/PI())" office:value-type="float" office:value="17.8708735784796" calcext:value-type="float">
            <text:p>17.8708735785</text:p>
          </table:table-cell>
          <table:table-cell table:number-columns-repeated="16"/>
        </table:table-row>
        <table:table-row table:style-name="ro1">
          <table:table-cell office:value-type="float" office:value="-234" calcext:value-type="float">
            <text:p>-234</text:p>
          </table:table-cell>
          <table:table-cell office:value-type="float" office:value="215" calcext:value-type="float">
            <text:p>215</text:p>
          </table:table-cell>
          <table:table-cell office:value-type="float" office:value="-753" calcext:value-type="float">
            <text:p>-753</text:p>
          </table:table-cell>
          <table:table-cell table:formula="of:=[.A1237]+300" office:value-type="float" office:value="66" calcext:value-type="float">
            <text:p>66</text:p>
          </table:table-cell>
          <table:table-cell table:formula="of:=ATAN2([.B1237];[.D1237])" office:value-type="float" office:value="0.297845123245211" calcext:value-type="float">
            <text:p>0.2978451232</text:p>
          </table:table-cell>
          <table:table-cell table:formula="of:=[.E1237]*(180/PI())" office:value-type="float" office:value="17.0652685105044" calcext:value-type="float">
            <text:p>17.0652685105</text:p>
          </table:table-cell>
          <table:table-cell table:number-columns-repeated="16"/>
        </table:table-row>
        <table:table-row table:style-name="ro1">
          <table:table-cell office:value-type="float" office:value="-241" calcext:value-type="float">
            <text:p>-241</text:p>
          </table:table-cell>
          <table:table-cell office:value-type="float" office:value="214" calcext:value-type="float">
            <text:p>214</text:p>
          </table:table-cell>
          <table:table-cell office:value-type="float" office:value="-757" calcext:value-type="float">
            <text:p>-757</text:p>
          </table:table-cell>
          <table:table-cell table:formula="of:=[.A1238]+300" office:value-type="float" office:value="59" calcext:value-type="float">
            <text:p>59</text:p>
          </table:table-cell>
          <table:table-cell table:formula="of:=ATAN2([.B1238];[.D1238])" office:value-type="float" office:value="0.269017747354055" calcext:value-type="float">
            <text:p>0.2690177474</text:p>
          </table:table-cell>
          <table:table-cell table:formula="of:=[.E1238]*(180/PI())" office:value-type="float" office:value="15.413581537504" calcext:value-type="float">
            <text:p>15.4135815375</text:p>
          </table:table-cell>
          <table:table-cell table:number-columns-repeated="16"/>
        </table:table-row>
        <table:table-row table:style-name="ro1">
          <table:table-cell office:value-type="float" office:value="-245" calcext:value-type="float">
            <text:p>-245</text:p>
          </table:table-cell>
          <table:table-cell office:value-type="float" office:value="219" calcext:value-type="float">
            <text:p>219</text:p>
          </table:table-cell>
          <table:table-cell office:value-type="float" office:value="-758" calcext:value-type="float">
            <text:p>-758</text:p>
          </table:table-cell>
          <table:table-cell table:formula="of:=[.A1239]+300" office:value-type="float" office:value="55" calcext:value-type="float">
            <text:p>55</text:p>
          </table:table-cell>
          <table:table-cell table:formula="of:=ATAN2([.B1239];[.D1239])" office:value-type="float" office:value="0.246052776569857" calcext:value-type="float">
            <text:p>0.2460527766</text:p>
          </table:table-cell>
          <table:table-cell table:formula="of:=[.E1239]*(180/PI())" office:value-type="float" office:value="14.0977856349283" calcext:value-type="float">
            <text:p>14.0977856349</text:p>
          </table:table-cell>
          <table:table-cell table:number-columns-repeated="16"/>
        </table:table-row>
        <table:table-row table:style-name="ro1">
          <table:table-cell office:value-type="float" office:value="-253" calcext:value-type="float">
            <text:p>-253</text:p>
          </table:table-cell>
          <table:table-cell office:value-type="float" office:value="221" calcext:value-type="float">
            <text:p>221</text:p>
          </table:table-cell>
          <table:table-cell office:value-type="float" office:value="-762" calcext:value-type="float">
            <text:p>-762</text:p>
          </table:table-cell>
          <table:table-cell table:formula="of:=[.A1240]+300" office:value-type="float" office:value="47" calcext:value-type="float">
            <text:p>47</text:p>
          </table:table-cell>
          <table:table-cell table:formula="of:=ATAN2([.B1240];[.D1240])" office:value-type="float" office:value="0.209547739399388" calcext:value-type="float">
            <text:p>0.2095477394</text:p>
          </table:table-cell>
          <table:table-cell table:formula="of:=[.E1240]*(180/PI())" office:value-type="float" office:value="12.0062010740922" calcext:value-type="float">
            <text:p>12.0062010741</text:p>
          </table:table-cell>
          <table:table-cell table:number-columns-repeated="16"/>
        </table:table-row>
        <table:table-row table:style-name="ro1">
          <table:table-cell office:value-type="float" office:value="-247" calcext:value-type="float">
            <text:p>-247</text:p>
          </table:table-cell>
          <table:table-cell office:value-type="float" office:value="223" calcext:value-type="float">
            <text:p>223</text:p>
          </table:table-cell>
          <table:table-cell office:value-type="float" office:value="-757" calcext:value-type="float">
            <text:p>-757</text:p>
          </table:table-cell>
          <table:table-cell table:formula="of:=[.A1241]+300" office:value-type="float" office:value="53" calcext:value-type="float">
            <text:p>53</text:p>
          </table:table-cell>
          <table:table-cell table:formula="of:=ATAN2([.B1241];[.D1241])" office:value-type="float" office:value="0.23333897717224" calcext:value-type="float">
            <text:p>0.2333389772</text:p>
          </table:table-cell>
          <table:table-cell table:formula="of:=[.E1241]*(180/PI())" office:value-type="float" office:value="13.3693385878688" calcext:value-type="float">
            <text:p>13.3693385879</text:p>
          </table:table-cell>
          <table:table-cell table:number-columns-repeated="16"/>
        </table:table-row>
        <table:table-row table:style-name="ro1">
          <table:table-cell office:value-type="float" office:value="-247" calcext:value-type="float">
            <text:p>-247</text:p>
          </table:table-cell>
          <table:table-cell office:value-type="float" office:value="223" calcext:value-type="float">
            <text:p>223</text:p>
          </table:table-cell>
          <table:table-cell office:value-type="float" office:value="-757" calcext:value-type="float">
            <text:p>-757</text:p>
          </table:table-cell>
          <table:table-cell table:formula="of:=[.A1242]+300" office:value-type="float" office:value="53" calcext:value-type="float">
            <text:p>53</text:p>
          </table:table-cell>
          <table:table-cell table:formula="of:=ATAN2([.B1242];[.D1242])" office:value-type="float" office:value="0.23333897717224" calcext:value-type="float">
            <text:p>0.2333389772</text:p>
          </table:table-cell>
          <table:table-cell table:formula="of:=[.E1242]*(180/PI())" office:value-type="float" office:value="13.3693385878688" calcext:value-type="float">
            <text:p>13.3693385879</text:p>
          </table:table-cell>
          <table:table-cell table:number-columns-repeated="16"/>
        </table:table-row>
        <table:table-row table:style-name="ro1">
          <table:table-cell office:value-type="float" office:value="-247" calcext:value-type="float">
            <text:p>-247</text:p>
          </table:table-cell>
          <table:table-cell office:value-type="float" office:value="224" calcext:value-type="float">
            <text:p>224</text:p>
          </table:table-cell>
          <table:table-cell office:value-type="float" office:value="-760" calcext:value-type="float">
            <text:p>-760</text:p>
          </table:table-cell>
          <table:table-cell table:formula="of:=[.A1243]+300" office:value-type="float" office:value="53" calcext:value-type="float">
            <text:p>53</text:p>
          </table:table-cell>
          <table:table-cell table:formula="of:=ATAN2([.B1243];[.D1243])" office:value-type="float" office:value="0.232334447649052" calcext:value-type="float">
            <text:p>0.2323344476</text:p>
          </table:table-cell>
          <table:table-cell table:formula="of:=[.E1243]*(180/PI())" office:value-type="float" office:value="13.3117832857939" calcext:value-type="float">
            <text:p>13.3117832858</text:p>
          </table:table-cell>
          <table:table-cell table:number-columns-repeated="16"/>
        </table:table-row>
        <table:table-row table:style-name="ro1">
          <table:table-cell office:value-type="float" office:value="-246" calcext:value-type="float">
            <text:p>-246</text:p>
          </table:table-cell>
          <table:table-cell office:value-type="float" office:value="219" calcext:value-type="float">
            <text:p>219</text:p>
          </table:table-cell>
          <table:table-cell office:value-type="float" office:value="-759" calcext:value-type="float">
            <text:p>-759</text:p>
          </table:table-cell>
          <table:table-cell table:formula="of:=[.A1244]+300" office:value-type="float" office:value="54" calcext:value-type="float">
            <text:p>54</text:p>
          </table:table-cell>
          <table:table-cell table:formula="of:=ATAN2([.B1244];[.D1244])" office:value-type="float" office:value="0.241752867864243" calcext:value-type="float">
            <text:p>0.2417528679</text:p>
          </table:table-cell>
          <table:table-cell table:formula="of:=[.E1244]*(180/PI())" office:value-type="float" office:value="13.851419013805" calcext:value-type="float">
            <text:p>13.8514190138</text:p>
          </table:table-cell>
          <table:table-cell table:number-columns-repeated="16"/>
        </table:table-row>
        <table:table-row table:style-name="ro1">
          <table:table-cell office:value-type="float" office:value="-249" calcext:value-type="float">
            <text:p>-249</text:p>
          </table:table-cell>
          <table:table-cell office:value-type="float" office:value="219" calcext:value-type="float">
            <text:p>219</text:p>
          </table:table-cell>
          <table:table-cell office:value-type="float" office:value="-759" calcext:value-type="float">
            <text:p>-759</text:p>
          </table:table-cell>
          <table:table-cell table:formula="of:=[.A1245]+300" office:value-type="float" office:value="51" calcext:value-type="float">
            <text:p>51</text:p>
          </table:table-cell>
          <table:table-cell table:formula="of:=ATAN2([.B1245];[.D1245])" office:value-type="float" office:value="0.228798845387226" calcext:value-type="float">
            <text:p>0.2287988454</text:p>
          </table:table-cell>
          <table:table-cell table:formula="of:=[.E1245]*(180/PI())" office:value-type="float" office:value="13.1092081981543" calcext:value-type="float">
            <text:p>13.1092081982</text:p>
          </table:table-cell>
          <table:table-cell table:number-columns-repeated="16"/>
        </table:table-row>
        <table:table-row table:style-name="ro1">
          <table:table-cell office:value-type="float" office:value="-248" calcext:value-type="float">
            <text:p>-248</text:p>
          </table:table-cell>
          <table:table-cell office:value-type="float" office:value="221" calcext:value-type="float">
            <text:p>221</text:p>
          </table:table-cell>
          <table:table-cell office:value-type="float" office:value="-760" calcext:value-type="float">
            <text:p>-760</text:p>
          </table:table-cell>
          <table:table-cell table:formula="of:=[.A1246]+300" office:value-type="float" office:value="52" calcext:value-type="float">
            <text:p>52</text:p>
          </table:table-cell>
          <table:table-cell table:formula="of:=ATAN2([.B1246];[.D1246])" office:value-type="float" office:value="0.231090667195897" calcext:value-type="float">
            <text:p>0.2310906672</text:p>
          </table:table-cell>
          <table:table-cell table:formula="of:=[.E1246]*(180/PI())" office:value-type="float" office:value="13.2405199151872" calcext:value-type="float">
            <text:p>13.2405199152</text:p>
          </table:table-cell>
          <table:table-cell table:number-columns-repeated="16"/>
        </table:table-row>
        <table:table-row table:style-name="ro1">
          <table:table-cell office:value-type="float" office:value="-248" calcext:value-type="float">
            <text:p>-248</text:p>
          </table:table-cell>
          <table:table-cell office:value-type="float" office:value="221" calcext:value-type="float">
            <text:p>221</text:p>
          </table:table-cell>
          <table:table-cell office:value-type="float" office:value="-757" calcext:value-type="float">
            <text:p>-757</text:p>
          </table:table-cell>
          <table:table-cell table:formula="of:=[.A1247]+300" office:value-type="float" office:value="52" calcext:value-type="float">
            <text:p>52</text:p>
          </table:table-cell>
          <table:table-cell table:formula="of:=ATAN2([.B1247];[.D1247])" office:value-type="float" office:value="0.231090667195897" calcext:value-type="float">
            <text:p>0.2310906672</text:p>
          </table:table-cell>
          <table:table-cell table:formula="of:=[.E1247]*(180/PI())" office:value-type="float" office:value="13.2405199151872" calcext:value-type="float">
            <text:p>13.2405199152</text:p>
          </table:table-cell>
          <table:table-cell table:number-columns-repeated="16"/>
        </table:table-row>
        <table:table-row table:style-name="ro1">
          <table:table-cell office:value-type="float" office:value="-247" calcext:value-type="float">
            <text:p>-247</text:p>
          </table:table-cell>
          <table:table-cell office:value-type="float" office:value="221" calcext:value-type="float">
            <text:p>221</text:p>
          </table:table-cell>
          <table:table-cell office:value-type="float" office:value="-759" calcext:value-type="float">
            <text:p>-759</text:p>
          </table:table-cell>
          <table:table-cell table:formula="of:=[.A1248]+300" office:value-type="float" office:value="53" calcext:value-type="float">
            <text:p>53</text:p>
          </table:table-cell>
          <table:table-cell table:formula="of:=ATAN2([.B1248];[.D1248])" office:value-type="float" office:value="0.235373835762753" calcext:value-type="float">
            <text:p>0.2353738358</text:p>
          </table:table-cell>
          <table:table-cell table:formula="of:=[.E1248]*(180/PI())" office:value-type="float" office:value="13.4859273970112" calcext:value-type="float">
            <text:p>13.485927397</text:p>
          </table:table-cell>
          <table:table-cell table:number-columns-repeated="16"/>
        </table:table-row>
        <table:table-row table:style-name="ro1">
          <table:table-cell office:value-type="float" office:value="-245" calcext:value-type="float">
            <text:p>-245</text:p>
          </table:table-cell>
          <table:table-cell office:value-type="float" office:value="222" calcext:value-type="float">
            <text:p>222</text:p>
          </table:table-cell>
          <table:table-cell office:value-type="float" office:value="-755" calcext:value-type="float">
            <text:p>-755</text:p>
          </table:table-cell>
          <table:table-cell table:formula="of:=[.A1249]+300" office:value-type="float" office:value="55" calcext:value-type="float">
            <text:p>55</text:p>
          </table:table-cell>
          <table:table-cell table:formula="of:=ATAN2([.B1249];[.D1249])" office:value-type="float" office:value="0.242857775532778" calcext:value-type="float">
            <text:p>0.2428577755</text:p>
          </table:table-cell>
          <table:table-cell table:formula="of:=[.E1249]*(180/PI())" office:value-type="float" office:value="13.9147255599637" calcext:value-type="float">
            <text:p>13.91472556</text:p>
          </table:table-cell>
          <table:table-cell table:number-columns-repeated="16"/>
        </table:table-row>
        <table:table-row table:style-name="ro1">
          <table:table-cell office:value-type="float" office:value="-249" calcext:value-type="float">
            <text:p>-249</text:p>
          </table:table-cell>
          <table:table-cell office:value-type="float" office:value="220" calcext:value-type="float">
            <text:p>220</text:p>
          </table:table-cell>
          <table:table-cell office:value-type="float" office:value="-762" calcext:value-type="float">
            <text:p>-762</text:p>
          </table:table-cell>
          <table:table-cell table:formula="of:=[.A1250]+300" office:value-type="float" office:value="51" calcext:value-type="float">
            <text:p>51</text:p>
          </table:table-cell>
          <table:table-cell table:formula="of:=ATAN2([.B1250];[.D1250])" office:value-type="float" office:value="0.227794533088274" calcext:value-type="float">
            <text:p>0.2277945331</text:p>
          </table:table-cell>
          <table:table-cell table:formula="of:=[.E1250]*(180/PI())" office:value-type="float" office:value="13.0516653421113" calcext:value-type="float">
            <text:p>13.0516653421</text:p>
          </table:table-cell>
          <table:table-cell table:number-columns-repeated="16"/>
        </table:table-row>
        <table:table-row table:style-name="ro1">
          <table:table-cell office:value-type="float" office:value="-251" calcext:value-type="float">
            <text:p>-251</text:p>
          </table:table-cell>
          <table:table-cell office:value-type="float" office:value="224" calcext:value-type="float">
            <text:p>224</text:p>
          </table:table-cell>
          <table:table-cell office:value-type="float" office:value="-762" calcext:value-type="float">
            <text:p>-762</text:p>
          </table:table-cell>
          <table:table-cell table:formula="of:=[.A1251]+300" office:value-type="float" office:value="49" calcext:value-type="float">
            <text:p>49</text:p>
          </table:table-cell>
          <table:table-cell table:formula="of:=ATAN2([.B1251];[.D1251])" office:value-type="float" office:value="0.215357699697738" calcext:value-type="float">
            <text:p>0.2153576997</text:p>
          </table:table-cell>
          <table:table-cell table:formula="of:=[.E1251]*(180/PI())" office:value-type="float" office:value="12.3390872783262" calcext:value-type="float">
            <text:p>12.3390872783</text:p>
          </table:table-cell>
          <table:table-cell table:number-columns-repeated="16"/>
        </table:table-row>
        <table:table-row table:style-name="ro1">
          <table:table-cell office:value-type="float" office:value="-249" calcext:value-type="float">
            <text:p>-249</text:p>
          </table:table-cell>
          <table:table-cell office:value-type="float" office:value="223" calcext:value-type="float">
            <text:p>223</text:p>
          </table:table-cell>
          <table:table-cell office:value-type="float" office:value="-760" calcext:value-type="float">
            <text:p>-760</text:p>
          </table:table-cell>
          <table:table-cell table:formula="of:=[.A1252]+300" office:value-type="float" office:value="51" calcext:value-type="float">
            <text:p>51</text:p>
          </table:table-cell>
          <table:table-cell table:formula="of:=ATAN2([.B1252];[.D1252])" office:value-type="float" office:value="0.224832926602279" calcext:value-type="float">
            <text:p>0.2248329266</text:p>
          </table:table-cell>
          <table:table-cell table:formula="of:=[.E1252]*(180/PI())" office:value-type="float" office:value="12.8819777898852" calcext:value-type="float">
            <text:p>12.8819777899</text:p>
          </table:table-cell>
          <table:table-cell table:number-columns-repeated="16"/>
        </table:table-row>
        <table:table-row table:style-name="ro1">
          <table:table-cell office:value-type="float" office:value="-251" calcext:value-type="float">
            <text:p>-251</text:p>
          </table:table-cell>
          <table:table-cell office:value-type="float" office:value="219" calcext:value-type="float">
            <text:p>219</text:p>
          </table:table-cell>
          <table:table-cell office:value-type="float" office:value="-758" calcext:value-type="float">
            <text:p>-758</text:p>
          </table:table-cell>
          <table:table-cell table:formula="of:=[.A1253]+300" office:value-type="float" office:value="49" calcext:value-type="float">
            <text:p>49</text:p>
          </table:table-cell>
          <table:table-cell table:formula="of:=ATAN2([.B1253];[.D1253])" office:value-type="float" office:value="0.220118920691522" calcext:value-type="float">
            <text:p>0.2201189207</text:p>
          </table:table-cell>
          <table:table-cell table:formula="of:=[.E1253]*(180/PI())" office:value-type="float" office:value="12.6118851465991" calcext:value-type="float">
            <text:p>12.6118851466</text:p>
          </table:table-cell>
          <table:table-cell table:number-columns-repeated="16"/>
        </table:table-row>
        <table:table-row table:style-name="ro1">
          <table:table-cell office:value-type="float" office:value="-249" calcext:value-type="float">
            <text:p>-249</text:p>
          </table:table-cell>
          <table:table-cell office:value-type="float" office:value="221" calcext:value-type="float">
            <text:p>221</text:p>
          </table:table-cell>
          <table:table-cell office:value-type="float" office:value="-759" calcext:value-type="float">
            <text:p>-759</text:p>
          </table:table-cell>
          <table:table-cell table:formula="of:=[.A1254]+300" office:value-type="float" office:value="51" calcext:value-type="float">
            <text:p>51</text:p>
          </table:table-cell>
          <table:table-cell table:formula="of:=ATAN2([.B1254];[.D1254])" office:value-type="float" office:value="0.226798848053886" calcext:value-type="float">
            <text:p>0.2267988481</text:p>
          </table:table-cell>
          <table:table-cell table:formula="of:=[.E1254]*(180/PI())" office:value-type="float" office:value="12.9946167919165" calcext:value-type="float">
            <text:p>12.9946167919</text:p>
          </table:table-cell>
          <table:table-cell table:number-columns-repeated="16"/>
        </table:table-row>
        <table:table-row table:style-name="ro1">
          <table:table-cell office:value-type="float" office:value="-248" calcext:value-type="float">
            <text:p>-248</text:p>
          </table:table-cell>
          <table:table-cell office:value-type="float" office:value="223" calcext:value-type="float">
            <text:p>223</text:p>
          </table:table-cell>
          <table:table-cell office:value-type="float" office:value="-759" calcext:value-type="float">
            <text:p>-759</text:p>
          </table:table-cell>
          <table:table-cell table:formula="of:=[.A1255]+300" office:value-type="float" office:value="52" calcext:value-type="float">
            <text:p>52</text:p>
          </table:table-cell>
          <table:table-cell table:formula="of:=ATAN2([.B1255];[.D1255])" office:value-type="float" office:value="0.229090169739527" calcext:value-type="float">
            <text:p>0.2290901697</text:p>
          </table:table-cell>
          <table:table-cell table:formula="of:=[.E1255]*(180/PI())" office:value-type="float" office:value="13.1258998540105" calcext:value-type="float">
            <text:p>13.125899854</text:p>
          </table:table-cell>
          <table:table-cell table:number-columns-repeated="16"/>
        </table:table-row>
        <table:table-row table:style-name="ro1">
          <table:table-cell office:value-type="float" office:value="-248" calcext:value-type="float">
            <text:p>-248</text:p>
          </table:table-cell>
          <table:table-cell office:value-type="float" office:value="223" calcext:value-type="float">
            <text:p>223</text:p>
          </table:table-cell>
          <table:table-cell office:value-type="float" office:value="-760" calcext:value-type="float">
            <text:p>-760</text:p>
          </table:table-cell>
          <table:table-cell table:formula="of:=[.A1256]+300" office:value-type="float" office:value="52" calcext:value-type="float">
            <text:p>52</text:p>
          </table:table-cell>
          <table:table-cell table:formula="of:=ATAN2([.B1256];[.D1256])" office:value-type="float" office:value="0.229090169739527" calcext:value-type="float">
            <text:p>0.2290901697</text:p>
          </table:table-cell>
          <table:table-cell table:formula="of:=[.E1256]*(180/PI())" office:value-type="float" office:value="13.1258998540105" calcext:value-type="float">
            <text:p>13.125899854</text:p>
          </table:table-cell>
          <table:table-cell table:number-columns-repeated="16"/>
        </table:table-row>
        <table:table-row table:style-name="ro1">
          <table:table-cell office:value-type="float" office:value="-247" calcext:value-type="float">
            <text:p>-247</text:p>
          </table:table-cell>
          <table:table-cell office:value-type="float" office:value="223" calcext:value-type="float">
            <text:p>223</text:p>
          </table:table-cell>
          <table:table-cell office:value-type="float" office:value="-759" calcext:value-type="float">
            <text:p>-759</text:p>
          </table:table-cell>
          <table:table-cell table:formula="of:=[.A1257]+300" office:value-type="float" office:value="53" calcext:value-type="float">
            <text:p>53</text:p>
          </table:table-cell>
          <table:table-cell table:formula="of:=ATAN2([.B1257];[.D1257])" office:value-type="float" office:value="0.23333897717224" calcext:value-type="float">
            <text:p>0.2333389772</text:p>
          </table:table-cell>
          <table:table-cell table:formula="of:=[.E1257]*(180/PI())" office:value-type="float" office:value="13.3693385878688" calcext:value-type="float">
            <text:p>13.3693385879</text:p>
          </table:table-cell>
          <table:table-cell table:number-columns-repeated="16"/>
        </table:table-row>
        <table:table-row table:style-name="ro1">
          <table:table-cell office:value-type="float" office:value="-245" calcext:value-type="float">
            <text:p>-245</text:p>
          </table:table-cell>
          <table:table-cell office:value-type="float" office:value="222" calcext:value-type="float">
            <text:p>222</text:p>
          </table:table-cell>
          <table:table-cell office:value-type="float" office:value="-760" calcext:value-type="float">
            <text:p>-760</text:p>
          </table:table-cell>
          <table:table-cell table:formula="of:=[.A1258]+300" office:value-type="float" office:value="55" calcext:value-type="float">
            <text:p>55</text:p>
          </table:table-cell>
          <table:table-cell table:formula="of:=ATAN2([.B1258];[.D1258])" office:value-type="float" office:value="0.242857775532778" calcext:value-type="float">
            <text:p>0.2428577755</text:p>
          </table:table-cell>
          <table:table-cell table:formula="of:=[.E1258]*(180/PI())" office:value-type="float" office:value="13.9147255599637" calcext:value-type="float">
            <text:p>13.91472556</text:p>
          </table:table-cell>
          <table:table-cell table:number-columns-repeated="16"/>
        </table:table-row>
        <table:table-row table:style-name="ro1">
          <table:table-cell office:value-type="float" office:value="-248" calcext:value-type="float">
            <text:p>-248</text:p>
          </table:table-cell>
          <table:table-cell office:value-type="float" office:value="220" calcext:value-type="float">
            <text:p>220</text:p>
          </table:table-cell>
          <table:table-cell office:value-type="float" office:value="-757" calcext:value-type="float">
            <text:p>-757</text:p>
          </table:table-cell>
          <table:table-cell table:formula="of:=[.A1259]+300" office:value-type="float" office:value="52" calcext:value-type="float">
            <text:p>52</text:p>
          </table:table-cell>
          <table:table-cell table:formula="of:=ATAN2([.B1259];[.D1259])" office:value-type="float" office:value="0.232103838075156" calcext:value-type="float">
            <text:p>0.2321038381</text:p>
          </table:table-cell>
          <table:table-cell table:formula="of:=[.E1259]*(180/PI())" office:value-type="float" office:value="13.2985703304943" calcext:value-type="float">
            <text:p>13.2985703305</text:p>
          </table:table-cell>
          <table:table-cell table:number-columns-repeated="16"/>
        </table:table-row>
        <table:table-row table:style-name="ro1">
          <table:table-cell office:value-type="float" office:value="-250" calcext:value-type="float">
            <text:p>-250</text:p>
          </table:table-cell>
          <table:table-cell office:value-type="float" office:value="222" calcext:value-type="float">
            <text:p>222</text:p>
          </table:table-cell>
          <table:table-cell office:value-type="float" office:value="-760" calcext:value-type="float">
            <text:p>-760</text:p>
          </table:table-cell>
          <table:table-cell table:formula="of:=[.A1260]+300" office:value-type="float" office:value="50" calcext:value-type="float">
            <text:p>50</text:p>
          </table:table-cell>
          <table:table-cell table:formula="of:=ATAN2([.B1260];[.D1260])" office:value-type="float" office:value="0.221528804616748" calcext:value-type="float">
            <text:p>0.2215288046</text:p>
          </table:table-cell>
          <table:table-cell table:formula="of:=[.E1260]*(180/PI())" office:value-type="float" office:value="12.6926655451179" calcext:value-type="float">
            <text:p>12.6926655451</text:p>
          </table:table-cell>
          <table:table-cell table:number-columns-repeated="16"/>
        </table:table-row>
        <table:table-row table:style-name="ro1">
          <table:table-cell office:value-type="float" office:value="-247" calcext:value-type="float">
            <text:p>-247</text:p>
          </table:table-cell>
          <table:table-cell office:value-type="float" office:value="223" calcext:value-type="float">
            <text:p>223</text:p>
          </table:table-cell>
          <table:table-cell office:value-type="float" office:value="-760" calcext:value-type="float">
            <text:p>-760</text:p>
          </table:table-cell>
          <table:table-cell table:formula="of:=[.A1261]+300" office:value-type="float" office:value="53" calcext:value-type="float">
            <text:p>53</text:p>
          </table:table-cell>
          <table:table-cell table:formula="of:=ATAN2([.B1261];[.D1261])" office:value-type="float" office:value="0.23333897717224" calcext:value-type="float">
            <text:p>0.2333389772</text:p>
          </table:table-cell>
          <table:table-cell table:formula="of:=[.E1261]*(180/PI())" office:value-type="float" office:value="13.3693385878688" calcext:value-type="float">
            <text:p>13.3693385879</text:p>
          </table:table-cell>
          <table:table-cell table:number-columns-repeated="16"/>
        </table:table-row>
        <table:table-row table:style-name="ro1">
          <table:table-cell office:value-type="float" office:value="-250" calcext:value-type="float">
            <text:p>-250</text:p>
          </table:table-cell>
          <table:table-cell office:value-type="float" office:value="221" calcext:value-type="float">
            <text:p>221</text:p>
          </table:table-cell>
          <table:table-cell office:value-type="float" office:value="-761" calcext:value-type="float">
            <text:p>-761</text:p>
          </table:table-cell>
          <table:table-cell table:formula="of:=[.A1262]+300" office:value-type="float" office:value="50" calcext:value-type="float">
            <text:p>50</text:p>
          </table:table-cell>
          <table:table-cell table:formula="of:=ATAN2([.B1262];[.D1262])" office:value-type="float" office:value="0.22249851068571" calcext:value-type="float">
            <text:p>0.2224985107</text:p>
          </table:table-cell>
          <table:table-cell table:formula="of:=[.E1262]*(180/PI())" office:value-type="float" office:value="12.7482256102376" calcext:value-type="float">
            <text:p>12.7482256102</text:p>
          </table:table-cell>
          <table:table-cell table:number-columns-repeated="16"/>
        </table:table-row>
        <table:table-row table:style-name="ro1">
          <table:table-cell office:value-type="float" office:value="-247" calcext:value-type="float">
            <text:p>-247</text:p>
          </table:table-cell>
          <table:table-cell office:value-type="float" office:value="220" calcext:value-type="float">
            <text:p>220</text:p>
          </table:table-cell>
          <table:table-cell office:value-type="float" office:value="-762" calcext:value-type="float">
            <text:p>-762</text:p>
          </table:table-cell>
          <table:table-cell table:formula="of:=[.A1263]+300" office:value-type="float" office:value="53" calcext:value-type="float">
            <text:p>53</text:p>
          </table:table-cell>
          <table:table-cell table:formula="of:=ATAN2([.B1263];[.D1263])" office:value-type="float" office:value="0.236404382365595" calcext:value-type="float">
            <text:p>0.2364043824</text:p>
          </table:table-cell>
          <table:table-cell table:formula="of:=[.E1263]*(180/PI())" office:value-type="float" office:value="13.5449733679455" calcext:value-type="float">
            <text:p>13.5449733679</text:p>
          </table:table-cell>
          <table:table-cell table:number-columns-repeated="16"/>
        </table:table-row>
        <table:table-row table:style-name="ro1">
          <table:table-cell office:value-type="float" office:value="-247" calcext:value-type="float">
            <text:p>-247</text:p>
          </table:table-cell>
          <table:table-cell office:value-type="float" office:value="222" calcext:value-type="float">
            <text:p>222</text:p>
          </table:table-cell>
          <table:table-cell office:value-type="float" office:value="-760" calcext:value-type="float">
            <text:p>-760</text:p>
          </table:table-cell>
          <table:table-cell table:formula="of:=[.A1264]+300" office:value-type="float" office:value="53" calcext:value-type="float">
            <text:p>53</text:p>
          </table:table-cell>
          <table:table-cell table:formula="of:=ATAN2([.B1264];[.D1264])" office:value-type="float" office:value="0.234352070584601" calcext:value-type="float">
            <text:p>0.2343520706</text:p>
          </table:table-cell>
          <table:table-cell table:formula="of:=[.E1264]*(180/PI())" office:value-type="float" office:value="13.4273845646496" calcext:value-type="float">
            <text:p>13.4273845646</text:p>
          </table:table-cell>
          <table:table-cell table:number-columns-repeated="16"/>
        </table:table-row>
        <table:table-row table:style-name="ro1">
          <table:table-cell office:value-type="float" office:value="-248" calcext:value-type="float">
            <text:p>-248</text:p>
          </table:table-cell>
          <table:table-cell office:value-type="float" office:value="222" calcext:value-type="float">
            <text:p>222</text:p>
          </table:table-cell>
          <table:table-cell office:value-type="float" office:value="-760" calcext:value-type="float">
            <text:p>-760</text:p>
          </table:table-cell>
          <table:table-cell table:formula="of:=[.A1265]+300" office:value-type="float" office:value="52" calcext:value-type="float">
            <text:p>52</text:p>
          </table:table-cell>
          <table:table-cell table:formula="of:=ATAN2([.B1265];[.D1265])" office:value-type="float" office:value="0.230086147192234" calcext:value-type="float">
            <text:p>0.2300861472</text:p>
          </table:table-cell>
          <table:table-cell table:formula="of:=[.E1265]*(180/PI())" office:value-type="float" office:value="13.1829651585409" calcext:value-type="float">
            <text:p>13.1829651585</text:p>
          </table:table-cell>
          <table:table-cell table:number-columns-repeated="16"/>
        </table:table-row>
        <table:table-row table:style-name="ro1">
          <table:table-cell office:value-type="float" office:value="-249" calcext:value-type="float">
            <text:p>-249</text:p>
          </table:table-cell>
          <table:table-cell office:value-type="float" office:value="222" calcext:value-type="float">
            <text:p>222</text:p>
          </table:table-cell>
          <table:table-cell office:value-type="float" office:value="-760" calcext:value-type="float">
            <text:p>-760</text:p>
          </table:table-cell>
          <table:table-cell table:formula="of:=[.A1266]+300" office:value-type="float" office:value="51" calcext:value-type="float">
            <text:p>51</text:p>
          </table:table-cell>
          <table:table-cell table:formula="of:=ATAN2([.B1266];[.D1266])" office:value-type="float" office:value="0.225811681543355" calcext:value-type="float">
            <text:p>0.2258116815</text:p>
          </table:table-cell>
          <table:table-cell table:formula="of:=[.E1266]*(180/PI())" office:value-type="float" office:value="12.9380563171865" calcext:value-type="float">
            <text:p>12.9380563172</text:p>
          </table:table-cell>
          <table:table-cell table:number-columns-repeated="16"/>
        </table:table-row>
        <table:table-row table:style-name="ro1">
          <table:table-cell office:value-type="float" office:value="-247" calcext:value-type="float">
            <text:p>-247</text:p>
          </table:table-cell>
          <table:table-cell office:value-type="float" office:value="222" calcext:value-type="float">
            <text:p>222</text:p>
          </table:table-cell>
          <table:table-cell office:value-type="float" office:value="-761" calcext:value-type="float">
            <text:p>-761</text:p>
          </table:table-cell>
          <table:table-cell table:formula="of:=[.A1267]+300" office:value-type="float" office:value="53" calcext:value-type="float">
            <text:p>53</text:p>
          </table:table-cell>
          <table:table-cell table:formula="of:=ATAN2([.B1267];[.D1267])" office:value-type="float" office:value="0.234352070584601" calcext:value-type="float">
            <text:p>0.2343520706</text:p>
          </table:table-cell>
          <table:table-cell table:formula="of:=[.E1267]*(180/PI())" office:value-type="float" office:value="13.4273845646496" calcext:value-type="float">
            <text:p>13.4273845646</text:p>
          </table:table-cell>
          <table:table-cell table:number-columns-repeated="16"/>
        </table:table-row>
        <table:table-row table:style-name="ro1">
          <table:table-cell office:value-type="float" office:value="-249" calcext:value-type="float">
            <text:p>-249</text:p>
          </table:table-cell>
          <table:table-cell office:value-type="float" office:value="224" calcext:value-type="float">
            <text:p>224</text:p>
          </table:table-cell>
          <table:table-cell office:value-type="float" office:value="-759" calcext:value-type="float">
            <text:p>-759</text:p>
          </table:table-cell>
          <table:table-cell table:formula="of:=[.A1268]+300" office:value-type="float" office:value="51" calcext:value-type="float">
            <text:p>51</text:p>
          </table:table-cell>
          <table:table-cell table:formula="of:=ATAN2([.B1268];[.D1268])" office:value-type="float" office:value="0.223862478026748" calcext:value-type="float">
            <text:p>0.223862478</text:p>
          </table:table-cell>
          <table:table-cell table:formula="of:=[.E1268]*(180/PI())" office:value-type="float" office:value="12.8263751822728" calcext:value-type="float">
            <text:p>12.8263751823</text:p>
          </table:table-cell>
          <table:table-cell table:number-columns-repeated="16"/>
        </table:table-row>
        <table:table-row table:style-name="ro1">
          <table:table-cell office:value-type="float" office:value="-247" calcext:value-type="float">
            <text:p>-247</text:p>
          </table:table-cell>
          <table:table-cell office:value-type="float" office:value="221" calcext:value-type="float">
            <text:p>221</text:p>
          </table:table-cell>
          <table:table-cell office:value-type="float" office:value="-759" calcext:value-type="float">
            <text:p>-759</text:p>
          </table:table-cell>
          <table:table-cell table:formula="of:=[.A1269]+300" office:value-type="float" office:value="53" calcext:value-type="float">
            <text:p>53</text:p>
          </table:table-cell>
          <table:table-cell table:formula="of:=ATAN2([.B1269];[.D1269])" office:value-type="float" office:value="0.235373835762753" calcext:value-type="float">
            <text:p>0.2353738358</text:p>
          </table:table-cell>
          <table:table-cell table:formula="of:=[.E1269]*(180/PI())" office:value-type="float" office:value="13.4859273970112" calcext:value-type="float">
            <text:p>13.485927397</text:p>
          </table:table-cell>
          <table:table-cell table:number-columns-repeated="16"/>
        </table:table-row>
        <table:table-row table:style-name="ro1">
          <table:table-cell office:value-type="float" office:value="-248" calcext:value-type="float">
            <text:p>-248</text:p>
          </table:table-cell>
          <table:table-cell office:value-type="float" office:value="220" calcext:value-type="float">
            <text:p>220</text:p>
          </table:table-cell>
          <table:table-cell office:value-type="float" office:value="-762" calcext:value-type="float">
            <text:p>-762</text:p>
          </table:table-cell>
          <table:table-cell table:formula="of:=[.A1270]+300" office:value-type="float" office:value="52" calcext:value-type="float">
            <text:p>52</text:p>
          </table:table-cell>
          <table:table-cell table:formula="of:=ATAN2([.B1270];[.D1270])" office:value-type="float" office:value="0.232103838075156" calcext:value-type="float">
            <text:p>0.2321038381</text:p>
          </table:table-cell>
          <table:table-cell table:formula="of:=[.E1270]*(180/PI())" office:value-type="float" office:value="13.2985703304943" calcext:value-type="float">
            <text:p>13.2985703305</text:p>
          </table:table-cell>
          <table:table-cell table:number-columns-repeated="16"/>
        </table:table-row>
        <table:table-row table:style-name="ro1">
          <table:table-cell office:value-type="float" office:value="-250" calcext:value-type="float">
            <text:p>-250</text:p>
          </table:table-cell>
          <table:table-cell office:value-type="float" office:value="223" calcext:value-type="float">
            <text:p>223</text:p>
          </table:table-cell>
          <table:table-cell office:value-type="float" office:value="-762" calcext:value-type="float">
            <text:p>-762</text:p>
          </table:table-cell>
          <table:table-cell table:formula="of:=[.A1271]+300" office:value-type="float" office:value="50" calcext:value-type="float">
            <text:p>50</text:p>
          </table:table-cell>
          <table:table-cell table:formula="of:=ATAN2([.B1271];[.D1271])" office:value-type="float" office:value="0.220567377385384" calcext:value-type="float">
            <text:p>0.2205673774</text:p>
          </table:table-cell>
          <table:table-cell table:formula="of:=[.E1271]*(180/PI())" office:value-type="float" office:value="12.6375798224518" calcext:value-type="float">
            <text:p>12.6375798225</text:p>
          </table:table-cell>
          <table:table-cell table:number-columns-repeated="16"/>
        </table:table-row>
        <table:table-row table:style-name="ro1">
          <table:table-cell office:value-type="float" office:value="-249" calcext:value-type="float">
            <text:p>-249</text:p>
          </table:table-cell>
          <table:table-cell office:value-type="float" office:value="221" calcext:value-type="float">
            <text:p>221</text:p>
          </table:table-cell>
          <table:table-cell office:value-type="float" office:value="-758" calcext:value-type="float">
            <text:p>-758</text:p>
          </table:table-cell>
          <table:table-cell table:formula="of:=[.A1272]+300" office:value-type="float" office:value="51" calcext:value-type="float">
            <text:p>51</text:p>
          </table:table-cell>
          <table:table-cell table:formula="of:=ATAN2([.B1272];[.D1272])" office:value-type="float" office:value="0.226798848053886" calcext:value-type="float">
            <text:p>0.2267988481</text:p>
          </table:table-cell>
          <table:table-cell table:formula="of:=[.E1272]*(180/PI())" office:value-type="float" office:value="12.9946167919165" calcext:value-type="float">
            <text:p>12.9946167919</text:p>
          </table:table-cell>
          <table:table-cell table:number-columns-repeated="16"/>
        </table:table-row>
        <table:table-row table:style-name="ro1">
          <table:table-cell office:value-type="float" office:value="-244" calcext:value-type="float">
            <text:p>-244</text:p>
          </table:table-cell>
          <table:table-cell office:value-type="float" office:value="221" calcext:value-type="float">
            <text:p>221</text:p>
          </table:table-cell>
          <table:table-cell office:value-type="float" office:value="-761" calcext:value-type="float">
            <text:p>-761</text:p>
          </table:table-cell>
          <table:table-cell table:formula="of:=[.A1273]+300" office:value-type="float" office:value="56" calcext:value-type="float">
            <text:p>56</text:p>
          </table:table-cell>
          <table:table-cell table:formula="of:=ATAN2([.B1273];[.D1273])" office:value-type="float" office:value="0.248170141652883" calcext:value-type="float">
            <text:p>0.2481701417</text:p>
          </table:table-cell>
          <table:table-cell table:formula="of:=[.E1273]*(180/PI())" office:value-type="float" office:value="14.219101717874" calcext:value-type="float">
            <text:p>14.2191017179</text:p>
          </table:table-cell>
          <table:table-cell table:number-columns-repeated="16"/>
        </table:table-row>
        <table:table-row table:style-name="ro1">
          <table:table-cell office:value-type="float" office:value="-250" calcext:value-type="float">
            <text:p>-250</text:p>
          </table:table-cell>
          <table:table-cell office:value-type="float" office:value="222" calcext:value-type="float">
            <text:p>222</text:p>
          </table:table-cell>
          <table:table-cell office:value-type="float" office:value="-760" calcext:value-type="float">
            <text:p>-760</text:p>
          </table:table-cell>
          <table:table-cell table:formula="of:=[.A1274]+300" office:value-type="float" office:value="50" calcext:value-type="float">
            <text:p>50</text:p>
          </table:table-cell>
          <table:table-cell table:formula="of:=ATAN2([.B1274];[.D1274])" office:value-type="float" office:value="0.221528804616748" calcext:value-type="float">
            <text:p>0.2215288046</text:p>
          </table:table-cell>
          <table:table-cell table:formula="of:=[.E1274]*(180/PI())" office:value-type="float" office:value="12.6926655451179" calcext:value-type="float">
            <text:p>12.6926655451</text:p>
          </table:table-cell>
          <table:table-cell table:number-columns-repeated="16"/>
        </table:table-row>
        <table:table-row table:style-name="ro1">
          <table:table-cell office:value-type="float" office:value="-251" calcext:value-type="float">
            <text:p>-251</text:p>
          </table:table-cell>
          <table:table-cell office:value-type="float" office:value="222" calcext:value-type="float">
            <text:p>222</text:p>
          </table:table-cell>
          <table:table-cell office:value-type="float" office:value="-758" calcext:value-type="float">
            <text:p>-758</text:p>
          </table:table-cell>
          <table:table-cell table:formula="of:=[.A1275]+300" office:value-type="float" office:value="49" calcext:value-type="float">
            <text:p>49</text:p>
          </table:table-cell>
          <table:table-cell table:formula="of:=ATAN2([.B1275];[.D1275])" office:value-type="float" office:value="0.217237649141409" calcext:value-type="float">
            <text:p>0.2172376491</text:p>
          </table:table-cell>
          <table:table-cell table:formula="of:=[.E1275]*(180/PI())" office:value-type="float" office:value="12.4468004471465" calcext:value-type="float">
            <text:p>12.4468004471</text:p>
          </table:table-cell>
          <table:table-cell table:number-columns-repeated="16"/>
        </table:table-row>
        <table:table-row table:style-name="ro1">
          <table:table-cell office:value-type="float" office:value="-249" calcext:value-type="float">
            <text:p>-249</text:p>
          </table:table-cell>
          <table:table-cell office:value-type="float" office:value="220" calcext:value-type="float">
            <text:p>220</text:p>
          </table:table-cell>
          <table:table-cell office:value-type="float" office:value="-761" calcext:value-type="float">
            <text:p>-761</text:p>
          </table:table-cell>
          <table:table-cell table:formula="of:=[.A1276]+300" office:value-type="float" office:value="51" calcext:value-type="float">
            <text:p>51</text:p>
          </table:table-cell>
          <table:table-cell table:formula="of:=ATAN2([.B1276];[.D1276])" office:value-type="float" office:value="0.227794533088274" calcext:value-type="float">
            <text:p>0.2277945331</text:p>
          </table:table-cell>
          <table:table-cell table:formula="of:=[.E1276]*(180/PI())" office:value-type="float" office:value="13.0516653421113" calcext:value-type="float">
            <text:p>13.0516653421</text:p>
          </table:table-cell>
          <table:table-cell table:number-columns-repeated="16"/>
        </table:table-row>
        <table:table-row table:style-name="ro1">
          <table:table-cell office:value-type="float" office:value="-250" calcext:value-type="float">
            <text:p>-250</text:p>
          </table:table-cell>
          <table:table-cell office:value-type="float" office:value="222" calcext:value-type="float">
            <text:p>222</text:p>
          </table:table-cell>
          <table:table-cell office:value-type="float" office:value="-762" calcext:value-type="float">
            <text:p>-762</text:p>
          </table:table-cell>
          <table:table-cell table:formula="of:=[.A1277]+300" office:value-type="float" office:value="50" calcext:value-type="float">
            <text:p>50</text:p>
          </table:table-cell>
          <table:table-cell table:formula="of:=ATAN2([.B1277];[.D1277])" office:value-type="float" office:value="0.221528804616748" calcext:value-type="float">
            <text:p>0.2215288046</text:p>
          </table:table-cell>
          <table:table-cell table:formula="of:=[.E1277]*(180/PI())" office:value-type="float" office:value="12.6926655451179" calcext:value-type="float">
            <text:p>12.6926655451</text:p>
          </table:table-cell>
          <table:table-cell table:number-columns-repeated="16"/>
        </table:table-row>
        <table:table-row table:style-name="ro1">
          <table:table-cell office:value-type="float" office:value="-248" calcext:value-type="float">
            <text:p>-248</text:p>
          </table:table-cell>
          <table:table-cell office:value-type="float" office:value="225" calcext:value-type="float">
            <text:p>225</text:p>
          </table:table-cell>
          <table:table-cell office:value-type="float" office:value="-762" calcext:value-type="float">
            <text:p>-762</text:p>
          </table:table-cell>
          <table:table-cell table:formula="of:=[.A1278]+300" office:value-type="float" office:value="52" calcext:value-type="float">
            <text:p>52</text:p>
          </table:table-cell>
          <table:table-cell table:formula="of:=ATAN2([.B1278];[.D1278])" office:value-type="float" office:value="0.227123417987312" calcext:value-type="float">
            <text:p>0.227123418</text:p>
          </table:table-cell>
          <table:table-cell table:formula="of:=[.E1278]*(180/PI())" office:value-type="float" office:value="13.0132132792586" calcext:value-type="float">
            <text:p>13.0132132793</text:p>
          </table:table-cell>
          <table:table-cell table:number-columns-repeated="16"/>
        </table:table-row>
        <table:table-row table:style-name="ro1">
          <table:table-cell office:value-type="float" office:value="-251" calcext:value-type="float">
            <text:p>-251</text:p>
          </table:table-cell>
          <table:table-cell office:value-type="float" office:value="221" calcext:value-type="float">
            <text:p>221</text:p>
          </table:table-cell>
          <table:table-cell office:value-type="float" office:value="-761" calcext:value-type="float">
            <text:p>-761</text:p>
          </table:table-cell>
          <table:table-cell table:formula="of:=[.A1279]+300" office:value-type="float" office:value="49" calcext:value-type="float">
            <text:p>49</text:p>
          </table:table-cell>
          <table:table-cell table:formula="of:=ATAN2([.B1279];[.D1279])" office:value-type="float" office:value="0.218189789226376" calcext:value-type="float">
            <text:p>0.2181897892</text:p>
          </table:table-cell>
          <table:table-cell table:formula="of:=[.E1279]*(180/PI())" office:value-type="float" office:value="12.5013540555204" calcext:value-type="float">
            <text:p>12.5013540555</text:p>
          </table:table-cell>
          <table:table-cell table:number-columns-repeated="16"/>
        </table:table-row>
        <table:table-row table:style-name="ro1">
          <table:table-cell office:value-type="float" office:value="-248" calcext:value-type="float">
            <text:p>-248</text:p>
          </table:table-cell>
          <table:table-cell office:value-type="float" office:value="222" calcext:value-type="float">
            <text:p>222</text:p>
          </table:table-cell>
          <table:table-cell office:value-type="float" office:value="-758" calcext:value-type="float">
            <text:p>-758</text:p>
          </table:table-cell>
          <table:table-cell table:formula="of:=[.A1280]+300" office:value-type="float" office:value="52" calcext:value-type="float">
            <text:p>52</text:p>
          </table:table-cell>
          <table:table-cell table:formula="of:=ATAN2([.B1280];[.D1280])" office:value-type="float" office:value="0.230086147192234" calcext:value-type="float">
            <text:p>0.2300861472</text:p>
          </table:table-cell>
          <table:table-cell table:formula="of:=[.E1280]*(180/PI())" office:value-type="float" office:value="13.1829651585409" calcext:value-type="float">
            <text:p>13.1829651585</text:p>
          </table:table-cell>
          <table:table-cell table:number-columns-repeated="16"/>
        </table:table-row>
        <table:table-row table:style-name="ro1">
          <table:table-cell office:value-type="float" office:value="-247" calcext:value-type="float">
            <text:p>-247</text:p>
          </table:table-cell>
          <table:table-cell office:value-type="float" office:value="220" calcext:value-type="float">
            <text:p>220</text:p>
          </table:table-cell>
          <table:table-cell office:value-type="float" office:value="-761" calcext:value-type="float">
            <text:p>-761</text:p>
          </table:table-cell>
          <table:table-cell table:formula="of:=[.A1281]+300" office:value-type="float" office:value="53" calcext:value-type="float">
            <text:p>53</text:p>
          </table:table-cell>
          <table:table-cell table:formula="of:=ATAN2([.B1281];[.D1281])" office:value-type="float" office:value="0.236404382365595" calcext:value-type="float">
            <text:p>0.2364043824</text:p>
          </table:table-cell>
          <table:table-cell table:formula="of:=[.E1281]*(180/PI())" office:value-type="float" office:value="13.5449733679455" calcext:value-type="float">
            <text:p>13.5449733679</text:p>
          </table:table-cell>
          <table:table-cell table:number-columns-repeated="16"/>
        </table:table-row>
        <table:table-row table:style-name="ro1">
          <table:table-cell office:value-type="float" office:value="-252" calcext:value-type="float">
            <text:p>-252</text:p>
          </table:table-cell>
          <table:table-cell office:value-type="float" office:value="223" calcext:value-type="float">
            <text:p>223</text:p>
          </table:table-cell>
          <table:table-cell office:value-type="float" office:value="-761" calcext:value-type="float">
            <text:p>-761</text:p>
          </table:table-cell>
          <table:table-cell table:formula="of:=[.A1282]+300" office:value-type="float" office:value="48" calcext:value-type="float">
            <text:p>48</text:p>
          </table:table-cell>
          <table:table-cell table:formula="of:=ATAN2([.B1282];[.D1282])" office:value-type="float" office:value="0.212011887771509" calcext:value-type="float">
            <text:p>0.2120118878</text:p>
          </table:table-cell>
          <table:table-cell table:formula="of:=[.E1282]*(180/PI())" office:value-type="float" office:value="12.1473863759087" calcext:value-type="float">
            <text:p>12.1473863759</text:p>
          </table:table-cell>
          <table:table-cell table:number-columns-repeated="16"/>
        </table:table-row>
        <table:table-row table:style-name="ro1">
          <table:table-cell office:value-type="float" office:value="-249" calcext:value-type="float">
            <text:p>-249</text:p>
          </table:table-cell>
          <table:table-cell office:value-type="float" office:value="220" calcext:value-type="float">
            <text:p>220</text:p>
          </table:table-cell>
          <table:table-cell office:value-type="float" office:value="-760" calcext:value-type="float">
            <text:p>-760</text:p>
          </table:table-cell>
          <table:table-cell table:formula="of:=[.A1283]+300" office:value-type="float" office:value="51" calcext:value-type="float">
            <text:p>51</text:p>
          </table:table-cell>
          <table:table-cell table:formula="of:=ATAN2([.B1283];[.D1283])" office:value-type="float" office:value="0.227794533088274" calcext:value-type="float">
            <text:p>0.2277945331</text:p>
          </table:table-cell>
          <table:table-cell table:formula="of:=[.E1283]*(180/PI())" office:value-type="float" office:value="13.0516653421113" calcext:value-type="float">
            <text:p>13.0516653421</text:p>
          </table:table-cell>
          <table:table-cell table:number-columns-repeated="16"/>
        </table:table-row>
        <table:table-row table:style-name="ro1">
          <table:table-cell office:value-type="float" office:value="-254" calcext:value-type="float">
            <text:p>-254</text:p>
          </table:table-cell>
          <table:table-cell office:value-type="float" office:value="221" calcext:value-type="float">
            <text:p>221</text:p>
          </table:table-cell>
          <table:table-cell office:value-type="float" office:value="-760" calcext:value-type="float">
            <text:p>-760</text:p>
          </table:table-cell>
          <table:table-cell table:formula="of:=[.A1284]+300" office:value-type="float" office:value="46" calcext:value-type="float">
            <text:p>46</text:p>
          </table:table-cell>
          <table:table-cell table:formula="of:=ATAN2([.B1284];[.D1284])" office:value-type="float" office:value="0.205214688071387" calcext:value-type="float">
            <text:p>0.2052146881</text:p>
          </table:table-cell>
          <table:table-cell table:formula="of:=[.E1284]*(180/PI())" office:value-type="float" office:value="11.7579355205842" calcext:value-type="float">
            <text:p>11.7579355206</text:p>
          </table:table-cell>
          <table:table-cell table:number-columns-repeated="16"/>
        </table:table-row>
        <table:table-row table:style-name="ro1">
          <table:table-cell office:value-type="float" office:value="-246" calcext:value-type="float">
            <text:p>-246</text:p>
          </table:table-cell>
          <table:table-cell office:value-type="float" office:value="222" calcext:value-type="float">
            <text:p>222</text:p>
          </table:table-cell>
          <table:table-cell office:value-type="float" office:value="-762" calcext:value-type="float">
            <text:p>-762</text:p>
          </table:table-cell>
          <table:table-cell table:formula="of:=[.A1285]+300" office:value-type="float" office:value="54" calcext:value-type="float">
            <text:p>54</text:p>
          </table:table-cell>
          <table:table-cell table:formula="of:=ATAN2([.B1285];[.D1285])" office:value-type="float" office:value="0.238609322508201" calcext:value-type="float">
            <text:p>0.2386093225</text:p>
          </table:table-cell>
          <table:table-cell table:formula="of:=[.E1285]*(180/PI())" office:value-type="float" office:value="13.6713071321958" calcext:value-type="float">
            <text:p>13.6713071322</text:p>
          </table:table-cell>
          <table:table-cell table:number-columns-repeated="16"/>
        </table:table-row>
        <table:table-row table:style-name="ro1">
          <table:table-cell office:value-type="float" office:value="-246" calcext:value-type="float">
            <text:p>-246</text:p>
          </table:table-cell>
          <table:table-cell office:value-type="float" office:value="221" calcext:value-type="float">
            <text:p>221</text:p>
          </table:table-cell>
          <table:table-cell office:value-type="float" office:value="-760" calcext:value-type="float">
            <text:p>-760</text:p>
          </table:table-cell>
          <table:table-cell table:formula="of:=[.A1286]+300" office:value-type="float" office:value="54" calcext:value-type="float">
            <text:p>54</text:p>
          </table:table-cell>
          <table:table-cell table:formula="of:=ATAN2([.B1286];[.D1286])" office:value-type="float" office:value="0.239648223207965" calcext:value-type="float">
            <text:p>0.2396482232</text:p>
          </table:table-cell>
          <table:table-cell table:formula="of:=[.E1286]*(180/PI())" office:value-type="float" office:value="13.7308317576255" calcext:value-type="float">
            <text:p>13.7308317576</text:p>
          </table:table-cell>
          <table:table-cell table:number-columns-repeated="16"/>
        </table:table-row>
        <table:table-row table:style-name="ro1">
          <table:table-cell office:value-type="float" office:value="-247" calcext:value-type="float">
            <text:p>-247</text:p>
          </table:table-cell>
          <table:table-cell office:value-type="float" office:value="222" calcext:value-type="float">
            <text:p>222</text:p>
          </table:table-cell>
          <table:table-cell office:value-type="float" office:value="-761" calcext:value-type="float">
            <text:p>-761</text:p>
          </table:table-cell>
          <table:table-cell table:formula="of:=[.A1287]+300" office:value-type="float" office:value="53" calcext:value-type="float">
            <text:p>53</text:p>
          </table:table-cell>
          <table:table-cell table:formula="of:=ATAN2([.B1287];[.D1287])" office:value-type="float" office:value="0.234352070584601" calcext:value-type="float">
            <text:p>0.2343520706</text:p>
          </table:table-cell>
          <table:table-cell table:formula="of:=[.E1287]*(180/PI())" office:value-type="float" office:value="13.4273845646496" calcext:value-type="float">
            <text:p>13.4273845646</text:p>
          </table:table-cell>
          <table:table-cell table:number-columns-repeated="16"/>
        </table:table-row>
        <table:table-row table:style-name="ro1">
          <table:table-cell office:value-type="float" office:value="-250" calcext:value-type="float">
            <text:p>-250</text:p>
          </table:table-cell>
          <table:table-cell office:value-type="float" office:value="220" calcext:value-type="float">
            <text:p>220</text:p>
          </table:table-cell>
          <table:table-cell office:value-type="float" office:value="-761" calcext:value-type="float">
            <text:p>-761</text:p>
          </table:table-cell>
          <table:table-cell table:formula="of:=[.A1288]+300" office:value-type="float" office:value="50" calcext:value-type="float">
            <text:p>50</text:p>
          </table:table-cell>
          <table:table-cell table:formula="of:=ATAN2([.B1288];[.D1288])" office:value-type="float" office:value="0.223476601140633" calcext:value-type="float">
            <text:p>0.2234766011</text:p>
          </table:table-cell>
          <table:table-cell table:formula="of:=[.E1288]*(180/PI())" office:value-type="float" office:value="12.8042660652868" calcext:value-type="float">
            <text:p>12.8042660653</text:p>
          </table:table-cell>
          <table:table-cell table:number-columns-repeated="16"/>
        </table:table-row>
        <table:table-row table:style-name="ro1">
          <table:table-cell office:value-type="float" office:value="-249" calcext:value-type="float">
            <text:p>-249</text:p>
          </table:table-cell>
          <table:table-cell office:value-type="float" office:value="222" calcext:value-type="float">
            <text:p>222</text:p>
          </table:table-cell>
          <table:table-cell office:value-type="float" office:value="-763" calcext:value-type="float">
            <text:p>-763</text:p>
          </table:table-cell>
          <table:table-cell table:formula="of:=[.A1289]+300" office:value-type="float" office:value="51" calcext:value-type="float">
            <text:p>51</text:p>
          </table:table-cell>
          <table:table-cell table:formula="of:=ATAN2([.B1289];[.D1289])" office:value-type="float" office:value="0.225811681543355" calcext:value-type="float">
            <text:p>0.2258116815</text:p>
          </table:table-cell>
          <table:table-cell table:formula="of:=[.E1289]*(180/PI())" office:value-type="float" office:value="12.9380563171865" calcext:value-type="float">
            <text:p>12.9380563172</text:p>
          </table:table-cell>
          <table:table-cell table:number-columns-repeated="16"/>
        </table:table-row>
        <table:table-row table:style-name="ro1">
          <table:table-cell office:value-type="float" office:value="-248" calcext:value-type="float">
            <text:p>-248</text:p>
          </table:table-cell>
          <table:table-cell office:value-type="float" office:value="224" calcext:value-type="float">
            <text:p>224</text:p>
          </table:table-cell>
          <table:table-cell office:value-type="float" office:value="-761" calcext:value-type="float">
            <text:p>-761</text:p>
          </table:table-cell>
          <table:table-cell table:formula="of:=[.A1290]+300" office:value-type="float" office:value="52" calcext:value-type="float">
            <text:p>52</text:p>
          </table:table-cell>
          <table:table-cell table:formula="of:=ATAN2([.B1290];[.D1290])" office:value-type="float" office:value="0.228102628279943" calcext:value-type="float">
            <text:p>0.2281026283</text:p>
          </table:table-cell>
          <table:table-cell table:formula="of:=[.E1290]*(180/PI())" office:value-type="float" office:value="13.0693178962822" calcext:value-type="float">
            <text:p>13.0693178963</text:p>
          </table:table-cell>
          <table:table-cell table:number-columns-repeated="16"/>
        </table:table-row>
        <table:table-row table:style-name="ro1">
          <table:table-cell office:value-type="float" office:value="-245" calcext:value-type="float">
            <text:p>-245</text:p>
          </table:table-cell>
          <table:table-cell office:value-type="float" office:value="221" calcext:value-type="float">
            <text:p>221</text:p>
          </table:table-cell>
          <table:table-cell office:value-type="float" office:value="-760" calcext:value-type="float">
            <text:p>-760</text:p>
          </table:table-cell>
          <table:table-cell table:formula="of:=[.A1291]+300" office:value-type="float" office:value="55" calcext:value-type="float">
            <text:p>55</text:p>
          </table:table-cell>
          <table:table-cell table:formula="of:=ATAN2([.B1291];[.D1291])" office:value-type="float" office:value="0.243913700803167" calcext:value-type="float">
            <text:p>0.2439137008</text:p>
          </table:table-cell>
          <table:table-cell table:formula="of:=[.E1291]*(180/PI())" office:value-type="float" office:value="13.9752256214382" calcext:value-type="float">
            <text:p>13.9752256214</text:p>
          </table:table-cell>
          <table:table-cell table:number-columns-repeated="16"/>
        </table:table-row>
        <table:table-row table:style-name="ro1">
          <table:table-cell office:value-type="float" office:value="-247" calcext:value-type="float">
            <text:p>-247</text:p>
          </table:table-cell>
          <table:table-cell office:value-type="float" office:value="220" calcext:value-type="float">
            <text:p>220</text:p>
          </table:table-cell>
          <table:table-cell office:value-type="float" office:value="-761" calcext:value-type="float">
            <text:p>-761</text:p>
          </table:table-cell>
          <table:table-cell table:formula="of:=[.A1292]+300" office:value-type="float" office:value="53" calcext:value-type="float">
            <text:p>53</text:p>
          </table:table-cell>
          <table:table-cell table:formula="of:=ATAN2([.B1292];[.D1292])" office:value-type="float" office:value="0.236404382365595" calcext:value-type="float">
            <text:p>0.2364043824</text:p>
          </table:table-cell>
          <table:table-cell table:formula="of:=[.E1292]*(180/PI())" office:value-type="float" office:value="13.5449733679455" calcext:value-type="float">
            <text:p>13.5449733679</text:p>
          </table:table-cell>
          <table:table-cell table:number-columns-repeated="16"/>
        </table:table-row>
        <table:table-row table:style-name="ro1">
          <table:table-cell office:value-type="float" office:value="-249" calcext:value-type="float">
            <text:p>-249</text:p>
          </table:table-cell>
          <table:table-cell office:value-type="float" office:value="221" calcext:value-type="float">
            <text:p>221</text:p>
          </table:table-cell>
          <table:table-cell office:value-type="float" office:value="-760" calcext:value-type="float">
            <text:p>-760</text:p>
          </table:table-cell>
          <table:table-cell table:formula="of:=[.A1293]+300" office:value-type="float" office:value="51" calcext:value-type="float">
            <text:p>51</text:p>
          </table:table-cell>
          <table:table-cell table:formula="of:=ATAN2([.B1293];[.D1293])" office:value-type="float" office:value="0.226798848053886" calcext:value-type="float">
            <text:p>0.2267988481</text:p>
          </table:table-cell>
          <table:table-cell table:formula="of:=[.E1293]*(180/PI())" office:value-type="float" office:value="12.9946167919165" calcext:value-type="float">
            <text:p>12.9946167919</text:p>
          </table:table-cell>
          <table:table-cell table:number-columns-repeated="16"/>
        </table:table-row>
        <table:table-row table:style-name="ro1">
          <table:table-cell office:value-type="float" office:value="-245" calcext:value-type="float">
            <text:p>-245</text:p>
          </table:table-cell>
          <table:table-cell office:value-type="float" office:value="218" calcext:value-type="float">
            <text:p>218</text:p>
          </table:table-cell>
          <table:table-cell office:value-type="float" office:value="-760" calcext:value-type="float">
            <text:p>-760</text:p>
          </table:table-cell>
          <table:table-cell table:formula="of:=[.A1294]+300" office:value-type="float" office:value="55" calcext:value-type="float">
            <text:p>55</text:p>
          </table:table-cell>
          <table:table-cell table:formula="of:=ATAN2([.B1294];[.D1294])" office:value-type="float" office:value="0.247136157082433" calcext:value-type="float">
            <text:p>0.2471361571</text:p>
          </table:table-cell>
          <table:table-cell table:formula="of:=[.E1294]*(180/PI())" office:value-type="float" office:value="14.1598587659056" calcext:value-type="float">
            <text:p>14.1598587659</text:p>
          </table:table-cell>
          <table:table-cell table:number-columns-repeated="16"/>
        </table:table-row>
        <table:table-row table:style-name="ro1">
          <table:table-cell office:value-type="float" office:value="-245" calcext:value-type="float">
            <text:p>-245</text:p>
          </table:table-cell>
          <table:table-cell office:value-type="float" office:value="218" calcext:value-type="float">
            <text:p>218</text:p>
          </table:table-cell>
          <table:table-cell office:value-type="float" office:value="-760" calcext:value-type="float">
            <text:p>-760</text:p>
          </table:table-cell>
          <table:table-cell table:formula="of:=[.A1295]+300" office:value-type="float" office:value="55" calcext:value-type="float">
            <text:p>55</text:p>
          </table:table-cell>
          <table:table-cell table:formula="of:=ATAN2([.B1295];[.D1295])" office:value-type="float" office:value="0.247136157082433" calcext:value-type="float">
            <text:p>0.2471361571</text:p>
          </table:table-cell>
          <table:table-cell table:formula="of:=[.E1295]*(180/PI())" office:value-type="float" office:value="14.1598587659056" calcext:value-type="float">
            <text:p>14.1598587659</text:p>
          </table:table-cell>
          <table:table-cell table:number-columns-repeated="16"/>
        </table:table-row>
        <table:table-row table:style-name="ro1">
          <table:table-cell office:value-type="float" office:value="-248" calcext:value-type="float">
            <text:p>-248</text:p>
          </table:table-cell>
          <table:table-cell office:value-type="float" office:value="223" calcext:value-type="float">
            <text:p>223</text:p>
          </table:table-cell>
          <table:table-cell office:value-type="float" office:value="-759" calcext:value-type="float">
            <text:p>-759</text:p>
          </table:table-cell>
          <table:table-cell table:formula="of:=[.A1296]+300" office:value-type="float" office:value="52" calcext:value-type="float">
            <text:p>52</text:p>
          </table:table-cell>
          <table:table-cell table:formula="of:=ATAN2([.B1296];[.D1296])" office:value-type="float" office:value="0.229090169739527" calcext:value-type="float">
            <text:p>0.2290901697</text:p>
          </table:table-cell>
          <table:table-cell table:formula="of:=[.E1296]*(180/PI())" office:value-type="float" office:value="13.1258998540105" calcext:value-type="float">
            <text:p>13.125899854</text:p>
          </table:table-cell>
          <table:table-cell table:number-columns-repeated="16"/>
        </table:table-row>
        <table:table-row table:style-name="ro1">
          <table:table-cell office:value-type="float" office:value="-248" calcext:value-type="float">
            <text:p>-248</text:p>
          </table:table-cell>
          <table:table-cell office:value-type="float" office:value="222" calcext:value-type="float">
            <text:p>222</text:p>
          </table:table-cell>
          <table:table-cell office:value-type="float" office:value="-759" calcext:value-type="float">
            <text:p>-759</text:p>
          </table:table-cell>
          <table:table-cell table:formula="of:=[.A1297]+300" office:value-type="float" office:value="52" calcext:value-type="float">
            <text:p>52</text:p>
          </table:table-cell>
          <table:table-cell table:formula="of:=ATAN2([.B1297];[.D1297])" office:value-type="float" office:value="0.230086147192234" calcext:value-type="float">
            <text:p>0.2300861472</text:p>
          </table:table-cell>
          <table:table-cell table:formula="of:=[.E1297]*(180/PI())" office:value-type="float" office:value="13.1829651585409" calcext:value-type="float">
            <text:p>13.1829651585</text:p>
          </table:table-cell>
          <table:table-cell table:number-columns-repeated="16"/>
        </table:table-row>
        <table:table-row table:style-name="ro1">
          <table:table-cell office:value-type="float" office:value="-249" calcext:value-type="float">
            <text:p>-249</text:p>
          </table:table-cell>
          <table:table-cell office:value-type="float" office:value="224" calcext:value-type="float">
            <text:p>224</text:p>
          </table:table-cell>
          <table:table-cell office:value-type="float" office:value="-758" calcext:value-type="float">
            <text:p>-758</text:p>
          </table:table-cell>
          <table:table-cell table:formula="of:=[.A1298]+300" office:value-type="float" office:value="51" calcext:value-type="float">
            <text:p>51</text:p>
          </table:table-cell>
          <table:table-cell table:formula="of:=ATAN2([.B1298];[.D1298])" office:value-type="float" office:value="0.223862478026748" calcext:value-type="float">
            <text:p>0.223862478</text:p>
          </table:table-cell>
          <table:table-cell table:formula="of:=[.E1298]*(180/PI())" office:value-type="float" office:value="12.8263751822728" calcext:value-type="float">
            <text:p>12.8263751823</text:p>
          </table:table-cell>
          <table:table-cell table:number-columns-repeated="16"/>
        </table:table-row>
        <table:table-row table:style-name="ro1">
          <table:table-cell office:value-type="float" office:value="-249" calcext:value-type="float">
            <text:p>-249</text:p>
          </table:table-cell>
          <table:table-cell office:value-type="float" office:value="222" calcext:value-type="float">
            <text:p>222</text:p>
          </table:table-cell>
          <table:table-cell office:value-type="float" office:value="-761" calcext:value-type="float">
            <text:p>-761</text:p>
          </table:table-cell>
          <table:table-cell table:formula="of:=[.A1299]+300" office:value-type="float" office:value="51" calcext:value-type="float">
            <text:p>51</text:p>
          </table:table-cell>
          <table:table-cell table:formula="of:=ATAN2([.B1299];[.D1299])" office:value-type="float" office:value="0.225811681543355" calcext:value-type="float">
            <text:p>0.2258116815</text:p>
          </table:table-cell>
          <table:table-cell table:formula="of:=[.E1299]*(180/PI())" office:value-type="float" office:value="12.9380563171865" calcext:value-type="float">
            <text:p>12.9380563172</text:p>
          </table:table-cell>
          <table:table-cell table:number-columns-repeated="16"/>
        </table:table-row>
        <table:table-row table:style-name="ro1">
          <table:table-cell office:value-type="float" office:value="-249" calcext:value-type="float">
            <text:p>-249</text:p>
          </table:table-cell>
          <table:table-cell office:value-type="float" office:value="223" calcext:value-type="float">
            <text:p>223</text:p>
          </table:table-cell>
          <table:table-cell office:value-type="float" office:value="-759" calcext:value-type="float">
            <text:p>-759</text:p>
          </table:table-cell>
          <table:table-cell table:formula="of:=[.A1300]+300" office:value-type="float" office:value="51" calcext:value-type="float">
            <text:p>51</text:p>
          </table:table-cell>
          <table:table-cell table:formula="of:=ATAN2([.B1300];[.D1300])" office:value-type="float" office:value="0.224832926602279" calcext:value-type="float">
            <text:p>0.2248329266</text:p>
          </table:table-cell>
          <table:table-cell table:formula="of:=[.E1300]*(180/PI())" office:value-type="float" office:value="12.8819777898852" calcext:value-type="float">
            <text:p>12.8819777899</text:p>
          </table:table-cell>
          <table:table-cell table:number-columns-repeated="16"/>
        </table:table-row>
        <table:table-row table:style-name="ro1">
          <table:table-cell office:value-type="float" office:value="-250" calcext:value-type="float">
            <text:p>-250</text:p>
          </table:table-cell>
          <table:table-cell office:value-type="float" office:value="220" calcext:value-type="float">
            <text:p>220</text:p>
          </table:table-cell>
          <table:table-cell office:value-type="float" office:value="-759" calcext:value-type="float">
            <text:p>-759</text:p>
          </table:table-cell>
          <table:table-cell table:formula="of:=[.A1301]+300" office:value-type="float" office:value="50" calcext:value-type="float">
            <text:p>50</text:p>
          </table:table-cell>
          <table:table-cell table:formula="of:=ATAN2([.B1301];[.D1301])" office:value-type="float" office:value="0.223476601140633" calcext:value-type="float">
            <text:p>0.2234766011</text:p>
          </table:table-cell>
          <table:table-cell table:formula="of:=[.E1301]*(180/PI())" office:value-type="float" office:value="12.8042660652868" calcext:value-type="float">
            <text:p>12.8042660653</text:p>
          </table:table-cell>
          <table:table-cell table:number-columns-repeated="16"/>
        </table:table-row>
        <table:table-row table:style-name="ro1">
          <table:table-cell office:value-type="float" office:value="-250" calcext:value-type="float">
            <text:p>-250</text:p>
          </table:table-cell>
          <table:table-cell office:value-type="float" office:value="223" calcext:value-type="float">
            <text:p>223</text:p>
          </table:table-cell>
          <table:table-cell office:value-type="float" office:value="-760" calcext:value-type="float">
            <text:p>-760</text:p>
          </table:table-cell>
          <table:table-cell table:formula="of:=[.A1302]+300" office:value-type="float" office:value="50" calcext:value-type="float">
            <text:p>50</text:p>
          </table:table-cell>
          <table:table-cell table:formula="of:=ATAN2([.B1302];[.D1302])" office:value-type="float" office:value="0.220567377385384" calcext:value-type="float">
            <text:p>0.2205673774</text:p>
          </table:table-cell>
          <table:table-cell table:formula="of:=[.E1302]*(180/PI())" office:value-type="float" office:value="12.6375798224518" calcext:value-type="float">
            <text:p>12.6375798225</text:p>
          </table:table-cell>
          <table:table-cell table:number-columns-repeated="16"/>
        </table:table-row>
        <table:table-row table:style-name="ro1">
          <table:table-cell office:value-type="float" office:value="-248" calcext:value-type="float">
            <text:p>-248</text:p>
          </table:table-cell>
          <table:table-cell office:value-type="float" office:value="222" calcext:value-type="float">
            <text:p>222</text:p>
          </table:table-cell>
          <table:table-cell office:value-type="float" office:value="-763" calcext:value-type="float">
            <text:p>-763</text:p>
          </table:table-cell>
          <table:table-cell table:formula="of:=[.A1303]+300" office:value-type="float" office:value="52" calcext:value-type="float">
            <text:p>52</text:p>
          </table:table-cell>
          <table:table-cell table:formula="of:=ATAN2([.B1303];[.D1303])" office:value-type="float" office:value="0.230086147192234" calcext:value-type="float">
            <text:p>0.2300861472</text:p>
          </table:table-cell>
          <table:table-cell table:formula="of:=[.E1303]*(180/PI())" office:value-type="float" office:value="13.1829651585409" calcext:value-type="float">
            <text:p>13.1829651585</text:p>
          </table:table-cell>
          <table:table-cell table:number-columns-repeated="16"/>
        </table:table-row>
        <table:table-row table:style-name="ro1">
          <table:table-cell office:value-type="float" office:value="-250" calcext:value-type="float">
            <text:p>-250</text:p>
          </table:table-cell>
          <table:table-cell office:value-type="float" office:value="220" calcext:value-type="float">
            <text:p>220</text:p>
          </table:table-cell>
          <table:table-cell office:value-type="float" office:value="-762" calcext:value-type="float">
            <text:p>-762</text:p>
          </table:table-cell>
          <table:table-cell table:formula="of:=[.A1304]+300" office:value-type="float" office:value="50" calcext:value-type="float">
            <text:p>50</text:p>
          </table:table-cell>
          <table:table-cell table:formula="of:=ATAN2([.B1304];[.D1304])" office:value-type="float" office:value="0.223476601140633" calcext:value-type="float">
            <text:p>0.2234766011</text:p>
          </table:table-cell>
          <table:table-cell table:formula="of:=[.E1304]*(180/PI())" office:value-type="float" office:value="12.8042660652868" calcext:value-type="float">
            <text:p>12.8042660653</text:p>
          </table:table-cell>
          <table:table-cell table:number-columns-repeated="16"/>
        </table:table-row>
        <table:table-row table:style-name="ro1">
          <table:table-cell office:value-type="float" office:value="-246" calcext:value-type="float">
            <text:p>-246</text:p>
          </table:table-cell>
          <table:table-cell office:value-type="float" office:value="222" calcext:value-type="float">
            <text:p>222</text:p>
          </table:table-cell>
          <table:table-cell office:value-type="float" office:value="-761" calcext:value-type="float">
            <text:p>-761</text:p>
          </table:table-cell>
          <table:table-cell table:formula="of:=[.A1305]+300" office:value-type="float" office:value="54" calcext:value-type="float">
            <text:p>54</text:p>
          </table:table-cell>
          <table:table-cell table:formula="of:=ATAN2([.B1305];[.D1305])" office:value-type="float" office:value="0.238609322508201" calcext:value-type="float">
            <text:p>0.2386093225</text:p>
          </table:table-cell>
          <table:table-cell table:formula="of:=[.E1305]*(180/PI())" office:value-type="float" office:value="13.6713071321958" calcext:value-type="float">
            <text:p>13.6713071322</text:p>
          </table:table-cell>
          <table:table-cell table:number-columns-repeated="16"/>
        </table:table-row>
        <table:table-row table:style-name="ro1">
          <table:table-cell office:value-type="float" office:value="-248" calcext:value-type="float">
            <text:p>-248</text:p>
          </table:table-cell>
          <table:table-cell office:value-type="float" office:value="221" calcext:value-type="float">
            <text:p>221</text:p>
          </table:table-cell>
          <table:table-cell office:value-type="float" office:value="-761" calcext:value-type="float">
            <text:p>-761</text:p>
          </table:table-cell>
          <table:table-cell table:formula="of:=[.A1306]+300" office:value-type="float" office:value="52" calcext:value-type="float">
            <text:p>52</text:p>
          </table:table-cell>
          <table:table-cell table:formula="of:=ATAN2([.B1306];[.D1306])" office:value-type="float" office:value="0.231090667195897" calcext:value-type="float">
            <text:p>0.2310906672</text:p>
          </table:table-cell>
          <table:table-cell table:formula="of:=[.E1306]*(180/PI())" office:value-type="float" office:value="13.2405199151872" calcext:value-type="float">
            <text:p>13.2405199152</text:p>
          </table:table-cell>
          <table:table-cell table:number-columns-repeated="16"/>
        </table:table-row>
        <table:table-row table:style-name="ro1">
          <table:table-cell office:value-type="float" office:value="-249" calcext:value-type="float">
            <text:p>-249</text:p>
          </table:table-cell>
          <table:table-cell office:value-type="float" office:value="221" calcext:value-type="float">
            <text:p>221</text:p>
          </table:table-cell>
          <table:table-cell office:value-type="float" office:value="-760" calcext:value-type="float">
            <text:p>-760</text:p>
          </table:table-cell>
          <table:table-cell table:formula="of:=[.A1307]+300" office:value-type="float" office:value="51" calcext:value-type="float">
            <text:p>51</text:p>
          </table:table-cell>
          <table:table-cell table:formula="of:=ATAN2([.B1307];[.D1307])" office:value-type="float" office:value="0.226798848053886" calcext:value-type="float">
            <text:p>0.2267988481</text:p>
          </table:table-cell>
          <table:table-cell table:formula="of:=[.E1307]*(180/PI())" office:value-type="float" office:value="12.9946167919165" calcext:value-type="float">
            <text:p>12.9946167919</text:p>
          </table:table-cell>
          <table:table-cell table:number-columns-repeated="16"/>
        </table:table-row>
        <table:table-row table:style-name="ro1">
          <table:table-cell table:formula="of:=MAX([.A2:.A1307])" office:value-type="float" office:value="-57" calcext:value-type="float">
            <text:p>-57</text:p>
          </table:table-cell>
          <table:table-cell table:formula="of:=MIN([.B2:.B1307])" office:value-type="float" office:value="-235" calcext:value-type="float">
            <text:p>-235</text:p>
          </table:table-cell>
          <table:table-cell table:number-columns-repeated="3"/>
          <table:table-cell table:style-name="ce2" table:formula="of:=MIN([.F2:.F1307])" office:value-type="float" office:value="-179.748704332791" calcext:value-type="float">
            <text:p>-179.7487043328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 AMT" svg:font-family="'Albany AMT', Arial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7T13:27:31.429642168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78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2cm" svg:height="9.006cm" xlink:href=".." xlink:type="simple" chart:class="chart:scatter" chart:style-name="ch1">
        <chart:legend chart:legend-position="end" svg:x="13.759cm" svg:y="4.204cm" style:legend-expansion="high" chart:style-name="ch2"/>
        <chart:plot-area chart:style-name="ch3" table:cell-range-address="Sheet1.A2:Sheet1.B1307" svg:x="0.32cm" svg:y="0.18cm" svg:width="13.119cm" svg:height="8.646cm">
          <chartooo:coordinate-region svg:x="0.652cm" svg:y="0.379cm" svg:width="12.693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307" chart:class="chart:scatter">
            <chart:domain table:cell-range-address="Sheet1.A2:Sheet1.A1307"/>
            <chart:data-point chart:repeated="130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17">
                <text:p>-317</text:p>
                <draw:g>
                  <svg:desc>Sheet1.A2:Sheet1.A1307</svg:desc>
                </draw:g>
              </table:table-cell>
              <table:table-cell office:value-type="float" office:value="-232">
                <text:p>-232</text:p>
                <draw:g>
                  <svg:desc>Sheet1.B2:Sheet1.B13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17">
                <text:p>-317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15">
                <text:p>-315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14">
                <text:p>-314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16">
                <text:p>-316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18">
                <text:p>-318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18">
                <text:p>-318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17">
                <text:p>-317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15">
                <text:p>-315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5">
                <text:p>-315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16">
                <text:p>-316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17">
                <text:p>-317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17">
                <text:p>-317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19">
                <text:p>-319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16">
                <text:p>-316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15">
                <text:p>-315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13">
                <text:p>-313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14">
                <text:p>-314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19">
                <text:p>-319</text:p>
              </table:table-cell>
              <table:table-cell office:value-type="float" office:value="-232">
                <text:p>-2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17">
                <text:p>-317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16">
                <text:p>-316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16">
                <text:p>-316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20">
                <text:p>-320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18">
                <text:p>-318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14">
                <text:p>-314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17">
                <text:p>-317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16">
                <text:p>-316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16">
                <text:p>-316</text:p>
              </table:table-cell>
              <table:table-cell office:value-type="float" office:value="-234">
                <text:p>-2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15">
                <text:p>-315</text:p>
              </table:table-cell>
              <table:table-cell office:value-type="float" office:value="-234">
                <text:p>-2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17">
                <text:p>-317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17">
                <text:p>-317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16">
                <text:p>-316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15">
                <text:p>-315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17">
                <text:p>-317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18">
                <text:p>-318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20">
                <text:p>-320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322">
                <text:p>-322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25">
                <text:p>-325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30">
                <text:p>-330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33">
                <text:p>-333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337">
                <text:p>-337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42">
                <text:p>-342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45">
                <text:p>-345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51">
                <text:p>-351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52">
                <text:p>-352</text:p>
              </table:table-cell>
              <table:table-cell office:value-type="float" office:value="-219">
                <text:p>-2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62">
                <text:p>-362</text:p>
              </table:table-cell>
              <table:table-cell office:value-type="float" office:value="-219">
                <text:p>-2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71">
                <text:p>-371</text:p>
              </table:table-cell>
              <table:table-cell office:value-type="float" office:value="-218">
                <text:p>-2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72">
                <text:p>-372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72">
                <text:p>-372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78">
                <text:p>-378</text:p>
              </table:table-cell>
              <table:table-cell office:value-type="float" office:value="-215">
                <text:p>-2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89">
                <text:p>-389</text:p>
              </table:table-cell>
              <table:table-cell office:value-type="float" office:value="-212">
                <text:p>-2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96">
                <text:p>-396</text:p>
              </table:table-cell>
              <table:table-cell office:value-type="float" office:value="-208">
                <text:p>-2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03">
                <text:p>-403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11">
                <text:p>-411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14">
                <text:p>-414</text:p>
              </table:table-cell>
              <table:table-cell office:value-type="float" office:value="-191">
                <text:p>-1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20">
                <text:p>-420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32">
                <text:p>-432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5">
                <text:p>-435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47">
                <text:p>-447</text:p>
              </table:table-cell>
              <table:table-cell office:value-type="float" office:value="-177">
                <text:p>-1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49">
                <text:p>-449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57">
                <text:p>-457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467">
                <text:p>-467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472">
                <text:p>-472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80">
                <text:p>-480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480">
                <text:p>-480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483">
                <text:p>-483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491">
                <text:p>-491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492">
                <text:p>-492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497">
                <text:p>-497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499">
                <text:p>-499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504">
                <text:p>-504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510">
                <text:p>-510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510">
                <text:p>-510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519">
                <text:p>-519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521">
                <text:p>-521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521">
                <text:p>-521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20">
                <text:p>-520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520">
                <text:p>-520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524">
                <text:p>-524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526">
                <text:p>-526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528">
                <text:p>-52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528">
                <text:p>-52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531">
                <text:p>-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530">
                <text:p>-5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527">
                <text:p>-5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527">
                <text:p>-5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526">
                <text:p>-52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529">
                <text:p>-52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524">
                <text:p>-52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521">
                <text:p>-5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520">
                <text:p>-52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517">
                <text:p>-5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512">
                <text:p>-51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507">
                <text:p>-50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501">
                <text:p>-50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02">
                <text:p>-50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94">
                <text:p>-49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482">
                <text:p>-48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475">
                <text:p>-47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467">
                <text:p>-46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467">
                <text:p>-46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460">
                <text:p>-46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456">
                <text:p>-45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451">
                <text:p>-45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437">
                <text:p>-43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433">
                <text:p>-43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428">
                <text:p>-42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420">
                <text:p>-42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414">
                <text:p>-41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404">
                <text:p>-40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97">
                <text:p>-39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84">
                <text:p>-384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383">
                <text:p>-38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371">
                <text:p>-37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367">
                <text:p>-367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358">
                <text:p>-35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344">
                <text:p>-34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335">
                <text:p>-33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332">
                <text:p>-33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319">
                <text:p>-319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12">
                <text:p>-31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299">
                <text:p>-29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296">
                <text:p>-29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286">
                <text:p>-286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278">
                <text:p>-27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269">
                <text:p>-269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258">
                <text:p>-25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248">
                <text:p>-24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239">
                <text:p>-23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235">
                <text:p>-23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230">
                <text:p>-23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222">
                <text:p>-22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210">
                <text:p>-21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205">
                <text:p>-20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91">
                <text:p>-19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86">
                <text:p>-18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75">
                <text:p>-17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68">
                <text:p>-16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65">
                <text:p>-16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54">
                <text:p>-15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45">
                <text:p>-14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39">
                <text:p>-13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26">
                <text:p>-12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23">
                <text:p>-12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18">
                <text:p>-11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14">
                <text:p>-11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11">
                <text:p>-11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01">
                <text:p>-10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04">
                <text:p>-10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96">
                <text:p>-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91">
                <text:p>-9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88">
                <text:p>-8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81">
                <text:p>-8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79">
                <text:p>-7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77">
                <text:p>-7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73">
                <text:p>-7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70">
                <text:p>-7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69">
                <text:p>-6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69">
                <text:p>-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68">
                <text:p>-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68">
                <text:p>-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65">
                <text:p>-6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68">
                <text:p>-68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65">
                <text:p>-65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66">
                <text:p>-66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68">
                <text:p>-68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71">
                <text:p>-71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67">
                <text:p>-67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72">
                <text:p>-72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74">
                <text:p>-74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74">
                <text:p>-74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80">
                <text:p>-8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87">
                <text:p>-87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92">
                <text:p>-92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00">
                <text:p>-100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00">
                <text:p>-100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04">
                <text:p>-104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14">
                <text:p>-114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20">
                <text:p>-120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26">
                <text:p>-126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31">
                <text:p>-131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41">
                <text:p>-141</text:p>
              </table:table-cell>
              <table:table-cell office:value-type="float" office:value="-175">
                <text:p>-1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44">
                <text:p>-144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47">
                <text:p>-147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56">
                <text:p>-156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63">
                <text:p>-163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75">
                <text:p>-175</text:p>
              </table:table-cell>
              <table:table-cell office:value-type="float" office:value="-207">
                <text:p>-2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85">
                <text:p>-185</text:p>
              </table:table-cell>
              <table:table-cell office:value-type="float" office:value="-211">
                <text:p>-2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93">
                <text:p>-193</text:p>
              </table:table-cell>
              <table:table-cell office:value-type="float" office:value="-214">
                <text:p>-2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204">
                <text:p>-204</text:p>
              </table:table-cell>
              <table:table-cell office:value-type="float" office:value="-217">
                <text:p>-2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210">
                <text:p>-210</text:p>
              </table:table-cell>
              <table:table-cell office:value-type="float" office:value="-215">
                <text:p>-2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212">
                <text:p>-212</text:p>
              </table:table-cell>
              <table:table-cell office:value-type="float" office:value="-217">
                <text:p>-2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222">
                <text:p>-222</text:p>
              </table:table-cell>
              <table:table-cell office:value-type="float" office:value="-219">
                <text:p>-2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233">
                <text:p>-233</text:p>
              </table:table-cell>
              <table:table-cell office:value-type="float" office:value="-220">
                <text:p>-22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243">
                <text:p>-243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245">
                <text:p>-245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260">
                <text:p>-260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263">
                <text:p>-263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265">
                <text:p>-265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274">
                <text:p>-274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282">
                <text:p>-282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279">
                <text:p>-279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288">
                <text:p>-288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291">
                <text:p>-291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295">
                <text:p>-295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296">
                <text:p>-296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302">
                <text:p>-302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302">
                <text:p>-302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303">
                <text:p>-303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301">
                <text:p>-301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303">
                <text:p>-303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305">
                <text:p>-305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302">
                <text:p>-302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301">
                <text:p>-301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304">
                <text:p>-304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302">
                <text:p>-302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303">
                <text:p>-303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304">
                <text:p>-304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302">
                <text:p>-302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301">
                <text:p>-301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303">
                <text:p>-303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301">
                <text:p>-301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301">
                <text:p>-301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303">
                <text:p>-303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301">
                <text:p>-301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302">
                <text:p>-302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305">
                <text:p>-305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301">
                <text:p>-301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301">
                <text:p>-301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303">
                <text:p>-303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301">
                <text:p>-301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300">
                <text:p>-300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302">
                <text:p>-302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301">
                <text:p>-301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303">
                <text:p>-303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303">
                <text:p>-303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304">
                <text:p>-304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304">
                <text:p>-304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304">
                <text:p>-304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307">
                <text:p>-307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311">
                <text:p>-311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311">
                <text:p>-311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308">
                <text:p>-308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308">
                <text:p>-308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312">
                <text:p>-312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308">
                <text:p>-308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308">
                <text:p>-308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307">
                <text:p>-307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304">
                <text:p>-304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304">
                <text:p>-304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302">
                <text:p>-302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297">
                <text:p>-297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295">
                <text:p>-295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291">
                <text:p>-291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290">
                <text:p>-290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288">
                <text:p>-288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286">
                <text:p>-286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283">
                <text:p>-283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283">
                <text:p>-283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279">
                <text:p>-279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277">
                <text:p>-277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274">
                <text:p>-274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271">
                <text:p>-271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269">
                <text:p>-269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265">
                <text:p>-265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265">
                <text:p>-265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262">
                <text:p>-262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264">
                <text:p>-264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259">
                <text:p>-259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258">
                <text:p>-258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253">
                <text:p>-253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252">
                <text:p>-252</text:p>
              </table:table-cell>
              <table:table-cell office:value-type="float" office:value="-221">
                <text:p>-2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249">
                <text:p>-249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249">
                <text:p>-249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246">
                <text:p>-246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241">
                <text:p>-241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239">
                <text:p>-239</text:p>
              </table:table-cell>
              <table:table-cell office:value-type="float" office:value="-221">
                <text:p>-22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235">
                <text:p>-235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233">
                <text:p>-233</text:p>
              </table:table-cell>
              <table:table-cell office:value-type="float" office:value="-221">
                <text:p>-22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231">
                <text:p>-231</text:p>
              </table:table-cell>
              <table:table-cell office:value-type="float" office:value="-220">
                <text:p>-22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224">
                <text:p>-224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224">
                <text:p>-224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219">
                <text:p>-219</text:p>
              </table:table-cell>
              <table:table-cell office:value-type="float" office:value="-217">
                <text:p>-21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216">
                <text:p>-216</text:p>
              </table:table-cell>
              <table:table-cell office:value-type="float" office:value="-220">
                <text:p>-22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215">
                <text:p>-215</text:p>
              </table:table-cell>
              <table:table-cell office:value-type="float" office:value="-219">
                <text:p>-2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209">
                <text:p>-209</text:p>
              </table:table-cell>
              <table:table-cell office:value-type="float" office:value="-215">
                <text:p>-2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208">
                <text:p>-208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207">
                <text:p>-207</text:p>
              </table:table-cell>
              <table:table-cell office:value-type="float" office:value="-215">
                <text:p>-21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207">
                <text:p>-207</text:p>
              </table:table-cell>
              <table:table-cell office:value-type="float" office:value="-215">
                <text:p>-21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199">
                <text:p>-199</text:p>
              </table:table-cell>
              <table:table-cell office:value-type="float" office:value="-215">
                <text:p>-21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193">
                <text:p>-193</text:p>
              </table:table-cell>
              <table:table-cell office:value-type="float" office:value="-210">
                <text:p>-21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192">
                <text:p>-192</text:p>
              </table:table-cell>
              <table:table-cell office:value-type="float" office:value="-208">
                <text:p>-2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88">
                <text:p>-188</text:p>
              </table:table-cell>
              <table:table-cell office:value-type="float" office:value="-206">
                <text:p>-20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88">
                <text:p>-188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83">
                <text:p>-183</text:p>
              </table:table-cell>
              <table:table-cell office:value-type="float" office:value="-206">
                <text:p>-20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83">
                <text:p>-183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83">
                <text:p>-183</text:p>
              </table:table-cell>
              <table:table-cell office:value-type="float" office:value="-202">
                <text:p>-2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76">
                <text:p>-176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74">
                <text:p>-174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70">
                <text:p>-170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68">
                <text:p>-168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69">
                <text:p>-169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166">
                <text:p>-166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164">
                <text:p>-164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161">
                <text:p>-161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160">
                <text:p>-160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156">
                <text:p>-156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153">
                <text:p>-153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153">
                <text:p>-153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151">
                <text:p>-151</text:p>
              </table:table-cell>
              <table:table-cell office:value-type="float" office:value="-183">
                <text:p>-18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149">
                <text:p>-149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43">
                <text:p>-143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40">
                <text:p>-140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40">
                <text:p>-140</text:p>
              </table:table-cell>
              <table:table-cell office:value-type="float" office:value="-176">
                <text:p>-17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38">
                <text:p>-138</text:p>
              </table:table-cell>
              <table:table-cell office:value-type="float" office:value="-174">
                <text:p>-17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134">
                <text:p>-134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129">
                <text:p>-129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125">
                <text:p>-125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127">
                <text:p>-127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124">
                <text:p>-124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20">
                <text:p>-120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21">
                <text:p>-121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115">
                <text:p>-115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113">
                <text:p>-113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113">
                <text:p>-113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110">
                <text:p>-110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107">
                <text:p>-107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105">
                <text:p>-105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01">
                <text:p>-101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97">
                <text:p>-97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96">
                <text:p>-96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94">
                <text:p>-94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92">
                <text:p>-92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88">
                <text:p>-88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87">
                <text:p>-87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85">
                <text:p>-85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82">
                <text:p>-82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83">
                <text:p>-8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82">
                <text:p>-82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79">
                <text:p>-79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76">
                <text:p>-76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77">
                <text:p>-77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70">
                <text:p>-70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72">
                <text:p>-72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71">
                <text:p>-71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69">
                <text:p>-69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71">
                <text:p>-71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67">
                <text:p>-67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68">
                <text:p>-68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67">
                <text:p>-67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67">
                <text:p>-67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66">
                <text:p>-66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63">
                <text:p>-63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66">
                <text:p>-66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64">
                <text:p>-64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62">
                <text:p>-62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60">
                <text:p>-60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60">
                <text:p>-60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62">
                <text:p>-62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62">
                <text:p>-62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63">
                <text:p>-63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61">
                <text:p>-61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60">
                <text:p>-6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64">
                <text:p>-64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64">
                <text:p>-6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60">
                <text:p>-6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61">
                <text:p>-6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61">
                <text:p>-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64">
                <text:p>-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63">
                <text:p>-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64">
                <text:p>-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59">
                <text:p>-5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63">
                <text:p>-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61">
                <text:p>-6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63">
                <text:p>-6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62">
                <text:p>-6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64">
                <text:p>-6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64">
                <text:p>-6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63">
                <text:p>-6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65">
                <text:p>-6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67">
                <text:p>-6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69">
                <text:p>-6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66">
                <text:p>-6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66">
                <text:p>-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70">
                <text:p>-7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71">
                <text:p>-7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71">
                <text:p>-7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73">
                <text:p>-7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75">
                <text:p>-7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71">
                <text:p>-7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75">
                <text:p>-7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78">
                <text:p>-7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80">
                <text:p>-8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85">
                <text:p>-8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85">
                <text:p>-8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87">
                <text:p>-8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85">
                <text:p>-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88">
                <text:p>-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89">
                <text:p>-8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95">
                <text:p>-9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98">
                <text:p>-9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98">
                <text:p>-9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104">
                <text:p>-10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106">
                <text:p>-10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106">
                <text:p>-10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109">
                <text:p>-10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111">
                <text:p>-1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117">
                <text:p>-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123">
                <text:p>-12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122">
                <text:p>-12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125">
                <text:p>-12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124">
                <text:p>-12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131">
                <text:p>-13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137">
                <text:p>-13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137">
                <text:p>-13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140">
                <text:p>-14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143">
                <text:p>-14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144">
                <text:p>-14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147">
                <text:p>-14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147">
                <text:p>-14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155">
                <text:p>-15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158">
                <text:p>-15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158">
                <text:p>-15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160">
                <text:p>-16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161">
                <text:p>-16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168">
                <text:p>-1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166">
                <text:p>-16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173">
                <text:p>-17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172">
                <text:p>-17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176">
                <text:p>-17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181">
                <text:p>-18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183">
                <text:p>-18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183">
                <text:p>-18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188">
                <text:p>-18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188">
                <text:p>-18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191">
                <text:p>-19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195">
                <text:p>-19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200">
                <text:p>-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203">
                <text:p>-20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205">
                <text:p>-20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211">
                <text:p>-21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215">
                <text:p>-21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216">
                <text:p>-216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220">
                <text:p>-22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225">
                <text:p>-22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229">
                <text:p>-22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234">
                <text:p>-23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239">
                <text:p>-23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244">
                <text:p>-24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244">
                <text:p>-24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246">
                <text:p>-24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248">
                <text:p>-24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255">
                <text:p>-25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258">
                <text:p>-258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263">
                <text:p>-26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267">
                <text:p>-26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274">
                <text:p>-274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275">
                <text:p>-27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282">
                <text:p>-28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283">
                <text:p>-28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287">
                <text:p>-28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291">
                <text:p>-29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295">
                <text:p>-29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303">
                <text:p>-30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304">
                <text:p>-30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306">
                <text:p>-30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311">
                <text:p>-31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317">
                <text:p>-317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321">
                <text:p>-32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327">
                <text:p>-32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328">
                <text:p>-32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332">
                <text:p>-332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337">
                <text:p>-33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341">
                <text:p>-341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342">
                <text:p>-34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348">
                <text:p>-348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350">
                <text:p>-35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357">
                <text:p>-35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361">
                <text:p>-36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363">
                <text:p>-36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364">
                <text:p>-36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367">
                <text:p>-36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371">
                <text:p>-371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379">
                <text:p>-37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381">
                <text:p>-38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389">
                <text:p>-38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390">
                <text:p>-39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398">
                <text:p>-39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400">
                <text:p>-40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401">
                <text:p>-40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406">
                <text:p>-40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411">
                <text:p>-41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413">
                <text:p>-41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422">
                <text:p>-42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424">
                <text:p>-42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425">
                <text:p>-42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426">
                <text:p>-42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431">
                <text:p>-431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437">
                <text:p>-43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441">
                <text:p>-44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445">
                <text:p>-44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445">
                <text:p>-44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451">
                <text:p>-45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454">
                <text:p>-45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453">
                <text:p>-45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459">
                <text:p>-45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463">
                <text:p>-46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464">
                <text:p>-46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466">
                <text:p>-46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469">
                <text:p>-46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473">
                <text:p>-47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473">
                <text:p>-47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474">
                <text:p>-47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480">
                <text:p>-48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483">
                <text:p>-48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482">
                <text:p>-48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489">
                <text:p>-48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490">
                <text:p>-49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491">
                <text:p>-49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495">
                <text:p>-49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494">
                <text:p>-49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498">
                <text:p>-49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501">
                <text:p>-50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503">
                <text:p>-50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507">
                <text:p>-50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510">
                <text:p>-51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510">
                <text:p>-51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513">
                <text:p>-51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517">
                <text:p>-51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519">
                <text:p>-51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521">
                <text:p>-52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519">
                <text:p>-51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521">
                <text:p>-5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520">
                <text:p>-5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523">
                <text:p>-52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522">
                <text:p>-52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520">
                <text:p>-5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523">
                <text:p>-52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522">
                <text:p>-5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521">
                <text:p>-5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521">
                <text:p>-5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521">
                <text:p>-5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523">
                <text:p>-5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522">
                <text:p>-5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523">
                <text:p>-5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522">
                <text:p>-5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524">
                <text:p>-5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522">
                <text:p>-52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522">
                <text:p>-52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521">
                <text:p>-52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523">
                <text:p>-523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519">
                <text:p>-519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524">
                <text:p>-524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521">
                <text:p>-521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517">
                <text:p>-517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521">
                <text:p>-521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521">
                <text:p>-521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519">
                <text:p>-519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516">
                <text:p>-516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516">
                <text:p>-516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514">
                <text:p>-514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514">
                <text:p>-514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510">
                <text:p>-510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510">
                <text:p>-510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507">
                <text:p>-507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503">
                <text:p>-503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504">
                <text:p>-504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501">
                <text:p>-501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494">
                <text:p>-494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496">
                <text:p>-496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491">
                <text:p>-491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489">
                <text:p>-489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486">
                <text:p>-486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484">
                <text:p>-484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481">
                <text:p>-481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479">
                <text:p>-479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475">
                <text:p>-475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470">
                <text:p>-470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469">
                <text:p>-469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470">
                <text:p>-470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463">
                <text:p>-463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460">
                <text:p>-460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458">
                <text:p>-458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456">
                <text:p>-456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453">
                <text:p>-453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448">
                <text:p>-448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447">
                <text:p>-447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444">
                <text:p>-444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442">
                <text:p>-442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440">
                <text:p>-440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436">
                <text:p>-436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433">
                <text:p>-433</text:p>
              </table:table-cell>
              <table:table-cell office:value-type="float" office:value="-175">
                <text:p>-17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429">
                <text:p>-429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424">
                <text:p>-424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424">
                <text:p>-424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419">
                <text:p>-419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419">
                <text:p>-419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417">
                <text:p>-417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410">
                <text:p>-410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410">
                <text:p>-410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404">
                <text:p>-404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402">
                <text:p>-402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400">
                <text:p>-400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395">
                <text:p>-395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392">
                <text:p>-392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388">
                <text:p>-388</text:p>
              </table:table-cell>
              <table:table-cell office:value-type="float" office:value="-205">
                <text:p>-20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387">
                <text:p>-387</text:p>
              </table:table-cell>
              <table:table-cell office:value-type="float" office:value="-206">
                <text:p>-20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381">
                <text:p>-381</text:p>
              </table:table-cell>
              <table:table-cell office:value-type="float" office:value="-207">
                <text:p>-20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375">
                <text:p>-375</text:p>
              </table:table-cell>
              <table:table-cell office:value-type="float" office:value="-214">
                <text:p>-21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375">
                <text:p>-375</text:p>
              </table:table-cell>
              <table:table-cell office:value-type="float" office:value="-214">
                <text:p>-21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373">
                <text:p>-373</text:p>
              </table:table-cell>
              <table:table-cell office:value-type="float" office:value="-214">
                <text:p>-21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369">
                <text:p>-369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361">
                <text:p>-361</text:p>
              </table:table-cell>
              <table:table-cell office:value-type="float" office:value="-217">
                <text:p>-21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356">
                <text:p>-356</text:p>
              </table:table-cell>
              <table:table-cell office:value-type="float" office:value="-217">
                <text:p>-21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354">
                <text:p>-354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348">
                <text:p>-348</text:p>
              </table:table-cell>
              <table:table-cell office:value-type="float" office:value="-221">
                <text:p>-22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347">
                <text:p>-347</text:p>
              </table:table-cell>
              <table:table-cell office:value-type="float" office:value="-219">
                <text:p>-21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345">
                <text:p>-345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337">
                <text:p>-337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340">
                <text:p>-340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334">
                <text:p>-334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334">
                <text:p>-334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329">
                <text:p>-329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329">
                <text:p>-329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325">
                <text:p>-325</text:p>
              </table:table-cell>
              <table:table-cell office:value-type="float" office:value="-232">
                <text:p>-23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322">
                <text:p>-322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322">
                <text:p>-322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318">
                <text:p>-318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313">
                <text:p>-313</text:p>
              </table:table-cell>
              <table:table-cell office:value-type="float" office:value="-232">
                <text:p>-23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317">
                <text:p>-317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318">
                <text:p>-318</text:p>
              </table:table-cell>
              <table:table-cell office:value-type="float" office:value="-234">
                <text:p>-23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316">
                <text:p>-316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316">
                <text:p>-316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319">
                <text:p>-319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315">
                <text:p>-315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316">
                <text:p>-316</text:p>
              </table:table-cell>
              <table:table-cell office:value-type="float" office:value="-234">
                <text:p>-23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315">
                <text:p>-315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315">
                <text:p>-315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315">
                <text:p>-315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314">
                <text:p>-314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318">
                <text:p>-318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317">
                <text:p>-317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317">
                <text:p>-317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318">
                <text:p>-318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316">
                <text:p>-316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319">
                <text:p>-319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313">
                <text:p>-313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314">
                <text:p>-314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316">
                <text:p>-316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318">
                <text:p>-318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317">
                <text:p>-317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318">
                <text:p>-318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313">
                <text:p>-313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317">
                <text:p>-317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316">
                <text:p>-316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318">
                <text:p>-318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316">
                <text:p>-316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315">
                <text:p>-315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317">
                <text:p>-317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315">
                <text:p>-315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315">
                <text:p>-315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315">
                <text:p>-315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314">
                <text:p>-314</text:p>
              </table:table-cell>
              <table:table-cell office:value-type="float" office:value="-232">
                <text:p>-23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312">
                <text:p>-312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317">
                <text:p>-317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316">
                <text:p>-316</text:p>
              </table:table-cell>
              <table:table-cell office:value-type="float" office:value="-232">
                <text:p>-23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316">
                <text:p>-316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315">
                <text:p>-315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317">
                <text:p>-317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316">
                <text:p>-316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315">
                <text:p>-315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315">
                <text:p>-315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314">
                <text:p>-314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316">
                <text:p>-316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317">
                <text:p>-317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314">
                <text:p>-314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315">
                <text:p>-315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316">
                <text:p>-316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317">
                <text:p>-317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317">
                <text:p>-317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317">
                <text:p>-317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317">
                <text:p>-317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316">
                <text:p>-316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313">
                <text:p>-313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316">
                <text:p>-316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314">
                <text:p>-314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323">
                <text:p>-323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325">
                <text:p>-325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327">
                <text:p>-327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329">
                <text:p>-329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332">
                <text:p>-332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330">
                <text:p>-330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332">
                <text:p>-332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331">
                <text:p>-331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330">
                <text:p>-330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330">
                <text:p>-330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334">
                <text:p>-334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334">
                <text:p>-334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330">
                <text:p>-330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332">
                <text:p>-332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330">
                <text:p>-330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333">
                <text:p>-333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330">
                <text:p>-330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329">
                <text:p>-329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325">
                <text:p>-325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325">
                <text:p>-325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312">
                <text:p>-312</text:p>
              </table:table-cell>
              <table:table-cell office:value-type="float" office:value="-232">
                <text:p>-23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309">
                <text:p>-309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296">
                <text:p>-296</text:p>
              </table:table-cell>
              <table:table-cell office:value-type="float" office:value="-235">
                <text:p>-23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287">
                <text:p>-287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277">
                <text:p>-277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267">
                <text:p>-267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262">
                <text:p>-262</text:p>
              </table:table-cell>
              <table:table-cell office:value-type="float" office:value="-221">
                <text:p>-22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256">
                <text:p>-256</text:p>
              </table:table-cell>
              <table:table-cell office:value-type="float" office:value="-221">
                <text:p>-22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242">
                <text:p>-242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240">
                <text:p>-240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229">
                <text:p>-229</text:p>
              </table:table-cell>
              <table:table-cell office:value-type="float" office:value="-221">
                <text:p>-22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226">
                <text:p>-226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213">
                <text:p>-213</text:p>
              </table:table-cell>
              <table:table-cell office:value-type="float" office:value="-220">
                <text:p>-22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203">
                <text:p>-203</text:p>
              </table:table-cell>
              <table:table-cell office:value-type="float" office:value="-218">
                <text:p>-21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195">
                <text:p>-195</text:p>
              </table:table-cell>
              <table:table-cell office:value-type="float" office:value="-214">
                <text:p>-21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180">
                <text:p>-180</text:p>
              </table:table-cell>
              <table:table-cell office:value-type="float" office:value="-207">
                <text:p>-20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175">
                <text:p>-175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164">
                <text:p>-164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149">
                <text:p>-149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140">
                <text:p>-140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134">
                <text:p>-134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126">
                <text:p>-126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124">
                <text:p>-124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110">
                <text:p>-110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105">
                <text:p>-105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98">
                <text:p>-98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93">
                <text:p>-93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84">
                <text:p>-84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80">
                <text:p>-8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75">
                <text:p>-75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68">
                <text:p>-68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69">
                <text:p>-69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63">
                <text:p>-63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61">
                <text:p>-61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61">
                <text:p>-61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59">
                <text:p>-5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57">
                <text:p>-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61">
                <text:p>-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57">
                <text:p>-5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61">
                <text:p>-6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66">
                <text:p>-6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65">
                <text:p>-6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69">
                <text:p>-6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73">
                <text:p>-7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78">
                <text:p>-7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84">
                <text:p>-8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93">
                <text:p>-9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100">
                <text:p>-10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108">
                <text:p>-10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112">
                <text:p>-11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124">
                <text:p>-12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130">
                <text:p>-13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134">
                <text:p>-13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144">
                <text:p>-14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149">
                <text:p>-149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162">
                <text:p>-16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172">
                <text:p>-17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179">
                <text:p>-17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188">
                <text:p>-18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193">
                <text:p>-19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201">
                <text:p>-20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212">
                <text:p>-21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219">
                <text:p>-21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227">
                <text:p>-22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232">
                <text:p>-23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235">
                <text:p>-23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234">
                <text:p>-23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234">
                <text:p>-23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232">
                <text:p>-23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235">
                <text:p>-23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230">
                <text:p>-23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234">
                <text:p>-23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234">
                <text:p>-23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234">
                <text:p>-23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233">
                <text:p>-233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232">
                <text:p>-23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235">
                <text:p>-23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231">
                <text:p>-23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235">
                <text:p>-23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234">
                <text:p>-23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234">
                <text:p>-23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235">
                <text:p>-23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234">
                <text:p>-23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235">
                <text:p>-23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233">
                <text:p>-23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234">
                <text:p>-23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233">
                <text:p>-23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234">
                <text:p>-23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234">
                <text:p>-23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232">
                <text:p>-23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233">
                <text:p>-23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239">
                <text:p>-23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238">
                <text:p>-238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243">
                <text:p>-24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247">
                <text:p>-247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253">
                <text:p>-25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253">
                <text:p>-253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255">
                <text:p>-25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251">
                <text:p>-25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258">
                <text:p>-258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256">
                <text:p>-25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254">
                <text:p>-25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257">
                <text:p>-257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254">
                <text:p>-25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254">
                <text:p>-25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254">
                <text:p>-25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256">
                <text:p>-25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252">
                <text:p>-25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254">
                <text:p>-25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256">
                <text:p>-256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254">
                <text:p>-25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255">
                <text:p>-25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255">
                <text:p>-25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254">
                <text:p>-25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253">
                <text:p>-25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255">
                <text:p>-25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254">
                <text:p>-254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256">
                <text:p>-25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255">
                <text:p>-25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255">
                <text:p>-25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255">
                <text:p>-25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256">
                <text:p>-25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256">
                <text:p>-25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254">
                <text:p>-254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253">
                <text:p>-253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253">
                <text:p>-25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257">
                <text:p>-25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256">
                <text:p>-25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255">
                <text:p>-25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255">
                <text:p>-25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258">
                <text:p>-258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253">
                <text:p>-25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257">
                <text:p>-25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253">
                <text:p>-25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253">
                <text:p>-25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253">
                <text:p>-25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254">
                <text:p>-25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255">
                <text:p>-25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256">
                <text:p>-256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257">
                <text:p>-25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254">
                <text:p>-25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255">
                <text:p>-25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253">
                <text:p>-25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254">
                <text:p>-25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257">
                <text:p>-25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253">
                <text:p>-253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254">
                <text:p>-25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254">
                <text:p>-25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256">
                <text:p>-25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255">
                <text:p>-25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254">
                <text:p>-25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255">
                <text:p>-25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254">
                <text:p>-25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255">
                <text:p>-25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255">
                <text:p>-25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256">
                <text:p>-25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256">
                <text:p>-256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254">
                <text:p>-25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254">
                <text:p>-25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256">
                <text:p>-25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253">
                <text:p>-25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254">
                <text:p>-25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253">
                <text:p>-25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251">
                <text:p>-251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256">
                <text:p>-25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256">
                <text:p>-25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255">
                <text:p>-25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256">
                <text:p>-256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253">
                <text:p>-253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255">
                <text:p>-25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252">
                <text:p>-25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257">
                <text:p>-257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253">
                <text:p>-25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255">
                <text:p>-25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255">
                <text:p>-25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256">
                <text:p>-25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256">
                <text:p>-25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254">
                <text:p>-25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257">
                <text:p>-25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255">
                <text:p>-25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255">
                <text:p>-25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257">
                <text:p>-257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256">
                <text:p>-25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257">
                <text:p>-257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254">
                <text:p>-25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255">
                <text:p>-25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258">
                <text:p>-25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255">
                <text:p>-25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253">
                <text:p>-253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255">
                <text:p>-25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255">
                <text:p>-25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252">
                <text:p>-25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255">
                <text:p>-25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253">
                <text:p>-25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255">
                <text:p>-25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255">
                <text:p>-25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255">
                <text:p>-25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254">
                <text:p>-25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255">
                <text:p>-25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255">
                <text:p>-25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253">
                <text:p>-25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253">
                <text:p>-253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254">
                <text:p>-25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255">
                <text:p>-25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252">
                <text:p>-25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246">
                <text:p>-24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233">
                <text:p>-23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233">
                <text:p>-233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229">
                <text:p>-22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221">
                <text:p>-22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220">
                <text:p>-22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220">
                <text:p>-22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217">
                <text:p>-21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217">
                <text:p>-217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213">
                <text:p>-21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216">
                <text:p>-216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217">
                <text:p>-21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212">
                <text:p>-21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211">
                <text:p>-21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209">
                <text:p>-20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210">
                <text:p>-21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203">
                <text:p>-20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201">
                <text:p>-20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196">
                <text:p>-19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197">
                <text:p>-19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197">
                <text:p>-19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196">
                <text:p>-19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195">
                <text:p>-19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198">
                <text:p>-19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196">
                <text:p>-19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193">
                <text:p>-19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192">
                <text:p>-19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188">
                <text:p>-18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184">
                <text:p>-18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182">
                <text:p>-18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177">
                <text:p>-17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171">
                <text:p>-17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168">
                <text:p>-168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162">
                <text:p>-16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160">
                <text:p>-16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159">
                <text:p>-15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156">
                <text:p>-15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154">
                <text:p>-15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151">
                <text:p>-15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148">
                <text:p>-14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141">
                <text:p>-14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137">
                <text:p>-13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137">
                <text:p>-13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128">
                <text:p>-12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128">
                <text:p>-12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127">
                <text:p>-12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123">
                <text:p>-12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120">
                <text:p>-12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114">
                <text:p>-11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116">
                <text:p>-11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110">
                <text:p>-1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109">
                <text:p>-10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109">
                <text:p>-10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106">
                <text:p>-10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107">
                <text:p>-10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99">
                <text:p>-9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102">
                <text:p>-10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98">
                <text:p>-9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97">
                <text:p>-9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94">
                <text:p>-9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93">
                <text:p>-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87">
                <text:p>-8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90">
                <text:p>-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85">
                <text:p>-8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88">
                <text:p>-8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83">
                <text:p>-8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82">
                <text:p>-8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83">
                <text:p>-8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80">
                <text:p>-8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74">
                <text:p>-7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74">
                <text:p>-7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74">
                <text:p>-7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75">
                <text:p>-7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80">
                <text:p>-8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80">
                <text:p>-8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76">
                <text:p>-7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78">
                <text:p>-7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76">
                <text:p>-7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75">
                <text:p>-7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73">
                <text:p>-7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77">
                <text:p>-7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76">
                <text:p>-7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76">
                <text:p>-7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74">
                <text:p>-7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77">
                <text:p>-7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75">
                <text:p>-7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78">
                <text:p>-7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75">
                <text:p>-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77">
                <text:p>-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80">
                <text:p>-8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-82">
                <text:p>-8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78">
                <text:p>-7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78">
                <text:p>-7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-80">
                <text:p>-8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80">
                <text:p>-8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-82">
                <text:p>-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79">
                <text:p>-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79">
                <text:p>-7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80">
                <text:p>-8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79">
                <text:p>-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80">
                <text:p>-8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-80">
                <text:p>-8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-78">
                <text:p>-7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-80">
                <text:p>-8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78">
                <text:p>-7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-76">
                <text:p>-7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76">
                <text:p>-7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75">
                <text:p>-7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-74">
                <text:p>-7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-73">
                <text:p>-7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-71">
                <text:p>-7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-74">
                <text:p>-7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-67">
                <text:p>-6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-68">
                <text:p>-6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-70">
                <text:p>-7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-68">
                <text:p>-6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-70">
                <text:p>-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-68">
                <text:p>-6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-68">
                <text:p>-6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-69">
                <text:p>-6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-71">
                <text:p>-7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-71">
                <text:p>-7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-72">
                <text:p>-7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-72">
                <text:p>-7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-74">
                <text:p>-7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-73">
                <text:p>-7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-78">
                <text:p>-7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-80">
                <text:p>-8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-81">
                <text:p>-8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-82">
                <text:p>-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-81">
                <text:p>-8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-82">
                <text:p>-8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-84">
                <text:p>-8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-84">
                <text:p>-8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-88">
                <text:p>-8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-87">
                <text:p>-8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-81">
                <text:p>-8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-84">
                <text:p>-8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-82">
                <text:p>-8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-81">
                <text:p>-8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-84">
                <text:p>-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-82">
                <text:p>-8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-82">
                <text:p>-8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-82">
                <text:p>-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-85">
                <text:p>-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-78">
                <text:p>-7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-83">
                <text:p>-8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-91">
                <text:p>-9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-93">
                <text:p>-9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-96">
                <text:p>-9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-99">
                <text:p>-9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-101">
                <text:p>-10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-108">
                <text:p>-10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-108">
                <text:p>-10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-111">
                <text:p>-11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-110">
                <text:p>-1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-112">
                <text:p>-11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-115">
                <text:p>-11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-110">
                <text:p>-11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-112">
                <text:p>-11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-113">
                <text:p>-11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-111">
                <text:p>-11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-114">
                <text:p>-11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-113">
                <text:p>-11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-111">
                <text:p>-11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-115">
                <text:p>-11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-112">
                <text:p>-11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-111">
                <text:p>-11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-111">
                <text:p>-11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-125">
                <text:p>-12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-138">
                <text:p>-13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-135">
                <text:p>-13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-135">
                <text:p>-13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-139">
                <text:p>-13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-138">
                <text:p>-13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-138">
                <text:p>-13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-139">
                <text:p>-13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-136">
                <text:p>-13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-140">
                <text:p>-14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-140">
                <text:p>-14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-138">
                <text:p>-13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-141">
                <text:p>-14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-142">
                <text:p>-14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-142">
                <text:p>-14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-146">
                <text:p>-14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-154">
                <text:p>-15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-152">
                <text:p>-152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-152">
                <text:p>-15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-153">
                <text:p>-15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-153">
                <text:p>-15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-151">
                <text:p>-15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-153">
                <text:p>-15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-155">
                <text:p>-15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-154">
                <text:p>-15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-156">
                <text:p>-15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-155">
                <text:p>-15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-153">
                <text:p>-15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-155">
                <text:p>-15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-155">
                <text:p>-15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-153">
                <text:p>-15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-153">
                <text:p>-15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-154">
                <text:p>-15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-151">
                <text:p>-151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-154">
                <text:p>-15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-155">
                <text:p>-15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-153">
                <text:p>-15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-155">
                <text:p>-15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-151">
                <text:p>-15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-155">
                <text:p>-15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-155">
                <text:p>-15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-160">
                <text:p>-16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-164">
                <text:p>-1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-167">
                <text:p>-16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-171">
                <text:p>-17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-172">
                <text:p>-17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-178">
                <text:p>-17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-181">
                <text:p>-18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-186">
                <text:p>-18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-183">
                <text:p>-18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-190">
                <text:p>-19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-187">
                <text:p>-18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-190">
                <text:p>-19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-189">
                <text:p>-18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-190">
                <text:p>-19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-191">
                <text:p>-19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-191">
                <text:p>-19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-189">
                <text:p>-18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-189">
                <text:p>-18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-187">
                <text:p>-18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-190">
                <text:p>-19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-189">
                <text:p>-18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-191">
                <text:p>-19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-188">
                <text:p>-18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-191">
                <text:p>-19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-189">
                <text:p>-18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-190">
                <text:p>-19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-194">
                <text:p>-19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-196">
                <text:p>-19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-201">
                <text:p>-20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-206">
                <text:p>-20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-208">
                <text:p>-20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-219">
                <text:p>-21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-224">
                <text:p>-22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-229">
                <text:p>-229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-237">
                <text:p>-23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-239">
                <text:p>-23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-238">
                <text:p>-23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-237">
                <text:p>-237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-240">
                <text:p>-24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-240">
                <text:p>-24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-241">
                <text:p>-24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-239">
                <text:p>-23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-240">
                <text:p>-24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-242">
                <text:p>-24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-238">
                <text:p>-23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-240">
                <text:p>-24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-238">
                <text:p>-23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-238">
                <text:p>-23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-240">
                <text:p>-24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-240">
                <text:p>-24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-237">
                <text:p>-23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-239">
                <text:p>-23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-238">
                <text:p>-23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-241">
                <text:p>-24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-242">
                <text:p>-24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-237">
                <text:p>-237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-240">
                <text:p>-24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-239">
                <text:p>-23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-241">
                <text:p>-241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-239">
                <text:p>-23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-239">
                <text:p>-23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-240">
                <text:p>-24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-239">
                <text:p>-23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-240">
                <text:p>-24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-240">
                <text:p>-24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-241">
                <text:p>-24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-239">
                <text:p>-23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-242">
                <text:p>-24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-239">
                <text:p>-23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-240">
                <text:p>-24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-240">
                <text:p>-24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-239">
                <text:p>-23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-239">
                <text:p>-23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-239">
                <text:p>-23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-238">
                <text:p>-23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-239">
                <text:p>-23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-239">
                <text:p>-23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-238">
                <text:p>-23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-239">
                <text:p>-23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-238">
                <text:p>-23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-240">
                <text:p>-24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-240">
                <text:p>-24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-240">
                <text:p>-24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-241">
                <text:p>-24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-241">
                <text:p>-24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-240">
                <text:p>-24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-240">
                <text:p>-24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-239">
                <text:p>-23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-239">
                <text:p>-23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-240">
                <text:p>-24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-237">
                <text:p>-23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-237">
                <text:p>-23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-240">
                <text:p>-24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-241">
                <text:p>-24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-239">
                <text:p>-23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-240">
                <text:p>-24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-240">
                <text:p>-24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-242">
                <text:p>-24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-238">
                <text:p>-238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-240">
                <text:p>-24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-240">
                <text:p>-24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-236">
                <text:p>-23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-232">
                <text:p>-23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-232">
                <text:p>-23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-230">
                <text:p>-23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-228">
                <text:p>-22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-229">
                <text:p>-22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-229">
                <text:p>-229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-230">
                <text:p>-23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-229">
                <text:p>-229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-227">
                <text:p>-227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-233">
                <text:p>-23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-231">
                <text:p>-23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-234">
                <text:p>-23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-241">
                <text:p>-24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-245">
                <text:p>-24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-253">
                <text:p>-25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-247">
                <text:p>-247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-247">
                <text:p>-247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-247">
                <text:p>-24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-246">
                <text:p>-246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-249">
                <text:p>-24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-248">
                <text:p>-248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-248">
                <text:p>-248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-247">
                <text:p>-24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-245">
                <text:p>-24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-249">
                <text:p>-24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-251">
                <text:p>-25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-249">
                <text:p>-249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-251">
                <text:p>-25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-249">
                <text:p>-24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-248">
                <text:p>-24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-248">
                <text:p>-24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-247">
                <text:p>-247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-245">
                <text:p>-24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-248">
                <text:p>-24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-250">
                <text:p>-25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-247">
                <text:p>-247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-250">
                <text:p>-25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-247">
                <text:p>-24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-247">
                <text:p>-24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-248">
                <text:p>-24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-249">
                <text:p>-24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-247">
                <text:p>-24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-249">
                <text:p>-249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-247">
                <text:p>-24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-248">
                <text:p>-24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-250">
                <text:p>-25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-249">
                <text:p>-24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-244">
                <text:p>-24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-250">
                <text:p>-25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-251">
                <text:p>-25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-249">
                <text:p>-24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-250">
                <text:p>-25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-248">
                <text:p>-24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-251">
                <text:p>-25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-248">
                <text:p>-24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-247">
                <text:p>-24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-252">
                <text:p>-252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-249">
                <text:p>-24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-254">
                <text:p>-25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-246">
                <text:p>-24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-246">
                <text:p>-24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-247">
                <text:p>-24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-250">
                <text:p>-25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-249">
                <text:p>-24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-248">
                <text:p>-24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-245">
                <text:p>-24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-247">
                <text:p>-24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-249">
                <text:p>-24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-245">
                <text:p>-24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-245">
                <text:p>-24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-248">
                <text:p>-24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-248">
                <text:p>-24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-249">
                <text:p>-249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-249">
                <text:p>-24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-249">
                <text:p>-249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-250">
                <text:p>-25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-250">
                <text:p>-25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-248">
                <text:p>-24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-250">
                <text:p>-25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-246">
                <text:p>-24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-248">
                <text:p>-248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-249">
                <text:p>-249</text:p>
              </table:table-cell>
              <table:table-cell office:value-type="float" office:value="221">
                <text:p>2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2cm" svg:height="9.006cm" xlink:href=".." xlink:type="simple" chart:class="chart:scatter" chart:column-mapping="1 0" chart:style-name="ch1">
        <chart:legend chart:legend-position="end" svg:x="13.759cm" svg:y="4.204cm" style:legend-expansion="high" chart:style-name="ch2"/>
        <chart:plot-area chart:style-name="ch3" table:cell-range-address="Sheet1.D2:Sheet1.D1307 Sheet1.B2:Sheet1.B1307" svg:x="0.32cm" svg:y="0.18cm" svg:width="13.119cm" svg:height="8.646cm">
          <chartooo:coordinate-region svg:x="0.651cm" svg:y="0.379cm" svg:width="12.508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307" chart:class="chart:scatter">
            <chart:domain table:cell-range-address="Sheet1.D2:Sheet1.D1307"/>
            <chart:data-point chart:repeated="130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7">
                <text:p>-17</text:p>
                <draw:g>
                  <svg:desc>Sheet1.D2:Sheet1.D1307</svg:desc>
                </draw:g>
              </table:table-cell>
              <table:table-cell office:value-type="float" office:value="-232">
                <text:p>-232</text:p>
                <draw:g>
                  <svg:desc>Sheet1.B2:Sheet1.B13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7">
                <text:p>-17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5">
                <text:p>-15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4">
                <text:p>-14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6">
                <text:p>-16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8">
                <text:p>-18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8">
                <text:p>-18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7">
                <text:p>-17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5">
                <text:p>-15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5">
                <text:p>-15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6">
                <text:p>-16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7">
                <text:p>-17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7">
                <text:p>-17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9">
                <text:p>-19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6">
                <text:p>-16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5">
                <text:p>-15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3">
                <text:p>-13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4">
                <text:p>-14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9">
                <text:p>-19</text:p>
              </table:table-cell>
              <table:table-cell office:value-type="float" office:value="-232">
                <text:p>-2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7">
                <text:p>-17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6">
                <text:p>-16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6">
                <text:p>-16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0">
                <text:p>-20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8">
                <text:p>-18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4">
                <text:p>-14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7">
                <text:p>-17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6">
                <text:p>-16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6">
                <text:p>-16</text:p>
              </table:table-cell>
              <table:table-cell office:value-type="float" office:value="-234">
                <text:p>-2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5">
                <text:p>-15</text:p>
              </table:table-cell>
              <table:table-cell office:value-type="float" office:value="-234">
                <text:p>-2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7">
                <text:p>-17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7">
                <text:p>-17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6">
                <text:p>-16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5">
                <text:p>-15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7">
                <text:p>-17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8">
                <text:p>-18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">
                <text:p>-20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2">
                <text:p>-22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5">
                <text:p>-25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0">
                <text:p>-30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37">
                <text:p>-37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2">
                <text:p>-42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5">
                <text:p>-45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1">
                <text:p>-51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2">
                <text:p>-52</text:p>
              </table:table-cell>
              <table:table-cell office:value-type="float" office:value="-219">
                <text:p>-2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62">
                <text:p>-62</text:p>
              </table:table-cell>
              <table:table-cell office:value-type="float" office:value="-219">
                <text:p>-2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71">
                <text:p>-71</text:p>
              </table:table-cell>
              <table:table-cell office:value-type="float" office:value="-218">
                <text:p>-2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72">
                <text:p>-72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72">
                <text:p>-72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78">
                <text:p>-78</text:p>
              </table:table-cell>
              <table:table-cell office:value-type="float" office:value="-215">
                <text:p>-2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89">
                <text:p>-89</text:p>
              </table:table-cell>
              <table:table-cell office:value-type="float" office:value="-212">
                <text:p>-2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96">
                <text:p>-96</text:p>
              </table:table-cell>
              <table:table-cell office:value-type="float" office:value="-208">
                <text:p>-2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3">
                <text:p>-103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11">
                <text:p>-111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4">
                <text:p>-114</text:p>
              </table:table-cell>
              <table:table-cell office:value-type="float" office:value="-191">
                <text:p>-1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20">
                <text:p>-120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32">
                <text:p>-132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35">
                <text:p>-135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47">
                <text:p>-147</text:p>
              </table:table-cell>
              <table:table-cell office:value-type="float" office:value="-177">
                <text:p>-1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49">
                <text:p>-149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57">
                <text:p>-157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67">
                <text:p>-167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72">
                <text:p>-172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80">
                <text:p>-180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80">
                <text:p>-180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83">
                <text:p>-183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91">
                <text:p>-191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92">
                <text:p>-192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97">
                <text:p>-197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99">
                <text:p>-199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204">
                <text:p>-204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10">
                <text:p>-210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10">
                <text:p>-210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19">
                <text:p>-219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21">
                <text:p>-221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21">
                <text:p>-221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20">
                <text:p>-220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20">
                <text:p>-220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4">
                <text:p>-224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26">
                <text:p>-226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28">
                <text:p>-22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28">
                <text:p>-22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231">
                <text:p>-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30">
                <text:p>-2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27">
                <text:p>-2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27">
                <text:p>-2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226">
                <text:p>-22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229">
                <text:p>-22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24">
                <text:p>-22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21">
                <text:p>-2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220">
                <text:p>-22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217">
                <text:p>-2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12">
                <text:p>-21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07">
                <text:p>-20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01">
                <text:p>-20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02">
                <text:p>-20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94">
                <text:p>-19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82">
                <text:p>-18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75">
                <text:p>-17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67">
                <text:p>-16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67">
                <text:p>-16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60">
                <text:p>-16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56">
                <text:p>-15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51">
                <text:p>-15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37">
                <text:p>-13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33">
                <text:p>-13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28">
                <text:p>-12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20">
                <text:p>-12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14">
                <text:p>-11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04">
                <text:p>-10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97">
                <text:p>-9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84">
                <text:p>-84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83">
                <text:p>-8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71">
                <text:p>-7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67">
                <text:p>-67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58">
                <text:p>-5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44">
                <text:p>-4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35">
                <text:p>-3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32">
                <text:p>-3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9">
                <text:p>-19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2">
                <text:p>-1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">
                <text:p>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">
                <text:p>1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">
                <text:p>22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">
                <text:p>3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2">
                <text:p>4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2">
                <text:p>5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1">
                <text:p>61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">
                <text:p>6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0">
                <text:p>7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8">
                <text:p>7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0">
                <text:p>9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5">
                <text:p>9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9">
                <text:p>10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4">
                <text:p>11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5">
                <text:p>12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2">
                <text:p>13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5">
                <text:p>13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6">
                <text:p>14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5">
                <text:p>15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1">
                <text:p>16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4">
                <text:p>17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7">
                <text:p>17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2">
                <text:p>18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6">
                <text:p>18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9">
                <text:p>18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9">
                <text:p>19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6">
                <text:p>19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4">
                <text:p>2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9">
                <text:p>20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12">
                <text:p>2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19">
                <text:p>21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1">
                <text:p>2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23">
                <text:p>22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27">
                <text:p>22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30">
                <text:p>2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31">
                <text:p>23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31">
                <text:p>23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32">
                <text:p>2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32">
                <text:p>2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35">
                <text:p>23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32">
                <text:p>23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35">
                <text:p>235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34">
                <text:p>234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32">
                <text:p>232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29">
                <text:p>229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33">
                <text:p>233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28">
                <text:p>228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26">
                <text:p>226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26">
                <text:p>226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0">
                <text:p>22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3">
                <text:p>213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8">
                <text:p>208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0">
                <text:p>200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0">
                <text:p>200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6">
                <text:p>196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6">
                <text:p>186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0">
                <text:p>180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4">
                <text:p>174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9">
                <text:p>169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9">
                <text:p>159</text:p>
              </table:table-cell>
              <table:table-cell office:value-type="float" office:value="-175">
                <text:p>-1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6">
                <text:p>156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3">
                <text:p>153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4">
                <text:p>144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7">
                <text:p>137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5">
                <text:p>125</text:p>
              </table:table-cell>
              <table:table-cell office:value-type="float" office:value="-207">
                <text:p>-2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5">
                <text:p>115</text:p>
              </table:table-cell>
              <table:table-cell office:value-type="float" office:value="-211">
                <text:p>-2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7">
                <text:p>107</text:p>
              </table:table-cell>
              <table:table-cell office:value-type="float" office:value="-214">
                <text:p>-2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6">
                <text:p>96</text:p>
              </table:table-cell>
              <table:table-cell office:value-type="float" office:value="-217">
                <text:p>-2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-215">
                <text:p>-2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8">
                <text:p>88</text:p>
              </table:table-cell>
              <table:table-cell office:value-type="float" office:value="-217">
                <text:p>-2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8">
                <text:p>78</text:p>
              </table:table-cell>
              <table:table-cell office:value-type="float" office:value="-219">
                <text:p>-2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7">
                <text:p>67</text:p>
              </table:table-cell>
              <table:table-cell office:value-type="float" office:value="-220">
                <text:p>-22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7">
                <text:p>57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5">
                <text:p>55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">
                <text:p>40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7">
                <text:p>37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5">
                <text:p>35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6">
                <text:p>26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">
                <text:p>18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">
                <text:p>21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">
                <text:p>12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">
                <text:p>9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">
                <text:p>5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">
                <text:p>4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2">
                <text:p>-2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2">
                <text:p>-2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3">
                <text:p>-3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">
                <text:p>-1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3">
                <text:p>-3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5">
                <text:p>-5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2">
                <text:p>-2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">
                <text:p>-1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4">
                <text:p>-4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2">
                <text:p>-2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3">
                <text:p>-3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4">
                <text:p>-4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2">
                <text:p>-2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">
                <text:p>-1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3">
                <text:p>-3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">
                <text:p>-1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">
                <text:p>-1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3">
                <text:p>-3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">
                <text:p>-1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2">
                <text:p>-2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5">
                <text:p>-5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">
                <text:p>-1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">
                <text:p>-1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3">
                <text:p>-3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">
                <text:p>-1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2">
                <text:p>-2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">
                <text:p>-1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3">
                <text:p>-3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3">
                <text:p>-3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4">
                <text:p>-4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4">
                <text:p>-4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4">
                <text:p>-4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7">
                <text:p>-7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1">
                <text:p>-11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1">
                <text:p>-11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8">
                <text:p>-8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8">
                <text:p>-8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2">
                <text:p>-12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8">
                <text:p>-8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8">
                <text:p>-8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7">
                <text:p>-7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4">
                <text:p>-4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4">
                <text:p>-4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2">
                <text:p>-2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">
                <text:p>3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">
                <text:p>5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">
                <text:p>9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">
                <text:p>10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">
                <text:p>12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">
                <text:p>14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7">
                <text:p>17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7">
                <text:p>17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1">
                <text:p>21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3">
                <text:p>23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">
                <text:p>26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9">
                <text:p>29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1">
                <text:p>31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5">
                <text:p>35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5">
                <text:p>35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8">
                <text:p>38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6">
                <text:p>36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1">
                <text:p>41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2">
                <text:p>42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7">
                <text:p>47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8">
                <text:p>48</text:p>
              </table:table-cell>
              <table:table-cell office:value-type="float" office:value="-221">
                <text:p>-2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1">
                <text:p>51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1">
                <text:p>51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4">
                <text:p>54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9">
                <text:p>59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1">
                <text:p>61</text:p>
              </table:table-cell>
              <table:table-cell office:value-type="float" office:value="-221">
                <text:p>-22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5">
                <text:p>65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7">
                <text:p>67</text:p>
              </table:table-cell>
              <table:table-cell office:value-type="float" office:value="-221">
                <text:p>-22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9">
                <text:p>69</text:p>
              </table:table-cell>
              <table:table-cell office:value-type="float" office:value="-220">
                <text:p>-22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6">
                <text:p>76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6">
                <text:p>76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1">
                <text:p>81</text:p>
              </table:table-cell>
              <table:table-cell office:value-type="float" office:value="-217">
                <text:p>-21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4">
                <text:p>84</text:p>
              </table:table-cell>
              <table:table-cell office:value-type="float" office:value="-220">
                <text:p>-22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5">
                <text:p>85</text:p>
              </table:table-cell>
              <table:table-cell office:value-type="float" office:value="-219">
                <text:p>-2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1">
                <text:p>91</text:p>
              </table:table-cell>
              <table:table-cell office:value-type="float" office:value="-215">
                <text:p>-2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2">
                <text:p>92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3">
                <text:p>93</text:p>
              </table:table-cell>
              <table:table-cell office:value-type="float" office:value="-215">
                <text:p>-21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3">
                <text:p>93</text:p>
              </table:table-cell>
              <table:table-cell office:value-type="float" office:value="-215">
                <text:p>-21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1">
                <text:p>101</text:p>
              </table:table-cell>
              <table:table-cell office:value-type="float" office:value="-215">
                <text:p>-21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7">
                <text:p>107</text:p>
              </table:table-cell>
              <table:table-cell office:value-type="float" office:value="-210">
                <text:p>-21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8">
                <text:p>108</text:p>
              </table:table-cell>
              <table:table-cell office:value-type="float" office:value="-208">
                <text:p>-2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2">
                <text:p>112</text:p>
              </table:table-cell>
              <table:table-cell office:value-type="float" office:value="-206">
                <text:p>-20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2">
                <text:p>112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7">
                <text:p>117</text:p>
              </table:table-cell>
              <table:table-cell office:value-type="float" office:value="-206">
                <text:p>-20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7">
                <text:p>117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7">
                <text:p>117</text:p>
              </table:table-cell>
              <table:table-cell office:value-type="float" office:value="-202">
                <text:p>-2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24">
                <text:p>124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26">
                <text:p>126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30">
                <text:p>130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32">
                <text:p>132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31">
                <text:p>131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4">
                <text:p>134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36">
                <text:p>136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39">
                <text:p>139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0">
                <text:p>140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44">
                <text:p>144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47">
                <text:p>147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47">
                <text:p>147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49">
                <text:p>149</text:p>
              </table:table-cell>
              <table:table-cell office:value-type="float" office:value="-183">
                <text:p>-18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1">
                <text:p>151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7">
                <text:p>157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60">
                <text:p>160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60">
                <text:p>160</text:p>
              </table:table-cell>
              <table:table-cell office:value-type="float" office:value="-176">
                <text:p>-17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62">
                <text:p>162</text:p>
              </table:table-cell>
              <table:table-cell office:value-type="float" office:value="-174">
                <text:p>-17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66">
                <text:p>166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71">
                <text:p>171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75">
                <text:p>175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73">
                <text:p>173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76">
                <text:p>176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80">
                <text:p>180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79">
                <text:p>179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85">
                <text:p>185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7">
                <text:p>187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87">
                <text:p>187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90">
                <text:p>190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93">
                <text:p>193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95">
                <text:p>195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9">
                <text:p>199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03">
                <text:p>203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4">
                <text:p>204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6">
                <text:p>206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08">
                <text:p>208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12">
                <text:p>212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13">
                <text:p>213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15">
                <text:p>215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18">
                <text:p>218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17">
                <text:p>217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18">
                <text:p>218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21">
                <text:p>221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24">
                <text:p>224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23">
                <text:p>223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30">
                <text:p>230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28">
                <text:p>228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29">
                <text:p>229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31">
                <text:p>231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29">
                <text:p>229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32">
                <text:p>232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33">
                <text:p>233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32">
                <text:p>232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33">
                <text:p>233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33">
                <text:p>233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34">
                <text:p>234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37">
                <text:p>237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34">
                <text:p>234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36">
                <text:p>236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38">
                <text:p>238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40">
                <text:p>240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40">
                <text:p>240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38">
                <text:p>238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38">
                <text:p>238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37">
                <text:p>237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39">
                <text:p>239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40">
                <text:p>24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36">
                <text:p>23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36">
                <text:p>23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40">
                <text:p>24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39">
                <text:p>23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39">
                <text:p>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36">
                <text:p>2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37">
                <text:p>2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36">
                <text:p>2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41">
                <text:p>2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37">
                <text:p>23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39">
                <text:p>2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37">
                <text:p>23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38">
                <text:p>23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36">
                <text:p>2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36">
                <text:p>2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37">
                <text:p>23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35">
                <text:p>2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33">
                <text:p>23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31">
                <text:p>23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34">
                <text:p>23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34">
                <text:p>23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30">
                <text:p>2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29">
                <text:p>22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29">
                <text:p>22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27">
                <text:p>2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25">
                <text:p>22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29">
                <text:p>22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25">
                <text:p>22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22">
                <text:p>2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20">
                <text:p>2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15">
                <text:p>21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15">
                <text:p>21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13">
                <text:p>21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15">
                <text:p>21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12">
                <text:p>21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11">
                <text:p>21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5">
                <text:p>20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2">
                <text:p>20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2">
                <text:p>20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96">
                <text:p>19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94">
                <text:p>19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94">
                <text:p>19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91">
                <text:p>19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89">
                <text:p>18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83">
                <text:p>18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77">
                <text:p>17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78">
                <text:p>17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75">
                <text:p>17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76">
                <text:p>17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9">
                <text:p>16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63">
                <text:p>16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63">
                <text:p>16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0">
                <text:p>16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57">
                <text:p>15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6">
                <text:p>15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3">
                <text:p>15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53">
                <text:p>15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5">
                <text:p>14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2">
                <text:p>14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2">
                <text:p>14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40">
                <text:p>14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39">
                <text:p>13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32">
                <text:p>1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34">
                <text:p>13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27">
                <text:p>12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28">
                <text:p>12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24">
                <text:p>12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19">
                <text:p>11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17">
                <text:p>11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17">
                <text:p>117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12">
                <text:p>11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2">
                <text:p>11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9">
                <text:p>10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5">
                <text:p>10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7">
                <text:p>9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5">
                <text:p>9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9">
                <text:p>8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5">
                <text:p>8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4">
                <text:p>84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0">
                <text:p>8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5">
                <text:p>7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1">
                <text:p>71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6">
                <text:p>6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1">
                <text:p>6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6">
                <text:p>5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6">
                <text:p>5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4">
                <text:p>5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2">
                <text:p>5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">
                <text:p>4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2">
                <text:p>4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7">
                <text:p>3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3">
                <text:p>3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6">
                <text:p>2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5">
                <text:p>2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8">
                <text:p>1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7">
                <text:p>1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3">
                <text:p>1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">
                <text:p>9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">
                <text:p>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3">
                <text:p>-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4">
                <text:p>-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6">
                <text:p>-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11">
                <text:p>-1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17">
                <text:p>-17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21">
                <text:p>-2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27">
                <text:p>-2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28">
                <text:p>-2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32">
                <text:p>-32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37">
                <text:p>-3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41">
                <text:p>-41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42">
                <text:p>-4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48">
                <text:p>-48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50">
                <text:p>-5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57">
                <text:p>-5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61">
                <text:p>-6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63">
                <text:p>-6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64">
                <text:p>-6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67">
                <text:p>-6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71">
                <text:p>-71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79">
                <text:p>-7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81">
                <text:p>-8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89">
                <text:p>-8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90">
                <text:p>-9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98">
                <text:p>-9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100">
                <text:p>-10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101">
                <text:p>-10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106">
                <text:p>-10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111">
                <text:p>-11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113">
                <text:p>-11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122">
                <text:p>-12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124">
                <text:p>-12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125">
                <text:p>-12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126">
                <text:p>-12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131">
                <text:p>-131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137">
                <text:p>-13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41">
                <text:p>-14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145">
                <text:p>-14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145">
                <text:p>-14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151">
                <text:p>-15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154">
                <text:p>-15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153">
                <text:p>-15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159">
                <text:p>-15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163">
                <text:p>-16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164">
                <text:p>-16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166">
                <text:p>-16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169">
                <text:p>-16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173">
                <text:p>-17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173">
                <text:p>-17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174">
                <text:p>-17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180">
                <text:p>-18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183">
                <text:p>-18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182">
                <text:p>-18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189">
                <text:p>-18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190">
                <text:p>-19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191">
                <text:p>-19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195">
                <text:p>-19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194">
                <text:p>-19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198">
                <text:p>-19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201">
                <text:p>-20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203">
                <text:p>-20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207">
                <text:p>-20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210">
                <text:p>-21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210">
                <text:p>-21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213">
                <text:p>-21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217">
                <text:p>-21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219">
                <text:p>-21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221">
                <text:p>-22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219">
                <text:p>-21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221">
                <text:p>-2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220">
                <text:p>-2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223">
                <text:p>-22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222">
                <text:p>-22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220">
                <text:p>-2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223">
                <text:p>-22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222">
                <text:p>-2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221">
                <text:p>-2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221">
                <text:p>-2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221">
                <text:p>-2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223">
                <text:p>-2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222">
                <text:p>-2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223">
                <text:p>-2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222">
                <text:p>-2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224">
                <text:p>-2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222">
                <text:p>-22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222">
                <text:p>-22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221">
                <text:p>-22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223">
                <text:p>-223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219">
                <text:p>-219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224">
                <text:p>-224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221">
                <text:p>-221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217">
                <text:p>-217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221">
                <text:p>-221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221">
                <text:p>-221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219">
                <text:p>-219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216">
                <text:p>-216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216">
                <text:p>-216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214">
                <text:p>-214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214">
                <text:p>-214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210">
                <text:p>-210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210">
                <text:p>-210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207">
                <text:p>-207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203">
                <text:p>-203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204">
                <text:p>-204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201">
                <text:p>-201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194">
                <text:p>-194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196">
                <text:p>-196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191">
                <text:p>-191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189">
                <text:p>-189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186">
                <text:p>-186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184">
                <text:p>-184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181">
                <text:p>-181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179">
                <text:p>-179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175">
                <text:p>-175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170">
                <text:p>-170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169">
                <text:p>-169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170">
                <text:p>-170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163">
                <text:p>-163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160">
                <text:p>-160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158">
                <text:p>-158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156">
                <text:p>-156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153">
                <text:p>-153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148">
                <text:p>-148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147">
                <text:p>-147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144">
                <text:p>-144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142">
                <text:p>-142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140">
                <text:p>-140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136">
                <text:p>-136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133">
                <text:p>-133</text:p>
              </table:table-cell>
              <table:table-cell office:value-type="float" office:value="-175">
                <text:p>-17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129">
                <text:p>-129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124">
                <text:p>-124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124">
                <text:p>-124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119">
                <text:p>-119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119">
                <text:p>-119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117">
                <text:p>-117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110">
                <text:p>-110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110">
                <text:p>-110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104">
                <text:p>-104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102">
                <text:p>-102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100">
                <text:p>-100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95">
                <text:p>-95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92">
                <text:p>-92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88">
                <text:p>-88</text:p>
              </table:table-cell>
              <table:table-cell office:value-type="float" office:value="-205">
                <text:p>-20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87">
                <text:p>-87</text:p>
              </table:table-cell>
              <table:table-cell office:value-type="float" office:value="-206">
                <text:p>-20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81">
                <text:p>-81</text:p>
              </table:table-cell>
              <table:table-cell office:value-type="float" office:value="-207">
                <text:p>-20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75">
                <text:p>-75</text:p>
              </table:table-cell>
              <table:table-cell office:value-type="float" office:value="-214">
                <text:p>-21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75">
                <text:p>-75</text:p>
              </table:table-cell>
              <table:table-cell office:value-type="float" office:value="-214">
                <text:p>-21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73">
                <text:p>-73</text:p>
              </table:table-cell>
              <table:table-cell office:value-type="float" office:value="-214">
                <text:p>-21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69">
                <text:p>-69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61">
                <text:p>-61</text:p>
              </table:table-cell>
              <table:table-cell office:value-type="float" office:value="-217">
                <text:p>-21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56">
                <text:p>-56</text:p>
              </table:table-cell>
              <table:table-cell office:value-type="float" office:value="-217">
                <text:p>-21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54">
                <text:p>-54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48">
                <text:p>-48</text:p>
              </table:table-cell>
              <table:table-cell office:value-type="float" office:value="-221">
                <text:p>-22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47">
                <text:p>-47</text:p>
              </table:table-cell>
              <table:table-cell office:value-type="float" office:value="-219">
                <text:p>-21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45">
                <text:p>-45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37">
                <text:p>-37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40">
                <text:p>-40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34">
                <text:p>-34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34">
                <text:p>-34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29">
                <text:p>-29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29">
                <text:p>-29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25">
                <text:p>-25</text:p>
              </table:table-cell>
              <table:table-cell office:value-type="float" office:value="-232">
                <text:p>-23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22">
                <text:p>-22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22">
                <text:p>-22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18">
                <text:p>-18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13">
                <text:p>-13</text:p>
              </table:table-cell>
              <table:table-cell office:value-type="float" office:value="-232">
                <text:p>-23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17">
                <text:p>-17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18">
                <text:p>-18</text:p>
              </table:table-cell>
              <table:table-cell office:value-type="float" office:value="-234">
                <text:p>-23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16">
                <text:p>-16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16">
                <text:p>-16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19">
                <text:p>-19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15">
                <text:p>-15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16">
                <text:p>-16</text:p>
              </table:table-cell>
              <table:table-cell office:value-type="float" office:value="-234">
                <text:p>-23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15">
                <text:p>-15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15">
                <text:p>-15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15">
                <text:p>-15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14">
                <text:p>-14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18">
                <text:p>-18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17">
                <text:p>-17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17">
                <text:p>-17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18">
                <text:p>-18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16">
                <text:p>-16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19">
                <text:p>-19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13">
                <text:p>-13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14">
                <text:p>-14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16">
                <text:p>-16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18">
                <text:p>-18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17">
                <text:p>-17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18">
                <text:p>-18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13">
                <text:p>-13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17">
                <text:p>-17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16">
                <text:p>-16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18">
                <text:p>-18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16">
                <text:p>-16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15">
                <text:p>-15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17">
                <text:p>-17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15">
                <text:p>-15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15">
                <text:p>-15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15">
                <text:p>-15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14">
                <text:p>-14</text:p>
              </table:table-cell>
              <table:table-cell office:value-type="float" office:value="-232">
                <text:p>-23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12">
                <text:p>-12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17">
                <text:p>-17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16">
                <text:p>-16</text:p>
              </table:table-cell>
              <table:table-cell office:value-type="float" office:value="-232">
                <text:p>-23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16">
                <text:p>-16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15">
                <text:p>-15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17">
                <text:p>-17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16">
                <text:p>-16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15">
                <text:p>-15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15">
                <text:p>-15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14">
                <text:p>-14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16">
                <text:p>-16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17">
                <text:p>-17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14">
                <text:p>-14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15">
                <text:p>-15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16">
                <text:p>-16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17">
                <text:p>-17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17">
                <text:p>-17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17">
                <text:p>-17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17">
                <text:p>-17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16">
                <text:p>-16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13">
                <text:p>-13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16">
                <text:p>-16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14">
                <text:p>-14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23">
                <text:p>-23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25">
                <text:p>-25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27">
                <text:p>-27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29">
                <text:p>-29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32">
                <text:p>-32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30">
                <text:p>-30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32">
                <text:p>-32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31">
                <text:p>-31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30">
                <text:p>-30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30">
                <text:p>-30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34">
                <text:p>-34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34">
                <text:p>-34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30">
                <text:p>-30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32">
                <text:p>-32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30">
                <text:p>-30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33">
                <text:p>-33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30">
                <text:p>-30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29">
                <text:p>-29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25">
                <text:p>-25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25">
                <text:p>-25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12">
                <text:p>-12</text:p>
              </table:table-cell>
              <table:table-cell office:value-type="float" office:value="-232">
                <text:p>-23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9">
                <text:p>-9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">
                <text:p>4</text:p>
              </table:table-cell>
              <table:table-cell office:value-type="float" office:value="-235">
                <text:p>-23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3">
                <text:p>13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3">
                <text:p>23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3">
                <text:p>33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8">
                <text:p>38</text:p>
              </table:table-cell>
              <table:table-cell office:value-type="float" office:value="-221">
                <text:p>-22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4">
                <text:p>44</text:p>
              </table:table-cell>
              <table:table-cell office:value-type="float" office:value="-221">
                <text:p>-22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8">
                <text:p>58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0">
                <text:p>60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">
                <text:p>71</text:p>
              </table:table-cell>
              <table:table-cell office:value-type="float" office:value="-221">
                <text:p>-22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4">
                <text:p>74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7">
                <text:p>87</text:p>
              </table:table-cell>
              <table:table-cell office:value-type="float" office:value="-220">
                <text:p>-22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97">
                <text:p>97</text:p>
              </table:table-cell>
              <table:table-cell office:value-type="float" office:value="-218">
                <text:p>-21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05">
                <text:p>105</text:p>
              </table:table-cell>
              <table:table-cell office:value-type="float" office:value="-214">
                <text:p>-21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20">
                <text:p>120</text:p>
              </table:table-cell>
              <table:table-cell office:value-type="float" office:value="-207">
                <text:p>-20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25">
                <text:p>125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36">
                <text:p>136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51">
                <text:p>151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60">
                <text:p>160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66">
                <text:p>166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74">
                <text:p>174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76">
                <text:p>176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90">
                <text:p>190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95">
                <text:p>195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02">
                <text:p>202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07">
                <text:p>207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16">
                <text:p>216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20">
                <text:p>22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25">
                <text:p>225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32">
                <text:p>232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31">
                <text:p>231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37">
                <text:p>237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39">
                <text:p>239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39">
                <text:p>239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41">
                <text:p>24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39">
                <text:p>2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43">
                <text:p>2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39">
                <text:p>23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34">
                <text:p>2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35">
                <text:p>2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31">
                <text:p>23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27">
                <text:p>2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22">
                <text:p>22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16">
                <text:p>21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07">
                <text:p>20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00">
                <text:p>20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92">
                <text:p>19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88">
                <text:p>18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76">
                <text:p>17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70">
                <text:p>17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66">
                <text:p>16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1">
                <text:p>15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38">
                <text:p>13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28">
                <text:p>12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21">
                <text:p>12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12">
                <text:p>11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07">
                <text:p>10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9">
                <text:p>9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8">
                <text:p>88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1">
                <text:p>8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3">
                <text:p>7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68">
                <text:p>68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65">
                <text:p>6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66">
                <text:p>6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66">
                <text:p>66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68">
                <text:p>68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5">
                <text:p>6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0">
                <text:p>7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66">
                <text:p>6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66">
                <text:p>6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6">
                <text:p>6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7">
                <text:p>67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68">
                <text:p>6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5">
                <text:p>6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9">
                <text:p>69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65">
                <text:p>6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66">
                <text:p>6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66">
                <text:p>6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65">
                <text:p>6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66">
                <text:p>6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65">
                <text:p>6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67">
                <text:p>67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66">
                <text:p>6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67">
                <text:p>6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66">
                <text:p>66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66">
                <text:p>6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68">
                <text:p>6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67">
                <text:p>67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61">
                <text:p>6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62">
                <text:p>6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7">
                <text:p>5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3">
                <text:p>53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7">
                <text:p>4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7">
                <text:p>47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5">
                <text:p>4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9">
                <text:p>4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2">
                <text:p>4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4">
                <text:p>4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6">
                <text:p>4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3">
                <text:p>43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6">
                <text:p>4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6">
                <text:p>4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6">
                <text:p>4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4">
                <text:p>4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8">
                <text:p>48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6">
                <text:p>4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4">
                <text:p>4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6">
                <text:p>4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5">
                <text:p>4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5">
                <text:p>4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6">
                <text:p>4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7">
                <text:p>4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5">
                <text:p>4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6">
                <text:p>4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4">
                <text:p>4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5">
                <text:p>4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5">
                <text:p>4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5">
                <text:p>4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4">
                <text:p>4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4">
                <text:p>4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6">
                <text:p>4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7">
                <text:p>47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7">
                <text:p>4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3">
                <text:p>4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4">
                <text:p>4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5">
                <text:p>4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5">
                <text:p>4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2">
                <text:p>4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7">
                <text:p>4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3">
                <text:p>4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7">
                <text:p>47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7">
                <text:p>47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7">
                <text:p>4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6">
                <text:p>4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5">
                <text:p>4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4">
                <text:p>4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3">
                <text:p>4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6">
                <text:p>4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5">
                <text:p>4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7">
                <text:p>4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6">
                <text:p>4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3">
                <text:p>4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7">
                <text:p>47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6">
                <text:p>4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6">
                <text:p>4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4">
                <text:p>4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5">
                <text:p>4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6">
                <text:p>4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5">
                <text:p>4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6">
                <text:p>4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5">
                <text:p>4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5">
                <text:p>4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4">
                <text:p>4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4">
                <text:p>4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6">
                <text:p>4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6">
                <text:p>4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4">
                <text:p>4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7">
                <text:p>4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6">
                <text:p>46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7">
                <text:p>4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9">
                <text:p>49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4">
                <text:p>4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4">
                <text:p>4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5">
                <text:p>4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4">
                <text:p>4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7">
                <text:p>47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5">
                <text:p>4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8">
                <text:p>4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3">
                <text:p>4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7">
                <text:p>4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5">
                <text:p>4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5">
                <text:p>4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4">
                <text:p>44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4">
                <text:p>4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6">
                <text:p>4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3">
                <text:p>4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5">
                <text:p>4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5">
                <text:p>4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3">
                <text:p>4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4">
                <text:p>4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3">
                <text:p>43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6">
                <text:p>46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5">
                <text:p>4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2">
                <text:p>4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5">
                <text:p>4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7">
                <text:p>4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5">
                <text:p>4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5">
                <text:p>4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8">
                <text:p>4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5">
                <text:p>4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7">
                <text:p>4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5">
                <text:p>4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5">
                <text:p>4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5">
                <text:p>4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6">
                <text:p>4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5">
                <text:p>4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5">
                <text:p>4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7">
                <text:p>4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7">
                <text:p>4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6">
                <text:p>4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5">
                <text:p>4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8">
                <text:p>4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54">
                <text:p>5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67">
                <text:p>6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67">
                <text:p>67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71">
                <text:p>7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79">
                <text:p>7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80">
                <text:p>8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80">
                <text:p>8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83">
                <text:p>83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83">
                <text:p>8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87">
                <text:p>8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84">
                <text:p>84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83">
                <text:p>83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88">
                <text:p>8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89">
                <text:p>89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1">
                <text:p>9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0">
                <text:p>9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7">
                <text:p>9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9">
                <text:p>9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04">
                <text:p>10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03">
                <text:p>10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03">
                <text:p>10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04">
                <text:p>10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05">
                <text:p>10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02">
                <text:p>10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04">
                <text:p>10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07">
                <text:p>10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08">
                <text:p>10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12">
                <text:p>11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16">
                <text:p>11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18">
                <text:p>11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23">
                <text:p>12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29">
                <text:p>12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32">
                <text:p>13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38">
                <text:p>13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40">
                <text:p>14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41">
                <text:p>14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44">
                <text:p>14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46">
                <text:p>14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49">
                <text:p>14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52">
                <text:p>15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59">
                <text:p>15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63">
                <text:p>16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63">
                <text:p>16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72">
                <text:p>17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72">
                <text:p>17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73">
                <text:p>17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77">
                <text:p>17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80">
                <text:p>18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86">
                <text:p>18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84">
                <text:p>18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0">
                <text:p>19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1">
                <text:p>19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1">
                <text:p>19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4">
                <text:p>19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3">
                <text:p>19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01">
                <text:p>20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8">
                <text:p>19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02">
                <text:p>20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03">
                <text:p>20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06">
                <text:p>20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07">
                <text:p>2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13">
                <text:p>21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10">
                <text:p>21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15">
                <text:p>21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12">
                <text:p>21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17">
                <text:p>21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18">
                <text:p>21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17">
                <text:p>21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20">
                <text:p>22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26">
                <text:p>22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26">
                <text:p>22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26">
                <text:p>22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25">
                <text:p>22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20">
                <text:p>2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20">
                <text:p>2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24">
                <text:p>22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22">
                <text:p>22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24">
                <text:p>22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25">
                <text:p>22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27">
                <text:p>2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23">
                <text:p>22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24">
                <text:p>22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24">
                <text:p>22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26">
                <text:p>22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23">
                <text:p>22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25">
                <text:p>2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22">
                <text:p>22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25">
                <text:p>22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23">
                <text:p>22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20">
                <text:p>2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18">
                <text:p>21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22">
                <text:p>22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22">
                <text:p>22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20">
                <text:p>2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20">
                <text:p>2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18">
                <text:p>21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21">
                <text:p>22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21">
                <text:p>22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20">
                <text:p>2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21">
                <text:p>22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20">
                <text:p>2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20">
                <text:p>22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22">
                <text:p>22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20">
                <text:p>22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22">
                <text:p>22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24">
                <text:p>22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24">
                <text:p>22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25">
                <text:p>2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26">
                <text:p>2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27">
                <text:p>2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29">
                <text:p>22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26">
                <text:p>2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33">
                <text:p>2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32">
                <text:p>2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30">
                <text:p>2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32">
                <text:p>23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30">
                <text:p>23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32">
                <text:p>23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32">
                <text:p>23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31">
                <text:p>23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29">
                <text:p>2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29">
                <text:p>2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28">
                <text:p>2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28">
                <text:p>22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26">
                <text:p>22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27">
                <text:p>22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22">
                <text:p>22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20">
                <text:p>22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19">
                <text:p>21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18">
                <text:p>21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19">
                <text:p>21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18">
                <text:p>21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16">
                <text:p>21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16">
                <text:p>21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12">
                <text:p>21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13">
                <text:p>21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19">
                <text:p>21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16">
                <text:p>21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18">
                <text:p>21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19">
                <text:p>21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16">
                <text:p>21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18">
                <text:p>21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18">
                <text:p>21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18">
                <text:p>21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15">
                <text:p>21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22">
                <text:p>22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17">
                <text:p>21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09">
                <text:p>20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07">
                <text:p>20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04">
                <text:p>20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01">
                <text:p>20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99">
                <text:p>19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92">
                <text:p>19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92">
                <text:p>19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89">
                <text:p>18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90">
                <text:p>19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88">
                <text:p>18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85">
                <text:p>18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90">
                <text:p>19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88">
                <text:p>18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87">
                <text:p>18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89">
                <text:p>18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86">
                <text:p>18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87">
                <text:p>18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89">
                <text:p>18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85">
                <text:p>18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88">
                <text:p>18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89">
                <text:p>18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89">
                <text:p>18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75">
                <text:p>17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62">
                <text:p>16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65">
                <text:p>16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65">
                <text:p>16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61">
                <text:p>16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62">
                <text:p>16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62">
                <text:p>16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61">
                <text:p>16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64">
                <text:p>16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60">
                <text:p>16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60">
                <text:p>16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62">
                <text:p>16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59">
                <text:p>15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58">
                <text:p>15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58">
                <text:p>15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54">
                <text:p>15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46">
                <text:p>14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48">
                <text:p>14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48">
                <text:p>14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47">
                <text:p>14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47">
                <text:p>14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49">
                <text:p>14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47">
                <text:p>14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45">
                <text:p>14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46">
                <text:p>14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44">
                <text:p>14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45">
                <text:p>14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47">
                <text:p>14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45">
                <text:p>14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45">
                <text:p>14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47">
                <text:p>147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47">
                <text:p>14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46">
                <text:p>14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49">
                <text:p>149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46">
                <text:p>14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45">
                <text:p>14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47">
                <text:p>14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45">
                <text:p>14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49">
                <text:p>14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45">
                <text:p>14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45">
                <text:p>14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40">
                <text:p>14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36">
                <text:p>13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33">
                <text:p>13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29">
                <text:p>12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28">
                <text:p>12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22">
                <text:p>12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9">
                <text:p>11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4">
                <text:p>11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7">
                <text:p>11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0">
                <text:p>11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3">
                <text:p>11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0">
                <text:p>11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1">
                <text:p>11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0">
                <text:p>11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09">
                <text:p>10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09">
                <text:p>10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1">
                <text:p>11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1">
                <text:p>11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3">
                <text:p>11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0">
                <text:p>11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1">
                <text:p>11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09">
                <text:p>10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2">
                <text:p>11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09">
                <text:p>10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1">
                <text:p>11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0">
                <text:p>11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06">
                <text:p>10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04">
                <text:p>10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99">
                <text:p>9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94">
                <text:p>94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92">
                <text:p>9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81">
                <text:p>8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76">
                <text:p>76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71">
                <text:p>7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63">
                <text:p>6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61">
                <text:p>6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62">
                <text:p>6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63">
                <text:p>63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60">
                <text:p>6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60">
                <text:p>6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59">
                <text:p>5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61">
                <text:p>6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60">
                <text:p>6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58">
                <text:p>58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62">
                <text:p>6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60">
                <text:p>6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62">
                <text:p>6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62">
                <text:p>6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60">
                <text:p>6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60">
                <text:p>6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63">
                <text:p>6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61">
                <text:p>6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62">
                <text:p>6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59">
                <text:p>5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58">
                <text:p>5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63">
                <text:p>63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60">
                <text:p>6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61">
                <text:p>6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59">
                <text:p>5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61">
                <text:p>6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61">
                <text:p>6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60">
                <text:p>6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61">
                <text:p>6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60">
                <text:p>6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60">
                <text:p>6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59">
                <text:p>5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61">
                <text:p>6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58">
                <text:p>5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61">
                <text:p>61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60">
                <text:p>6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60">
                <text:p>6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61">
                <text:p>6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61">
                <text:p>6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61">
                <text:p>6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62">
                <text:p>6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61">
                <text:p>6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61">
                <text:p>6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62">
                <text:p>6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61">
                <text:p>6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62">
                <text:p>6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60">
                <text:p>6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60">
                <text:p>6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60">
                <text:p>6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59">
                <text:p>5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59">
                <text:p>5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60">
                <text:p>6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60">
                <text:p>6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61">
                <text:p>6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61">
                <text:p>6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60">
                <text:p>6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63">
                <text:p>6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63">
                <text:p>6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60">
                <text:p>6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59">
                <text:p>5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61">
                <text:p>6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60">
                <text:p>6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60">
                <text:p>6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58">
                <text:p>5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62">
                <text:p>6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60">
                <text:p>6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60">
                <text:p>6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64">
                <text:p>6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68">
                <text:p>6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68">
                <text:p>6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70">
                <text:p>7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72">
                <text:p>7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71">
                <text:p>71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71">
                <text:p>7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70">
                <text:p>7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71">
                <text:p>7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73">
                <text:p>73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67">
                <text:p>6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69">
                <text:p>6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66">
                <text:p>6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59">
                <text:p>5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55">
                <text:p>5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47">
                <text:p>4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53">
                <text:p>5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53">
                <text:p>5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53">
                <text:p>53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54">
                <text:p>5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51">
                <text:p>5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52">
                <text:p>5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52">
                <text:p>5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53">
                <text:p>5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55">
                <text:p>5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51">
                <text:p>5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49">
                <text:p>49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51">
                <text:p>51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49">
                <text:p>4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51">
                <text:p>5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52">
                <text:p>52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52">
                <text:p>52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53">
                <text:p>5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55">
                <text:p>5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52">
                <text:p>5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50">
                <text:p>5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53">
                <text:p>5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50">
                <text:p>5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53">
                <text:p>5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53">
                <text:p>5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52">
                <text:p>5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51">
                <text:p>5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53">
                <text:p>5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51">
                <text:p>5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53">
                <text:p>5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52">
                <text:p>5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50">
                <text:p>5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51">
                <text:p>5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56">
                <text:p>5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50">
                <text:p>5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49">
                <text:p>4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51">
                <text:p>5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50">
                <text:p>5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52">
                <text:p>5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49">
                <text:p>4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52">
                <text:p>5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53">
                <text:p>5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48">
                <text:p>4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51">
                <text:p>5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46">
                <text:p>4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54">
                <text:p>5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54">
                <text:p>5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53">
                <text:p>5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50">
                <text:p>5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51">
                <text:p>5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52">
                <text:p>5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55">
                <text:p>5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53">
                <text:p>5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51">
                <text:p>5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55">
                <text:p>5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55">
                <text:p>5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52">
                <text:p>52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52">
                <text:p>5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51">
                <text:p>5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51">
                <text:p>5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51">
                <text:p>51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50">
                <text:p>5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50">
                <text:p>5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52">
                <text:p>5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50">
                <text:p>5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54">
                <text:p>5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52">
                <text:p>5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51">
                <text:p>51</text:p>
              </table:table-cell>
              <table:table-cell office:value-type="float" office:value="221">
                <text:p>2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